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00000003F592F5D604B01C268.png" manifest:media-type="image/png"/>
  <manifest:file-entry manifest:full-path="Pictures/100000010000038800000297F9FCDBBDAB2795FA.png" manifest:media-type="image/png"/>
  <manifest:file-entry manifest:full-path="Pictures/100000010000035A0000029951B10EDE76500C02.png" manifest:media-type="image/png"/>
  <manifest:file-entry manifest:full-path="Pictures/1000000000000752000003D8EEFF8B3BA734FA25.png" manifest:media-type="image/png"/>
  <manifest:file-entry manifest:full-path="Pictures/10000001000000330000003332B907588F2845D5.png" manifest:media-type="image/png"/>
  <manifest:file-entry manifest:full-path="Pictures/10000000000004EC0000030DB6AD6224CE15B72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urier New" svg:font-family="'Courier New'"/>
    <style:font-face style:name="Courier New1" svg:font-family="'Courier New'" style:font-family-generic="modern" style:font-pitch="fixed"/>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family-generic="system" style:font-pitch="variable"/>
    <style:font-face style:name="OpenSymbol3" svg:font-family="OpenSymbol, 'Arial Unicode MS'"/>
    <style:font-face style:name="OpenSymbol4" svg:font-family="OpenSymbol, 'Arial Unicode MS'" style:font-family-generic="system"/>
    <style:font-face style:name="StarSymbol" svg:font-family="StarSymbol" style:font-charset="x-symbol"/>
    <style:font-face style:name="StarSymbol1" svg:font-family="StarSymbol" style:font-pitch="variable" style:font-charset="x-symbol"/>
    <style:font-face style:name="StarSymbol2" svg:font-family="StarSymbol" style:font-family-generic="system"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apple-system" svg:font-family="apple-system, system-ui, BlinkMacSystemFont, 'Segoe UI', Helvetica, Arial, sans-serif, 'Apple Color Emoji', 'Segoe UI Emoji', 'Segoe UI Symbol'"/>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7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3.A" style:family="table-column">
      <style:table-column-properties style:column-width="17cm" style:rel-column-width="65535*"/>
    </style:style>
    <style:style style:name="Tabla73.1" style:family="table-row">
      <style:table-row-properties fo:keep-together="always"/>
    </style:style>
    <style:style style:name="Tabla73.A1" style:family="table-cell">
      <style:table-cell-properties fo:background-color="#e6e6e6" fo:padding="0.097cm" fo:border="0.05pt solid #000000">
        <style:background-image/>
      </style:table-cell-properties>
    </style:style>
    <style:style style:name="Tabla7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3.A4" style:family="table-cell">
      <style:table-cell-properties fo:padding="0.097cm" fo:border-left="0.05pt solid #000000" fo:border-right="0.05pt solid #000000" fo:border-top="none" fo:border-bottom="0.05pt solid #000000"/>
    </style:style>
    <style:style style:name="Tabla73.A6" style:family="table-cell">
      <style:table-cell-properties fo:padding="0.097cm" fo:border-left="0.05pt solid #000000" fo:border-right="0.05pt solid #000000" fo:border-top="none" fo:border-bottom="0.05pt solid #000000"/>
    </style:style>
    <style:style style:name="Tabla73.7" style:family="table-row">
      <style:table-row-properties fo:background-color="transparent" fo:keep-together="always">
        <style:background-image/>
      </style:table-row-properties>
    </style:style>
    <style:style style:name="Tabla73.A7" style:family="table-cell">
      <style:table-cell-properties style:vertical-align="" fo:background-color="#e6e6e6" fo:padding="0.097cm" fo:border="0.05pt solid #000000" style:writing-mode="page">
        <style:background-image/>
      </style:table-cell-properties>
    </style:style>
    <style:style style:name="Tabla73.A8" style:family="table-cell">
      <style:table-cell-properties fo:padding="0.097cm" fo:border-left="0.05pt solid #000000" fo:border-right="0.05pt solid #000000" fo:border-top="none" fo:border-bottom="0.05pt solid #000000"/>
    </style:style>
    <style:style style:name="Tabla82"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2.A" style:family="table-column">
      <style:table-column-properties style:column-width="17cm" style:rel-column-width="65535*"/>
    </style:style>
    <style:style style:name="Tabla82.1" style:family="table-row">
      <style:table-row-properties fo:keep-together="always"/>
    </style:style>
    <style:style style:name="Tabla82.A1" style:family="table-cell">
      <style:table-cell-properties fo:background-color="#e6e6e6" fo:padding="0.097cm" fo:border="0.05pt solid #000000">
        <style:background-image/>
      </style:table-cell-properties>
    </style:style>
    <style:style style:name="Tabla8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2.A4" style:family="table-cell">
      <style:table-cell-properties fo:padding="0.097cm" fo:border-left="0.05pt solid #000000" fo:border-right="0.05pt solid #000000" fo:border-top="none" fo:border-bottom="0.05pt solid #000000"/>
    </style:style>
    <style:style style:name="Tabla82.A6" style:family="table-cell">
      <style:table-cell-properties fo:padding="0.097cm" fo:border-left="0.05pt solid #000000" fo:border-right="0.05pt solid #000000" fo:border-top="none" fo:border-bottom="0.05pt solid #000000"/>
    </style:style>
    <style:style style:name="Tabla82.7" style:family="table-row">
      <style:table-row-properties fo:background-color="transparent" fo:keep-together="always">
        <style:background-image/>
      </style:table-row-properties>
    </style:style>
    <style:style style:name="Tabla82.A7" style:family="table-cell">
      <style:table-cell-properties style:vertical-align="" fo:background-color="#e6e6e6" fo:padding="0.097cm" fo:border="0.05pt solid #000000" style:writing-mode="page">
        <style:background-image/>
      </style:table-cell-properties>
    </style:style>
    <style:style style:name="Tabla82.A8" style:family="table-cell">
      <style:table-cell-properties fo:padding="0.097cm" fo:border-left="0.05pt solid #000000" fo:border-right="0.05pt solid #000000" fo:border-top="none" fo:border-bottom="0.05pt solid #000000"/>
    </style:style>
    <style:style style:name="Tabla7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4.A" style:family="table-column">
      <style:table-column-properties style:column-width="17cm" style:rel-column-width="65535*"/>
    </style:style>
    <style:style style:name="Tabla74.1" style:family="table-row">
      <style:table-row-properties fo:keep-together="always"/>
    </style:style>
    <style:style style:name="Tabla74.A1" style:family="table-cell">
      <style:table-cell-properties fo:background-color="#e6e6e6" fo:padding="0.097cm" fo:border="0.05pt solid #000000">
        <style:background-image/>
      </style:table-cell-properties>
    </style:style>
    <style:style style:name="Tabla7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4.A4" style:family="table-cell">
      <style:table-cell-properties fo:padding="0.097cm" fo:border-left="0.05pt solid #000000" fo:border-right="0.05pt solid #000000" fo:border-top="none" fo:border-bottom="0.05pt solid #000000"/>
    </style:style>
    <style:style style:name="Tabla74.A6" style:family="table-cell">
      <style:table-cell-properties fo:padding="0.097cm" fo:border-left="0.05pt solid #000000" fo:border-right="0.05pt solid #000000" fo:border-top="none" fo:border-bottom="0.05pt solid #000000"/>
    </style:style>
    <style:style style:name="Tabla74.7" style:family="table-row">
      <style:table-row-properties fo:background-color="transparent" fo:keep-together="always">
        <style:background-image/>
      </style:table-row-properties>
    </style:style>
    <style:style style:name="Tabla7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4.A8" style:family="table-cell">
      <style:table-cell-properties fo:padding="0.097cm" fo:border-left="0.05pt solid #000000" fo:border-right="0.05pt solid #000000" fo:border-top="none" fo:border-bottom="0.05pt solid #000000"/>
    </style:style>
    <style:style style:name="Tabla8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3.A" style:family="table-column">
      <style:table-column-properties style:column-width="17cm" style:rel-column-width="65535*"/>
    </style:style>
    <style:style style:name="Tabla83.1" style:family="table-row">
      <style:table-row-properties fo:keep-together="always"/>
    </style:style>
    <style:style style:name="Tabla83.A1" style:family="table-cell">
      <style:table-cell-properties fo:background-color="#e6e6e6" fo:padding="0.097cm" fo:border="0.05pt solid #000000">
        <style:background-image/>
      </style:table-cell-properties>
    </style:style>
    <style:style style:name="Tabla8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3.A4" style:family="table-cell">
      <style:table-cell-properties fo:padding="0.097cm" fo:border-left="0.05pt solid #000000" fo:border-right="0.05pt solid #000000" fo:border-top="none" fo:border-bottom="0.05pt solid #000000"/>
    </style:style>
    <style:style style:name="Tabla83.A6" style:family="table-cell">
      <style:table-cell-properties fo:padding="0.097cm" fo:border-left="0.05pt solid #000000" fo:border-right="0.05pt solid #000000" fo:border-top="none" fo:border-bottom="0.05pt solid #000000"/>
    </style:style>
    <style:style style:name="Tabla83.7" style:family="table-row">
      <style:table-row-properties fo:background-color="transparent" fo:keep-together="always">
        <style:background-image/>
      </style:table-row-properties>
    </style:style>
    <style:style style:name="Tabla8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3.A8" style:family="table-cell">
      <style:table-cell-properties fo:padding="0.097cm" fo:border-left="0.05pt solid #000000" fo:border-right="0.05pt solid #000000" fo:border-top="none" fo:border-bottom="0.05pt solid #000000"/>
    </style:style>
    <style:style style:name="Tabla7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5.A" style:family="table-column">
      <style:table-column-properties style:column-width="17cm" style:rel-column-width="65535*"/>
    </style:style>
    <style:style style:name="Tabla75.1" style:family="table-row">
      <style:table-row-properties fo:keep-together="always"/>
    </style:style>
    <style:style style:name="Tabla75.A1" style:family="table-cell">
      <style:table-cell-properties fo:background-color="#e6e6e6" fo:padding="0.097cm" fo:border="0.05pt solid #000000">
        <style:background-image/>
      </style:table-cell-properties>
    </style:style>
    <style:style style:name="Tabla7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5.A4" style:family="table-cell">
      <style:table-cell-properties fo:padding="0.097cm" fo:border-left="0.05pt solid #000000" fo:border-right="0.05pt solid #000000" fo:border-top="none" fo:border-bottom="0.05pt solid #000000"/>
    </style:style>
    <style:style style:name="Tabla75.A6" style:family="table-cell">
      <style:table-cell-properties fo:padding="0.097cm" fo:border-left="0.05pt solid #000000" fo:border-right="0.05pt solid #000000" fo:border-top="none" fo:border-bottom="0.05pt solid #000000"/>
    </style:style>
    <style:style style:name="Tabla75.7" style:family="table-row">
      <style:table-row-properties fo:background-color="transparent" fo:keep-together="always">
        <style:background-image/>
      </style:table-row-properties>
    </style:style>
    <style:style style:name="Tabla7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5.A8" style:family="table-cell">
      <style:table-cell-properties fo:padding="0.097cm" fo:border-left="0.05pt solid #000000" fo:border-right="0.05pt solid #000000" fo:border-top="none" fo:border-bottom="0.05pt solid #000000"/>
    </style:style>
    <style:style style:name="Tabla8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4.A" style:family="table-column">
      <style:table-column-properties style:column-width="17cm" style:rel-column-width="65535*"/>
    </style:style>
    <style:style style:name="Tabla84.1" style:family="table-row">
      <style:table-row-properties fo:keep-together="always"/>
    </style:style>
    <style:style style:name="Tabla84.A1" style:family="table-cell">
      <style:table-cell-properties fo:background-color="#e6e6e6" fo:padding="0.097cm" fo:border="0.05pt solid #000000">
        <style:background-image/>
      </style:table-cell-properties>
    </style:style>
    <style:style style:name="Tabla8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4.A4" style:family="table-cell">
      <style:table-cell-properties fo:padding="0.097cm" fo:border-left="0.05pt solid #000000" fo:border-right="0.05pt solid #000000" fo:border-top="none" fo:border-bottom="0.05pt solid #000000"/>
    </style:style>
    <style:style style:name="Tabla84.A6" style:family="table-cell">
      <style:table-cell-properties fo:padding="0.097cm" fo:border-left="0.05pt solid #000000" fo:border-right="0.05pt solid #000000" fo:border-top="none" fo:border-bottom="0.05pt solid #000000"/>
    </style:style>
    <style:style style:name="Tabla84.7" style:family="table-row">
      <style:table-row-properties fo:background-color="transparent" fo:keep-together="always">
        <style:background-image/>
      </style:table-row-properties>
    </style:style>
    <style:style style:name="Tabla8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4.A8" style:family="table-cell">
      <style:table-cell-properties fo:padding="0.097cm" fo:border-left="0.05pt solid #000000" fo:border-right="0.05pt solid #000000" fo:border-top="none" fo:border-bottom="0.05pt solid #000000"/>
    </style:style>
    <style:style style:name="Tabla7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6.A" style:family="table-column">
      <style:table-column-properties style:column-width="17cm" style:rel-column-width="65535*"/>
    </style:style>
    <style:style style:name="Tabla76.1" style:family="table-row">
      <style:table-row-properties fo:keep-together="always"/>
    </style:style>
    <style:style style:name="Tabla76.A1" style:family="table-cell">
      <style:table-cell-properties fo:background-color="#e6e6e6" fo:padding="0.097cm" fo:border="0.05pt solid #000000">
        <style:background-image/>
      </style:table-cell-properties>
    </style:style>
    <style:style style:name="Tabla7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6.A4" style:family="table-cell">
      <style:table-cell-properties fo:padding="0.097cm" fo:border-left="0.05pt solid #000000" fo:border-right="0.05pt solid #000000" fo:border-top="none" fo:border-bottom="0.05pt solid #000000"/>
    </style:style>
    <style:style style:name="Tabla76.A6" style:family="table-cell">
      <style:table-cell-properties fo:padding="0.097cm" fo:border-left="0.05pt solid #000000" fo:border-right="0.05pt solid #000000" fo:border-top="none" fo:border-bottom="0.05pt solid #000000"/>
    </style:style>
    <style:style style:name="Tabla76.7" style:family="table-row">
      <style:table-row-properties fo:background-color="transparent" fo:keep-together="always">
        <style:background-image/>
      </style:table-row-properties>
    </style:style>
    <style:style style:name="Tabla7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6.A8" style:family="table-cell">
      <style:table-cell-properties fo:padding="0.097cm" fo:border-left="0.05pt solid #000000" fo:border-right="0.05pt solid #000000" fo:border-top="none" fo:border-bottom="0.05pt solid #000000"/>
    </style:style>
    <style:style style:name="Tabla8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5.A" style:family="table-column">
      <style:table-column-properties style:column-width="17cm" style:rel-column-width="65535*"/>
    </style:style>
    <style:style style:name="Tabla85.1" style:family="table-row">
      <style:table-row-properties fo:keep-together="always"/>
    </style:style>
    <style:style style:name="Tabla85.A1" style:family="table-cell">
      <style:table-cell-properties fo:background-color="#e6e6e6" fo:padding="0.097cm" fo:border="0.05pt solid #000000">
        <style:background-image/>
      </style:table-cell-properties>
    </style:style>
    <style:style style:name="Tabla8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5.A4" style:family="table-cell">
      <style:table-cell-properties fo:padding="0.097cm" fo:border-left="0.05pt solid #000000" fo:border-right="0.05pt solid #000000" fo:border-top="none" fo:border-bottom="0.05pt solid #000000"/>
    </style:style>
    <style:style style:name="Tabla85.A6" style:family="table-cell">
      <style:table-cell-properties fo:padding="0.097cm" fo:border-left="0.05pt solid #000000" fo:border-right="0.05pt solid #000000" fo:border-top="none" fo:border-bottom="0.05pt solid #000000"/>
    </style:style>
    <style:style style:name="Tabla85.7" style:family="table-row">
      <style:table-row-properties fo:background-color="transparent" fo:keep-together="always">
        <style:background-image/>
      </style:table-row-properties>
    </style:style>
    <style:style style:name="Tabla8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5.A8" style:family="table-cell">
      <style:table-cell-properties fo:padding="0.097cm" fo:border-left="0.05pt solid #000000" fo:border-right="0.05pt solid #000000" fo:border-top="none" fo:border-bottom="0.05pt solid #000000"/>
    </style:style>
    <style:style style:name="Tabla7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7.A" style:family="table-column">
      <style:table-column-properties style:column-width="17cm" style:rel-column-width="65535*"/>
    </style:style>
    <style:style style:name="Tabla77.1" style:family="table-row">
      <style:table-row-properties fo:keep-together="always"/>
    </style:style>
    <style:style style:name="Tabla77.A1" style:family="table-cell">
      <style:table-cell-properties fo:background-color="#e6e6e6" fo:padding="0.097cm" fo:border="0.05pt solid #000000">
        <style:background-image/>
      </style:table-cell-properties>
    </style:style>
    <style:style style:name="Tabla7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7.A4" style:family="table-cell">
      <style:table-cell-properties fo:padding="0.097cm" fo:border-left="0.05pt solid #000000" fo:border-right="0.05pt solid #000000" fo:border-top="none" fo:border-bottom="0.05pt solid #000000"/>
    </style:style>
    <style:style style:name="Tabla77.A6" style:family="table-cell">
      <style:table-cell-properties fo:padding="0.097cm" fo:border-left="0.05pt solid #000000" fo:border-right="0.05pt solid #000000" fo:border-top="none" fo:border-bottom="0.05pt solid #000000"/>
    </style:style>
    <style:style style:name="Tabla77.7" style:family="table-row">
      <style:table-row-properties fo:background-color="transparent" fo:keep-together="always">
        <style:background-image/>
      </style:table-row-properties>
    </style:style>
    <style:style style:name="Tabla77.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7.A8" style:family="table-cell">
      <style:table-cell-properties fo:padding="0.097cm" fo:border-left="0.05pt solid #000000" fo:border-right="0.05pt solid #000000" fo:border-top="none" fo:border-bottom="0.05pt solid #000000"/>
    </style:style>
    <style:style style:name="Tabla8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6.A" style:family="table-column">
      <style:table-column-properties style:column-width="17cm" style:rel-column-width="65535*"/>
    </style:style>
    <style:style style:name="Tabla86.1" style:family="table-row">
      <style:table-row-properties fo:keep-together="always"/>
    </style:style>
    <style:style style:name="Tabla86.A1" style:family="table-cell">
      <style:table-cell-properties fo:background-color="#e6e6e6" fo:padding="0.097cm" fo:border="0.05pt solid #000000">
        <style:background-image/>
      </style:table-cell-properties>
    </style:style>
    <style:style style:name="Tabla8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6.A4" style:family="table-cell">
      <style:table-cell-properties fo:padding="0.097cm" fo:border-left="0.05pt solid #000000" fo:border-right="0.05pt solid #000000" fo:border-top="none" fo:border-bottom="0.05pt solid #000000"/>
    </style:style>
    <style:style style:name="Tabla86.A6" style:family="table-cell">
      <style:table-cell-properties fo:padding="0.097cm" fo:border-left="0.05pt solid #000000" fo:border-right="0.05pt solid #000000" fo:border-top="none" fo:border-bottom="0.05pt solid #000000"/>
    </style:style>
    <style:style style:name="Tabla86.7" style:family="table-row">
      <style:table-row-properties fo:background-color="transparent" fo:keep-together="always">
        <style:background-image/>
      </style:table-row-properties>
    </style:style>
    <style:style style:name="Tabla8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6.A8"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fo:keep-together="always"/>
    </style:style>
    <style:style style:name="Tabla80.A1" style:family="table-cell">
      <style:table-cell-properties fo:background-color="#e6e6e6" fo:padding="0.097cm" fo:border="0.05pt solid #000000">
        <style:background-image/>
      </style:table-cell-properties>
    </style:style>
    <style:style style:name="Tabla8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0.A4" style:family="table-cell">
      <style:table-cell-properties fo:padding="0.097cm" fo:border-left="0.05pt solid #000000" fo:border-right="0.05pt solid #000000" fo:border-top="none" fo:border-bottom="0.05pt solid #000000"/>
    </style:style>
    <style:style style:name="Tabla80.A6" style:family="table-cell">
      <style:table-cell-properties fo:padding="0.097cm" fo:border-left="0.05pt solid #000000" fo:border-right="0.05pt solid #000000" fo:border-top="none" fo:border-bottom="0.05pt solid #000000"/>
    </style:style>
    <style:style style:name="Tabla80.A7" style:family="table-cell">
      <style:table-cell-properties fo:padding="0.097cm" fo:border-left="0.05pt solid #000000" fo:border-right="0.05pt solid #000000" fo:border-top="none" fo:border-bottom="0.05pt solid #000000"/>
    </style:style>
    <style:style style:name="Tabla80.A8"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fo:keep-together="always"/>
    </style:style>
    <style:style style:name="Tabla87.A1" style:family="table-cell">
      <style:table-cell-properties fo:background-color="#e6e6e6" fo:padding="0.097cm" fo:border="0.05pt solid #000000">
        <style:background-image/>
      </style:table-cell-properties>
    </style:style>
    <style:style style:name="Tabla8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7.A4" style:family="table-cell">
      <style:table-cell-properties fo:padding="0.097cm" fo:border-left="0.05pt solid #000000" fo:border-right="0.05pt solid #000000" fo:border-top="none" fo:border-bottom="0.05pt solid #000000"/>
    </style:style>
    <style:style style:name="Tabla87.A6" style:family="table-cell">
      <style:table-cell-properties fo:padding="0.097cm" fo:border-left="0.05pt solid #000000" fo:border-right="0.05pt solid #000000" fo:border-top="none" fo:border-bottom="0.05pt solid #000000"/>
    </style:style>
    <style:style style:name="Tabla87.A7" style:family="table-cell">
      <style:table-cell-properties fo:padding="0.097cm" fo:border-left="0.05pt solid #000000" fo:border-right="0.05pt solid #000000" fo:border-top="none" fo:border-bottom="0.05pt solid #000000"/>
    </style:style>
    <style:style style:name="Tabla87.A8" style:family="table-cell">
      <style:table-cell-properties fo:padding="0.097cm" fo:border-left="0.05pt solid #000000" fo:border-right="0.05pt solid #000000" fo:border-top="none" fo:border-bottom="0.05pt solid #000000"/>
    </style:style>
    <style:style style:name="Tabla8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1.A" style:family="table-column">
      <style:table-column-properties style:column-width="17cm" style:rel-column-width="65535*"/>
    </style:style>
    <style:style style:name="Tabla81.1" style:family="table-row">
      <style:table-row-properties fo:keep-together="always"/>
    </style:style>
    <style:style style:name="Tabla81.A1" style:family="table-cell">
      <style:table-cell-properties fo:background-color="#e6e6e6" fo:padding="0.097cm" fo:border="0.05pt solid #000000">
        <style:background-image/>
      </style:table-cell-properties>
    </style:style>
    <style:style style:name="Tabla8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1.A4" style:family="table-cell">
      <style:table-cell-properties fo:padding="0.097cm" fo:border-left="0.05pt solid #000000" fo:border-right="0.05pt solid #000000" fo:border-top="none" fo:border-bottom="0.05pt solid #000000"/>
    </style:style>
    <style:style style:name="Tabla81.A6" style:family="table-cell">
      <style:table-cell-properties fo:padding="0.097cm" fo:border-left="0.05pt solid #000000" fo:border-right="0.05pt solid #000000" fo:border-top="none" fo:border-bottom="0.05pt solid #000000"/>
    </style:style>
    <style:style style:name="Tabla81.7" style:family="table-row">
      <style:table-row-properties fo:background-color="transparent" fo:keep-together="always">
        <style:background-image/>
      </style:table-row-properties>
    </style:style>
    <style:style style:name="Tabla8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1.A8" style:family="table-cell">
      <style:table-cell-properties fo:padding="0.097cm" fo:border-left="0.05pt solid #000000" fo:border-right="0.05pt solid #000000" fo:border-top="none" fo:border-bottom="0.05pt solid #000000"/>
    </style:style>
    <style:style style:name="Tabla8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8.A" style:family="table-column">
      <style:table-column-properties style:column-width="17cm" style:rel-column-width="65535*"/>
    </style:style>
    <style:style style:name="Tabla88.1" style:family="table-row">
      <style:table-row-properties fo:keep-together="always"/>
    </style:style>
    <style:style style:name="Tabla88.A1" style:family="table-cell">
      <style:table-cell-properties fo:background-color="#e6e6e6" fo:padding="0.097cm" fo:border="0.05pt solid #000000">
        <style:background-image/>
      </style:table-cell-properties>
    </style:style>
    <style:style style:name="Tabla8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8.A4" style:family="table-cell">
      <style:table-cell-properties fo:padding="0.097cm" fo:border-left="0.05pt solid #000000" fo:border-right="0.05pt solid #000000" fo:border-top="none" fo:border-bottom="0.05pt solid #000000"/>
    </style:style>
    <style:style style:name="Tabla88.A6" style:family="table-cell">
      <style:table-cell-properties fo:padding="0.097cm" fo:border-left="0.05pt solid #000000" fo:border-right="0.05pt solid #000000" fo:border-top="none" fo:border-bottom="0.05pt solid #000000"/>
    </style:style>
    <style:style style:name="Tabla88.7" style:family="table-row">
      <style:table-row-properties fo:background-color="transparent" fo:keep-together="always">
        <style:background-image/>
      </style:table-row-properties>
    </style:style>
    <style:style style:name="Tabla8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8.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fo:keep-with-next="always"/>
    </style:style>
    <style:style style:name="Tabla59.A" style:family="table-column">
      <style:table-column-properties style:column-width="17cm" style:rel-column-width="65535*"/>
    </style:style>
    <style:style style:name="Tabla59.1" style:family="table-row">
      <style:table-row-properties fo:keep-together="always"/>
    </style:style>
    <style:style style:name="Tabla59.A1" style:family="table-cell">
      <style:table-cell-properties fo:background-color="#e6e6e6" fo:padding="0.097cm" fo:border="0.05pt solid #000000">
        <style:background-image/>
      </style:table-cell-properties>
    </style:style>
    <style:style style:name="Tabla5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9.A4" style:family="table-cell">
      <style:table-cell-properties fo:padding="0.097cm" fo:border-left="0.05pt solid #000000" fo:border-right="0.05pt solid #000000" fo:border-top="none" fo:border-bottom="0.05pt solid #000000"/>
    </style:style>
    <style:style style:name="Tabla59.A6" style:family="table-cell">
      <style:table-cell-properties fo:padding="0.097cm" fo:border-left="0.05pt solid #000000" fo:border-right="0.05pt solid #000000" fo:border-top="none" fo:border-bottom="0.05pt solid #000000"/>
    </style:style>
    <style:style style:name="Tabla59.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17cm" style:rel-column-width="65535*"/>
    </style:style>
    <style:style style:name="Tabla53.1" style:family="table-row">
      <style:table-row-properties fo:keep-together="always"/>
    </style:style>
    <style:style style:name="Tabla53.A1" style:family="table-cell">
      <style:table-cell-properties fo:background-color="#e6e6e6" fo:padding="0.097cm" fo:border="0.05pt solid #000000">
        <style:background-image/>
      </style:table-cell-properties>
    </style:style>
    <style:style style:name="Tabla5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padding="0.097cm" fo:border-left="0.05pt solid #000000" fo:border-right="0.05pt solid #000000" fo:border-top="none" fo:border-bottom="0.05pt solid #000000"/>
    </style:style>
    <style:style style:name="Tabla53.A8"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background-color="#e6e6e6" fo:padding="0.097cm" fo:border="0.05pt solid #000000">
        <style:background-image/>
      </style:table-cell-properties>
    </style:style>
    <style:style style:name="Tabla5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4.A4" style:family="table-cell">
      <style:table-cell-properties fo:padding="0.097cm" fo:border-left="0.05pt solid #000000" fo:border-right="0.05pt solid #000000" fo:border-top="none" fo:border-bottom="0.05pt solid #000000"/>
    </style:style>
    <style:style style:name="Tabla54.A6" style:family="table-cell">
      <style:table-cell-properties fo:padding="0.097cm" fo:border-left="0.05pt solid #000000" fo:border-right="0.05pt solid #000000" fo:border-top="none" fo:border-bottom="0.05pt solid #000000"/>
    </style:style>
    <style:style style:name="Tabla54.A8"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fo:keep-together="always"/>
    </style:style>
    <style:style style:name="Tabla55.A1" style:family="table-cell">
      <style:table-cell-properties fo:background-color="#e6e6e6" fo:padding="0.097cm" fo:border="0.05pt solid #000000">
        <style:background-image/>
      </style:table-cell-properties>
    </style:style>
    <style:style style:name="Tabla5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0.05pt solid #000000" fo:border-top="none" fo:border-bottom="0.05pt solid #000000"/>
    </style:style>
    <style:style style:name="Tabla55.A8"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fo:keep-together="always"/>
    </style:style>
    <style:style style:name="Tabla60.A1" style:family="table-cell">
      <style:table-cell-properties fo:background-color="#e6e6e6" fo:padding="0.097cm" fo:border="0.05pt solid #000000">
        <style:background-image/>
      </style:table-cell-properties>
    </style:style>
    <style:style style:name="Tabla6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0.A4" style:family="table-cell">
      <style:table-cell-properties fo:padding="0.097cm" fo:border-left="0.05pt solid #000000" fo:border-right="0.05pt solid #000000" fo:border-top="none" fo:border-bottom="0.05pt solid #000000"/>
    </style:style>
    <style:style style:name="Tabla60.A6" style:family="table-cell">
      <style:table-cell-properties fo:padding="0.097cm" fo:border-left="0.05pt solid #000000" fo:border-right="0.05pt solid #000000" fo:border-top="none" fo:border-bottom="0.05pt solid #000000"/>
    </style:style>
    <style:style style:name="Tabla60.A8"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17cm" style:rel-column-width="65535*"/>
    </style:style>
    <style:style style:name="Tabla61.1" style:family="table-row">
      <style:table-row-properties fo:keep-together="always"/>
    </style:style>
    <style:style style:name="Tabla61.A1" style:family="table-cell">
      <style:table-cell-properties fo:background-color="#e6e6e6" fo:padding="0.097cm" fo:border="0.05pt solid #000000">
        <style:background-image/>
      </style:table-cell-properties>
    </style:style>
    <style:style style:name="Tabla6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1.A4" style:family="table-cell">
      <style:table-cell-properties fo:padding="0.097cm" fo:border-left="0.05pt solid #000000" fo:border-right="0.05pt solid #000000" fo:border-top="none" fo:border-bottom="0.05pt solid #000000"/>
    </style:style>
    <style:style style:name="Tabla61.A6" style:family="table-cell">
      <style:table-cell-properties fo:padding="0.097cm" fo:border-left="0.05pt solid #000000" fo:border-right="0.05pt solid #000000" fo:border-top="none" fo:border-bottom="0.05pt solid #000000"/>
    </style:style>
    <style:style style:name="Tabla61.A8"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fo:keep-together="always"/>
    </style:style>
    <style:style style:name="Tabla62.A1" style:family="table-cell">
      <style:table-cell-properties fo:background-color="#e6e6e6" fo:padding="0.097cm" fo:border="0.05pt solid #000000">
        <style:background-image/>
      </style:table-cell-properties>
    </style:style>
    <style:style style:name="Tabla6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2.A4" style:family="table-cell">
      <style:table-cell-properties fo:padding="0.097cm" fo:border-left="0.05pt solid #000000" fo:border-right="0.05pt solid #000000" fo:border-top="none" fo:border-bottom="0.05pt solid #000000"/>
    </style:style>
    <style:style style:name="Tabla62.A6" style:family="table-cell">
      <style:table-cell-properties fo:padding="0.097cm" fo:border-left="0.05pt solid #000000" fo:border-right="0.05pt solid #000000" fo:border-top="none" fo:border-bottom="0.05pt solid #000000"/>
    </style:style>
    <style:style style:name="Tabla62.A8"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fo:keep-together="always"/>
    </style:style>
    <style:style style:name="Tabla63.A1" style:family="table-cell">
      <style:table-cell-properties fo:background-color="#e6e6e6" fo:padding="0.097cm" fo:border="0.05pt solid #000000">
        <style:background-image/>
      </style:table-cell-properties>
    </style:style>
    <style:style style:name="Tabla6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3.A4" style:family="table-cell">
      <style:table-cell-properties fo:padding="0.097cm" fo:border-left="0.05pt solid #000000" fo:border-right="0.05pt solid #000000" fo:border-top="none" fo:border-bottom="0.05pt solid #000000"/>
    </style:style>
    <style:style style:name="Tabla63.A6" style:family="table-cell">
      <style:table-cell-properties fo:padding="0.097cm" fo:border-left="0.05pt solid #000000" fo:border-right="0.05pt solid #000000" fo:border-top="none" fo:border-bottom="0.05pt solid #000000"/>
    </style:style>
    <style:style style:name="Tabla63.A8"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fo:keep-together="always"/>
    </style:style>
    <style:style style:name="Tabla64.A1" style:family="table-cell">
      <style:table-cell-properties fo:background-color="#e6e6e6" fo:padding="0.097cm" fo:border="0.05pt solid #000000">
        <style:background-image/>
      </style:table-cell-properties>
    </style:style>
    <style:style style:name="Tabla6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4.A4" style:family="table-cell">
      <style:table-cell-properties fo:padding="0.097cm" fo:border-left="0.05pt solid #000000" fo:border-right="0.05pt solid #000000" fo:border-top="none" fo:border-bottom="0.05pt solid #000000"/>
    </style:style>
    <style:style style:name="Tabla64.A6" style:family="table-cell">
      <style:table-cell-properties fo:padding="0.097cm" fo:border-left="0.05pt solid #000000" fo:border-right="0.05pt solid #000000" fo:border-top="none" fo:border-bottom="0.05pt solid #000000"/>
    </style:style>
    <style:style style:name="Tabla64.A8"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fo:keep-together="always"/>
    </style:style>
    <style:style style:name="Tabla65.A1" style:family="table-cell">
      <style:table-cell-properties fo:background-color="#e6e6e6" fo:padding="0.097cm" fo:border="0.05pt solid #000000">
        <style:background-image/>
      </style:table-cell-properties>
    </style:style>
    <style:style style:name="Tabla6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5.A4" style:family="table-cell">
      <style:table-cell-properties fo:padding="0.097cm" fo:border-left="0.05pt solid #000000" fo:border-right="0.05pt solid #000000" fo:border-top="none" fo:border-bottom="0.05pt solid #000000"/>
    </style:style>
    <style:style style:name="Tabla65.A6" style:family="table-cell">
      <style:table-cell-properties fo:padding="0.097cm" fo:border-left="0.05pt solid #000000" fo:border-right="0.05pt solid #000000" fo:border-top="none" fo:border-bottom="0.05pt solid #000000"/>
    </style:style>
    <style:style style:name="Tabla65.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fo:keep-together="always"/>
    </style:style>
    <style:style style:name="Tabla68.A1" style:family="table-cell">
      <style:table-cell-properties fo:background-color="#e6e6e6" fo:padding="0.097cm" fo:border="0.05pt solid #000000">
        <style:background-image/>
      </style:table-cell-properties>
    </style:style>
    <style:style style:name="Tabla6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8.A4" style:family="table-cell">
      <style:table-cell-properties fo:padding="0.097cm" fo:border-left="0.05pt solid #000000" fo:border-right="0.05pt solid #000000" fo:border-top="none" fo:border-bottom="0.05pt solid #000000"/>
    </style:style>
    <style:style style:name="Tabla68.A6" style:family="table-cell">
      <style:table-cell-properties fo:padding="0.097cm" fo:border-left="0.05pt solid #000000" fo:border-right="0.05pt solid #000000" fo:border-top="none" fo:border-bottom="0.05pt solid #000000"/>
    </style:style>
    <style:style style:name="Tabla68.A8"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fo:keep-together="always"/>
    </style:style>
    <style:style style:name="Tabla69.A1" style:family="table-cell">
      <style:table-cell-properties fo:background-color="#e6e6e6" fo:padding="0.097cm" fo:border="0.05pt solid #000000">
        <style:background-image/>
      </style:table-cell-properties>
    </style:style>
    <style:style style:name="Tabla6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9.A4" style:family="table-cell">
      <style:table-cell-properties fo:padding="0.097cm" fo:border-left="0.05pt solid #000000" fo:border-right="0.05pt solid #000000" fo:border-top="none" fo:border-bottom="0.05pt solid #000000"/>
    </style:style>
    <style:style style:name="Tabla69.A6" style:family="table-cell">
      <style:table-cell-properties fo:padding="0.097cm" fo:border-left="0.05pt solid #000000" fo:border-right="0.05pt solid #000000" fo:border-top="none" fo:border-bottom="0.05pt solid #000000"/>
    </style:style>
    <style:style style:name="Tabla69.8" style:family="table-row">
      <style:table-row-properties style:min-row-height="0.587cm" fo:keep-together="always"/>
    </style:style>
    <style:style style:name="Tabla69.A8"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fo:keep-together="always"/>
    </style:style>
    <style:style style:name="Tabla71.A1" style:family="table-cell">
      <style:table-cell-properties fo:background-color="#e6e6e6" fo:padding="0.097cm" fo:border="0.05pt solid #000000">
        <style:background-image/>
      </style:table-cell-properties>
    </style:style>
    <style:style style:name="Tabla7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1.A4" style:family="table-cell">
      <style:table-cell-properties fo:padding="0.097cm" fo:border-left="0.05pt solid #000000" fo:border-right="0.05pt solid #000000" fo:border-top="none" fo:border-bottom="0.05pt solid #000000"/>
    </style:style>
    <style:style style:name="Tabla71.A6" style:family="table-cell">
      <style:table-cell-properties fo:padding="0.097cm" fo:border-left="0.05pt solid #000000" fo:border-right="0.05pt solid #000000" fo:border-top="none" fo:border-bottom="0.05pt solid #000000"/>
    </style:style>
    <style:style style:name="Tabla71.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2" style:family="table">
      <style:table-properties style:width="16.949cm" fo:margin-left="0.064cm" fo:margin-right="-0.012cm" table:align="margins"/>
    </style:style>
    <style:style style:name="Tabla72.A" style:family="table-column">
      <style:table-column-properties style:column-width="4.789cm" style:rel-column-width="18516*"/>
    </style:style>
    <style:style style:name="Tabla72.B" style:family="table-column">
      <style:table-column-properties style:column-width="2.485cm" style:rel-column-width="9609*"/>
    </style:style>
    <style:style style:name="Tabla72.C" style:family="table-column">
      <style:table-column-properties style:column-width="2.33cm" style:rel-column-width="9009*"/>
    </style:style>
    <style:style style:name="Tabla72.D" style:family="table-column">
      <style:table-column-properties style:column-width="7.345cm" style:rel-column-width="28401*"/>
    </style:style>
    <style:style style:name="Tabla72.1" style:family="table-row">
      <style:table-row-properties fo:background-color="#eeeeee" fo:keep-together="always">
        <style:background-image/>
      </style:table-row-properties>
    </style:style>
    <style:style style:name="Tabla7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2.D1" style:family="table-cell">
      <style:table-cell-properties style:border-line-width="0.002cm 0.088cm 0.002cm" fo:padding="0.049cm" fo:border="2.6pt double #808080"/>
    </style:style>
    <style:style style:name="Tabla72.2" style:family="table-row">
      <style:table-row-properties fo:keep-together="always"/>
    </style:style>
    <style:style style:name="Tabla7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 style:family="table">
      <style:table-properties style:width="16.949cm" fo:margin-left="0.064cm" fo:margin-right="-0.012cm" table:align="margins"/>
    </style:style>
    <style:style style:name="Tabla57.A" style:family="table-column">
      <style:table-column-properties style:column-width="4.789cm" style:rel-column-width="18516*"/>
    </style:style>
    <style:style style:name="Tabla57.B" style:family="table-column">
      <style:table-column-properties style:column-width="2.485cm" style:rel-column-width="9609*"/>
    </style:style>
    <style:style style:name="Tabla57.C" style:family="table-column">
      <style:table-column-properties style:column-width="2.33cm" style:rel-column-width="9009*"/>
    </style:style>
    <style:style style:name="Tabla57.D" style:family="table-column">
      <style:table-column-properties style:column-width="7.345cm" style:rel-column-width="28401*"/>
    </style:style>
    <style:style style:name="Tabla57.1" style:family="table-row">
      <style:table-row-properties fo:background-color="#eeeeee" fo:keep-together="always">
        <style:background-image/>
      </style:table-row-properties>
    </style:style>
    <style:style style:name="Tabla5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7.D1" style:family="table-cell">
      <style:table-cell-properties style:border-line-width="0.002cm 0.088cm 0.002cm" fo:padding="0.049cm" fo:border="2.6pt double #808080"/>
    </style:style>
    <style:style style:name="Tabla57.2" style:family="table-row">
      <style:table-row-properties fo:keep-together="always"/>
    </style:style>
    <style:style style:name="Tabla5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3" style:family="table-row">
      <style:table-row-properties fo:keep-together="always"/>
    </style:style>
    <style:style style:name="Tabla5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4" style:family="table-row">
      <style:table-row-properties fo:keep-together="always"/>
    </style:style>
    <style:style style:name="Tabla5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5" style:family="table-row">
      <style:table-row-properties fo:keep-together="always"/>
    </style:style>
    <style:style style:name="Tabla5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6" style:family="table-row">
      <style:table-row-properties fo:keep-together="always"/>
    </style:style>
    <style:style style:name="Tabla5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7" style:family="table-row">
      <style:table-row-properties fo:keep-together="always"/>
    </style:style>
    <style:style style:name="Tabla5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8" style:family="table-row">
      <style:table-row-properties fo:keep-together="always"/>
    </style:style>
    <style:style style:name="Tabla57.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 style:family="table">
      <style:table-properties style:width="16.949cm" fo:margin-left="0.064cm" fo:margin-right="-0.012cm" table:align="margins"/>
    </style:style>
    <style:style style:name="Tabla58.A" style:family="table-column">
      <style:table-column-properties style:column-width="3.889cm" style:rel-column-width="15038*"/>
    </style:style>
    <style:style style:name="Tabla58.B" style:family="table-column">
      <style:table-column-properties style:column-width="3.387cm" style:rel-column-width="13094*"/>
    </style:style>
    <style:style style:name="Tabla58.C" style:family="table-column">
      <style:table-column-properties style:column-width="2.355cm" style:rel-column-width="9104*"/>
    </style:style>
    <style:style style:name="Tabla58.D" style:family="table-column">
      <style:table-column-properties style:column-width="7.318cm" style:rel-column-width="28299*"/>
    </style:style>
    <style:style style:name="Tabla58.1" style:family="table-row">
      <style:table-row-properties fo:background-color="#eeeeee" fo:keep-together="always">
        <style:background-image/>
      </style:table-row-properties>
    </style:style>
    <style:style style:name="Tabla5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8.D1" style:family="table-cell">
      <style:table-cell-properties style:border-line-width="0.002cm 0.088cm 0.002cm" fo:padding="0.049cm" fo:border="2.6pt double #808080"/>
    </style:style>
    <style:style style:name="Tabla58.2" style:family="table-row">
      <style:table-row-properties fo:keep-together="always"/>
    </style:style>
    <style:style style:name="Tabla5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3" style:family="table-row">
      <style:table-row-properties fo:keep-together="always"/>
    </style:style>
    <style:style style:name="Tabla5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4" style:family="table-row">
      <style:table-row-properties fo:keep-together="always"/>
    </style:style>
    <style:style style:name="Tabla5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5" style:family="table-row">
      <style:table-row-properties fo:keep-together="always"/>
    </style:style>
    <style:style style:name="Tabla5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6" style:family="table-row">
      <style:table-row-properties fo:keep-together="always"/>
    </style:style>
    <style:style style:name="Tabla5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background-color="#e6e6e6" fo:padding="0.097cm" fo:border="0.05pt solid #000000">
        <style:background-image/>
      </style:table-cell-properties>
    </style:style>
    <style:style style:name="Taula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A4"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0.05pt solid #000000" fo:border-top="none" fo:border-bottom="0.05pt solid #000000"/>
    </style:style>
    <style:style style:name="Taula1.7" style:family="table-row">
      <style:table-row-properties fo:background-color="transparent" fo:keep-together="always">
        <style:background-image/>
      </style:table-row-properties>
    </style:style>
    <style:style style:name="Taula1.A7" style:family="table-cell">
      <style:table-cell-properties style:vertical-align="" fo:background-color="#e6e6e6" fo:padding="0.097cm" fo:border="0.05pt solid #000000" style:writing-mode="page">
        <style:background-image/>
      </style:table-cell-properties>
    </style:style>
    <style:style style:name="Taula1.A8" style:family="table-cell">
      <style:table-cell-properties fo:padding="0.097cm" fo:border-left="0.05pt solid #000000" fo:border-right="0.05pt solid #000000" fo:border-top="none" fo:border-bottom="0.05pt solid #000000"/>
    </style:style>
    <style:style style:name="Taula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A10" style:family="table-cell">
      <style:table-cell-properties fo:padding="0.097cm" fo:border-left="0.05pt solid #000000" fo:border-right="0.05pt solid #000000" fo:border-top="none" fo:border-bottom="0.05pt solid #000000"/>
    </style:style>
    <style:style style:name="Taula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A" style:family="table-column">
      <style:table-column-properties style:column-width="17.039cm" style:rel-column-width="65535*"/>
    </style:style>
    <style:style style:name="Taula2.1" style:family="table-row">
      <style:table-row-properties fo:keep-together="always"/>
    </style:style>
    <style:style style:name="Taula2.A1" style:family="table-cell">
      <style:table-cell-properties fo:background-color="#e6e6e6" fo:padding="0.097cm" fo:border="0.05pt solid #000000">
        <style:background-image/>
      </style:table-cell-properties>
    </style:style>
    <style:style style:name="Taula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A4"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0.05pt solid #000000" fo:border-top="none" fo:border-bottom="0.05pt solid #000000"/>
    </style:style>
    <style:style style:name="Taula2.7" style:family="table-row">
      <style:table-row-properties fo:background-color="transparent" fo:keep-together="always">
        <style:background-image/>
      </style:table-row-properties>
    </style:style>
    <style:style style:name="Taula2.A7" style:family="table-cell">
      <style:table-cell-properties style:vertical-align="" fo:background-color="#e6e6e6" fo:padding="0.097cm" fo:border="0.05pt solid #000000" style:writing-mode="page">
        <style:background-image/>
      </style:table-cell-properties>
    </style:style>
    <style:style style:name="Taula2.A8" style:family="table-cell">
      <style:table-cell-properties fo:padding="0.097cm" fo:border-left="0.05pt solid #000000" fo:border-right="0.05pt solid #000000" fo:border-top="none" fo:border-bottom="0.05pt solid #000000"/>
    </style:style>
    <style:style style:name="Taula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A10" style:family="table-cell">
      <style:table-cell-properties fo:padding="0.097cm" fo:border-left="0.05pt solid #000000" fo:border-right="0.05pt solid #000000" fo:border-top="none" fo:border-bottom="0.05pt solid #000000"/>
    </style:style>
    <style:style style:name="Taula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3.A" style:family="table-column">
      <style:table-column-properties style:column-width="17.039cm" style:rel-column-width="65535*"/>
    </style:style>
    <style:style style:name="Taula3.1" style:family="table-row">
      <style:table-row-properties fo:keep-together="always"/>
    </style:style>
    <style:style style:name="Taula3.A1" style:family="table-cell">
      <style:table-cell-properties fo:background-color="#e6e6e6" fo:padding="0.097cm" fo:border="0.05pt solid #000000">
        <style:background-image/>
      </style:table-cell-properties>
    </style:style>
    <style:style style:name="Tau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A4" style:family="table-cell">
      <style:table-cell-properties fo:padding="0.097cm" fo:border-left="0.05pt solid #000000" fo:border-right="0.05pt solid #000000" fo:border-top="none" fo:border-bottom="0.05pt solid #000000"/>
    </style:style>
    <style:style style:name="Taula3.A6" style:family="table-cell">
      <style:table-cell-properties fo:padding="0.097cm" fo:border-left="0.05pt solid #000000" fo:border-right="0.05pt solid #000000" fo:border-top="none" fo:border-bottom="0.05pt solid #000000"/>
    </style:style>
    <style:style style:name="Taula3.7" style:family="table-row">
      <style:table-row-properties fo:background-color="transparent" fo:keep-together="always">
        <style:background-image/>
      </style:table-row-properties>
    </style:style>
    <style:style style:name="Taula3.A7" style:family="table-cell">
      <style:table-cell-properties style:vertical-align="" fo:background-color="#e6e6e6" fo:padding="0.097cm" fo:border="0.05pt solid #000000" style:writing-mode="page">
        <style:background-image/>
      </style:table-cell-properties>
    </style:style>
    <style:style style:name="Taula3.A8" style:family="table-cell">
      <style:table-cell-properties fo:padding="0.097cm" fo:border-left="0.05pt solid #000000" fo:border-right="0.05pt solid #000000" fo:border-top="none" fo:border-bottom="0.05pt solid #000000"/>
    </style:style>
    <style:style style:name="Taula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3.A10" style:family="table-cell">
      <style:table-cell-properties fo:padding="0.097cm" fo:border-left="0.05pt solid #000000" fo:border-right="0.05pt solid #000000" fo:border-top="none" fo:border-bottom="0.05pt solid #000000"/>
    </style:style>
    <style:style style:name="Taula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4.A" style:family="table-column">
      <style:table-column-properties style:column-width="17.039cm" style:rel-column-width="65535*"/>
    </style:style>
    <style:style style:name="Taula4.1" style:family="table-row">
      <style:table-row-properties fo:keep-together="always"/>
    </style:style>
    <style:style style:name="Taula4.A1" style:family="table-cell">
      <style:table-cell-properties fo:background-color="#e6e6e6" fo:padding="0.097cm" fo:border="0.05pt solid #000000">
        <style:background-image/>
      </style:table-cell-properties>
    </style:style>
    <style:style style:name="Taula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4.A4"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0.05pt solid #000000" fo:border-top="none" fo:border-bottom="0.05pt solid #000000"/>
    </style:style>
    <style:style style:name="Taula4.7" style:family="table-row">
      <style:table-row-properties fo:background-color="transparent" fo:keep-together="always">
        <style:background-image/>
      </style:table-row-properties>
    </style:style>
    <style:style style:name="Taula4.A7" style:family="table-cell">
      <style:table-cell-properties style:vertical-align="" fo:background-color="#e6e6e6" fo:padding="0.097cm" fo:border="0.05pt solid #000000" style:writing-mode="page">
        <style:background-image/>
      </style:table-cell-properties>
    </style:style>
    <style:style style:name="Taula4.A8" style:family="table-cell">
      <style:table-cell-properties fo:padding="0.097cm" fo:border-left="0.05pt solid #000000" fo:border-right="0.05pt solid #000000" fo:border-top="none" fo:border-bottom="0.05pt solid #000000"/>
    </style:style>
    <style:style style:name="Taula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4.A10" style:family="table-cell">
      <style:table-cell-properties fo:padding="0.097cm" fo:border-left="0.05pt solid #000000" fo:border-right="0.05pt solid #000000" fo:border-top="none" fo:border-bottom="0.05pt solid #000000"/>
    </style:style>
    <style:style style:name="Tau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5.A" style:family="table-column">
      <style:table-column-properties style:column-width="17cm" style:rel-column-width="65535*"/>
    </style:style>
    <style:style style:name="Taula5.1" style:family="table-row">
      <style:table-row-properties fo:keep-together="always"/>
    </style:style>
    <style:style style:name="Taula5.A1" style:family="table-cell">
      <style:table-cell-properties fo:background-color="#e6e6e6" fo:padding="0.097cm" fo:border="0.05pt solid #000000">
        <style:background-image/>
      </style:table-cell-properties>
    </style:style>
    <style:style style:name="Tau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5.A4"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0.05pt solid #000000" fo:border-top="none" fo:border-bottom="0.05pt solid #000000"/>
    </style:style>
    <style:style style:name="Taula5.7" style:family="table-row">
      <style:table-row-properties fo:background-color="transparent" fo:keep-together="always">
        <style:background-image/>
      </style:table-row-properties>
    </style:style>
    <style:style style:name="Taula5.A7" style:family="table-cell">
      <style:table-cell-properties style:vertical-align="" fo:background-color="#e6e6e6" fo:padding="0.097cm" fo:border="0.05pt solid #000000" style:writing-mode="page">
        <style:background-image/>
      </style:table-cell-properties>
    </style:style>
    <style:style style:name="Taula5.A8" style:family="table-cell">
      <style:table-cell-properties fo:padding="0.097cm" fo:border-left="0.05pt solid #000000" fo:border-right="0.05pt solid #000000" fo:border-top="none" fo:border-bottom="0.05pt solid #000000"/>
    </style:style>
    <style:style style:name="Taula5.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0" style:family="table-cell">
      <style:table-cell-properties fo:padding="0.097cm" fo:border-left="0.05pt solid #000000" fo:border-right="0.05pt solid #000000" fo:border-top="none" fo:border-bottom="0.05pt solid #000000"/>
    </style:style>
    <style:style style:name="Taula5.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2" style:family="table-cell">
      <style:table-cell-properties fo:padding="0.097cm" fo:border-left="0.05pt solid #000000" fo:border-right="0.05pt solid #000000" fo:border-top="none" fo:border-bottom="0.05pt solid #000000"/>
    </style:style>
    <style:style style:name="Taula6"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ula6.A" style:family="table-column">
      <style:table-column-properties style:column-width="17.013cm"/>
    </style:style>
    <style:style style:name="Taula6.1" style:family="table-row">
      <style:table-row-properties fo:keep-together="always"/>
    </style:style>
    <style:style style:name="Taula6.A1" style:family="table-cell">
      <style:table-cell-properties fo:background-color="#e6e6e6" fo:padding="0.097cm" fo:border="0.05pt solid #000000">
        <style:background-image/>
      </style:table-cell-properties>
    </style:style>
    <style:style style:name="Taula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6.A4" style:family="table-cell">
      <style:table-cell-properties fo:padding="0.097cm" fo:border-left="0.05pt solid #000000" fo:border-right="0.05pt solid #000000" fo:border-top="none" fo:border-bottom="0.05pt solid #000000"/>
    </style:style>
    <style:style style:name="Taula6.A6" style:family="table-cell">
      <style:table-cell-properties fo:padding="0.097cm" fo:border-left="0.05pt solid #000000" fo:border-right="0.05pt solid #000000" fo:border-top="none" fo:border-bottom="0.05pt solid #000000"/>
    </style:style>
    <style:style style:name="Taula6.7" style:family="table-row">
      <style:table-row-properties fo:background-color="transparent" fo:keep-together="always">
        <style:background-image/>
      </style:table-row-properties>
    </style:style>
    <style:style style:name="Taula6.A7" style:family="table-cell">
      <style:table-cell-properties style:vertical-align="" fo:background-color="#e6e6e6" fo:padding="0.097cm" fo:border="0.05pt solid #000000" style:writing-mode="page">
        <style:background-image/>
      </style:table-cell-properties>
    </style:style>
    <style:style style:name="Taula6.A8" style:family="table-cell">
      <style:table-cell-properties fo:padding="0.097cm" fo:border-left="0.05pt solid #000000" fo:border-right="0.05pt solid #000000" fo:border-top="none" fo:border-bottom="0.05pt solid #000000"/>
    </style:style>
    <style:style style:name="Taula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6.A10" style:family="table-cell">
      <style:table-cell-properties fo:padding="0.097cm" fo:border-left="0.05pt solid #000000" fo:border-right="0.05pt solid #000000" fo:border-top="none" fo:border-bottom="0.05pt solid #000000"/>
    </style:style>
    <style:style style:name="Taula6.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6.A12" style:family="table-cell">
      <style:table-cell-properties fo:padding="0.097cm" fo:border-left="0.05pt solid #000000" fo:border-right="0.05pt solid #000000" fo:border-top="none" fo:border-bottom="0.05pt solid #000000"/>
    </style:style>
    <style:style style:name="Taula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7.A" style:family="table-column">
      <style:table-column-properties style:column-width="17cm" style:rel-column-width="65535*"/>
    </style:style>
    <style:style style:name="Taula7.1" style:family="table-row">
      <style:table-row-properties fo:keep-together="always"/>
    </style:style>
    <style:style style:name="Taula7.A1" style:family="table-cell">
      <style:table-cell-properties fo:background-color="#e6e6e6" fo:padding="0.097cm" fo:border="0.05pt solid #000000">
        <style:background-image/>
      </style:table-cell-properties>
    </style:style>
    <style:style style:name="Taula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7.A4"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0.05pt solid #000000" fo:border-top="none" fo:border-bottom="0.05pt solid #000000"/>
    </style:style>
    <style:style style:name="Taula7.7" style:family="table-row">
      <style:table-row-properties fo:background-color="transparent" fo:keep-together="always">
        <style:background-image/>
      </style:table-row-properties>
    </style:style>
    <style:style style:name="Taula7.A7" style:family="table-cell">
      <style:table-cell-properties style:vertical-align="" fo:background-color="#e6e6e6" fo:padding="0.097cm" fo:border="0.05pt solid #000000" style:writing-mode="page">
        <style:background-image/>
      </style:table-cell-properties>
    </style:style>
    <style:style style:name="Taula7.A8"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0.05pt solid #000000" fo:border-top="none" fo:border-bottom="0.05pt solid #000000"/>
    </style:style>
    <style:style style:name="Taula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8.A" style:family="table-column">
      <style:table-column-properties style:column-width="17.039cm" style:rel-column-width="65535*"/>
    </style:style>
    <style:style style:name="Taula8.1" style:family="table-row">
      <style:table-row-properties fo:keep-together="always"/>
    </style:style>
    <style:style style:name="Taula8.A1" style:family="table-cell">
      <style:table-cell-properties fo:background-color="#e6e6e6" fo:padding="0.097cm" fo:border="0.05pt solid #000000">
        <style:background-image/>
      </style:table-cell-properties>
    </style:style>
    <style:style style:name="Tau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8.A4"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0.05pt solid #000000" fo:border-top="none" fo:border-bottom="0.05pt solid #000000"/>
    </style:style>
    <style:style style:name="Taula8.7" style:family="table-row">
      <style:table-row-properties fo:background-color="transparent" fo:keep-together="always">
        <style:background-image/>
      </style:table-row-properties>
    </style:style>
    <style:style style:name="Taula8.A7" style:family="table-cell">
      <style:table-cell-properties style:vertical-align="" fo:background-color="#e6e6e6" fo:padding="0.097cm" fo:border="0.05pt solid #000000" style:writing-mode="page">
        <style:background-image/>
      </style:table-cell-properties>
    </style:style>
    <style:style style:name="Taula8.A8" style:family="table-cell">
      <style:table-cell-properties fo:padding="0.097cm" fo:border-left="0.05pt solid #000000" fo:border-right="0.05pt solid #000000" fo:border-top="none" fo:border-bottom="0.05pt solid #000000"/>
    </style:style>
    <style:style style:name="Taula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8.A10" style:family="table-cell">
      <style:table-cell-properties fo:padding="0.097cm" fo:border-left="0.05pt solid #000000" fo:border-right="0.05pt solid #000000" fo:border-top="none" fo:border-bottom="0.05pt solid #000000"/>
    </style:style>
    <style:style style:name="Taula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9.A" style:family="table-column">
      <style:table-column-properties style:column-width="17.039cm" style:rel-column-width="65535*"/>
    </style:style>
    <style:style style:name="Taula9.1" style:family="table-row">
      <style:table-row-properties fo:keep-together="always"/>
    </style:style>
    <style:style style:name="Taula9.A1" style:family="table-cell">
      <style:table-cell-properties fo:background-color="#e6e6e6" fo:padding="0.097cm" fo:border="0.05pt solid #000000">
        <style:background-image/>
      </style:table-cell-properties>
    </style:style>
    <style:style style:name="Tau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9.A4" style:family="table-cell">
      <style:table-cell-properties fo:padding="0.097cm" fo:border-left="0.05pt solid #000000" fo:border-right="0.05pt solid #000000" fo:border-top="none" fo:border-bottom="0.05pt solid #000000"/>
    </style:style>
    <style:style style:name="Taula9.A6" style:family="table-cell">
      <style:table-cell-properties fo:padding="0.097cm" fo:border-left="0.05pt solid #000000" fo:border-right="0.05pt solid #000000" fo:border-top="none" fo:border-bottom="0.05pt solid #000000"/>
    </style:style>
    <style:style style:name="Taula9.7" style:family="table-row">
      <style:table-row-properties fo:background-color="transparent" fo:keep-together="always">
        <style:background-image/>
      </style:table-row-properties>
    </style:style>
    <style:style style:name="Taula9.A7" style:family="table-cell">
      <style:table-cell-properties style:vertical-align="" fo:background-color="#e6e6e6" fo:padding="0.097cm" fo:border="0.05pt solid #000000" style:writing-mode="page">
        <style:background-image/>
      </style:table-cell-properties>
    </style:style>
    <style:style style:name="Taula9.A8" style:family="table-cell">
      <style:table-cell-properties fo:padding="0.097cm" fo:border-left="0.05pt solid #000000" fo:border-right="0.05pt solid #000000" fo:border-top="none" fo:border-bottom="0.05pt solid #000000"/>
    </style:style>
    <style:style style:name="Taula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9.A10" style:family="table-cell">
      <style:table-cell-properties fo:padding="0.097cm" fo:border-left="0.05pt solid #000000" fo:border-right="0.05pt solid #000000" fo:border-top="none" fo:border-bottom="0.05pt solid #000000"/>
    </style:style>
    <style:style style:name="Taula1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0.A" style:family="table-column">
      <style:table-column-properties style:column-width="17.039cm" style:rel-column-width="65535*"/>
    </style:style>
    <style:style style:name="Taula10.1" style:family="table-row">
      <style:table-row-properties fo:keep-together="always"/>
    </style:style>
    <style:style style:name="Taula10.A1" style:family="table-cell">
      <style:table-cell-properties fo:background-color="#e6e6e6" fo:padding="0.097cm" fo:border="0.05pt solid #000000">
        <style:background-image/>
      </style:table-cell-properties>
    </style:style>
    <style:style style:name="Taula1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0.A4" style:family="table-cell">
      <style:table-cell-properties fo:padding="0.097cm" fo:border-left="0.05pt solid #000000" fo:border-right="0.05pt solid #000000" fo:border-top="none" fo:border-bottom="0.05pt solid #000000"/>
    </style:style>
    <style:style style:name="Taula10.A6" style:family="table-cell">
      <style:table-cell-properties fo:padding="0.097cm" fo:border-left="0.05pt solid #000000" fo:border-right="0.05pt solid #000000" fo:border-top="none" fo:border-bottom="0.05pt solid #000000"/>
    </style:style>
    <style:style style:name="Taula10.7" style:family="table-row">
      <style:table-row-properties fo:background-color="transparent" fo:keep-together="always">
        <style:background-image/>
      </style:table-row-properties>
    </style:style>
    <style:style style:name="Taula10.A7" style:family="table-cell">
      <style:table-cell-properties style:vertical-align="" fo:background-color="#e6e6e6" fo:padding="0.097cm" fo:border="0.05pt solid #000000" style:writing-mode="page">
        <style:background-image/>
      </style:table-cell-properties>
    </style:style>
    <style:style style:name="Taula10.A8" style:family="table-cell">
      <style:table-cell-properties fo:padding="0.097cm" fo:border-left="0.05pt solid #000000" fo:border-right="0.05pt solid #000000" fo:border-top="none" fo:border-bottom="0.05pt solid #000000"/>
    </style:style>
    <style:style style:name="Taula1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0.A10" style:family="table-cell">
      <style:table-cell-properties fo:padding="0.097cm" fo:border-left="0.05pt solid #000000" fo:border-right="0.05pt solid #000000" fo:border-top="none" fo:border-bottom="0.05pt solid #000000"/>
    </style:style>
    <style:style style:name="Taula1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1.A" style:family="table-column">
      <style:table-column-properties style:column-width="17.039cm" style:rel-column-width="65535*"/>
    </style:style>
    <style:style style:name="Taula11.1" style:family="table-row">
      <style:table-row-properties fo:keep-together="always"/>
    </style:style>
    <style:style style:name="Taula11.A1" style:family="table-cell">
      <style:table-cell-properties fo:background-color="#e6e6e6" fo:padding="0.097cm" fo:border="0.05pt solid #000000">
        <style:background-image/>
      </style:table-cell-properties>
    </style:style>
    <style:style style:name="Taula1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1.A4"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0.05pt solid #000000" fo:border-top="none" fo:border-bottom="0.05pt solid #000000"/>
    </style:style>
    <style:style style:name="Taula11.7" style:family="table-row">
      <style:table-row-properties fo:background-color="transparent" fo:keep-together="always">
        <style:background-image/>
      </style:table-row-properties>
    </style:style>
    <style:style style:name="Taula11.A7" style:family="table-cell">
      <style:table-cell-properties style:vertical-align="" fo:background-color="#e6e6e6" fo:padding="0.097cm" fo:border="0.05pt solid #000000" style:writing-mode="page">
        <style:background-image/>
      </style:table-cell-properties>
    </style:style>
    <style:style style:name="Taula11.A8" style:family="table-cell">
      <style:table-cell-properties fo:padding="0.097cm" fo:border-left="0.05pt solid #000000" fo:border-right="0.05pt solid #000000" fo:border-top="none" fo:border-bottom="0.05pt solid #000000"/>
    </style:style>
    <style:style style:name="Taula1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1.A10" style:family="table-cell">
      <style:table-cell-properties fo:padding="0.097cm" fo:border-left="0.05pt solid #000000" fo:border-right="0.05pt solid #000000" fo:border-top="none" fo:border-bottom="0.05pt solid #000000"/>
    </style:style>
    <style:style style:name="Taula1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2.A" style:family="table-column">
      <style:table-column-properties style:column-width="17.039cm" style:rel-column-width="65535*"/>
    </style:style>
    <style:style style:name="Taula12.1" style:family="table-row">
      <style:table-row-properties fo:keep-together="always"/>
    </style:style>
    <style:style style:name="Taula12.A1" style:family="table-cell">
      <style:table-cell-properties fo:background-color="#e6e6e6" fo:padding="0.097cm" fo:border="0.05pt solid #000000">
        <style:background-image/>
      </style:table-cell-properties>
    </style:style>
    <style:style style:name="Taula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2.A4"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0.05pt solid #000000" fo:border-top="none" fo:border-bottom="0.05pt solid #000000"/>
    </style:style>
    <style:style style:name="Taula12.7" style:family="table-row">
      <style:table-row-properties fo:background-color="transparent" fo:keep-together="always">
        <style:background-image/>
      </style:table-row-properties>
    </style:style>
    <style:style style:name="Taula12.A7" style:family="table-cell">
      <style:table-cell-properties style:vertical-align="" fo:background-color="#e6e6e6" fo:padding="0.097cm" fo:border="0.05pt solid #000000" style:writing-mode="page">
        <style:background-image/>
      </style:table-cell-properties>
    </style:style>
    <style:style style:name="Taula12.A8" style:family="table-cell">
      <style:table-cell-properties fo:padding="0.097cm" fo:border-left="0.05pt solid #000000" fo:border-right="0.05pt solid #000000" fo:border-top="none" fo:border-bottom="0.05pt solid #000000"/>
    </style:style>
    <style:style style:name="Taula1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2.A10" style:family="table-cell">
      <style:table-cell-properties fo:padding="0.097cm" fo:border-left="0.05pt solid #000000" fo:border-right="0.05pt solid #000000" fo:border-top="none" fo:border-bottom="0.05pt solid #000000"/>
    </style:style>
    <style:style style:name="Taula1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3.A" style:family="table-column">
      <style:table-column-properties style:column-width="17.039cm" style:rel-column-width="65535*"/>
    </style:style>
    <style:style style:name="Taula13.1" style:family="table-row">
      <style:table-row-properties fo:keep-together="always"/>
    </style:style>
    <style:style style:name="Taula13.A1" style:family="table-cell">
      <style:table-cell-properties fo:background-color="#e6e6e6" fo:padding="0.097cm" fo:border="0.05pt solid #000000">
        <style:background-image/>
      </style:table-cell-properties>
    </style:style>
    <style:style style:name="Taula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3.A4"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0.05pt solid #000000" fo:border-top="none" fo:border-bottom="0.05pt solid #000000"/>
    </style:style>
    <style:style style:name="Taula13.7" style:family="table-row">
      <style:table-row-properties fo:background-color="transparent" fo:keep-together="always">
        <style:background-image/>
      </style:table-row-properties>
    </style:style>
    <style:style style:name="Taula13.A7" style:family="table-cell">
      <style:table-cell-properties style:vertical-align="" fo:background-color="#e6e6e6" fo:padding="0.097cm" fo:border="0.05pt solid #000000" style:writing-mode="page">
        <style:background-image/>
      </style:table-cell-properties>
    </style:style>
    <style:style style:name="Taula13.A8" style:family="table-cell">
      <style:table-cell-properties fo:padding="0.097cm" fo:border-left="0.05pt solid #000000" fo:border-right="0.05pt solid #000000" fo:border-top="none" fo:border-bottom="0.05pt solid #000000"/>
    </style:style>
    <style:style style:name="Taula1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3.A10" style:family="table-cell">
      <style:table-cell-properties fo:padding="0.097cm" fo:border-left="0.05pt solid #000000" fo:border-right="0.05pt solid #000000" fo:border-top="none" fo:border-bottom="0.05pt solid #000000"/>
    </style:style>
    <style:style style:name="Taula1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4.A" style:family="table-column">
      <style:table-column-properties style:column-width="17.039cm" style:rel-column-width="65535*"/>
    </style:style>
    <style:style style:name="Taula14.1" style:family="table-row">
      <style:table-row-properties fo:keep-together="always"/>
    </style:style>
    <style:style style:name="Taula14.A1" style:family="table-cell">
      <style:table-cell-properties fo:background-color="#e6e6e6" fo:padding="0.097cm" fo:border="0.05pt solid #000000">
        <style:background-image/>
      </style:table-cell-properties>
    </style:style>
    <style:style style:name="Tau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4.A4"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0.05pt solid #000000" fo:border-top="none" fo:border-bottom="0.05pt solid #000000"/>
    </style:style>
    <style:style style:name="Taula14.7" style:family="table-row">
      <style:table-row-properties fo:background-color="transparent" fo:keep-together="always">
        <style:background-image/>
      </style:table-row-properties>
    </style:style>
    <style:style style:name="Taula14.A7" style:family="table-cell">
      <style:table-cell-properties style:vertical-align="" fo:background-color="#e6e6e6" fo:padding="0.097cm" fo:border="0.05pt solid #000000" style:writing-mode="page">
        <style:background-image/>
      </style:table-cell-properties>
    </style:style>
    <style:style style:name="Taula14.A8" style:family="table-cell">
      <style:table-cell-properties fo:padding="0.097cm" fo:border-left="0.05pt solid #000000" fo:border-right="0.05pt solid #000000" fo:border-top="none" fo:border-bottom="0.05pt solid #000000"/>
    </style:style>
    <style:style style:name="Taula1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4.A10" style:family="table-cell">
      <style:table-cell-properties fo:padding="0.097cm" fo:border-left="0.05pt solid #000000" fo:border-right="0.05pt solid #000000" fo:border-top="none" fo:border-bottom="0.05pt solid #000000"/>
    </style:style>
    <style:style style:name="Taula1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5.A" style:family="table-column">
      <style:table-column-properties style:column-width="17.039cm" style:rel-column-width="65535*"/>
    </style:style>
    <style:style style:name="Taula15.1" style:family="table-row">
      <style:table-row-properties fo:keep-together="always"/>
    </style:style>
    <style:style style:name="Taula15.A1" style:family="table-cell">
      <style:table-cell-properties fo:background-color="#e6e6e6" fo:padding="0.097cm" fo:border="0.05pt solid #000000">
        <style:background-image/>
      </style:table-cell-properties>
    </style:style>
    <style:style style:name="Tau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5.A4"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0.05pt solid #000000" fo:border-top="none" fo:border-bottom="0.05pt solid #000000"/>
    </style:style>
    <style:style style:name="Taula15.7" style:family="table-row">
      <style:table-row-properties fo:background-color="transparent" fo:keep-together="always">
        <style:background-image/>
      </style:table-row-properties>
    </style:style>
    <style:style style:name="Taula15.A7" style:family="table-cell">
      <style:table-cell-properties style:vertical-align="" fo:background-color="#e6e6e6" fo:padding="0.097cm" fo:border="0.05pt solid #000000" style:writing-mode="page">
        <style:background-image/>
      </style:table-cell-properties>
    </style:style>
    <style:style style:name="Taula15.A8" style:family="table-cell">
      <style:table-cell-properties fo:padding="0.097cm" fo:border-left="0.05pt solid #000000" fo:border-right="0.05pt solid #000000" fo:border-top="none" fo:border-bottom="0.05pt solid #000000"/>
    </style:style>
    <style:style style:name="Taula1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5.A10" style:family="table-cell">
      <style:table-cell-properties fo:padding="0.097cm" fo:border-left="0.05pt solid #000000" fo:border-right="0.05pt solid #000000" fo:border-top="none" fo:border-bottom="0.05pt solid #000000"/>
    </style:style>
    <style:style style:name="Taula1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6.A" style:family="table-column">
      <style:table-column-properties style:column-width="17.039cm" style:rel-column-width="65535*"/>
    </style:style>
    <style:style style:name="Taula16.1" style:family="table-row">
      <style:table-row-properties fo:keep-together="always"/>
    </style:style>
    <style:style style:name="Taula16.A1" style:family="table-cell">
      <style:table-cell-properties fo:background-color="#e6e6e6" fo:padding="0.097cm" fo:border="0.05pt solid #000000">
        <style:background-image/>
      </style:table-cell-properties>
    </style:style>
    <style:style style:name="Tau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6.A4"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0.05pt solid #000000" fo:border-top="none" fo:border-bottom="0.05pt solid #000000"/>
    </style:style>
    <style:style style:name="Taula16.7" style:family="table-row">
      <style:table-row-properties fo:background-color="transparent" fo:keep-together="always">
        <style:background-image/>
      </style:table-row-properties>
    </style:style>
    <style:style style:name="Taula16.A7" style:family="table-cell">
      <style:table-cell-properties style:vertical-align="" fo:background-color="#e6e6e6" fo:padding="0.097cm" fo:border="0.05pt solid #000000" style:writing-mode="page">
        <style:background-image/>
      </style:table-cell-properties>
    </style:style>
    <style:style style:name="Taula16.A8" style:family="table-cell">
      <style:table-cell-properties fo:padding="0.097cm" fo:border-left="0.05pt solid #000000" fo:border-right="0.05pt solid #000000" fo:border-top="none" fo:border-bottom="0.05pt solid #000000"/>
    </style:style>
    <style:style style:name="Taula1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6.A10" style:family="table-cell">
      <style:table-cell-properties fo:padding="0.097cm" fo:border-left="0.05pt solid #000000" fo:border-right="0.05pt solid #000000" fo:border-top="none" fo:border-bottom="0.05pt solid #000000"/>
    </style:style>
    <style:style style:name="Taula1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7.A" style:family="table-column">
      <style:table-column-properties style:column-width="17.039cm" style:rel-column-width="65535*"/>
    </style:style>
    <style:style style:name="Taula17.1" style:family="table-row">
      <style:table-row-properties fo:keep-together="always"/>
    </style:style>
    <style:style style:name="Taula17.A1" style:family="table-cell">
      <style:table-cell-properties fo:background-color="#e6e6e6" fo:padding="0.097cm" fo:border="0.05pt solid #000000">
        <style:background-image/>
      </style:table-cell-properties>
    </style:style>
    <style:style style:name="Tau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7.A4"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0.05pt solid #000000" fo:border-top="none" fo:border-bottom="0.05pt solid #000000"/>
    </style:style>
    <style:style style:name="Taula17.7" style:family="table-row">
      <style:table-row-properties fo:background-color="transparent" fo:keep-together="always">
        <style:background-image/>
      </style:table-row-properties>
    </style:style>
    <style:style style:name="Taula17.A7" style:family="table-cell">
      <style:table-cell-properties style:vertical-align="" fo:background-color="#e6e6e6" fo:padding="0.097cm" fo:border="0.05pt solid #000000" style:writing-mode="page">
        <style:background-image/>
      </style:table-cell-properties>
    </style:style>
    <style:style style:name="Taula17.A8" style:family="table-cell">
      <style:table-cell-properties fo:padding="0.097cm" fo:border-left="0.05pt solid #000000" fo:border-right="0.05pt solid #000000" fo:border-top="none" fo:border-bottom="0.05pt solid #000000"/>
    </style:style>
    <style:style style:name="Tau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7.A10" style:family="table-cell">
      <style:table-cell-properties fo:padding="0.097cm" fo:border-left="0.05pt solid #000000" fo:border-right="0.05pt solid #000000" fo:border-top="none" fo:border-bottom="0.05pt solid #000000"/>
    </style:style>
    <style:style style:name="Tau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8.A" style:family="table-column">
      <style:table-column-properties style:column-width="17.039cm" style:rel-column-width="65535*"/>
    </style:style>
    <style:style style:name="Taula18.1" style:family="table-row">
      <style:table-row-properties fo:keep-together="always"/>
    </style:style>
    <style:style style:name="Taula18.A1" style:family="table-cell">
      <style:table-cell-properties fo:background-color="#e6e6e6" fo:padding="0.097cm" fo:border="0.05pt solid #000000">
        <style:background-image/>
      </style:table-cell-properties>
    </style:style>
    <style:style style:name="Tau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0.05pt solid #000000" fo:border-top="none" fo:border-bottom="0.05pt solid #000000"/>
    </style:style>
    <style:style style:name="Taula18.7" style:family="table-row">
      <style:table-row-properties fo:background-color="transparent" fo:keep-together="always">
        <style:background-image/>
      </style:table-row-properties>
    </style:style>
    <style:style style:name="Taula18.A7" style:family="table-cell">
      <style:table-cell-properties style:vertical-align="" fo:background-color="#e6e6e6" fo:padding="0.097cm" fo:border="0.05pt solid #000000" style:writing-mode="page">
        <style:background-image/>
      </style:table-cell-properties>
    </style:style>
    <style:style style:name="Taula18.A8" style:family="table-cell">
      <style:table-cell-properties fo:padding="0.097cm" fo:border-left="0.05pt solid #000000" fo:border-right="0.05pt solid #000000" fo:border-top="none" fo:border-bottom="0.05pt solid #000000"/>
    </style:style>
    <style:style style:name="Tau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8.A10" style:family="table-cell">
      <style:table-cell-properties fo:padding="0.097cm" fo:border-left="0.05pt solid #000000" fo:border-right="0.05pt solid #000000" fo:border-top="none" fo:border-bottom="0.05pt solid #000000"/>
    </style:style>
    <style:style style:name="Tau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9.A" style:family="table-column">
      <style:table-column-properties style:column-width="17.039cm" style:rel-column-width="65535*"/>
    </style:style>
    <style:style style:name="Taula19.1" style:family="table-row">
      <style:table-row-properties fo:keep-together="always"/>
    </style:style>
    <style:style style:name="Taula19.A1" style:family="table-cell">
      <style:table-cell-properties fo:background-color="#e6e6e6" fo:padding="0.097cm" fo:border="0.05pt solid #000000">
        <style:background-image/>
      </style:table-cell-properties>
    </style:style>
    <style:style style:name="Tau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0.05pt solid #000000" fo:border-top="none" fo:border-bottom="0.05pt solid #000000"/>
    </style:style>
    <style:style style:name="Taula19.7" style:family="table-row">
      <style:table-row-properties fo:background-color="transparent" fo:keep-together="always">
        <style:background-image/>
      </style:table-row-properties>
    </style:style>
    <style:style style:name="Taula19.A7" style:family="table-cell">
      <style:table-cell-properties style:vertical-align="" fo:background-color="#e6e6e6" fo:padding="0.097cm" fo:border="0.05pt solid #000000" style:writing-mode="page">
        <style:background-image/>
      </style:table-cell-properties>
    </style:style>
    <style:style style:name="Taula19.A8" style:family="table-cell">
      <style:table-cell-properties fo:padding="0.097cm" fo:border-left="0.05pt solid #000000" fo:border-right="0.05pt solid #000000" fo:border-top="none" fo:border-bottom="0.05pt solid #000000"/>
    </style:style>
    <style:style style:name="Tau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9.A10" style:family="table-cell">
      <style:table-cell-properties fo:padding="0.097cm" fo:border-left="0.05pt solid #000000" fo:border-right="0.05pt solid #000000" fo:border-top="none" fo:border-bottom="0.05pt solid #000000"/>
    </style:style>
    <style:style style:name="Taula2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0.A" style:family="table-column">
      <style:table-column-properties style:column-width="17.039cm" style:rel-column-width="65535*"/>
    </style:style>
    <style:style style:name="Taula20.1" style:family="table-row">
      <style:table-row-properties fo:keep-together="always"/>
    </style:style>
    <style:style style:name="Taula20.A1" style:family="table-cell">
      <style:table-cell-properties fo:background-color="#e6e6e6" fo:padding="0.097cm" fo:border="0.05pt solid #000000">
        <style:background-image/>
      </style:table-cell-properties>
    </style:style>
    <style:style style:name="Taula2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0.A4"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0.05pt solid #000000" fo:border-top="none" fo:border-bottom="0.05pt solid #000000"/>
    </style:style>
    <style:style style:name="Taula20.7" style:family="table-row">
      <style:table-row-properties fo:background-color="transparent" fo:keep-together="always">
        <style:background-image/>
      </style:table-row-properties>
    </style:style>
    <style:style style:name="Taula20.A7" style:family="table-cell">
      <style:table-cell-properties style:vertical-align="" fo:background-color="#e6e6e6" fo:padding="0.097cm" fo:border="0.05pt solid #000000" style:writing-mode="page">
        <style:background-image/>
      </style:table-cell-properties>
    </style:style>
    <style:style style:name="Taula20.A8" style:family="table-cell">
      <style:table-cell-properties fo:padding="0.097cm" fo:border-left="0.05pt solid #000000" fo:border-right="0.05pt solid #000000" fo:border-top="none" fo:border-bottom="0.05pt solid #000000"/>
    </style:style>
    <style:style style:name="Taula2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0.A10" style:family="table-cell">
      <style:table-cell-properties fo:padding="0.097cm" fo:border-left="0.05pt solid #000000" fo:border-right="0.05pt solid #000000" fo:border-top="none" fo:border-bottom="0.05pt solid #000000"/>
    </style:style>
    <style:style style:name="Taula2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1.A" style:family="table-column">
      <style:table-column-properties style:column-width="17.039cm" style:rel-column-width="65535*"/>
    </style:style>
    <style:style style:name="Taula21.1" style:family="table-row">
      <style:table-row-properties fo:keep-together="always"/>
    </style:style>
    <style:style style:name="Taula21.A1" style:family="table-cell">
      <style:table-cell-properties fo:background-color="#e6e6e6" fo:padding="0.097cm" fo:border="0.05pt solid #000000">
        <style:background-image/>
      </style:table-cell-properties>
    </style:style>
    <style:style style:name="Tau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1.A4"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0.05pt solid #000000" fo:border-top="none" fo:border-bottom="0.05pt solid #000000"/>
    </style:style>
    <style:style style:name="Taula21.7" style:family="table-row">
      <style:table-row-properties fo:background-color="transparent" fo:keep-together="always">
        <style:background-image/>
      </style:table-row-properties>
    </style:style>
    <style:style style:name="Taula21.A7" style:family="table-cell">
      <style:table-cell-properties style:vertical-align="" fo:background-color="#e6e6e6" fo:padding="0.097cm" fo:border="0.05pt solid #000000" style:writing-mode="page">
        <style:background-image/>
      </style:table-cell-properties>
    </style:style>
    <style:style style:name="Taula21.A8" style:family="table-cell">
      <style:table-cell-properties fo:padding="0.097cm" fo:border-left="0.05pt solid #000000" fo:border-right="0.05pt solid #000000" fo:border-top="none" fo:border-bottom="0.05pt solid #000000"/>
    </style:style>
    <style:style style:name="Taula2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1.A10" style:family="table-cell">
      <style:table-cell-properties fo:padding="0.097cm" fo:border-left="0.05pt solid #000000" fo:border-right="0.05pt solid #000000" fo:border-top="none" fo:border-bottom="0.05pt solid #000000"/>
    </style:style>
    <style:style style:name="Taula2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2.A" style:family="table-column">
      <style:table-column-properties style:column-width="17.039cm" style:rel-column-width="65535*"/>
    </style:style>
    <style:style style:name="Taula22.1" style:family="table-row">
      <style:table-row-properties fo:keep-together="always"/>
    </style:style>
    <style:style style:name="Taula22.A1" style:family="table-cell">
      <style:table-cell-properties fo:background-color="#e6e6e6" fo:padding="0.097cm" fo:border="0.05pt solid #000000">
        <style:background-image/>
      </style:table-cell-properties>
    </style:style>
    <style:style style:name="Tau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2.A4"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0.05pt solid #000000" fo:border-top="none" fo:border-bottom="0.05pt solid #000000"/>
    </style:style>
    <style:style style:name="Taula22.7" style:family="table-row">
      <style:table-row-properties fo:background-color="transparent" fo:keep-together="always">
        <style:background-image/>
      </style:table-row-properties>
    </style:style>
    <style:style style:name="Taula22.A7" style:family="table-cell">
      <style:table-cell-properties style:vertical-align="" fo:background-color="#e6e6e6" fo:padding="0.097cm" fo:border="0.05pt solid #000000" style:writing-mode="page">
        <style:background-image/>
      </style:table-cell-properties>
    </style:style>
    <style:style style:name="Taula22.A8" style:family="table-cell">
      <style:table-cell-properties fo:padding="0.097cm" fo:border-left="0.05pt solid #000000" fo:border-right="0.05pt solid #000000" fo:border-top="none" fo:border-bottom="0.05pt solid #000000"/>
    </style:style>
    <style:style style:name="Taula2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2.A10" style:family="table-cell">
      <style:table-cell-properties fo:padding="0.097cm" fo:border-left="0.05pt solid #000000" fo:border-right="0.05pt solid #000000" fo:border-top="none" fo:border-bottom="0.05pt solid #000000"/>
    </style:style>
    <style:style style:name="Taula2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3.A" style:family="table-column">
      <style:table-column-properties style:column-width="17.039cm" style:rel-column-width="65535*"/>
    </style:style>
    <style:style style:name="Taula23.1" style:family="table-row">
      <style:table-row-properties fo:keep-together="always"/>
    </style:style>
    <style:style style:name="Taula23.A1" style:family="table-cell">
      <style:table-cell-properties fo:background-color="#e6e6e6" fo:padding="0.097cm" fo:border="0.05pt solid #000000">
        <style:background-image/>
      </style:table-cell-properties>
    </style:style>
    <style:style style:name="Tau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3.A4" style:family="table-cell">
      <style:table-cell-properties fo:padding="0.097cm" fo:border-left="0.05pt solid #000000" fo:border-right="0.05pt solid #000000" fo:border-top="none" fo:border-bottom="0.05pt solid #000000"/>
    </style:style>
    <style:style style:name="Taula23.5" style:family="table-row">
      <style:table-row-properties fo:background-color="transparent" fo:keep-together="always">
        <style:background-image/>
      </style:table-row-properties>
    </style:style>
    <style:style style:name="Taula23.A5" style:family="table-cell">
      <style:table-cell-properties style:vertical-align="" fo:background-color="#e6e6e6" fo:padding="0.097cm" fo:border="0.05pt solid #000000" style:writing-mode="page">
        <style:background-image/>
      </style:table-cell-properties>
    </style:style>
    <style:style style:name="Taula23.A6" style:family="table-cell">
      <style:table-cell-properties fo:padding="0.097cm" fo:border-left="0.05pt solid #000000" fo:border-right="0.05pt solid #000000" fo:border-top="none" fo:border-bottom="0.05pt solid #000000"/>
    </style:style>
    <style:style style:name="Taula23.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3.A8" style:family="table-cell">
      <style:table-cell-properties fo:padding="0.097cm" fo:border-left="0.05pt solid #000000" fo:border-right="0.05pt solid #000000" fo:border-top="none" fo:border-bottom="0.05pt solid #000000"/>
    </style:style>
    <style:style style:name="Taula2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4.A" style:family="table-column">
      <style:table-column-properties style:column-width="17.039cm" style:rel-column-width="65535*"/>
    </style:style>
    <style:style style:name="Taula24.1" style:family="table-row">
      <style:table-row-properties fo:keep-together="always"/>
    </style:style>
    <style:style style:name="Taula24.A1" style:family="table-cell">
      <style:table-cell-properties fo:background-color="#e6e6e6" fo:padding="0.097cm" fo:border="0.05pt solid #000000">
        <style:background-image/>
      </style:table-cell-properties>
    </style:style>
    <style:style style:name="Tau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4.A4" style:family="table-cell">
      <style:table-cell-properties fo:padding="0.097cm" fo:border-left="0.05pt solid #000000" fo:border-right="0.05pt solid #000000" fo:border-top="none" fo:border-bottom="0.05pt solid #000000"/>
    </style:style>
    <style:style style:name="Taula24.5" style:family="table-row">
      <style:table-row-properties fo:background-color="transparent" fo:keep-together="always">
        <style:background-image/>
      </style:table-row-properties>
    </style:style>
    <style:style style:name="Taula24.A5" style:family="table-cell">
      <style:table-cell-properties style:vertical-align="" fo:background-color="#e6e6e6" fo:padding="0.097cm" fo:border="0.05pt solid #000000" style:writing-mode="page">
        <style:background-image/>
      </style:table-cell-properties>
    </style:style>
    <style:style style:name="Taula24.A6" style:family="table-cell">
      <style:table-cell-properties fo:padding="0.097cm" fo:border-left="0.05pt solid #000000" fo:border-right="0.05pt solid #000000" fo:border-top="none" fo:border-bottom="0.05pt solid #000000"/>
    </style:style>
    <style:style style:name="Taula24.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4.A8" style:family="table-cell">
      <style:table-cell-properties fo:padding="0.097cm" fo:border-left="0.05pt solid #000000" fo:border-right="0.05pt solid #000000" fo:border-top="none" fo:border-bottom="0.05pt solid #000000"/>
    </style:style>
    <style:style style:name="Taula2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5.A" style:family="table-column">
      <style:table-column-properties style:column-width="17.039cm" style:rel-column-width="65535*"/>
    </style:style>
    <style:style style:name="Taula25.1" style:family="table-row">
      <style:table-row-properties fo:keep-together="always"/>
    </style:style>
    <style:style style:name="Taula25.A1" style:family="table-cell">
      <style:table-cell-properties fo:background-color="#e6e6e6" fo:padding="0.097cm" fo:border="0.05pt solid #000000">
        <style:background-image/>
      </style:table-cell-properties>
    </style:style>
    <style:style style:name="Tau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5.A4" style:family="table-cell">
      <style:table-cell-properties fo:padding="0.097cm" fo:border-left="0.05pt solid #000000" fo:border-right="0.05pt solid #000000" fo:border-top="none" fo:border-bottom="0.05pt solid #000000"/>
    </style:style>
    <style:style style:name="Taula25.5" style:family="table-row">
      <style:table-row-properties fo:background-color="transparent" fo:keep-together="always">
        <style:background-image/>
      </style:table-row-properties>
    </style:style>
    <style:style style:name="Taula25.A5" style:family="table-cell">
      <style:table-cell-properties style:vertical-align="" fo:background-color="#e6e6e6" fo:padding="0.097cm" fo:border-left="0.05pt solid #000000" fo:border-right="0.05pt solid #000000" fo:border-top="none" fo:border-bottom="0.05pt solid #000000" style:writing-mode="lr-tb">
        <style:background-image/>
      </style:table-cell-properties>
    </style:style>
    <style:style style:name="Taula25.A6" style:family="table-cell">
      <style:table-cell-properties fo:padding="0.097cm" fo:border-left="0.05pt solid #000000" fo:border-right="0.05pt solid #000000" fo:border-top="none" fo:border-bottom="0.05pt solid #000000"/>
    </style:style>
    <style:style style:name="Taula25.A7" style:family="table-cell">
      <style:table-cell-properties style:vertical-align="" fo:background-color="#e6e6e6" fo:padding="0.097cm" fo:border="0.05pt solid #000000" style:writing-mode="page">
        <style:background-image/>
      </style:table-cell-properties>
    </style:style>
    <style:style style:name="Taula25.A8" style:family="table-cell">
      <style:table-cell-properties fo:padding="0.097cm" fo:border-left="0.05pt solid #000000" fo:border-right="0.05pt solid #000000" fo:border-top="none" fo:border-bottom="0.05pt solid #000000"/>
    </style:style>
    <style:style style:name="Taula2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5.A10"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fo:keep-with-next="always"/>
    </style:style>
    <style:style style:name="Taula26.A" style:family="table-column">
      <style:table-column-properties style:column-width="17cm" style:rel-column-width="65535*"/>
    </style:style>
    <style:style style:name="Taula26.1" style:family="table-row">
      <style:table-row-properties fo:keep-together="always"/>
    </style:style>
    <style:style style:name="Taula26.A1" style:family="table-cell">
      <style:table-cell-properties fo:background-color="#e6e6e6" fo:padding="0.097cm" fo:border="0.05pt solid #000000">
        <style:background-image/>
      </style:table-cell-properties>
    </style:style>
    <style:style style:name="Taula2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6.A4"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0.05pt solid #000000" fo:border-top="none" fo:border-bottom="0.05pt solid #000000"/>
    </style:style>
    <style:style style:name="Taula26.A8" style:family="table-cell">
      <style:table-cell-properties fo:padding="0.097cm" fo:border-left="0.05pt solid #000000" fo:border-right="0.05pt solid #000000" fo:border-top="none" fo:border-bottom="0.05pt solid #000000"/>
    </style:style>
    <style:style style:name="Taula26.A9" style:family="table-cell">
      <style:table-cell-properties fo:padding="0.097cm" fo:border-left="0.05pt solid #000000" fo:border-right="0.05pt solid #000000" fo:border-top="none" fo:border-bottom="0.05pt solid #000000"/>
    </style:style>
    <style:style style:name="Taula26.A10"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fo:keep-with-next="always"/>
    </style:style>
    <style:style style:name="Taula27.A" style:family="table-column">
      <style:table-column-properties style:column-width="17cm" style:rel-column-width="65535*"/>
    </style:style>
    <style:style style:name="Taula27.1" style:family="table-row">
      <style:table-row-properties fo:keep-together="always"/>
    </style:style>
    <style:style style:name="Taula27.A1" style:family="table-cell">
      <style:table-cell-properties fo:background-color="#e6e6e6" fo:padding="0.097cm" fo:border="0.05pt solid #000000">
        <style:background-image/>
      </style:table-cell-properties>
    </style:style>
    <style:style style:name="Taula2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7.A4"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fo:keep-with-next="always"/>
    </style:style>
    <style:style style:name="Taula28.A" style:family="table-column">
      <style:table-column-properties style:column-width="17cm" style:rel-column-width="65535*"/>
    </style:style>
    <style:style style:name="Taula28.1" style:family="table-row">
      <style:table-row-properties fo:keep-together="always"/>
    </style:style>
    <style:style style:name="Taula28.A1" style:family="table-cell">
      <style:table-cell-properties fo:background-color="#e6e6e6" fo:padding="0.097cm" fo:border="0.05pt solid #000000">
        <style:background-image/>
      </style:table-cell-properties>
    </style:style>
    <style:style style:name="Tau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8.A4"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fo:keep-with-next="always"/>
    </style:style>
    <style:style style:name="Taula29.A" style:family="table-column">
      <style:table-column-properties style:column-width="17cm" style:rel-column-width="65535*"/>
    </style:style>
    <style:style style:name="Taula29.1" style:family="table-row">
      <style:table-row-properties fo:keep-together="always"/>
    </style:style>
    <style:style style:name="Taula29.A1" style:family="table-cell">
      <style:table-cell-properties fo:background-color="#e6e6e6" fo:padding="0.097cm" fo:border="0.05pt solid #000000">
        <style:background-image/>
      </style:table-cell-properties>
    </style:style>
    <style:style style:name="Taula2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9.A4" style:family="table-cell">
      <style:table-cell-properties fo:padding="0.097cm" fo:border-left="0.05pt solid #000000" fo:border-right="0.05pt solid #000000" fo:border-top="none" fo:border-bottom="0.05pt solid #000000"/>
    </style:style>
    <style:style style:name="Taula29.A6" style:family="table-cell">
      <style:table-cell-properties fo:padding="0.097cm" fo:border-left="0.05pt solid #000000" fo:border-right="0.05pt solid #000000" fo:border-top="none" fo:border-bottom="0.05pt solid #000000"/>
    </style:style>
    <style:style style:name="Taula29.A8" style:family="table-cell">
      <style:table-cell-properties fo:padding="0.097cm" fo:border-left="0.05pt solid #000000" fo:border-right="0.05pt solid #000000" fo:border-top="none" fo:border-bottom="0.05pt solid #000000"/>
    </style:style>
    <style:style style:name="Taula29.A9" style:family="table-cell">
      <style:table-cell-properties fo:padding="0.097cm" fo:border-left="0.05pt solid #000000" fo:border-right="0.05pt solid #000000" fo:border-top="none" fo:border-bottom="0.05pt solid #000000"/>
    </style:style>
    <style:style style:name="Taula29.A10"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fo:keep-with-next="always"/>
    </style:style>
    <style:style style:name="Taula30.A" style:family="table-column">
      <style:table-column-properties style:column-width="17cm" style:rel-column-width="65535*"/>
    </style:style>
    <style:style style:name="Taula30.1" style:family="table-row">
      <style:table-row-properties fo:keep-together="always"/>
    </style:style>
    <style:style style:name="Taula30.A1" style:family="table-cell">
      <style:table-cell-properties fo:background-color="#e6e6e6" fo:padding="0.097cm" fo:border="0.05pt solid #000000">
        <style:background-image/>
      </style:table-cell-properties>
    </style:style>
    <style:style style:name="Tau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0.A4"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0.05pt solid #000000" fo:border-top="none" fo:border-bottom="0.05pt solid #000000"/>
    </style:style>
    <style:style style:name="Taula30.A9" style:family="table-cell">
      <style:table-cell-properties fo:padding="0.097cm" fo:border-left="0.05pt solid #000000" fo:border-right="0.05pt solid #000000" fo:border-top="none" fo:border-bottom="0.05pt solid #000000"/>
    </style:style>
    <style:style style:name="Taula30.A10"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17cm" style:rel-column-width="65535*"/>
    </style:style>
    <style:style style:name="Taula31.1" style:family="table-row">
      <style:table-row-properties fo:keep-together="always"/>
    </style:style>
    <style:style style:name="Taula31.A1" style:family="table-cell">
      <style:table-cell-properties fo:background-color="#e6e6e6" fo:padding="0.097cm" fo:border="0.05pt solid #000000">
        <style:background-image/>
      </style:table-cell-properties>
    </style:style>
    <style:style style:name="Taula3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1.A4"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padding="0.097cm" fo:border-left="0.05pt solid #000000" fo:border-right="0.05pt solid #000000" fo:border-top="none" fo:border-bottom="0.05pt solid #000000"/>
    </style:style>
    <style:style style:name="Taula31.A9" style:family="table-cell">
      <style:table-cell-properties fo:padding="0.097cm" fo:border-left="0.05pt solid #000000" fo:border-right="0.05pt solid #000000" fo:border-top="none" fo:border-bottom="0.05pt solid #000000"/>
    </style:style>
    <style:style style:name="Taula31.A10"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17cm" style:rel-column-width="65535*"/>
    </style:style>
    <style:style style:name="Taula32.1" style:family="table-row">
      <style:table-row-properties fo:keep-together="always"/>
    </style:style>
    <style:style style:name="Taula32.A1" style:family="table-cell">
      <style:table-cell-properties fo:background-color="#e6e6e6" fo:padding="0.097cm" fo:border="0.05pt solid #000000">
        <style:background-image/>
      </style:table-cell-properties>
    </style:style>
    <style:style style:name="Taula3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2.A4"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17cm" style:rel-column-width="65535*"/>
    </style:style>
    <style:style style:name="Taula33.1" style:family="table-row">
      <style:table-row-properties fo:keep-together="always"/>
    </style:style>
    <style:style style:name="Taula33.A1" style:family="table-cell">
      <style:table-cell-properties fo:background-color="#e6e6e6" fo:padding="0.097cm" fo:border="0.05pt solid #000000">
        <style:background-image/>
      </style:table-cell-properties>
    </style:style>
    <style:style style:name="Taula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3.A4"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 style:family="table">
      <style:table-properties style:width="16.912cm" fo:margin-left="0.072cm" fo:margin-right="0.016cm" table:align="margins"/>
    </style:style>
    <style:style style:name="Tabla56.A" style:family="table-column">
      <style:table-column-properties style:column-width="3.623cm" style:rel-column-width="14042*"/>
    </style:style>
    <style:style style:name="Tabla56.B" style:family="table-column">
      <style:table-column-properties style:column-width="3.676cm" style:rel-column-width="14245*"/>
    </style:style>
    <style:style style:name="Tabla56.C" style:family="table-column">
      <style:table-column-properties style:column-width="3.676cm" style:rel-column-width="14244*"/>
    </style:style>
    <style:style style:name="Tabla56.D" style:family="table-column">
      <style:table-column-properties style:column-width="5.937cm" style:rel-column-width="23004*"/>
    </style:style>
    <style:style style:name="Tabla56.1" style:family="table-row">
      <style:table-row-properties fo:background-color="#eeeeee" fo:keep-together="always">
        <style:background-image/>
      </style:table-row-properties>
    </style:style>
    <style:style style:name="Tabla5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6.D1" style:family="table-cell">
      <style:table-cell-properties style:vertical-align="middle" style:border-line-width="0.002cm 0.088cm 0.002cm" fo:padding="0.049cm" fo:border="2.6pt double #808080"/>
    </style:style>
    <style:style style:name="Tabla56.2" style:family="table-row">
      <style:table-row-properties fo:keep-together="always"/>
    </style:style>
    <style:style style:name="Tabla5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3" style:family="table-row">
      <style:table-row-properties fo:keep-together="always"/>
    </style:style>
    <style:style style:name="Tabla5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4" style:family="table-row">
      <style:table-row-properties fo:keep-together="always"/>
    </style:style>
    <style:style style:name="Tabla5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5" style:family="table-row">
      <style:table-row-properties fo:keep-together="always"/>
    </style:style>
    <style:style style:name="Tabla5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6" style:family="table-row">
      <style:table-row-properties fo:keep-together="always"/>
    </style:style>
    <style:style style:name="Tabla5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7" style:family="table-row">
      <style:table-row-properties fo:keep-together="always"/>
    </style:style>
    <style:style style:name="Tabla5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8" style:family="table-row">
      <style:table-row-properties fo:keep-together="always"/>
    </style:style>
    <style:style style:name="Tabla5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9" style:family="table-row">
      <style:table-row-properties fo:keep-together="always"/>
    </style:style>
    <style:style style:name="Tabla5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4" style:family="table-row">
      <style:table-row-properties fo:keep-together="always"/>
    </style:style>
    <style:style style:name="Tabla37.5" style:family="table-row">
      <style:table-row-properties fo:keep-together="always"/>
    </style:style>
    <style:style style:name="Tabla37.6" style:family="table-row">
      <style:table-row-properties fo:keep-together="always"/>
    </style:style>
    <style:style style:name="Tabla37.7" style:family="table-row">
      <style:table-row-properties fo:keep-together="always"/>
    </style:style>
    <style:style style:name="Tabla37.8" style:family="table-row">
      <style:table-row-properties fo:keep-together="always"/>
    </style:style>
    <style:style style:name="Tabla37.9" style:family="table-row">
      <style:table-row-properties fo:keep-together="always"/>
    </style:style>
    <style:style style:name="Tabla37.C9"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10" style:family="table-row">
      <style:table-row-properties fo:keep-together="always"/>
    </style:style>
    <style:style style:name="Tabla37.11" style:family="table-row">
      <style:table-row-properties fo:keep-together="always"/>
    </style:style>
    <style:style style:name="Tabla37.12" style:family="table-row">
      <style:table-row-properties fo:keep-together="always"/>
    </style:style>
    <style:style style:name="Tabla37.13" style:family="table-row">
      <style:table-row-properties fo:keep-together="always"/>
    </style:style>
    <style:style style:name="Tabla37.14" style:family="table-row">
      <style:table-row-properties fo:keep-together="always"/>
    </style:style>
    <style:style style:name="Tabla37.15" style:family="table-row">
      <style:table-row-properties fo:keep-together="always"/>
    </style:style>
    <style:style style:name="Tabla37.16" style:family="table-row">
      <style:table-row-properties fo:keep-together="always"/>
    </style:style>
    <style:style style:name="Tabla37.17" style:family="table-row">
      <style:table-row-properties fo:keep-together="always"/>
    </style:style>
    <style:style style:name="Tabla37.18" style:family="table-row">
      <style:table-row-properties fo:keep-together="always"/>
    </style:style>
    <style:style style:name="Tabla37.19" style:family="table-row">
      <style:table-row-properties fo:keep-together="always"/>
    </style:style>
    <style:style style:name="Tabla37.20" style:family="table-row">
      <style:table-row-properties fo:keep-together="always"/>
    </style:style>
    <style:style style:name="Tabla37.21" style:family="table-row">
      <style:table-row-properties fo:keep-together="always"/>
    </style:style>
    <style:style style:name="Taula34" style:family="table">
      <style:table-properties style:width="16.956cm" fo:margin-left="0.028cm" fo:margin-right="0.016cm" table:align="margins"/>
    </style:style>
    <style:style style:name="Taula34.A" style:family="table-column">
      <style:table-column-properties style:column-width="4.286cm" style:rel-column-width="16566*"/>
    </style:style>
    <style:style style:name="Taula34.B" style:family="table-column">
      <style:table-column-properties style:column-width="3.048cm" style:rel-column-width="11780*"/>
    </style:style>
    <style:style style:name="Taula34.C" style:family="table-column">
      <style:table-column-properties style:column-width="3.681cm" style:rel-column-width="14227*"/>
    </style:style>
    <style:style style:name="Taula34.D" style:family="table-column">
      <style:table-column-properties style:column-width="5.941cm" style:rel-column-width="22962*"/>
    </style:style>
    <style:style style:name="Taula34.1" style:family="table-row">
      <style:table-row-properties fo:background-color="#eeeeee" fo:keep-together="always">
        <style:background-image/>
      </style:table-row-properties>
    </style:style>
    <style:style style:name="Tau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4.D1" style:family="table-cell">
      <style:table-cell-properties style:vertical-align="middle" style:border-line-width="0.002cm 0.088cm 0.002cm" fo:padding="0.049cm" fo:border="2.6pt double #808080"/>
    </style:style>
    <style:style style:name="Taula34.2" style:family="table-row">
      <style:table-row-properties fo:keep-together="always"/>
    </style:style>
    <style:style style:name="Tau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4.3" style:family="table-row">
      <style:table-row-properties fo:keep-together="always"/>
    </style:style>
    <style:style style:name="Taula34.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 style:family="table">
      <style:table-properties style:width="17.013cm" fo:margin-left="0cm" fo:margin-right="-0.012cm" table:align="margins"/>
    </style:style>
    <style:style style:name="Taula35.A" style:family="table-column">
      <style:table-column-properties style:column-width="3.933cm" style:rel-column-width="15152*"/>
    </style:style>
    <style:style style:name="Taula35.B" style:family="table-column">
      <style:table-column-properties style:column-width="3.392cm" style:rel-column-width="13066*"/>
    </style:style>
    <style:style style:name="Taula35.C" style:family="table-column">
      <style:table-column-properties style:column-width="2.358cm" style:rel-column-width="9084*"/>
    </style:style>
    <style:style style:name="Taula35.D" style:family="table-column">
      <style:table-column-properties style:column-width="7.329cm" style:rel-column-width="28233*"/>
    </style:style>
    <style:style style:name="Taula35.1" style:family="table-row">
      <style:table-row-properties fo:background-color="#eeeeee" fo:keep-together="always">
        <style:background-image/>
      </style:table-row-properties>
    </style:style>
    <style:style style:name="Tau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5.D1" style:family="table-cell">
      <style:table-cell-properties style:border-line-width="0.002cm 0.088cm 0.002cm" fo:padding="0.049cm" fo:border="2.6pt double #808080"/>
    </style:style>
    <style:style style:name="Taula35.2" style:family="table-row">
      <style:table-row-properties fo:keep-together="always"/>
    </style:style>
    <style:style style:name="Tau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3" style:family="table-row">
      <style:table-row-properties fo:keep-together="always"/>
    </style:style>
    <style:style style:name="Taula35.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4" style:family="table-row">
      <style:table-row-properties fo:keep-together="always"/>
    </style:style>
    <style:style style:name="Taula35.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5" style:family="table-row">
      <style:table-row-properties fo:keep-together="always"/>
    </style:style>
    <style:style style:name="Taula35.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6" style:family="table-row">
      <style:table-row-properties fo:keep-together="always"/>
    </style:style>
    <style:style style:name="Taula35.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7" style:family="table-row">
      <style:table-row-properties fo:keep-together="always"/>
    </style:style>
    <style:style style:name="Taula35.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8" style:family="table-row">
      <style:table-row-properties fo:keep-together="always"/>
    </style:style>
    <style:style style:name="Taula35.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9" style:family="table-row">
      <style:table-row-properties fo:keep-together="always"/>
    </style:style>
    <style:style style:name="Taula35.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0" style:family="table-row">
      <style:table-row-properties fo:keep-together="always"/>
    </style:style>
    <style:style style:name="Taula35.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1" style:family="table-row">
      <style:table-row-properties fo:keep-together="always"/>
    </style:style>
    <style:style style:name="Taula35.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2" style:family="table-row">
      <style:table-row-properties fo:keep-together="always"/>
    </style:style>
    <style:style style:name="Taula35.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3" style:family="table-row">
      <style:table-row-properties fo:keep-together="always"/>
    </style:style>
    <style:style style:name="Taula35.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4" style:family="table-row">
      <style:table-row-properties fo:keep-together="always"/>
    </style:style>
    <style:style style:name="Taula35.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5" style:family="table-row">
      <style:table-row-properties fo:keep-together="always"/>
    </style:style>
    <style:style style:name="Taula35.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6" style:family="table-row">
      <style:table-row-properties fo:keep-together="always"/>
    </style:style>
    <style:style style:name="Taula35.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7" style:family="table-row">
      <style:table-row-properties fo:keep-together="always"/>
    </style:style>
    <style:style style:name="Taula35.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8" style:family="table-row">
      <style:table-row-properties fo:keep-together="always"/>
    </style:style>
    <style:style style:name="Taula35.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9" style:family="table-row">
      <style:table-row-properties fo:keep-together="always"/>
    </style:style>
    <style:style style:name="Taula35.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 style:family="table">
      <style:table-properties style:width="16.956cm" fo:margin-left="0.028cm" fo:margin-right="0.016cm" table:align="margins"/>
    </style:style>
    <style:style style:name="Taula36.A" style:family="table-column">
      <style:table-column-properties style:column-width="4.076cm" style:rel-column-width="15754*"/>
    </style:style>
    <style:style style:name="Taula36.B" style:family="table-column">
      <style:table-column-properties style:column-width="3.438cm" style:rel-column-width="13286*"/>
    </style:style>
    <style:style style:name="Taula36.C" style:family="table-column">
      <style:table-column-properties style:column-width="2.302cm" style:rel-column-width="8896*"/>
    </style:style>
    <style:style style:name="Taula36.D" style:family="table-column">
      <style:table-column-properties style:column-width="7.14cm" style:rel-column-width="27599*"/>
    </style:style>
    <style:style style:name="Taula36.1" style:family="table-row">
      <style:table-row-properties fo:background-color="#eeeeee" fo:keep-together="always">
        <style:background-image/>
      </style:table-row-properties>
    </style:style>
    <style:style style:name="Taula3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6.D1" style:family="table-cell">
      <style:table-cell-properties style:vertical-align="middle" style:border-line-width="0.002cm 0.088cm 0.002cm" fo:padding="0.049cm" fo:border="2.6pt double #808080"/>
    </style:style>
    <style:style style:name="Taula36.2" style:family="table-row">
      <style:table-row-properties fo:keep-together="always"/>
    </style:style>
    <style:style style:name="Taula3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3" style:family="table-row">
      <style:table-row-properties fo:keep-together="always"/>
    </style:style>
    <style:style style:name="Taula3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4" style:family="table-row">
      <style:table-row-properties fo:keep-together="always"/>
    </style:style>
    <style:style style:name="Taula3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5" style:family="table-row">
      <style:table-row-properties fo:keep-together="always"/>
    </style:style>
    <style:style style:name="Taula3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6" style:family="table-row">
      <style:table-row-properties fo:keep-together="always"/>
    </style:style>
    <style:style style:name="Taula3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7" style:family="table-row">
      <style:table-row-properties fo:keep-together="always"/>
    </style:style>
    <style:style style:name="Taula3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8" style:family="table-row">
      <style:table-row-properties fo:keep-together="always"/>
    </style:style>
    <style:style style:name="Taula3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9" style:family="table-row">
      <style:table-row-properties fo:keep-together="always"/>
    </style:style>
    <style:style style:name="Taula3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0" style:family="table-row">
      <style:table-row-properties fo:keep-together="always"/>
    </style:style>
    <style:style style:name="Taula36.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1" style:family="table-row">
      <style:table-row-properties fo:keep-together="always"/>
    </style:style>
    <style:style style:name="Taula36.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2" style:family="table-row">
      <style:table-row-properties fo:keep-together="always"/>
    </style:style>
    <style:style style:name="Taula36.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3" style:family="table-row">
      <style:table-row-properties fo:keep-together="always"/>
    </style:style>
    <style:style style:name="Taula36.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4" style:family="table-row">
      <style:table-row-properties fo:keep-together="always"/>
    </style:style>
    <style:style style:name="Taula36.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5" style:family="table-row">
      <style:table-row-properties fo:keep-together="always"/>
    </style:style>
    <style:style style:name="Taula36.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6" style:family="table-row">
      <style:table-row-properties fo:keep-together="always"/>
    </style:style>
    <style:style style:name="Taula36.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7" style:family="table-row">
      <style:table-row-properties fo:keep-together="always"/>
    </style:style>
    <style:style style:name="Taula36.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8" style:family="table-row">
      <style:table-row-properties fo:keep-together="always"/>
    </style:style>
    <style:style style:name="Taula36.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9" style:family="table-row">
      <style:table-row-properties fo:keep-together="always"/>
    </style:style>
    <style:style style:name="Taula36.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0" style:family="table-row">
      <style:table-row-properties fo:keep-together="always"/>
    </style:style>
    <style:style style:name="Taula36.D2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1" style:family="table-row">
      <style:table-row-properties fo:keep-together="always"/>
    </style:style>
    <style:style style:name="Taula36.D2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2" style:family="table-row">
      <style:table-row-properties fo:keep-together="always"/>
    </style:style>
    <style:style style:name="Taula36.D2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3" style:family="table-row">
      <style:table-row-properties fo:keep-together="always"/>
    </style:style>
    <style:style style:name="Taula36.D2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4" style:family="table-row">
      <style:table-row-properties fo:keep-together="always"/>
    </style:style>
    <style:style style:name="Taula36.D2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5" style:family="table-row">
      <style:table-row-properties fo:keep-together="always"/>
    </style:style>
    <style:style style:name="Taula36.D2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6" style:family="table-row">
      <style:table-row-properties fo:keep-together="always"/>
    </style:style>
    <style:style style:name="Taula36.D2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7" style:family="table-row">
      <style:table-row-properties fo:keep-together="always"/>
    </style:style>
    <style:style style:name="Taula36.D2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 style:family="table">
      <style:table-properties style:width="16.956cm" table:align="left"/>
    </style:style>
    <style:style style:name="Taula37.A" style:family="table-column">
      <style:table-column-properties style:column-width="3.969cm"/>
    </style:style>
    <style:style style:name="Taula37.B" style:family="table-column">
      <style:table-column-properties style:column-width="2.558cm"/>
    </style:style>
    <style:style style:name="Taula37.C" style:family="table-column">
      <style:table-column-properties style:column-width="10.43cm"/>
    </style:style>
    <style:style style:name="Taula37.1" style:family="table-row">
      <style:table-row-properties fo:background-color="#eeeeee" fo:keep-together="always">
        <style:background-image/>
      </style:table-row-properties>
    </style:style>
    <style:style style:name="Tau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7.C1" style:family="table-cell">
      <style:table-cell-properties style:vertical-align="middle" style:border-line-width="0.002cm 0.088cm 0.002cm" fo:padding="0.049cm" fo:border="2.6pt double #808080"/>
    </style:style>
    <style:style style:name="Taula37.2" style:family="table-row">
      <style:table-row-properties fo:keep-together="always"/>
    </style:style>
    <style:style style:name="Tau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3" style:family="table-row">
      <style:table-row-properties fo:keep-together="always"/>
    </style:style>
    <style:style style:name="Taula37.4" style:family="table-row">
      <style:table-row-properties fo:keep-together="always"/>
    </style:style>
    <style:style style:name="Taula37.5" style:family="table-row">
      <style:table-row-properties fo:keep-together="alway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Table_20_Contents">
      <style:paragraph-properties fo:text-align="start" style:justify-single-word="false"/>
      <style:text-properties fo:language="ca" fo:country="ES"/>
    </style:style>
    <style:style style:name="P3" style:family="paragraph" style:parent-style-name="Standard">
      <style:paragraph-properties fo:margin-left="0cm" fo:margin-right="0cm" fo:text-align="start" style:justify-single-word="false" fo:text-indent="0cm" style:auto-text-indent="false" style:text-autospace="none"/>
      <style:text-properties fo:language="ca" fo:country="ES"/>
    </style:style>
    <style:style style:name="P4"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671da"/>
    </style:style>
    <style:style style:name="P5"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8bebb"/>
    </style:style>
    <style:style style:name="P6" style:family="paragraph" style:parent-style-name="Footnote">
      <style:paragraph-properties fo:text-align="end" style:justify-single-word="false"/>
      <style:text-properties fo:language="ca" fo:country="ES"/>
    </style:style>
    <style:style style:name="P7" style:family="paragraph" style:parent-style-name="Header">
      <style:paragraph-properties fo:text-align="end" style:justify-single-word="false"/>
      <style:text-properties fo:language="ca" fo:country="ES"/>
    </style:style>
    <style:style style:name="P8" style:family="paragraph" style:parent-style-name="Standard">
      <style:paragraph-properties fo:text-align="end" style:justify-single-word="false"/>
      <style:text-properties fo:language="ca" fo:country="ES"/>
    </style:style>
    <style:style style:name="P9" style:family="paragraph" style:parent-style-name="Standard">
      <style:text-properties fo:language="ca" fo:country="ES"/>
    </style:style>
    <style:style style:name="P10" style:family="paragraph" style:parent-style-name="Standard">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2f8d2c"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53b835" style:language-asian="zxx" style:country-asian="none" style:language-complex="zxx" style:country-complex="none"/>
    </style:style>
    <style:style style:name="P14" style:family="paragraph" style:parent-style-name="Table_20_Contents">
      <style:text-properties fo:language="ca" fo:country="ES" style:language-asian="zxx" style:country-asian="none" style:language-complex="zxx" style:country-complex="none"/>
    </style:style>
    <style:style style:name="P15" style:family="paragraph" style:parent-style-name="Table_20_Contents">
      <style:text-properties fo:language="ca" fo:country="ES" officeooo:paragraph-rsid="001be673" style:language-asian="zxx" style:country-asian="none" style:language-complex="zxx" style:country-complex="none"/>
    </style:style>
    <style:style style:name="P16" style:family="paragraph" style:parent-style-name="Table_20_Contents">
      <style:text-properties fo:language="ca" fo:country="ES" officeooo:paragraph-rsid="002220b9" style:language-asian="zxx" style:country-asian="none" style:language-complex="zxx" style:country-complex="none"/>
    </style:style>
    <style:style style:name="P17" style:family="paragraph" style:parent-style-name="Table_20_Contents">
      <style:text-properties fo:language="ca" fo:country="ES" officeooo:paragraph-rsid="0035679e" style:language-asian="zxx" style:country-asian="none" style:language-complex="zxx" style:country-complex="none"/>
    </style:style>
    <style:style style:name="P18" style:family="paragraph" style:parent-style-name="Text_20_body">
      <style:text-properties fo:language="ca" fo:country="ES" style:language-asian="zxx" style:country-asian="none" style:language-complex="zxx" style:country-complex="none"/>
    </style:style>
    <style:style style:name="P19" style:family="paragraph" style:parent-style-name="Standard">
      <style:paragraph-properties fo:margin-left="0cm" fo:margin-right="0cm" fo:text-align="start" style:justify-single-word="false" fo:text-indent="0cm" style:auto-text-indent="false" style:text-autospace="none"/>
      <style:text-properties fo:language="ca" fo:country="ES" style:language-asian="zxx" style:country-asian="none" style:language-complex="zxx" style:country-complex="none"/>
    </style:style>
    <style:style style:name="P20" style:family="paragraph" style:parent-style-name="Text_20_body">
      <style:paragraph-properties fo:margin-left="0cm" fo:margin-right="0cm" fo:text-indent="0cm" style:auto-text-indent="false"/>
      <style:text-properties fo:language="ca" fo:country="ES" style:language-asian="zxx" style:country-asian="none" style:language-complex="zxx" style:country-complex="none"/>
    </style:style>
    <style:style style:name="P21" style:family="paragraph" style:parent-style-name="Standard">
      <style:text-properties fo:language="ca" fo:country="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27" style:family="paragraph" style:parent-style-name="Text_20_body">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28" style:family="paragraph" style:parent-style-name="Standard" style:master-page-name="">
      <style:paragraph-properties fo:margin-left="0.079cm" fo:margin-right="0cm" fo:text-align="justify" style:justify-single-word="false" fo:text-indent="0cm" style:auto-text-indent="false" style:page-number="auto"/>
      <style:text-properties fo:language="ca" fo:country="ES" fo:background-color="transparent" style:language-asian="zxx" style:country-asian="none" style:language-complex="zxx" style:country-complex="none"/>
    </style:style>
    <style:style style:name="P29"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fo:language="ca" fo:country="ES"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paragraph-rsid="0053b835"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275f00" officeooo:paragraph-rsid="00275f00"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officeooo:rsid="00275f00" officeooo:paragraph-rsid="0028bebb"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officeooo:rsid="004119ac" officeooo:paragraph-rsid="004119ac" fo:background-color="transparent" style:language-asian="zxx" style:country-asian="none" style:language-complex="zxx" style:country-complex="none"/>
    </style:style>
    <style:style style:name="P34" style:family="paragraph" style:parent-style-name="Standard">
      <style:text-properties fo:language="ca" fo:country="ES" officeooo:paragraph-rsid="0028bebb" fo:background-color="transparent" style:language-asian="zxx" style:country-asian="none" style:language-complex="zxx" style:country-complex="none"/>
    </style:style>
    <style:style style:name="P35" style:family="paragraph" style:parent-style-name="Standard">
      <style:text-properties fo:language="ca" fo:country="ES" officeooo:paragraph-rsid="003ca465" fo:background-color="transparent" style:language-asian="zxx" style:country-asian="none" style:language-complex="zxx" style:country-complex="none"/>
    </style:style>
    <style:style style:name="P36" style:family="paragraph" style:parent-style-name="Standard">
      <style:text-properties fo:language="ca" fo:country="ES" officeooo:paragraph-rsid="003e1a46"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style:style>
    <style:style style:name="P38" style:family="paragraph" style:parent-style-name="Standard">
      <style:paragraph-properties fo:text-align="justify" style:justify-single-word="false"/>
      <style:text-properties fo:language="ca" fo:country="ES" officeooo:paragraph-rsid="002e44ce"/>
    </style:style>
    <style:style style:name="P39" style:family="paragraph" style:parent-style-name="Standard">
      <style:paragraph-properties fo:text-align="justify" style:justify-single-word="false"/>
      <style:text-properties fo:language="ca" fo:country="ES" officeooo:paragraph-rsid="00363859"/>
    </style:style>
    <style:style style:name="P40" style:family="paragraph" style:parent-style-name="Standard">
      <style:paragraph-properties fo:margin-left="-0.053cm" fo:margin-right="-0.009cm" fo:text-align="justify" style:justify-single-word="false" fo:text-indent="0cm" style:auto-text-indent="false"/>
      <style:text-properties fo:language="ca" fo:country="ES" officeooo:paragraph-rsid="00363859"/>
    </style:style>
    <style:style style:name="P41" style:family="paragraph" style:parent-style-name="Standard">
      <style:paragraph-properties fo:text-align="justify" style:justify-single-word="false"/>
      <style:text-properties fo:language="ca" fo:country="ES" officeooo:paragraph-rsid="003a722b"/>
    </style:style>
    <style:style style:name="P42" style:family="paragraph" style:parent-style-name="Standard">
      <style:paragraph-properties fo:text-align="justify" style:justify-single-word="false"/>
      <style:text-properties fo:language="ca" fo:country="ES" officeooo:paragraph-rsid="003a7d88"/>
    </style:style>
    <style:style style:name="P43" style:family="paragraph" style:parent-style-name="Standard">
      <style:paragraph-properties fo:margin-left="-0.053cm" fo:margin-right="-0.009cm" fo:text-align="justify" style:justify-single-word="false" fo:text-indent="0cm" style:auto-text-indent="false"/>
      <style:text-properties fo:language="ca" fo:country="ES" officeooo:paragraph-rsid="003a7d88"/>
    </style:style>
    <style:style style:name="P44" style:family="paragraph" style:parent-style-name="Standard">
      <style:paragraph-properties fo:text-align="justify" style:justify-single-word="false"/>
      <style:text-properties fo:language="ca" fo:country="ES" officeooo:paragraph-rsid="003e1a46"/>
    </style:style>
    <style:style style:name="P45" style:family="paragraph" style:parent-style-name="Standard">
      <style:paragraph-properties fo:text-align="justify" style:justify-single-word="false"/>
      <style:text-properties fo:language="ca" fo:country="ES" officeooo:paragraph-rsid="003fc33a"/>
    </style:style>
    <style:style style:name="P46" style:family="paragraph" style:parent-style-name="Table_20_Contents">
      <style:paragraph-properties fo:text-align="justify" style:justify-single-word="false"/>
      <style:text-properties fo:language="ca" fo:country="ES"/>
    </style:style>
    <style:style style:name="P47" style:family="paragraph" style:parent-style-name="Text_20_body">
      <style:paragraph-properties fo:text-align="justify" style:justify-single-word="false"/>
      <style:text-properties fo:language="ca" fo:country="ES"/>
    </style:style>
    <style:style style:name="P48" style:family="paragraph" style:parent-style-name="Standard">
      <style:paragraph-properties fo:margin-left="-0.053cm" fo:margin-right="-0.009cm" fo:text-align="justify" style:justify-single-word="false" fo:text-indent="0cm" style:auto-text-indent="false"/>
      <style:text-properties fo:language="ca" fo:country="ES"/>
    </style:style>
    <style:style style:name="P4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50" style:family="paragraph" style:parent-style-name="Standard">
      <style:text-properties fo:language="ca" fo:country="ES" officeooo:paragraph-rsid="0028bebb"/>
    </style:style>
    <style:style style:name="P51" style:family="paragraph" style:parent-style-name="Standard">
      <style:text-properties fo:language="ca" fo:country="ES" style:text-underline-style="none" style:language-asian="zxx" style:country-asian="none" style:language-complex="zxx" style:country-complex="none"/>
    </style:style>
    <style:style style:name="P52" style:family="paragraph" style:parent-style-name="Table_20_Contents">
      <style:text-properties fo:language="ca" fo:country="ES" style:text-underline-style="none" style:language-asian="zxx" style:country-asian="none" style:language-complex="zxx" style:country-complex="none"/>
    </style:style>
    <style:style style:name="P53" style:family="paragraph" style:parent-style-name="Standard">
      <style:text-properties fo:language="ca" fo:country="ES" officeooo:rsid="001be673" officeooo:paragraph-rsid="001be673"/>
    </style:style>
    <style:style style:name="P54" style:family="paragraph" style:parent-style-name="Text_20_body">
      <style:text-properties fo:language="ca" fo:country="ES" officeooo:rsid="001be673" officeooo:paragraph-rsid="001be673"/>
    </style:style>
    <style:style style:name="P55" style:family="paragraph" style:parent-style-name="Standard">
      <style:text-properties fo:language="ca" fo:country="ES" officeooo:rsid="001be673" officeooo:paragraph-rsid="002220b9"/>
    </style:style>
    <style:style style:name="P56" style:family="paragraph" style:parent-style-name="Standard">
      <style:text-properties fo:language="ca" fo:country="ES" officeooo:rsid="0024df30" officeooo:paragraph-rsid="0024df30"/>
    </style:style>
    <style:style style:name="P57" style:family="paragraph" style:parent-style-name="Standard">
      <style:text-properties fo:language="ca" fo:country="ES" officeooo:paragraph-rsid="0035679e"/>
    </style:style>
    <style:style style:name="P58" style:family="paragraph" style:parent-style-name="Table_20_Contents">
      <style:text-properties fo:language="ca" fo:country="ES" officeooo:paragraph-rsid="0035679e"/>
    </style:style>
    <style:style style:name="P59" style:family="paragraph" style:parent-style-name="Standard">
      <style:text-properties fo:language="ca" fo:country="ES" officeooo:paragraph-rsid="003a7d88"/>
    </style:style>
    <style:style style:name="P60" style:family="paragraph" style:parent-style-name="Standard">
      <style:text-properties fo:language="ca" fo:country="ES" officeooo:paragraph-rsid="003e1a46"/>
    </style:style>
    <style:style style:name="P61" style:family="paragraph" style:parent-style-name="Standard">
      <style:text-properties fo:language="ca" fo:country="ES" officeooo:paragraph-rsid="003fc33a"/>
    </style:style>
    <style:style style:name="P62" style:family="paragraph" style:parent-style-name="Standard">
      <style:text-properties fo:language="ca" fo:country="ES" officeooo:paragraph-rsid="00363859"/>
    </style:style>
    <style:style style:name="P63" style:family="paragraph" style:parent-style-name="Text_20_body">
      <style:text-properties fo:language="ca" fo:country="ES" officeooo:paragraph-rsid="00363859"/>
    </style:style>
    <style:style style:name="P64" style:family="paragraph" style:parent-style-name="Standard">
      <style:text-properties fo:language="ca" fo:country="ES" officeooo:paragraph-rsid="003a722b"/>
    </style:style>
    <style:style style:name="P65" style:family="paragraph" style:parent-style-name="Table_20_Contents">
      <style:text-properties fo:language="ca" fo:country="ES"/>
    </style:style>
    <style:style style:name="P66" style:family="paragraph" style:parent-style-name="Table_20_Contents">
      <style:paragraph-properties fo:text-align="justify" style:justify-single-word="false"/>
      <style:text-properties fo:language="ca" fo:country="ES" fo:font-style="italic" fo:font-weight="bold" style:font-style-asian="italic" style:font-weight-asian="bold" style:font-style-complex="italic" style:font-weight-complex="bold"/>
    </style:style>
    <style:style style:name="P67" style:family="paragraph" style:parent-style-name="Table_20_Contents">
      <style:text-properties fo:language="ca" fo:country="ES" style:text-underline-style="solid" style:text-underline-width="auto" style:text-underline-color="font-color" style:language-asian="zxx" style:country-asian="none" style:language-complex="zxx" style:country-complex="none"/>
    </style:style>
    <style:style style:name="P68" style:family="paragraph" style:parent-style-name="Table_20_Contents">
      <style:text-properties fo:language="ca" fo:country="ES" officeooo:paragraph-rsid="001be673"/>
    </style:style>
    <style:style style:name="P69" style:family="paragraph" style:parent-style-name="Text_20_body">
      <style:text-properties fo:language="ca" fo:country="ES" officeooo:paragraph-rsid="001be673"/>
    </style:style>
    <style:style style:name="P70" style:family="paragraph" style:parent-style-name="Table_20_Contents">
      <style:text-properties fo:language="ca" fo:country="ES" officeooo:rsid="00208b1e" officeooo:paragraph-rsid="00208b1e"/>
    </style:style>
    <style:style style:name="P71" style:family="paragraph" style:parent-style-name="Table_20_Contents">
      <style:text-properties fo:language="ca" fo:country="ES" officeooo:rsid="00208b1e" officeooo:paragraph-rsid="002220b9"/>
    </style:style>
    <style:style style:name="P72" style:family="paragraph" style:parent-style-name="Table_20_Contents">
      <style:text-properties fo:language="ca" fo:country="ES" officeooo:paragraph-rsid="002220b9"/>
    </style:style>
    <style:style style:name="P73" style:family="paragraph" style:parent-style-name="Text_20_body">
      <style:text-properties fo:language="ca" fo:country="ES" officeooo:paragraph-rsid="002220b9"/>
    </style:style>
    <style:style style:name="P74" style:family="paragraph" style:parent-style-name="Table_20_Contents">
      <style:text-properties fo:language="ca" fo:country="ES" officeooo:paragraph-rsid="0023d7ca"/>
    </style:style>
    <style:style style:name="P75" style:family="paragraph" style:parent-style-name="Table_20_Contents">
      <style:paragraph-properties fo:text-align="center" style:justify-single-word="false"/>
      <style:text-properties fo:language="ca" fo:country="ES" fo:font-weight="bold" style:font-weight-asian="bold" style:font-weight-complex="bold"/>
    </style:style>
    <style:style style:name="P76" style:family="paragraph" style:parent-style-name="Text_20_body">
      <style:text-properties fo:language="ca" fo:country="ES"/>
    </style:style>
    <style:style style:name="P77" style:family="paragraph" style:parent-style-name="Text_20_body">
      <style:text-properties fo:language="ca" fo:country="ES" officeooo:rsid="0019879d" officeooo:paragraph-rsid="0019879d"/>
    </style:style>
    <style:style style:name="P78" style:family="paragraph" style:parent-style-name="Text_20_body">
      <style:text-properties fo:language="ca" fo:country="ES" officeooo:paragraph-rsid="0020c7e5"/>
    </style:style>
    <style:style style:name="P79" style:family="paragraph" style:parent-style-name="Text_20_body">
      <style:text-properties fo:language="ca" fo:country="ES" officeooo:rsid="003054fe" officeooo:paragraph-rsid="003054fe"/>
    </style:style>
    <style:style style:name="P80" style:family="paragraph" style:parent-style-name="Subtitle">
      <style:paragraph-properties fo:text-align="center" style:justify-single-word="false"/>
      <style:text-properties fo:language="ca" fo:country="ES"/>
    </style:style>
    <style:style style:name="P81" style:family="paragraph" style:parent-style-name="Title">
      <style:paragraph-properties fo:text-align="center" style:justify-single-word="false"/>
      <style:text-properties fo:language="ca" fo:country="ES"/>
    </style:style>
    <style:style style:name="P82" style:family="paragraph" style:parent-style-name="Standard">
      <style:paragraph-properties fo:margin-left="0cm" fo:margin-right="0cm" fo:text-indent="0cm" style:auto-text-indent="false"/>
      <style:text-properties fo:language="ca" fo:country="ES"/>
    </style:style>
    <style:style style:name="P83" style:family="paragraph" style:parent-style-name="Text_20_body">
      <style:paragraph-properties fo:margin-left="0cm" fo:margin-right="0cm" fo:text-indent="0cm" style:auto-text-indent="false"/>
      <style:text-properties fo:language="ca" fo:country="ES"/>
    </style:style>
    <style:style style:name="P84"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85"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679e"/>
    </style:style>
    <style:style style:name="P86" style:family="paragraph" style:parent-style-name="Standard">
      <style:text-properties fo:language="ca" fo:country="ES" officeooo:paragraph-rsid="004f2663"/>
    </style:style>
    <style:style style:name="P87" style:family="paragraph" style:parent-style-name="Standard">
      <style:paragraph-properties fo:break-before="auto" fo:break-after="auto"/>
      <style:text-properties fo:language="ca" fo:country="ES"/>
    </style:style>
    <style:style style:name="P88" style:family="paragraph" style:parent-style-name="Text_20_body">
      <style:paragraph-properties fo:break-before="auto" fo:break-after="auto"/>
      <style:text-properties fo:language="ca" fo:country="ES"/>
    </style:style>
    <style:style style:name="P89" style:family="paragraph" style:parent-style-name="Standard">
      <style:text-properties fo:language="ca" fo:country="ES" officeooo:paragraph-rsid="0056e3fe"/>
    </style:style>
    <style:style style:name="P90" style:family="paragraph" style:parent-style-name="Standard">
      <style:paragraph-properties fo:break-before="auto" fo:break-after="auto"/>
      <style:text-properties fo:language="ca" fo:country="ES" officeooo:paragraph-rsid="0053b835"/>
    </style:style>
    <style:style style:name="P91" style:family="paragraph" style:parent-style-name="Text_20_body">
      <style:text-properties fo:language="ca" fo:country="ES" officeooo:paragraph-rsid="0053b835"/>
    </style:style>
    <style:style style:name="P92" style:family="paragraph" style:parent-style-name="Standard">
      <style:text-properties fo:language="ca" fo:country="ES" officeooo:paragraph-rsid="005826b7"/>
    </style:style>
    <style:style style:name="P93" style:family="paragraph" style:parent-style-name="Text_20_body">
      <style:text-properties fo:language="ca" fo:country="ES" officeooo:paragraph-rsid="005826b7"/>
    </style:style>
    <style:style style:name="P94" style:family="paragraph" style:parent-style-name="Table_20_Contents">
      <style:paragraph-properties fo:text-align="start" style:justify-single-word="false"/>
      <style:text-properties fo:language="ca" fo:country="ES" officeooo:rsid="004efbf9" officeooo:paragraph-rsid="004efbf9"/>
    </style:style>
    <style:style style:name="P95" style:family="paragraph" style:parent-style-name="Text_20_body">
      <style:text-properties fo:language="ca" fo:country="ES" officeooo:paragraph-rsid="004fdce2"/>
    </style:style>
    <style:style style:name="P96" style:family="paragraph" style:parent-style-name="Text_20_body">
      <style:text-properties fo:language="ca" fo:country="ES" officeooo:paragraph-rsid="00523ec3"/>
    </style:style>
    <style:style style:name="P97" style:family="paragraph" style:parent-style-name="Table_20_Contents">
      <style:paragraph-properties fo:text-align="start" style:justify-single-word="false"/>
      <style:text-properties fo:language="ca" fo:country="ES" officeooo:rsid="005fec48" officeooo:paragraph-rsid="005fec48"/>
    </style:style>
    <style:style style:name="P98" style:family="paragraph" style:parent-style-name="Text_20_body">
      <style:text-properties fo:language="ca" fo:country="ES" officeooo:rsid="0063a435" officeooo:paragraph-rsid="0063d19c"/>
    </style:style>
    <style:style style:name="P99" style:family="paragraph" style:parent-style-name="Standard">
      <loext:graphic-properties draw:fill="solid" draw:fill-color="#2b2b2b"/>
      <style:paragraph-properties fo:background-color="#2b2b2b" fo:padding="0cm" fo:border="none" style:shadow="none"/>
      <style:text-properties fo:language="ca" fo:country="ES" officeooo:rsid="0063a435" officeooo:paragraph-rsid="006d21a1"/>
    </style:style>
    <style:style style:name="P100" style:family="paragraph" style:parent-style-name="Standard">
      <style:text-properties fo:language="ca" fo:country="ES" officeooo:rsid="0063a435" officeooo:paragraph-rsid="006d21a1"/>
    </style:style>
    <style:style style:name="P101" style:family="paragraph" style:parent-style-name="Text_20_body">
      <style:text-properties fo:language="ca" fo:country="ES" officeooo:rsid="00658593" officeooo:paragraph-rsid="00658593"/>
    </style:style>
    <style:style style:name="P102" style:family="paragraph" style:parent-style-name="Text_20_body">
      <style:text-properties fo:language="ca" fo:country="ES" officeooo:rsid="00658593"/>
    </style:style>
    <style:style style:name="P103" style:family="paragraph" style:parent-style-name="Table_20_Contents">
      <style:paragraph-properties fo:text-align="start" style:justify-single-word="false"/>
      <style:text-properties fo:language="ca" fo:country="ES" officeooo:rsid="006f8938" officeooo:paragraph-rsid="006f8938"/>
    </style:style>
    <style:style style:name="P104"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105" style:family="paragraph" style:parent-style-name="Standard">
      <style:paragraph-properties fo:text-align="justify" style:justify-single-word="false"/>
      <style:text-properties style:font-name="Arial2" fo:font-size="11pt" fo:language="ca" fo:country="ES" officeooo:rsid="0028bebb" officeooo:paragraph-rsid="0028bebb" fo:background-color="transparent" style:language-asian="zxx" style:country-asian="none" style:language-complex="zxx" style:country-complex="none"/>
    </style:style>
    <style:style style:name="P106" style:family="paragraph" style:parent-style-name="Standard">
      <style:paragraph-properties fo:text-align="justify" style:justify-single-word="false"/>
      <style:text-properties style:font-name="Arial2" fo:font-size="11pt" fo:language="ca" fo:country="ES" officeooo:rsid="00299906" officeooo:paragraph-rsid="002e44ce" fo:background-color="transparent" style:language-asian="zxx" style:country-asian="none" style:language-complex="zxx" style:country-complex="none"/>
    </style:style>
    <style:style style:name="P107" style:family="paragraph" style:parent-style-name="Standard">
      <style:paragraph-properties fo:text-align="justify" style:justify-single-word="false"/>
      <style:text-properties style:font-name="Arial2" fo:font-size="11pt" fo:language="ca" fo:country="ES" officeooo:rsid="00299906" officeooo:paragraph-rsid="002f8d2c" fo:background-color="transparent" style:language-asian="zxx" style:country-asian="none" style:language-complex="zxx" style:country-complex="none"/>
    </style:style>
    <style:style style:name="P108" style:family="paragraph" style:parent-style-name="Table_20_Contents">
      <style:text-properties style:font-name="Arial2" fo:font-size="11pt" fo:language="ca" fo:country="ES"/>
    </style:style>
    <style:style style:name="P109" style:family="paragraph" style:parent-style-name="Table_20_Contents">
      <style:paragraph-properties fo:text-align="start" style:justify-single-word="false"/>
      <style:text-properties style:font-name="Arial2" fo:font-size="11pt" fo:language="ca" fo:country="ES" style:font-size-asian="11pt" style:font-size-complex="11pt"/>
    </style:style>
    <style:style style:name="P110" style:family="paragraph" style:parent-style-name="Table_20_Contents">
      <style:text-properties style:font-name="Arial2" fo:font-size="11pt" fo:language="ca" fo:country="ES" officeooo:rsid="001d7363" officeooo:paragraph-rsid="001d7363"/>
    </style:style>
    <style:style style:name="P111" style:family="paragraph" style:parent-style-name="Table_20_Contents">
      <style:text-properties style:font-name="Arial2" fo:font-size="11pt" fo:language="ca" fo:country="ES" officeooo:rsid="001d7363" officeooo:paragraph-rsid="002220b9"/>
    </style:style>
    <style:style style:name="P112" style:family="paragraph" style:parent-style-name="Table_20_Contents">
      <style:text-properties style:font-name="Arial2" fo:font-size="11pt" fo:language="ca" fo:country="ES" officeooo:rsid="001d7363" officeooo:paragraph-rsid="0035679e"/>
    </style:style>
    <style:style style:name="P113" style:family="paragraph" style:parent-style-name="Table_20_Contents">
      <style:text-properties style:font-name="Arial2" fo:font-size="11pt" fo:language="ca" fo:country="ES" officeooo:rsid="001f0e2e" officeooo:paragraph-rsid="001f0e2e" style:language-asian="zxx" style:country-asian="none" style:language-complex="zxx" style:country-complex="none"/>
    </style:style>
    <style:style style:name="P114" style:family="paragraph" style:parent-style-name="Table_20_Contents">
      <style:text-properties style:font-name="Arial2" fo:font-size="11pt" fo:language="ca" fo:country="ES" officeooo:rsid="001f0e2e" officeooo:paragraph-rsid="002220b9" style:language-asian="zxx" style:country-asian="none" style:language-complex="zxx" style:country-complex="none"/>
    </style:style>
    <style:style style:name="P115" style:family="paragraph" style:parent-style-name="Table_20_Contents">
      <style:text-properties style:font-name="Arial2" fo:font-size="11pt" fo:language="ca" fo:country="ES" officeooo:rsid="00208b1e" officeooo:paragraph-rsid="00208b1e" style:language-asian="zxx" style:country-asian="none" style:language-complex="zxx" style:country-complex="none"/>
    </style:style>
    <style:style style:name="P116" style:family="paragraph" style:parent-style-name="Table_20_Contents">
      <style:text-properties style:font-name="Arial2" fo:font-size="11pt" fo:language="ca" fo:country="ES" officeooo:rsid="00208b1e" officeooo:paragraph-rsid="002220b9" style:language-asian="zxx" style:country-asian="none" style:language-complex="zxx" style:country-complex="none"/>
    </style:style>
    <style:style style:name="P117" style:family="paragraph" style:parent-style-name="Table_20_Contents">
      <style:text-properties style:font-name="Arial2" fo:font-size="11pt" fo:language="ca" fo:country="ES" officeooo:rsid="001f0e2e" officeooo:paragraph-rsid="001f0e2e"/>
    </style:style>
    <style:style style:name="P118" style:family="paragraph" style:parent-style-name="Table_20_Contents">
      <style:text-properties style:font-name="Arial2" fo:font-size="11pt" fo:language="ca" fo:country="ES" officeooo:rsid="001f0e2e" officeooo:paragraph-rsid="002220b9"/>
    </style:style>
    <style:style style:name="P119" style:family="paragraph" style:parent-style-name="Table_20_Contents">
      <style:text-properties style:font-name="Arial2" fo:font-size="11pt" fo:language="ca" fo:country="ES" officeooo:rsid="00208b1e" officeooo:paragraph-rsid="00208b1e"/>
    </style:style>
    <style:style style:name="P120" style:family="paragraph" style:parent-style-name="Table_20_Contents">
      <style:text-properties style:font-name="Arial2" fo:font-size="11pt" fo:language="ca" fo:country="ES" officeooo:rsid="0023d7ca" officeooo:paragraph-rsid="0023d7ca"/>
    </style:style>
    <style:style style:name="P121" style:family="paragraph" style:parent-style-name="Table_20_Contents">
      <style:text-properties style:font-name="Arial2" fo:font-size="11pt" fo:language="ca" fo:country="ES" officeooo:rsid="0035679e" officeooo:paragraph-rsid="0035679e"/>
    </style:style>
    <style:style style:name="P122" style:family="paragraph" style:parent-style-name="Table_20_Contents">
      <style:text-properties style:font-name="Arial2" fo:font-size="11pt" fo:language="ca" fo:country="ES" fo:font-style="italic" officeooo:rsid="0035679e" officeooo:paragraph-rsid="0035679e" style:font-style-asian="italic" style:font-style-complex="italic"/>
    </style:style>
    <style:style style:name="P123" style:family="paragraph" style:parent-style-name="Standard">
      <style:text-properties fo:color="#000000" loext:opacity="100%" style:font-name="Arial2" fo:font-size="11pt" fo:language="ca" fo:country="ES" officeooo:rsid="001f0e2e" officeooo:paragraph-rsid="002220b9" style:language-asian="zxx" style:country-asian="none" style:language-complex="zxx" style:country-complex="none"/>
    </style:style>
    <style:style style:name="P124" style:family="paragraph" style:parent-style-name="Text_20_body">
      <style:text-properties fo:color="#000000" loext:opacity="100%" style:font-name="Arial2" fo:font-size="11pt" fo:language="ca" fo:country="ES" officeooo:rsid="001f0e2e" officeooo:paragraph-rsid="001f0e2e" style:language-asian="zxx" style:country-asian="none" style:language-complex="zxx" style:country-complex="none"/>
    </style:style>
    <style:style style:name="P125" style:family="paragraph" style:parent-style-name="Table_20_Contents">
      <style:text-properties fo:color="#000000" loext:opacity="100%" style:font-name="Arial2" fo:font-size="11pt" fo:language="ca" fo:country="ES" officeooo:rsid="001d7363" officeooo:paragraph-rsid="001d7363" style:language-asian="zxx" style:country-asian="none" style:language-complex="zxx" style:country-complex="none"/>
    </style:style>
    <style:style style:name="P126" style:family="paragraph" style:parent-style-name="Text_20_body">
      <style:text-properties fo:color="#000000" loext:opacity="100%" style:font-name="Arial2" fo:font-size="11pt" fo:language="ca" fo:country="ES" officeooo:rsid="001d7363" officeooo:paragraph-rsid="001d7363" style:language-asian="zxx" style:country-asian="none" style:language-complex="zxx" style:country-complex="none"/>
    </style:style>
    <style:style style:name="P127" style:family="paragraph" style:parent-style-name="Table_20_Contents">
      <style:text-properties fo:color="#000000" loext:opacity="100%" style:font-name="Arial2" fo:font-size="11pt" fo:language="ca" fo:country="ES" officeooo:rsid="001d7363" officeooo:paragraph-rsid="002220b9" style:language-asian="zxx" style:country-asian="none" style:language-complex="zxx" style:country-complex="none"/>
    </style:style>
    <style:style style:name="P128" style:family="paragraph" style:parent-style-name="Text_20_body">
      <style:text-properties fo:color="#000000" loext:opacity="100%" style:font-name="Arial2" fo:font-size="11pt" fo:language="ca" fo:country="ES" officeooo:rsid="001d7363" officeooo:paragraph-rsid="002220b9" style:language-asian="zxx" style:country-asian="none" style:language-complex="zxx" style:country-complex="none"/>
    </style:style>
    <style:style style:name="P129" style:family="paragraph" style:parent-style-name="Table_20_Contents">
      <style:text-properties fo:color="#000000" loext:opacity="100%" style:font-name="Arial2" fo:font-size="11pt" fo:language="ca" fo:country="ES" officeooo:rsid="00208b1e" officeooo:paragraph-rsid="00208b1e" style:language-asian="zxx" style:country-asian="none" style:language-complex="zxx" style:country-complex="none"/>
    </style:style>
    <style:style style:name="P130" style:family="paragraph" style:parent-style-name="Text_20_body">
      <style:text-properties fo:color="#000000" loext:opacity="100%" style:font-name="Arial2" fo:font-size="11pt" fo:language="ca" fo:country="ES" officeooo:rsid="00208b1e" officeooo:paragraph-rsid="00208b1e" style:language-asian="zxx" style:country-asian="none" style:language-complex="zxx" style:country-complex="none"/>
    </style:style>
    <style:style style:name="P131" style:family="paragraph" style:parent-style-name="Text_20_body">
      <style:text-properties fo:color="#000000" loext:opacity="100%" style:font-name="Arial2" fo:font-size="11pt" fo:language="ca" fo:country="ES" officeooo:rsid="00208b1e" officeooo:paragraph-rsid="002220b9" style:language-asian="zxx" style:country-asian="none" style:language-complex="zxx" style:country-complex="none"/>
    </style:style>
    <style:style style:name="P132" style:family="paragraph" style:parent-style-name="Text_20_body">
      <style:text-properties fo:color="#000000" loext:opacity="100%" style:font-name="Arial2" fo:font-size="11pt" fo:language="ca" fo:country="ES" officeooo:rsid="001be673" officeooo:paragraph-rsid="001be673" style:language-asian="zxx" style:country-asian="none" style:language-complex="zxx" style:country-complex="none"/>
    </style:style>
    <style:style style:name="P133" style:family="paragraph" style:parent-style-name="Text_20_body">
      <style:text-properties fo:color="#000000" loext:opacity="100%" style:font-name="Arial2" fo:font-size="11pt" fo:language="ca" fo:country="ES" officeooo:rsid="001be673" officeooo:paragraph-rsid="002220b9" style:language-asian="zxx" style:country-asian="none" style:language-complex="zxx" style:country-complex="none"/>
    </style:style>
    <style:style style:name="P134" style:family="paragraph" style:parent-style-name="Text_20_body">
      <style:text-properties fo:color="#000000" loext:opacity="100%" style:font-name="Arial2" fo:font-size="11pt" fo:language="ca" fo:country="ES" officeooo:rsid="001be673" officeooo:paragraph-rsid="0035679e" style:language-asian="zxx" style:country-asian="none" style:language-complex="zxx" style:country-complex="none"/>
    </style:style>
    <style:style style:name="P135" style:family="paragraph" style:parent-style-name="Text_20_body">
      <style:text-properties fo:color="#000000" loext:opacity="100%" style:font-name="Arial2" fo:font-size="11pt" fo:language="ca" fo:country="ES" officeooo:rsid="0059d4c3" officeooo:paragraph-rsid="0059d4c3"/>
    </style:style>
    <style:style style:name="P136" style:family="paragraph" style:parent-style-name="Text_20_body">
      <style:text-properties fo:color="#000000" loext:opacity="100%" style:font-name="Arial2" fo:font-size="11pt" fo:language="ca" fo:country="ES" fo:font-style="normal" officeooo:rsid="0059d4c3" officeooo:paragraph-rsid="0059d4c3" style:font-style-asian="normal" style:font-style-complex="normal"/>
    </style:style>
    <style:style style:name="P137" style:family="paragraph" style:parent-style-name="Text_20_body">
      <style:text-properties fo:color="#000000" loext:opacity="100%" style:font-name="Arial2" fo:font-size="11pt" officeooo:rsid="005cca49" officeooo:paragraph-rsid="005cca49"/>
    </style:style>
    <style:style style:name="P138" style:family="paragraph" style:parent-style-name="Standard">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39" style:family="paragraph" style:parent-style-name="Standard">
      <style:paragraph-properties fo:text-align="justify" style:justify-single-word="false"/>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40" style:family="paragraph" style:parent-style-name="Standard">
      <style:paragraph-properties fo:margin-left="-0.097cm" fo:margin-right="-0.009cm" fo:text-align="justify" style:justify-single-word="false" fo:text-indent="0cm" style:auto-text-indent="false"/>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41" style:family="paragraph" style:parent-style-name="Standard">
      <style:paragraph-properties fo:text-align="start" style:justify-single-word="false"/>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4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4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275f00" style:font-name-asian="Courier New1" style:font-size-asian="10pt" style:language-asian="zxx" style:country-asian="none" style:font-name-complex="Courier New1" style:font-size-complex="10pt" style:language-complex="zxx" style:country-complex="none"/>
    </style:style>
    <style:style style:name="P14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2671da" style:font-name-asian="Courier New1" style:font-size-asian="10pt" style:language-asian="zxx" style:country-asian="none" style:font-name-complex="Courier New1" style:font-size-complex="10pt" style:language-complex="zxx" style:country-complex="none"/>
    </style:style>
    <style:style style:name="P14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28bebb" style:font-name-asian="Courier New1" style:font-size-asian="10pt" style:language-asian="zxx" style:country-asian="none" style:font-name-complex="Courier New1" style:font-size-complex="10pt" style:language-complex="zxx" style:country-complex="none"/>
    </style:style>
    <style:style style:name="P14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363859" style:font-name-asian="Courier New1" style:font-size-asian="10pt" style:language-asian="zxx" style:country-asian="none" style:font-name-complex="Courier New1" style:font-size-complex="10pt" style:language-complex="zxx" style:country-complex="none"/>
    </style:style>
    <style:style style:name="P14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3a722b" style:font-name-asian="Courier New1" style:font-size-asian="10pt" style:language-asian="zxx" style:country-asian="none" style:font-name-complex="Courier New1" style:font-size-complex="10pt" style:language-complex="zxx" style:country-complex="none"/>
    </style:style>
    <style:style style:name="P14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3e1a46" style:font-name-asian="Courier New1" style:font-size-asian="10pt" style:language-asian="zxx" style:country-asian="none" style:font-name-complex="Courier New1" style:font-size-complex="10pt" style:language-complex="zxx" style:country-complex="none"/>
    </style:style>
    <style:style style:name="P14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3fc33a" style:font-name-asian="Courier New1" style:font-size-asian="10pt" style:language-asian="zxx" style:country-asian="none" style:font-name-complex="Courier New1" style:font-size-complex="10pt" style:language-complex="zxx" style:country-complex="none"/>
    </style:style>
    <style:style style:name="P150" style:family="paragraph" style:parent-style-name="Standard">
      <style:paragraph-properties fo:text-align="justify" style:justify-single-word="false"/>
      <style:text-properties fo:color="#000000" loext:opacity="100%" style:font-name="Courier New1" fo:font-size="10pt" fo:language="ca" fo:country="ES" style:font-name-asian="Courier New1" style:font-size-asian="10pt" style:font-name-complex="Courier New1" style:font-size-complex="10pt"/>
    </style:style>
    <style:style style:name="P151" style:family="paragraph" style:parent-style-name="Standard">
      <style:paragraph-properties fo:text-align="justify" style:justify-single-word="false"/>
      <style:text-properties fo:color="#000000" loext:opacity="100%" style:font-name="Courier New1" fo:font-size="10pt" fo:language="ca" fo:country="ES" officeooo:paragraph-rsid="002f8d2c" style:font-name-asian="Courier New1" style:font-size-asian="10pt" style:font-name-complex="Courier New1" style:font-size-complex="10pt"/>
    </style:style>
    <style:style style:name="P152" style:family="paragraph" style:parent-style-name="Standard">
      <style:paragraph-properties fo:text-align="justify" style:justify-single-word="false"/>
      <style:text-properties fo:color="#000000" loext:opacity="100%" style:font-name="Courier New1" fo:font-size="10pt" fo:language="ca" fo:country="ES" fo:background-color="transparent" style:font-name-asian="Courier New1" style:font-size-asian="10pt" style:language-asian="zxx" style:country-asian="none" style:font-name-complex="Courier New1" style:font-size-complex="10pt" style:language-complex="zxx" style:country-complex="none"/>
    </style:style>
    <style:style style:name="P15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background-color="transparent" style:font-name-asian="Courier New1" style:font-size-asian="10pt" style:language-asian="zxx" style:country-asian="none" style:font-name-complex="Courier New1" style:font-size-complex="10pt" style:language-complex="zxx" style:country-complex="none"/>
    </style:style>
    <style:style style:name="P15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style:font-size-asian="10pt" style:font-size-complex="10pt"/>
    </style:style>
    <style:style style:name="P15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28bebb" style:font-size-asian="10pt" style:font-size-complex="10pt"/>
    </style:style>
    <style:style style:name="P15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bold"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15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bold" officeooo:paragraph-rsid="002671da"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15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bold" officeooo:paragraph-rsid="00275f00"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15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bold" officeooo:paragraph-rsid="0028bebb"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16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normal" style:font-name-asian="Courier New1" style:font-size-asian="10pt" style:language-asian="zxx" style:country-asian="none" style:font-weight-asian="normal" style:font-name-complex="Courier New1" style:font-size-complex="10pt" style:language-complex="zxx" style:country-complex="none" style:font-weight-complex="normal"/>
    </style:style>
    <style:style style:name="P16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normal" officeooo:paragraph-rsid="0028bebb" style:font-name-asian="Courier New1" style:font-size-asian="10pt" style:language-asian="zxx" style:country-asian="none" style:font-weight-asian="normal" style:font-name-complex="Courier New1" style:font-size-complex="10pt" style:language-complex="zxx" style:country-complex="none" style:font-weight-complex="normal"/>
    </style:style>
    <style:style style:name="P16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officeooo:paragraph-rsid="0053b835" style:font-name-asian="Courier New1" style:font-size-asian="10pt" style:language-asian="zxx" style:country-asian="none" style:font-name-complex="Courier New1" style:font-size-complex="10pt" style:language-complex="zxx" style:country-complex="none"/>
    </style:style>
    <style:style style:name="P16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officeooo:paragraph-rsid="001f4d71" style:font-name-asian="Courier New1" style:font-size-asian="10pt" style:language-asian="zxx" style:country-asian="none" style:font-name-complex="Courier New1" style:font-size-complex="10pt" style:language-complex="zxx" style:country-complex="none"/>
    </style:style>
    <style:style style:name="P164" style:family="paragraph" style:parent-style-name="Text_20_body">
      <style:text-properties fo:color="#000000" loext:opacity="100%" style:font-name="Courier New1" fo:font-size="8pt" fo:language="ca" fo:country="ES" officeooo:rsid="005e123c" officeooo:paragraph-rsid="005b738e" style:font-size-asian="8pt" style:font-size-complex="8pt"/>
    </style:style>
    <style:style style:name="P165" style:family="paragraph" style:parent-style-name="Standard">
      <style:text-properties fo:color="#000000" loext:opacity="100%" style:font-name="Courier New" fo:language="ca" fo:country="ES"/>
    </style:style>
    <style:style style:name="P166" style:family="paragraph" style:parent-style-name="Standard">
      <style:text-properties fo:color="#000000" loext:opacity="100%" style:font-name="Courier New" fo:language="ca" fo:country="ES" officeooo:paragraph-rsid="0028bebb"/>
    </style:style>
    <style:style style:name="P167" style:family="paragraph" style:parent-style-name="Preformatted_20_Text">
      <loext:graphic-properties draw:fill="solid" draw:fill-color="#ffffff" draw:opacity="100%"/>
      <style:paragraph-properties fo:background-color="#ffffff"/>
      <style:text-properties fo:color="#000000" loext:opacity="100%" style:font-name="Courier New" fo:language="ca" fo:country="ES" officeooo:paragraph-rsid="0028bebb"/>
    </style:style>
    <style:style style:name="P168"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 fo:language="ca" fo:country="ES"/>
    </style:style>
    <style:style style:name="P169"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 fo:language="ca" fo:country="ES" officeooo:paragraph-rsid="002be996"/>
    </style:style>
    <style:style style:name="P170" style:family="paragraph" style:parent-style-name="Preformatted_20_Text">
      <style:text-properties fo:color="#000000" loext:opacity="100%" style:font-name="Courier New" fo:language="ca" fo:country="ES"/>
    </style:style>
    <style:style style:name="P171" style:family="paragraph" style:parent-style-name="Preformatted_20_Text">
      <loext:graphic-properties draw:fill="solid" draw:fill-color="#ffffff" draw:opacity="100%"/>
      <style:paragraph-properties fo:background-color="#ffffff"/>
      <style:text-properties fo:color="#000000" loext:opacity="100%" style:font-name="Courier New" fo:language="ca" fo:country="ES"/>
    </style:style>
    <style:style style:name="P172"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fo:language="ca" fo:country="ES"/>
    </style:style>
    <style:style style:name="P173"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fo:language="ca" fo:country="ES" officeooo:paragraph-rsid="002be996"/>
    </style:style>
    <style:style style:name="P174" style:family="paragraph" style:parent-style-name="Preformatted_20_Text">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4f2663" style:font-name-asian="Courier New1" style:font-size-asian="10pt" style:language-asian="zxx" style:country-asian="none" style:font-name-complex="Courier New1" style:font-size-complex="10pt" style:language-complex="zxx" style:country-complex="none"/>
    </style:style>
    <style:style style:name="P175"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officeooo:paragraph-rsid="004f2663"/>
    </style:style>
    <style:style style:name="P176"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officeooo:paragraph-rsid="004fdce2"/>
    </style:style>
    <style:style style:name="P177"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officeooo:paragraph-rsid="00508571"/>
    </style:style>
    <style:style style:name="P178"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9" style:family="paragraph" style:parent-style-name="Text_20_body">
      <style:paragraph-properties fo:margin-top="0cm" fo:margin-bottom="0cm" style:contextual-spacing="false" fo:text-align="center" style:justify-single-word="false"/>
      <style:text-properties fo:color="#000000" loext:opacity="100%" fo:font-size="10pt" fo:language="ca" fo:country="ES" fo:font-weight="bold" style:font-size-asian="10pt" style:font-weight-asian="bold" style:font-size-complex="10pt" style:font-weight-complex="bold"/>
    </style:style>
    <style:style style:name="P180" style:family="paragraph" style:parent-style-name="Text_20_body">
      <style:paragraph-properties fo:text-align="justify" style:justify-single-word="false"/>
      <style:text-properties fo:color="#000000" loext:opacity="1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181"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officeooo:paragraph-rsid="0053b835"/>
    </style:style>
    <style:style style:name="P182" style:family="paragraph" style:parent-style-name="Standard">
      <style:paragraph-properties fo:text-align="end" style:justify-single-word="false"/>
      <style:text-properties style:font-name="Arial" fo:language="ca" fo:country="ES"/>
    </style:style>
    <style:style style:name="P183" style:family="paragraph" style:parent-style-name="Standard">
      <style:paragraph-properties fo:text-align="center" style:justify-single-word="false"/>
      <style:text-properties style:font-name="Arial" fo:language="ca" fo:country="ES" fo:background-color="#ffff00"/>
    </style:style>
    <style:style style:name="P184"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85"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186"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8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8" style:family="paragraph" style:parent-style-name="Table_20_Contents">
      <style:paragraph-properties fo:text-align="start" style:justify-single-word="false"/>
      <style:text-properties style:font-name="Arial" fo:font-size="11pt" fo:language="ca" fo:country="ES" officeooo:rsid="004efbf9" officeooo:paragraph-rsid="004efbf9" style:font-size-asian="11pt" style:font-size-complex="11pt"/>
    </style:style>
    <style:style style:name="P189" style:family="paragraph" style:parent-style-name="Table_20_Contents">
      <style:paragraph-properties fo:text-align="start" style:justify-single-word="false"/>
      <style:text-properties style:font-name="Arial" fo:font-size="11pt" fo:language="ca" fo:country="ES" officeooo:rsid="005fec48" officeooo:paragraph-rsid="005fec48" style:font-size-asian="11pt" style:font-size-complex="11pt"/>
    </style:style>
    <style:style style:name="P190" style:family="paragraph" style:parent-style-name="Table_20_Contents">
      <style:paragraph-properties fo:text-align="start" style:justify-single-word="false"/>
      <style:text-properties style:font-name="Arial" fo:font-size="11pt" fo:language="ca" fo:country="ES" officeooo:rsid="006f8938" officeooo:paragraph-rsid="006f8938" style:font-size-asian="11pt" style:font-size-complex="11pt"/>
    </style:style>
    <style:style style:name="P19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2" style:family="paragraph" style:parent-style-name="Standard">
      <style:text-properties style:font-name="Arial" fo:font-size="14pt" fo:language="ca" fo:country="ES" fo:font-weight="bold" officeooo:rsid="005a2697" officeooo:paragraph-rsid="0053b835" style:font-name-asian="MS Mincho" style:font-size-asian="14pt" style:font-weight-asian="bold" style:font-name-complex="Tahoma2" style:font-size-complex="14pt" style:font-weight-complex="bold"/>
    </style:style>
    <style:style style:name="P193" style:family="paragraph" style:parent-style-name="Text_20_body">
      <style:text-properties style:font-name="Arial" fo:font-size="14pt" fo:language="ca" fo:country="ES" fo:font-weight="bold" officeooo:rsid="005a2697" officeooo:paragraph-rsid="0053b835" style:font-name-asian="MS Mincho" style:font-size-asian="14pt" style:font-weight-asian="bold" style:font-name-complex="Tahoma2" style:font-size-complex="14pt" style:font-weight-complex="bold"/>
    </style:style>
    <style:style style:name="P194" style:family="paragraph" style:parent-style-name="Standard">
      <style:text-properties style:font-name="Arial" fo:font-size="14pt" fo:language="ca" fo:country="ES" fo:font-weight="bold" officeooo:rsid="00650482" officeooo:paragraph-rsid="0053b835" style:font-name-asian="MS Mincho" style:font-size-asian="14pt" style:font-weight-asian="bold" style:font-name-complex="Tahoma2" style:font-size-complex="14pt" style:font-weight-complex="bold"/>
    </style:style>
    <style:style style:name="P195" style:family="paragraph" style:parent-style-name="Text_20_body">
      <style:text-properties style:font-name="Arial" fo:font-size="14pt" fo:language="ca" fo:country="ES" fo:font-weight="bold" officeooo:rsid="00650482" officeooo:paragraph-rsid="0053b835" style:font-name-asian="MS Mincho" style:font-size-asian="14pt" style:font-weight-asian="bold" style:font-name-complex="Tahoma2" style:font-size-complex="14pt" style:font-weight-complex="bold"/>
    </style:style>
    <style:style style:name="P196" style:family="paragraph" style:parent-style-name="Text_20_body">
      <style:text-properties style:font-name="Arial" fo:font-size="14pt" fo:language="ca" fo:country="ES" fo:font-weight="bold" officeooo:rsid="0032a23d" style:font-name-asian="MS Mincho" style:font-size-asian="14pt" style:font-weight-asian="bold" style:font-name-complex="Tahoma2" style:font-size-complex="14pt" style:font-weight-complex="bold"/>
    </style:style>
    <style:style style:name="P197" style:family="paragraph" style:parent-style-name="Text_20_body">
      <style:text-properties style:font-name="Arial" fo:font-size="14pt" fo:language="ca" fo:country="ES" fo:font-weight="bold" officeooo:rsid="00668cf6" officeooo:paragraph-rsid="005826b7" style:font-name-asian="MS Mincho" style:font-size-asian="14pt" style:font-weight-asian="bold" style:font-name-complex="Tahoma2" style:font-size-complex="14pt" style:font-weight-complex="bold"/>
    </style:style>
    <style:style style:name="P198" style:family="paragraph" style:parent-style-name="Text_20_body">
      <style:text-properties style:font-name="Arial" fo:font-size="14pt" fo:language="ca" fo:country="ES" fo:font-weight="bold" officeooo:rsid="00668cf6" officeooo:paragraph-rsid="0055305e" style:font-name-asian="MS Mincho" style:font-size-asian="14pt" style:font-weight-asian="bold" style:font-name-complex="Tahoma2" style:font-size-complex="14pt" style:font-weight-complex="bold"/>
    </style:style>
    <style:style style:name="P199" style:family="paragraph" style:parent-style-name="Standard">
      <style:paragraph-properties fo:text-align="justify" style:justify-single-word="false"/>
      <style:text-properties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20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201" style:family="paragraph" style:parent-style-name="Standard">
      <style:paragraph-properties fo:text-align="justify" style:justify-single-word="false"/>
      <style:text-properties style:font-name="Courier New1" fo:font-size="10pt" fo:language="ca" fo:country="ES" style:font-name-asian="Courier New1" style:font-size-asian="10pt" style:font-name-complex="Courier New1" style:font-size-complex="10pt"/>
    </style:style>
    <style:style style:name="P202" style:family="paragraph" style:parent-style-name="Standard">
      <style:paragraph-properties fo:text-align="justify" style:justify-single-word="false"/>
      <style:text-properties style:font-name="Courier New1" fo:font-size="10pt" fo:language="ca" fo:country="ES" officeooo:paragraph-rsid="002f8d2c" style:font-name-asian="Courier New1" style:font-size-asian="10pt" style:font-name-complex="Courier New1" style:font-size-complex="10pt"/>
    </style:style>
    <style:style style:name="P203" style:family="paragraph" style:parent-style-name="Standard">
      <style:paragraph-properties fo:margin-left="0cm" fo:margin-right="0cm" fo:text-align="start" style:justify-single-word="false" fo:text-indent="0cm" style:auto-text-indent="false"/>
      <style:text-properties style:font-name="Courier New1" fo:font-size="10pt" fo:language="ca" fo:country="ES" officeooo:paragraph-rsid="0053b835" style:font-name-asian="Courier New1" style:font-size-asian="10pt" style:font-name-complex="Courier New1" style:font-size-complex="10pt"/>
    </style:style>
    <style:style style:name="P204" style:family="paragraph" style:parent-style-name="Standard">
      <style:paragraph-properties fo:text-align="justify" style:justify-single-word="false"/>
      <style:text-properties style:font-name="Courier New1" fo:font-size="10pt" fo:language="ca" fo:country="ES" fo:background-color="transparent" style:font-name-asian="Courier New1" style:font-size-asian="10pt" style:language-asian="zxx" style:country-asian="none" style:font-name-complex="Courier New1" style:font-size-complex="10pt" style:language-complex="zxx" style:country-complex="none"/>
    </style:style>
    <style:style style:name="P20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ca" fo:country="ES" fo:background-color="transparent" style:font-name-asian="Courier New1" style:font-size-asian="10pt" style:language-asian="zxx" style:country-asian="none" style:font-name-complex="Courier New1" style:font-size-complex="10pt" style:language-complex="zxx" style:country-complex="none"/>
    </style:style>
    <style:style style:name="P206" style:family="paragraph" style:parent-style-name="Table_20_Contents">
      <style:paragraph-properties fo:text-align="start" style:justify-single-word="false"/>
      <style:text-properties style:font-name="Courier New1" fo:font-size="10pt" fo:language="ca" fo:country="ES" fo:background-color="transparent" style:font-size-asian="10pt" style:language-asian="zxx" style:country-asian="none" style:font-size-complex="10pt" style:language-complex="zxx" style:country-complex="none"/>
    </style:style>
    <style:style style:name="P207" style:family="paragraph" style:parent-style-name="Text_20_body">
      <style:paragraph-properties fo:text-align="start" style:justify-single-word="false"/>
      <style:text-properties style:font-name="Courier New1" fo:font-size="10pt" fo:language="ca" fo:country="ES" style:font-size-asian="10pt" style:font-size-complex="10pt"/>
    </style:style>
    <style:style style:name="P208"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ca" fo:country="ES" fo:font-weight="bold"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209" style:family="paragraph" style:parent-style-name="Table_20_Contents">
      <style:paragraph-properties fo:text-align="justify" style:justify-single-word="false"/>
      <style:text-properties style:font-name="Courier New1" fo:font-size="12pt" fo:language="ca" fo:country="ES" fo:font-weight="bold" style:font-size-asian="12pt" style:font-weight-asian="bold" style:font-size-complex="12pt" style:font-weight-complex="bold"/>
    </style:style>
    <style:style style:name="P210" style:family="paragraph" style:parent-style-name="Table_20_Contents">
      <style:paragraph-properties fo:text-align="justify" style:justify-single-word="false"/>
      <style:text-properties style:font-name="Courier New1" fo:font-size="12pt" fo:language="ca" fo:country="ES" fo:font-weight="bold" officeooo:paragraph-rsid="002671da" style:font-size-asian="12pt" style:font-weight-asian="bold" style:font-size-complex="12pt" style:font-weight-complex="bold"/>
    </style:style>
    <style:style style:name="P211" style:family="paragraph" style:parent-style-name="Table_20_Contents">
      <style:paragraph-properties fo:text-align="justify" style:justify-single-word="false"/>
      <style:text-properties style:font-name="Courier New1" fo:font-size="12pt" fo:language="ca" fo:country="ES" fo:font-weight="bold" officeooo:paragraph-rsid="0028bebb" style:font-size-asian="12pt" style:font-weight-asian="bold" style:font-size-complex="12pt" style:font-weight-complex="bold"/>
    </style:style>
    <style:style style:name="P212" style:family="paragraph" style:parent-style-name="Table_20_Contents">
      <style:paragraph-properties fo:text-align="justify" style:justify-single-word="false"/>
      <style:text-properties style:font-name="Courier New1" fo:font-size="12pt" fo:language="ca" fo:country="ES" fo:font-weight="bold" officeooo:paragraph-rsid="002f8d2c" style:font-size-asian="12pt" style:font-weight-asian="bold" style:font-size-complex="12pt" style:font-weight-complex="bold"/>
    </style:style>
    <style:style style:name="P213" style:family="paragraph" style:parent-style-name="Table_20_Contents">
      <style:paragraph-properties fo:text-align="justify" style:justify-single-word="false"/>
      <style:text-properties style:font-name="Courier New1" fo:font-size="12pt" fo:language="ca" fo:country="ES" fo:font-weight="bold" officeooo:paragraph-rsid="00363859" style:font-size-asian="12pt" style:font-weight-asian="bold" style:font-size-complex="12pt" style:font-weight-complex="bold"/>
    </style:style>
    <style:style style:name="P214" style:family="paragraph" style:parent-style-name="Table_20_Contents">
      <style:paragraph-properties fo:text-align="justify" style:justify-single-word="false"/>
      <style:text-properties style:font-name="Courier New1" fo:font-size="12pt" fo:language="ca" fo:country="ES" fo:font-weight="bold" officeooo:paragraph-rsid="003a722b" style:font-size-asian="12pt" style:font-weight-asian="bold" style:font-size-complex="12pt" style:font-weight-complex="bold"/>
    </style:style>
    <style:style style:name="P215" style:family="paragraph" style:parent-style-name="Table_20_Contents">
      <style:paragraph-properties fo:text-align="justify" style:justify-single-word="false"/>
      <style:text-properties style:font-name="Courier New1" fo:font-size="12pt" fo:language="ca" fo:country="ES" fo:font-weight="bold" officeooo:paragraph-rsid="003a7d88" style:font-size-asian="12pt" style:font-weight-asian="bold" style:font-size-complex="12pt" style:font-weight-complex="bold"/>
    </style:style>
    <style:style style:name="P216" style:family="paragraph" style:parent-style-name="Table_20_Contents">
      <style:paragraph-properties fo:text-align="justify" style:justify-single-word="false"/>
      <style:text-properties style:font-name="Courier New1" fo:font-size="12pt" fo:language="ca" fo:country="ES" fo:font-weight="bold" officeooo:paragraph-rsid="003e1a46" style:font-size-asian="12pt" style:font-weight-asian="bold" style:font-size-complex="12pt" style:font-weight-complex="bold"/>
    </style:style>
    <style:style style:name="P217" style:family="paragraph" style:parent-style-name="Table_20_Contents">
      <style:paragraph-properties fo:text-align="justify" style:justify-single-word="false"/>
      <style:text-properties style:font-name="Courier New1" fo:font-size="12pt" fo:language="ca" fo:country="ES" fo:font-weight="bold" officeooo:paragraph-rsid="003fc33a" style:font-size-asian="12pt" style:font-weight-asian="bold" style:font-size-complex="12pt" style:font-weight-complex="bold"/>
    </style:style>
    <style:style style:name="P218" style:family="paragraph" style:parent-style-name="Table_20_Contents">
      <style:paragraph-properties fo:text-align="justify" style:justify-single-word="false"/>
      <style:text-properties style:font-name="Courier New1" fo:font-size="12pt" fo:language="ca" fo:country="ES" fo:font-weight="bold" officeooo:paragraph-rsid="0053b835" style:font-size-asian="12pt" style:font-weight-asian="bold" style:font-size-complex="12pt" style:font-weight-complex="bold"/>
    </style:style>
    <style:style style:name="P219" style:family="paragraph" style:parent-style-name="Standard">
      <style:text-properties style:font-name="Courier New1" fo:font-size="12pt" fo:font-weight="bold" officeooo:paragraph-rsid="00523ec3" style:font-size-asian="12pt" style:font-weight-asian="bold" style:font-size-complex="12pt" style:font-weight-complex="bold"/>
    </style:style>
    <style:style style:name="P220" style:family="paragraph" style:parent-style-name="Text_20_body">
      <style:text-properties style:font-name="Courier New1" fo:font-size="12pt" fo:font-weight="bold" officeooo:paragraph-rsid="00523ec3" style:font-size-asian="12pt" style:font-weight-asian="bold" style:font-size-complex="12pt" style:font-weight-complex="bold"/>
    </style:style>
    <style:style style:name="P221" style:family="paragraph" style:parent-style-name="Table_20_Contents">
      <style:paragraph-properties fo:text-align="justify" style:justify-single-word="false"/>
      <style:text-properties style:font-name="Courier New1" fo:font-size="12pt" fo:font-weight="bold" style:font-size-asian="12pt" style:font-weight-asian="bold" style:font-size-complex="12pt" style:font-weight-complex="bold"/>
    </style:style>
    <style:style style:name="P222"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style:font-size-asian="12pt" style:font-weight-asian="bold" style:font-size-complex="12pt" style:font-weight-complex="bold"/>
    </style:style>
    <style:style style:name="P223" style:family="paragraph" style:parent-style-name="Table_20_Contents">
      <style:paragraph-properties fo:text-align="justify" style:justify-single-word="false"/>
      <style:text-properties style:font-name="Courier New1" fo:font-size="12pt" fo:font-weight="bold" officeooo:paragraph-rsid="004f2663" style:font-size-asian="12pt" style:font-weight-asian="bold" style:font-size-complex="12pt" style:font-weight-complex="bold"/>
    </style:style>
    <style:style style:name="P224"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4f2663" style:font-size-asian="12pt" style:font-weight-asian="bold" style:font-size-complex="12pt" style:font-weight-complex="bold"/>
    </style:style>
    <style:style style:name="P225" style:family="paragraph" style:parent-style-name="Table_20_Contents">
      <style:paragraph-properties fo:text-align="justify" style:justify-single-word="false"/>
      <style:text-properties style:font-name="Courier New1" fo:font-size="12pt" fo:font-weight="bold" officeooo:paragraph-rsid="004fdce2" style:font-size-asian="12pt" style:font-weight-asian="bold" style:font-size-complex="12pt" style:font-weight-complex="bold"/>
    </style:style>
    <style:style style:name="P226"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4fdce2" style:font-size-asian="12pt" style:font-weight-asian="bold" style:font-size-complex="12pt" style:font-weight-complex="bold"/>
    </style:style>
    <style:style style:name="P227" style:family="paragraph" style:parent-style-name="Table_20_Contents">
      <style:paragraph-properties fo:text-align="justify" style:justify-single-word="false"/>
      <style:text-properties style:font-name="Courier New1" fo:font-size="12pt" fo:font-weight="bold" officeooo:paragraph-rsid="00508571" style:font-size-asian="12pt" style:font-weight-asian="bold" style:font-size-complex="12pt" style:font-weight-complex="bold"/>
    </style:style>
    <style:style style:name="P228"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508571" style:font-size-asian="12pt" style:font-weight-asian="bold" style:font-size-complex="12pt" style:font-weight-complex="bold"/>
    </style:style>
    <style:style style:name="P229" style:family="paragraph" style:parent-style-name="Table_20_Contents">
      <style:paragraph-properties fo:text-align="justify" style:justify-single-word="false"/>
      <style:text-properties style:font-name="Courier New1" fo:font-size="12pt" fo:font-weight="bold" officeooo:paragraph-rsid="00523ec3" style:font-size-asian="12pt" style:font-weight-asian="bold" style:font-size-complex="12pt" style:font-weight-complex="bold"/>
    </style:style>
    <style:style style:name="P230"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523ec3" style:font-size-asian="12pt" style:font-weight-asian="bold" style:font-size-complex="12pt" style:font-weight-complex="bold"/>
    </style:style>
    <style:style style:name="P231" style:family="paragraph" style:parent-style-name="Table_20_Contents">
      <style:paragraph-properties fo:text-align="justify" style:justify-single-word="false"/>
      <style:text-properties style:font-name="Courier New1" fo:font-size="12pt" fo:font-weight="bold" officeooo:paragraph-rsid="0053b835" style:font-size-asian="12pt" style:font-weight-asian="bold" style:font-size-complex="12pt" style:font-weight-complex="bold"/>
    </style:style>
    <style:style style:name="P232"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53b835" style:font-size-asian="12pt" style:font-weight-asian="bold" style:font-size-complex="12pt" style:font-weight-complex="bold"/>
    </style:style>
    <style:style style:name="P233" style:family="paragraph" style:parent-style-name="Table_20_Contents">
      <style:paragraph-properties fo:text-align="start" style:justify-single-word="false"/>
      <style:text-properties style:font-name="Courier New1"/>
    </style:style>
    <style:style style:name="P234" style:family="paragraph" style:parent-style-name="Table_20_Contents">
      <style:paragraph-properties fo:text-align="justify" style:justify-single-word="false"/>
      <style:text-properties style:font-name="Courier New1" fo:font-size="8pt" fo:language="ca" fo:country="ES" style:font-size-asian="8pt" style:font-size-complex="8pt"/>
    </style:style>
    <style:style style:name="P235" style:family="paragraph" style:parent-style-name="Table_20_Contents">
      <style:paragraph-properties fo:text-align="justify" style:justify-single-word="false"/>
      <style:text-properties style:font-name="Courier New1" fo:font-size="8pt" fo:language="ca" fo:country="ES" fo:background-color="#ffff00" style:font-size-asian="8pt" style:font-size-complex="8pt"/>
    </style:style>
    <style:style style:name="P236" style:family="paragraph" style:parent-style-name="Standard">
      <style:paragraph-properties fo:text-align="justify" style:justify-single-word="false"/>
      <style:text-properties fo:color="#ff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237" style:family="paragraph" style:parent-style-name="Table_20_Contents">
      <style:paragraph-properties fo:text-align="justify" style:justify-single-word="false"/>
      <style:text-properties fo:color="#ff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238" style:family="paragraph" style:parent-style-name="Standard">
      <style:text-properties fo:color="#9876aa" loext:opacity="100%" style:font-name="JetBrains Mono" fo:font-size="10pt" fo:language="ca" fo:country="ES" fo:font-style="normal" fo:font-weight="normal" officeooo:rsid="001f0e2e" officeooo:paragraph-rsid="002220b9" style:font-size-asian="10pt" style:language-asian="zxx" style:country-asian="none" style:font-style-asian="normal" style:font-weight-asian="normal" style:language-complex="zxx" style:country-complex="none"/>
    </style:style>
    <style:style style:name="P239" style:family="paragraph" style:parent-style-name="Standard">
      <style:paragraph-properties fo:text-align="justify" style:justify-single-word="false"/>
    </style:style>
    <style:style style:name="P240" style:family="paragraph" style:parent-style-name="Standard">
      <style:paragraph-properties fo:text-align="justify" style:justify-single-word="false"/>
      <style:text-properties officeooo:paragraph-rsid="004f2663"/>
    </style:style>
    <style:style style:name="P241" style:family="paragraph" style:parent-style-name="Standard">
      <style:paragraph-properties fo:text-align="justify" style:justify-single-word="false"/>
      <style:text-properties officeooo:paragraph-rsid="004fdce2"/>
    </style:style>
    <style:style style:name="P242" style:family="paragraph" style:parent-style-name="Standard">
      <style:paragraph-properties fo:text-align="justify" style:justify-single-word="false"/>
      <style:text-properties officeooo:paragraph-rsid="00508571"/>
    </style:style>
    <style:style style:name="P243" style:family="paragraph" style:parent-style-name="Standard">
      <style:paragraph-properties fo:text-align="justify" style:justify-single-word="false"/>
      <style:text-properties officeooo:paragraph-rsid="00523ec3"/>
    </style:style>
    <style:style style:name="P244" style:family="paragraph" style:parent-style-name="Standard">
      <style:paragraph-properties fo:text-align="justify" style:justify-single-word="false"/>
      <style:text-properties officeooo:paragraph-rsid="0053b835"/>
    </style:style>
    <style:style style:name="P245"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246"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247"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248"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249"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250" style:family="paragraph" style:parent-style-name="Text_20_body">
      <style:paragraph-properties fo:text-align="start" style:justify-single-word="false"/>
      <style:text-properties fo:color="#ff4019" loext:opacity="100%" style:font-name="Arial2" fo:font-size="11pt" fo:language="ca" fo:country="ES" style:text-underline-style="none" style:font-size-asian="10pt" style:font-size-complex="10pt"/>
    </style:style>
    <style:style style:name="P251" style:family="paragraph" style:parent-style-name="Text_20_body">
      <style:paragraph-properties fo:text-align="start" style:justify-single-word="false"/>
      <style:text-properties fo:color="#ff4019" loext:opacity="100%" style:font-name="Arial2" fo:font-size="11pt" fo:language="ca" fo:country="ES" style:text-underline-style="none" style:font-size-asian="10pt" style:language-asian="zxx" style:country-asian="none" style:font-size-complex="10pt" style:language-complex="zxx" style:country-complex="none"/>
    </style:style>
    <style:style style:name="P252" style:family="paragraph" style:parent-style-name="Text_20_body">
      <style:text-properties fo:color="#ff4019" loext:opacity="100%" style:font-name="Arial2" fo:font-size="11pt" fo:language="ca" fo:country="ES" style:text-underline-style="none"/>
    </style:style>
    <style:style style:name="P25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5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55" style:family="paragraph" style:parent-style-name="Text_20_body">
      <style:text-properties officeooo:paragraph-rsid="0036992a"/>
    </style:style>
    <style:style style:name="P256" style:family="paragraph" style:parent-style-name="Text_20_body">
      <style:paragraph-properties fo:text-align="justify" style:justify-single-word="false"/>
      <style:text-properties officeooo:rsid="004119ac" officeooo:paragraph-rsid="004119ac"/>
    </style:style>
    <style:style style:name="P257" style:family="paragraph" style:parent-style-name="Preformatted_20_Text">
      <style:paragraph-properties fo:margin-left="0cm" fo:margin-right="0cm" fo:text-align="start" style:justify-single-word="false" fo:text-indent="0cm" style:auto-text-indent="false" style:text-autospace="none"/>
      <style:text-properties fo:color="#808000" loext:opacity="100%" style:font-name="Courier New" fo:font-size="10pt" fo:language="ca" fo:country="ES" style:font-size-asian="10pt" style:font-size-complex="10pt"/>
    </style:style>
    <style:style style:name="P258" style:family="paragraph" style:parent-style-name="Preformatted_20_Text">
      <style:text-properties fo:color="#808000" loext:opacity="100%" style:font-name="Courier New" fo:language="ca" fo:country="ES"/>
    </style:style>
    <style:style style:name="P259" style:family="paragraph" style:parent-style-name="Standard">
      <style:paragraph-properties fo:margin-left="0cm" fo:margin-right="0cm" fo:text-align="start" style:justify-single-word="false" fo:text-indent="0cm" style:auto-text-indent="false" style:text-autospace="none"/>
      <style:text-properties fo:color="#3f7f5f"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260" style:family="paragraph" style:parent-style-name="Standard">
      <style:paragraph-properties fo:margin-left="0cm" fo:margin-right="0cm" fo:text-align="start" style:justify-single-word="false" fo:text-indent="0cm" style:auto-text-indent="false" style:text-autospace="none"/>
      <style:text-properties officeooo:paragraph-rsid="00363859"/>
    </style:style>
    <style:style style:name="P261" style:family="paragraph" style:parent-style-name="Standard">
      <style:paragraph-properties fo:margin-left="0cm" fo:margin-right="0cm" fo:text-align="start" style:justify-single-word="false" fo:text-indent="0cm" style:auto-text-indent="false" style:text-autospace="none"/>
      <style:text-properties officeooo:paragraph-rsid="003a7d88"/>
    </style:style>
    <style:style style:name="P262" style:family="paragraph" style:parent-style-name="Standard">
      <style:paragraph-properties fo:margin-left="0cm" fo:margin-right="0cm" fo:text-align="start" style:justify-single-word="false" fo:text-indent="0cm" style:auto-text-indent="false" style:text-autospace="none"/>
      <style:text-properties officeooo:paragraph-rsid="003e1a46"/>
    </style:style>
    <style:style style:name="P263" style:family="paragraph" style:parent-style-name="Text_20_body">
      <style:text-properties officeooo:rsid="004ab068" officeooo:paragraph-rsid="004ab068"/>
    </style:style>
    <style:style style:name="P264" style:family="paragraph" style:parent-style-name="Text_20_body">
      <style:text-properties fo:color="#666666" loext:opacity="100%" style:font-name="Arial" fo:font-size="17pt" fo:language="ca" fo:country="ES" fo:font-style="normal" fo:font-weight="bold" officeooo:rsid="0059065d" officeooo:paragraph-rsid="0059d4c3" style:font-name-asian="MS Mincho" style:font-size-asian="14pt" style:font-style-asian="italic" style:font-weight-asian="bold" style:font-name-complex="Tahoma2" style:font-size-complex="14pt" style:font-style-complex="italic" style:font-weight-complex="bold"/>
    </style:style>
    <style:style style:name="P265" style:family="paragraph" style:parent-style-name="Text_20_body">
      <style:text-properties fo:color="#666666" loext:opacity="100%" style:font-name="Arial" fo:font-size="17pt" fo:language="ca" fo:country="ES" fo:font-style="normal" fo:font-weight="bold" officeooo:rsid="005cb3ab" officeooo:paragraph-rsid="005b738e" style:font-name-asian="MS Mincho" style:font-size-asian="14pt" style:font-style-asian="italic" style:font-weight-asian="bold" style:font-name-complex="Tahoma2" style:font-size-complex="14pt" style:font-style-complex="italic" style:font-weight-complex="bold"/>
    </style:style>
    <style:style style:name="P266" style:family="paragraph" style:parent-style-name="Standard">
      <style:text-properties officeooo:paragraph-rsid="0053b835"/>
    </style:style>
    <style:style style:name="P267" style:family="paragraph" style:parent-style-name="Text_20_body">
      <style:text-properties officeooo:paragraph-rsid="0053b835"/>
    </style:style>
    <style:style style:name="P268" style:family="paragraph" style:parent-style-name="Preformatted_20_Text">
      <style:paragraph-properties fo:margin-left="0cm" fo:margin-right="0cm" fo:text-align="start" style:justify-single-word="false" fo:text-indent="0cm" style:auto-text-indent="false" style:text-autospace="none"/>
      <style:text-properties fo:color="#000080" loext:opacity="100%" style:font-name="Courier New" officeooo:paragraph-rsid="00523ec3"/>
    </style:style>
    <style:style style:name="P269"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style:font-name="Courier New" officeooo:paragraph-rsid="00218d17"/>
    </style:style>
    <style:style style:name="P270"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officeooo:paragraph-rsid="0053b835"/>
    </style:style>
    <style:style style:name="P271" style:family="paragraph" style:parent-style-name="Preformatted_20_Text">
      <loext:graphic-properties draw:fill="solid" draw:fill-color="#ffffff" draw:opacity="100%"/>
      <style:paragraph-properties fo:margin-top="0cm" fo:margin-bottom="0.499cm" style:contextual-spacing="false" fo:background-color="#ffffff"/>
      <style:text-properties officeooo:paragraph-rsid="00523ec3"/>
    </style:style>
    <style:style style:name="P272" style:family="paragraph" style:parent-style-name="Standard">
      <style:text-properties officeooo:paragraph-rsid="00523ec3"/>
    </style:style>
    <style:style style:name="P273" style:family="paragraph" style:parent-style-name="Table_20_Contents">
      <loext:graphic-properties draw:fill="solid" draw:fill-color="#dddddd" draw:opacity="100%"/>
      <style:paragraph-properties fo:text-align="justify" style:justify-single-word="false" fo:background-color="#dddddd"/>
      <style:text-properties style:use-window-font-color="true" loext:opacity="0%" style:font-name="Courier New1" fo:font-size="12pt" fo:font-weight="bold" officeooo:paragraph-rsid="00523ec3" fo:background-color="transparent" style:font-size-asian="12pt" style:font-weight-asian="bold" style:font-size-complex="12pt" style:font-weight-complex="bold"/>
    </style:style>
    <style:style style:name="P274" style:family="paragraph" style:parent-style-name="Standard">
      <style:paragraph-properties fo:text-align="justify" style:justify-single-word="false"/>
      <style:text-properties officeooo:rsid="00161e2d" officeooo:paragraph-rsid="00508571" style:language-asian="zxx" style:country-asian="none" style:language-complex="zxx" style:country-complex="none"/>
    </style:style>
    <style:style style:name="P275" style:family="paragraph" style:parent-style-name="Standard">
      <style:paragraph-properties fo:text-align="justify" style:justify-single-word="false"/>
      <style:text-properties officeooo:rsid="00161e2d" officeooo:paragraph-rsid="001f5852" style:language-asian="zxx" style:country-asian="none" style:language-complex="zxx" style:country-complex="none"/>
    </style:style>
    <style:style style:name="P276" style:family="paragraph" style:parent-style-name="Standard">
      <style:paragraph-properties fo:text-align="justify" style:justify-single-word="false"/>
      <style:text-properties officeooo:rsid="00161e2d" officeooo:paragraph-rsid="004fdce2" style:language-asian="zxx" style:country-asian="none" style:language-complex="zxx" style:country-complex="none"/>
    </style:style>
    <style:style style:name="P277" style:family="paragraph" style:parent-style-name="Standard">
      <style:text-properties officeooo:paragraph-rsid="005826b7" style:language-asian="zxx" style:country-asian="none" style:language-complex="zxx" style:country-complex="none"/>
    </style:style>
    <style:style style:name="P278" style:family="paragraph" style:parent-style-name="Table_20_Contents">
      <style:text-properties officeooo:paragraph-rsid="005826b7" style:language-asian="zxx" style:country-asian="none" style:language-complex="zxx" style:country-complex="none"/>
    </style:style>
    <style:style style:name="P279" style:family="paragraph" style:parent-style-name="Text_20_body">
      <style:paragraph-properties fo:margin-left="0cm" fo:margin-right="0cm" fo:text-indent="0cm" style:auto-text-indent="false"/>
      <style:text-properties officeooo:paragraph-rsid="005826b7" style:language-asian="zxx" style:country-asian="none" style:language-complex="zxx" style:country-complex="none"/>
    </style:style>
    <style:style style:name="P280" style:family="paragraph" style:parent-style-name="Text_20_body">
      <style:text-properties officeooo:paragraph-rsid="005826b7" style:language-asian="zxx" style:country-asian="none" style:language-complex="zxx" style:country-complex="none"/>
    </style:style>
    <style:style style:name="P281" style:family="paragraph" style:parent-style-name="Standard">
      <style:text-properties officeooo:paragraph-rsid="004f2663"/>
    </style:style>
    <style:style style:name="P282" style:family="paragraph" style:parent-style-name="Standard">
      <style:text-properties officeooo:paragraph-rsid="004fdce2"/>
    </style:style>
    <style:style style:name="P283" style:family="paragraph" style:parent-style-name="Standard">
      <style:text-properties officeooo:paragraph-rsid="00508571"/>
    </style:style>
    <style:style style:name="P284" style:family="paragraph" style:parent-style-name="Standard">
      <style:paragraph-properties fo:margin-left="0cm" fo:margin-right="0cm" fo:text-align="start" style:justify-single-word="false" fo:text-indent="0cm" style:auto-text-indent="false"/>
      <style:text-properties fo:font-size="10pt" officeooo:paragraph-rsid="0053b835" style:font-size-asian="10pt" style:font-size-complex="10pt"/>
    </style:style>
    <style:style style:name="P285" style:family="paragraph" style:parent-style-name="Standard">
      <style:text-properties style:text-underline-style="none" officeooo:paragraph-rsid="005826b7" style:language-asian="zxx" style:country-asian="none" style:language-complex="zxx" style:country-complex="none"/>
    </style:style>
    <style:style style:name="P286" style:family="paragraph" style:parent-style-name="Standard">
      <style:text-properties officeooo:paragraph-rsid="005826b7"/>
    </style:style>
    <style:style style:name="P287" style:family="paragraph" style:parent-style-name="Table_20_Contents">
      <style:text-properties officeooo:paragraph-rsid="005826b7"/>
    </style:style>
    <style:style style:name="P288" style:family="paragraph" style:parent-style-name="Contents_20_1">
      <style:paragraph-properties>
        <style:tab-stops>
          <style:tab-stop style:position="17cm" style:type="right" style:leader-style="dotted" style:leader-text="."/>
        </style:tab-stops>
      </style:paragraph-properties>
    </style:style>
    <style:style style:name="P289" style:family="paragraph" style:parent-style-name="Contents_20_2">
      <style:paragraph-properties>
        <style:tab-stops>
          <style:tab-stop style:position="17cm" style:type="right" style:leader-style="dotted" style:leader-text="."/>
        </style:tab-stops>
      </style:paragraph-properties>
    </style:style>
    <style:style style:name="P290" style:family="paragraph" style:parent-style-name="Contents_20_3">
      <style:paragraph-properties>
        <style:tab-stops>
          <style:tab-stop style:position="17cm" style:type="right" style:leader-style="dotted" style:leader-text="."/>
        </style:tab-stops>
      </style:paragraph-properties>
    </style:style>
    <style:style style:name="P291" style:family="paragraph" style:parent-style-name="Text_20_body">
      <style:text-properties officeooo:paragraph-rsid="005b738e"/>
    </style:style>
    <style:style style:name="P292" style:family="paragraph" style:parent-style-name="Table_20_Contents">
      <style:paragraph-properties fo:text-align="justify" style:justify-single-word="false"/>
      <style:text-properties officeooo:rsid="005e123c" officeooo:paragraph-rsid="005b738e"/>
    </style:style>
    <style:style style:name="P293" style:family="paragraph" style:parent-style-name="Text_20_body">
      <style:text-properties officeooo:rsid="005e123c" officeooo:paragraph-rsid="005b738e"/>
    </style:style>
    <style:style style:name="P294" style:family="paragraph" style:parent-style-name="Text_20_body">
      <style:text-properties officeooo:rsid="005fc3a2" officeooo:paragraph-rsid="005b738e"/>
    </style:style>
    <style:style style:name="P295" style:family="paragraph" style:parent-style-name="Text_20_body">
      <style:text-properties officeooo:rsid="005cfc7a" officeooo:paragraph-rsid="005cfc7a"/>
    </style:style>
    <style:style style:name="P296" style:family="paragraph" style:parent-style-name="Text_20_body">
      <style:text-properties fo:font-weight="bold" style:font-weight-asian="bold" style:font-weight-complex="bold"/>
    </style:style>
    <style:style style:name="P297" style:family="paragraph" style:parent-style-name="Contents_20_1">
      <style:paragraph-properties>
        <style:tab-stops>
          <style:tab-stop style:position="17cm" style:type="right" style:leader-style="dotted" style:leader-text="."/>
        </style:tab-stops>
      </style:paragraph-properties>
    </style:style>
    <style:style style:name="P298" style:family="paragraph" style:parent-style-name="Contents_20_2" style:list-style-name="L34">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299" style:family="paragraph" style:parent-style-name="Contents_20_2">
      <style:paragraph-properties>
        <style:tab-stops>
          <style:tab-stop style:position="17cm" style:type="right" style:leader-style="dotted" style:leader-text="."/>
        </style:tab-stops>
      </style:paragraph-properties>
    </style:style>
    <style:style style:name="P300" style:family="paragraph" style:parent-style-name="Contents_20_3">
      <style:paragraph-properties>
        <style:tab-stops>
          <style:tab-stop style:position="17cm" style:type="right" style:leader-style="dotted" style:leader-text="."/>
        </style:tab-stops>
      </style:paragraph-properties>
    </style:style>
    <style:style style:name="P301" style:family="paragraph" style:parent-style-name="Heading_20_1">
      <style:text-properties fo:language="ca" fo:country="ES"/>
    </style:style>
    <style:style style:name="P302" style:family="paragraph" style:parent-style-name="Heading_20_1">
      <style:paragraph-properties fo:text-align="justify" style:justify-single-word="false"/>
      <style:text-properties fo:language="ca" fo:country="ES" officeooo:rsid="00164b72" officeooo:paragraph-rsid="00164b72" fo:background-color="transparent" style:language-asian="zxx" style:country-asian="none" style:language-complex="zxx" style:country-complex="none"/>
    </style:style>
    <style:style style:name="P303" style:family="paragraph" style:parent-style-name="Heading_20_1">
      <style:text-properties fo:language="ca" fo:country="ES" fo:background-color="transparent"/>
    </style:style>
    <style:style style:name="P304" style:family="paragraph" style:parent-style-name="Heading_20_1">
      <style:text-properties fo:language="ca" fo:country="ES" officeooo:rsid="0019879d" officeooo:paragraph-rsid="0019879d"/>
    </style:style>
    <style:style style:name="P305" style:family="paragraph" style:parent-style-name="Heading_20_2">
      <style:text-properties fo:language="ca" fo:country="ES"/>
    </style:style>
    <style:style style:name="P306" style:family="paragraph" style:parent-style-name="Heading_20_2">
      <style:text-properties fo:language="ca" fo:country="ES" officeooo:paragraph-rsid="00363859"/>
    </style:style>
    <style:style style:name="P307" style:family="paragraph" style:parent-style-name="Heading_20_2">
      <style:text-properties fo:language="ca" fo:country="ES" officeooo:rsid="002671da" officeooo:paragraph-rsid="002671da"/>
    </style:style>
    <style:style style:name="P308" style:family="paragraph" style:parent-style-name="Heading_20_2">
      <style:text-properties fo:language="ca" fo:country="ES" officeooo:rsid="002e44ce" officeooo:paragraph-rsid="002e44ce"/>
    </style:style>
    <style:style style:name="P309" style:family="paragraph" style:parent-style-name="Heading_20_2">
      <style:paragraph-properties fo:margin-left="0cm" fo:margin-right="0cm" fo:text-indent="0cm" style:auto-text-indent="false"/>
      <style:text-properties fo:language="ca" fo:country="ES"/>
    </style:style>
    <style:style style:name="P310" style:family="paragraph" style:parent-style-name="Heading_20_2">
      <style:text-properties fo:language="ca" fo:country="ES" officeooo:rsid="001b0de2" officeooo:paragraph-rsid="001b0de2"/>
    </style:style>
    <style:style style:name="P311" style:family="paragraph" style:parent-style-name="Heading_20_2">
      <style:text-properties fo:language="ca" fo:country="ES" officeooo:rsid="001be673" officeooo:paragraph-rsid="001be673"/>
    </style:style>
    <style:style style:name="P312" style:family="paragraph" style:parent-style-name="Heading_20_2">
      <style:text-properties fo:color="#666666" loext:opacity="100%" style:font-name="Arial" fo:font-size="17pt" fo:language="ca" fo:country="ES" fo:font-style="normal" fo:font-weight="bold" officeooo:rsid="0059d4c3" officeooo:paragraph-rsid="0059d4c3" style:font-name-asian="MS Mincho" style:font-size-asian="14pt" style:font-style-asian="italic" style:font-weight-asian="bold" style:font-name-complex="Tahoma2" style:font-size-complex="14pt" style:font-style-complex="italic" style:font-weight-complex="bold"/>
    </style:style>
    <style:style style:name="P313"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314" style:family="paragraph" style:parent-style-name="Heading_20_3">
      <style:text-properties fo:language="ca" fo:country="ES" fo:background-color="transparent" style:language-asian="zxx" style:country-asian="none" style:language-complex="zxx" style:country-complex="none"/>
    </style:style>
    <style:style style:name="P315" style:family="paragraph" style:parent-style-name="Heading_20_3">
      <style:text-properties fo:language="ca" fo:country="ES" officeooo:paragraph-rsid="00363859" fo:background-color="transparent" style:language-asian="zxx" style:country-asian="none" style:language-complex="zxx" style:country-complex="none"/>
    </style:style>
    <style:style style:name="P316" style:family="paragraph" style:parent-style-name="Heading_20_3">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164b72" officeooo:paragraph-rsid="003fc33a" fo:background-color="transparent" style:language-asian="zxx" style:country-asian="none" style:language-complex="zxx" style:country-complex="none"/>
    </style:style>
    <style:style style:name="P317" style:family="paragraph" style:parent-style-name="Heading_20_3">
      <style:paragraph-properties fo:margin-left="0cm" fo:margin-right="0cm" fo:text-indent="0cm" style:auto-text-indent="false"/>
      <style:text-properties fo:language="ca" fo:country="ES" fo:background-color="transparent"/>
    </style:style>
    <style:style style:name="P318" style:family="paragraph" style:parent-style-name="Heading_20_3">
      <style:text-properties fo:language="ca" fo:country="ES"/>
    </style:style>
    <style:style style:name="P319" style:family="paragraph" style:parent-style-name="Heading_20_3">
      <style:text-properties fo:language="ca" fo:country="ES" officeooo:paragraph-rsid="002671da"/>
    </style:style>
    <style:style style:name="P320" style:family="paragraph" style:parent-style-name="Heading_20_3">
      <style:text-properties fo:language="ca" fo:country="ES" officeooo:paragraph-rsid="0028bebb"/>
    </style:style>
    <style:style style:name="P321" style:family="paragraph" style:parent-style-name="Heading_20_3">
      <style:text-properties fo:language="ca" fo:country="ES" officeooo:paragraph-rsid="002f8d2c"/>
    </style:style>
    <style:style style:name="P322" style:family="paragraph" style:parent-style-name="Heading_20_3">
      <style:paragraph-properties fo:margin-left="0cm" fo:margin-right="0cm" fo:text-align="justify" style:justify-single-word="false" fo:text-indent="0cm" style:auto-text-indent="false"/>
      <style:text-properties fo:language="ca" fo:country="ES"/>
    </style:style>
    <style:style style:name="P323" style:family="paragraph" style:parent-style-name="Heading_20_3">
      <style:text-properties fo:language="ca" fo:country="ES" officeooo:rsid="001be673" officeooo:paragraph-rsid="001be673"/>
    </style:style>
    <style:style style:name="P324" style:family="paragraph" style:parent-style-name="Heading_20_3">
      <style:text-properties fo:language="ca" fo:country="ES" officeooo:rsid="0020c7e5" officeooo:paragraph-rsid="0020c7e5"/>
    </style:style>
    <style:style style:name="P325" style:family="paragraph" style:parent-style-name="Heading_20_3">
      <style:text-properties fo:language="ca" fo:country="ES" officeooo:paragraph-rsid="004f2663"/>
    </style:style>
    <style:style style:name="P326" style:family="paragraph" style:parent-style-name="Heading_20_3">
      <style:paragraph-properties fo:break-before="auto" fo:break-after="auto"/>
      <style:text-properties fo:language="ca" fo:country="ES"/>
    </style:style>
    <style:style style:name="P327" style:family="paragraph" style:parent-style-name="Heading_20_3">
      <style:text-properties fo:language="ca" fo:country="ES" officeooo:paragraph-rsid="00508571"/>
    </style:style>
    <style:style style:name="P328" style:family="paragraph" style:parent-style-name="Heading_20_3">
      <style:text-properties fo:language="ca" fo:country="ES" officeooo:paragraph-rsid="0056e3fe"/>
    </style:style>
    <style:style style:name="P329" style:family="paragraph" style:parent-style-name="Heading_20_3">
      <style:text-properties fo:language="ca" fo:country="ES" officeooo:paragraph-rsid="0055305e"/>
    </style:style>
    <style:style style:name="P330" style:family="paragraph" style:parent-style-name="Heading_20_3">
      <style:text-properties style:font-name="Arial" fo:font-size="14pt" fo:font-weight="bold" officeooo:rsid="0032a23d" officeooo:paragraph-rsid="0053b835" style:font-name-asian="MS Mincho" style:font-size-asian="14pt" style:font-weight-asian="bold" style:font-name-complex="Tahoma2" style:font-size-complex="14pt" style:font-weight-complex="bold"/>
    </style:style>
    <style:style style:name="P331" style:family="paragraph" style:parent-style-name="Heading_20_3">
      <style:text-properties style:font-name="Arial" fo:font-size="14pt" fo:font-weight="bold" officeooo:rsid="002ec605" officeooo:paragraph-rsid="0053b835" style:font-name-asian="MS Mincho" style:font-size-asian="14pt" style:font-weight-asian="bold" style:font-name-complex="Tahoma2" style:font-size-complex="14pt" style:font-weight-complex="bold"/>
    </style:style>
    <style:style style:name="P332" style:family="paragraph" style:parent-style-name="Heading_20_3">
      <style:text-properties style:font-name="Arial" fo:font-size="14pt" fo:font-weight="bold" officeooo:rsid="002fc6d3" officeooo:paragraph-rsid="0053b835" style:font-name-asian="MS Mincho" style:font-size-asian="14pt" style:font-weight-asian="bold" style:font-name-complex="Tahoma2" style:font-size-complex="14pt" style:font-weight-complex="bold"/>
    </style:style>
    <style:style style:name="P333" style:family="paragraph" style:parent-style-name="Heading_20_3">
      <style:text-properties style:font-name="Arial" fo:font-size="14pt" fo:font-weight="bold" officeooo:rsid="0057d8db" officeooo:paragraph-rsid="0053b835" style:font-name-asian="MS Mincho" style:font-size-asian="14pt" style:font-weight-asian="bold" style:font-name-complex="Tahoma2" style:font-size-complex="14pt" style:font-weight-complex="bold"/>
    </style:style>
    <style:style style:name="P334" style:family="paragraph" style:parent-style-name="Heading_20_3">
      <style:text-properties style:font-name="Arial" fo:font-size="14pt" fo:font-weight="bold" officeooo:rsid="005a2697" officeooo:paragraph-rsid="0053b835" style:font-name-asian="MS Mincho" style:font-size-asian="14pt" style:font-weight-asian="bold" style:font-name-complex="Tahoma2" style:font-size-complex="14pt" style:font-weight-complex="bold"/>
    </style:style>
    <style:style style:name="P335" style:family="paragraph" style:parent-style-name="Heading_20_3">
      <style:text-properties style:font-name="Arial" fo:font-size="14pt" fo:language="ca" fo:country="ES" fo:font-weight="bold" officeooo:rsid="005a2697" officeooo:paragraph-rsid="0053b835" style:font-name-asian="MS Mincho" style:font-size-asian="14pt" style:font-weight-asian="bold" style:font-name-complex="Tahoma2" style:font-size-complex="14pt" style:font-weight-complex="bold"/>
    </style:style>
    <style:style style:name="P336" style:family="paragraph" style:parent-style-name="Heading_20_3">
      <style:text-properties style:font-name="Arial" fo:font-size="14pt" fo:language="ca" fo:country="ES" fo:font-weight="bold" officeooo:rsid="006c279f" officeooo:paragraph-rsid="0053b835" style:font-name-asian="MS Mincho" style:font-size-asian="14pt" style:font-weight-asian="bold" style:font-name-complex="Tahoma2" style:font-size-complex="14pt" style:font-weight-complex="bold"/>
    </style:style>
    <style:style style:name="P337" style:family="paragraph" style:parent-style-name="Heading_20_3">
      <style:text-properties style:font-name="Arial" fo:font-size="14pt" fo:language="ca" fo:country="ES" fo:font-weight="bold" officeooo:rsid="0032a23d" officeooo:paragraph-rsid="0055305e" style:font-name-asian="MS Mincho" style:font-size-asian="14pt" style:font-weight-asian="bold" style:font-name-complex="Tahoma2" style:font-size-complex="14pt" style:font-weight-complex="bold"/>
    </style:style>
    <style:style style:name="P338" style:family="paragraph" style:parent-style-name="Heading_20_3">
      <style:text-properties style:font-name="Arial" fo:font-size="14pt" fo:language="ca" fo:country="ES" fo:font-weight="bold" officeooo:rsid="00668cf6" officeooo:paragraph-rsid="005826b7" style:font-name-asian="MS Mincho" style:font-size-asian="14pt" style:font-weight-asian="bold" style:font-name-complex="Tahoma2" style:font-size-complex="14pt" style:font-weight-complex="bold"/>
    </style:style>
    <style:style style:name="P339" style:family="paragraph" style:parent-style-name="Heading_20_3">
      <style:text-properties style:font-name="Arial" fo:font-size="14pt" fo:language="ca" fo:country="ES" fo:font-weight="bold" officeooo:rsid="00668cf6" officeooo:paragraph-rsid="0055305e" style:font-name-asian="MS Mincho" style:font-size-asian="14pt" style:font-weight-asian="bold" style:font-name-complex="Tahoma2" style:font-size-complex="14pt" style:font-weight-complex="bold"/>
    </style:style>
    <style:style style:name="P340" style:family="paragraph" style:parent-style-name="Heading_20_3">
      <style:text-properties officeooo:paragraph-rsid="0053b835"/>
    </style:style>
    <style:style style:name="P341" style:family="paragraph" style:parent-style-name="Heading_20_3">
      <style:text-properties fo:color="#666666" loext:opacity="100%" style:font-name="Arial" fo:font-size="17pt" fo:language="ca" fo:country="ES" fo:font-style="normal" fo:font-weight="bold" officeooo:rsid="005cb3ab" officeooo:paragraph-rsid="005b738e" style:font-name-asian="MS Mincho" style:font-size-asian="14pt" style:font-style-asian="italic" style:font-weight-asian="bold" style:font-name-complex="Tahoma2" style:font-size-complex="14pt" style:font-style-complex="italic" style:font-weight-complex="bold"/>
    </style:style>
    <style:style style:name="P342" style:family="paragraph" style:parent-style-name="Heading_20_3">
      <style:text-properties officeooo:paragraph-rsid="005b738e"/>
    </style:style>
    <style:style style:name="P343" style:family="paragraph" style:parent-style-name="Heading_20_3">
      <style:text-properties officeooo:rsid="006f8938" officeooo:paragraph-rsid="006f8938"/>
    </style:style>
    <style:style style:name="P344" style:family="paragraph" style:parent-style-name="Heading_20_4">
      <style:text-properties fo:language="ca" fo:country="ES" fo:background-color="transparent" style:language-asian="zxx" style:country-asian="none" style:language-complex="zxx" style:country-complex="none"/>
    </style:style>
    <style:style style:name="P345" style:family="paragraph" style:parent-style-name="Heading_20_4">
      <style:text-properties fo:language="ca" fo:country="ES" officeooo:paragraph-rsid="00363859" fo:background-color="transparent" style:language-asian="zxx" style:country-asian="none" style:language-complex="zxx" style:country-complex="none"/>
    </style:style>
    <style:style style:name="P346" style:family="paragraph" style:parent-style-name="Heading_20_4">
      <style:text-properties fo:language="ca" fo:country="ES" officeooo:paragraph-rsid="003a722b" fo:background-color="transparent" style:language-asian="zxx" style:country-asian="none" style:language-complex="zxx" style:country-complex="none"/>
    </style:style>
    <style:style style:name="P347" style:family="paragraph" style:parent-style-name="Heading_20_4">
      <style:text-properties fo:language="ca" fo:country="ES" officeooo:paragraph-rsid="00363859"/>
    </style:style>
    <style:style style:name="P348" style:family="paragraph" style:parent-style-name="Heading_20_4">
      <style:text-properties fo:language="ca" fo:country="ES" officeooo:paragraph-rsid="003a7d88"/>
    </style:style>
    <style:style style:name="P349" style:family="paragraph" style:parent-style-name="Heading_20_4">
      <style:text-properties fo:language="ca" fo:country="ES" officeooo:paragraph-rsid="003e1a46"/>
    </style:style>
    <style:style style:name="P350" style:family="paragraph" style:parent-style-name="Heading_20_4">
      <style:text-properties officeooo:paragraph-rsid="00363859"/>
    </style:style>
    <style:style style:name="P351" style:family="paragraph" style:parent-style-name="Heading_20_4">
      <style:text-properties officeooo:paragraph-rsid="003a7d88"/>
    </style:style>
    <style:style style:name="P352" style:family="paragraph" style:parent-style-name="Heading_20_4">
      <style:text-properties officeooo:paragraph-rsid="006d21a1"/>
    </style:style>
    <style:style style:name="P353" style:family="paragraph" style:parent-style-name="Standard" style:master-page-name="First_20_Page">
      <style:paragraph-properties fo:text-align="end" style:justify-single-word="false" style:page-number="auto"/>
      <style:text-properties style:font-name="Arial" fo:language="ca" fo:country="ES" fo:font-weight="bold" style:font-weight-asian="bold" style:font-weight-complex="bold"/>
    </style:style>
    <style:style style:name="P354" style:family="paragraph" style:parent-style-name="Standard" style:list-style-name="L1">
      <style:paragraph-properties fo:text-align="justify" style:justify-single-word="false"/>
      <style:text-properties fo:language="ca" fo:country="ES"/>
    </style:style>
    <style:style style:name="P355" style:family="paragraph" style:parent-style-name="Standard" style:list-style-name="L2">
      <style:paragraph-properties fo:text-align="justify" style:justify-single-word="false"/>
      <style:text-properties fo:language="ca" fo:country="ES"/>
    </style:style>
    <style:style style:name="P356" style:family="paragraph" style:parent-style-name="Standard" style:list-style-name="L8">
      <style:paragraph-properties fo:text-align="justify" style:justify-single-word="false"/>
      <style:text-properties fo:language="ca" fo:country="ES"/>
    </style:style>
    <style:style style:name="P357" style:family="paragraph" style:parent-style-name="Standard" style:list-style-name="L8">
      <style:paragraph-properties fo:text-align="justify" style:justify-single-word="false"/>
      <style:text-properties fo:language="ca" fo:country="ES" officeooo:paragraph-rsid="00363859"/>
    </style:style>
    <style:style style:name="P358" style:family="paragraph" style:parent-style-name="Standard" style:list-style-name="L8">
      <style:paragraph-properties fo:text-align="justify" style:justify-single-word="false"/>
      <style:text-properties fo:language="ca" fo:country="ES" officeooo:paragraph-rsid="003a722b"/>
    </style:style>
    <style:style style:name="P359" style:family="paragraph" style:parent-style-name="Standard" style:list-style-name="L8">
      <style:paragraph-properties fo:text-align="justify" style:justify-single-word="false"/>
      <style:text-properties fo:language="ca" fo:country="ES" officeooo:paragraph-rsid="002671da"/>
    </style:style>
    <style:style style:name="P360" style:family="paragraph" style:parent-style-name="Standard" style:list-style-name="L18">
      <style:paragraph-properties fo:text-align="justify" style:justify-single-word="false"/>
      <style:text-properties fo:language="ca" fo:country="ES" officeooo:paragraph-rsid="0028bebb"/>
    </style:style>
    <style:style style:name="P361" style:family="paragraph" style:parent-style-name="Standard" style:list-style-name="L27">
      <style:paragraph-properties fo:text-align="justify" style:justify-single-word="false"/>
      <style:text-properties fo:language="ca" fo:country="ES"/>
    </style:style>
    <style:style style:name="P362" style:family="paragraph" style:parent-style-name="Standard" style:list-style-name="L28">
      <style:paragraph-properties fo:text-align="justify" style:justify-single-word="false"/>
      <style:text-properties fo:language="ca" fo:country="ES"/>
    </style:style>
    <style:style style:name="P363" style:family="paragraph" style:parent-style-name="Standard" style:list-style-name="L29">
      <style:paragraph-properties fo:text-align="justify" style:justify-single-word="false"/>
      <style:text-properties fo:language="ca" fo:country="ES" officeooo:paragraph-rsid="002f8d2c"/>
    </style:style>
    <style:style style:name="P364" style:family="paragraph" style:parent-style-name="Standard" style:list-style-name="L31">
      <style:paragraph-properties fo:text-align="justify" style:justify-single-word="false"/>
      <style:text-properties fo:language="ca" fo:country="ES" officeooo:paragraph-rsid="002f8d2c"/>
    </style:style>
    <style:style style:name="P365" style:family="paragraph" style:parent-style-name="Standard" style:list-style-name="L32">
      <style:paragraph-properties fo:text-align="justify" style:justify-single-word="false"/>
      <style:text-properties fo:language="ca" fo:country="ES" officeooo:paragraph-rsid="002f8d2c"/>
    </style:style>
    <style:style style:name="P366" style:family="paragraph" style:parent-style-name="Standard" style:list-style-name="L63">
      <style:paragraph-properties fo:text-align="justify" style:justify-single-word="false"/>
      <style:text-properties fo:language="ca" fo:country="ES" officeooo:paragraph-rsid="0053b835"/>
    </style:style>
    <style:style style:name="P367" style:family="paragraph" style:parent-style-name="Standard" style:list-style-name="L64">
      <style:paragraph-properties fo:text-align="justify" style:justify-single-word="false"/>
      <style:text-properties fo:language="ca" fo:country="ES" officeooo:paragraph-rsid="0053b835"/>
    </style:style>
    <style:style style:name="P368" style:family="paragraph" style:parent-style-name="Standard" style:list-style-name="L65">
      <style:paragraph-properties fo:text-align="justify" style:justify-single-word="false"/>
      <style:text-properties fo:language="ca" fo:country="ES" officeooo:paragraph-rsid="00562c13"/>
    </style:style>
    <style:style style:name="P369" style:family="paragraph" style:parent-style-name="Standard" style:list-style-name="L66">
      <style:paragraph-properties fo:text-align="justify" style:justify-single-word="false"/>
      <style:text-properties fo:language="ca" fo:country="ES" officeooo:paragraph-rsid="0053b835"/>
    </style:style>
    <style:style style:name="P370" style:family="paragraph" style:parent-style-name="Standard" style:list-style-name="L67">
      <style:paragraph-properties fo:text-align="justify" style:justify-single-word="false"/>
      <style:text-properties fo:language="ca" fo:country="ES" officeooo:paragraph-rsid="00562c13"/>
    </style:style>
    <style:style style:name="P371" style:family="paragraph" style:parent-style-name="Standard" style:list-style-name="L68">
      <style:paragraph-properties fo:text-align="justify" style:justify-single-word="false"/>
      <style:text-properties fo:language="ca" fo:country="ES" officeooo:paragraph-rsid="00562c13"/>
    </style:style>
    <style:style style:name="P372" style:family="paragraph" style:parent-style-name="Standard" style:list-style-name="L69">
      <style:paragraph-properties fo:text-align="justify" style:justify-single-word="false"/>
      <style:text-properties fo:language="ca" fo:country="ES" officeooo:paragraph-rsid="00562c13"/>
    </style:style>
    <style:style style:name="P373" style:family="paragraph" style:parent-style-name="Standard" style:list-style-name="L70">
      <style:paragraph-properties fo:text-align="justify" style:justify-single-word="false"/>
      <style:text-properties fo:language="ca" fo:country="ES" officeooo:paragraph-rsid="00562c13"/>
    </style:style>
    <style:style style:name="P374" style:family="paragraph" style:parent-style-name="Standard" style:list-style-name="L71">
      <style:paragraph-properties fo:text-align="justify" style:justify-single-word="false"/>
      <style:text-properties fo:language="ca" fo:country="ES" officeooo:paragraph-rsid="00562c13"/>
    </style:style>
    <style:style style:name="P375" style:family="paragraph" style:parent-style-name="Standard" style:list-style-name="L72">
      <style:paragraph-properties fo:text-align="justify" style:justify-single-word="false"/>
      <style:text-properties fo:language="ca" fo:country="ES" officeooo:paragraph-rsid="0053b835"/>
    </style:style>
    <style:style style:name="P376"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377"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378"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379"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380"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81"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82" style:family="paragraph" style:parent-style-name="Standard" style:list-style-name="L12">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383" style:family="paragraph" style:parent-style-name="Standard" style:list-style-name="L12">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384"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385" style:family="paragraph" style:parent-style-name="Standard" style:list-style-name="L13">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386" style:family="paragraph" style:parent-style-name="Standard"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87"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88"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89"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390" style:family="paragraph" style:parent-style-name="Standard" style:list-style-name="L19">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91" style:family="paragraph" style:parent-style-name="Standard" style:list-style-name="L20">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92" style:family="paragraph" style:parent-style-name="Standard" style:list-style-name="L21">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93" style:family="paragraph" style:parent-style-name="Standard" style:list-style-name="L22">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94" style:family="paragraph" style:parent-style-name="Standard" style:list-style-name="L23">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95" style:family="paragraph" style:parent-style-name="Standard" style:list-style-name="L24">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96" style:family="paragraph" style:parent-style-name="Standard" style:list-style-name="L10">
      <style:text-properties fo:language="ca" fo:country="ES" officeooo:paragraph-rsid="003a7d88" fo:background-color="transparent" style:language-asian="zxx" style:country-asian="none" style:language-complex="zxx" style:country-complex="none"/>
    </style:style>
    <style:style style:name="P397" style:family="paragraph" style:parent-style-name="Standard" style:list-style-name="L12">
      <style:paragraph-properties fo:text-align="justify" style:justify-single-word="false"/>
      <style:text-properties fo:language="ca" fo:country="ES" officeooo:rsid="002671da" officeooo:paragraph-rsid="002671da" fo:background-color="transparent" style:language-asian="zxx" style:country-asian="none" style:language-complex="zxx" style:country-complex="none"/>
    </style:style>
    <style:style style:name="P398" style:family="paragraph" style:parent-style-name="Standard" style:list-style-name="L12">
      <style:paragraph-properties fo:text-align="justify" style:justify-single-word="false"/>
      <style:text-properties fo:language="ca" fo:country="ES" officeooo:rsid="002671da" officeooo:paragraph-rsid="0028bebb" fo:background-color="transparent" style:language-asian="zxx" style:country-asian="none" style:language-complex="zxx" style:country-complex="none"/>
    </style:style>
    <style:style style:name="P399" style:family="paragraph" style:parent-style-name="Standard" style:list-style-name="L5">
      <style:paragraph-properties fo:text-align="justify" style:justify-single-word="false"/>
      <style:text-properties fo:language="ca" fo:country="ES" fo:background-color="#ffff00" style:language-asian="zxx" style:country-asian="none" style:language-complex="zxx" style:country-complex="none"/>
    </style:style>
    <style:style style:name="P400" style:family="paragraph" style:parent-style-name="Standard" style:list-style-name="L9">
      <style:text-properties fo:language="ca" fo:country="ES"/>
    </style:style>
    <style:style style:name="P401" style:family="paragraph" style:parent-style-name="Standard" style:list-style-name="L10">
      <style:text-properties fo:language="ca" fo:country="ES" officeooo:paragraph-rsid="0036f9ba"/>
    </style:style>
    <style:style style:name="P402" style:family="paragraph" style:parent-style-name="Standard" style:list-style-name="L10">
      <style:text-properties fo:language="ca" fo:country="ES" officeooo:paragraph-rsid="003a7d88"/>
    </style:style>
    <style:style style:name="P403" style:family="paragraph" style:parent-style-name="Standard" style:list-style-name="L10">
      <style:text-properties fo:language="ca" fo:country="ES" officeooo:paragraph-rsid="003ca465"/>
    </style:style>
    <style:style style:name="P404" style:family="paragraph" style:parent-style-name="Standard" style:list-style-name="L10">
      <style:text-properties fo:language="ca" fo:country="ES" officeooo:paragraph-rsid="003e1a46"/>
    </style:style>
    <style:style style:name="P405" style:family="paragraph" style:parent-style-name="Standard" style:list-style-name="L10">
      <style:text-properties fo:language="ca" fo:country="ES" officeooo:paragraph-rsid="003f2c4d"/>
    </style:style>
    <style:style style:name="P406" style:family="paragraph" style:parent-style-name="Standard" style:list-style-name="L10">
      <style:text-properties fo:language="ca" fo:country="ES" officeooo:paragraph-rsid="003fc33a"/>
    </style:style>
    <style:style style:name="P407" style:family="paragraph" style:parent-style-name="Standard" style:list-style-name="L11">
      <style:text-properties fo:language="ca" fo:country="ES" officeooo:paragraph-rsid="003a722b"/>
    </style:style>
    <style:style style:name="P408" style:family="paragraph" style:parent-style-name="Standard" style:list-style-name="L25">
      <style:paragraph-properties fo:text-align="justify" style:justify-single-word="false"/>
      <style:text-properties fo:language="ca" fo:country="ES" style:language-asian="zxx" style:country-asian="none" style:language-complex="zxx" style:country-complex="none"/>
    </style:style>
    <style:style style:name="P409" style:family="paragraph" style:parent-style-name="Standard" style:list-style-name="L25">
      <style:paragraph-properties fo:text-align="justify" style:justify-single-word="false"/>
      <style:text-properties fo:language="ca" fo:country="ES" officeooo:paragraph-rsid="002f8d2c" style:language-asian="zxx" style:country-asian="none" style:language-complex="zxx" style:country-complex="none"/>
    </style:style>
    <style:style style:name="P410" style:family="paragraph" style:parent-style-name="Standard" style:list-style-name="L12">
      <style:paragraph-properties fo:text-align="justify" style:justify-single-word="false"/>
      <style:text-properties fo:language="ca" fo:country="ES" officeooo:paragraph-rsid="002f8d2c" style:language-asian="zxx" style:country-asian="none" style:language-complex="zxx" style:country-complex="none"/>
    </style:style>
    <style:style style:name="P411"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rsid="003054fe" officeooo:paragraph-rsid="003054fe"/>
    </style:style>
    <style:style style:name="P412"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054fe"/>
    </style:style>
    <style:style style:name="P413"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25478"/>
    </style:style>
    <style:style style:name="P414"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39b9a"/>
    </style:style>
    <style:style style:name="P415"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416" style:family="paragraph" style:parent-style-name="Standard" style:list-style-name="L63">
      <style:paragraph-properties fo:text-align="justify" style:justify-single-word="false"/>
      <style:text-properties fo:language="ca" fo:country="ES" officeooo:rsid="005b6b2e" officeooo:paragraph-rsid="0053b835"/>
    </style:style>
    <style:style style:name="P417" style:family="paragraph" style:parent-style-name="Standard" style:list-style-name="L64">
      <style:paragraph-properties fo:text-align="justify" style:justify-single-word="false"/>
      <style:text-properties fo:language="ca" fo:country="ES" officeooo:rsid="006024e4" officeooo:paragraph-rsid="0053b835"/>
    </style:style>
    <style:style style:name="P418" style:family="paragraph" style:parent-style-name="Standard" style:list-style-name="L65">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19" style:family="paragraph" style:parent-style-name="Standard" style:list-style-name="L66">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20" style:family="paragraph" style:parent-style-name="Standard" style:list-style-name="L67">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21" style:family="paragraph" style:parent-style-name="Standard" style:list-style-name="L68">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22" style:family="paragraph" style:parent-style-name="Standard" style:list-style-name="L69">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23" style:family="paragraph" style:parent-style-name="Standard" style:list-style-name="L70">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24" style:family="paragraph" style:parent-style-name="Standard" style:list-style-name="L71">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25" style:family="paragraph" style:parent-style-name="Standard" style:list-style-name="L72">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26" style:family="paragraph" style:parent-style-name="Standard" style:list-style-name="L64">
      <style:paragraph-properties fo:text-align="justify" style:justify-single-word="false"/>
      <style:text-properties fo:language="ca" fo:country="ES" officeooo:rsid="00636a91" officeooo:paragraph-rsid="0053b835"/>
    </style:style>
    <style:style style:name="P427" style:family="paragraph" style:parent-style-name="Standard" style:list-style-name="L3">
      <style:paragraph-properties fo:text-align="justify" style:justify-single-word="false"/>
    </style:style>
    <style:style style:name="P428" style:family="paragraph" style:parent-style-name="Standard" style:list-style-name="L36">
      <style:text-properties officeooo:paragraph-rsid="004f2663"/>
    </style:style>
    <style:style style:name="P429" style:family="paragraph" style:parent-style-name="Standard" style:list-style-name="L36">
      <style:text-properties officeooo:paragraph-rsid="00523ec3"/>
    </style:style>
    <style:style style:name="P430" style:family="paragraph" style:parent-style-name="Standard" style:list-style-name="L36">
      <style:text-properties officeooo:paragraph-rsid="004f2663" style:language-asian="zxx" style:country-asian="none" style:language-complex="zxx" style:country-complex="none"/>
    </style:style>
    <style:style style:name="P431" style:family="paragraph" style:parent-style-name="Standard" style:list-style-name="L36">
      <style:text-properties officeooo:paragraph-rsid="00523ec3" style:language-asian="zxx" style:country-asian="none" style:language-complex="zxx" style:country-complex="none"/>
    </style:style>
    <style:style style:name="P432" style:family="paragraph" style:parent-style-name="Standard" style:list-style-name="L36">
      <style:text-properties officeooo:paragraph-rsid="0053b835" style:language-asian="zxx" style:country-asian="none" style:language-complex="zxx" style:country-complex="none"/>
    </style:style>
    <style:style style:name="P433" style:family="paragraph" style:parent-style-name="Standard" style:list-style-name="L36">
      <style:text-properties style:language-asian="zxx" style:country-asian="none" style:language-complex="zxx" style:country-complex="none"/>
    </style:style>
    <style:style style:name="P434" style:family="paragraph" style:parent-style-name="Standard" style:list-style-name="L36">
      <style:paragraph-properties fo:text-align="justify" style:justify-single-word="false"/>
      <style:text-properties officeooo:paragraph-rsid="004f2663" style:language-asian="zxx" style:country-asian="none" style:language-complex="zxx" style:country-complex="none"/>
    </style:style>
    <style:style style:name="P435" style:family="paragraph" style:parent-style-name="Standard" style:list-style-name="L36">
      <style:paragraph-properties fo:text-align="justify" style:justify-single-word="false"/>
      <style:text-properties officeooo:paragraph-rsid="00508571" style:language-asian="zxx" style:country-asian="none" style:language-complex="zxx" style:country-complex="none"/>
    </style:style>
    <style:style style:name="P436" style:family="paragraph" style:parent-style-name="Standard" style:list-style-name="L36">
      <style:paragraph-properties fo:text-align="justify" style:justify-single-word="false"/>
      <style:text-properties officeooo:paragraph-rsid="00523ec3" style:language-asian="zxx" style:country-asian="none" style:language-complex="zxx" style:country-complex="none"/>
    </style:style>
    <style:style style:name="P437" style:family="paragraph" style:parent-style-name="Standard" style:list-style-name="L36">
      <style:paragraph-properties fo:text-align="justify" style:justify-single-word="false"/>
      <style:text-properties style:language-asian="zxx" style:country-asian="none" style:language-complex="zxx" style:country-complex="none"/>
    </style:style>
    <style:style style:name="P438" style:family="paragraph" style:parent-style-name="Standard" style:list-style-name="L36">
      <style:paragraph-properties fo:text-align="justify" style:justify-single-word="false"/>
      <style:text-properties officeooo:paragraph-rsid="0053b835" style:language-asian="zxx" style:country-asian="none" style:language-complex="zxx" style:country-complex="none"/>
    </style:style>
    <style:style style:name="P439" style:family="paragraph" style:parent-style-name="Standard" style:list-style-name="L40">
      <style:paragraph-properties fo:text-align="justify" style:justify-single-word="false"/>
      <style:text-properties officeooo:paragraph-rsid="004fdce2" style:language-asian="zxx" style:country-asian="none" style:language-complex="zxx" style:country-complex="none"/>
    </style:style>
    <style:style style:name="P440" style:family="paragraph" style:parent-style-name="Standard" style:list-style-name="L36">
      <style:paragraph-properties fo:text-align="justify" style:justify-single-word="false"/>
      <style:text-properties officeooo:rsid="00161e2d" officeooo:paragraph-rsid="004f2663" style:language-asian="zxx" style:country-asian="none" style:language-complex="zxx" style:country-complex="none"/>
    </style:style>
    <style:style style:name="P441" style:family="paragraph" style:parent-style-name="Standard" style:list-style-name="L36">
      <style:paragraph-properties fo:text-align="justify" style:justify-single-word="false"/>
      <style:text-properties officeooo:rsid="00161e2d" officeooo:paragraph-rsid="00508571" style:language-asian="zxx" style:country-asian="none" style:language-complex="zxx" style:country-complex="none"/>
    </style:style>
    <style:style style:name="P442" style:family="paragraph" style:parent-style-name="Standard" style:list-style-name="L36">
      <style:paragraph-properties fo:text-align="justify" style:justify-single-word="false"/>
      <style:text-properties officeooo:rsid="00161e2d" officeooo:paragraph-rsid="0053b835" style:language-asian="zxx" style:country-asian="none" style:language-complex="zxx" style:country-complex="none"/>
    </style:style>
    <style:style style:name="P443" style:family="paragraph" style:parent-style-name="Standard" style:list-style-name="L36">
      <style:paragraph-properties fo:text-align="justify" style:justify-single-word="false"/>
      <style:text-properties officeooo:rsid="00161e2d" officeooo:paragraph-rsid="001f5852" style:language-asian="zxx" style:country-asian="none" style:language-complex="zxx" style:country-complex="none"/>
    </style:style>
    <style:style style:name="P444" style:family="paragraph" style:parent-style-name="Standard" style:list-style-name="L40">
      <style:paragraph-properties fo:text-align="justify" style:justify-single-word="false"/>
      <style:text-properties officeooo:rsid="00161e2d" officeooo:paragraph-rsid="004fdce2" style:language-asian="zxx" style:country-asian="none" style:language-complex="zxx" style:country-complex="none"/>
    </style:style>
    <style:style style:name="P445" style:family="paragraph" style:parent-style-name="Standard" style:list-style-name="L39">
      <style:paragraph-properties fo:text-align="start" style:justify-single-word="false"/>
      <style:text-properties officeooo:paragraph-rsid="004fdce2" style:language-asian="zxx" style:country-asian="none" style:language-complex="zxx" style:country-complex="none"/>
    </style:style>
    <style:style style:name="P446" style:family="paragraph" style:parent-style-name="Standard" style:list-style-name="L36">
      <style:paragraph-properties fo:text-align="justify" style:justify-single-word="false"/>
      <style:text-properties officeooo:rsid="00196cce" officeooo:paragraph-rsid="00508571" style:language-asian="zxx" style:country-asian="none" style:language-complex="zxx" style:country-complex="none"/>
    </style:style>
    <style:style style:name="P447" style:family="paragraph" style:parent-style-name="Standard" style:list-style-name="L36">
      <style:paragraph-properties fo:text-align="justify" style:justify-single-word="false"/>
      <style:text-properties officeooo:rsid="00196cce" officeooo:paragraph-rsid="0053b835" style:language-asian="zxx" style:country-asian="none" style:language-complex="zxx" style:country-complex="none"/>
    </style:style>
    <style:style style:name="P448" style:family="paragraph" style:parent-style-name="Standard" style:list-style-name="L36">
      <style:paragraph-properties fo:text-align="justify" style:justify-single-word="false"/>
      <style:text-properties officeooo:rsid="00196cce" officeooo:paragraph-rsid="001f5852" style:language-asian="zxx" style:country-asian="none" style:language-complex="zxx" style:country-complex="none"/>
    </style:style>
    <style:style style:name="P449" style:family="paragraph" style:parent-style-name="Standard" style:list-style-name="L36">
      <style:text-properties officeooo:rsid="001c5e6a" officeooo:paragraph-rsid="0053b835" style:language-asian="zxx" style:country-asian="none" style:language-complex="zxx" style:country-complex="none"/>
    </style:style>
    <style:style style:name="P450" style:family="paragraph" style:parent-style-name="Standard" style:list-style-name="L36">
      <style:text-properties officeooo:rsid="001c5e6a" officeooo:paragraph-rsid="001f5852" style:language-asian="zxx" style:country-asian="none" style:language-complex="zxx" style:country-complex="none"/>
    </style:style>
    <style:style style:name="P451" style:family="paragraph" style:parent-style-name="Standard" style:list-style-name="L36">
      <style:paragraph-properties fo:text-align="justify" style:justify-single-word="false"/>
      <style:text-properties officeooo:rsid="0020d12a" officeooo:paragraph-rsid="0020d12a" style:language-asian="zxx" style:country-asian="none" style:language-complex="zxx" style:country-complex="none"/>
    </style:style>
    <style:style style:name="P452" style:family="paragraph" style:parent-style-name="Standard" style:list-style-name="L36">
      <style:paragraph-properties fo:text-align="justify" style:justify-single-word="false"/>
      <style:text-properties officeooo:rsid="00254ca9" officeooo:paragraph-rsid="0053b835" style:language-asian="zxx" style:country-asian="none" style:language-complex="zxx" style:country-complex="none"/>
    </style:style>
    <style:style style:name="P453" style:family="paragraph" style:parent-style-name="Standard" style:list-style-name="L36">
      <style:paragraph-properties fo:text-align="justify" style:justify-single-word="false"/>
      <style:text-properties officeooo:rsid="0032a23d" officeooo:paragraph-rsid="0053b835" style:language-asian="zxx" style:country-asian="none" style:language-complex="zxx" style:country-complex="none"/>
    </style:style>
    <style:style style:name="P454" style:family="paragraph" style:parent-style-name="Standard">
      <style:text-properties officeooo:rsid="007226d3" officeooo:paragraph-rsid="007226d3" style:language-asian="zxx" style:country-asian="none" style:language-complex="zxx" style:country-complex="none"/>
    </style:style>
    <style:style style:name="P455" style:family="paragraph" style:parent-style-name="Standard">
      <style:text-properties officeooo:rsid="007299de" officeooo:paragraph-rsid="007299de" style:language-asian="zxx" style:country-asian="none" style:language-complex="zxx" style:country-complex="none"/>
    </style:style>
    <style:style style:name="P456" style:family="paragraph" style:parent-style-name="Standard">
      <style:text-properties officeooo:rsid="0073319f" officeooo:paragraph-rsid="0073319f" style:language-asian="zxx" style:country-asian="none" style:language-complex="zxx" style:country-complex="none"/>
    </style:style>
    <style:style style:name="P457" style:family="paragraph" style:parent-style-name="Standard">
      <style:text-properties officeooo:rsid="0074d075" officeooo:paragraph-rsid="0074d075" style:language-asian="zxx" style:country-asian="none" style:language-complex="zxx" style:country-complex="none"/>
    </style:style>
    <style:style style:name="P458" style:family="paragraph" style:parent-style-name="Standard">
      <style:text-properties officeooo:rsid="00774204" officeooo:paragraph-rsid="00774204" style:language-asian="zxx" style:country-asian="none" style:language-complex="zxx" style:country-complex="none"/>
    </style:style>
    <style:style style:name="P459" style:family="paragraph" style:parent-style-name="Standard" style:list-style-name="L37">
      <style:text-properties officeooo:paragraph-rsid="004f2663"/>
    </style:style>
    <style:style style:name="P460" style:family="paragraph" style:parent-style-name="Standard" style:list-style-name="L37">
      <style:text-properties officeooo:rsid="003f3110" officeooo:paragraph-rsid="004f2663" fo:background-color="transparent" style:language-asian="zxx" style:country-asian="none" style:language-complex="zxx" style:country-complex="none"/>
    </style:style>
    <style:style style:name="P461" style:family="paragraph" style:parent-style-name="Standard" style:list-style-name="L38">
      <style:text-properties officeooo:rsid="003f3110" officeooo:paragraph-rsid="004f2663" fo:background-color="transparent" style:language-asian="zxx" style:country-asian="none" style:language-complex="zxx" style:country-complex="none"/>
    </style:style>
    <style:style style:name="P462" style:family="paragraph" style:parent-style-name="Standard" style:list-style-name="L41">
      <style:text-properties officeooo:rsid="00433499" officeooo:paragraph-rsid="004fdce2" fo:background-color="transparent" style:language-asian="zxx" style:country-asian="none" style:language-complex="zxx" style:country-complex="none"/>
    </style:style>
    <style:style style:name="P463" style:family="paragraph" style:parent-style-name="Standard" style:list-style-name="L42">
      <style:text-properties officeooo:rsid="00434ee2" officeooo:paragraph-rsid="00508571" fo:background-color="transparent" style:language-asian="zxx" style:country-asian="none" style:language-complex="zxx" style:country-complex="none"/>
    </style:style>
    <style:style style:name="P464" style:family="paragraph" style:parent-style-name="Standard" style:list-style-name="L43">
      <style:text-properties officeooo:rsid="0043fe3c" officeooo:paragraph-rsid="00523ec3" fo:background-color="transparent" style:language-asian="zxx" style:country-asian="none" style:language-complex="zxx" style:country-complex="none"/>
    </style:style>
    <style:style style:name="P465" style:family="paragraph" style:parent-style-name="Standard" style:list-style-name="L44">
      <style:text-properties officeooo:rsid="00450247" officeooo:paragraph-rsid="00523ec3" fo:background-color="transparent" style:language-asian="zxx" style:country-asian="none" style:language-complex="zxx" style:country-complex="none"/>
    </style:style>
    <style:style style:name="P466" style:family="paragraph" style:parent-style-name="Standard" style:list-style-name="L45">
      <style:text-properties officeooo:paragraph-rsid="0053b835" fo:background-color="transparent" style:language-asian="zxx" style:country-asian="none" style:language-complex="zxx" style:country-complex="none"/>
    </style:style>
    <style:style style:name="P467" style:family="paragraph" style:parent-style-name="Standard" style:list-style-name="L45">
      <style:text-properties officeooo:rsid="00452fde" officeooo:paragraph-rsid="0053b835" fo:background-color="transparent" style:language-asian="zxx" style:country-asian="none" style:language-complex="zxx" style:country-complex="none"/>
    </style:style>
    <style:style style:name="P468" style:family="paragraph" style:parent-style-name="Standard" style:list-style-name="L46">
      <style:text-properties fo:background-color="transparent" style:language-asian="zxx" style:country-asian="none" style:language-complex="zxx" style:country-complex="none"/>
    </style:style>
    <style:style style:name="P469" style:family="paragraph" style:parent-style-name="Standard" style:list-style-name="L46">
      <style:text-properties officeooo:rsid="0045ba52" officeooo:paragraph-rsid="0045ba52" fo:background-color="transparent" style:language-asian="zxx" style:country-asian="none" style:language-complex="zxx" style:country-complex="none"/>
    </style:style>
    <style:style style:name="P470" style:family="paragraph" style:parent-style-name="Standard" style:list-style-name="L47">
      <style:text-properties officeooo:rsid="004689cc" officeooo:paragraph-rsid="004689cc" fo:background-color="transparent" style:language-asian="zxx" style:country-asian="none" style:language-complex="zxx" style:country-complex="none"/>
    </style:style>
    <style:style style:name="P471" style:family="paragraph" style:parent-style-name="Standard" style:list-style-name="L48">
      <style:text-properties officeooo:rsid="0036fc76" officeooo:paragraph-rsid="0053b835" fo:background-color="transparent" style:language-asian="zxx" style:country-asian="none" style:language-complex="zxx" style:country-complex="none"/>
    </style:style>
    <style:style style:name="P472" style:family="paragraph" style:parent-style-name="Standard" style:list-style-name="L48">
      <style:text-properties officeooo:rsid="004803b0" officeooo:paragraph-rsid="0053b835" fo:background-color="transparent" style:language-asian="zxx" style:country-asian="none" style:language-complex="zxx" style:country-complex="none"/>
    </style:style>
    <style:style style:name="P473" style:family="paragraph" style:parent-style-name="Standard" style:list-style-name="L49">
      <style:text-properties officeooo:rsid="0049aa14" officeooo:paragraph-rsid="0053b835" fo:background-color="transparent" style:language-asian="zxx" style:country-asian="none" style:language-complex="zxx" style:country-complex="none"/>
    </style:style>
    <style:style style:name="P474" style:family="paragraph" style:parent-style-name="Standard" style:list-style-name="L52">
      <style:text-properties officeooo:rsid="0050ba74" officeooo:paragraph-rsid="0053b835" fo:background-color="transparent" style:language-asian="zxx" style:country-asian="none" style:language-complex="zxx" style:country-complex="none"/>
    </style:style>
    <style:style style:name="P475" style:family="paragraph" style:parent-style-name="Standard" style:list-style-name="L54">
      <style:text-properties officeooo:rsid="005171bc" officeooo:paragraph-rsid="0053b835" fo:background-color="transparent" style:language-asian="zxx" style:country-asian="none" style:language-complex="zxx" style:country-complex="none"/>
    </style:style>
    <style:style style:name="P476" style:family="paragraph" style:parent-style-name="Standard" style:list-style-name="L55">
      <style:text-properties officeooo:rsid="005337f2" officeooo:paragraph-rsid="0053b835" fo:background-color="transparent" style:language-asian="zxx" style:country-asian="none" style:language-complex="zxx" style:country-complex="none"/>
    </style:style>
    <style:style style:name="P477" style:family="paragraph" style:parent-style-name="Standard" style:list-style-name="L56">
      <style:text-properties officeooo:rsid="005337f2" officeooo:paragraph-rsid="0053b835" fo:background-color="transparent" style:language-asian="zxx" style:country-asian="none" style:language-complex="zxx" style:country-complex="none"/>
    </style:style>
    <style:style style:name="P478" style:family="paragraph" style:parent-style-name="Standard" style:list-style-name="L57">
      <style:text-properties officeooo:rsid="00536654" officeooo:paragraph-rsid="0053b835" fo:background-color="transparent" style:language-asian="zxx" style:country-asian="none" style:language-complex="zxx" style:country-complex="none"/>
    </style:style>
    <style:style style:name="P479" style:family="paragraph" style:parent-style-name="Standard" style:list-style-name="L58">
      <style:text-properties officeooo:rsid="00536654" officeooo:paragraph-rsid="0053b835" fo:background-color="transparent" style:language-asian="zxx" style:country-asian="none" style:language-complex="zxx" style:country-complex="none"/>
    </style:style>
    <style:style style:name="P480" style:family="paragraph" style:parent-style-name="Standard" style:list-style-name="L59">
      <style:text-properties officeooo:rsid="00536654" officeooo:paragraph-rsid="0053b835" fo:background-color="transparent" style:language-asian="zxx" style:country-asian="none" style:language-complex="zxx" style:country-complex="none"/>
    </style:style>
    <style:style style:name="P481" style:family="paragraph" style:parent-style-name="Standard" style:list-style-name="L60">
      <style:text-properties officeooo:rsid="0053ea51" officeooo:paragraph-rsid="0053b835" fo:background-color="transparent" style:language-asian="zxx" style:country-asian="none" style:language-complex="zxx" style:country-complex="none"/>
    </style:style>
    <style:style style:name="P482" style:family="paragraph" style:parent-style-name="Standard" style:list-style-name="L61">
      <style:text-properties officeooo:rsid="0053ea51" officeooo:paragraph-rsid="0053b835" fo:background-color="transparent" style:language-asian="zxx" style:country-asian="none" style:language-complex="zxx" style:country-complex="none"/>
    </style:style>
    <style:style style:name="P483" style:family="paragraph" style:parent-style-name="Standard" style:list-style-name="L62">
      <style:text-properties officeooo:rsid="0053ea51" officeooo:paragraph-rsid="0053b835" fo:background-color="transparent" style:language-asian="zxx" style:country-asian="none" style:language-complex="zxx" style:country-complex="none"/>
    </style:style>
    <style:style style:name="P484" style:family="paragraph" style:parent-style-name="Standard" style:list-style-name="L38">
      <style:text-properties officeooo:paragraph-rsid="004f2663"/>
    </style:style>
    <style:style style:name="P485" style:family="paragraph" style:parent-style-name="Standard" style:list-style-name="L41">
      <style:text-properties officeooo:paragraph-rsid="004fdce2"/>
    </style:style>
    <style:style style:name="P486" style:family="paragraph" style:parent-style-name="Standard" style:list-style-name="L42">
      <style:text-properties officeooo:paragraph-rsid="00508571"/>
    </style:style>
    <style:style style:name="P487" style:family="paragraph" style:parent-style-name="Standard" style:list-style-name="L36">
      <style:text-properties officeooo:rsid="001a684f" officeooo:paragraph-rsid="00523ec3"/>
    </style:style>
    <style:style style:name="P488" style:family="paragraph" style:parent-style-name="Standard" style:list-style-name="L43">
      <style:text-properties officeooo:paragraph-rsid="00523ec3"/>
    </style:style>
    <style:style style:name="P489" style:family="paragraph" style:parent-style-name="Standard" style:list-style-name="L36">
      <style:text-properties officeooo:rsid="001bcdcc" officeooo:paragraph-rsid="00523ec3"/>
    </style:style>
    <style:style style:name="P490" style:family="paragraph" style:parent-style-name="Standard" style:list-style-name="L44">
      <style:text-properties officeooo:paragraph-rsid="00523ec3"/>
    </style:style>
    <style:style style:name="P491" style:family="paragraph" style:parent-style-name="Standard" style:list-style-name="L47"/>
    <style:style style:name="P492" style:family="paragraph" style:parent-style-name="Standard" style:list-style-name="L49">
      <style:text-properties officeooo:paragraph-rsid="0053b835"/>
    </style:style>
    <style:style style:name="P493" style:family="paragraph" style:parent-style-name="Standard" style:list-style-name="L50">
      <style:text-properties officeooo:paragraph-rsid="0053b835"/>
    </style:style>
    <style:style style:name="P494" style:family="paragraph" style:parent-style-name="Standard" style:list-style-name="L50">
      <style:text-properties officeooo:rsid="0050595c" officeooo:paragraph-rsid="0053b835"/>
    </style:style>
    <style:style style:name="P495" style:family="paragraph" style:parent-style-name="Standard" style:list-style-name="L51">
      <style:text-properties officeooo:paragraph-rsid="0053b835"/>
    </style:style>
    <style:style style:name="P496" style:family="paragraph" style:parent-style-name="Standard" style:list-style-name="L51">
      <style:text-properties officeooo:rsid="004d1a82" officeooo:paragraph-rsid="0053b835"/>
    </style:style>
    <style:style style:name="P497" style:family="paragraph" style:parent-style-name="Standard" style:list-style-name="L52">
      <style:text-properties officeooo:paragraph-rsid="00562c13"/>
    </style:style>
    <style:style style:name="P498" style:family="paragraph" style:parent-style-name="Standard" style:list-style-name="L53">
      <style:text-properties style:use-window-font-color="true" loext:opacity="0%" officeooo:paragraph-rsid="00562c13" fo:background-color="transparent"/>
    </style:style>
    <style:style style:name="P499" style:family="paragraph" style:parent-style-name="Standard" style:list-style-name="L53">
      <style:text-properties style:use-window-font-color="true" loext:opacity="0%" officeooo:rsid="0050c70e" officeooo:paragraph-rsid="0053b835" fo:background-color="transparent" style:language-asian="zxx" style:country-asian="none" style:language-complex="zxx" style:country-complex="none"/>
    </style:style>
    <style:style style:name="P500" style:family="paragraph" style:parent-style-name="Standard" style:list-style-name="L54">
      <style:text-properties officeooo:paragraph-rsid="00562c13"/>
    </style:style>
    <style:style style:name="P501" style:family="paragraph" style:parent-style-name="Standard" style:list-style-name="L55">
      <style:text-properties officeooo:paragraph-rsid="00562c13"/>
    </style:style>
    <style:style style:name="P502" style:family="paragraph" style:parent-style-name="Standard" style:list-style-name="L56">
      <style:text-properties officeooo:paragraph-rsid="00562c13"/>
    </style:style>
    <style:style style:name="P503" style:family="paragraph" style:parent-style-name="Standard" style:list-style-name="L57">
      <style:text-properties officeooo:paragraph-rsid="00562c13"/>
    </style:style>
    <style:style style:name="P504" style:family="paragraph" style:parent-style-name="Standard" style:list-style-name="L58">
      <style:text-properties officeooo:paragraph-rsid="00562c13"/>
    </style:style>
    <style:style style:name="P505" style:family="paragraph" style:parent-style-name="Standard" style:list-style-name="L59">
      <style:text-properties officeooo:paragraph-rsid="0053b835"/>
    </style:style>
    <style:style style:name="P506" style:family="paragraph" style:parent-style-name="Standard" style:list-style-name="L60">
      <style:text-properties officeooo:paragraph-rsid="0053b835"/>
    </style:style>
    <style:style style:name="P507" style:family="paragraph" style:parent-style-name="Standard" style:list-style-name="L61">
      <style:text-properties officeooo:paragraph-rsid="0053b835"/>
    </style:style>
    <style:style style:name="P508" style:family="paragraph" style:parent-style-name="Standard" style:list-style-name="L62">
      <style:text-properties officeooo:paragraph-rsid="0053b835"/>
    </style:style>
    <style:style style:name="P509" style:family="paragraph" style:parent-style-name="Standard" style:list-style-name="L62">
      <style:text-properties officeooo:paragraph-rsid="00562c13"/>
    </style:style>
    <style:style style:name="P510" style:family="paragraph" style:parent-style-name="Table_20_Contents" style:list-style-name="L8">
      <style:paragraph-properties fo:text-align="justify" style:justify-single-word="false"/>
      <style:text-properties fo:language="ca" fo:country="ES"/>
    </style:style>
    <style:style style:name="P511" style:family="paragraph" style:parent-style-name="Table_20_Contents" style:list-style-name="L26">
      <style:paragraph-properties fo:text-align="justify" style:justify-single-word="false"/>
      <style:text-properties fo:language="ca" fo:country="ES"/>
    </style:style>
    <style:style style:name="P512" style:family="paragraph" style:parent-style-name="Table_20_Contents" style:list-style-name="L29">
      <style:paragraph-properties fo:text-align="justify" style:justify-single-word="false"/>
      <style:text-properties fo:language="ca" fo:country="ES" officeooo:paragraph-rsid="002f8d2c"/>
    </style:style>
    <style:style style:name="P513" style:family="paragraph" style:parent-style-name="Table_20_Contents" style:list-style-name="L30">
      <style:paragraph-properties fo:text-align="justify" style:justify-single-word="false"/>
      <style:text-properties fo:language="ca" fo:country="ES" officeooo:paragraph-rsid="002f8d2c"/>
    </style:style>
    <style:style style:name="P514" style:family="paragraph" style:parent-style-name="Table_20_Contents">
      <style:paragraph-properties fo:text-align="start" style:justify-single-word="false"/>
      <style:text-properties fo:language="ca" fo:country="ES" officeooo:rsid="00775443" officeooo:paragraph-rsid="00775443"/>
    </style:style>
    <style:style style:name="P515" style:family="paragraph" style:parent-style-name="Table_20_Contents" style:list-style-name="L35">
      <style:text-properties style:font-name="Arial2" fo:font-size="11pt" fo:language="ca" fo:country="ES" officeooo:rsid="001f0e2e" officeooo:paragraph-rsid="001f0e2e"/>
    </style:style>
    <style:style style:name="P516" style:family="paragraph" style:parent-style-name="Table_20_Contents">
      <style:text-properties style:font-name="Arial2" fo:font-size="11pt" fo:language="ca" fo:country="ES" officeooo:rsid="00720d2c" officeooo:paragraph-rsid="00720d2c"/>
    </style:style>
    <style:style style:name="P517" style:family="paragraph" style:parent-style-name="Table_20_Contents">
      <style:text-properties fo:color="#000000" loext:opacity="100%" style:font-name="Arial2" fo:font-size="11pt" fo:language="ca" fo:country="ES" officeooo:rsid="00720d2c" officeooo:paragraph-rsid="00720d2c" style:language-asian="zxx" style:country-asian="none" style:language-complex="zxx" style:country-complex="none"/>
    </style:style>
    <style:style style:name="P518" style:family="paragraph" style:parent-style-name="Table_20_Contents">
      <style:text-properties officeooo:rsid="007226d3" officeooo:paragraph-rsid="007226d3"/>
    </style:style>
    <style:style style:name="P519" style:family="paragraph" style:parent-style-name="Table_20_Contents">
      <style:text-properties officeooo:rsid="007299de" officeooo:paragraph-rsid="007299de"/>
    </style:style>
    <style:style style:name="P520" style:family="paragraph" style:parent-style-name="Table_20_Contents">
      <style:text-properties officeooo:rsid="0073319f" officeooo:paragraph-rsid="0073319f"/>
    </style:style>
    <style:style style:name="P521" style:family="paragraph" style:parent-style-name="Table_20_Contents">
      <style:text-properties officeooo:rsid="0073319f" officeooo:paragraph-rsid="00774204"/>
    </style:style>
    <style:style style:name="P522" style:family="paragraph" style:parent-style-name="Table_20_Contents">
      <style:text-properties officeooo:rsid="0074d075" officeooo:paragraph-rsid="0074d075"/>
    </style:style>
    <style:style style:name="P523" style:family="paragraph" style:parent-style-name="Table_20_Contents">
      <style:text-properties officeooo:rsid="0074d075" officeooo:paragraph-rsid="00774204"/>
    </style:style>
    <style:style style:name="P524" style:family="paragraph" style:parent-style-name="Table_20_Contents">
      <style:text-properties officeooo:rsid="00769df6" officeooo:paragraph-rsid="00769df6"/>
    </style:style>
    <style:style style:name="P525" style:family="paragraph" style:parent-style-name="Table_20_Contents">
      <style:text-properties officeooo:rsid="00774204" officeooo:paragraph-rsid="00774204"/>
    </style:style>
    <style:style style:name="P526" style:family="paragraph" style:parent-style-name="Table_20_Contents">
      <style:paragraph-properties fo:text-align="start" style:justify-single-word="false"/>
      <style:text-properties style:font-name="Arial" fo:font-size="11pt" fo:language="ca" fo:country="ES" officeooo:rsid="006f8938" officeooo:paragraph-rsid="006f8938" style:font-size-asian="11pt" style:font-size-complex="11pt"/>
    </style:style>
    <style:style style:name="P527" style:family="paragraph" style:parent-style-name="Text_20_body" style:list-style-name="L33">
      <style:paragraph-properties fo:text-align="justify" style:justify-single-word="false"/>
      <style:text-properties fo:language="ca" fo:country="ES" fo:background-color="transparent" style:language-asian="zxx" style:country-asian="none" style:language-complex="zxx" style:country-complex="none"/>
    </style:style>
    <style:style style:name="P528" style:family="paragraph" style:parent-style-name="Text_20_body" style:list-style-name="L73">
      <style:text-properties fo:language="ca" fo:country="ES"/>
    </style:style>
    <style:style style:name="P529" style:family="paragraph" style:parent-style-name="Text_20_body" style:list-style-name="L73">
      <style:paragraph-properties fo:text-align="justify" style:justify-single-word="false"/>
      <style:text-properties fo:language="ca" fo:country="ES"/>
    </style:style>
    <style:style style:name="P530" style:family="paragraph" style:parent-style-name="Text_20_body" style:list-style-name="L74">
      <style:paragraph-properties fo:text-align="justify" style:justify-single-word="false"/>
      <style:text-properties fo:language="ca" fo:country="ES"/>
    </style:style>
    <style:style style:name="P531" style:family="paragraph" style:parent-style-name="Text_20_body" style:list-style-name="L74">
      <style:text-properties fo:language="ca" fo:country="ES"/>
    </style:style>
    <style:style style:name="P532" style:family="paragraph" style:parent-style-name="Text_20_body" style:list-style-name="L74">
      <style:text-properties fo:language="ca" fo:country="ES" fo:font-weight="bold" style:font-weight-asian="bold" style:font-weight-complex="bold"/>
    </style:style>
    <style:style style:name="P533" style:family="paragraph" style:parent-style-name="Text_20_body">
      <style:text-properties fo:language="ca" fo:country="ES"/>
    </style:style>
    <style:style style:name="P534" style:family="paragraph" style:parent-style-name="Text_20_body">
      <style:text-properties officeooo:rsid="006f8938" officeooo:paragraph-rsid="006f8938"/>
    </style:style>
    <style:style style:name="P535" style:family="paragraph" style:parent-style-name="Text_20_body">
      <style:text-properties fo:color="#000000" loext:opacity="100%" style:font-name="Arial2" fo:font-size="11pt" fo:language="ca" fo:country="ES" officeooo:rsid="00720d2c" officeooo:paragraph-rsid="00720d2c" style:language-asian="zxx" style:country-asian="none" style:language-complex="zxx" style:country-complex="none"/>
    </style:style>
    <style:style style:name="P536" style:family="paragraph" style:parent-style-name="Text_20_body">
      <style:paragraph-properties fo:margin-left="0cm" fo:margin-right="0cm" fo:text-indent="0cm" style:auto-text-indent="false"/>
      <style:text-properties officeooo:rsid="007226d3" officeooo:paragraph-rsid="007226d3" style:language-asian="zxx" style:country-asian="none" style:language-complex="zxx" style:country-complex="none"/>
    </style:style>
    <style:style style:name="P537" style:family="paragraph" style:parent-style-name="Text_20_body">
      <style:paragraph-properties fo:margin-left="0cm" fo:margin-right="0cm" fo:text-indent="0cm" style:auto-text-indent="false"/>
      <style:text-properties officeooo:rsid="007299de" officeooo:paragraph-rsid="007299de" style:language-asian="zxx" style:country-asian="none" style:language-complex="zxx" style:country-complex="none"/>
    </style:style>
    <style:style style:name="P538" style:family="paragraph" style:parent-style-name="Text_20_body">
      <style:paragraph-properties fo:margin-left="0cm" fo:margin-right="0cm" fo:text-indent="0cm" style:auto-text-indent="false"/>
      <style:text-properties officeooo:rsid="0073319f" officeooo:paragraph-rsid="0073319f" style:language-asian="zxx" style:country-asian="none" style:language-complex="zxx" style:country-complex="none"/>
    </style:style>
    <style:style style:name="P539" style:family="paragraph" style:parent-style-name="Text_20_body">
      <style:paragraph-properties fo:margin-left="0cm" fo:margin-right="0cm" fo:text-indent="0cm" style:auto-text-indent="false"/>
      <style:text-properties officeooo:rsid="0074d075" officeooo:paragraph-rsid="0074d075" style:language-asian="zxx" style:country-asian="none" style:language-complex="zxx" style:country-complex="none"/>
    </style:style>
    <style:style style:name="P540" style:family="paragraph" style:parent-style-name="Text_20_body">
      <style:text-properties officeooo:rsid="00774204" officeooo:paragraph-rsid="00774204" style:language-asian="zxx" style:country-asian="none" style:language-complex="zxx" style:country-complex="none"/>
    </style:style>
    <style:style style:name="P541" style:family="paragraph" style:parent-style-name="Text_20_body">
      <style:paragraph-properties fo:margin-left="0cm" fo:margin-right="0cm" fo:text-indent="0cm" style:auto-text-indent="false"/>
      <style:text-properties officeooo:rsid="00774204" officeooo:paragraph-rsid="00774204" style:language-asian="zxx" style:country-asian="none" style:language-complex="zxx" style:country-complex="none"/>
    </style:style>
    <style:style style:name="P542"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be996" style:font-weight-asian="bold" style:font-weight-complex="bold"/>
    </style:style>
    <style:style style:name="T4" style:family="text">
      <style:text-properties fo:font-weight="bold" officeooo:rsid="002f8d2c" style:font-weight-asian="bold" style:font-weight-complex="bold"/>
    </style:style>
    <style:style style:name="T5" style:family="text">
      <style:text-properties fo:font-weight="bold" officeooo:rsid="00161e2d" style:font-weight-asian="bold" style:font-weight-complex="bold"/>
    </style:style>
    <style:style style:name="T6" style:family="text">
      <style:text-properties fo:font-weight="bold" officeooo:rsid="003ebb43" style:font-weight-asian="bold" style:font-weight-complex="bold"/>
    </style:style>
    <style:style style:name="T7" style:family="text">
      <style:text-properties fo:font-weight="bold" style:language-asian="zxx" style:country-asian="none" style:font-weight-asian="bold" style:language-complex="zxx" style:country-complex="none" style:font-weight-complex="bold"/>
    </style:style>
    <style:style style:name="T8" style:family="text">
      <style:text-properties fo:font-weight="bold" style:font-name-asian="Courier New1" style:language-asian="zxx" style:country-asian="none" style:font-weight-asian="bold" style:font-name-complex="Courier New1" style:language-complex="zxx" style:country-complex="none" style:font-weight-complex="bold"/>
    </style:style>
    <style:style style:name="T9" style:family="text">
      <style:text-properties fo:font-weight="bold" officeooo:rsid="002a2cf5" style:font-name-asian="Courier New1" style:language-asian="zxx" style:country-asian="none" style:font-weight-asian="bold" style:font-name-complex="Courier New1" style:language-complex="zxx" style:country-complex="none"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color="#000000" loext:opacity="100%"/>
    </style:style>
    <style:style style:name="T13" style:family="text">
      <style:text-properties fo:color="#000000" loext:opacity="100%" style:font-name="Courier New1" fo:font-size="10pt" style:font-name-asian="Courier New1" style:font-size-asian="10pt" style:font-name-complex="Courier New1" style:font-size-complex="10pt"/>
    </style:style>
    <style:style style:name="T14" style:family="text">
      <style:text-properties fo:color="#000000" loext:opacity="100%" style:font-name="Courier New1" fo:font-size="10pt" style:font-name-asian="Courier New1" style:font-size-asian="10pt" style:language-asian="zxx" style:country-asian="none" style:font-name-complex="Courier New1" style:font-size-complex="10pt" style:language-complex="zxx" style:country-complex="none"/>
    </style:style>
    <style:style style:name="T15" style:family="text">
      <style:text-properties fo:color="#000000" loext:opacity="100%" style:font-name="Courier New1" fo:font-size="10pt" officeooo:rsid="001c5e6a" style:font-name-asian="Courier New1" style:font-size-asian="10pt" style:language-asian="zxx" style:country-asian="none" style:font-name-complex="Courier New1" style:font-size-complex="10pt" style:language-complex="zxx" style:country-complex="none"/>
    </style:style>
    <style:style style:name="T16" style:family="text">
      <style:text-properties fo:color="#000000" loext:opacity="100%" style:font-name="Courier New1" fo:font-size="10pt" officeooo:rsid="0027202e" style:font-name-asian="Courier New1" style:font-size-asian="10pt" style:language-asian="zxx" style:country-asian="none" style:font-name-complex="Courier New1" style:font-size-complex="10pt" style:language-complex="zxx" style:country-complex="none"/>
    </style:style>
    <style:style style:name="T17" style:family="text">
      <style:text-properties fo:color="#000000" loext:opacity="100%" style:font-name="Courier New1" fo:font-size="10pt" fo:background-color="transparent" loext:char-shading-value="0" style:font-name-asian="Courier New1" style:font-size-asian="10pt" style:language-asian="zxx" style:country-asian="none" style:font-name-complex="Courier New1" style:font-size-complex="10pt" style:language-complex="zxx" style:country-complex="none"/>
    </style:style>
    <style:style style:name="T18" style:family="text">
      <style:text-properties fo:color="#000000" loext:opacity="100%" style:font-name="Courier New1" fo:font-size="10pt" fo:font-style="normal" fo:font-weight="bold" fo:background-color="transparent" loext:char-shading-value="0" style:font-name-asian="Courier New1" style:font-size-asian="10pt" style:language-asian="zxx" style:country-asian="none" style:font-style-asian="normal" style:font-weight-asian="bold" style:font-name-complex="Courier New1" style:font-size-complex="10pt" style:language-complex="zxx" style:country-complex="none" style:font-weight-complex="bold"/>
    </style:style>
    <style:style style:name="T19" style:family="text">
      <style:text-properties fo:color="#000000" loext:opacity="100%" style:font-name="Courier New1" fo:font-size="10pt" fo:font-style="normal" fo:font-weight="bold" officeooo:rsid="002a2cf5" fo:background-color="transparent" loext:char-shading-value="0" style:font-name-asian="Courier New1" style:font-size-asian="10pt" style:language-asian="zxx" style:country-asian="none" style:font-style-asian="normal" style:font-weight-asian="bold" style:font-name-complex="Courier New1" style:font-size-complex="10pt" style:language-complex="zxx" style:country-complex="none" style:font-weight-complex="bold"/>
    </style:style>
    <style:style style:name="T20" style:family="text">
      <style:text-properties fo:color="#000000" loext:opacity="100%" style:font-name="Courier New1" fo:font-size="10pt" fo:font-style="normal" fo:font-weight="bold" style:font-name-asian="Courier New1" style:font-size-asian="10pt" style:language-asian="zxx" style:country-asian="none" style:font-style-asian="normal" style:font-weight-asian="bold" style:font-name-complex="Courier New1" style:font-size-complex="10pt" style:language-complex="zxx" style:country-complex="none" style:font-weight-complex="bold"/>
    </style:style>
    <style:style style:name="T21" style:family="text">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T22" style:family="text">
      <style:text-properties fo:color="#000000" loext:opacity="100%" style:font-name="Courier New1" fo:font-size="10pt" fo:background-color="#e8f2fe" loext:char-shading-value="0" style:font-size-asian="10pt" style:font-size-complex="10pt"/>
    </style:style>
    <style:style style:name="T23" style:family="text">
      <style:text-properties fo:color="#000000" loext:opacity="100%" style:font-name="Courier New1" fo:font-size="10.5pt" style:font-size-asian="10.5pt" style:font-size-complex="10.5pt"/>
    </style:style>
    <style:style style:name="T24" style:family="text">
      <style:text-properties fo:color="#000000" loext:opacity="100%" style:font-name="Courier New1" fo:font-size="8pt" fo:language="ca" fo:country="ES" style:font-size-asian="8pt" style:font-size-complex="8pt"/>
    </style:style>
    <style:style style:name="T25" style:family="text">
      <style:text-properties fo:color="#000000" loext:opacity="100%" fo:font-weight="bold" style:font-weight-asian="bold" style:font-weight-complex="bold"/>
    </style:style>
    <style:style style:name="T26" style:family="text">
      <style:text-properties fo:color="#000000" loext:opacity="100%" fo:font-weight="bold" fo:background-color="#e4e4ff" loext:char-shading-value="0"/>
    </style:style>
    <style:style style:name="T27" style:family="text">
      <style:text-properties fo:color="#000000" loext:opacity="100%" fo:background-color="#e4e4ff" loext:char-shading-value="0"/>
    </style:style>
    <style:style style:name="T28" style:family="text">
      <style:text-properties fo:color="#000000" loext:opacity="100%" style:font-name="Courier New"/>
    </style:style>
    <style:style style:name="T29" style:family="text">
      <style:text-properties fo:color="#000000" loext:opacity="100%" style:font-name="Courier New" fo:background-color="#e4e4ff" loext:char-shading-value="0"/>
    </style:style>
    <style:style style:name="T30" style:family="text">
      <style:text-properties fo:color="#000000" loext:opacity="100%" style:font-name="Courier New" fo:font-weight="bold" fo:background-color="#e4e4ff" loext:char-shading-value="0"/>
    </style:style>
    <style:style style:name="T31" style:family="text">
      <style:text-properties fo:color="#000000" loext:opacity="100%" style:font-name="Arial2" fo:font-size="11pt"/>
    </style:style>
    <style:style style:name="T32" style:family="text">
      <style:text-properties fo:color="#000000" loext:opacity="100%" style:font-name="Arial2" fo:font-size="11pt" fo:font-style="normal" fo:font-weight="normal" fo:background-color="transparent" loext:char-shading-value="0" style:font-name-asian="Courier New1" style:font-size-asian="10pt" style:language-asian="zxx" style:country-asian="none" style:font-style-asian="normal" style:font-weight-asian="normal" style:font-name-complex="Courier New1" style:font-size-complex="10pt" style:language-complex="zxx" style:country-complex="none"/>
    </style:style>
    <style:style style:name="T33" style:family="text">
      <style:text-properties fo:color="#000000" loext:opacity="100%" style:font-name="JetBrains Mono" fo:font-size="10.5pt" fo:font-style="normal" fo:font-weight="bold" fo:background-color="transparent" loext:char-shading-value="0" style:font-size-asian="10.5pt" style:font-style-asian="normal" style:font-weight-asian="bold" style:font-size-complex="10.5pt" style:font-weight-complex="bold"/>
    </style:style>
    <style:style style:name="T34" style:family="text">
      <style:text-properties fo:color="#000000" loext:opacity="100%" style:font-name="JetBrains Mono" fo:font-size="10.5pt" fo:font-style="normal" fo:font-weight="bold" style:font-size-asian="10.5pt" style:font-style-asian="normal" style:font-weight-asian="bold" style:font-size-complex="10.5pt" style:font-weight-complex="bold"/>
    </style:style>
    <style:style style:name="T35" style:family="text">
      <style:text-properties fo:color="#000000" loext:opacity="100%" style:font-name="JetBrains Mono" fo:font-size="10pt" fo:font-style="normal" fo:font-weight="normal" style:font-size-asian="10pt" style:font-style-asian="normal" style:font-weight-asian="normal"/>
    </style:style>
    <style:style style:name="T36" style:family="text">
      <style:text-properties fo:color="#000000" loext:opacity="100%" style:font-name="JetBrains Mono" fo:font-size="10pt" fo:language="ca" fo:country="ES" fo:font-style="normal" fo:font-weight="normal" style:font-name-asian="Courier New1" style:font-size-asian="10pt" style:language-asian="zxx" style:country-asian="none" style:font-style-asian="normal" style:font-weight-asian="normal" style:font-name-complex="Courier New1" style:font-size-complex="10pt" style:language-complex="zxx" style:country-complex="none"/>
    </style:style>
    <style:style style:name="T37" style:family="text">
      <style:text-properties fo:color="#000000" loext:opacity="100%" officeooo:rsid="002f8d2c"/>
    </style:style>
    <style:style style:name="T38" style:family="text">
      <style:text-properties fo:color="#000000" loext:opacity="100%" fo:font-size="10pt" officeooo:rsid="001a684f" style:font-name-asian="Bitstream Vera Sans Mono" style:font-size-asian="10pt" style:font-name-complex="Courier New1" style:font-size-complex="10pt"/>
    </style:style>
    <style:style style:name="T39" style:family="text">
      <style:text-properties fo:color="#000000" loext:opacity="100%" officeooo:rsid="001a684f"/>
    </style:style>
    <style:style style:name="T40" style:family="text">
      <style:text-properties fo:color="#000000" loext:opacity="100%" style:font-name="Consolas"/>
    </style:style>
    <style:style style:name="T41" style:family="text">
      <style:text-properties fo:color="#000000" loext:opacity="100%" style:font-name="Consolas" fo:language="ca" fo:country="ES" style:font-name-asian="Courier New1" style:font-name-complex="Courier New1"/>
    </style:style>
    <style:style style:name="T42" style:family="text">
      <style:text-properties fo:color="#000000" loext:opacity="100%" style:font-name="Consolas" fo:language="ca" fo:country="ES" officeooo:rsid="006808c2" style:font-name-asian="Courier New1" style:font-name-complex="Courier New1"/>
    </style:style>
    <style:style style:name="T43" style:family="text">
      <style:text-properties fo:color="#000000" loext:opacity="100%" style:font-name="Consolas" officeooo:rsid="006ab9f6"/>
    </style:style>
    <style:style style:name="T44" style:family="text">
      <style:text-properties fo:color="#000000" loext:opacity="100%" style:font-name="Consolas" officeooo:rsid="006bd588"/>
    </style:style>
    <style:style style:name="T45" style:family="text">
      <style:text-properties fo:color="#7f0055" loext:opacity="100%" fo:font-weight="bold" style:font-weight-asian="bold" style:font-weight-complex="bold"/>
    </style:style>
    <style:style style:name="T46" style:family="text">
      <style:text-properties fo:color="#7f0055" loext:opacity="100%" style:font-name="Courier New1" fo:font-size="10pt" fo:font-weight="bold" fo:background-color="#e8f2fe" loext:char-shading-value="0" style:font-size-asian="10pt" style:font-weight-asian="bold" style:font-size-complex="10pt"/>
    </style:style>
    <style:style style:name="T47" style:family="text">
      <style:text-properties fo:color="#7f0055" loext:opacity="100%" style:font-name="Consolas" fo:font-weight="bold" style:font-weight-asian="bold"/>
    </style:style>
    <style:style style:name="T48" style:family="text">
      <style:text-properties fo:color="#7f0055" loext:opacity="100%" style:font-name="Consolas" fo:language="ca" fo:country="ES" fo:font-weight="bold" style:font-name-asian="Courier New1" style:font-weight-asian="bold" style:font-name-complex="Courier New1"/>
    </style:style>
    <style:style style:name="T49" style:family="text">
      <style:text-properties fo:color="#2a00ff" loext:opacity="100%"/>
    </style:style>
    <style:style style:name="T50" style:family="text">
      <style:text-properties fo:color="#2a00ff" loext:opacity="100%" style:font-name="Courier New1" fo:font-size="10pt" style:font-name-asian="Courier New1" style:font-size-asian="10pt" style:font-name-complex="Courier New1" style:font-size-complex="10pt"/>
    </style:style>
    <style:style style:name="T51" style:family="text">
      <style:text-properties fo:color="#2a00ff" loext:opacity="100%" style:font-name="Courier New1" fo:font-size="10pt" fo:background-color="#e8f2fe" loext:char-shading-value="0" style:font-size-asian="10pt" style:font-size-complex="10pt"/>
    </style:style>
    <style:style style:name="T52" style:family="text">
      <style:text-properties fo:color="#2a00ff" loext:opacity="100%" style:font-name="Consolas"/>
    </style:style>
    <style:style style:name="T53" style:family="text">
      <style:text-properties fo:color="#2a00ff" loext:opacity="100%" style:font-name="Consolas" fo:language="ca" fo:country="ES" style:font-name-asian="Courier New1" style:font-name-complex="Courier New1"/>
    </style:style>
    <style:style style:name="T54" style:family="text">
      <style:text-properties fo:color="#3f7f5f" loext:opacity="100%"/>
    </style:style>
    <style:style style:name="T55" style:family="text">
      <style:text-properties fo:color="#0000c0" loext:opacity="100%" fo:font-style="italic" style:font-style-asian="italic" style:font-style-complex="italic"/>
    </style:style>
    <style:style style:name="T56"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57" style:family="text">
      <style:text-properties fo:color="#0000c0" loext:opacity="100%" style:font-name="Consolas" fo:font-style="italic" fo:font-weight="bold" style:font-style-asian="italic" style:font-weight-asian="bold"/>
    </style:style>
    <style:style style:name="T58" style:family="text">
      <style:text-properties fo:color="#000080" loext:opacity="100%" style:text-underline-style="solid" style:text-underline-width="auto" style:text-underline-color="font-color"/>
    </style:style>
    <style:style style:name="T59" style:family="text">
      <style:text-properties fo:color="#000080" loext:opacity="100%" style:font-name="Courier New1" fo:font-size="10pt" style:text-underline-style="solid" style:text-underline-width="auto" style:text-underline-color="font-color" style:font-name-asian="Courier New1" style:font-size-asian="10pt" style:font-name-complex="Courier New1" style:font-size-complex="10pt"/>
    </style:style>
    <style:style style:name="T60" style:family="text">
      <style:text-properties fo:color="#000080" loext:opacity="100%" style:font-name="Courier New1" fo:font-size="10pt" fo:font-style="normal" fo:font-weight="bold" style:font-name-asian="Courier New1" style:font-size-asian="10pt" style:language-asian="zxx" style:country-asian="none" style:font-style-asian="normal" style:font-weight-asian="bold" style:font-name-complex="Courier New1" style:font-size-complex="10pt" style:language-complex="zxx" style:country-complex="none" style:font-weight-complex="bold"/>
    </style:style>
    <style:style style:name="T61" style:family="text">
      <style:text-properties fo:color="#000080" loext:opacity="100%" style:font-name="Courier New1" fo:font-size="10pt" fo:font-style="normal" fo:font-weight="bold" style:font-size-asian="10pt" style:font-style-asian="normal" style:font-weight-asian="normal" style:font-size-complex="10pt"/>
    </style:style>
    <style:style style:name="T62" style:family="text">
      <style:text-properties fo:color="#000080" loext:opacity="100%" style:font-name="Courier New1" fo:font-weight="bold"/>
    </style:style>
    <style:style style:name="T63" style:family="text">
      <style:text-properties fo:color="#000080" loext:opacity="100%" style:font-name="Courier New1" fo:font-weight="bold" style:font-name-asian="Courier New1" style:language-asian="zxx" style:country-asian="none" style:font-weight-asian="bold" style:font-name-complex="Courier New1" style:language-complex="zxx" style:country-complex="none" style:font-weight-complex="bold"/>
    </style:style>
    <style:style style:name="T64" style:family="text">
      <style:text-properties fo:color="#000080" loext:opacity="100%" fo:font-weight="bold"/>
    </style:style>
    <style:style style:name="T65" style:family="text">
      <style:text-properties fo:color="#000080" loext:opacity="100%" fo:font-weight="bold" fo:background-color="#e4e4ff" loext:char-shading-value="0"/>
    </style:style>
    <style:style style:name="T66" style:family="text">
      <style:text-properties fo:color="#000080" loext:opacity="100%" fo:font-weight="bold" style:font-name-asian="Courier New1" style:language-asian="zxx" style:country-asian="none" style:font-weight-asian="bold" style:font-name-complex="Courier New1" style:language-complex="zxx" style:country-complex="none" style:font-weight-complex="bold"/>
    </style:style>
    <style:style style:name="T67" style:family="text">
      <style:text-properties fo:color="#000080" loext:opacity="100%" fo:font-size="10pt" fo:font-weight="bold" fo:background-color="#e4e4ff" loext:char-shading-value="0" style:font-name-asian="Courier New1" style:font-size-asian="10pt" style:language-asian="zxx" style:country-asian="none" style:font-name-complex="Courier New1" style:font-size-complex="10pt" style:language-complex="zxx" style:country-complex="none"/>
    </style:style>
    <style:style style:name="T68" style:family="text">
      <style:text-properties fo:color="#000080" loext:opacity="100%" style:font-name="Courier New" fo:font-weight="bold"/>
    </style:style>
    <style:style style:name="T69" style:family="text">
      <style:text-properties fo:color="#000080" loext:opacity="100%" style:font-name="Courier New" fo:font-weight="bold" fo:background-color="#e4e4ff" loext:char-shading-value="0"/>
    </style:style>
    <style:style style:name="T70" style:family="text">
      <style:text-properties fo:color="#000080" loext:opacity="100%" fo:font-style="normal" fo:font-weight="bold" style:font-style-asian="normal" style:font-weight-asian="bold" style:font-weight-complex="bold"/>
    </style:style>
    <style:style style:name="T71" style:family="text">
      <style:text-properties fo:color="#ff0000" loext:opacity="100%"/>
    </style:style>
    <style:style style:name="T72" style:family="text">
      <style:text-properties fo:color="#ff0000" loext:opacity="100%" style:font-name="Courier New1" fo:font-size="10pt" style:font-name-asian="Courier New1" style:font-size-asian="10pt" style:font-name-complex="Courier New1" style:font-size-complex="10pt"/>
    </style:style>
    <style:style style:name="T73" style:family="text">
      <style:text-properties fo:font-weight="normal" style:font-weight-asian="normal" style:font-weight-complex="normal"/>
    </style:style>
    <style:style style:name="T74" style:family="text">
      <style:text-properties fo:font-weight="normal" officeooo:rsid="00275f00" style:font-weight-asian="normal" style:font-weight-complex="normal"/>
    </style:style>
    <style:style style:name="T75"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76" style:family="text">
      <style:text-properties fo:font-weight="normal" officeooo:rsid="002f8d2c" fo:background-color="transparent" loext:char-shading-value="0" style:language-asian="zxx" style:country-asian="none" style:font-weight-asian="normal" style:language-complex="zxx" style:country-complex="none" style:font-weight-complex="normal"/>
    </style:style>
    <style:style style:name="T77" style:family="text">
      <style:text-properties fo:font-weight="normal" officeooo:rsid="0060710a" fo:background-color="transparent" loext:char-shading-value="0" style:language-asian="zxx" style:country-asian="none" style:font-weight-asian="normal" style:language-complex="zxx" style:country-complex="none" style:font-weight-complex="normal"/>
    </style:style>
    <style:style style:name="T78" style:family="text">
      <style:text-properties fo:font-weight="normal" officeooo:rsid="00636a91" fo:background-color="transparent" loext:char-shading-value="0" style:language-asian="zxx" style:country-asian="none" style:font-weight-asian="normal" style:language-complex="zxx" style:country-complex="none" style:font-weight-complex="normal"/>
    </style:style>
    <style:style style:name="T79" style:family="text">
      <style:text-properties fo:font-weight="normal" officeooo:rsid="00562c13" fo:background-color="transparent" loext:char-shading-value="0" style:language-asian="zxx" style:country-asian="none" style:font-weight-asian="normal" style:language-complex="zxx" style:country-complex="none" style:font-weight-complex="normal"/>
    </style:style>
    <style:style style:name="T80" style:family="text">
      <style:text-properties fo:background-color="transparent" loext:char-shading-value="0"/>
    </style:style>
    <style:style style:name="T81" style:family="text">
      <style:text-properties fo:background-color="transparent" loext:char-shading-value="0" style:language-asian="zxx" style:country-asian="none" style:language-complex="zxx" style:country-complex="none"/>
    </style:style>
    <style:style style:name="T82" style:family="text">
      <style:text-properties officeooo:rsid="0036f9ba" fo:background-color="transparent" loext:char-shading-value="0" style:language-asian="zxx" style:country-asian="none" style:language-complex="zxx" style:country-complex="none"/>
    </style:style>
    <style:style style:name="T83" style:family="text">
      <style:text-properties officeooo:rsid="003a7d88" fo:background-color="transparent" loext:char-shading-value="0" style:language-asian="zxx" style:country-asian="none" style:language-complex="zxx" style:country-complex="none"/>
    </style:style>
    <style:style style:name="T84" style:family="text">
      <style:text-properties officeooo:rsid="003ca465" fo:background-color="transparent" loext:char-shading-value="0" style:language-asian="zxx" style:country-asian="none" style:language-complex="zxx" style:country-complex="none"/>
    </style:style>
    <style:style style:name="T85" style:family="text">
      <style:text-properties officeooo:rsid="003e1a46" fo:background-color="transparent" loext:char-shading-value="0" style:language-asian="zxx" style:country-asian="none" style:language-complex="zxx" style:country-complex="none"/>
    </style:style>
    <style:style style:name="T86" style:family="text">
      <style:text-properties officeooo:rsid="003f2c4d" fo:background-color="transparent" loext:char-shading-value="0" style:language-asian="zxx" style:country-asian="none" style:language-complex="zxx" style:country-complex="none"/>
    </style:style>
    <style:style style:name="T87" style:family="text">
      <style:text-properties officeooo:rsid="003f3110" fo:background-color="transparent" loext:char-shading-value="0" style:language-asian="zxx" style:country-asian="none" style:language-complex="zxx" style:country-complex="none"/>
    </style:style>
    <style:style style:name="T88" style:family="text">
      <style:text-properties officeooo:rsid="00433499" fo:background-color="transparent" loext:char-shading-value="0" style:language-asian="zxx" style:country-asian="none" style:language-complex="zxx" style:country-complex="none"/>
    </style:style>
    <style:style style:name="T89" style:family="text">
      <style:text-properties officeooo:rsid="00434ee2" fo:background-color="transparent" loext:char-shading-value="0" style:language-asian="zxx" style:country-asian="none" style:language-complex="zxx" style:country-complex="none"/>
    </style:style>
    <style:style style:name="T90" style:family="text">
      <style:text-properties officeooo:rsid="0043fe3c" fo:background-color="transparent" loext:char-shading-value="0" style:language-asian="zxx" style:country-asian="none" style:language-complex="zxx" style:country-complex="none"/>
    </style:style>
    <style:style style:name="T91" style:family="text">
      <style:text-properties officeooo:rsid="00450247" fo:background-color="transparent" loext:char-shading-value="0" style:language-asian="zxx" style:country-asian="none" style:language-complex="zxx" style:country-complex="none"/>
    </style:style>
    <style:style style:name="T92" style:family="text">
      <style:text-properties officeooo:rsid="004689cc" fo:background-color="transparent" loext:char-shading-value="0" style:language-asian="zxx" style:country-asian="none" style:language-complex="zxx" style:country-complex="none"/>
    </style:style>
    <style:style style:name="T93" style:family="text">
      <style:text-properties officeooo:rsid="0049aa14" fo:background-color="transparent" loext:char-shading-value="0" style:language-asian="zxx" style:country-asian="none" style:language-complex="zxx" style:country-complex="none"/>
    </style:style>
    <style:style style:name="T94" style:family="text">
      <style:text-properties officeooo:rsid="0050595c" fo:background-color="transparent" loext:char-shading-value="0" style:language-asian="zxx" style:country-asian="none" style:language-complex="zxx" style:country-complex="none"/>
    </style:style>
    <style:style style:name="T95" style:family="text">
      <style:text-properties officeooo:rsid="00348291" fo:background-color="transparent" loext:char-shading-value="0" style:language-asian="zxx" style:country-asian="none" style:language-complex="zxx" style:country-complex="none"/>
    </style:style>
    <style:style style:name="T96" style:family="text">
      <style:text-properties officeooo:rsid="004d1a82" fo:background-color="transparent" loext:char-shading-value="0" style:language-asian="zxx" style:country-asian="none" style:language-complex="zxx" style:country-complex="none"/>
    </style:style>
    <style:style style:name="T97" style:family="text">
      <style:text-properties officeooo:rsid="0050ba74" fo:background-color="transparent" loext:char-shading-value="0" style:language-asian="zxx" style:country-asian="none" style:language-complex="zxx" style:country-complex="none"/>
    </style:style>
    <style:style style:name="T98" style:family="text">
      <style:text-properties officeooo:rsid="005171bc" fo:background-color="transparent" loext:char-shading-value="0" style:language-asian="zxx" style:country-asian="none" style:language-complex="zxx" style:country-complex="none"/>
    </style:style>
    <style:style style:name="T99" style:family="text">
      <style:text-properties officeooo:rsid="005337f2" fo:background-color="transparent" loext:char-shading-value="0" style:language-asian="zxx" style:country-asian="none" style:language-complex="zxx" style:country-complex="none"/>
    </style:style>
    <style:style style:name="T100" style:family="text">
      <style:text-properties officeooo:rsid="00536654" fo:background-color="transparent" loext:char-shading-value="0" style:language-asian="zxx" style:country-asian="none" style:language-complex="zxx" style:country-complex="none"/>
    </style:style>
    <style:style style:name="T101" style:family="text">
      <style:text-properties officeooo:rsid="0053ea51" fo:background-color="transparent" loext:char-shading-value="0" style:language-asian="zxx" style:country-asian="none" style:language-complex="zxx" style:country-complex="none"/>
    </style:style>
    <style:style style:name="T102" style:family="text">
      <style:text-properties officeooo:rsid="0057d8db" fo:background-color="transparent" loext:char-shading-value="0" style:language-asian="zxx" style:country-asian="none" style:language-complex="zxx" style:country-complex="none"/>
    </style:style>
    <style:style style:name="T103" style:family="text">
      <style:text-properties officeooo:rsid="00562c13" fo:background-color="transparent" loext:char-shading-value="0" style:language-asian="zxx" style:country-asian="none" style:language-complex="zxx" style:country-complex="none"/>
    </style:style>
    <style:style style:name="T104" style:family="text">
      <style:text-properties officeooo:rsid="002f8d2c" fo:background-color="transparent" loext:char-shading-value="0"/>
    </style:style>
    <style:style style:name="T105" style:family="text">
      <style:text-properties officeooo:rsid="00275f00" fo:background-color="transparent" loext:char-shading-value="0"/>
    </style:style>
    <style:style style:name="T106" style:family="text">
      <style:text-properties officeooo:rsid="0028bebb" fo:background-color="transparent" loext:char-shading-value="0"/>
    </style:style>
    <style:style style:name="T107" style:family="text">
      <style:text-properties officeooo:rsid="006808c2" fo:background-color="transparent" loext:char-shading-value="0"/>
    </style:style>
    <style:style style:name="T108" style:family="text">
      <style:text-properties style:language-asian="zxx" style:country-asian="none" style:language-complex="zxx" style:country-complex="none"/>
    </style:style>
    <style:style style:name="T109" style:family="text">
      <style:text-properties officeooo:rsid="003a7d88" style:language-asian="zxx" style:country-asian="none" style:language-complex="zxx" style:country-complex="none"/>
    </style:style>
    <style:style style:name="T110" style:family="text">
      <style:text-properties officeooo:rsid="003ca465" style:language-asian="zxx" style:country-asian="none" style:language-complex="zxx" style:country-complex="none"/>
    </style:style>
    <style:style style:name="T111" style:family="text">
      <style:text-properties officeooo:rsid="003e1a46" style:language-asian="zxx" style:country-asian="none" style:language-complex="zxx" style:country-complex="none"/>
    </style:style>
    <style:style style:name="T112" style:family="text">
      <style:text-properties officeooo:rsid="003f2c4d" style:language-asian="zxx" style:country-asian="none" style:language-complex="zxx" style:country-complex="none"/>
    </style:style>
    <style:style style:name="T113" style:family="text">
      <style:text-properties officeooo:rsid="0050c70e" style:language-asian="zxx" style:country-asian="none" style:language-complex="zxx" style:country-complex="none"/>
    </style:style>
    <style:style style:name="T114" style:family="text">
      <style:text-properties style:font-name="Courier New1"/>
    </style:style>
    <style:style style:name="T115" style:family="text">
      <style:text-properties style:font-name="Courier New1" fo:font-weight="bold" style:font-name-asian="Courier New1" style:language-asian="zxx" style:country-asian="none" style:font-weight-asian="bold" style:font-name-complex="Courier New1" style:language-complex="zxx" style:country-complex="none" style:font-weight-complex="bold"/>
    </style:style>
    <style:style style:name="T116" style:family="text">
      <style:text-properties style:font-name="Courier New1" fo:font-size="10pt" fo:font-style="normal" fo:font-weight="normal" style:font-name-asian="Courier New1" style:font-size-asian="10pt" style:language-asian="zxx" style:country-asian="none" style:font-style-asian="normal" style:font-weight-asian="normal" style:font-name-complex="Courier New1" style:font-size-complex="10pt" style:language-complex="zxx" style:country-complex="none" style:font-style-complex="normal" style:font-weight-complex="normal"/>
    </style:style>
    <style:style style:name="T117" style:family="text">
      <style:text-properties style:font-name="Courier New1" fo:font-size="10pt" fo:font-weight="bold"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T118" style:family="text">
      <style:text-properties style:font-name="Courier New1" fo:font-size="10pt" fo:font-weight="bold" officeooo:rsid="002be996"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T119" style:family="text">
      <style:text-properties style:font-name="Courier New1" fo:font-size="10pt" fo:font-weight="bold" officeooo:rsid="002e44ce"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T120" style:family="text">
      <style:text-properties style:font-name="Courier New1" fo:font-size="10pt" officeooo:rsid="001c5e6a" style:font-name-asian="Courier New1" style:font-size-asian="10pt" style:language-asian="zxx" style:country-asian="none" style:font-name-complex="Courier New1" style:font-size-complex="10pt" style:language-complex="zxx" style:country-complex="none"/>
    </style:style>
    <style:style style:name="T121" style:family="text">
      <style:text-properties style:font-name="Courier New1" fo:font-size="10pt" officeooo:rsid="0027202e" style:font-name-asian="Courier New1" style:font-size-asian="10pt" style:language-asian="zxx" style:country-asian="none" style:font-name-complex="Courier New1" style:font-size-complex="10pt" style:language-complex="zxx" style:country-complex="none"/>
    </style:style>
    <style:style style:name="T122" style:family="text">
      <style:text-properties style:font-name="Courier New1" fo:font-size="10pt" officeooo:rsid="0036fc76" style:font-name-asian="Courier New1" style:font-size-asian="10pt" style:language-asian="zxx" style:country-asian="none" style:font-name-complex="Courier New1" style:font-size-complex="10pt" style:language-complex="zxx" style:country-complex="none"/>
    </style:style>
    <style:style style:name="T123" style:family="text">
      <style:text-properties style:font-name="Courier New1" fo:font-size="10pt" officeooo:rsid="004d1a82" style:font-name-asian="Courier New1" style:font-size-asian="10pt" style:language-asian="zxx" style:country-asian="none" style:font-name-complex="Courier New1" style:font-size-complex="10pt" style:language-complex="zxx" style:country-complex="none"/>
    </style:style>
    <style:style style:name="T124" style:family="text">
      <style:text-properties style:font-name="Courier New1" fo:font-size="10pt" officeooo:rsid="005b6b2e" style:font-name-asian="Courier New1" style:font-size-asian="10pt" style:language-asian="zxx" style:country-asian="none" style:font-name-complex="Courier New1" style:font-size-complex="10pt" style:language-complex="zxx" style:country-complex="none"/>
    </style:style>
    <style:style style:name="T125" style:family="text">
      <style:text-properties style:font-name="Courier New1" fo:font-size="8pt" fo:language="ca" fo:country="ES" style:font-size-asian="8pt" style:font-size-complex="8pt"/>
    </style:style>
    <style:style style:name="T126" style:family="text">
      <style:text-properties fo:font-size="10pt" fo:font-weight="bold" style:font-name-asian="Courier New1" style:font-size-asian="10pt" style:language-asian="zxx" style:country-asian="none" style:font-name-complex="Courier New1" style:font-size-complex="10pt" style:language-complex="zxx" style:country-complex="none"/>
    </style:style>
    <style:style style:name="T127" style:family="text">
      <style:text-properties fo:font-size="10pt" fo:language="ca" fo:country="ES" fo:background-color="transparent" loext:char-shading-value="0" style:font-size-asian="10pt" style:language-asian="zxx" style:country-asian="none" style:font-size-complex="10pt" style:language-complex="zxx" style:country-complex="none"/>
    </style:style>
    <style:style style:name="T128" style:family="text">
      <style:text-properties fo:font-size="10pt" officeooo:rsid="001a684f" style:font-name-asian="Bitstream Vera Sans Mono" style:font-size-asian="10pt" style:font-name-complex="Courier New1" style:font-size-complex="10pt"/>
    </style:style>
    <style:style style:name="T129" style:family="text">
      <style:text-properties fo:font-size="10pt" officeooo:rsid="00167a72" style:font-name-asian="Bitstream Vera Sans Mono" style:font-size-asian="10pt" style:font-name-complex="Courier New1" style:font-size-complex="10pt"/>
    </style:style>
    <style:style style:name="T130" style:family="text">
      <style:text-properties fo:color="#008000" loext:opacity="100%" style:font-name="Courier New" fo:font-weight="bold" fo:background-color="#e4e4ff" loext:char-shading-value="0"/>
    </style:style>
    <style:style style:name="T131" style:family="text">
      <style:text-properties fo:color="#008000" loext:opacity="100%" style:font-name="Courier New" fo:font-weight="bold" officeooo:rsid="005891d0" fo:background-color="#e4e4ff" loext:char-shading-value="0"/>
    </style:style>
    <style:style style:name="T132" style:family="text">
      <style:text-properties fo:color="#008000" loext:opacity="100%" style:font-name="Courier New" fo:font-size="11pt" fo:font-weight="bold" officeooo:rsid="0053b835" fo:background-color="#e4e4ff" loext:char-shading-value="0"/>
    </style:style>
    <style:style style:name="T133" style:family="text">
      <style:text-properties fo:color="#008000" loext:opacity="100%" style:font-name="Courier New" fo:font-size="11pt" fo:font-weight="bold" officeooo:rsid="0032a23d" fo:background-color="#e4e4ff" loext:char-shading-value="0"/>
    </style:style>
    <style:style style:name="T134" style:family="text">
      <style:text-properties fo:color="#008000" loext:opacity="100%" style:font-name="Courier New" fo:font-size="11pt" fo:font-weight="bold" officeooo:rsid="0036fc76" fo:background-color="#e4e4ff" loext:char-shading-value="0"/>
    </style:style>
    <style:style style:name="T135" style:family="text">
      <style:text-properties fo:color="#008000" loext:opacity="100%" style:font-name="Courier New" fo:font-size="11pt" fo:font-weight="bold" officeooo:rsid="00360024" fo:background-color="#e4e4ff" loext:char-shading-value="0"/>
    </style:style>
    <style:style style:name="T136" style:family="text">
      <style:text-properties fo:color="#008000" loext:opacity="100%" style:font-name="Courier New" fo:font-size="11pt" fo:font-weight="bold" officeooo:rsid="002ef2fe" fo:background-color="#e4e4ff" loext:char-shading-value="0"/>
    </style:style>
    <style:style style:name="T137" style:family="text">
      <style:text-properties fo:color="#008000" loext:opacity="100%" style:font-name="Courier New" fo:font-size="11pt" fo:font-weight="bold" officeooo:rsid="002fc6d3" fo:background-color="#e4e4ff" loext:char-shading-value="0"/>
    </style:style>
    <style:style style:name="T138" style:family="text">
      <style:text-properties fo:color="#008000" loext:opacity="100%" style:font-name="Courier New" fo:font-size="11pt" fo:font-weight="bold" officeooo:rsid="0057d8db" fo:background-color="#e4e4ff" loext:char-shading-value="0"/>
    </style:style>
    <style:style style:name="T139" style:family="text">
      <style:text-properties fo:color="#008000" loext:opacity="100%" style:font-name="Courier New" fo:font-size="11pt" fo:font-weight="bold" officeooo:rsid="005a2697" fo:background-color="#e4e4ff" loext:char-shading-value="0"/>
    </style:style>
    <style:style style:name="T140" style:family="text">
      <style:text-properties fo:color="#008000" loext:opacity="100%" style:font-name="Courier New" fo:font-size="11pt" fo:font-weight="bold" officeooo:rsid="005cccca" fo:background-color="#e4e4ff" loext:char-shading-value="0"/>
    </style:style>
    <style:style style:name="T141" style:family="text">
      <style:text-properties fo:color="#008000" loext:opacity="100%" style:font-name="Courier New" fo:font-size="11pt" fo:font-weight="bold" officeooo:rsid="006b56ba" fo:background-color="#e4e4ff" loext:char-shading-value="0"/>
    </style:style>
    <style:style style:name="T142" style:family="text">
      <style:text-properties fo:color="#008000" loext:opacity="100%" style:font-name="Courier New" fo:font-size="11pt" fo:font-weight="bold" officeooo:rsid="006bd588" fo:background-color="#e4e4ff" loext:char-shading-value="0"/>
    </style:style>
    <style:style style:name="T143" style:family="text">
      <style:text-properties fo:color="#008000" loext:opacity="100%" style:font-name="Courier New" fo:font-size="11pt" fo:font-weight="bold" officeooo:rsid="006c279f" fo:background-color="#e4e4ff" loext:char-shading-value="0"/>
    </style:style>
    <style:style style:name="T144" style:family="text">
      <style:text-properties fo:color="#808000" loext:opacity="100%"/>
    </style:style>
    <style:style style:name="T145" style:family="text">
      <style:text-properties fo:color="#808000" loext:opacity="100%" fo:font-size="10pt" fo:background-color="#e4e4ff" loext:char-shading-value="0" style:font-name-asian="Courier New1" style:font-size-asian="10pt" style:language-asian="zxx" style:country-asian="none" style:font-name-complex="Courier New1" style:font-size-complex="10pt" style:language-complex="zxx" style:country-complex="none"/>
    </style:style>
    <style:style style:name="T146" style:family="text">
      <style:text-properties fo:color="#808000" loext:opacity="100%" fo:font-size="10pt" officeooo:rsid="001a684f" style:font-name-asian="Bitstream Vera Sans Mono" style:font-size-asian="10pt" style:font-name-complex="Courier New1" style:font-size-complex="10pt"/>
    </style:style>
    <style:style style:name="T147" style:family="text">
      <style:text-properties fo:color="#808000" loext:opacity="100%" fo:font-size="10pt" officeooo:rsid="00167a72" style:font-name-asian="Bitstream Vera Sans Mono" style:font-size-asian="10pt" style:font-name-complex="Courier New1" style:font-size-complex="10pt"/>
    </style:style>
    <style:style style:name="T148" style:family="text">
      <style:text-properties fo:color="#808000" loext:opacity="100%" fo:background-color="#e4e4ff" loext:char-shading-value="0"/>
    </style:style>
    <style:style style:name="T149" style:family="text">
      <style:text-properties fo:color="#808000" loext:opacity="100%" style:font-name="Courier New"/>
    </style:style>
    <style:style style:name="T150" style:family="text">
      <style:text-properties fo:color="#808000" loext:opacity="100%" style:font-name="Courier New" fo:background-color="#e4e4ff" loext:char-shading-value="0"/>
    </style:style>
    <style:style style:name="T151" style:family="text">
      <style:text-properties fo:color="#808000" loext:opacity="100%" officeooo:rsid="001a684f"/>
    </style:style>
    <style:style style:name="T152" style:family="text">
      <style:text-properties fo:color="#808000" loext:opacity="100%" style:font-name="Courier New1" fo:font-size="10pt" fo:background-color="#e8f2fe" loext:char-shading-value="0" style:font-size-asian="10pt" style:font-size-complex="10pt"/>
    </style:style>
    <style:style style:name="T153" style:family="text">
      <style:text-properties fo:background-color="#e4e4ff" loext:char-shading-value="0"/>
    </style:style>
    <style:style style:name="T154" style:family="text">
      <style:text-properties style:font-name="Courier New"/>
    </style:style>
    <style:style style:name="T155" style:family="text">
      <style:text-properties style:font-name="Courier New" fo:font-weight="bold"/>
    </style:style>
    <style:style style:name="T156" style:family="text">
      <style:text-properties style:font-name="Courier New" fo:background-color="#e4e4ff" loext:char-shading-value="0"/>
    </style:style>
    <style:style style:name="T157" style:family="text">
      <style:text-properties style:font-name="Courier New" officeooo:rsid="0036fc76"/>
    </style:style>
    <style:style style:name="T158" style:family="text">
      <style:text-properties style:font-name="Courier New" fo:font-size="10pt" officeooo:rsid="0036fc76" style:font-name-asian="Bitstream Vera Sans Mono" style:font-size-asian="10pt" style:font-name-complex="Courier New1" style:font-size-complex="10pt"/>
    </style:style>
    <style:style style:name="T159" style:family="text">
      <style:text-properties style:font-name="Courier New" fo:font-size="10pt" officeooo:rsid="00360024" style:font-name-asian="Bitstream Vera Sans Mono" style:font-size-asian="10pt" style:font-name-complex="Courier New1" style:font-size-complex="10pt"/>
    </style:style>
    <style:style style:name="T160" style:family="text">
      <style:text-properties style:font-name="Courier New" fo:font-size="10pt" officeooo:rsid="002ec605" style:font-name-asian="Bitstream Vera Sans Mono" style:font-size-asian="10pt" style:font-name-complex="Courier New1" style:font-size-complex="10pt"/>
    </style:style>
    <style:style style:name="T161" style:family="text">
      <style:text-properties style:font-name="Courier New" fo:font-size="10pt" officeooo:rsid="002fc6d3" style:font-name-asian="Bitstream Vera Sans Mono" style:font-size-asian="10pt" style:font-name-complex="Courier New1" style:font-size-complex="10pt"/>
    </style:style>
    <style:style style:name="T162" style:family="text">
      <style:text-properties style:font-name="Courier New" fo:font-size="10pt" officeooo:rsid="00551398" style:font-name-asian="Bitstream Vera Sans Mono" style:font-size-asian="10pt" style:font-name-complex="Courier New1" style:font-size-complex="10pt"/>
    </style:style>
    <style:style style:name="T163" style:family="text">
      <style:text-properties style:font-name="Courier New" fo:font-size="10pt" officeooo:rsid="0057d8db" style:font-name-asian="Bitstream Vera Sans Mono" style:font-size-asian="10pt" style:font-name-complex="Courier New1" style:font-size-complex="10pt"/>
    </style:style>
    <style:style style:name="T164" style:family="text">
      <style:text-properties style:font-name="Courier New" fo:font-size="10pt" officeooo:rsid="005a2697" style:font-name-asian="Bitstream Vera Sans Mono" style:font-size-asian="10pt" style:font-name-complex="Courier New1" style:font-size-complex="10pt"/>
    </style:style>
    <style:style style:name="T165" style:family="text">
      <style:text-properties style:font-name="Courier New" officeooo:rsid="0057d8db"/>
    </style:style>
    <style:style style:name="T166" style:family="text">
      <style:text-properties style:font-name="Courier New" officeooo:rsid="005a2697"/>
    </style:style>
    <style:style style:name="T167" style:family="text">
      <style:text-properties fo:font-size="11pt" style:font-size-asian="11pt" style:font-size-complex="11pt"/>
    </style:style>
    <style:style style:name="T168" style:family="text">
      <style:text-properties style:font-name="Arial" fo:font-size="18pt" fo:font-style="normal" fo:font-weight="bold" officeooo:rsid="00138aa1" style:font-name-asian="MS Mincho" style:font-size-asian="14pt" style:font-style-asian="italic" style:font-name-complex="Tahoma2" style:font-size-complex="14pt" style:font-style-complex="italic"/>
    </style:style>
    <style:style style:name="T169" style:family="text">
      <style:text-properties style:font-name="Arial" fo:font-size="14pt" fo:language="ca" fo:country="ES" fo:font-weight="bold" officeooo:rsid="00650482" style:font-name-asian="MS Mincho" style:font-size-asian="14pt" style:font-weight-asian="bold" style:font-name-complex="Tahoma2" style:font-size-complex="14pt" style:font-weight-complex="bold"/>
    </style:style>
    <style:style style:name="T170" style:family="text">
      <style:text-properties style:font-name="Arial" fo:font-size="14pt" fo:language="ca" fo:country="ES" fo:font-weight="bold" officeooo:rsid="0068bebb" style:font-name-asian="MS Mincho" style:font-size-asian="14pt" style:font-weight-asian="bold" style:font-name-complex="Tahoma2" style:font-size-complex="14pt" style:font-weight-complex="bold"/>
    </style:style>
    <style:style style:name="T171" style:family="text">
      <style:text-properties style:font-name="Arial" fo:font-size="14pt" fo:language="ca" fo:country="ES" fo:font-weight="bold" officeooo:rsid="006bd588" style:font-name-asian="MS Mincho" style:font-size-asian="14pt" style:font-weight-asian="bold" style:font-name-complex="Tahoma2" style:font-size-complex="14pt" style:font-weight-complex="bold"/>
    </style:style>
    <style:style style:name="T172" style:family="text">
      <style:text-properties style:font-name="Arial2" fo:font-size="11pt"/>
    </style:style>
    <style:style style:name="T173" style:family="text">
      <style:text-properties style:font-name="Arial2" fo:font-size="11pt" fo:font-style="italic" style:font-style-asian="italic" style:font-style-complex="italic"/>
    </style:style>
    <style:style style:name="T174" style:family="text">
      <style:text-properties style:font-name="Arial2" fo:font-size="11pt" fo:font-style="normal" style:font-style-asian="normal" style:font-style-complex="normal"/>
    </style:style>
    <style:style style:name="T175" style:family="text">
      <style:text-properties style:font-name="Arial2" fo:font-size="11pt" officeooo:rsid="00156952" fo:background-color="transparent" loext:char-shading-value="0" style:language-asian="zxx" style:country-asian="none" style:language-complex="zxx" style:country-complex="none"/>
    </style:style>
    <style:style style:name="T176" style:family="text">
      <style:text-properties style:font-name="Arial2" fo:font-size="11pt" officeooo:rsid="0028bebb" fo:background-color="transparent" loext:char-shading-value="0" style:language-asian="zxx" style:country-asian="none" style:language-complex="zxx" style:country-complex="none"/>
    </style:style>
    <style:style style:name="T177" style:family="text">
      <style:text-properties style:font-name="Arial2" fo:font-size="11pt" officeooo:rsid="00299906" fo:background-color="transparent" loext:char-shading-value="0" style:language-asian="zxx" style:country-asian="none" style:language-complex="zxx" style:country-complex="none"/>
    </style:style>
    <style:style style:name="T178" style:family="text">
      <style:text-properties style:font-name="Arial2" fo:font-size="11pt" officeooo:rsid="002f8d2c" fo:background-color="transparent" loext:char-shading-value="0" style:language-asian="zxx" style:country-asian="none" style:language-complex="zxx" style:country-complex="none"/>
    </style:style>
    <style:style style:name="T179" style:family="text">
      <style:text-properties style:font-name="Arial2" fo:font-size="11pt" officeooo:rsid="0032a23d" fo:background-color="transparent" loext:char-shading-value="0" style:language-asian="zxx" style:country-asian="none" style:language-complex="zxx" style:country-complex="none"/>
    </style:style>
    <style:style style:name="T180" style:family="text">
      <style:text-properties style:font-name="Arial2" fo:font-size="11pt" officeooo:rsid="005a2697" fo:background-color="transparent" loext:char-shading-value="0" style:language-asian="zxx" style:country-asian="none" style:language-complex="zxx" style:country-complex="none"/>
    </style:style>
    <style:style style:name="T181" style:family="text">
      <style:text-properties style:font-name="Arial2" fo:font-size="11pt" officeooo:rsid="005cccca" fo:background-color="transparent" loext:char-shading-value="0" style:language-asian="zxx" style:country-asian="none" style:language-complex="zxx" style:country-complex="none"/>
    </style:style>
    <style:style style:name="T182" style:family="text">
      <style:text-properties style:font-name="Arial2" fo:font-size="11pt" officeooo:rsid="006b56ba" fo:background-color="transparent" loext:char-shading-value="0"/>
    </style:style>
    <style:style style:name="T183" style:family="text">
      <style:text-properties style:font-name="Arial2" fo:font-size="11pt" officeooo:rsid="006bd588" fo:background-color="transparent" loext:char-shading-value="0"/>
    </style:style>
    <style:style style:name="T184" style:family="text">
      <style:text-properties style:font-name="Arial2" fo:font-size="11pt" officeooo:rsid="006c279f" fo:background-color="transparent" loext:char-shading-value="0"/>
    </style:style>
    <style:style style:name="T185" style:family="text">
      <style:text-properties style:font-name="Arial2" fo:font-size="11pt" officeooo:rsid="002613ec"/>
    </style:style>
    <style:style style:name="T186" style:family="text">
      <style:text-properties style:font-name="Arial2" fo:font-size="11pt" officeooo:rsid="0023d7ca"/>
    </style:style>
    <style:style style:name="T187" style:family="text">
      <style:text-properties style:font-name="Arial2" fo:font-size="11pt" fo:language="ca" fo:country="ES" officeooo:rsid="00363859" fo:background-color="transparent" loext:char-shading-value="0" style:language-asian="zxx" style:country-asian="none" style:language-complex="zxx" style:country-complex="none"/>
    </style:style>
    <style:style style:name="T188" style:family="text">
      <style:text-properties style:font-name="Arial2" fo:font-size="11pt" fo:language="ca" fo:country="ES" officeooo:rsid="00476178" fo:background-color="transparent" loext:char-shading-value="0" style:language-asian="zxx" style:country-asian="none" style:language-complex="zxx" style:country-complex="none"/>
    </style:style>
    <style:style style:name="T189" style:family="text">
      <style:text-properties style:font-name="Arial2" fo:font-size="11pt" fo:language="ca" fo:country="ES" fo:font-weight="bold" officeooo:rsid="00476178" fo:background-color="transparent" loext:char-shading-value="0" style:language-asian="zxx" style:country-asian="none" style:font-weight-asian="bold" style:language-complex="zxx" style:country-complex="none" style:font-weight-complex="bold"/>
    </style:style>
    <style:style style:name="T190" style:family="text">
      <style:text-properties style:font-name="Arial2" fo:font-size="11pt" fo:language="ca" fo:country="ES" fo:font-weight="normal" officeooo:rsid="00562c13" fo:background-color="transparent" loext:char-shading-value="0" style:language-asian="zxx" style:country-asian="none" style:font-weight-asian="normal" style:language-complex="zxx" style:country-complex="none" style:font-weight-complex="normal"/>
    </style:style>
    <style:style style:name="T191" style:family="text">
      <style:text-properties style:font-name="Arial2" fo:font-size="11pt" officeooo:rsid="0043fe3c"/>
    </style:style>
    <style:style style:name="T192" style:family="text">
      <style:text-properties style:font-name="Arial2" fo:font-size="11pt" officeooo:rsid="0032a23d"/>
    </style:style>
    <style:style style:name="T193" style:family="text">
      <style:text-properties style:font-name="Arial2" fo:font-size="11pt" officeooo:rsid="00360024"/>
    </style:style>
    <style:style style:name="T194" style:family="text">
      <style:text-properties style:font-name="Arial2" fo:font-size="11pt" officeooo:rsid="0036fc76"/>
    </style:style>
    <style:style style:name="T195" style:family="text">
      <style:text-properties style:font-name="Arial2" fo:font-size="11pt" officeooo:rsid="004803b0"/>
    </style:style>
    <style:style style:name="T196" style:family="text">
      <style:text-properties style:font-name="Arial2" fo:font-size="11pt" officeooo:rsid="00290df7"/>
    </style:style>
    <style:style style:name="T197" style:family="text">
      <style:text-properties style:font-name="Arial2" fo:font-size="11pt" officeooo:rsid="002ef2fe"/>
    </style:style>
    <style:style style:name="T198" style:family="text">
      <style:text-properties style:font-name="Arial2" fo:font-size="11pt" officeooo:rsid="002fc6d3"/>
    </style:style>
    <style:style style:name="T199" style:family="text">
      <style:text-properties style:font-name="Arial2" fo:font-size="11pt" officeooo:rsid="005a2697"/>
    </style:style>
    <style:style style:name="T200" style:family="text">
      <style:text-properties style:font-name="Arial2" fo:font-size="11pt" fo:font-weight="bold" style:font-weight-asian="bold" style:font-weight-complex="bold"/>
    </style:style>
    <style:style style:name="T201" style:family="text">
      <style:text-properties style:font-name="Arial2" fo:font-size="11pt" fo:font-weight="bold" officeooo:rsid="006024e4" style:font-weight-asian="bold" style:font-weight-complex="bold"/>
    </style:style>
    <style:style style:name="T202" style:family="text">
      <style:text-properties style:font-name="Arial2" fo:font-size="11pt" fo:font-weight="bold" officeooo:rsid="0036fc76" style:font-weight-asian="bold" style:font-weight-complex="bold"/>
    </style:style>
    <style:style style:name="T203" style:family="text">
      <style:text-properties style:font-name="Arial2" fo:font-size="11pt" officeooo:rsid="00636a91"/>
    </style:style>
    <style:style style:name="T204" style:family="text">
      <style:text-properties style:font-name="Arial2" fo:font-size="11pt" officeooo:rsid="0063c25e"/>
    </style:style>
    <style:style style:name="T205" style:family="text">
      <style:text-properties style:font-name="Arial2" fo:font-size="11pt" fo:font-weight="normal" officeooo:rsid="0066c930" fo:background-color="transparent" loext:char-shading-value="0" style:language-asian="zxx" style:country-asian="none" style:font-weight-asian="normal" style:language-complex="zxx" style:country-complex="none" style:font-weight-complex="normal"/>
    </style:style>
    <style:style style:name="T206" style:family="text">
      <style:text-properties style:font-name="Arial2" fo:font-size="11pt" fo:font-weight="normal" officeooo:rsid="006b56ba" fo:background-color="transparent" loext:char-shading-value="0" style:language-asian="zxx" style:country-asian="none" style:font-weight-asian="normal" style:language-complex="zxx" style:country-complex="none" style:font-weight-complex="normal"/>
    </style:style>
    <style:style style:name="T207" style:family="text">
      <style:text-properties style:font-name="Arial2" fo:font-size="11pt" fo:font-weight="normal" officeooo:rsid="006c279f" fo:background-color="transparent" loext:char-shading-value="0" style:language-asian="zxx" style:country-asian="none" style:font-weight-asian="normal" style:language-complex="zxx" style:country-complex="none" style:font-weight-complex="normal"/>
    </style:style>
    <style:style style:name="T208" style:family="text">
      <style:text-properties style:font-name="Arial2" fo:font-size="11pt" fo:font-weight="normal" officeooo:rsid="00562c13" fo:background-color="transparent" loext:char-shading-value="0" style:language-asian="zxx" style:country-asian="none" style:font-weight-asian="normal" style:language-complex="zxx" style:country-complex="none" style:font-weight-complex="normal"/>
    </style:style>
    <style:style style:name="T209" style:family="text">
      <style:text-properties style:font-name="Arial2" fo:font-size="11pt" officeooo:rsid="006b56ba"/>
    </style:style>
    <style:style style:name="T210" style:family="text">
      <style:text-properties style:font-name="Arial2" fo:font-size="11pt" officeooo:rsid="006c279f"/>
    </style:style>
    <style:style style:name="T211" style:family="text">
      <style:text-properties style:font-name="Arial2" fo:font-size="11pt" officeooo:rsid="0057df3f"/>
    </style:style>
    <style:style style:name="T212" style:family="text">
      <style:text-properties fo:font-variant="normal" fo:text-transform="none" fo:color="#283c46" loext:opacity="100%" style:font-name="apple-system" fo:font-size="10.5pt" fo:letter-spacing="normal" fo:language="ca" fo:country="ES" fo:font-style="normal" fo:font-weight="normal" fo:background-color="transparent" loext:char-shading-value="0" style:font-size-asian="10pt" style:language-asian="zxx" style:country-asian="none" style:font-size-complex="10pt" style:language-complex="zxx" style:country-complex="none"/>
    </style:style>
    <style:style style:name="T213" style:family="text">
      <style:text-properties fo:font-variant="normal" fo:text-transform="none" fo:color="#1b6ac9" loext:opacity="100%" style:font-name="apple-system" fo:font-size="10.5pt" fo:letter-spacing="normal" fo:language="ca" fo:country="ES" fo:font-style="normal" style:text-underline-style="solid" style:text-underline-width="auto" style:text-underline-color="font-color" fo:font-weight="normal" fo:background-color="#faf8f7" loext:char-shading-value="0" style:font-size-asian="10pt" style:language-asian="zxx" style:country-asian="none" style:font-size-complex="10pt" style:language-complex="zxx" style:country-complex="none"/>
    </style:style>
    <style:style style:name="T214" style:family="text">
      <style:text-properties officeooo:rsid="00164b72"/>
    </style:style>
    <style:style style:name="T215" style:family="text">
      <style:text-properties officeooo:rsid="0019879d"/>
    </style:style>
    <style:style style:name="T216" style:family="text">
      <style:text-properties fo:color="#cc7832" loext:opacity="100%" style:font-name="JetBrains Mono" fo:font-size="10.5pt" fo:font-style="normal" fo:font-weight="normal" style:font-size-asian="10.5pt" style:font-style-asian="normal" style:font-weight-asian="normal" style:font-size-complex="10.5pt"/>
    </style:style>
    <style:style style:name="T217" style:family="text">
      <style:text-properties fo:color="#cc7832" loext:opacity="100%" style:font-name="JetBrains Mono" fo:font-size="10pt" fo:font-style="normal" fo:font-weight="normal" style:font-size-asian="10pt" style:font-style-asian="normal" style:font-weight-asian="normal"/>
    </style:style>
    <style:style style:name="T218" style:family="text">
      <style:text-properties fo:color="#a9b7c6" loext:opacity="100%" style:font-name="JetBrains Mono" fo:font-size="10.5pt" fo:font-style="normal" fo:font-weight="normal" style:font-size-asian="10.5pt" style:font-style-asian="normal" style:font-weight-asian="normal" style:font-size-complex="10.5pt"/>
    </style:style>
    <style:style style:name="T219" style:family="text">
      <style:text-properties fo:color="#a9b7c6" loext:opacity="100%" style:font-name="JetBrains Mono" fo:font-size="10pt" fo:font-style="normal" fo:font-weight="normal" style:font-size-asian="10pt" style:font-style-asian="normal" style:font-weight-asian="normal"/>
    </style:style>
    <style:style style:name="T220" style:family="text">
      <style:text-properties officeooo:rsid="001d7363"/>
    </style:style>
    <style:style style:name="T221" style:family="text">
      <style:text-properties officeooo:rsid="002220b9"/>
    </style:style>
    <style:style style:name="T222" style:family="text">
      <style:text-properties officeooo:rsid="0023d7ca"/>
    </style:style>
    <style:style style:name="T223" style:family="text">
      <style:text-properties officeooo:rsid="0024df30"/>
    </style:style>
    <style:style style:name="T224" style:family="text">
      <style:text-properties officeooo:rsid="002671da"/>
    </style:style>
    <style:style style:name="T225" style:family="text">
      <style:text-properties officeooo:rsid="00275f00"/>
    </style:style>
    <style:style style:name="T226" style:family="text">
      <style:text-properties officeooo:rsid="0028bebb"/>
    </style:style>
    <style:style style:name="T227" style:family="text">
      <style:text-properties officeooo:rsid="00299906"/>
    </style:style>
    <style:style style:name="T228" style:family="text">
      <style:text-properties officeooo:rsid="002a2cf5"/>
    </style:style>
    <style:style style:name="T229" style:family="text">
      <style:text-properties officeooo:rsid="002a3c6c"/>
    </style:style>
    <style:style style:name="T230" style:family="text">
      <style:text-properties officeooo:rsid="002b58f2"/>
    </style:style>
    <style:style style:name="T231" style:family="text">
      <style:text-properties officeooo:rsid="002be996"/>
    </style:style>
    <style:style style:name="T232" style:family="text">
      <style:text-properties officeooo:rsid="002e44ce"/>
    </style:style>
    <style:style style:name="T233" style:family="text">
      <style:text-properties fo:language="ca" fo:country="ES"/>
    </style:style>
    <style:style style:name="T234" style:family="text">
      <style:text-properties fo:language="ca" fo:country="ES" officeooo:rsid="00164b72"/>
    </style:style>
    <style:style style:name="T235" style:family="text">
      <style:text-properties fo:language="ca" fo:country="ES" fo:background-color="transparent" loext:char-shading-value="0" style:language-asian="zxx" style:country-asian="none" style:language-complex="zxx" style:country-complex="none"/>
    </style:style>
    <style:style style:name="T236" style:family="text">
      <style:text-properties fo:language="ca" fo:country="ES" officeooo:rsid="00164b72" fo:background-color="transparent" loext:char-shading-value="0" style:language-asian="zxx" style:country-asian="none" style:language-complex="zxx" style:country-complex="none"/>
    </style:style>
    <style:style style:name="T237" style:family="text">
      <style:text-properties fo:language="ca" fo:country="ES" officeooo:rsid="0036992a"/>
    </style:style>
    <style:style style:name="T238" style:family="text">
      <style:text-properties fo:language="ca" fo:country="ES" officeooo:rsid="003a7d88"/>
    </style:style>
    <style:style style:name="T239" style:family="text">
      <style:text-properties fo:language="ca" fo:country="ES" officeooo:rsid="00363859"/>
    </style:style>
    <style:style style:name="T240" style:family="text">
      <style:text-properties fo:language="ca" fo:country="ES" officeooo:rsid="004410a8"/>
    </style:style>
    <style:style style:name="T241"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242" style:family="text">
      <style:text-properties officeooo:rsid="002f8d2c"/>
    </style:style>
    <style:style style:name="T243" style:family="text">
      <style:text-properties officeooo:rsid="002fe805"/>
    </style:style>
    <style:style style:name="T244" style:family="text">
      <style:text-properties officeooo:rsid="003054fe"/>
    </style:style>
    <style:style style:name="T245" style:family="text">
      <style:text-properties officeooo:rsid="00325478"/>
    </style:style>
    <style:style style:name="T246" style:family="text">
      <style:text-properties officeooo:rsid="00339b9a"/>
    </style:style>
    <style:style style:name="T247" style:family="text">
      <style:text-properties officeooo:rsid="0035679e"/>
    </style:style>
    <style:style style:name="T248" style:family="text">
      <style:text-properties officeooo:rsid="0036992a"/>
    </style:style>
    <style:style style:name="T249" style:family="text">
      <style:text-properties fo:color="#9e880d" loext:opacity="100%" style:font-name="JetBrains Mono" fo:font-size="10pt" fo:font-style="normal" fo:font-weight="normal" style:font-size-asian="10pt" style:font-style-asian="normal" style:font-weight-asian="normal"/>
    </style:style>
    <style:style style:name="T250" style:family="text">
      <style:text-properties fo:color="#9e880d" loext:opacity="100%" style:font-name="JetBrains Mono" fo:font-size="10pt" fo:language="ca" fo:country="ES" fo:font-style="normal" fo:font-weight="normal" style:font-name-asian="Courier New1" style:font-size-asian="10pt" style:language-asian="zxx" style:country-asian="none" style:font-style-asian="normal" style:font-weight-asian="normal" style:font-name-complex="Courier New1" style:font-size-complex="10pt" style:language-complex="zxx" style:country-complex="none"/>
    </style:style>
    <style:style style:name="T251" style:family="text">
      <style:text-properties fo:color="#9e880d" loext:opacity="100%" style:font-name="JetBrains Mono" fo:font-style="normal" fo:font-weight="normal" style:font-style-asian="normal" style:font-weight-asian="normal"/>
    </style:style>
    <style:style style:name="T252" style:family="text">
      <style:text-properties fo:color="#080808" loext:opacity="100%" style:font-name="JetBrains Mono" fo:font-size="10pt" fo:font-style="normal" fo:font-weight="normal" style:font-size-asian="10pt" style:font-style-asian="normal" style:font-weight-asian="normal"/>
    </style:style>
    <style:style style:name="T253" style:family="text">
      <style:text-properties fo:color="#080808" loext:opacity="100%" style:font-name="JetBrains Mono" fo:font-size="10pt" fo:language="ca" fo:country="ES" fo:font-style="normal" fo:font-weight="normal" style:font-name-asian="Courier New1" style:font-size-asian="10pt" style:language-asian="zxx" style:country-asian="none" style:font-style-asian="normal" style:font-weight-asian="normal" style:font-name-complex="Courier New1" style:font-size-complex="10pt" style:language-complex="zxx" style:country-complex="none"/>
    </style:style>
    <style:style style:name="T254" style:family="text">
      <style:text-properties fo:color="#080808" loext:opacity="100%" style:font-name="JetBrains Mono" fo:font-style="normal" fo:font-weight="normal" style:font-style-asian="normal" style:font-weight-asian="normal"/>
    </style:style>
    <style:style style:name="T255" style:family="text">
      <style:text-properties fo:color="#871094" loext:opacity="100%" style:font-name="JetBrains Mono" fo:font-size="10pt" fo:font-style="italic" fo:font-weight="normal" style:font-size-asian="10pt" style:font-style-asian="italic" style:font-weight-asian="normal"/>
    </style:style>
    <style:style style:name="T256" style:family="text">
      <style:text-properties fo:color="#871094" loext:opacity="100%" style:font-name="JetBrains Mono" fo:font-size="10pt" fo:language="ca" fo:country="ES" fo:font-style="italic" fo:font-weight="normal" style:font-name-asian="Courier New1" style:font-size-asian="10pt" style:language-asian="zxx" style:country-asian="none" style:font-style-asian="italic" style:font-weight-asian="normal" style:font-name-complex="Courier New1" style:font-size-complex="10pt" style:language-complex="zxx" style:country-complex="none"/>
    </style:style>
    <style:style style:name="T257" style:family="text">
      <style:text-properties fo:color="#871094" loext:opacity="100%" style:font-name="JetBrains Mono" fo:font-style="italic" fo:font-weight="normal" style:font-style-asian="italic" style:font-weight-asian="normal"/>
    </style:style>
    <style:style style:name="T258" style:family="text">
      <style:text-properties fo:color="#00627a" loext:opacity="100%" style:font-name="JetBrains Mono" fo:font-size="10pt" fo:font-style="normal" fo:font-weight="normal" style:font-size-asian="10pt" style:font-style-asian="normal" style:font-weight-asian="normal"/>
    </style:style>
    <style:style style:name="T259" style:family="text">
      <style:text-properties fo:color="#00627a" loext:opacity="100%" style:font-name="JetBrains Mono" fo:font-style="normal" fo:font-weight="normal" style:font-style-asian="normal" style:font-weight-asian="normal"/>
    </style:style>
    <style:style style:name="T260" style:family="text">
      <style:text-properties fo:color="#0033b3" loext:opacity="100%" style:font-name="JetBrains Mono" fo:font-size="10pt" fo:font-style="normal" fo:font-weight="normal" style:font-size-asian="10pt" style:font-style-asian="normal" style:font-weight-asian="normal"/>
    </style:style>
    <style:style style:name="T261" style:family="text">
      <style:text-properties fo:color="#0033b3" loext:opacity="100%" style:font-name="JetBrains Mono" fo:font-style="normal" fo:font-weight="normal" style:font-style-asian="normal" style:font-weight-asian="normal"/>
    </style:style>
    <style:style style:name="T262" style:family="text">
      <style:text-properties style:font-name="JetBrains Mono" fo:font-style="normal" fo:font-weight="normal" style:font-style-asian="normal" style:font-weight-asian="normal"/>
    </style:style>
    <style:style style:name="T263" style:family="text">
      <style:text-properties officeooo:rsid="003a722b"/>
    </style:style>
    <style:style style:name="T264" style:family="text">
      <style:text-properties officeooo:rsid="003a7d88"/>
    </style:style>
    <style:style style:name="T265" style:family="text">
      <style:text-properties officeooo:rsid="003ca465"/>
    </style:style>
    <style:style style:name="T266" style:family="text">
      <style:text-properties officeooo:rsid="003e1a46"/>
    </style:style>
    <style:style style:name="T267" style:family="text">
      <style:text-properties officeooo:rsid="003f2c4d"/>
    </style:style>
    <style:style style:name="T268" style:family="text">
      <style:text-properties officeooo:rsid="003fc33a"/>
    </style:style>
    <style:style style:name="T269" style:family="text">
      <style:text-properties officeooo:rsid="004119ac"/>
    </style:style>
    <style:style style:name="T270" style:family="text">
      <style:text-properties officeooo:rsid="004410a8"/>
    </style:style>
    <style:style style:name="T271" style:family="text">
      <style:text-properties officeooo:rsid="004607fa"/>
    </style:style>
    <style:style style:name="T272" style:family="text">
      <style:text-properties officeooo:rsid="0046d733"/>
    </style:style>
    <style:style style:name="T273" style:family="text">
      <style:text-properties officeooo:rsid="0046df6c"/>
    </style:style>
    <style:style style:name="T274" style:family="text">
      <style:text-properties officeooo:rsid="004862e2"/>
    </style:style>
    <style:style style:name="T275" style:family="text">
      <style:text-properties fo:color="#ff4019" loext:opacity="100%" style:font-name="Arial2" fo:font-size="11pt" fo:language="ca" fo:country="ES" style:text-underline-style="none"/>
    </style:style>
    <style:style style:name="T276" style:family="text">
      <style:text-properties fo:color="#ff4019" loext:opacity="100%" style:font-name="Arial2" fo:font-size="11pt" fo:language="ca" fo:country="ES" style:text-underline-style="none" style:language-asian="zxx" style:country-asian="none" style:language-complex="zxx" style:country-complex="none"/>
    </style:style>
    <style:style style:name="T277" style:family="text">
      <style:text-properties fo:color="#ff4019" loext:opacity="100%" style:font-name="Arial2" fo:font-size="11pt" style:text-underline-style="none" fo:font-weight="normal" officeooo:rsid="006b56ba" fo:background-color="transparent" loext:char-shading-value="0" style:language-asian="zxx" style:country-asian="none" style:font-weight-asian="normal" style:language-complex="zxx" style:country-complex="none" style:font-weight-complex="normal"/>
    </style:style>
    <style:style style:name="T278" style:family="text">
      <style:text-properties fo:color="#ff4019" loext:opacity="100%" style:font-name="Arial2" fo:font-size="11pt" style:text-underline-style="none" fo:font-weight="normal" officeooo:rsid="0060710a" fo:background-color="transparent" loext:char-shading-value="0" style:language-asian="zxx" style:country-asian="none" style:font-weight-asian="normal" style:language-complex="zxx" style:country-complex="none" style:font-weight-complex="normal"/>
    </style:style>
    <style:style style:name="T279" style:family="text">
      <style:text-properties officeooo:rsid="001a684f"/>
    </style:style>
    <style:style style:name="T280" style:family="text">
      <style:text-properties officeooo:rsid="00161e2d"/>
    </style:style>
    <style:style style:name="T281" style:family="text">
      <style:text-properties officeooo:rsid="003ebb43"/>
    </style:style>
    <style:style style:name="T282" style:family="text">
      <style:text-properties officeooo:rsid="00166071"/>
    </style:style>
    <style:style style:name="T283" style:family="text">
      <style:text-properties officeooo:rsid="003f3110"/>
    </style:style>
    <style:style style:name="T284" style:family="text">
      <style:text-properties officeooo:rsid="00412538"/>
    </style:style>
    <style:style style:name="T285" style:family="text">
      <style:text-properties officeooo:rsid="0041a232"/>
    </style:style>
    <style:style style:name="T286" style:family="text">
      <style:text-properties officeooo:rsid="00433499"/>
    </style:style>
    <style:style style:name="T287" style:family="text">
      <style:text-properties officeooo:rsid="00434ee2"/>
    </style:style>
    <style:style style:name="T288" style:family="text">
      <style:text-properties officeooo:rsid="0043fe3c"/>
    </style:style>
    <style:style style:name="T289" style:family="text">
      <style:text-properties officeooo:rsid="00523ec3"/>
    </style:style>
    <style:style style:name="T290" style:family="text">
      <style:text-properties fo:color="#646464" loext:opacity="100%" style:font-name="Courier New1" fo:font-size="10pt" fo:background-color="#e8f2fe" loext:char-shading-value="0" style:font-size-asian="10pt" style:font-size-complex="10pt"/>
    </style:style>
    <style:style style:name="T291" style:family="text">
      <style:text-properties fo:color="#646464" loext:opacity="100%" style:font-name="Consolas"/>
    </style:style>
    <style:style style:name="T292" style:family="text">
      <style:text-properties fo:color="#646464" loext:opacity="100%" style:font-name="Consolas" fo:language="ca" fo:country="ES" style:font-name-asian="Courier New1" style:font-name-complex="Courier New1"/>
    </style:style>
    <style:style style:name="T293" style:family="text">
      <style:text-properties fo:color="#6a3e3e" loext:opacity="100%" style:font-name="Courier New1" fo:font-size="10pt" fo:background-color="#e8f2fe" loext:char-shading-value="0" style:font-size-asian="10pt" style:font-size-complex="10pt"/>
    </style:style>
    <style:style style:name="T294" style:family="text">
      <style:text-properties fo:color="#6a3e3e" loext:opacity="100%" style:font-name="Consolas"/>
    </style:style>
    <style:style style:name="T295" style:family="text">
      <style:text-properties fo:color="#6a3e3e" loext:opacity="100%" style:font-name="Consolas" fo:language="ca" fo:country="ES" style:font-name-asian="Courier New1" style:font-name-complex="Courier New1"/>
    </style:style>
    <style:style style:name="T296" style:family="text">
      <style:text-properties officeooo:rsid="00450588"/>
    </style:style>
    <style:style style:name="T297" style:family="text">
      <style:text-properties officeooo:rsid="001c5e6a"/>
    </style:style>
    <style:style style:name="T298" style:family="text">
      <style:text-properties officeooo:rsid="001bcdcc"/>
    </style:style>
    <style:style style:name="T299" style:family="text">
      <style:text-properties officeooo:rsid="00452fde"/>
    </style:style>
    <style:style style:name="T300" style:family="text">
      <style:text-properties officeooo:rsid="0053b835"/>
    </style:style>
    <style:style style:name="T301" style:family="text">
      <style:text-properties officeooo:rsid="0045eef4"/>
    </style:style>
    <style:style style:name="T302" style:family="text">
      <style:text-properties officeooo:rsid="0045ba52"/>
    </style:style>
    <style:style style:name="T303" style:family="text">
      <style:text-properties officeooo:rsid="0036fc76"/>
    </style:style>
    <style:style style:name="T304" style:family="text">
      <style:text-properties officeooo:rsid="004803b0"/>
    </style:style>
    <style:style style:name="T305" style:family="text">
      <style:text-properties officeooo:rsid="004a360c"/>
    </style:style>
    <style:style style:name="T306" style:family="text">
      <style:text-properties officeooo:rsid="004b2246"/>
    </style:style>
    <style:style style:name="T307" style:family="text">
      <style:text-properties officeooo:rsid="0035883d"/>
    </style:style>
    <style:style style:name="T308" style:family="text">
      <style:text-properties officeooo:rsid="00360024"/>
    </style:style>
    <style:style style:name="T309" style:family="text">
      <style:text-properties officeooo:rsid="004d1a82"/>
    </style:style>
    <style:style style:name="T310" style:family="text">
      <style:text-properties officeooo:rsid="00290df7"/>
    </style:style>
    <style:style style:name="T311" style:family="text">
      <style:text-properties officeooo:rsid="00536654"/>
    </style:style>
    <style:style style:name="T312" style:family="text">
      <style:text-properties officeooo:rsid="002ef2fe"/>
    </style:style>
    <style:style style:name="T313" style:family="text">
      <style:text-properties officeooo:rsid="0057d8db"/>
    </style:style>
    <style:style style:name="T314" style:family="text">
      <style:text-properties officeooo:rsid="005a2697"/>
    </style:style>
    <style:style style:name="T315" style:family="text">
      <style:text-properties officeooo:rsid="005b6b2e"/>
    </style:style>
    <style:style style:name="T316" style:family="text">
      <style:text-properties officeooo:rsid="0060710a"/>
    </style:style>
    <style:style style:name="T317" style:family="text">
      <style:text-properties officeooo:rsid="00650482"/>
    </style:style>
    <style:style style:name="T318" style:family="text">
      <style:text-properties officeooo:rsid="006808c2"/>
    </style:style>
    <style:style style:name="T319" style:family="text">
      <style:text-properties officeooo:rsid="0068bebb"/>
    </style:style>
    <style:style style:name="T320" style:family="text">
      <style:text-properties officeooo:rsid="005cccca"/>
    </style:style>
    <style:style style:name="T321" style:family="text">
      <style:text-properties officeooo:rsid="00562c13"/>
    </style:style>
    <style:style style:name="T322" style:family="text">
      <style:text-properties officeooo:rsid="0056e3fe"/>
    </style:style>
    <style:style style:name="T323" style:family="text">
      <style:text-properties officeooo:rsid="0057df3f"/>
    </style:style>
    <style:style style:name="T324" style:family="text">
      <style:text-properties fo:font-style="normal" style:font-style-asian="normal" style:font-style-complex="normal"/>
    </style:style>
    <style:style style:name="T325" style:family="text">
      <style:text-properties officeooo:rsid="005cb3ab"/>
    </style:style>
    <style:style style:name="T326" style:family="text">
      <style:text-properties officeooo:rsid="00623c52"/>
    </style:style>
    <style:style style:name="T327" style:family="text">
      <style:text-properties officeooo:rsid="005ddb7d"/>
    </style:style>
    <style:style style:name="T328" style:family="text">
      <style:text-properties officeooo:rsid="005e123c"/>
    </style:style>
    <style:style style:name="T329" style:family="text">
      <style:text-properties officeooo:rsid="005fc3a2"/>
    </style:style>
    <style:style style:name="T330" style:family="text">
      <style:text-properties fo:color="#666666" loext:opacity="100%" style:font-name="Arial" fo:font-size="17pt" fo:language="ca" fo:country="ES" fo:font-style="normal" fo:font-weight="bold" officeooo:rsid="0059d4c3" style:font-name-asian="MS Mincho" style:font-size-asian="14pt" style:font-style-asian="italic" style:font-weight-asian="bold" style:font-name-complex="Tahoma2" style:font-size-complex="14pt" style:font-style-complex="italic" style:font-weight-complex="bold"/>
    </style:style>
    <style:style style:name="T331" style:family="text">
      <style:text-properties fo:color="#666666" loext:opacity="100%" style:font-name="Arial" fo:font-size="17pt" fo:language="ca" fo:country="ES" fo:font-style="normal" fo:font-weight="bold" officeooo:rsid="005cb3ab" style:font-name-asian="MS Mincho" style:font-size-asian="14pt" style:font-style-asian="italic" style:font-weight-asian="bold" style:font-name-complex="Tahoma2" style:font-size-complex="14pt" style:font-style-complex="italic" style:font-weight-complex="bold"/>
    </style:style>
    <style:style style:name="T332" style:family="text">
      <style:text-properties officeooo:rsid="005cfc7a"/>
    </style:style>
    <style:style style:name="T333" style:family="text">
      <style:text-properties officeooo:rsid="006bbf3e"/>
    </style:style>
    <style:style style:name="T334" style:family="text">
      <style:text-properties officeooo:rsid="006c920d"/>
    </style:style>
    <style:style style:name="T335" style:family="text">
      <style:text-properties officeooo:rsid="006d21a1"/>
    </style:style>
    <style:style style:name="T336" style:family="text">
      <style:text-properties officeooo:rsid="007299de"/>
    </style:style>
    <style:style style:name="T337" style:family="text">
      <style:text-properties officeooo:rsid="0077420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3"/>
      <text:p text:style-name="P182"/>
      <text:p text:style-name="P182"/>
      <text:p text:style-name="P182"/>
      <text:p text:style-name="P183"><draw:frame draw:style-name="fr4" draw:name="gráficos3" text:anchor-type="paragraph" svg:width="5.232cm" svg:height="2.027cm" draw:z-index="73"><draw:image xlink:href="Pictures/10000000000000A00000003F592F5D604B01C268.png" xlink:type="simple" xlink:show="embed" xlink:actuate="onLoad" draw:mime-type="image/png"/></draw:frame></text:p>
      <text:p text:style-name="P182"/>
      <text:p text:style-name="P182"/>
      <text:p text:style-name="P182"/>
      <text:p text:style-name="P182"/>
      <text:p text:style-name="P81">Manual de <text:span text:style-name="T10">Web Services</text:span></text:p>
      <text:p text:style-name="P81">de</text:p>
      <text:p text:style-name="P81"><text:s/>DIR3CAIB</text:p>
      <text:p text:style-name="P80">Manual d'Integració dels Serveis Web <text:span text:style-name="T168">de</text:span> Dir3Caib</text:p>
      <text:p text:style-name="P184"/>
      <text:p text:style-name="P184"/>
      <text:p text:style-name="P184"/>
      <text:p text:style-name="P184"/>
      <text:p text:style-name="P184"/>
      <text:p text:style-name="P184"/>
      <text:p text:style-name="P184"/>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86"><draw:frame draw:style-name="fr3" draw:name="Imagen1" text:anchor-type="paragraph" svg:width="6.459cm" svg:height="4.738cm" draw:z-index="74"><draw:image xlink:href="Pictures/100000010000038800000297F9FCDBBDAB2795FA.png" xlink:type="simple" xlink:show="embed" xlink:actuate="onLoad" draw:mime-type="image/png"/></draw:frame></text:p>
          </table:table-cell>
          <table:table-cell table:style-name="Tabla2.A1" office:value-type="string">
            <text:p text:style-name="P186"/>
          </table:table-cell>
          <table:table-cell table:style-name="Tabla2.C1" office:value-type="string">
            <text:p text:style-name="P186"><draw:frame draw:style-name="fr3" draw:name="Imagen2" text:anchor-type="paragraph" svg:width="6.013cm" svg:height="4.66cm" draw:z-index="75"><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247340485920">
          <table:table-cell table:style-name="Tabla3.A1" table:number-columns-spanned="4" office:value-type="string">
            <text:p text:style-name="P245">Informació general del document.</text:p>
            <text:p text:style-name="P245"/>
          </table:table-cell>
          <table:covered-table-cell/>
          <table:covered-table-cell/>
          <table:covered-table-cell/>
        </table:table-row>
        <table:table-row table:style-name="TableLine2247340488800">
          <table:table-cell table:style-name="Tabla3.A2" table:number-columns-spanned="4" office:value-type="string" table:protected="true">
            <text:p text:style-name="P246">Descripció.</text:p>
          </table:table-cell>
          <table:covered-table-cell/>
          <table:covered-table-cell/>
          <table:covered-table-cell/>
        </table:table-row>
        <table:table-row table:style-name="Tabla3.3">
          <table:table-cell table:style-name="Tabla3.A3" table:number-columns-spanned="4" office:value-type="string">
            <text:p text:style-name="P247"/>
          </table:table-cell>
          <table:covered-table-cell/>
          <table:covered-table-cell/>
          <table:covered-table-cell/>
        </table:table-row>
        <table:table-row table:style-name="Tabla3.4">
          <table:table-cell table:style-name="Tabla3.A3" office:value-type="string" table:protected="true">
            <text:p text:style-name="P249">Títol:</text:p>
          </table:table-cell>
          <table:table-cell table:style-name="Tabla3.B4" table:number-columns-spanned="3" office:value-type="string">
            <text:p text:style-name="P108">Manual de WebServices de Dir3Caib</text:p>
          </table:table-cell>
          <table:covered-table-cell/>
          <table:covered-table-cell/>
        </table:table-row>
        <table:table-row table:style-name="Tabla3.5">
          <table:table-cell table:style-name="Tabla3.A3" office:value-type="string" table:protected="true">
            <text:p text:style-name="P253">Estat:</text:p>
          </table:table-cell>
          <table:table-cell table:style-name="Tabla3.B4" table:number-columns-spanned="3" office:value-type="string">
            <text:p text:style-name="P108">Esborrany/Aprovat</text:p>
          </table:table-cell>
          <table:covered-table-cell/>
          <table:covered-table-cell/>
        </table:table-row>
        <table:table-row table:style-name="Tabla3.6">
          <table:table-cell table:style-name="Tabla3.A3" office:value-type="string" table:protected="true">
            <text:p text:style-name="P253">Versió:</text:p>
          </table:table-cell>
          <table:table-cell table:style-name="Tabla3.B4" table:number-columns-spanned="3" office:value-type="string">
            <text:p text:style-name="P9">1.0</text:p>
          </table:table-cell>
          <table:covered-table-cell/>
          <table:covered-table-cell/>
        </table:table-row>
        <table:table-row table:style-name="Tabla3.7">
          <table:table-cell table:style-name="Tabla3.A3" office:value-type="string" table:protected="true">
            <text:p text:style-name="P253">Autor/s:</text:p>
          </table:table-cell>
          <table:table-cell table:style-name="Tabla3.B4" table:number-columns-spanned="3" office:value-type="string">
            <text:p text:style-name="P108">Antoni Nadal Bennasar, Marilén González</text:p>
          </table:table-cell>
          <table:covered-table-cell/>
          <table:covered-table-cell/>
        </table:table-row>
        <table:table-row table:style-name="Tabla3.8">
          <table:table-cell table:style-name="Tabla3.A3" office:value-type="string" table:protected="true">
            <text:p text:style-name="P253">Creat:</text:p>
          </table:table-cell>
          <table:table-cell table:style-name="Tabla3.B8" table:number-columns-spanned="3" office:value-type="date" office:date-value="2014-12-10">
            <text:p text:style-name="P108">10/12/14</text:p>
          </table:table-cell>
          <table:covered-table-cell/>
          <table:covered-table-cell/>
        </table:table-row>
        <table:table-row table:style-name="Tabla3.9">
          <table:table-cell table:style-name="Tabla3.A3" office:value-type="string" table:protected="true">
            <text:p text:style-name="P253">Modificat</text:p>
          </table:table-cell>
          <table:table-cell table:style-name="Tabla3.B4" table:number-columns-spanned="3" office:value-type="string">
            <text:p text:style-name="P108"><text:date style:data-style-name="N37" text:date-value="2022-12-16T12:03:50.301000131">16/12/22</text:date></text:p>
          </table:table-cell>
          <table:covered-table-cell/>
          <table:covered-table-cell/>
        </table:table-row>
        <table:table-row table:style-name="Tabla3.10">
          <table:table-cell table:style-name="Tabla3.A3" office:value-type="string" table:protected="true">
            <text:p text:style-name="P253">Fitxer:</text:p>
          </table:table-cell>
          <table:table-cell table:style-name="Tabla3.B4" table:number-columns-spanned="3" office:value-type="string">
            <text:p text:style-name="P108"><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248"/>
          </table:table-cell>
          <table:covered-table-cell/>
          <table:covered-table-cell/>
          <table:covered-table-cell/>
        </table:table-row>
        <table:table-row table:style-name="TableLine2247340496576">
          <table:table-cell table:style-name="Tabla3.A2" table:number-columns-spanned="4" office:value-type="string">
            <text:p text:style-name="P246">Històric de modificacions.</text:p>
          </table:table-cell>
          <table:covered-table-cell/>
          <table:covered-table-cell/>
          <table:covered-table-cell/>
        </table:table-row>
        <table:table-row table:style-name="TableLine2247340483904">
          <table:table-cell table:style-name="Tabla3.A3" table:number-columns-spanned="4" office:value-type="string">
            <text:p text:style-name="P248"/>
          </table:table-cell>
          <table:covered-table-cell/>
          <table:covered-table-cell/>
          <table:covered-table-cell/>
        </table:table-row>
        <table:table-row table:style-name="TableLine2247340484192">
          <table:table-cell table:style-name="Tabla3.A3" table:number-columns-spanned="2" office:value-type="string" table:protected="true">
            <text:p text:style-name="P254">Comentari:</text:p>
          </table:table-cell>
          <table:covered-table-cell/>
          <table:table-cell table:style-name="Tabla3.A3" office:value-type="string" table:protected="true">
            <text:p text:style-name="P254">Autor/s:</text:p>
          </table:table-cell>
          <table:table-cell table:style-name="Tabla3.A3" office:value-type="string" table:protected="true">
            <text:p text:style-name="P254">Data:</text:p>
          </table:table-cell>
        </table:table-row>
        <table:table-row table:style-name="Tabla3.15">
          <table:table-cell table:style-name="Tabla3.B4" table:number-columns-spanned="2" office:value-type="string">
            <text:p text:style-name="P187">Actualitzat els camps fecha de String a Date.</text:p>
          </table:table-cell>
          <table:covered-table-cell/>
          <table:table-cell table:style-name="Tabla3.B4" office:value-type="string">
            <text:p text:style-name="P187">Marilen González</text:p>
          </table:table-cell>
          <table:table-cell table:style-name="Tabla3.B8" office:value-type="date" office:date-value="2015-03-17">
            <text:p text:style-name="P187">17/03/15</text:p>
          </table:table-cell>
        </table:table-row>
        <table:table-row table:style-name="Tabla3.16">
          <table:table-cell table:style-name="Tabla3.B4" table:number-columns-spanned="2" office:value-type="string">
            <text:p text:style-name="P187">Actualitzada API Rest</text:p>
          </table:table-cell>
          <table:covered-table-cell/>
          <table:table-cell table:style-name="Tabla3.B4" office:value-type="string">
            <text:p text:style-name="P187">Marilen González</text:p>
          </table:table-cell>
          <table:table-cell table:style-name="Tabla3.B4" office:value-type="string">
            <text:p text:style-name="P109">07/04/17</text:p>
          </table:table-cell>
        </table:table-row>
        <table:table-row table:style-name="Tabla3.17">
          <table:table-cell table:style-name="Tabla3.B4" table:number-columns-spanned="2" office:value-type="string">
            <text:p text:style-name="P187">Afegit apartat Procés Sincronització DIR3CAIB-REGWEB3</text:p>
          </table:table-cell>
          <table:covered-table-cell/>
          <table:table-cell table:style-name="Tabla3.B4" office:value-type="string">
            <text:p text:style-name="P187">Marilen González</text:p>
          </table:table-cell>
          <table:table-cell table:style-name="Tabla3.B4" office:value-type="string">
            <text:p text:style-name="P109">09/05/18</text:p>
          </table:table-cell>
        </table:table-row>
        <table:table-row table:style-name="Tabla3.18">
          <table:table-cell table:style-name="Tabla3.B4" table:number-columns-spanned="2" office:value-type="string">
            <text:p text:style-name="P187">Nou mètode WS Unidades: buscarUnidad()</text:p>
          </table:table-cell>
          <table:covered-table-cell/>
          <table:table-cell table:style-name="Tabla3.B4" office:value-type="string">
            <text:p text:style-name="P187">Eduardo Arrivi</text:p>
          </table:table-cell>
          <table:table-cell table:style-name="Tabla3.B4" office:value-type="string">
            <text:p text:style-name="P187">10/09/19</text:p>
          </table:table-cell>
        </table:table-row>
        <table:table-row table:style-name="Tabla3.19">
          <table:table-cell table:style-name="Tabla3.B4" table:number-columns-spanned="2" office:value-type="string">
            <text:p text:style-name="P187">Nous mètodes WS: obtenerHistoricosFinales i obtenerHistoricosFinalesSIR</text:p>
          </table:table-cell>
          <table:covered-table-cell/>
          <table:table-cell table:style-name="Tabla3.B4" office:value-type="string">
            <text:p text:style-name="P187">Marilen González</text:p>
          </table:table-cell>
          <table:table-cell table:style-name="Tabla3.B4" office:value-type="string">
            <text:p text:style-name="P187">10/10/19</text:p>
          </table:table-cell>
        </table:table-row>
        <table:table-row table:style-name="Tabla3.20">
          <table:table-cell table:style-name="Tabla3.B4" table:number-columns-spanned="2" office:value-type="string">
            <text:p text:style-name="P2">REST: Ampliada informació que retorna la classe Nodo al metode <text:span text:style-name="T173">busqueda</text:span><text:span text:style-name="T174">organismos/</text:span></text:p>
          </table:table-cell>
          <table:covered-table-cell/>
          <table:table-cell table:style-name="Tabla3.B4" office:value-type="string">
            <text:p text:style-name="P187">Marilen González</text:p>
          </table:table-cell>
          <table:table-cell table:style-name="Tabla3.B4" office:value-type="string">
            <text:p text:style-name="P187">14/12/20</text:p>
          </table:table-cell>
        </table:table-row>
        <table:table-row table:style-name="Tabla3.21">
          <table:table-cell table:style-name="Tabla3.B4" table:number-columns-spanned="2" office:value-type="string">
            <text:p text:style-name="P2">REST: Modificada informació que retorna la classe Nodo per separar l'element superior en codi i denominació <text:s/>per bug reportat a regweb3.</text:p>
          </table:table-cell>
          <table:covered-table-cell/>
          <table:table-cell table:style-name="Tabla3.B4" office:value-type="string">
            <text:p text:style-name="P187">Marilen González </text:p>
          </table:table-cell>
          <table:table-cell table:style-name="Tabla3.B8" office:value-type="date" office:date-value="2021-04-20">
            <text:p text:style-name="P187">20/04/21</text:p>
          </table:table-cell>
        </table:table-row>
        <table:table-row table:style-name="Tabla3.22">
          <table:table-cell table:style-name="Tabla3.B4" table:number-columns-spanned="2" office:value-type="string">
            <text:p text:style-name="P94">WS: <text:span text:style-name="T172">Modificació dels métodes perquè retornin la denominació Cooficial per defecte si aquesta existeix. Publicació de la APIv2</text:span></text:p>
          </table:table-cell>
          <table:covered-table-cell/>
          <table:table-cell table:style-name="Tabla3.B4" office:value-type="string">
            <text:p text:style-name="P188">Marilen González</text:p>
          </table:table-cell>
          <table:table-cell table:style-name="Tabla3.B8" office:value-type="date" office:date-value="2022-07-22">
            <text:p text:style-name="P188">22/07/22</text:p>
          </table:table-cell>
        </table:table-row>
        <table:table-row table:style-name="Tabla3.23">
          <table:table-cell table:style-name="Tabla3.B4" table:number-columns-spanned="2" office:value-type="string">
            <text:p text:style-name="P94">REST: implementació dels métodes de WS per utilitzar-los amb REST.</text:p>
          </table:table-cell>
          <table:covered-table-cell/>
          <table:table-cell table:style-name="Tabla3.B4" office:value-type="string">
            <text:p text:style-name="P188">Juan A. Garcia</text:p>
          </table:table-cell>
          <table:table-cell table:style-name="Tabla3.B8" office:value-type="date" office:date-value="2022-07-22">
            <text:p text:style-name="P188">22/07/22</text:p>
          </table:table-cell>
        </table:table-row>
        <table:table-row table:style-name="Tabla3.24">
          <table:table-cell table:style-name="Tabla3.B4" table:number-columns-spanned="2" office:value-type="string">
            <text:p text:style-name="P97">REST: utilització de SwaggerUI pel joc de proves i documentació de l’API REST</text:p>
          </table:table-cell>
          <table:covered-table-cell/>
          <table:table-cell table:style-name="Tabla3.B4" office:value-type="string">
            <text:p text:style-name="P189">Juan A. Garcia</text:p>
          </table:table-cell>
          <table:table-cell table:style-name="Tabla3.B8" office:value-type="date" office:date-value="2022-10-20">
            <text:p text:style-name="P189">20/10/22</text:p>
          </table:table-cell>
        </table:table-row>
        <table:table-row table:style-name="Tabla3.26">
          <table:table-cell table:style-name="Tabla3.B4" table:number-columns-spanned="2" office:value-type="string">
            <text:p text:style-name="P103">Afegida explicació de com sincronitzar/actualitzar l’organigrama des d’una altra aplicació.</text:p>
          </table:table-cell>
          <table:covered-table-cell/>
          <table:table-cell table:style-name="Tabla3.B4" office:value-type="string">
            <text:p text:style-name="P190">Marilen Gonzalez</text:p>
          </table:table-cell>
          <table:table-cell table:style-name="Tabla3.B8" office:value-type="date" office:date-value="2022-12-02">
            <text:p text:style-name="P190">02/12/22</text:p>
          </table:table-cell>
        </table:table-row>
        <table:table-row table:style-name="Tabla3.26">
          <table:table-cell table:style-name="Tabla3.B4" table:number-columns-spanned="2" office:value-type="string">
            <text:p text:style-name="P514">Afegit nifcif al model rest i soap d’una Unitat.</text:p>
          </table:table-cell>
          <table:covered-table-cell/>
          <table:table-cell table:style-name="Tabla3.B4" office:value-type="string">
            <text:p text:style-name="P190">Marilen Gonzalez</text:p>
          </table:table-cell>
          <table:table-cell table:style-name="Tabla3.B8" office:value-type="date" office:date-value="2022-12-16">
            <text:p text:style-name="P190">16/12/22</text:p>
          </table:table-cell>
        </table:table-row>
        <table:table-row table:style-name="TableLine2247340503488">
          <table:table-cell table:style-name="Tabla3.A3" table:number-columns-spanned="4" office:value-type="string">
            <text:p text:style-name="P248"/>
          </table:table-cell>
          <table:covered-table-cell/>
          <table:covered-table-cell/>
          <table:covered-table-cell/>
        </table:table-row>
        <table:table-row table:style-name="TableLine2247340511840">
          <table:table-cell table:style-name="Tabla3.A2" table:number-columns-spanned="4" office:value-type="string" table:protected="true">
            <text:p text:style-name="P246">Font documental.</text:p>
          </table:table-cell>
          <table:covered-table-cell/>
          <table:covered-table-cell/>
          <table:covered-table-cell/>
        </table:table-row>
        <table:table-row table:style-name="TableLine2247340511552">
          <table:table-cell table:style-name="Tabla3.A1" table:number-columns-spanned="4" office:value-type="string">
            <text:p text:style-name="P191"/>
          </table:table-cell>
          <table:covered-table-cell/>
          <table:covered-table-cell/>
          <table:covered-table-cell/>
        </table:table-row>
        <text:soft-page-break/>
        <table:table-row table:style-name="TableLine2247340505216">
          <table:table-cell table:style-name="Tabla3.A1" table:number-columns-spanned="4" office:value-type="string">
            <text:p text:style-name="P187"/>
          </table:table-cell>
          <table:covered-table-cell/>
          <table:covered-table-cell/>
          <table:covered-table-cell/>
        </table:table-row>
        <table:table-row table:style-name="TableLine2247340501184">
          <table:table-cell table:style-name="Tabla3.A1" table:number-columns-spanned="4" office:value-type="string">
            <text:p text:style-name="P187"/>
          </table:table-cell>
          <table:covered-table-cell/>
          <table:covered-table-cell/>
          <table:covered-table-cell/>
        </table:table-row>
      </table:table>
      <text:p text:style-name="P185"/>
      <text:p text:style-name="P184"/>
      <text:p text:style-name="P8"/>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88">1.- Introducció<text:tab/>7</text:p>
          <text:p text:style-name="P289">1.1.- Introducció General<text:tab/>7</text:p>
          <text:p text:style-name="P289">1.2.- Rols dels Usuaris Aplicació<text:tab/>8</text:p>
          <text:p text:style-name="P289">1.3.- API de Comunicació<text:tab/>8</text:p>
          <text:p text:style-name="P290">1.3.1.- Generar codi a partir de WSDL<text:tab/>8</text:p>
          <text:p text:style-name="P290">1.3.2.- Emprar llibreries compilades<text:tab/>9</text:p>
          <text:p text:style-name="P290">1.3.3.- Utilitzar jar de l'API del repositori maven<text:tab/>9</text:p>
          <text:p text:style-name="P289">1.4.- Instanciar API de Web Service<text:tab/>9</text:p>
          <text:p text:style-name="P289">1.5.- Mètodes Comuns a Totes les APIs<text:tab/>10</text:p>
          <text:p text:style-name="P290">1.5.1.- String getVersion() i int getVersionWs()<text:tab/>10</text:p>
          <text:p text:style-name="P289">1.6.- Gestió d'Errors<text:tab/>11</text:p>
          <text:p text:style-name="P290">1.6.1.- Exception<text:tab/>11</text:p>
          <text:p text:style-name="P288">2.- Web Services SOAP<text:tab/>12</text:p>
          <text:p text:style-name="P289">2.1.- API de Catàleg v1<text:tab/>12</text:p>
          <text:p text:style-name="P290">2.1.1.- obtenerCatComunidadAutonoma()<text:tab/>12</text:p>
          <text:p text:style-name="P290">2.1.2.- obtenerCatEntidadGeografica()<text:tab/>13</text:p>
          <text:p text:style-name="P290">2.1.3.- obtenerCatProvincia()<text:tab/>13</text:p>
          <text:p text:style-name="P290">2.1.4.- obtenerCatLocalidad()<text:tab/>14</text:p>
          <text:p text:style-name="P290">2.1.5.- obtenerCatNivelAdministracion()<text:tab/>14</text:p>
          <text:p text:style-name="P290">2.1.6.- obtenerCatEstadoEntidad()<text:tab/>14</text:p>
          <text:p text:style-name="P290">2.1.7.- obtenerCatPais()<text:tab/>15</text:p>
          <text:p text:style-name="P289">2.2.- API de Catàleg v2<text:tab/>15</text:p>
          <text:p text:style-name="P290">2.2.1.- obtenerCatComunidadAutonomaV2()<text:tab/>15</text:p>
          <text:p text:style-name="P290">2.2.2.- obtenerCatComunidadAutonomaByEstado(String estado)<text:tab/>16</text:p>
          <text:p text:style-name="P290">2.2.3.- obtenerCatEntidadGeograficaV2()<text:tab/>16</text:p>
          <text:p text:style-name="P290">2.2.4.- obtenerCatEntidadGeograficaByEstado(String estado)<text:tab/>17</text:p>
          <text:p text:style-name="P290">2.2.5.- obtenerCatProvinciaV2()<text:tab/>17</text:p>
          <text:p text:style-name="P290">2.2.6.- obtenerCatProvinciaByEstado(String estado)<text:tab/>18</text:p>
          <text:p text:style-name="P290">2.2.7.- obtenerCatLocalidadV2()<text:tab/>18</text:p>
          <text:p text:style-name="P290">2.2.8.- obtenerCatLocalidadByEstado(String estado)<text:tab/>18</text:p>
          <text:p text:style-name="P290">2.2.9.- obtenerCatNivelAdministracionV2()<text:tab/>19</text:p>
          <text:p text:style-name="P290">2.2.10.- obtenerCatNivelAdministracionByEstado(String estado)<text:tab/>19</text:p>
          <text:p text:style-name="P290">2.2.11.- obtenerCatEstadoEntidadV2()<text:tab/>20</text:p>
          <text:p text:style-name="P290">2.2.12.- obtenerCatEstadoEntidadByEstado(String estado)<text:tab/>20</text:p>
          <text:p text:style-name="P290">2.2.13.- obtenerCatPaisV2()<text:tab/>20</text:p>
          <text:p text:style-name="P290">2.2.14.- obtenerCatPaisByEstado(String estado)<text:tab/>21</text:p>
          <text:p text:style-name="P289">2.3.- API D'Unitats v1<text:tab/>21</text:p>
          <text:p text:style-name="P290">2.3.1.- obtenerArbolUnidades<text:tab/>21</text:p>
          <text:p text:style-name="P290">2.3.2.- obtenerArbolUnidadesDestinatarias<text:tab/>22</text:p>
          <text:p text:style-name="P290">2.3.3.- obtenerUnidad<text:tab/>22</text:p>
          <text:p text:style-name="P290">2.3.4.- buscarUnidad<text:tab/>23</text:p>
          <text:p text:style-name="P290">2.3.5.- obtenerHistoricosFinales<text:tab/>23</text:p>
          <text:p text:style-name="P290">2.3.6.- obtenerHistoricosFinalesSIR<text:tab/>24</text:p>
          <text:p text:style-name="P289">2.4.- API d’Unitats v2<text:tab/>24</text:p>
          <text:p text:style-name="P290">2.4.1.- obtenerArbolUnidadesV2<text:tab/>25</text:p>
          <text:p text:style-name="P290">2.4.2.- obtenerArbolUnidadesDestinatariasV2<text:tab/>25</text:p>
          <text:p text:style-name="P290">2.4.3.- obtenerUnidadV2<text:tab/>26</text:p>
          <text:p text:style-name="P290"><text:soft-page-break/>2.4.4.- buscarUnidadV2<text:tab/>26</text:p>
          <text:p text:style-name="P290">2.4.5.- obtenerHistoricosFinalesV2<text:tab/>26</text:p>
          <text:p text:style-name="P290">2.4.6.- obtenerHistoricosFinalesSIRV2<text:tab/>27</text:p>
          <text:p text:style-name="P289">2.5.- API d'Oficines v1<text:tab/>27</text:p>
          <text:p text:style-name="P290">2.5.1.- obtenerOficina<text:tab/>28</text:p>
          <text:p text:style-name="P290">2.5.2.- obtenerArbolOficinas<text:tab/>28</text:p>
          <text:p text:style-name="P290">2.5.3.- obtenerOficinasSIRUnidad<text:tab/>29</text:p>
          <text:p text:style-name="P289">2.6.- API d'Oficines v2<text:tab/>29</text:p>
          <text:p text:style-name="P290">2.6.1.- obtenerOficinaV2<text:tab/>29</text:p>
          <text:p text:style-name="P290">2.6.2.- obtenerArbolOficinasV2<text:tab/>30</text:p>
          <text:p text:style-name="P290">2.6.3.- obtenerOficinasSIRUnidadV2<text:tab/>30</text:p>
          <text:p text:style-name="P289">2.7.- Exemples<text:tab/>31</text:p>
          <text:p text:style-name="P288">3.- Model de dades v1<text:tab/>33</text:p>
          <text:p text:style-name="P289">3.1.- Classe CatEstadoEntidad<text:tab/>33</text:p>
          <text:p text:style-name="P289">3.2.- Classe CatNivelAdministracion<text:tab/>33</text:p>
          <text:p text:style-name="P289">3.3.- Classe CatPais<text:tab/>34</text:p>
          <text:p text:style-name="P289">3.4.- Classe CatComunidadAutonomaTF<text:tab/>34</text:p>
          <text:p text:style-name="P289">3.5.- Classe CatProvinciaTF<text:tab/>34</text:p>
          <text:p text:style-name="P289">3.6.- Classe CatLocalidadTF<text:tab/>34</text:p>
          <text:p text:style-name="P289">3.7.- Classe CatEntidadGeograficaTF<text:tab/>35</text:p>
          <text:p text:style-name="P289">3.8.- Classe UnidadTF<text:tab/>35</text:p>
          <text:p text:style-name="P289">3.9.- Classe OficinaTF<text:tab/>36</text:p>
          <text:p text:style-name="P289">3.10.- Classe RelacionSirOfiTF<text:tab/>36</text:p>
          <text:p text:style-name="P289">3.11.- Classe RelacionOrganizativaOfiTF<text:tab/>37</text:p>
          <text:p text:style-name="P289">3.12.- Classe HistoricoUO<text:tab/>37</text:p>
          <text:p text:style-name="P289">3.13.- Classe ContactoTF<text:tab/>37</text:p>
          <text:p text:style-name="P288">4.- Model de Dades v2<text:tab/>37</text:p>
          <text:p text:style-name="P289">4.1.- Classes del Catàleg<text:tab/>37</text:p>
          <text:p text:style-name="P289">4.2.- Classes de Unitats i Oficines<text:tab/>38</text:p>
          <text:p text:style-name="P290">4.2.1.- Classe UnidadWs<text:tab/>38</text:p>
          <text:p text:style-name="P290">4.2.2.- Classe OficinaWs<text:tab/>39</text:p>
          <text:p text:style-name="P288">5.- Descripció dels serveis REST<text:tab/>40</text:p>
          <text:p text:style-name="P289">5.1.- Serveis<text:tab/>40</text:p>
          <text:p text:style-name="P290">5.1.1.- UnidadesPorDenominacion<text:tab/>40</text:p>
          <text:p text:style-name="P290">5.1.2.- oficinasPorDenominacion<text:tab/>40</text:p>
          <text:p text:style-name="P290">5.1.3.- arbolUnidades<text:tab/>41</text:p>
          <text:p text:style-name="P290">5.1.4.- oficinasOrganismo<text:tab/>42</text:p>
          <text:p text:style-name="P290">5.1.5.- busquedaOrganismos<text:tab/>42</text:p>
          <text:p text:style-name="P290">5.1.6.- busquedaOficinas<text:tab/>44</text:p>
          <text:p text:style-name="P290">5.1.7.- unidadDenominacion<text:tab/>45</text:p>
          <text:p text:style-name="P290">5.1.8.- oficinaDenominacion<text:tab/>45</text:p>
          <text:p text:style-name="P290">5.1.9.- organigrama<text:tab/>46</text:p>
          <text:p text:style-name="P290">5.1.10.- UnidadEstado<text:tab/>46</text:p>
          <text:p text:style-name="P290">5.1.11.- obtenerUnidadesDenominacionComunidad<text:tab/>47</text:p>
          <text:p text:style-name="P290">5.1.12.- oficinas<text:tab/>47</text:p>
          <text:p text:style-name="P290">5.1.13.- oficinas de Balears<text:tab/>48</text:p>
          <text:p text:style-name="P290">5.1.14.- ambitosTerritoriales<text:tab/>49</text:p>
          <text:p text:style-name="P290">5.1.15.- comunidadesAutonomas<text:tab/>49</text:p>
          <text:p text:style-name="P290">5.1.16.- entidadesGeograficas<text:tab/>50</text:p>
          <text:p text:style-name="P290">5.1.17.- provincias<text:tab/>50</text:p>
          <text:p text:style-name="P290">5.1.18.- provinciasCA<text:tab/>51</text:p>
          <text:p text:style-name="P290">5.1.19.- localidades<text:tab/>51</text:p>
          <text:p text:style-name="P290">5.1.20.- nivelesAdministracion<text:tab/>52</text:p>
          <text:p text:style-name="P290"><text:soft-page-break/>5.1.21.- estados<text:tab/>53</text:p>
          <text:p text:style-name="P290">5.1.22.- tiposvia<text:tab/>53</text:p>
          <text:p text:style-name="P290">5.1.23.- paises<text:tab/>54</text:p>
          <text:p text:style-name="P290">5.1.24.- getVersion<text:tab/>54</text:p>
          <text:p text:style-name="P290">5.1.25.- <text:s/>Obtener fecha última actualización<text:tab/>55</text:p>
          <text:p text:style-name="P290">5.1.26.- obtenerArbolOficinas<text:tab/>55</text:p>
          <text:p text:style-name="P290">5.1.27.- obtenerOficinasSIRUnidad<text:tab/>56</text:p>
          <text:p text:style-name="P290">5.1.28.- obtenerOficina<text:tab/>56</text:p>
          <text:p text:style-name="P290">5.1.29.- obtenerArbolUnidades<text:tab/>57</text:p>
          <text:p text:style-name="P290">5.1.30.- obtenerArbolUnidadesDestinatarias<text:tab/>58</text:p>
          <text:p text:style-name="P290">5.1.31.- obtenerUnidad<text:tab/>58</text:p>
          <text:p text:style-name="P290">5.1.32.- buscarUnidad<text:tab/>59</text:p>
          <text:p text:style-name="P290">5.1.33.- obtenerHistoricosFinales<text:tab/>59</text:p>
          <text:p text:style-name="P290">5.1.34.- obtenerHistoricosFinalesSIR<text:tab/>60</text:p>
          <text:p text:style-name="P289">5.2.- Model de dades dels serveis REST<text:tab/>60</text:p>
          <text:p text:style-name="P290">5.2.1.- ObjetoDirectorio<text:tab/>60</text:p>
          <text:p text:style-name="P290">5.2.2.- ObjetoBasico<text:tab/>61</text:p>
          <text:p text:style-name="P290">5.2.3.- Nodo<text:tab/>61</text:p>
          <text:p text:style-name="P290">5.2.4.- CodigoValor<text:tab/>62</text:p>
          <text:p text:style-name="P290">5.2.5.- OficinaRest<text:tab/>63</text:p>
          <text:p text:style-name="P290">5.2.6.- UnidadRest<text:tab/>64</text:p>
          <text:p text:style-name="P290">5.2.7.- PaisJson<text:tab/>65</text:p>
          <text:p text:style-name="P289">5.3.- Exemple<text:tab/>65</text:p>
          <text:p text:style-name="P289">5.4.- Catàleg d’operacions per joc de proves<text:tab/>66</text:p>
          <text:p text:style-name="P290">5.4.1.- Swagger UI<text:tab/>66</text:p>
          <text:p text:style-name="P290">5.4.2.- Postman<text:tab/>67</text:p>
          <text:p text:style-name="P288">6.- Wsdl<text:tab/>68</text:p>
          <text:p text:style-name="P289">6.1.- Catàleg<text:tab/>68</text:p>
          <text:p text:style-name="P289">6.2.- Unitats<text:tab/>68</text:p>
          <text:p text:style-name="P289">6.3.- Oficines<text:tab/>68</text:p>
          <text:p text:style-name="P288">7.- Procés Sincronització Organigrama (DIR3CAIB-REGWEB)<text:tab/>69</text:p>
          <text:p text:style-name="P289">7.1.- Exemple 1<text:tab/>69</text:p>
          <text:p text:style-name="P289">7.2.- Exemple 2 (múltiples fusions divisions)<text:tab/>70</text:p>
          <text:p text:style-name="P289">7.3.- Classes que implementen aquesta funcionalitat<text:tab/>71</text:p>
          <text:p text:style-name="P290">7.3.1.- ObtenerUnidadesEjb.java<text:tab/>71</text:p>
          <text:p text:style-name="P290">7.3.2.- SincronizadorDir3Bean.java<text:tab/>71</text:p>
          <text:p text:style-name="P290">7.3.3.- EntidadController.java<text:tab/>71</text:p>
          <text:p text:style-name="P289">7.4.- Sincronitzar organigrama des d'una altra aplicació<text:tab/>71</text:p>
          <text:p text:style-name="P290">7.4.1.- Cridar al mètode següent amb les dades indicades<text:tab/>71</text:p>
          <text:p text:style-name="P290">7.4.2.- Actualització de l'organigrama<text:tab/>72</text:p>
          <text:p text:style-name="P290">7.4.3.- Exemple amb dates reals<text:tab/>72</text:p>
        </text:index-body>
      </text:table-of-content>
      <text:p text:style-name="P76"/>
      <text:p text:style-name="P76"/>
      <text:h text:style-name="P301" text:outline-level="1" text:is-list-header="true"><text:bookmark-start text:name="__RefHeading__6818_1236556764"/><text:bookmark-end text:name="__RefHeading__6818_1236556764"/></text:h>
      <text:p text:style-name="P76"/>
      <text:p text:style-name="P76"/>
      <text:p text:style-name="P76"/>
      <text:p text:style-name="P76"/>
      <text:p text:style-name="P76"><text:soft-page-break/></text:p>
      <text:p text:style-name="P76"/>
      <text:p text:style-name="P76"/>
      <text:p text:style-name="P76"/>
      <text:p text:style-name="P76"/>
      <text:p text:style-name="P76"/>
      <text:p text:style-name="P76"/>
      <text:p text:style-name="P76"/>
      <text:p text:style-name="P76"/>
      <text:p text:style-name="P76"/>
      <text:h text:style-name="P301" text:outline-level="1"><text:bookmark-start text:name="__RefHeading___Toc6229_1878677911"/>Introducció<text:bookmark-end text:name="__RefHeading___Toc6229_1878677911"/></text:h>
      <text:p text:style-name="P10"/>
      <text:h text:style-name="P305" text:outline-level="2"><text:bookmark-start text:name="__RefHeading___Toc6231_1878677911"/><text:bookmark-start text:name="__RefNumPara__4935_307724931"/>Introducció General<text:bookmark-end text:name="__RefHeading___Toc6231_1878677911"/><text:bookmark-end text:name="__RefNumPara__4935_307724931"/></text:h>
      <text:p text:style-name="P11"/>
      <text:p text:style-name="P22"><text:tab/>Dir3Caib ofereix tres web services que ens permeten fer feina amb les tres principals àrees que són Catàleg, Unitats i Oficines. <text:s/></text:p>
      <text:list xml:id="list1586981109" text:style-name="L1">
        <text:list-item>
          <text:p text:style-name="P354"><text:span text:style-name="T2">Catàleg</text:span>: Dir3Caib proveeix d'un catàleg amb un conjunt de conceptes que ens permet classificar les Unitats i Oficines. El catàleg està format per:</text:p>
        </text:list-item>
      </text:list>
      <text:list xml:id="list481921031" text:style-name="L2">
        <text:list-item>
          <text:p text:style-name="P355">Àmbits Territorial</text:p>
        </text:list-item>
        <text:list-item>
          <text:p text:style-name="P355">Comunitats Autònomes</text:p>
        </text:list-item>
        <text:list-item>
          <text:p text:style-name="P355">Entitats Geogràfiques </text:p>
        </text:list-item>
        <text:list-item>
          <text:p text:style-name="P355">Estat d'Entitat</text:p>
        </text:list-item>
        <text:list-item>
          <text:p text:style-name="P355">Illes</text:p>
        </text:list-item>
        <text:list-item>
          <text:p text:style-name="P355">Jerarquies Oficina</text:p>
        </text:list-item>
        <text:list-item>
          <text:p text:style-name="P355">Localitats</text:p>
        </text:list-item>
        <text:list-item>
          <text:p text:style-name="P355">Motius d'Extinció</text:p>
        </text:list-item>
        <text:list-item>
          <text:p text:style-name="P355">Nivells d'Administració</text:p>
        </text:list-item>
        <text:list-item>
          <text:p text:style-name="P355">Països</text:p>
        </text:list-item>
        <text:list-item>
          <text:p text:style-name="P355">Províncies</text:p>
        </text:list-item>
        <text:list-item>
          <text:p text:style-name="P355">Tipus de Contactes</text:p>
        </text:list-item>
        <text:list-item>
          <text:p text:style-name="P355">Tipus d'Entitats Públiques</text:p>
        </text:list-item>
        <text:list-item>
          <text:p text:style-name="P355">Tipus d'Unitat Orgànica</text:p>
        </text:list-item>
        <text:list-item>
          <text:p text:style-name="P355">Tipus de Via </text:p>
        </text:list-item>
      </text:list>
      <text:list xml:id="list120350591158336" text:continue-list="list1586981109" text:style-name="L1">
        <text:list-header>
          <text:p text:style-name="P354"/>
        </text:list-header>
        <text:list-item>
          <text:p text:style-name="P354"><text:span text:style-name="T2">Unitats</text:span>: <text:s/>Dir3Caib també permet obtenir arbres d'unitats o unitats de manera individual.</text:p>
        </text:list-item>
        <text:list-item>
          <text:p text:style-name="P354"><text:span text:style-name="T2">Oficines</text:span>: Les oficines funcionen pràcticament igual que les unitats, es pot obtenir un arbre d'oficines, una oficina en concret i un llistat de les oficines SIR d'una unitat especificada.</text:p>
        </text:list-item>
      </text:list>
      <text:p text:style-name="P22"/>
      <text:p text:style-name="P22"><text:tab/>Les àrees de les que s'ha parlat anteriorment són:</text:p>
      <text:p text:style-name="P22"/>
      <table:table table:name="Tabla4" table:style-name="Tabla4">
        <table:table-column table:style-name="Tabla4.A"/>
        <table:table-column table:style-name="Tabla4.B"/>
        <table:table-column table:style-name="Tabla4.C"/>
        <table:table-row table:style-name="TableLine2247340507232">
          <table:table-cell table:style-name="Tabla4.A1" office:value-type="string">
            <text:p text:style-name="P66">Nom</text:p>
          </table:table-cell>
          <table:table-cell table:style-name="Tabla4.A1" office:value-type="string">
            <text:p text:style-name="P66">Descripció</text:p>
          </table:table-cell>
          <table:table-cell table:style-name="Tabla4.C1" office:value-type="string">
            <text:p text:style-name="P66">Context</text:p>
          </table:table-cell>
        </table:table-row>
        <table:table-row table:style-name="TableLine2247340508384">
          <table:table-cell table:style-name="Tabla4.A5" office:value-type="string">
            <text:p text:style-name="P46">Catàlegs</text:p>
          </table:table-cell>
          <table:table-cell table:style-name="Tabla4.B5" office:value-type="string">
            <text:p text:style-name="P46">Obté els catàlegs de l'aplicació</text:p>
          </table:table-cell>
          <table:table-cell table:style-name="Tabla4.C5" office:value-type="string">
            <text:p text:style-name="P46">/dir3caib/ws/Dir3CaibObtenerCatalogos</text:p>
          </table:table-cell>
        </table:table-row>
        <table:table-row table:style-name="TableLine2247340509248">
          <table:table-cell table:style-name="Tabla4.A5" office:value-type="string">
            <text:p text:style-name="P46">Unitats</text:p>
          </table:table-cell>
          <table:table-cell table:style-name="Tabla4.B5" office:value-type="string">
            <text:p text:style-name="P46">Obté les unitats de l'aplicació i les se<text:soft-page-break/>ves relacions</text:p>
          </table:table-cell>
          <table:table-cell table:style-name="Tabla4.C5" office:value-type="string">
            <text:p text:style-name="P46">/dir3caib/ws/Dir3CaibObtenerUnidades</text:p>
          </table:table-cell>
        </table:table-row>
        <table:table-row table:style-name="TableLine2247340514432">
          <table:table-cell table:style-name="Tabla4.A5" office:value-type="string">
            <text:p text:style-name="P46">Oficines</text:p>
          </table:table-cell>
          <table:table-cell table:style-name="Tabla4.B5" office:value-type="string">
            <text:p text:style-name="P46">Obté les Oficines de l'aplicació i les seves relacions</text:p>
          </table:table-cell>
          <table:table-cell table:style-name="Tabla4.C5" office:value-type="string">
            <text:p text:style-name="P46">/dir3caib/ws/Dir3CaibObtenerOficinas</text:p>
          </table:table-cell>
        </table:table-row>
        <table:table-row table:style-name="TableLine2247340501760">
          <table:table-cell table:style-name="Tabla4.A5" office:value-type="string">
            <text:p text:style-name="P46"/>
          </table:table-cell>
          <table:table-cell table:style-name="Tabla4.B5" office:value-type="string">
            <text:p text:style-name="P46"/>
          </table:table-cell>
          <table:table-cell table:style-name="Tabla4.C5" office:value-type="string">
            <text:p text:style-name="P46"/>
          </table:table-cell>
        </table:table-row>
      </table:table>
      <text:p text:style-name="P22"/>
      <text:p text:style-name="P104"><text:span text:style-name="T233"><text:tab/>Per exemple, en un servidor en el nostre ordinador, la ruta per accedir als serveis de Catàlegs seria la següent </text:span><text:a xlink:type="simple" xlink:href="http://localhost:8080/dir3caib/ws/Dir3CaibObtenerCatalogos" text:style-name="Internet_20_link" text:visited-style-name="Visited_20_Internet_20_Link"><text:span text:style-name="T233">http://localhost:8080/dir3caib/ws/Dir3CaibObtenerCatalogos</text:span></text:a><text:span text:style-name="T233"> i per accedir al WSDL de Catàlegs seria la següent </text:span><text:a xlink:type="simple" xlink:href="http://localhost:8080/dir3caib/ws/Dir3CaibObtenerCatalogos?wsdl" text:style-name="Internet_20_link" text:visited-style-name="Visited_20_Internet_20_Link"><text:span text:style-name="T233">http://localhost:8080/dir3caib/ws/Dir3CaibObtenerCatalogos?wsdl</text:span></text:a><text:span text:style-name="T233">.</text:span></text:p>
      <text:p text:style-name="P22"/>
      <text:p text:style-name="P22"/>
      <text:h text:style-name="P305" text:outline-level="2"><text:bookmark-start text:name="__RefHeading___Toc6233_1878677911"/>Rols dels Usuaris Aplicació<text:bookmark-end text:name="__RefHeading___Toc6233_1878677911"/></text:h>
      <text:p text:style-name="P22"><text:tab/>Els usuaris aplicació són els usuaris autoritzats a connectar-se via web services amb el DIR3CAIB. El rol que han de tenir és el següent:</text:p>
      <text:list xml:id="list2568264702" text:style-name="L3">
        <text:list-item>
          <text:list>
            <text:list-header>
              <text:p text:style-name="P376"/>
            </text:list-header>
            <text:list-item>
              <text:p text:style-name="P427"><text:span text:style-name="T241">ROLE </text:span><text:span text:style-name="T189">WS</text:span><text:span text:style-name="T241"> (DIR_</text:span><text:span text:style-name="T189">WS</text:span><text:span text:style-name="T241">)</text:span><text:span text:style-name="T235">: És el rol </text:span><text:span text:style-name="T188">webservices</text:span><text:span text:style-name="T235"> que permet fer les operacions dels diferents ws.</text:span></text:p>
            </text:list-item>
          </text:list>
        </text:list-item>
      </text:list>
      <text:p text:style-name="P22"><text:tab/></text:p>
      <text:p text:style-name="P22"><text:tab/>Quan es detalli cada mètode de web service s'indicarà quins rols es requereixen per poder cridar al mètode en qüestió.</text:p>
      <text:p text:style-name="P22"><text:tab/>Com és lògic, els web services no autenticats no requereixen d'usuari aplicació per la cridada dels seus mètodes cosa que fa sense sentit els rols descrits en aquest punt.</text:p>
      <text:p text:style-name="P22"/>
      <text:p text:style-name="P22"/>
      <text:h text:style-name="P305" text:outline-level="2"><text:bookmark-start text:name="__RefHeading___Toc6235_1878677911"/><text:bookmark-start text:name="__RefNumPara__4937_307724931"/>API de Comunicació<text:bookmark-end text:name="__RefHeading___Toc6235_1878677911"/><text:bookmark-end text:name="__RefNumPara__4937_307724931"/></text:h>
      <text:p text:style-name="P22"/>
      <text:p text:style-name="P22"><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3317511525" text:style-name="L4">
        <text:list-item>
          <text:p text:style-name="P377">Generar codi a partir de wsdl o</text:p>
        </text:list-item>
        <text:list-item>
          <text:p text:style-name="P377">Emprar llibreries compilades</text:p>
        </text:list-item>
        <text:list-item>
          <text:p text:style-name="P377">Utilitzar jar de l'API del repositori maven</text:p>
        </text:list-item>
      </text:list>
      <text:p text:style-name="P22"/>
      <text:p text:style-name="P22"><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2"/>
      <text:h text:style-name="P313" text:outline-level="3"><text:bookmark-start text:name="__RefHeading___Toc6237_1878677911"/>Generar codi a partir de WSDL<text:bookmark-end text:name="__RefHeading___Toc6237_1878677911"/></text:h>
      <text:p text:style-name="P22"/>
      <text:p text:style-name="P9"><text:tab/>Per exemple per obtenir l'API de comunicació del web service <text:span text:style-name="T108">Dir3CaibObtenerCatalogos</text:span><text:span text:style-name="T81"> executaríem la següent comanda:</text:span></text:p>
      <text:p text:style-name="P22"/>
      <table:table table:name="Tabla1" table:style-name="Tabla1">
        <table:table-column table:style-name="Tabla1.A"/>
        <table:table-row table:style-name="TableLine2247340504640">
          <table:table-cell table:style-name="Tabla1.A1" office:value-type="string">
            <text:p text:style-name="P234"/>
            <text:p text:style-name="P234">wsconsume -k http://localhost:8080/dir3caib/ws/Dir3CaibObtenerCatalogos?wsdl -s src/main/java -n -p <text:soft-page-break/>es.caib.dir3caib.ws.api.v1</text:p>
            <text:p text:style-name="P235"/>
          </table:table-cell>
        </table:table-row>
      </table:table>
      <text:p text:style-name="P22"/>
      <text:p text:style-name="P22"/>
      <text:p text:style-name="P22"><text:tab/>El programa wsconsume és un script (.bat i .sh) que es troba en el directori bin del JBoss al que abans se li ha instal·lat el <text:span text:style-name="T10">patch</text:span> de CXF i el que fa és generar el codi java necessari per connectar-se al web service.</text:p>
      <text:p text:style-name="P22"/>
      <text:h text:style-name="P318" text:outline-level="3"><text:bookmark-start text:name="__RefHeading___Toc6239_1878677911"/>Emprar llibreries compilades<text:bookmark-end text:name="__RefHeading___Toc6239_1878677911"/></text:h>
      <text:p text:style-name="P22"><text:tab/>Com ja s'ha comentat la utilització de les APIs ja compilades són la segona millor opció ja que inclou un conjunt de classes d'utilitat com són les constants utilitzades en les cridades a l'API. </text:p>
      <text:p text:style-name="P22"/>
      <text:p text:style-name="P22"><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28"/>
      <text:p text:style-name="P49"/>
      <text:list xml:id="list3611633557" text:style-name="L5">
        <text:list-header>
          <text:p text:style-name="P399"/>
          <text:p text:style-name="P378"/>
        </text:list-header>
      </text:list>
      <text:h text:style-name="P317" text:outline-level="3"><text:bookmark-start text:name="__RefHeading___Toc6241_1878677911"/>Utilitzar jar de l'API del repositori maven<text:bookmark-end text:name="__RefHeading___Toc6241_1878677911"/></text:h>
      <text:p text:style-name="P22"/>
      <text:p text:style-name="P37"><text:span text:style-name="T81"><text:tab/>És el mateix jar descrit en el punt anterior però no l'hem d'anar a cercar a cap pàgina web sinó que està emmagatzemat dins d'un repositori maven que s'ha fet dins el projecte </text:span><text:span text:style-name="T175">GovernIB</text:span><text:span text:style-name="T81"> de <text:s/>github. Només hem d'afegir el repositori de </text:span><text:span text:style-name="T175">GovernIB</text:span><text:span text:style-name="T81"> dins el nostre pom.xml del projecte:</text:span></text:p>
      <text:p text:style-name="P49"/>
      <table:table table:name="Tabla66" table:style-name="Tabla66">
        <table:table-column table:style-name="Tabla66.A"/>
        <table:table-row table:style-name="Tabla66.1">
          <table:table-cell table:style-name="Tabla66.A1" office:value-type="string">
            <text:p text:style-name="P233"><text:span text:style-name="T212">&lt;repository&gt;</text:span><text:span text:style-name="T127"><text:line-break/></text:span><text:span text:style-name="T212">&lt;id&gt;github_governib_maven&lt;/id&gt;</text:span><text:span text:style-name="T127"><text:line-break/></text:span><text:span text:style-name="T212">&lt;name&gt;GitHub GovernIB Maven Repository&lt;/name&gt;</text:span><text:span text:style-name="T127"><text:line-break/></text:span><text:span text:style-name="T212">&lt;url&gt;</text:span><text:a xlink:type="simple" xlink:href="https://governib.github.io/maven/maven/%3C/url%3E" office:target-frame-name="_blank" xlink:show="new" text:style-name="Internet_20_link" text:visited-style-name="Visited_20_Internet_20_Link"><text:span text:style-name="T213">https://governib.github.io/maven/maven/&lt;/url&gt;</text:span></text:a><text:span text:style-name="T127"><text:line-break/></text:span><text:span text:style-name="T212">&lt;/repository&gt;</text:span><text:span text:style-name="T127"> </text:span></text:p>
          </table:table-cell>
        </table:table-row>
      </table:table>
      <text:p text:style-name="P49"/>
      <text:p text:style-name="P22">I a més afegir la dependència al jar corresponent:</text:p>
      <text:p text:style-name="P49"/>
      <table:table table:name="Tabla110" table:style-name="Tabla110">
        <table:table-column table:style-name="Tabla110.A"/>
        <table:table-row table:style-name="Tabla110.1">
          <table:table-cell table:style-name="Tabla110.A1" office:value-type="string">
            <text:p text:style-name="P206">&lt;dependencies&gt;</text:p>
            <text:p text:style-name="P206"><text:s text:c="4"/>&lt;dependency&gt;</text:p>
            <text:p text:style-name="P206"><text:s text:c="8"/>&lt;artifactId&gt;dir3caib<text:span text:style-name="T2">-ws-api</text:span>&lt;/artifactId&gt;<text:line-break/> <text:s text:c="7"/>&lt;groupId&gt;<text:span text:style-name="T2">es.caib.dir3caib</text:span>&lt;/groupId&gt;</text:p>
            <text:p text:style-name="P206"><text:s text:c="8"/>&lt;version&gt;[<text:span text:style-name="T11">dir3caib_required_version</text:span>]&lt;/version&gt;</text:p>
            <text:p text:style-name="P206"><text:s text:c="4"/>&lt;/dependency&gt;</text:p>
            <text:p text:style-name="P206">&lt;/dependencies&gt;</text:p>
          </table:table-cell>
        </table:table-row>
      </table:table>
      <text:p text:style-name="P49"/>
      <text:p text:style-name="P22">Anam per la versió 1.0.7</text:p>
      <text:h text:style-name="P305" text:outline-level="2"><text:bookmark-start text:name="__RefHeading__4961_1423785711"/>Instanciar API de Web Service<text:bookmark-end text:name="__RefHeading__4961_1423785711"/></text:h>
      <text:p text:style-name="P22"/>
      <text:p text:style-name="P22"><text:tab/>El serveis descrits en el punt <text:bookmark-ref text:reference-format="number-all-superior" text:ref-name="__RefNumPara__4935_307724931">1.1.-</text:bookmark-ref><text:bookmark-ref text:reference-format="text" text:ref-name="__RefNumPara__4935_307724931">Introducció General</text:bookmark-ref><text:s/>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2"><text:soft-page-break/></text:p>
      <text:p text:style-name="P22"/>
      <text:p text:style-name="P22"><text:tab/></text:p>
      <table:table table:name="Tabla29" table:style-name="Tabla29">
        <table:table-column table:style-name="Tabla29.A"/>
        <table:table-row table:style-name="Tabla29.1">
          <table:table-cell table:style-name="Tabla29.A1" office:value-type="string">
            <text:p text:style-name="P142">String endpoint=<text:span text:style-name="T49">"http://localhost:8080/dir3caib/ws/Dir3CaibObtenerCatalogos"</text:span>;</text:p>
            <text:p text:style-name="P142">URL <text:span text:style-name="T2">wsdl</text:span> = new URL(endpoint + "?wsdl");</text:p>
            <text:p text:style-name="P139">Dir3CaibObtenerCatalogosWsService catalagosService = </text:p>
            <text:p text:style-name="P199"><text:span text:style-name="T25"><text:s text:c="32"/></text:span><text:span text:style-name="T45">new</text:span><text:span text:style-name="T12"> Dir3CaibObtenerCatalogosWsService(wsdl);</text:span></text:p>
            <text:p text:style-name="P142">Dir3CaibObtenerCatalogosWs catalogo = <text:s text:c="20"/>catalagosService.getDir3CaibObtenerCatalogosWs();</text:p>
            <text:p text:style-name="P142"><text:s text:c="4"/></text:p>
            <text:p text:style-name="P259">// Adreça servidor</text:p>
            <text:p text:style-name="P200"><text:span text:style-name="T12">String usr_app = </text:span><text:span text:style-name="T49">"user_app"</text:span><text:span text:style-name="T12">; </text:span><text:span text:style-name="T54">// username application</text:span></text:p>
            <text:p text:style-name="P200"><text:span text:style-name="T12">String pwd_app = </text:span><text:span text:style-name="T49">"mypassword"</text:span><text:span text:style-name="T12">; </text:span><text:span text:style-name="T54">// password application</text:span></text:p>
            <text:p text:style-name="P142">Map&lt;String, Object&gt; reqContext = ((BindingProvider) catalogo).getRequestContext();</text:p>
            <text:p text:style-name="P200"><text:span text:style-name="T12">reqContext.put(BindingProvider.</text:span><text:span text:style-name="T55">ENDPOINT_ADDRESS_PROPERTY</text:span><text:span text:style-name="T12">, endpoint);</text:span></text:p>
            <text:p text:style-name="P208"><text:span text:style-name="T12">reqContext.put(BindingProvider.</text:span><text:span text:style-name="T55">USERNAME_PROPERTY</text:span><text:span text:style-name="T12">, usr_app);</text:span></text:p>
            <text:p text:style-name="P208"><text:span text:style-name="T12">reqContext.put(BindingProvider.</text:span><text:span text:style-name="T55">PASSWORD_PROPERTY</text:span><text:span text:style-name="T12">, pwd_app); </text:span></text:p>
            <text:p text:style-name="P142"><text:s text:c="4"/></text:p>
            <text:p text:style-name="P19"><text:span text:style-name="T13">System.</text:span><text:span text:style-name="T56">out</text:span><text:span text:style-name="T13">.println(</text:span><text:span text:style-name="T50">"Versio "</text:span><text:span text:style-name="T13"> + catalogo.getVersion());</text:span></text:p>
          </table:table-cell>
        </table:table-row>
      </table:table>
      <text:p text:style-name="P22"/>
      <text:p text:style-name="P22"><text:tab/>Les dues línies en negreta introdueixen dins la petició l'usuari i contrasenya de l'usuari aplicació que volem utilitzar per fer la cridada.</text:p>
      <text:p text:style-name="P22"/>
      <text:h text:style-name="P305" text:outline-level="2"><text:bookmark-start text:name="__RefHeading___Toc6243_1878677911"/>Mètodes Comuns a Totes les APIs<text:bookmark-end text:name="__RefHeading___Toc6243_1878677911"/></text:h>
      <text:p text:style-name="P22"/>
      <text:p text:style-name="P22"><text:tab/>Cada Web Service conté uns mètodes d'utilitat comuns a totes les APIs i que són:</text:p>
      <text:p text:style-name="P22"/>
      <text:h text:style-name="P318" text:outline-level="3"><text:bookmark-start text:name="__RefHeading___Toc6245_1878677911"/>String getVersion() i <text:s/>int getVersionWs()<text:bookmark-end text:name="__RefHeading___Toc6245_1878677911"/></text:h>
      <text:list xml:id="list3120250943" text:style-name="L6">
        <text:list-header>
          <text:p text:style-name="P379"/>
        </text:list-header>
      </text:list>
      <text:p text:style-name="P22">Retorna la versió del Dir3Caib <text:s/>i la versió dels Web Service del Dir3Caib respectivament.</text:p>
      <text:p text:style-name="P22"/>
      <text:p text:style-name="P22">Vegem un exemple emprant l'API instanciada en el punt anterior:</text:p>
      <text:p text:style-name="P22"/>
      <table:table table:name="Tabla6" table:style-name="Tabla6">
        <table:table-column table:style-name="Tabla6.A"/>
        <table:table-row table:style-name="TableLine2247353045760">
          <table:table-cell table:style-name="Tabla6.A1" office:value-type="string">
            <text:p text:style-name="P199"><text:span text:style-name="T12"><text:s text:c="6"/>System.</text:span><text:span text:style-name="T55">out</text:span><text:span text:style-name="T12">.println(</text:span><text:span text:style-name="T49">"Versió Dir3Caib <text:s text:c="2"/>: "</text:span><text:span text:style-name="T12"> + catalogo.getVersion());</text:span></text:p>
            <text:p text:style-name="P19"><text:span text:style-name="T13"><text:s text:c="6"/>System.</text:span><text:span text:style-name="T56">out</text:span><text:span text:style-name="T13">.println(</text:span><text:span text:style-name="T50">"Versió Dir3Caib-WS: "</text:span><text:span text:style-name="T13"> + catalogo.getVersionWs());</text:span></text:p>
          </table:table-cell>
        </table:table-row>
      </table:table>
      <text:p text:style-name="P22"/>
      <text:p text:style-name="P22">I la sortida de l'execució del programa obtindríem una cosa com:</text:p>
      <text:p text:style-name="P22"/>
      <table:table table:name="Tabla7" table:style-name="Tabla7">
        <table:table-column table:style-name="Tabla7.A"/>
        <table:table-row table:style-name="TableLine2247353047776">
          <table:table-cell table:style-name="Tabla7.A1" office:value-type="string">
            <text:p text:style-name="P140">Versió Dir3Caib <text:s/>: 1.0.0</text:p>
            <text:p text:style-name="P142">Versió Dir3Caib-WS: 1.0</text:p>
          </table:table-cell>
        </table:table-row>
      </table:table>
      <text:p text:style-name="P11"/>
      <table:table table:name="Tabla67" table:style-name="Tabla67">
        <table:table-column table:style-name="Tabla67.A"/>
        <table:table-column table:style-name="Tabla67.B"/>
        <table:table-row table:style-name="TableLine2247353054400">
          <table:table-cell table:style-name="Tabla67.A1" office:value-type="string">
            <text:p text:style-name="P179"><text:s/><draw:frame draw:style-name="fr2" draw:name="gráficos14" text:anchor-type="as-char" svg:width="1.339cm" svg:height="1.339cm" draw:z-index="72"><draw:image xlink:href="Pictures/10000001000000330000003332B907588F2845D5.png" xlink:type="simple" xlink:show="embed" xlink:actuate="onLoad" draw:mime-type="image/png"/></draw:frame></text:p>
          </table:table-cell>
          <table:table-cell table:style-name="Tabla67.B1" office:value-type="string">
            <text:p text:style-name="P178">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style-name="TableLine2247353043744">
                <table:table-cell table:style-name="Tabla70.A1" office:value-type="string">
                  <text:p text:style-name="P139">Versió Dir3Caib <text:s text:c="2"/>: 1.0.0-caib</text:p>
                  <text:p text:style-name="P142">Versió Dir3Caib-WS: 1.0</text:p>
                </table:table-cell>
              </table:table-row>
            </table:table>
            <text:p text:style-name="P180"/>
          </table:table-cell>
        </table:table-row>
      </table:table>
      <text:p text:style-name="P21"/>
      <text:h text:style-name="P314" text:outline-level="3" text:is-list-header="true"><text:soft-page-break/></text:h>
      <text:h text:style-name="P305" text:outline-level="2"><text:bookmark-start text:name="__RefHeading___Toc6247_1878677911"/><text:bookmark-start text:name="__RefNumPara__15917_489757514"/>Gestió d'Errors <text:bookmark-end text:name="__RefHeading___Toc6247_1878677911"/><text:bookmark-end text:name="__RefNumPara__15917_489757514"/></text:h>
      <text:p text:style-name="P22"/>
      <text:p text:style-name="P22"><text:tab/>Les excepcions controlades que llança Dir3caib estan preparades per ser traduïdes en el client.</text:p>
      <text:p text:style-name="P22"><text:tab/>Existeixen tres tipus d'excepcions:</text:p>
      <text:h text:style-name="P318" text:outline-level="3"><text:bookmark-start text:name="__RefHeading___Toc6249_1878677911"/>Exception<text:bookmark-end text:name="__RefHeading___Toc6249_1878677911"/></text:h>
      <text:p text:style-name="P22"><text:tab/>Són excepcions no controlades per Dir3Caib o gestionades pel propi sistema de web services (camps o paràmetres requerits, camps o paràmetres no null, autenticació, autorització, ...). Amb un simple try-catch es poden capturar.</text:p>
      <text:p text:style-name="P22"><text:tab/>A causa de la diversitat de tipus d'excepcions s'engloben en Exception.</text:p>
      <text:p text:style-name="P22"/>
      <text:p text:style-name="P22"><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204"><text:span text:style-name="T45">try</text:span><text:span text:style-name="T12"> {</text:span></text:p>
            <text:p text:style-name="P152"><text:s text:c="2"/>Dir3CaibObtenerCatalogosWs api = getObtenerCatalogosApi(true);</text:p>
            <text:p text:style-name="P152"><text:s text:c="2"/>List&lt;CatComunidadAutonomaTF&gt; list = api.obtenerCatComunidadAutonoma();</text:p>
            <text:p text:style-name="P205"><text:span text:style-name="T12">} </text:span><text:span text:style-name="T45">catch</text:span><text:span text:style-name="T12"> (Exception e) {</text:span></text:p>
            <text:p text:style-name="P205"><text:span text:style-name="T12"><text:s text:c="2"/>System.</text:span><text:span text:style-name="T55">err</text:span><text:span text:style-name="T12">.println(</text:span><text:span text:style-name="T49">"Exception: "</text:span><text:span text:style-name="T12"> + e.getMessage());</text:span></text:p>
            <text:p text:style-name="P205"><text:span text:style-name="T12"><text:s text:c="2"/>e.printStackTrace(System.</text:span><text:span text:style-name="T55">err</text:span><text:span text:style-name="T12">);</text:span></text:p>
            <text:p text:style-name="P153">}</text:p>
          </table:table-cell>
        </table:table-row>
      </table:table>
      <text:p text:style-name="P22"/>
      <text:p text:style-name="P22">Si no existeix el servidor o no està en marxa:</text:p>
      <table:table table:name="Tabla26" table:style-name="Tabla26">
        <table:table-column table:style-name="Tabla26.A"/>
        <table:table-row table:style-name="TableLine2247353049792">
          <table:table-cell table:style-name="Tabla26.A1" office:value-type="string">
            <text:p text:style-name="P199"><text:span text:style-name="T71">Exception: HTTP transport error: </text:span><text:span text:style-name="T58">java.net.UnknownHostException</text:span><text:span text:style-name="T71">: localhost22</text:span></text:p>
            <text:p text:style-name="P19"><text:span text:style-name="T59">com.sun.xml.internal.ws.client.ClientTransportException</text:span><text:span text:style-name="T72">: HTTP transport error: </text:span><text:span text:style-name="T59">java.net.UnknownHostException</text:span><text:span text:style-name="T72">: localhost22</text:span></text:p>
          </table:table-cell>
        </table:table-row>
      </table:table>
      <text:p text:style-name="P22"/>
      <text:p text:style-name="P22">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237">Exception: The server sent HTTP status code 401: No Autorizado</text:p>
            <text:p text:style-name="P237"><text:span text:style-name="T58">com.sun.xml.internal.ws.client.ClientTransportException</text:span>: The server sent HTTP status code 401: No Autorizado</text:p>
          </table:table-cell>
        </table:table-row>
      </table:table>
      <text:p text:style-name="P22"/>
      <text:p text:style-name="P22">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36">Exception: Caller unauthorized</text:p>
            <text:p text:style-name="P19"><text:span text:style-name="T59">javax.xml.ws.soap.SOAPFaultException</text:span><text:span text:style-name="T72">: Caller unauthorized</text:span></text:p>
          </table:table-cell>
        </table:table-row>
      </table:table>
      <text:p text:style-name="P22"/>
      <text:p text:style-name="P9"><text:span text:style-name="T81">Quan algun paràmetre es valida en la capa de web services (En aquest cas s'ha cridat al mètode <text:s/></text:span><text:span text:style-name="T108">obtenerCatComunidadAutonoma()</text:span><text:span text:style-name="T17"> </text:span><text:span text:style-name="T81">del servei <text:s/>Dir3CaibObtenerCatalogosWs):</text:span></text:p>
      <table:table table:name="Tabla13" table:style-name="Tabla13">
        <table:table-column table:style-name="Tabla13.A"/>
        <table:table-row table:style-name="TableLine2247353051808">
          <table:table-cell table:style-name="Tabla13.A1" office:value-type="string">
            <text:p text:style-name="P236">Exception: Method Parameter: obtenerCatComunidadAutonoma cannot be null. This is BP 1.1 R2211 violation.</text:p>
            <text:p text:style-name="P19"><text:span text:style-name="T59">javax.xml.ws.WebServiceException</text:span><text:span text:style-name="T72">: Method Parameter: obtenerCatComunidadAutonoma cannot be null. This is BP 1.1 R2211 violation.</text:span></text:p>
          </table:table-cell>
        </table:table-row>
      </table:table>
      <text:p text:style-name="P49"/>
      <text:p text:style-name="P49"/>
      <text:p text:style-name="P22"/>
      <text:p text:style-name="P22"/>
      <text:h text:style-name="P302" text:outline-level="1"><text:bookmark-start text:name="__RefHeading___Toc6880_698106445"/><text:soft-page-break/>Web Services SOAP<text:bookmark-end text:name="__RefHeading___Toc6880_698106445"/></text:h>
      <text:p text:style-name="P256"><text:span text:style-name="T236"><text:tab/>A </text:span><text:span text:style-name="T235">continuació es descriuen els diferents mètodes que s’han implementat de la interficie SOAP.</text:span></text:p>
      <text:p text:style-name="P27">Les següents notes s'aplicaran a totes les APIs descrites en aquest document.</text:p>
      <text:p text:style-name="P26">NOTA 1: En les següents descripcions de mètodes, en el prototipus es descriurà la llista de permisos <text:s text:c="2"/>necessaris de l'usuari aplicació per poder cridar al mètode en qüestió.</text:p>
      <text:p text:style-name="P26"/>
      <text:p text:style-name="P33">NOTA 2: <text:s/>Els mètodes que llancin algun tipus d'excepció, significa que en certes condicions aquestes excepcions poden ser llançades, per la qual cosa el programador és l'encarregat de gestionar-les com toqui.</text:p>
      <text:h text:style-name="P305" text:outline-level="2"><text:bookmark-start text:name="__RefHeading___Toc6251_1878677911"/>API de Catàleg <text:span text:style-name="T214">v1</text:span><text:bookmark-end text:name="__RefHeading___Toc6251_1878677911"/></text:h>
      <text:p text:style-name="P22"><text:tab/>Aquesta API serveix per obtenir un subconjunt del catàleg de dir3Caib. La llista de mètodes disponibles són (no es mostren els mètodes comuns):</text:p>
      <text:p text:style-name="P22"/>
      <text:p text:style-name="P22"/>
      <text:list xml:id="list2651162485" text:style-name="L7">
        <text:list-item>
          <text:p text:style-name="P380">obtenerCatComunidadAutonoma()</text:p>
        </text:list-item>
        <text:list-item>
          <text:p text:style-name="P380">obtenerCatEntidadGeografica()</text:p>
        </text:list-item>
        <text:list-item>
          <text:p text:style-name="P380">obtenerCatProvincia()</text:p>
        </text:list-item>
        <text:list-item>
          <text:p text:style-name="P380">obtenerCatLocalidad()</text:p>
        </text:list-item>
        <text:list-item>
          <text:p text:style-name="P380">obtenerCatNivelAdministracion()</text:p>
        </text:list-item>
        <text:list-item>
          <text:p text:style-name="P380">obtenerCatEstadoEntidad()</text:p>
        </text:list-item>
        <text:list-item>
          <text:p text:style-name="P380">obtenerCatPais()</text:p>
        </text:list-item>
      </text:list>
      <text:p text:style-name="P22"/>
      <text:p text:style-name="P22"/>
      <text:p text:style-name="P239"><text:span text:style-name="T235"><text:tab/>Per tots aquests mètodes, l'usuari aplicació requereix tenir el role DIR_</text:span><text:span text:style-name="T187">WS</text:span><text:span text:style-name="T235">.</text:span></text:p>
      <text:h text:style-name="Heading_20_3" text:outline-level="3"><text:bookmark-start text:name="__RefHeading___Toc6257_1878677911"/>obtenerCatComunidadAutonoma()<text:bookmark-end text:name="__RefHeading___Toc6257_1878677911"/></text:h>
      <text:p text:style-name="P9"/>
      <table:table table:name="Tabla89" table:style-name="Tabla89">
        <table:table-column table:style-name="Tabla89.A"/>
        <text:soft-page-break/>
        <table:table-row table:style-name="Tabla89.1">
          <table:table-cell table:style-name="Tabla89.A1" office:value-type="string">
            <text:p text:style-name="P209">Prototipus:</text:p>
          </table:table-cell>
        </table:table-row>
        <table:table-row table:style-name="Tabla89.1">
          <table:table-cell table:style-name="Tabla89.A2" office:value-type="string">
            <text:p text:style-name="P143">@RolesAllowed({ DIR_<text:span text:style-name="T225">WS</text:span> })</text:p>
            <text:p text:style-name="P142"><text:s text:c="2"/>public List&lt;CatComunidadAutonomaTF&gt; obtenerCatComunidadAutonoma() throws Exception;</text:p>
          </table:table-cell>
        </table:table-row>
        <table:table-row table:style-name="Tabla89.1">
          <table:table-cell table:style-name="Tabla89.A3" office:value-type="string">
            <text:p text:style-name="P209">Descripció:</text:p>
          </table:table-cell>
        </table:table-row>
        <table:table-row table:style-name="Tabla89.1">
          <table:table-cell table:style-name="Tabla89.A8" office:value-type="string">
            <text:p text:style-name="P37"><text:tab/>Aquest mètode serveix per obtenir totes les comunitats autònomes </text:p>
          </table:table-cell>
        </table:table-row>
        <table:table-row table:style-name="Tabla89.1">
          <table:table-cell table:style-name="Tabla89.A3" office:value-type="string">
            <text:p text:style-name="P209">Paràmetres:</text:p>
          </table:table-cell>
        </table:table-row>
        <table:table-row table:style-name="Tabla89.1">
          <table:table-cell table:style-name="Tabla89.A8" office:value-type="string">
            <text:list xml:id="list3520540444" text:style-name="L8">
              <text:list-header>
                <text:p text:style-name="P356"/>
              </text:list-header>
            </text:list>
          </table:table-cell>
        </table:table-row>
        <table:table-row table:style-name="Tabla89.7">
          <table:table-cell table:style-name="Tabla89.A7" office:value-type="string">
            <text:p text:style-name="P209">Resposta:</text:p>
          </table:table-cell>
        </table:table-row>
        <table:table-row table:style-name="Tabla89.1">
          <table:table-cell table:style-name="Tabla89.A8" office:value-type="string">
            <text:list xml:id="list1735694934" text:style-name="L9">
              <text:list-item>
                <text:list>
                  <text:list-item>
                    <text:list>
                      <text:list-item>
                        <text:list>
                          <text:list-item>
                            <text:p text:style-name="P400"><text:span text:style-name="T81">Llista de </text:span><text:span text:style-name="T108">CatComunidadAutonomaTF</text:span><text:span text:style-name="T81"> , la descripció del bean CatComunidadAutonomaTF es pot veure a l'apartat </text:span><text:span text:style-name="T81"><text:bookmark-ref text:reference-format="number-all-superior" text:ref-name="__RefHeading__6766_1236556764">3.4.-</text:bookmark-ref></text:span><text:span text:style-name="T81"><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344" text:outline-level="4" text:is-list-header="true"/>
      <text:h text:style-name="Heading_20_3" text:outline-level="3"><text:bookmark-start text:name="__RefHeading___Toc6259_1878677911"/>obtenerCatEntidadGeografica()<text:bookmark-end text:name="__RefHeading___Toc6259_1878677911"/></text:h>
      <text:p text:style-name="P9"/>
      <table:table table:name="Tabla5" table:style-name="Tabla5">
        <table:table-column table:style-name="Tabla5.A"/>
        <table:table-row table:style-name="Tabla5.1">
          <table:table-cell table:style-name="Tabla5.A1" office:value-type="string">
            <text:p text:style-name="P209">Prototipus:</text:p>
          </table:table-cell>
        </table:table-row>
        <table:table-row table:style-name="Tabla5.1">
          <table:table-cell table:style-name="Tabla5.A2" office:value-type="string">
            <text:p text:style-name="P143">@RolesAllowed({ DIR_<text:span text:style-name="T225">WS</text:span> })</text:p>
            <text:p text:style-name="P142"><text:s text:c="2"/>public List&lt;CatEntidadGeograficaTF&gt; obtenerCatEntidadGeografica() throws Exception;</text:p>
          </table:table-cell>
        </table:table-row>
        <table:table-row table:style-name="Tabla5.1">
          <table:table-cell table:style-name="Tabla5.A3" office:value-type="string">
            <text:p text:style-name="P209">Descripció:</text:p>
          </table:table-cell>
        </table:table-row>
        <table:table-row table:style-name="Tabla5.1">
          <table:table-cell table:style-name="Tabla5.A8" office:value-type="string">
            <text:p text:style-name="P37"><text:tab/>Aquest mètode serveix per obtenir totes les Entitats geogràfiques </text:p>
          </table:table-cell>
        </table:table-row>
        <table:table-row table:style-name="Tabla5.1">
          <table:table-cell table:style-name="Tabla5.A3" office:value-type="string">
            <text:p text:style-name="P209">Paràmetres:</text:p>
          </table:table-cell>
        </table:table-row>
        <table:table-row table:style-name="Tabla5.1">
          <table:table-cell table:style-name="Tabla5.A8" office:value-type="string">
            <text:p text:style-name="P37"/>
          </table:table-cell>
        </table:table-row>
        <table:table-row table:style-name="Tabla5.7">
          <table:table-cell table:style-name="Tabla5.A7" office:value-type="string">
            <text:p text:style-name="P209">Resposta:</text:p>
          </table:table-cell>
        </table:table-row>
        <table:table-row table:style-name="Tabla5.1">
          <table:table-cell table:style-name="Tabla5.A8" office:value-type="string">
            <text:list xml:id="list120350456596039" text:continue-numbering="true" text:style-name="L9">
              <text:list-item>
                <text:list>
                  <text:list-item>
                    <text:list>
                      <text:list-item>
                        <text:list>
                          <text:list-item>
                            <text:p text:style-name="P400"><text:span text:style-name="T81">Llista de </text:span><text:span text:style-name="T108">CatEntidadGeograficaTF</text:span><text:span text:style-name="T81"> , la descripció del bean CatEntidadGeograficaTF es pot veure a l'apartat </text:span><text:span text:style-name="T81"><text:bookmark-ref text:reference-format="number-all-superior" text:ref-name="__RefHeading__6820_1236556764">3.7.-</text:bookmark-ref></text:span><text:span text:style-name="T81"><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1_1878677911"/>obtenerCatProvincia()<text:bookmark-end text:name="__RefHeading___Toc6261_1878677911"/></text:h>
      <text:p text:style-name="P9"/>
      <table:table table:name="Tabla8" table:style-name="Tabla8">
        <table:table-column table:style-name="Tabla8.A"/>
        <table:table-row table:style-name="Tabla8.1">
          <table:table-cell table:style-name="Tabla8.A1" office:value-type="string">
            <text:p text:style-name="P209">Prototipus:</text:p>
          </table:table-cell>
        </table:table-row>
        <table:table-row table:style-name="Tabla8.1">
          <table:table-cell table:style-name="Tabla8.A2" office:value-type="string">
            <text:p text:style-name="P143">@RolesAllowed({ DIR_<text:span text:style-name="T225">WS </text:span>})</text:p>
            <text:p text:style-name="P142"><text:s text:c="2"/>public List&lt;CatProvinciaTF&gt; obtenerCatProvincia() throws Exception;</text:p>
          </table:table-cell>
        </table:table-row>
        <table:table-row table:style-name="Tabla8.1">
          <table:table-cell table:style-name="Tabla8.A3" office:value-type="string">
            <text:p text:style-name="P209">Descripció:</text:p>
          </table:table-cell>
        </table:table-row>
        <table:table-row table:style-name="Tabla8.1">
          <table:table-cell table:style-name="Tabla8.A8" office:value-type="string">
            <text:p text:style-name="P48"><text:tab/>Aquest mètode serveix per obtenir totes les províncies.</text:p>
          </table:table-cell>
        </table:table-row>
        <table:table-row table:style-name="Tabla8.1">
          <table:table-cell table:style-name="Tabla8.A3" office:value-type="string">
            <text:p text:style-name="P209">Paràmetres:</text:p>
          </table:table-cell>
        </table:table-row>
        <table:table-row table:style-name="Tabla8.1">
          <table:table-cell table:style-name="Tabla8.A8" office:value-type="string">
            <text:p text:style-name="P37"/>
          </table:table-cell>
        </table:table-row>
        <table:table-row table:style-name="Tabla8.7">
          <table:table-cell table:style-name="Tabla8.A7" office:value-type="string">
            <text:p text:style-name="P209">Resposta:</text:p>
          </table:table-cell>
        </table:table-row>
        <text:soft-page-break/>
        <table:table-row table:style-name="Tabla8.1">
          <table:table-cell table:style-name="Tabla8.A8" office:value-type="string">
            <text:list xml:id="list120352146210213" text:continue-numbering="true" text:style-name="L9">
              <text:list-item>
                <text:list>
                  <text:list-item>
                    <text:list>
                      <text:list-item>
                        <text:list>
                          <text:list-item>
                            <text:p text:style-name="P400"><text:span text:style-name="T81">Llista de </text:span><text:span text:style-name="T108">CatProvinciaTF</text:span><text:span text:style-name="T81"> , la descripció del bean CatProvinciaTF es pot veure a l'apartat </text:span><text:span text:style-name="T81"><text:bookmark-ref text:reference-format="number-all-superior" text:ref-name="__RefHeading__6876_1236556764">3.5.-</text:bookmark-ref></text:span><text:span text:style-name="T81"><text:bookmark-ref text:reference-format="text" text:ref-name="__RefHeading__6876_1236556764">Classe CatProvinci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3_1878677911"/>obtenerCatLocalidad()<text:bookmark-end text:name="__RefHeading___Toc6263_1878677911"/></text:h>
      <text:p text:style-name="P9"/>
      <table:table table:name="Tabla9" table:style-name="Tabla9">
        <table:table-column table:style-name="Tabla9.A"/>
        <table:table-row table:style-name="Tabla9.1">
          <table:table-cell table:style-name="Tabla9.A1" office:value-type="string">
            <text:p text:style-name="P209">Prototipus:</text:p>
          </table:table-cell>
        </table:table-row>
        <table:table-row table:style-name="Tabla9.1">
          <table:table-cell table:style-name="Tabla9.A2" office:value-type="string">
            <text:p text:style-name="P143">@RolesAllowed({ DIR_<text:span text:style-name="T225">WS</text:span> })</text:p>
            <text:p text:style-name="P142"><text:s text:c="2"/>public List&lt;CatLocalidadTF&gt; obtenerCatLocalidad() throws Exception;</text:p>
          </table:table-cell>
        </table:table-row>
        <table:table-row table:style-name="Tabla9.1">
          <table:table-cell table:style-name="Tabla9.A3" office:value-type="string">
            <text:p text:style-name="P209">Descripció:</text:p>
          </table:table-cell>
        </table:table-row>
        <table:table-row table:style-name="Tabla9.1">
          <table:table-cell table:style-name="Tabla9.A8" office:value-type="string">
            <text:p text:style-name="P37"><text:tab/>Aquest mètode serveix per obtenir totes les localitats</text:p>
          </table:table-cell>
        </table:table-row>
        <table:table-row table:style-name="Tabla9.1">
          <table:table-cell table:style-name="Tabla9.A3" office:value-type="string">
            <text:p text:style-name="P209">Paràmetres:</text:p>
          </table:table-cell>
        </table:table-row>
        <table:table-row table:style-name="Tabla9.1">
          <table:table-cell table:style-name="Tabla9.A8" office:value-type="string">
            <text:p text:style-name="P37"/>
          </table:table-cell>
        </table:table-row>
        <table:table-row table:style-name="Tabla9.7">
          <table:table-cell table:style-name="Tabla9.A7" office:value-type="string">
            <text:p text:style-name="P209">Resposta:</text:p>
          </table:table-cell>
        </table:table-row>
        <table:table-row table:style-name="Tabla9.1">
          <table:table-cell table:style-name="Tabla9.A8" office:value-type="string">
            <text:list xml:id="list120350856515767" text:continue-numbering="true" text:style-name="L9">
              <text:list-item>
                <text:list>
                  <text:list-item>
                    <text:list>
                      <text:list-item>
                        <text:list>
                          <text:list-item>
                            <text:p text:style-name="P400"><text:span text:style-name="T81">Llista de </text:span><text:span text:style-name="T108">CatLocalidadTF</text:span><text:span text:style-name="T81"> , la descripció del bean CatLocalidadTF es pot veure a l'apartat </text:span><text:span text:style-name="T81"><text:bookmark-ref text:reference-format="number-all-superior" text:ref-name="__RefHeading__6936_1236556764">3.6.-</text:bookmark-ref></text:span><text:span text:style-name="T81"><text:bookmark-ref text:reference-format="text" text:ref-name="__RefHeading__6936_1236556764">Classe CatLocalidad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5_1878677911"/>obtenerCatNivelAdministracion()<text:bookmark-end text:name="__RefHeading___Toc6265_1878677911"/></text:h>
      <text:p text:style-name="P9"/>
      <table:table table:name="Tabla21" table:style-name="Tabla21">
        <table:table-column table:style-name="Tabla21.A"/>
        <table:table-row table:style-name="Tabla21.1">
          <table:table-cell table:style-name="Tabla21.A1" office:value-type="string">
            <text:p text:style-name="P209">Prototipus:</text:p>
          </table:table-cell>
        </table:table-row>
        <table:table-row table:style-name="Tabla21.1">
          <table:table-cell table:style-name="Tabla21.A2" office:value-type="string">
            <text:p text:style-name="P143">@RolesAllowed({ DIR_<text:span text:style-name="T225">WS</text:span> })</text:p>
            <text:p text:style-name="P142"><text:s text:c="2"/>public List&lt;CatNivelAdministracion&gt; obtenerCatNivelAdministracion() throws Exception;</text:p>
          </table:table-cell>
        </table:table-row>
        <table:table-row table:style-name="Tabla21.1">
          <table:table-cell table:style-name="Tabla21.A3" office:value-type="string">
            <text:p text:style-name="P209">Descripció:</text:p>
          </table:table-cell>
        </table:table-row>
        <table:table-row table:style-name="Tabla21.1">
          <table:table-cell table:style-name="Tabla21.A8" office:value-type="string">
            <text:p text:style-name="P37"><text:tab/>Aquest mètode serveix per obtenir tots els nivells d'administració </text:p>
          </table:table-cell>
        </table:table-row>
        <table:table-row table:style-name="Tabla21.1">
          <table:table-cell table:style-name="Tabla21.A3" office:value-type="string">
            <text:p text:style-name="P209">Paràmetres:</text:p>
          </table:table-cell>
        </table:table-row>
        <table:table-row table:style-name="Tabla21.1">
          <table:table-cell table:style-name="Tabla21.A8" office:value-type="string">
            <text:p text:style-name="P37"/>
          </table:table-cell>
        </table:table-row>
        <table:table-row table:style-name="Tabla21.7">
          <table:table-cell table:style-name="Tabla21.A7" office:value-type="string">
            <text:p text:style-name="P209">Resposta:</text:p>
          </table:table-cell>
        </table:table-row>
        <table:table-row table:style-name="Tabla21.1">
          <table:table-cell table:style-name="Tabla21.A8" office:value-type="string">
            <text:list xml:id="list120351994966373" text:continue-numbering="true" text:style-name="L9">
              <text:list-item>
                <text:list>
                  <text:list-item>
                    <text:list>
                      <text:list-item>
                        <text:list>
                          <text:list-item>
                            <text:p text:style-name="P400"><text:span text:style-name="T81">Llista de </text:span><text:span text:style-name="T108">CatNivelAdministracion</text:span><text:span text:style-name="T81"> , la descripció del bean CatNivelAdministracion es pot veure a l'apartat </text:span><text:span text:style-name="T81"><text:bookmark-ref text:reference-format="number-all-superior" text:ref-name="__RefHeading__6938_1236556764">3.2.-</text:bookmark-ref></text:span><text:span text:style-name="T81"><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7_1878677911"/>obtenerCatEstadoEntidad()<text:bookmark-end text:name="__RefHeading___Toc6267_1878677911"/></text:h>
      <text:p text:style-name="P9"/>
      <table:table table:name="Tabla22" table:style-name="Tabla22">
        <table:table-column table:style-name="Tabla22.A"/>
        <table:table-row table:style-name="Tabla22.1">
          <table:table-cell table:style-name="Tabla22.A1" office:value-type="string">
            <text:p text:style-name="P209">Prototipus:</text:p>
          </table:table-cell>
        </table:table-row>
        <text:soft-page-break/>
        <table:table-row table:style-name="Tabla22.1">
          <table:table-cell table:style-name="Tabla22.A2" office:value-type="string">
            <text:p text:style-name="P143"><text:s/>@RolesAllowed({ DIR_<text:span text:style-name="T225">WS</text:span> })</text:p>
            <text:p text:style-name="P142"><text:s text:c="2"/>public List&lt;CatEstadoEntidad&gt; obtenerCatEstadoEntidad() throws Exception;</text:p>
          </table:table-cell>
        </table:table-row>
        <table:table-row table:style-name="Tabla22.1">
          <table:table-cell table:style-name="Tabla22.A3" office:value-type="string">
            <text:p text:style-name="P209">Descripció:</text:p>
          </table:table-cell>
        </table:table-row>
        <table:table-row table:style-name="Tabla22.1">
          <table:table-cell table:style-name="Tabla22.A8" office:value-type="string">
            <text:p text:style-name="P37"><text:tab/>Aquest mètode serveix per obtenir tots els estats que pot tenir una entitat.</text:p>
          </table:table-cell>
        </table:table-row>
        <table:table-row table:style-name="Tabla22.1">
          <table:table-cell table:style-name="Tabla22.A3" office:value-type="string">
            <text:p text:style-name="P209">Paràmetres:</text:p>
          </table:table-cell>
        </table:table-row>
        <table:table-row table:style-name="Tabla22.1">
          <table:table-cell table:style-name="Tabla22.A8" office:value-type="string">
            <text:p text:style-name="P37"/>
          </table:table-cell>
        </table:table-row>
        <table:table-row table:style-name="Tabla22.1">
          <table:table-cell table:style-name="Tabla22.A8" office:value-type="string">
            <text:p text:style-name="P209">Resposta:</text:p>
          </table:table-cell>
        </table:table-row>
        <table:table-row table:style-name="Tabla22.1">
          <table:table-cell table:style-name="Tabla22.A8" office:value-type="string">
            <text:list xml:id="list120350693854414" text:continue-numbering="true" text:style-name="L9">
              <text:list-item>
                <text:list>
                  <text:list-item>
                    <text:list>
                      <text:list-item>
                        <text:list>
                          <text:list-item>
                            <text:p text:style-name="P400"><text:span text:style-name="T81">Llista de </text:span><text:span text:style-name="T108">CatEstadoEntidad</text:span><text:span text:style-name="T81"> , la descripció del bean CatEstadoEntidad es pot veure a l'apartat </text:span><text:span text:style-name="T81"><text:bookmark-ref text:reference-format="number-all-superior" text:ref-name="__RefHeading__6940_1236556764">3.1.-</text:bookmark-ref></text:span><text:span text:style-name="T81"><text:bookmark-ref text:reference-format="text" text:ref-name="__RefHeading__6940_1236556764">Classe CatEstadoEntidad</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9_1878677911"/>obtenerCatPais()<text:bookmark-end text:name="__RefHeading___Toc6269_1878677911"/></text:h>
      <text:p text:style-name="P9"/>
      <table:table table:name="Tabla23" table:style-name="Tabla23">
        <table:table-column table:style-name="Tabla23.A"/>
        <table:table-row table:style-name="Tabla23.1">
          <table:table-cell table:style-name="Tabla23.A1" office:value-type="string">
            <text:p text:style-name="P209">Prototipus:</text:p>
          </table:table-cell>
        </table:table-row>
        <table:table-row table:style-name="Tabla23.1">
          <table:table-cell table:style-name="Tabla23.A2" office:value-type="string">
            <text:p text:style-name="P143">@RolesAllowed({ DIR_<text:span text:style-name="T225">WS</text:span> })</text:p>
            <text:p text:style-name="P142"><text:s text:c="2"/>public List&lt;CatPais&gt; obtenerCatPais() throws Exception;</text:p>
          </table:table-cell>
        </table:table-row>
        <table:table-row table:style-name="Tabla23.1">
          <table:table-cell table:style-name="Tabla23.A3" office:value-type="string">
            <text:p text:style-name="P209">Descripció:</text:p>
          </table:table-cell>
        </table:table-row>
        <table:table-row table:style-name="Tabla23.1">
          <table:table-cell table:style-name="Tabla23.A8" office:value-type="string">
            <text:p text:style-name="P37"><text:tab/>Aquest mètode serveix per obtenir tots els països.</text:p>
          </table:table-cell>
        </table:table-row>
        <table:table-row table:style-name="Tabla23.1">
          <table:table-cell table:style-name="Tabla23.A3" office:value-type="string">
            <text:p text:style-name="P209">Paràmetres:</text:p>
          </table:table-cell>
        </table:table-row>
        <table:table-row table:style-name="Tabla23.1">
          <table:table-cell table:style-name="Tabla23.A8" office:value-type="string">
            <text:p text:style-name="P37"/>
          </table:table-cell>
        </table:table-row>
        <table:table-row table:style-name="Tabla23.7">
          <table:table-cell table:style-name="Tabla23.A7" office:value-type="string">
            <text:p text:style-name="P209">Resposta:</text:p>
          </table:table-cell>
        </table:table-row>
        <table:table-row table:style-name="Tabla23.1">
          <table:table-cell table:style-name="Tabla23.A8" office:value-type="string">
            <text:list xml:id="list120351619708042" text:continue-numbering="true" text:style-name="L9">
              <text:list-item>
                <text:list>
                  <text:list-item>
                    <text:list>
                      <text:list-item>
                        <text:list>
                          <text:list-item>
                            <text:p text:style-name="P400"><text:span text:style-name="T81">Llista de </text:span><text:span text:style-name="T108">CatPais</text:span><text:span text:style-name="T81"> , la descripció del bean CatPais es pot veure a l'apartat </text:span><text:span text:style-name="T81"><text:bookmark-ref text:reference-format="number-all-superior" text:ref-name="__RefHeading__6942_1236556764">3.3.-</text:bookmark-ref></text:span><text:span text:style-name="T81"><text:bookmark-ref text:reference-format="text" text:ref-name="__RefHeading__6942_1236556764">Classe CatPais</text:bookmark-ref></text:span></text:p>
                          </text:list-item>
                        </text:list>
                      </text:list-item>
                    </text:list>
                  </text:list-item>
                </text:list>
              </text:list-item>
            </text:list>
          </table:table-cell>
        </table:table-row>
      </table:table>
      <text:h text:style-name="P314" text:outline-level="3" text:is-list-header="true"/>
      <text:h text:style-name="P306" text:outline-level="2"><text:bookmark-start text:name="__RefHeading___Toc13624_698106445"/>API de Catàleg <text:span text:style-name="T214">v2</text:span><text:bookmark-end text:name="__RefHeading___Toc13624_698106445"/></text:h>
      <text:p text:style-name="P255"><text:span text:style-name="T234">L</text:span><text:span text:style-name="T239">a versió 2 de l’api de catàleg proporciona la mateixa funcionalitat que la versió 1 i afegeix un conjunt de mètodes nous que permeten obtenir els elements pel seu estat. L</text:span><text:span text:style-name="T237">es classes que retorna ara només se lis ha afegit l’estat en el que es troben.</text:span></text:p>
      <text:h text:style-name="Heading_20_3" text:outline-level="3"><text:bookmark-start text:name="__RefHeading___Toc6257_18786779111"/>obtenerCatComunidadAutonoma<text:span text:style-name="T248">V2</text:span>()<text:bookmark-end text:name="__RefHeading___Toc6257_18786779111"/></text:h>
      <text:p text:style-name="P62"/>
      <text:p text:style-name="P62"/>
      <table:table table:name="Tabla73" table:style-name="Tabla73">
        <table:table-column table:style-name="Tabla73.A"/>
        <table:table-row table:style-name="Tabla73.1">
          <table:table-cell table:style-name="Tabla73.A1" office:value-type="string">
            <text:p text:style-name="P213">Prototipus:</text:p>
          </table:table-cell>
        </table:table-row>
        <table:table-row table:style-name="Tabla73.1">
          <table:table-cell table:style-name="Tabla73.A2" office:value-type="string">
            <text:p text:style-name="P146"><text:span text:style-name="T251">@RolesAllowed</text:span><text:span text:style-name="T254">({</text:span><text:span text:style-name="T257">DIR_WS</text:span><text:span text:style-name="T254">})</text:span><text:line-break/><text:span text:style-name="T262">List</text:span><text:span text:style-name="T254">&lt;</text:span><text:span text:style-name="T262">CatComunidadAutonomaWs</text:span><text:span text:style-name="T254">&gt; </text:span><text:span text:style-name="T259">obtenerCatComunidadAutonomaV2</text:span><text:span text:style-name="T254">() </text:span><text:span text:style-name="T261">throws </text:span><text:span text:style-name="T262">Exception</text:span><text:span text:style-name="T254">;</text:span></text:p>
            <text:p text:style-name="P146"/>
          </table:table-cell>
        </table:table-row>
        <table:table-row table:style-name="Tabla73.1">
          <table:table-cell table:style-name="Tabla73.A3" office:value-type="string">
            <text:p text:style-name="P213">Descripció:</text:p>
          </table:table-cell>
        </table:table-row>
        <text:soft-page-break/>
        <table:table-row table:style-name="Tabla73.1">
          <table:table-cell table:style-name="Tabla73.A8" office:value-type="string">
            <text:p text:style-name="P39"><text:tab/>Aquest mètode serveix per obtenir totes les comunitats autònomes </text:p>
          </table:table-cell>
        </table:table-row>
        <table:table-row table:style-name="Tabla73.1">
          <table:table-cell table:style-name="Tabla73.A3" office:value-type="string">
            <text:p text:style-name="P213">Paràmetres:</text:p>
          </table:table-cell>
        </table:table-row>
        <table:table-row table:style-name="Tabla73.1">
          <table:table-cell table:style-name="Tabla73.A8" office:value-type="string">
            <text:list xml:id="list120350416092367" text:continue-list="list3520540444" text:style-name="L8">
              <text:list-header>
                <text:p text:style-name="P357"/>
              </text:list-header>
            </text:list>
          </table:table-cell>
        </table:table-row>
        <table:table-row table:style-name="Tabla73.7">
          <table:table-cell table:style-name="Tabla73.A7" office:value-type="string">
            <text:p text:style-name="P213">Resposta:</text:p>
          </table:table-cell>
        </table:table-row>
        <table:table-row table:style-name="Tabla73.1">
          <table:table-cell table:style-name="Tabla73.A8" office:value-type="string">
            <text:list xml:id="list4042137760" text:style-name="L10">
              <text:list-item>
                <text:list>
                  <text:list-item>
                    <text:list>
                      <text:list-item>
                        <text:list>
                          <text:list-item>
                            <text:p text:style-name="P401"><text:span text:style-name="T81">Llista de </text:span><text:span text:style-name="T32">CatComunidadAutonomaWs</text:span><text:span text:style-name="T81"> , la descripció del bean CatComunidadAutonoma</text:span><text:span text:style-name="T82">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5" text:outline-level="4" text:is-list-header="true"/>
      <text:h text:style-name="Heading_20_3" text:outline-level="3"><text:bookmark-start text:name="__RefHeading___Toc14432_698106445"/>obtenerCatComunidadAutonoma<text:span text:style-name="T263">ByEstado</text:span>(<text:span text:style-name="T263">String estado</text:span>)<text:bookmark-end text:name="__RefHeading___Toc14432_698106445"/></text:h>
      <text:p text:style-name="P64"/>
      <table:table table:name="Tabla82" table:style-name="Tabla82">
        <table:table-column table:style-name="Tabla82.A"/>
        <table:table-row table:style-name="Tabla82.1">
          <table:table-cell table:style-name="Tabla82.A1" office:value-type="string">
            <text:p text:style-name="P214">Prototipus:</text:p>
          </table:table-cell>
        </table:table-row>
        <table:table-row table:style-name="Tabla82.1">
          <table:table-cell table:style-name="Tabla82.A2" office:value-type="string">
            <text:p text:style-name="P147"><text:span text:style-name="T251">@RolesAllowed</text:span><text:span text:style-name="T254">({</text:span><text:span text:style-name="T257">DIR_WS</text:span><text:span text:style-name="T254">})</text:span><text:line-break/><text:span text:style-name="T262">List</text:span><text:span text:style-name="T254">&lt;</text:span><text:span text:style-name="T262">CatComunidadAutonomaWs</text:span><text:span text:style-name="T254">&gt; </text:span><text:span text:style-name="T259">obtenerCatComunidadAutonomaByEstado</text:span><text:span text:style-name="T254">(</text:span><text:span text:style-name="T262">String </text:span><text:span text:style-name="T254">estado) </text:span><text:span text:style-name="T261">throws </text:span><text:span text:style-name="T262">Exception</text:span><text:span text:style-name="T254">;</text:span></text:p>
          </table:table-cell>
        </table:table-row>
        <table:table-row table:style-name="Tabla82.1">
          <table:table-cell table:style-name="Tabla82.A3" office:value-type="string">
            <text:p text:style-name="P214">Descripció:</text:p>
          </table:table-cell>
        </table:table-row>
        <table:table-row table:style-name="Tabla82.1">
          <table:table-cell table:style-name="Tabla82.A8" office:value-type="string">
            <text:p text:style-name="P41"><text:tab/>Aquest mètode serveix per obtenir totes les comunitats autònomes <text:span text:style-name="T263">de l’estat indicat</text:span></text:p>
          </table:table-cell>
        </table:table-row>
        <table:table-row table:style-name="Tabla82.1">
          <table:table-cell table:style-name="Tabla82.A3" office:value-type="string">
            <text:p text:style-name="P214">Paràmetres:</text:p>
          </table:table-cell>
        </table:table-row>
        <table:table-row table:style-name="Tabla82.1">
          <table:table-cell table:style-name="Tabla82.A8" office:value-type="string">
            <text:list xml:id="list120352331365581" text:continue-list="list120350416092367" text:style-name="L8">
              <text:list-header>
                <text:p text:style-name="P358"/>
              </text:list-header>
            </text:list>
          </table:table-cell>
        </table:table-row>
        <table:table-row table:style-name="Tabla82.7">
          <table:table-cell table:style-name="Tabla82.A7" office:value-type="string">
            <text:p text:style-name="P214">Resposta:</text:p>
          </table:table-cell>
        </table:table-row>
        <table:table-row table:style-name="Tabla82.1">
          <table:table-cell table:style-name="Tabla82.A8" office:value-type="string">
            <text:list xml:id="list4185235715" text:style-name="L11">
              <text:list-item>
                <text:list>
                  <text:list-item>
                    <text:list>
                      <text:list-item>
                        <text:list>
                          <text:list-item>
                            <text:p text:style-name="P407"><text:span text:style-name="T81">Llista de </text:span><text:span text:style-name="T32">CatComunidadAutonomaWs</text:span><text:span text:style-name="T81"> , la descripció del bean CatComunidadAutonoma</text:span><text:span text:style-name="T82">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6" text:outline-level="4" text:is-list-header="true"/>
      <text:h text:style-name="Heading_20_3" text:outline-level="3"><text:bookmark-start text:name="__RefHeading___Toc6259_18786779111"/>obtenerCatEntidadGeografica<text:span text:style-name="T263">V2</text:span>()<text:bookmark-end text:name="__RefHeading___Toc6259_18786779111"/></text:h>
      <text:p text:style-name="P62"/>
      <table:table table:name="Tabla74" table:style-name="Tabla74">
        <table:table-column table:style-name="Tabla74.A"/>
        <text:soft-page-break/>
        <table:table-row table:style-name="Tabla74.1">
          <table:table-cell table:style-name="Tabla74.A1" office:value-type="string">
            <text:p text:style-name="P213">Prototipus:</text:p>
          </table:table-cell>
        </table:table-row>
        <table:table-row table:style-name="Tabla74.1">
          <table:table-cell table:style-name="Tabla74.A2" office:value-type="string">
            <text:p text:style-name="P146"><text:span text:style-name="T251">@RolesAllowed</text:span><text:span text:style-name="T254">({</text:span><text:span text:style-name="T257">DIR_WS</text:span><text:span text:style-name="T254">})</text:span><text:line-break/><text:span text:style-name="T262">List</text:span><text:span text:style-name="T254">&lt;</text:span><text:span text:style-name="T262">CatEntidadGeograficaWs</text:span><text:span text:style-name="T254">&gt; </text:span><text:span text:style-name="T259">obtenerCatEntidadGeograficaV2</text:span><text:span text:style-name="T254">() </text:span><text:span text:style-name="T261">throws </text:span><text:span text:style-name="T262">Exception</text:span><text:span text:style-name="T254">;</text:span></text:p>
          </table:table-cell>
        </table:table-row>
        <table:table-row table:style-name="Tabla74.1">
          <table:table-cell table:style-name="Tabla74.A3" office:value-type="string">
            <text:p text:style-name="P213">Descripció:</text:p>
          </table:table-cell>
        </table:table-row>
        <table:table-row table:style-name="Tabla74.1">
          <table:table-cell table:style-name="Tabla74.A8" office:value-type="string">
            <text:p text:style-name="P39"><text:tab/>Aquest mètode serveix per obtenir totes les Entitats geogràfiques </text:p>
          </table:table-cell>
        </table:table-row>
        <table:table-row table:style-name="Tabla74.1">
          <table:table-cell table:style-name="Tabla74.A3" office:value-type="string">
            <text:p text:style-name="P213">Paràmetres:</text:p>
          </table:table-cell>
        </table:table-row>
        <table:table-row table:style-name="Tabla74.1">
          <table:table-cell table:style-name="Tabla74.A8" office:value-type="string">
            <text:p text:style-name="P39"/>
          </table:table-cell>
        </table:table-row>
        <table:table-row table:style-name="Tabla74.7">
          <table:table-cell table:style-name="Tabla74.A7" office:value-type="string">
            <text:p text:style-name="P213">Resposta:</text:p>
          </table:table-cell>
        </table:table-row>
        <table:table-row table:style-name="Tabla74.1">
          <table:table-cell table:style-name="Tabla74.A8" office:value-type="string">
            <text:list xml:id="list120351755687059" text:continue-list="list4042137760" text:style-name="L10">
              <text:list-item>
                <text:list>
                  <text:list-item>
                    <text:list>
                      <text:list-item>
                        <text:list>
                          <text:list-item>
                            <text:p text:style-name="P402"><text:span text:style-name="T81">Llista de </text:span><text:span text:style-name="T108">CatEntidadGeografica</text:span><text:span text:style-name="T109">Ws</text:span><text:span text:style-name="T81"> , la descripció del bean CatEntidadGeografic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p text:style-name="P396"/>
                          </text:list-item>
                        </text:list>
                      </text:list-item>
                    </text:list>
                  </text:list-item>
                </text:list>
              </text:list-item>
            </text:list>
          </table:table-cell>
        </table:table-row>
      </table:table>
      <text:h text:style-name="P350" text:outline-level="4" text:is-list-header="true"/>
      <text:h text:style-name="Heading_20_3" text:outline-level="3"><text:bookmark-start text:name="__RefHeading___Toc14434_698106445"/>obtenerCatEntidadGeografica<text:span text:style-name="T264">ByEstado</text:span>(<text:span text:style-name="T264">String estado</text:span>)<text:bookmark-end text:name="__RefHeading___Toc14434_698106445"/></text:h>
      <text:p text:style-name="P59"/>
      <table:table table:name="Tabla83" table:style-name="Tabla83">
        <table:table-column table:style-name="Tabla83.A"/>
        <table:table-row table:style-name="Tabla83.1">
          <table:table-cell table:style-name="Tabla83.A1" office:value-type="string">
            <text:p text:style-name="P215">Prototipus:</text:p>
          </table:table-cell>
        </table:table-row>
        <table:table-row table:style-name="Tabla83.1">
          <table:table-cell table:style-name="Tabla83.A2" office:value-type="string">
            <text:p text:style-name="P261"><text:span text:style-name="T250">@RolesAllowed</text:span><text:span text:style-name="T253">({</text:span><text:span text:style-name="T256">DIR_WS</text:span><text:span text:style-name="T253">})</text:span><text:span text:style-name="T21"><text:line-break/></text:span><text:span text:style-name="T36">List</text:span><text:span text:style-name="T252">&lt;</text:span><text:span text:style-name="T35">CatEntidadGeograficaWs</text:span><text:span text:style-name="T252">&gt; </text:span><text:span text:style-name="T258">obtenerCatEntidadGeograficaByEstado</text:span><text:span text:style-name="T252">(</text:span><text:span text:style-name="T35">String </text:span><text:span text:style-name="T252">estado) </text:span><text:span text:style-name="T260">throws </text:span><text:span text:style-name="T35">Exception</text:span><text:span text:style-name="T252">;</text:span></text:p>
          </table:table-cell>
        </table:table-row>
        <table:table-row table:style-name="Tabla83.1">
          <table:table-cell table:style-name="Tabla83.A3" office:value-type="string">
            <text:p text:style-name="P215">Descripció:</text:p>
          </table:table-cell>
        </table:table-row>
        <table:table-row table:style-name="Tabla83.1">
          <table:table-cell table:style-name="Tabla83.A8" office:value-type="string">
            <text:p text:style-name="P42"><text:tab/>Aquest mètode serveix per obtenir totes les Entitats geogràfiques <text:span text:style-name="T264">per l’estat indicat</text:span></text:p>
          </table:table-cell>
        </table:table-row>
        <table:table-row table:style-name="Tabla83.1">
          <table:table-cell table:style-name="Tabla83.A3" office:value-type="string">
            <text:p text:style-name="P215">Paràmetres:</text:p>
          </table:table-cell>
        </table:table-row>
        <table:table-row table:style-name="Tabla83.1">
          <table:table-cell table:style-name="Tabla83.A8" office:value-type="string">
            <text:p text:style-name="P42"/>
          </table:table-cell>
        </table:table-row>
        <table:table-row table:style-name="Tabla83.7">
          <table:table-cell table:style-name="Tabla83.A7" office:value-type="string">
            <text:p text:style-name="P215">Resposta:</text:p>
          </table:table-cell>
        </table:table-row>
        <table:table-row table:style-name="Tabla83.1">
          <table:table-cell table:style-name="Tabla83.A8" office:value-type="string">
            <text:list xml:id="list120351043459667" text:continue-numbering="true" text:style-name="L10">
              <text:list-item>
                <text:list>
                  <text:list-item>
                    <text:list>
                      <text:list-item>
                        <text:list>
                          <text:list-item>
                            <text:p text:style-name="P402"><text:span text:style-name="T81">Llista de </text:span><text:span text:style-name="T108">CatEntidadGeografica</text:span><text:span text:style-name="T109">Ws</text:span><text:span text:style-name="T81"> , la descripció del bean CatEntidadGeografic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p text:style-name="P396"/>
                          </text:list-item>
                        </text:list>
                      </text:list-item>
                    </text:list>
                  </text:list-item>
                </text:list>
              </text:list-item>
            </text:list>
          </table:table-cell>
        </table:table-row>
      </table:table>
      <text:h text:style-name="P351" text:outline-level="4" text:is-list-header="true"/>
      <text:h text:style-name="Heading_20_3" text:outline-level="3"><text:bookmark-start text:name="__RefHeading___Toc6261_18786779111"/><text:span text:style-name="T240">o</text:span><text:span text:style-name="T233">btenerCatProvincia</text:span><text:span text:style-name="T238">V2</text:span><text:span text:style-name="T233">()</text:span><text:bookmark-end text:name="__RefHeading___Toc6261_18786779111"/></text:h>
      <text:p text:style-name="P63"/>
      <table:table table:name="Tabla75" table:style-name="Tabla75">
        <table:table-column table:style-name="Tabla75.A"/>
        <table:table-row table:style-name="Tabla75.1">
          <table:table-cell table:style-name="Tabla75.A1" office:value-type="string">
            <text:p text:style-name="P213">Prototipus:</text:p>
          </table:table-cell>
        </table:table-row>
        <table:table-row table:style-name="Tabla75.1">
          <table:table-cell table:style-name="Tabla75.A2" office:value-type="string">
            <text:p text:style-name="P146"><text:span text:style-name="T251">@RolesAllowed</text:span><text:span text:style-name="T254">({</text:span><text:span text:style-name="T257">DIR_WS</text:span><text:span text:style-name="T254">})</text:span><text:line-break/><text:span text:style-name="T262">List</text:span><text:span text:style-name="T254">&lt;</text:span><text:span text:style-name="T262">CatProvinciaWs</text:span><text:span text:style-name="T254">&gt; </text:span><text:span text:style-name="T259">obtenerCatProvinciaV2</text:span><text:span text:style-name="T254">() </text:span><text:span text:style-name="T261">throws </text:span><text:span text:style-name="T262">Exception</text:span><text:span text:style-name="T254">;</text:span></text:p>
          </table:table-cell>
        </table:table-row>
        <table:table-row table:style-name="Tabla75.1">
          <table:table-cell table:style-name="Tabla75.A3" office:value-type="string">
            <text:p text:style-name="P213">Descripció:</text:p>
          </table:table-cell>
        </table:table-row>
        <table:table-row table:style-name="Tabla75.1">
          <table:table-cell table:style-name="Tabla75.A8" office:value-type="string">
            <text:p text:style-name="P40"><text:tab/>Aquest mètode serveix per obtenir totes les províncies.</text:p>
          </table:table-cell>
        </table:table-row>
        <table:table-row table:style-name="Tabla75.1">
          <table:table-cell table:style-name="Tabla75.A3" office:value-type="string">
            <text:p text:style-name="P213">Paràmetres:</text:p>
          </table:table-cell>
        </table:table-row>
        <table:table-row table:style-name="Tabla75.1">
          <table:table-cell table:style-name="Tabla75.A8" office:value-type="string">
            <text:p text:style-name="P39"/>
          </table:table-cell>
        </table:table-row>
        <text:soft-page-break/>
        <table:table-row table:style-name="Tabla75.7">
          <table:table-cell table:style-name="Tabla75.A7" office:value-type="string">
            <text:p text:style-name="P213">Resposta:</text:p>
          </table:table-cell>
        </table:table-row>
        <table:table-row table:style-name="Tabla75.1">
          <table:table-cell table:style-name="Tabla75.A8" office:value-type="string">
            <text:list xml:id="list120351767825855" text:continue-numbering="true" text:style-name="L10">
              <text:list-item>
                <text:list>
                  <text:list-item>
                    <text:list>
                      <text:list-item>
                        <text:list>
                          <text:list-item>
                            <text:p text:style-name="P402"><text:span text:style-name="T81">Llista de </text:span><text:span text:style-name="T108">CatProvincia</text:span><text:span text:style-name="T109">Ws</text:span><text:span text:style-name="T81"> , la descripció del bean CatProvinci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7" text:outline-level="4" text:is-list-header="true"/>
      <text:h text:style-name="Heading_20_3" text:outline-level="3"><text:bookmark-start text:name="__RefHeading___Toc14436_698106445"/><text:span text:style-name="T240">o</text:span><text:span text:style-name="T233">btenerCatProvincia</text:span><text:span text:style-name="T238">ByEstado</text:span><text:span text:style-name="T233">(</text:span><text:span text:style-name="T238">String estado</text:span><text:span text:style-name="T233">)</text:span><text:bookmark-end text:name="__RefHeading___Toc14436_698106445"/></text:h>
      <text:p text:style-name="P59"/>
      <table:table table:name="Tabla84" table:style-name="Tabla84">
        <table:table-column table:style-name="Tabla84.A"/>
        <table:table-row table:style-name="Tabla84.1">
          <table:table-cell table:style-name="Tabla84.A1" office:value-type="string">
            <text:p text:style-name="P215">Prototipus:</text:p>
          </table:table-cell>
        </table:table-row>
        <table:table-row table:style-name="Tabla84.1">
          <table:table-cell table:style-name="Tabla84.A2" office:value-type="string">
            <text:p text:style-name="P261"><text:span text:style-name="T250">@RolesAllowed</text:span><text:span text:style-name="T253">({</text:span><text:span text:style-name="T256">DIR_WS</text:span><text:span text:style-name="T253">})</text:span><text:span text:style-name="T21"><text:line-break/></text:span><text:span text:style-name="T36">List</text:span><text:span text:style-name="T252">&lt;</text:span><text:span text:style-name="T35">CatProvinciaWs</text:span><text:span text:style-name="T252">&gt; </text:span><text:span text:style-name="T258">obtenerCatProvinciaByEstado</text:span><text:span text:style-name="T252">(</text:span><text:span text:style-name="T35">String </text:span><text:span text:style-name="T252">estado) </text:span><text:span text:style-name="T260">throws </text:span><text:span text:style-name="T35">Exception</text:span><text:span text:style-name="T252">;</text:span></text:p>
          </table:table-cell>
        </table:table-row>
        <table:table-row table:style-name="Tabla84.1">
          <table:table-cell table:style-name="Tabla84.A3" office:value-type="string">
            <text:p text:style-name="P215">Descripció:</text:p>
          </table:table-cell>
        </table:table-row>
        <table:table-row table:style-name="Tabla84.1">
          <table:table-cell table:style-name="Tabla84.A8" office:value-type="string">
            <text:p text:style-name="P43"><text:tab/>Aquest mètode serveix per obtenir totes les províncies.</text:p>
          </table:table-cell>
        </table:table-row>
        <table:table-row table:style-name="Tabla84.1">
          <table:table-cell table:style-name="Tabla84.A3" office:value-type="string">
            <text:p text:style-name="P215">Paràmetres:</text:p>
          </table:table-cell>
        </table:table-row>
        <table:table-row table:style-name="Tabla84.1">
          <table:table-cell table:style-name="Tabla84.A8" office:value-type="string">
            <text:p text:style-name="P42"/>
          </table:table-cell>
        </table:table-row>
        <table:table-row table:style-name="Tabla84.7">
          <table:table-cell table:style-name="Tabla84.A7" office:value-type="string">
            <text:p text:style-name="P215">Resposta:</text:p>
          </table:table-cell>
        </table:table-row>
        <table:table-row table:style-name="Tabla84.1">
          <table:table-cell table:style-name="Tabla84.A8" office:value-type="string">
            <text:list xml:id="list120351141957822" text:continue-numbering="true" text:style-name="L10">
              <text:list-item>
                <text:list>
                  <text:list-item>
                    <text:list>
                      <text:list-item>
                        <text:list>
                          <text:list-item>
                            <text:p text:style-name="P402"><text:span text:style-name="T81">Llista de </text:span><text:span text:style-name="T108">CatProvincia</text:span><text:span text:style-name="T109">Ws</text:span><text:span text:style-name="T81"> , la descripció del bean CatProvinci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8" text:outline-level="4" text:is-list-header="true"/>
      <text:h text:style-name="Heading_20_3" text:outline-level="3"><text:bookmark-start text:name="__RefHeading___Toc6263_18786779111"/>obtenerCatLocalidad<text:span text:style-name="T264">V2</text:span>()<text:bookmark-end text:name="__RefHeading___Toc6263_18786779111"/></text:h>
      <text:p text:style-name="P62"/>
      <table:table table:name="Tabla76" table:style-name="Tabla76">
        <table:table-column table:style-name="Tabla76.A"/>
        <table:table-row table:style-name="Tabla76.1">
          <table:table-cell table:style-name="Tabla76.A1" office:value-type="string">
            <text:p text:style-name="P213">Prototipus:</text:p>
          </table:table-cell>
        </table:table-row>
        <table:table-row table:style-name="Tabla76.1">
          <table:table-cell table:style-name="Tabla76.A2" office:value-type="string">
            <text:p text:style-name="P146"><text:span text:style-name="T251">@RolesAllowed</text:span><text:span text:style-name="T254">({</text:span><text:span text:style-name="T257">DIR_WS</text:span><text:span text:style-name="T254">})</text:span><text:line-break/><text:span text:style-name="T262">List</text:span><text:span text:style-name="T254">&lt;</text:span><text:span text:style-name="T262">CatLocalidadWs</text:span><text:span text:style-name="T254">&gt; </text:span><text:span text:style-name="T259">obtenerCatLocalidadV2</text:span><text:span text:style-name="T254">() </text:span><text:span text:style-name="T261">throws </text:span><text:span text:style-name="T262">Exception</text:span><text:span text:style-name="T254">;</text:span></text:p>
          </table:table-cell>
        </table:table-row>
        <table:table-row table:style-name="Tabla76.1">
          <table:table-cell table:style-name="Tabla76.A3" office:value-type="string">
            <text:p text:style-name="P213">Descripció:</text:p>
          </table:table-cell>
        </table:table-row>
        <table:table-row table:style-name="Tabla76.1">
          <table:table-cell table:style-name="Tabla76.A8" office:value-type="string">
            <text:p text:style-name="P39"><text:tab/>Aquest mètode serveix per obtenir totes les localitats</text:p>
          </table:table-cell>
        </table:table-row>
        <table:table-row table:style-name="Tabla76.1">
          <table:table-cell table:style-name="Tabla76.A3" office:value-type="string">
            <text:p text:style-name="P213">Paràmetres:</text:p>
          </table:table-cell>
        </table:table-row>
        <table:table-row table:style-name="Tabla76.1">
          <table:table-cell table:style-name="Tabla76.A8" office:value-type="string">
            <text:p text:style-name="P39"/>
          </table:table-cell>
        </table:table-row>
        <table:table-row table:style-name="Tabla76.7">
          <table:table-cell table:style-name="Tabla76.A7" office:value-type="string">
            <text:p text:style-name="P213">Resposta:</text:p>
          </table:table-cell>
        </table:table-row>
        <table:table-row table:style-name="Tabla76.1">
          <table:table-cell table:style-name="Tabla76.A8" office:value-type="string">
            <text:list xml:id="list120350493502276" text:continue-numbering="true" text:style-name="L10">
              <text:list-item>
                <text:list>
                  <text:list-item>
                    <text:list>
                      <text:list-item>
                        <text:list>
                          <text:list-item>
                            <text:p text:style-name="P402"><text:span text:style-name="T81">Llista de </text:span><text:span text:style-name="T108">CatLocalidad</text:span><text:span text:style-name="T109">Ws</text:span><text:span text:style-name="T81"> , la descripció del bean CatLocalidad</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7" text:outline-level="4" text:is-list-header="true"/>
      <text:h text:style-name="Heading_20_3" text:outline-level="3"><text:bookmark-start text:name="__RefHeading___Toc14438_698106445"/>obtenerCatLocalidad<text:span text:style-name="T264">ByEstado</text:span>(<text:span text:style-name="T270">String estado</text:span>)<text:bookmark-end text:name="__RefHeading___Toc14438_698106445"/></text:h>
      <text:p text:style-name="Standard"/>
      <table:table table:name="Tabla85" table:style-name="Tabla85">
        <table:table-column table:style-name="Tabla85.A"/>
        <table:table-row table:style-name="Tabla85.1">
          <table:table-cell table:style-name="Tabla85.A1" office:value-type="string">
            <text:p text:style-name="P215">Prototipus:</text:p>
          </table:table-cell>
        </table:table-row>
        <text:soft-page-break/>
        <table:table-row table:style-name="Tabla85.1">
          <table:table-cell table:style-name="Tabla85.A2" office:value-type="string">
            <text:p text:style-name="P261"><text:span text:style-name="T250">@RolesAllowed</text:span><text:span text:style-name="T253">({</text:span><text:span text:style-name="T256">DIR_WS</text:span><text:span text:style-name="T253">})</text:span><text:span text:style-name="T21"><text:line-break/></text:span><text:span text:style-name="T35">List</text:span><text:span text:style-name="T252">&lt;</text:span><text:span text:style-name="T35">CatLocalidadWs</text:span><text:span text:style-name="T252">&gt; </text:span><text:span text:style-name="T258">obtenerCatLocalidadByEstado</text:span><text:span text:style-name="T252">(</text:span><text:span text:style-name="T35">String </text:span><text:span text:style-name="T252">estado) </text:span><text:span text:style-name="T260">throws </text:span><text:span text:style-name="T35">Exception</text:span><text:span text:style-name="T252">;</text:span></text:p>
          </table:table-cell>
        </table:table-row>
        <table:table-row table:style-name="Tabla85.1">
          <table:table-cell table:style-name="Tabla85.A3" office:value-type="string">
            <text:p text:style-name="P215">Descripció:</text:p>
          </table:table-cell>
        </table:table-row>
        <table:table-row table:style-name="Tabla85.1">
          <table:table-cell table:style-name="Tabla85.A8" office:value-type="string">
            <text:p text:style-name="P42"><text:tab/>Aquest mètode serveix per obtenir totes les localitats <text:span text:style-name="T266">de l’estat indicat.</text:span></text:p>
          </table:table-cell>
        </table:table-row>
        <table:table-row table:style-name="Tabla85.1">
          <table:table-cell table:style-name="Tabla85.A3" office:value-type="string">
            <text:p text:style-name="P215">Paràmetres:</text:p>
          </table:table-cell>
        </table:table-row>
        <table:table-row table:style-name="Tabla85.1">
          <table:table-cell table:style-name="Tabla85.A8" office:value-type="string">
            <text:p text:style-name="P42"/>
          </table:table-cell>
        </table:table-row>
        <table:table-row table:style-name="Tabla85.7">
          <table:table-cell table:style-name="Tabla85.A7" office:value-type="string">
            <text:p text:style-name="P215">Resposta:</text:p>
          </table:table-cell>
        </table:table-row>
        <table:table-row table:style-name="Tabla85.1">
          <table:table-cell table:style-name="Tabla85.A8" office:value-type="string">
            <text:list xml:id="list120351410818351" text:continue-numbering="true" text:style-name="L10">
              <text:list-item>
                <text:list>
                  <text:list-item>
                    <text:list>
                      <text:list-item>
                        <text:list>
                          <text:list-item>
                            <text:p text:style-name="P402"><text:span text:style-name="T81">Llista de </text:span><text:span text:style-name="T108">CatLocalidad</text:span><text:span text:style-name="T109">Ws</text:span><text:span text:style-name="T81"> , la descripció del bean CatLocalidad</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8" text:outline-level="4" text:is-list-header="true"/>
      <text:h text:style-name="Heading_20_3" text:outline-level="3"><text:bookmark-start text:name="__RefHeading___Toc6265_18786779111"/>obtenerCatNivelAdministracion<text:span text:style-name="T265">V2</text:span>()<text:bookmark-end text:name="__RefHeading___Toc6265_18786779111"/></text:h>
      <text:p text:style-name="P62"/>
      <table:table table:name="Tabla77" table:style-name="Tabla77">
        <table:table-column table:style-name="Tabla77.A"/>
        <table:table-row table:style-name="Tabla77.1">
          <table:table-cell table:style-name="Tabla77.A1" office:value-type="string">
            <text:p text:style-name="P213">Prototipus:</text:p>
          </table:table-cell>
        </table:table-row>
        <table:table-row table:style-name="Tabla77.1">
          <table:table-cell table:style-name="Tabla77.A2" office:value-type="string">
            <text:p text:style-name="P146"><text:span text:style-name="T251">@RolesAllowed</text:span><text:span text:style-name="T254">({</text:span><text:span text:style-name="T257">DIR_WS</text:span><text:span text:style-name="T254">})</text:span><text:line-break/><text:span text:style-name="T262">List</text:span><text:span text:style-name="T254">&lt;</text:span><text:span text:style-name="T262">CatNivelAdministracionWs</text:span><text:span text:style-name="T254">&gt; </text:span><text:span text:style-name="T259">obtenerCatNivelAdministracionV2</text:span><text:span text:style-name="T254">() </text:span><text:span text:style-name="T261">throws </text:span><text:span text:style-name="T262">Exception</text:span><text:span text:style-name="T254">;</text:span></text:p>
          </table:table-cell>
        </table:table-row>
        <table:table-row table:style-name="Tabla77.1">
          <table:table-cell table:style-name="Tabla77.A3" office:value-type="string">
            <text:p text:style-name="P213">Descripció:</text:p>
          </table:table-cell>
        </table:table-row>
        <table:table-row table:style-name="Tabla77.1">
          <table:table-cell table:style-name="Tabla77.A8" office:value-type="string">
            <text:p text:style-name="P39"><text:tab/>Aquest mètode serveix per obtenir tots els nivells d'administració </text:p>
          </table:table-cell>
        </table:table-row>
        <table:table-row table:style-name="Tabla77.1">
          <table:table-cell table:style-name="Tabla77.A3" office:value-type="string">
            <text:p text:style-name="P213">Paràmetres:</text:p>
          </table:table-cell>
        </table:table-row>
        <table:table-row table:style-name="Tabla77.1">
          <table:table-cell table:style-name="Tabla77.A8" office:value-type="string">
            <text:p text:style-name="P39"/>
          </table:table-cell>
        </table:table-row>
        <table:table-row table:style-name="Tabla77.7">
          <table:table-cell table:style-name="Tabla77.A7" office:value-type="string">
            <text:p text:style-name="P213">Resposta:</text:p>
          </table:table-cell>
        </table:table-row>
        <table:table-row table:style-name="Tabla77.1">
          <table:table-cell table:style-name="Tabla77.A8" office:value-type="string">
            <text:list xml:id="list120351786014852" text:continue-numbering="true" text:style-name="L10">
              <text:list-item>
                <text:list>
                  <text:list-item>
                    <text:list>
                      <text:list-item>
                        <text:list>
                          <text:list-item>
                            <text:p text:style-name="P403"><text:span text:style-name="T81">Llista de </text:span><text:span text:style-name="T108">CatNivelAdministracion</text:span><text:span text:style-name="T110">Ws</text:span><text:span text:style-name="T81"> , la descripció del bean CatNivelAdministracion</text:span><text:span text:style-name="T84">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ext:p text:style-name="P35"/>
          </table:table-cell>
        </table:table-row>
      </table:table>
      <text:h text:style-name="P347" text:outline-level="4" text:is-list-header="true"/>
      <text:h text:style-name="Heading_20_3" text:outline-level="3"><text:bookmark-start text:name="__RefHeading___Toc14440_698106445"/>obtenerCatNivelAdministracion<text:span text:style-name="T266">ByEstado</text:span>(<text:span text:style-name="T266">String estado</text:span>)<text:bookmark-end text:name="__RefHeading___Toc14440_698106445"/></text:h>
      <text:p text:style-name="P60"/>
      <text:p text:style-name="P60"/>
      <table:table table:name="Tabla86" table:style-name="Tabla86">
        <table:table-column table:style-name="Tabla86.A"/>
        <table:table-row table:style-name="Tabla86.1">
          <table:table-cell table:style-name="Tabla86.A1" office:value-type="string">
            <text:p text:style-name="P216">Prototipus:</text:p>
          </table:table-cell>
        </table:table-row>
        <table:table-row table:style-name="Tabla86.1">
          <table:table-cell table:style-name="Tabla86.A2" office:value-type="string">
            <text:p text:style-name="P148"><text:span text:style-name="T251">@RolesAllowed</text:span><text:span text:style-name="T254">({</text:span><text:span text:style-name="T257">DIR_WS</text:span><text:span text:style-name="T254">})</text:span><text:line-break/><text:span text:style-name="T262">List</text:span><text:span text:style-name="T254">&lt;</text:span><text:span text:style-name="T262">CatNivelAdministracionWs</text:span><text:span text:style-name="T254">&gt; </text:span><text:span text:style-name="T259">obtenerCatNivelAdministracionByEstado</text:span><text:span text:style-name="T254">(</text:span><text:span text:style-name="T262">String </text:span><text:span text:style-name="T254">estado) </text:span><text:span text:style-name="T261">throws </text:span><text:span text:style-name="T262">Exception</text:span><text:span text:style-name="T254">;</text:span></text:p>
          </table:table-cell>
        </table:table-row>
        <table:table-row table:style-name="Tabla86.1">
          <table:table-cell table:style-name="Tabla86.A3" office:value-type="string">
            <text:p text:style-name="P216">Descripció:</text:p>
          </table:table-cell>
        </table:table-row>
        <table:table-row table:style-name="Tabla86.1">
          <table:table-cell table:style-name="Tabla86.A8" office:value-type="string">
            <text:p text:style-name="P44"><text:tab/>Aquest mètode serveix per obtenir tots els nivells d'administració <text:span text:style-name="T266">de l’estat indicat.</text:span></text:p>
          </table:table-cell>
        </table:table-row>
        <table:table-row table:style-name="Tabla86.1">
          <table:table-cell table:style-name="Tabla86.A3" office:value-type="string">
            <text:p text:style-name="P216">Paràmetres:</text:p>
          </table:table-cell>
        </table:table-row>
        <table:table-row table:style-name="Tabla86.1">
          <table:table-cell table:style-name="Tabla86.A8" office:value-type="string">
            <text:p text:style-name="P44"/>
          </table:table-cell>
        </table:table-row>
        <table:table-row table:style-name="Tabla86.7">
          <table:table-cell table:style-name="Tabla86.A7" office:value-type="string">
            <text:p text:style-name="P216">Resposta:</text:p>
          </table:table-cell>
        </table:table-row>
        <text:soft-page-break/>
        <table:table-row table:style-name="Tabla86.1">
          <table:table-cell table:style-name="Tabla86.A8" office:value-type="string">
            <text:list xml:id="list120350769430228" text:continue-numbering="true" text:style-name="L10">
              <text:list-item>
                <text:list>
                  <text:list-item>
                    <text:list>
                      <text:list-item>
                        <text:list>
                          <text:list-item>
                            <text:p text:style-name="P404"><text:span text:style-name="T81">Llista de </text:span><text:span text:style-name="T108">CatNivelAdministracion</text:span><text:span text:style-name="T110">Ws</text:span><text:span text:style-name="T81"> , la descripció del bean CatNivelAdministracion</text:span><text:span text:style-name="T84">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ext:p text:style-name="P36"/>
          </table:table-cell>
        </table:table-row>
      </table:table>
      <text:h text:style-name="P349" text:outline-level="4" text:is-list-header="true"/>
      <text:h text:style-name="Heading_20_3" text:outline-level="3"><text:bookmark-start text:name="__RefHeading___Toc6267_18786779111"/>obtenerCatEstadoEntidad<text:span text:style-name="T266">V2</text:span>()<text:bookmark-end text:name="__RefHeading___Toc6267_18786779111"/></text:h>
      <text:p text:style-name="P62"/>
      <table:table table:name="Tabla80" table:style-name="Tabla80">
        <table:table-column table:style-name="Tabla80.A"/>
        <table:table-row table:style-name="Tabla80.1">
          <table:table-cell table:style-name="Tabla80.A1" office:value-type="string">
            <text:p text:style-name="P213">Prototipus:</text:p>
          </table:table-cell>
        </table:table-row>
        <table:table-row table:style-name="Tabla80.1">
          <table:table-cell table:style-name="Tabla80.A2" office:value-type="string">
            <text:p text:style-name="P260"><text:span text:style-name="T21"><text:s/></text:span><text:span text:style-name="T249">@RolesAllowed</text:span><text:span text:style-name="T252">({</text:span><text:span text:style-name="T255">DIR_WS</text:span><text:span text:style-name="T252">})</text:span><text:line-break/><text:span text:style-name="T35">List</text:span><text:span text:style-name="T252">&lt;</text:span><text:span text:style-name="T35">CatEstadoEntidadWs</text:span><text:span text:style-name="T252">&gt; </text:span><text:span text:style-name="T258">obtenerCatEstadoEntidadV2</text:span><text:span text:style-name="T252">() </text:span><text:span text:style-name="T260">throws </text:span><text:span text:style-name="T35">Exception</text:span><text:span text:style-name="T252">;</text:span></text:p>
          </table:table-cell>
        </table:table-row>
        <table:table-row table:style-name="Tabla80.1">
          <table:table-cell table:style-name="Tabla80.A3" office:value-type="string">
            <text:p text:style-name="P213">Descripció:</text:p>
          </table:table-cell>
        </table:table-row>
        <table:table-row table:style-name="Tabla80.1">
          <table:table-cell table:style-name="Tabla80.A8" office:value-type="string">
            <text:p text:style-name="P39"><text:tab/>Aquest mètode serveix per obtenir tots els estats que pot tenir una entitat.</text:p>
          </table:table-cell>
        </table:table-row>
        <table:table-row table:style-name="Tabla80.1">
          <table:table-cell table:style-name="Tabla80.A3" office:value-type="string">
            <text:p text:style-name="P213">Paràmetres:</text:p>
          </table:table-cell>
        </table:table-row>
        <table:table-row table:style-name="Tabla80.1">
          <table:table-cell table:style-name="Tabla80.A8" office:value-type="string">
            <text:p text:style-name="P39"/>
          </table:table-cell>
        </table:table-row>
        <table:table-row table:style-name="Tabla80.1">
          <table:table-cell table:style-name="Tabla80.A8" office:value-type="string">
            <text:p text:style-name="P213">Resposta:</text:p>
          </table:table-cell>
        </table:table-row>
        <table:table-row table:style-name="Tabla80.1">
          <table:table-cell table:style-name="Tabla80.A8" office:value-type="string">
            <text:list xml:id="list120352170214534" text:continue-numbering="true" text:style-name="L10">
              <text:list-item>
                <text:list>
                  <text:list-item>
                    <text:list>
                      <text:list-item>
                        <text:list>
                          <text:list-item>
                            <text:p text:style-name="P404"><text:span text:style-name="T81">Llista de </text:span><text:span text:style-name="T108">CatEstadoEntidad</text:span><text:span text:style-name="T111">Ws</text:span><text:span text:style-name="T81"> , la descripció del bean CatEstadoEntidad</text:span><text:span text:style-name="T85">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7" text:outline-level="4" text:is-list-header="true"/>
      <text:h text:style-name="Heading_20_3" text:outline-level="3"><text:bookmark-start text:name="__RefHeading___Toc14442_698106445"/>obtenerCatEstadoEntidad<text:span text:style-name="T267">ByEstado</text:span>(<text:span text:style-name="T267">String estado</text:span>)<text:bookmark-end text:name="__RefHeading___Toc14442_698106445"/></text:h>
      <text:p text:style-name="P60"/>
      <table:table table:name="Tabla87" table:style-name="Tabla87">
        <table:table-column table:style-name="Tabla87.A"/>
        <table:table-row table:style-name="Tabla87.1">
          <table:table-cell table:style-name="Tabla87.A1" office:value-type="string">
            <text:p text:style-name="P216">Prototipus:</text:p>
          </table:table-cell>
        </table:table-row>
        <table:table-row table:style-name="Tabla87.1">
          <table:table-cell table:style-name="Tabla87.A2" office:value-type="string">
            <text:p text:style-name="P262"><text:span text:style-name="T249">@RolesAllowed</text:span><text:span text:style-name="T252">({</text:span><text:span text:style-name="T255">DIR_WS</text:span><text:span text:style-name="T252">})</text:span><text:line-break/><text:span text:style-name="T35">List</text:span><text:span text:style-name="T252">&lt;</text:span><text:span text:style-name="T35">CatEstadoEntidadWs</text:span><text:span text:style-name="T252">&gt; </text:span><text:span text:style-name="T258">obtenerCatEstadoEntidadByEstado</text:span><text:span text:style-name="T252">(</text:span><text:span text:style-name="T35">String </text:span><text:span text:style-name="T252">estado) </text:span><text:span text:style-name="T260">throws </text:span><text:span text:style-name="T35">Exception</text:span><text:span text:style-name="T252">;</text:span></text:p>
          </table:table-cell>
        </table:table-row>
        <table:table-row table:style-name="Tabla87.1">
          <table:table-cell table:style-name="Tabla87.A3" office:value-type="string">
            <text:p text:style-name="P216">Descripció:</text:p>
          </table:table-cell>
        </table:table-row>
        <table:table-row table:style-name="Tabla87.1">
          <table:table-cell table:style-name="Tabla87.A8" office:value-type="string">
            <text:p text:style-name="P44"><text:tab/>Aquest mètode serveix per obtenir tots els estats que pot tenir una entitat <text:span text:style-name="T267">però de l’estat indicat</text:span></text:p>
          </table:table-cell>
        </table:table-row>
        <table:table-row table:style-name="Tabla87.1">
          <table:table-cell table:style-name="Tabla87.A3" office:value-type="string">
            <text:p text:style-name="P216">Paràmetres:</text:p>
          </table:table-cell>
        </table:table-row>
        <table:table-row table:style-name="Tabla87.1">
          <table:table-cell table:style-name="Tabla87.A8" office:value-type="string">
            <text:p text:style-name="P44"/>
          </table:table-cell>
        </table:table-row>
        <table:table-row table:style-name="Tabla87.1">
          <table:table-cell table:style-name="Tabla87.A8" office:value-type="string">
            <text:p text:style-name="P216">Resposta:</text:p>
          </table:table-cell>
        </table:table-row>
        <table:table-row table:style-name="Tabla87.1">
          <table:table-cell table:style-name="Tabla87.A8" office:value-type="string">
            <text:list xml:id="list120352346832220" text:continue-numbering="true" text:style-name="L10">
              <text:list-item>
                <text:list>
                  <text:list-item>
                    <text:list>
                      <text:list-item>
                        <text:list>
                          <text:list-item>
                            <text:p text:style-name="P404"><text:span text:style-name="T81">Llista de </text:span><text:span text:style-name="T108">CatEstadoEntidad</text:span><text:span text:style-name="T111">Ws</text:span><text:span text:style-name="T81"> , la descripció del bean CatEstadoEntidad</text:span><text:span text:style-name="T85">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9" text:outline-level="4" text:is-list-header="true"/>
      <text:h text:style-name="Heading_20_3" text:outline-level="3"><text:bookmark-start text:name="__RefHeading___Toc6269_18786779111"/>obtenerCatPais<text:span text:style-name="T267">V2</text:span>()<text:bookmark-end text:name="__RefHeading___Toc6269_18786779111"/></text:h>
      <text:p text:style-name="P62"/>
      <table:table table:name="Tabla81" table:style-name="Tabla81">
        <table:table-column table:style-name="Tabla81.A"/>
        <table:table-row table:style-name="Tabla81.1">
          <table:table-cell table:style-name="Tabla81.A1" office:value-type="string">
            <text:p text:style-name="P213">Prototipus:</text:p>
          </table:table-cell>
        </table:table-row>
        <text:soft-page-break/>
        <table:table-row table:style-name="Tabla81.1">
          <table:table-cell table:style-name="Tabla81.A2" office:value-type="string">
            <text:p text:style-name="P146"><text:span text:style-name="T251">@RolesAllowed</text:span><text:span text:style-name="T254">({</text:span><text:span text:style-name="T257">DIR_WS</text:span><text:span text:style-name="T254">})</text:span><text:line-break/><text:span text:style-name="T262">List</text:span><text:span text:style-name="T254">&lt;</text:span><text:span text:style-name="T262">CatPaisWs</text:span><text:span text:style-name="T254">&gt; </text:span><text:span text:style-name="T259">obtenerCatPaisV2</text:span><text:span text:style-name="T254">() </text:span><text:span text:style-name="T261">throws </text:span><text:span text:style-name="T262">Exception</text:span><text:span text:style-name="T254">;</text:span></text:p>
          </table:table-cell>
        </table:table-row>
        <table:table-row table:style-name="Tabla81.1">
          <table:table-cell table:style-name="Tabla81.A3" office:value-type="string">
            <text:p text:style-name="P213">Descripció:</text:p>
          </table:table-cell>
        </table:table-row>
        <table:table-row table:style-name="Tabla81.1">
          <table:table-cell table:style-name="Tabla81.A8" office:value-type="string">
            <text:p text:style-name="P39"><text:tab/>Aquest mètode serveix per obtenir tots els països.</text:p>
          </table:table-cell>
        </table:table-row>
        <table:table-row table:style-name="Tabla81.1">
          <table:table-cell table:style-name="Tabla81.A3" office:value-type="string">
            <text:p text:style-name="P213">Paràmetres:</text:p>
          </table:table-cell>
        </table:table-row>
        <table:table-row table:style-name="Tabla81.1">
          <table:table-cell table:style-name="Tabla81.A8" office:value-type="string">
            <text:p text:style-name="P39"/>
          </table:table-cell>
        </table:table-row>
        <table:table-row table:style-name="Tabla81.7">
          <table:table-cell table:style-name="Tabla81.A7" office:value-type="string">
            <text:p text:style-name="P213">Resposta:</text:p>
          </table:table-cell>
        </table:table-row>
        <table:table-row table:style-name="Tabla81.1">
          <table:table-cell table:style-name="Tabla81.A8" office:value-type="string">
            <text:list xml:id="list120351909490223" text:continue-numbering="true" text:style-name="L10">
              <text:list-item>
                <text:list>
                  <text:list-item>
                    <text:list>
                      <text:list-item>
                        <text:list>
                          <text:list-item>
                            <text:p text:style-name="P405"><text:span text:style-name="T81">Llista de </text:span><text:span text:style-name="T108">CatPais</text:span><text:span text:style-name="T112">Ws</text:span><text:span text:style-name="T81"> , la descripció del bean CatPais</text:span><text:span text:style-name="T86">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15" text:outline-level="3" text:is-list-header="true"/>
      <text:h text:style-name="Heading_20_3" text:outline-level="3"><text:bookmark-start text:name="__RefHeading___Toc14444_698106445"/>obtenerCatPais<text:span text:style-name="T268">ByEstado</text:span>(<text:span text:style-name="T268">String estado</text:span>)<text:bookmark-end text:name="__RefHeading___Toc14444_698106445"/></text:h>
      <text:p text:style-name="P61"/>
      <table:table table:name="Tabla88" table:style-name="Tabla88">
        <table:table-column table:style-name="Tabla88.A"/>
        <table:table-row table:style-name="Tabla88.1">
          <table:table-cell table:style-name="Tabla88.A1" office:value-type="string">
            <text:p text:style-name="P217">Prototipus:</text:p>
          </table:table-cell>
        </table:table-row>
        <table:table-row table:style-name="Tabla88.1">
          <table:table-cell table:style-name="Tabla88.A2" office:value-type="string">
            <text:p text:style-name="P149"><text:span text:style-name="T251">@RolesAllowed</text:span><text:span text:style-name="T254">({</text:span><text:span text:style-name="T262">Dir3caibConstantes</text:span><text:span text:style-name="T254">.</text:span><text:span text:style-name="T257">DIR_WS</text:span><text:span text:style-name="T254">})</text:span><text:line-break/><text:span text:style-name="T262">List</text:span><text:span text:style-name="T254">&lt;</text:span><text:span text:style-name="T262">CatPaisWs</text:span><text:span text:style-name="T254">&gt; </text:span><text:span text:style-name="T259">obtenerCatPaisByEstado</text:span><text:span text:style-name="T254">(</text:span><text:span text:style-name="T262">String </text:span><text:span text:style-name="T254">estado) </text:span><text:span text:style-name="T261">throws </text:span><text:span text:style-name="T262">Exception</text:span><text:span text:style-name="T254">;</text:span></text:p>
          </table:table-cell>
        </table:table-row>
        <table:table-row table:style-name="Tabla88.1">
          <table:table-cell table:style-name="Tabla88.A3" office:value-type="string">
            <text:p text:style-name="P217">Descripció:</text:p>
          </table:table-cell>
        </table:table-row>
        <table:table-row table:style-name="Tabla88.1">
          <table:table-cell table:style-name="Tabla88.A8" office:value-type="string">
            <text:p text:style-name="P45"><text:tab/>Aquest mètode serveix per obtenir tots els països <text:span text:style-name="T268">de l’estat indicat.</text:span></text:p>
          </table:table-cell>
        </table:table-row>
        <table:table-row table:style-name="Tabla88.1">
          <table:table-cell table:style-name="Tabla88.A3" office:value-type="string">
            <text:p text:style-name="P217">Paràmetres:</text:p>
          </table:table-cell>
        </table:table-row>
        <table:table-row table:style-name="Tabla88.1">
          <table:table-cell table:style-name="Tabla88.A8" office:value-type="string">
            <text:p text:style-name="P45"/>
          </table:table-cell>
        </table:table-row>
        <table:table-row table:style-name="Tabla88.7">
          <table:table-cell table:style-name="Tabla88.A7" office:value-type="string">
            <text:p text:style-name="P217">Resposta:</text:p>
          </table:table-cell>
        </table:table-row>
        <table:table-row table:style-name="Tabla88.1">
          <table:table-cell table:style-name="Tabla88.A8" office:value-type="string">
            <text:list xml:id="list120350445789340" text:continue-numbering="true" text:style-name="L10">
              <text:list-item>
                <text:list>
                  <text:list-item>
                    <text:list>
                      <text:list-item>
                        <text:list>
                          <text:list-item>
                            <text:p text:style-name="P406"><text:span text:style-name="T81">Llista de </text:span><text:span text:style-name="T108">CatPais</text:span><text:span text:style-name="T112">Ws</text:span><text:span text:style-name="T81"> , la descripció del bean CatPais</text:span><text:span text:style-name="T86">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16" text:outline-level="3" text:is-list-header="true"/>
      <text:h text:style-name="P305" text:outline-level="2"><text:bookmark-start text:name="__RefHeading___Toc6271_1878677911"/>API D'Unitats <text:span text:style-name="T214">v1</text:span><text:bookmark-end text:name="__RefHeading___Toc6271_1878677911"/></text:h>
      <text:p text:style-name="P22"/>
      <text:p text:style-name="P22"><text:tab/>Aquesta API permet obtenir un arbre d'unitats a partir d'una arrel i obtenir informació d'unitats. El llistat de mètodes que conté aquesta API són:</text:p>
      <text:p text:style-name="P22"/>
      <text:list xml:id="list4040157251" text:style-name="L12">
        <text:list-item>
          <text:p text:style-name="P381">obtenerArbolUnidades</text:p>
        </text:list-item>
        <text:list-item>
          <text:p text:style-name="P397">obtenerArbolUnidadesDestinatarias</text:p>
        </text:list-item>
        <text:list-item>
          <text:p text:style-name="P381">obtenerUnidad</text:p>
        </text:list-item>
        <text:list-item>
          <text:p text:style-name="P381">buscarUnidad</text:p>
        </text:list-item>
        <text:list-item>
          <text:p text:style-name="P381">obtenerHistoricosFinales</text:p>
        </text:list-item>
        <text:list-item>
          <text:p text:style-name="P381">obtenerHistoricosFinalesSIR</text:p>
        </text:list-item>
      </text:list>
      <text:p text:style-name="P22"/>
      <text:p text:style-name="P22"/>
      <text:h text:style-name="P318" text:outline-level="3"><text:bookmark-start text:name="__RefHeading___Toc15919_737863207"/>obtenerArbolUnidades<text:bookmark-end text:name="__RefHeading___Toc15919_737863207"/></text:h>
      <text:p text:style-name="Standard"/>
      <table:table table:name="Tabla25" table:style-name="Tabla25">
        <table:table-column table:style-name="Tabla25.A"/>
        <text:soft-page-break/>
        <table:table-row table:style-name="Tabla25.1">
          <table:table-cell table:style-name="Tabla25.A1" office:value-type="string">
            <text:p text:style-name="P209">Prototipus:</text:p>
          </table:table-cell>
        </table:table-row>
        <table:table-row table:style-name="Tabla25.1">
          <table:table-cell table:style-name="Tabla25.A2" office:value-type="string">
            <text:p text:style-name="P142">@RolesAllowed({ DIR_<text:span text:style-name="T225">WS</text:span> })</text:p>
            <text:p text:style-name="P154"><text:span text:style-name="T63">public </text:span><text:span text:style-name="T115">List&lt;UnidadTF&gt; obtenerArbolUnidades(String codigo, Date fechaActualizacion, Date fechaSincronizacion)</text:span><text:span text:style-name="T62">throws </text:span><text:span text:style-name="T114">Exception;</text:span></text:p>
            <text:p text:style-name="P156"/>
          </table:table-cell>
        </table:table-row>
        <table:table-row table:style-name="Tabla25.1">
          <table:table-cell table:style-name="Tabla25.A3" office:value-type="string">
            <text:p text:style-name="P209">Descripció:</text:p>
          </table:table-cell>
        </table:table-row>
        <table:table-row table:style-name="Tabla25.1">
          <table:table-cell table:style-name="Tabla25.A8" office:value-type="string">
            <text:p text:style-name="P22">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2">Si s'indica data d'actualització, retorna les unitats que han estat actualitzades dins el període de temps indicat tenint en compte també la data de la darrera importació des de dir3 Madrid.</text:p>
            <text:p text:style-name="P22"><text:s text:c="6"/>S'empra per a <text:s/>la sincronització i actualització amb regweb</text:p>
            <text:p text:style-name="P22">El valor que retorna és l'arbre en forma de llista. </text:p>
          </table:table-cell>
        </table:table-row>
        <table:table-row table:style-name="Tabla25.1">
          <table:table-cell table:style-name="Tabla25.A3" office:value-type="string">
            <text:p text:style-name="P209">Paràmetres:</text:p>
          </table:table-cell>
        </table:table-row>
        <table:table-row table:style-name="Tabla25.1">
          <table:table-cell table:style-name="Tabla25.A8" office:value-type="string">
            <text:list xml:id="list120350680879444" text:continue-list="list120352331365581" text:style-name="L8">
              <text:list-item>
                <text:p text:style-name="P356"><text:span text:style-name="T2">String codigo</text:span>: codi de la unitat arrel</text:p>
              </text:list-item>
              <text:list-item>
                <text:p text:style-name="P356"><text:span text:style-name="T2">Date fechaActualizacion</text:span>: data de la darrera actualització</text:p>
              </text:list-item>
              <text:list-item>
                <text:p text:style-name="P356"><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209">Resposta:</text:p>
          </table:table-cell>
        </table:table-row>
        <table:table-row table:style-name="Tabla25.1">
          <table:table-cell table:style-name="Tabla25.A8" office:value-type="string">
            <text:list xml:id="list120351017450740" text:continue-list="list120351619708042" text:style-name="L9">
              <text:list-item>
                <text:list>
                  <text:list-item>
                    <text:list>
                      <text:list-item>
                        <text:list>
                          <text:list-item>
                            <text:p text:style-name="P384">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p text:style-name="P22"/>
      <text:h text:style-name="P319" text:outline-level="3"><text:bookmark-start text:name="__RefHeading___Toc6882_698106445"/>obtenerArbolUnidades<text:span text:style-name="T224">Destinatarias</text:span><text:bookmark-end text:name="__RefHeading___Toc6882_698106445"/></text:h>
      <text:p text:style-name="Standard"/>
      <table:table table:name="Tabla59" table:style-name="Tabla59">
        <table:table-column table:style-name="Tabla59.A"/>
        <table:table-row table:style-name="Tabla59.1">
          <table:table-cell table:style-name="Tabla59.A1" office:value-type="string">
            <text:p text:style-name="P210">Prototipus:</text:p>
          </table:table-cell>
        </table:table-row>
        <table:table-row table:style-name="Tabla59.1">
          <table:table-cell table:style-name="Tabla59.A2" office:value-type="string">
            <text:p text:style-name="P144">@RolesAllowed({ DIR_<text:span text:style-name="T225">WS</text:span> })</text:p>
            <text:p text:style-name="P4"><text:span text:style-name="T60">public</text:span><text:span text:style-name="T216"> </text:span><text:span text:style-name="T33">List&lt;UnidadTF&gt; obtenerArbolUnidadesDestinatarias(String codigo)</text:span><text:span text:style-name="T23"><text:line-break/></text:span><text:span text:style-name="T218"> <text:s text:c="3"/></text:span><text:span text:style-name="T61">throws</text:span><text:span text:style-name="T216"> </text:span><text:span text:style-name="T34">Exception</text:span><text:span text:style-name="T23">;</text:span></text:p>
            <text:p text:style-name="P157"/>
          </table:table-cell>
        </table:table-row>
        <table:table-row table:style-name="Tabla59.1">
          <table:table-cell table:style-name="Tabla59.A3" office:value-type="string">
            <text:p text:style-name="P210">Descripció:</text:p>
          </table:table-cell>
        </table:table-row>
        <table:table-row table:style-name="Tabla59.1">
          <table:table-cell table:style-name="Tabla59.A8" office:value-type="string">
            <text:p text:style-name="P31">Mètode que retorna una llista d’unitats que tenen oficines i que per tant són possibles destinatàries. <text:span text:style-name="T226">S’empra per les aplicacions per sebre a on dirigir la seva tramitació.</text:span></text:p>
          </table:table-cell>
        </table:table-row>
        <table:table-row table:style-name="Tabla59.1">
          <table:table-cell table:style-name="Tabla59.A3" office:value-type="string">
            <text:p text:style-name="P210">Paràmetres:</text:p>
          </table:table-cell>
        </table:table-row>
        <table:table-row table:style-name="Tabla59.1">
          <table:table-cell table:style-name="Tabla59.A8" office:value-type="string">
            <text:list xml:id="list120352284300555" text:continue-list="list120350680879444" text:style-name="L8">
              <text:list-item>
                <text:p text:style-name="P359"><text:span text:style-name="T2">String codigo</text:span>: codi de la unitat arrel</text:p>
              </text:list-item>
            </text:list>
          </table:table-cell>
        </table:table-row>
        <table:table-row table:style-name="Tabla59.1">
          <table:table-cell table:style-name="Tabla59.A3" office:value-type="string">
            <text:p text:style-name="P210">Resposta:</text:p>
          </table:table-cell>
        </table:table-row>
        <table:table-row table:style-name="Tabla59.1">
          <table:table-cell table:style-name="Tabla59.A8" office:value-type="string">
            <text:list xml:id="list370210601" text:style-name="L13">
              <text:list-item>
                <text:list>
                  <text:list-item>
                    <text:list>
                      <text:list-item>
                        <text:list>
                          <text:list-item>
                            <text:p text:style-name="P385">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5"/>
      <text:h text:style-name="P318" text:outline-level="3"><text:bookmark-start text:name="__RefHeading___Toc6273_1878677911"/>obtenerUnidad<text:bookmark-end text:name="__RefHeading___Toc6273_1878677911"/></text:h>
      <text:p text:style-name="Standard"/>
      <table:table table:name="Tabla24" table:style-name="Tabla24">
        <table:table-column table:style-name="Tabla24.A"/>
        <table:table-row table:style-name="Tabla24.1">
          <table:table-cell table:style-name="Tabla24.A1" office:value-type="string">
            <text:p text:style-name="P209">Prototipus:</text:p>
          </table:table-cell>
        </table:table-row>
        <text:soft-page-break/>
        <table:table-row table:style-name="Tabla24.1">
          <table:table-cell table:style-name="Tabla24.A2" office:value-type="string">
            <text:p text:style-name="P158"><text:s/><text:span text:style-name="T73">@RolesAllowed({ DIR_</text:span><text:span text:style-name="T74">WS</text:span><text:span text:style-name="T73"> })</text:span></text:p>
            <text:p text:style-name="P160"><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209">Descripció:</text:p>
          </table:table-cell>
        </table:table-row>
        <table:table-row table:style-name="Tabla24.1">
          <table:table-cell table:style-name="Tabla24.A8" office:value-type="string">
            <text:p text:style-name="P22"><text:s/>Mètode que retorna una UnidadTF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2"><text:s text:c="2"/></text:p>
          </table:table-cell>
        </table:table-row>
        <table:table-row table:style-name="Tabla24.1">
          <table:table-cell table:style-name="Tabla24.A3" office:value-type="string">
            <text:p text:style-name="P209">Paràmetres:</text:p>
          </table:table-cell>
        </table:table-row>
        <table:table-row table:style-name="Tabla24.1">
          <table:table-cell table:style-name="Tabla24.A8" office:value-type="string">
            <text:list xml:id="list120351970872217" text:continue-list="list120352284300555" text:style-name="L8">
              <text:list-item>
                <text:p text:style-name="P356"><text:span text:style-name="T2">String codigo</text:span>: codi de la unitat arrel</text:p>
              </text:list-item>
              <text:list-item>
                <text:p text:style-name="P356"><text:span text:style-name="T2">Date fechaActualizacion</text:span>: data de la darrera actualització amb dir3caib.</text:p>
              </text:list-item>
              <text:list-item>
                <text:p text:style-name="P356"><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209">Resposta:</text:p>
          </table:table-cell>
        </table:table-row>
        <table:table-row table:style-name="Tabla24.1">
          <table:table-cell table:style-name="Tabla24.A8" office:value-type="string">
            <text:list xml:id="list2962825278" text:style-name="L14">
              <text:list-item>
                <text:list>
                  <text:list-item>
                    <text:list>
                      <text:list-item>
                        <text:list>
                          <text:list-item>
                            <text:p text:style-name="P386">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p text:style-name="P22"/>
      <text:h text:style-name="P318" text:outline-level="3"><text:bookmark-start text:name="__RefHeading___Toc6275_1878677911"/>buscarUnidad<text:bookmark-end text:name="__RefHeading___Toc6275_1878677911"/></text:h>
      <text:p text:style-name="Standard"/>
      <table:table table:name="Tabla53" table:style-name="Tabla53">
        <table:table-column table:style-name="Tabla53.A"/>
        <table:table-row table:style-name="Tabla53.1">
          <table:table-cell table:style-name="Tabla53.A1" office:value-type="string">
            <text:p text:style-name="P209">Prototipus:</text:p>
          </table:table-cell>
        </table:table-row>
        <table:table-row table:style-name="Tabla53.1">
          <table:table-cell table:style-name="Tabla53.A2" office:value-type="string">
            <text:p text:style-name="P158"><text:s/><text:span text:style-name="T73">@RolesAllowed({ DIR_</text:span><text:span text:style-name="T74">WS</text:span><text:span text:style-name="T73"> })</text:span></text:p>
            <text:p text:style-name="P160"><text:s text:c="2"/><text:span text:style-name="T2">public</text:span> UnidadTF buscarUnidad(String codigo) <text:span text:style-name="T2">throws</text:span> Exception;</text:p>
          </table:table-cell>
        </table:table-row>
        <table:table-row table:style-name="Tabla53.1">
          <table:table-cell table:style-name="Tabla53.A3" office:value-type="string">
            <text:p text:style-name="P209">Descripció:</text:p>
          </table:table-cell>
        </table:table-row>
        <table:table-row table:style-name="Tabla53.1">
          <table:table-cell table:style-name="Tabla53.A8" office:value-type="string">
            <text:p text:style-name="P22"><text:s/>Mètode que retorna una UnidadTF a partir del codi indicat, sense tenir en compte el seu estat.</text:p>
            <text:p text:style-name="P22"><text:s text:c="2"/></text:p>
          </table:table-cell>
        </table:table-row>
        <table:table-row table:style-name="Tabla53.1">
          <table:table-cell table:style-name="Tabla53.A3" office:value-type="string">
            <text:p text:style-name="P209">Paràmetres:</text:p>
          </table:table-cell>
        </table:table-row>
        <table:table-row table:style-name="Tabla53.1">
          <table:table-cell table:style-name="Tabla53.A8" office:value-type="string">
            <text:list xml:id="list120351053872114" text:continue-list="list120351970872217" text:style-name="L8">
              <text:list-item>
                <text:p text:style-name="P356"><text:span text:style-name="T2">String codigo</text:span>: codi de la unitat</text:p>
                <text:p text:style-name="P356"/>
              </text:list-item>
            </text:list>
          </table:table-cell>
        </table:table-row>
        <table:table-row table:style-name="Tabla53.1">
          <table:table-cell table:style-name="Tabla53.A3" office:value-type="string">
            <text:p text:style-name="P209">Resposta:</text:p>
          </table:table-cell>
        </table:table-row>
        <table:table-row table:style-name="Tabla53.1">
          <table:table-cell table:style-name="Tabla53.A8" office:value-type="string">
            <text:list xml:id="list3482996326" text:style-name="L15">
              <text:list-item>
                <text:list>
                  <text:list-item>
                    <text:list>
                      <text:list-item>
                        <text:list>
                          <text:list-item>
                            <text:p text:style-name="P387">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h text:style-name="P318" text:outline-level="3"><text:bookmark-start text:name="__RefHeading___Toc6277_1878677911"/>obtenerHistoricosFinales<text:bookmark-end text:name="__RefHeading___Toc6277_1878677911"/></text:h>
      <text:p text:style-name="Standard"/>
      <table:table table:name="Tabla54" table:style-name="Tabla54">
        <table:table-column table:style-name="Tabla54.A"/>
        <table:table-row table:style-name="Tabla54.1">
          <table:table-cell table:style-name="Tabla54.A1" office:value-type="string">
            <text:p text:style-name="P209">Prototipus:</text:p>
          </table:table-cell>
        </table:table-row>
        <table:table-row table:style-name="Tabla54.1">
          <table:table-cell table:style-name="Tabla54.A2" office:value-type="string">
            <text:p text:style-name="P257">@WebMethod</text:p>
            <text:p text:style-name="P171"><text:span text:style-name="T144">@RolesAllowed</text:span>({<text:span text:style-name="T116">DIR_WS</text:span>})</text:p>
            <text:p text:style-name="P172">List&lt;UnidadTF&gt; obtenerHistoricosFinales(String codigo) <text:span text:style-name="T64">throws </text:span>Exception;</text:p>
          </table:table-cell>
        </table:table-row>
        <table:table-row table:style-name="Tabla54.1">
          <table:table-cell table:style-name="Tabla54.A3" office:value-type="string">
            <text:p text:style-name="P209">Descripció:</text:p>
          </table:table-cell>
        </table:table-row>
        <text:soft-page-break/>
        <table:table-row table:style-name="Tabla54.1">
          <table:table-cell table:style-name="Tabla54.A8" office:value-type="string">
            <text:p text:style-name="P22">Mètode que retorna les unitats que substitueixen a la unitat del codigo indicat. Aquest codigo serà d’una unitat extingida.</text:p>
          </table:table-cell>
        </table:table-row>
        <table:table-row table:style-name="Tabla54.1">
          <table:table-cell table:style-name="Tabla54.A3" office:value-type="string">
            <text:p text:style-name="P209">Paràmetres:</text:p>
          </table:table-cell>
        </table:table-row>
        <table:table-row table:style-name="Tabla54.1">
          <table:table-cell table:style-name="Tabla54.A8" office:value-type="string">
            <text:list xml:id="list120352152952834" text:continue-list="list120351053872114" text:style-name="L8">
              <text:list-item>
                <text:p text:style-name="P356"><text:span text:style-name="T2">String codigo</text:span>: codi de la unitat extingida</text:p>
              </text:list-item>
            </text:list>
          </table:table-cell>
        </table:table-row>
        <table:table-row table:style-name="Tabla54.1">
          <table:table-cell table:style-name="Tabla54.A3" office:value-type="string">
            <text:p text:style-name="P209">Resposta:</text:p>
          </table:table-cell>
        </table:table-row>
        <table:table-row table:style-name="Tabla54.1">
          <table:table-cell table:style-name="Tabla54.A8" office:value-type="string">
            <text:list xml:id="list1742325925" text:style-name="L16">
              <text:list-item>
                <text:list>
                  <text:list-item>
                    <text:list>
                      <text:list-item>
                        <text:list>
                          <text:list-item>
                            <text:p text:style-name="P388">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165"/>
      <text:h text:style-name="P318" text:outline-level="3"><text:bookmark-start text:name="__RefHeading___Toc6279_1878677911"/>obtenerHistoricosFinalesSIR<text:bookmark-end text:name="__RefHeading___Toc6279_1878677911"/></text:h>
      <text:p text:style-name="P76"/>
      <table:table table:name="Tabla55" table:style-name="Tabla55">
        <table:table-column table:style-name="Tabla55.A"/>
        <table:table-row table:style-name="Tabla55.1">
          <table:table-cell table:style-name="Tabla55.A1" office:value-type="string">
            <text:p text:style-name="P209">Prototipus:</text:p>
          </table:table-cell>
        </table:table-row>
        <table:table-row table:style-name="Tabla55.1">
          <table:table-cell table:style-name="Tabla55.A2" office:value-type="string">
            <text:p text:style-name="P258">@WebMethod</text:p>
            <text:p text:style-name="P171"><text:span text:style-name="T144">@RolesAllowed</text:span>({<text:span text:style-name="T116">DIR_WS</text:span>})</text:p>
            <text:p text:style-name="P168">List&lt;UnidadTF&gt; obtenerHistoricosFinalesSIR(String codigo) <text:span text:style-name="T64">throws </text:span>Exception;</text:p>
          </table:table-cell>
        </table:table-row>
        <table:table-row table:style-name="Tabla55.1">
          <table:table-cell table:style-name="Tabla55.A3" office:value-type="string">
            <text:p text:style-name="P209">Descripció:</text:p>
          </table:table-cell>
        </table:table-row>
        <table:table-row table:style-name="Tabla55.1">
          <table:table-cell table:style-name="Tabla55.A8" office:value-type="string">
            <text:p text:style-name="P22">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55.1">
          <table:table-cell table:style-name="Tabla55.A3" office:value-type="string">
            <text:p text:style-name="P209">Paràmetres:</text:p>
          </table:table-cell>
        </table:table-row>
        <table:table-row table:style-name="Tabla55.1">
          <table:table-cell table:style-name="Tabla55.A8" office:value-type="string">
            <text:list xml:id="list120351524091999" text:continue-list="list120352152952834" text:style-name="L8">
              <text:list-item>
                <text:p text:style-name="P356"><text:span text:style-name="T2">String codigo</text:span>: codi de la unitat extingida</text:p>
              </text:list-item>
            </text:list>
          </table:table-cell>
        </table:table-row>
        <table:table-row table:style-name="Tabla55.1">
          <table:table-cell table:style-name="Tabla55.A3" office:value-type="string">
            <text:p text:style-name="P209">Resposta:</text:p>
          </table:table-cell>
        </table:table-row>
        <table:table-row table:style-name="Tabla55.1">
          <table:table-cell table:style-name="Tabla55.A8" office:value-type="string">
            <text:list xml:id="list1996259713" text:style-name="L17">
              <text:list-item>
                <text:list>
                  <text:list-item>
                    <text:list>
                      <text:list-item>
                        <text:list>
                          <text:list-item>
                            <text:p text:style-name="P389">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22"/>
      <text:p text:style-name="P22"/>
      <text:h text:style-name="P307" text:outline-level="2"><text:bookmark-start text:name="__RefHeading___Toc6884_698106445"/>API d’Unitats <text:span text:style-name="T271">v</text:span>2<text:bookmark-end text:name="__RefHeading___Toc6884_698106445"/></text:h>
      <text:p text:style-name="P105">La nova versió V2 de l’API d’unitats proporciona la mateixa funcionalitat que la versió 1 però el que canvia és la informació que es retorna. Bàsicament, es retorna més informació a les Unitats i Oficines. <text:span text:style-name="T227">Els mètodes segueixen la mateixa nomenclatura; simplement s’ha afegit V2 als nous mètodes</text:span></text:p>
      <text:p text:style-name="P23"/>
      <text:list xml:id="list120352378036464" text:continue-list="list4040157251" text:style-name="L12">
        <text:list-item>
          <text:p text:style-name="P382">obtenerArbolUnidades<text:span text:style-name="T227">V2</text:span></text:p>
        </text:list-item>
        <text:list-item>
          <text:p text:style-name="P398">obtenerArbolUnidadesDestinatarias<text:span text:style-name="T227">V2</text:span></text:p>
        </text:list-item>
        <text:list-item>
          <text:p text:style-name="P382">obtenerUnidad<text:span text:style-name="T227">V2</text:span></text:p>
        </text:list-item>
        <text:list-item>
          <text:p text:style-name="P382">buscarUnidad<text:span text:style-name="T227">V2</text:span></text:p>
        </text:list-item>
        <text:list-item>
          <text:p text:style-name="P382">obtenerHistoricosFinales<text:span text:style-name="T227">V2</text:span></text:p>
        </text:list-item>
        <text:list-item>
          <text:p text:style-name="P382">obtenerHistoricosFinalesSIR<text:span text:style-name="T227">V2</text:span></text:p>
        </text:list-item>
      </text:list>
      <text:p text:style-name="P23"/>
      <text:p text:style-name="P23"/>
      <text:h text:style-name="P320" text:outline-level="3"><text:bookmark-start text:name="__RefHeading___Toc15919_7378632071"/><text:soft-page-break/>obtenerArbolUnidades<text:span text:style-name="T228">V2</text:span><text:bookmark-end text:name="__RefHeading___Toc15919_7378632071"/></text:h>
      <text:p text:style-name="P34"/>
      <table:table table:name="Tabla60" table:style-name="Tabla60">
        <table:table-column table:style-name="Tabla60.A"/>
        <table:table-row table:style-name="Tabla60.1">
          <table:table-cell table:style-name="Tabla60.A1" office:value-type="string">
            <text:p text:style-name="P211">Prototipus:</text:p>
          </table:table-cell>
        </table:table-row>
        <table:table-row table:style-name="Tabla60.1">
          <table:table-cell table:style-name="Tabla60.A2" office:value-type="string">
            <text:p text:style-name="P145">@RolesAllowed({ DIR_<text:span text:style-name="T225">WS</text:span> })</text:p>
            <text:p text:style-name="P155"><text:span text:style-name="T66">public </text:span><text:span text:style-name="T8">List&lt;Unidad</text:span><text:span text:style-name="T9">Ws</text:span><text:span text:style-name="T8">&gt; obtenerArbolUnidades</text:span><text:span text:style-name="T9">V2</text:span><text:span text:style-name="T8">(String codigo, Date fechaActualizacion, Date fechaSincronizacion)</text:span><text:span text:style-name="T64">throws </text:span>Exception;</text:p>
            <text:p text:style-name="P159"/>
          </table:table-cell>
        </table:table-row>
        <table:table-row table:style-name="Tabla60.1">
          <table:table-cell table:style-name="Tabla60.A3" office:value-type="string">
            <text:p text:style-name="P211">Descripció:</text:p>
          </table:table-cell>
        </table:table-row>
        <table:table-row table:style-name="Tabla60.1">
          <table:table-cell table:style-name="Tabla60.A8" office:value-type="string">
            <text:p text:style-name="P23">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3">Si s'indica data d'actualització, retorna les unitats que han estat actualitzades dins el període de temps indicat tenint en compte també la data de la darrera importació des de dir3 Madrid.</text:p>
            <text:p text:style-name="P23"><text:s text:c="6"/>S'empra per a <text:s/>la sincronització i actualització amb regweb</text:p>
            <text:p text:style-name="P23">El valor que retorna és l'arbre en forma de llista. </text:p>
          </table:table-cell>
        </table:table-row>
        <table:table-row table:style-name="Tabla60.1">
          <table:table-cell table:style-name="Tabla60.A3" office:value-type="string">
            <text:p text:style-name="P211">Paràmetres:</text:p>
          </table:table-cell>
        </table:table-row>
        <table:table-row table:style-name="Tabla60.1">
          <table:table-cell table:style-name="Tabla60.A8" office:value-type="string">
            <text:list xml:id="list3173634788" text:style-name="L18">
              <text:list-item>
                <text:p text:style-name="P360"><text:span text:style-name="T2">String codigo</text:span>: codi de la unitat arrel</text:p>
              </text:list-item>
              <text:list-item>
                <text:p text:style-name="P360"><text:span text:style-name="T2">Date fechaActualizacion</text:span>: data de la darrera actualització</text:p>
              </text:list-item>
              <text:list-item>
                <text:p text:style-name="P360"><text:span text:style-name="T2">Date fechaSincronizacion</text:span>: data en la que es va fer la primera sincronització amb dir3caib.</text:p>
              </text:list-item>
            </text:list>
          </table:table-cell>
        </table:table-row>
        <table:table-row table:style-name="Tabla60.1">
          <table:table-cell table:style-name="Tabla60.A3" office:value-type="string">
            <text:p text:style-name="P211">Resposta:</text:p>
          </table:table-cell>
        </table:table-row>
        <table:table-row table:style-name="Tabla60.1">
          <table:table-cell table:style-name="Tabla60.A8" office:value-type="string">
            <text:list xml:id="list2329744402" text:style-name="L19">
              <text:list-item>
                <text:list>
                  <text:list-item>
                    <text:list>
                      <text:list-item>
                        <text:list>
                          <text:list-item>
                            <text:p text:style-name="P390">Llista d'Unidad<text:span text:style-name="T228">Ws</text:span> , la descripció del bean Unidad<text:span text:style-name="T228">Ws</text:span> es pot veure a l'apartat </text:p>
                            <text:p text:style-name="P390"><text:bookmark-ref text:reference-format="chapter" text:ref-name="__RefHeading__6818_1236556764"/><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320" text:outline-level="3"><text:bookmark-start text:name="__RefHeading___Toc6886_698106445"/>obtenerArbolUnidades<text:span text:style-name="T224">DestinatariasV2</text:span><text:bookmark-end text:name="__RefHeading___Toc6886_698106445"/></text:h>
      <text:p text:style-name="P34"/>
      <table:table table:name="Tabla61" table:style-name="Tabla61">
        <table:table-column table:style-name="Tabla61.A"/>
        <table:table-row table:style-name="Tabla61.1">
          <table:table-cell table:style-name="Tabla61.A1" office:value-type="string">
            <text:p text:style-name="P211">Prototipus:</text:p>
          </table:table-cell>
        </table:table-row>
        <table:table-row table:style-name="Tabla61.1">
          <table:table-cell table:style-name="Tabla61.A2" office:value-type="string">
            <text:p text:style-name="P145">@RolesAllowed({ DIR_<text:span text:style-name="T225">WS</text:span> })</text:p>
            <text:p text:style-name="P5"><text:span text:style-name="T60">public</text:span><text:span text:style-name="T216"> </text:span><text:span text:style-name="T18">List&lt;Unidad</text:span><text:span text:style-name="T19">Ws</text:span><text:span text:style-name="T18">&gt; obtenerArbolUnidadesDestinatarias</text:span><text:span text:style-name="T19">V2</text:span><text:span text:style-name="T18">(String codigo)</text:span><text:span text:style-name="T23"><text:line-break/></text:span><text:span text:style-name="T218"> <text:s text:c="3"/></text:span><text:span text:style-name="T61">throws</text:span><text:span text:style-name="T216"> </text:span><text:span text:style-name="T20">Exception</text:span><text:span text:style-name="T23">;</text:span></text:p>
            <text:p text:style-name="P159"/>
          </table:table-cell>
        </table:table-row>
        <table:table-row table:style-name="Tabla61.1">
          <table:table-cell table:style-name="Tabla61.A3" office:value-type="string">
            <text:p text:style-name="P211">Descripció:</text:p>
          </table:table-cell>
        </table:table-row>
        <table:table-row table:style-name="Tabla61.1">
          <table:table-cell table:style-name="Tabla61.A8" office:value-type="string">
            <text:p text:style-name="P32">Mètode que retorna una llista d’unitats que tenen oficines i que per tant són possibles destinatàries. <text:span text:style-name="T226">S’empra per les aplicacions per sebre a on dirigir la seva tramitació.</text:span></text:p>
          </table:table-cell>
        </table:table-row>
        <table:table-row table:style-name="Tabla61.1">
          <table:table-cell table:style-name="Tabla61.A3" office:value-type="string">
            <text:p text:style-name="P211">Paràmetres:</text:p>
          </table:table-cell>
        </table:table-row>
        <table:table-row table:style-name="Tabla61.1">
          <table:table-cell table:style-name="Tabla61.A8" office:value-type="string">
            <text:list xml:id="list120351451311620" text:continue-list="list3173634788" text:style-name="L18">
              <text:list-item>
                <text:p text:style-name="P360"><text:span text:style-name="T2">String codigo</text:span>: codi de la unitat arrel</text:p>
              </text:list-item>
            </text:list>
          </table:table-cell>
        </table:table-row>
        <table:table-row table:style-name="Tabla61.1">
          <table:table-cell table:style-name="Tabla61.A3" office:value-type="string">
            <text:p text:style-name="P211">Resposta:</text:p>
          </table:table-cell>
        </table:table-row>
        <table:table-row table:style-name="Tabla61.1">
          <table:table-cell table:style-name="Tabla61.A8" office:value-type="string">
            <text:list xml:id="list974793713" text:style-name="L20">
              <text:list-item>
                <text:list>
                  <text:list-item>
                    <text:list>
                      <text:list-item>
                        <text:list>
                          <text:list-item>
                            <text:p text:style-name="P391">Llista d'Unidad<text:span text:style-name="T228">Ws</text:span> , la descripció del bean Unidad<text:span text:style-name="T228">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h text:style-name="P320" text:outline-level="3"><text:bookmark-start text:name="__RefHeading___Toc6273_18786779111"/><text:soft-page-break/>obtenerUnidad<text:span text:style-name="T228">V2</text:span><text:bookmark-end text:name="__RefHeading___Toc6273_18786779111"/></text:h>
      <text:p text:style-name="Standard"/>
      <table:table table:name="Tabla62" table:style-name="Tabla62">
        <table:table-column table:style-name="Tabla62.A"/>
        <table:table-row table:style-name="Tabla62.1">
          <table:table-cell table:style-name="Tabla62.A1" office:value-type="string">
            <text:p text:style-name="P211">Prototipus:</text:p>
          </table:table-cell>
        </table:table-row>
        <table:table-row table:style-name="Tabla62.1">
          <table:table-cell table:style-name="Tabla62.A2" office:value-type="string">
            <text:p text:style-name="P159"><text:s/><text:span text:style-name="T73">@RolesAllowed({ DIR_</text:span><text:span text:style-name="T74">WS</text:span><text:span text:style-name="T73"> })</text:span></text:p>
            <text:p text:style-name="P161"><text:s text:c="2"/><text:span text:style-name="T70">public</text:span> <text:span text:style-name="T2">Unidad</text:span><text:span text:style-name="T3">Ws</text:span><text:span text:style-name="T2"> obtenerUnidad(String codigo, Date fechaActualizacion, Date fechaSincronizacion)</text:span> <text:span text:style-name="T70">throws</text:span> <text:span text:style-name="T2">Exception</text:span>;</text:p>
          </table:table-cell>
        </table:table-row>
        <table:table-row table:style-name="Tabla62.1">
          <table:table-cell table:style-name="Tabla62.A3" office:value-type="string">
            <text:p text:style-name="P211">Descripció:</text:p>
          </table:table-cell>
        </table:table-row>
        <table:table-row table:style-name="Tabla62.1">
          <table:table-cell table:style-name="Tabla62.A8" office:value-type="string">
            <text:p text:style-name="P23"><text:s/>Mètode que retorna una Unidad<text:span text:style-name="T229">Ws</text:span>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3"><text:s text:c="2"/></text:p>
          </table:table-cell>
        </table:table-row>
        <table:table-row table:style-name="Tabla62.1">
          <table:table-cell table:style-name="Tabla62.A3" office:value-type="string">
            <text:p text:style-name="P211">Paràmetres:</text:p>
          </table:table-cell>
        </table:table-row>
        <table:table-row table:style-name="Tabla62.1">
          <table:table-cell table:style-name="Tabla62.A8" office:value-type="string">
            <text:list xml:id="list120351854123005" text:continue-list="list120351451311620" text:style-name="L18">
              <text:list-item>
                <text:p text:style-name="P360"><text:span text:style-name="T2">String codigo</text:span>: codi de la unitat arrel</text:p>
              </text:list-item>
              <text:list-item>
                <text:p text:style-name="P360"><text:span text:style-name="T2">Date fechaActualizacion</text:span>: data de la darrera actualització amb dir3caib.</text:p>
              </text:list-item>
              <text:list-item>
                <text:p text:style-name="P360"><text:span text:style-name="T2">Date fechaSincronizacion</text:span>: data en la que es va fer la primera sincronització amb dir3caib.</text:p>
              </text:list-item>
            </text:list>
          </table:table-cell>
        </table:table-row>
        <table:table-row table:style-name="Tabla62.1">
          <table:table-cell table:style-name="Tabla62.A3" office:value-type="string">
            <text:p text:style-name="P211">Resposta:</text:p>
          </table:table-cell>
        </table:table-row>
        <table:table-row table:style-name="Tabla62.1">
          <table:table-cell table:style-name="Tabla62.A8" office:value-type="string">
            <text:list xml:id="list1643435959" text:style-name="L21">
              <text:list-item>
                <text:list>
                  <text:list-item>
                    <text:list>
                      <text:list-item>
                        <text:list>
                          <text:list-item>
                            <text:p text:style-name="P392">Unidad<text:span text:style-name="T229">WS</text:span> (la unitat en qüestió). La descripció del bean Unidad<text:span text:style-name="T229">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320" text:outline-level="3"><text:bookmark-start text:name="__RefHeading___Toc6275_18786779111"/>buscarUnidad<text:span text:style-name="T230">V2</text:span><text:bookmark-end text:name="__RefHeading___Toc6275_18786779111"/></text:h>
      <text:p text:style-name="Standard"/>
      <table:table table:name="Tabla63" table:style-name="Tabla63">
        <table:table-column table:style-name="Tabla63.A"/>
        <table:table-row table:style-name="Tabla63.1">
          <table:table-cell table:style-name="Tabla63.A1" office:value-type="string">
            <text:p text:style-name="P211">Prototipus:</text:p>
          </table:table-cell>
        </table:table-row>
        <table:table-row table:style-name="Tabla63.1">
          <table:table-cell table:style-name="Tabla63.A2" office:value-type="string">
            <text:p text:style-name="P159"><text:s/><text:span text:style-name="T73">@RolesAllowed({ DIR_</text:span><text:span text:style-name="T74">WS</text:span><text:span text:style-name="T73"> })</text:span></text:p>
            <text:p text:style-name="P161"><text:s text:c="2"/><text:span text:style-name="T70">public</text:span> <text:span text:style-name="T2">Unidad</text:span><text:span text:style-name="T3">Ws</text:span><text:span text:style-name="T2"> buscarUnidad(String codigo)</text:span> <text:span text:style-name="T70">throws</text:span> <text:span text:style-name="T2">Exception</text:span>;</text:p>
          </table:table-cell>
        </table:table-row>
        <table:table-row table:style-name="Tabla63.1">
          <table:table-cell table:style-name="Tabla63.A3" office:value-type="string">
            <text:p text:style-name="P211">Descripció:</text:p>
          </table:table-cell>
        </table:table-row>
        <table:table-row table:style-name="Tabla63.1">
          <table:table-cell table:style-name="Tabla63.A8" office:value-type="string">
            <text:p text:style-name="P23"><text:s/>Mètode que retorna una Unidad<text:span text:style-name="T231">Ws</text:span> a partir del codi indicat, sense tenir en compte el seu estat.</text:p>
            <text:p text:style-name="P23"><text:s text:c="2"/></text:p>
          </table:table-cell>
        </table:table-row>
        <table:table-row table:style-name="Tabla63.1">
          <table:table-cell table:style-name="Tabla63.A3" office:value-type="string">
            <text:p text:style-name="P211">Paràmetres:</text:p>
          </table:table-cell>
        </table:table-row>
        <table:table-row table:style-name="Tabla63.1">
          <table:table-cell table:style-name="Tabla63.A8" office:value-type="string">
            <text:list xml:id="list120352227040819" text:continue-list="list120351854123005" text:style-name="L18">
              <text:list-item>
                <text:p text:style-name="P360"><text:span text:style-name="T2">String codigo</text:span>: codi de la unitat</text:p>
                <text:p text:style-name="P360"/>
              </text:list-item>
            </text:list>
          </table:table-cell>
        </table:table-row>
        <table:table-row table:style-name="Tabla63.1">
          <table:table-cell table:style-name="Tabla63.A3" office:value-type="string">
            <text:p text:style-name="P211">Resposta:</text:p>
          </table:table-cell>
        </table:table-row>
        <table:table-row table:style-name="Tabla63.1">
          <table:table-cell table:style-name="Tabla63.A8" office:value-type="string">
            <text:list xml:id="list1474813556" text:style-name="L22">
              <text:list-item>
                <text:list>
                  <text:list-item>
                    <text:list>
                      <text:list-item>
                        <text:list>
                          <text:list-item>
                            <text:p text:style-name="P393">Unidad<text:span text:style-name="T231">Ws</text:span> (la unitat en qüestió). La descripció del bean Unidad<text:span text:style-name="T231">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320" text:outline-level="3"><text:bookmark-start text:name="__RefHeading___Toc6277_18786779111"/>obtenerHistoricosFinales<text:span text:style-name="T231">V2</text:span><text:bookmark-end text:name="__RefHeading___Toc6277_18786779111"/></text:h>
      <text:p text:style-name="Standard"/>
      <table:table table:name="Tabla64" table:style-name="Tabla64">
        <table:table-column table:style-name="Tabla64.A"/>
        <table:table-row table:style-name="Tabla64.1">
          <table:table-cell table:style-name="Tabla64.A1" office:value-type="string">
            <text:p text:style-name="P211">Prototipus:</text:p>
          </table:table-cell>
        </table:table-row>
        <text:soft-page-break/>
        <table:table-row table:style-name="Tabla64.1">
          <table:table-cell table:style-name="Tabla64.A2" office:value-type="string">
            <text:p text:style-name="P167"><text:span text:style-name="T144">@RolesAllowed</text:span>({<text:span text:style-name="T116">DIR_WS</text:span>})</text:p>
            <text:p text:style-name="P173"><text:span text:style-name="T60">public </text:span><text:span text:style-name="T117">List&lt;Unidad</text:span><text:span text:style-name="T118">Ws</text:span><text:span text:style-name="T117">&gt; obtenerHistoricosFinales(String codigo)</text:span> <text:span text:style-name="T64">throws </text:span><text:span text:style-name="T117">Exception</text:span>;</text:p>
          </table:table-cell>
        </table:table-row>
        <table:table-row table:style-name="Tabla64.1">
          <table:table-cell table:style-name="Tabla64.A3" office:value-type="string">
            <text:p text:style-name="P211">Descripció:</text:p>
          </table:table-cell>
        </table:table-row>
        <table:table-row table:style-name="Tabla64.1">
          <table:table-cell table:style-name="Tabla64.A8" office:value-type="string">
            <text:p text:style-name="P23">Mètode que retorna les unitats que substitueixen a la unitat del codigo indicat. Aquest codigo serà d’una unitat extingida.</text:p>
          </table:table-cell>
        </table:table-row>
        <table:table-row table:style-name="Tabla64.1">
          <table:table-cell table:style-name="Tabla64.A3" office:value-type="string">
            <text:p text:style-name="P211">Paràmetres:</text:p>
          </table:table-cell>
        </table:table-row>
        <table:table-row table:style-name="Tabla64.1">
          <table:table-cell table:style-name="Tabla64.A8" office:value-type="string">
            <text:list xml:id="list120351410885263" text:continue-list="list120352227040819" text:style-name="L18">
              <text:list-item>
                <text:p text:style-name="P360"><text:span text:style-name="T2">String codigo</text:span>: codi de la unitat extingida</text:p>
              </text:list-item>
            </text:list>
          </table:table-cell>
        </table:table-row>
        <table:table-row table:style-name="Tabla64.1">
          <table:table-cell table:style-name="Tabla64.A3" office:value-type="string">
            <text:p text:style-name="P211">Resposta:</text:p>
          </table:table-cell>
        </table:table-row>
        <table:table-row table:style-name="Tabla64.1">
          <table:table-cell table:style-name="Tabla64.A8" office:value-type="string">
            <text:list xml:id="list1502974480" text:style-name="L23">
              <text:list-item>
                <text:list>
                  <text:list-item>
                    <text:list>
                      <text:list-item>
                        <text:list>
                          <text:list-item>
                            <text:p text:style-name="P394">Llista d'Unidad<text:span text:style-name="T231">Ws</text:span> , la descripció del bean Unidad<text:span text:style-name="T231">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0"/>
      <text:p text:style-name="P166"/>
      <text:h text:style-name="P320" text:outline-level="3"><text:bookmark-start text:name="__RefHeading___Toc6279_18786779111"/>obtenerHistoricosFinalesSIR<text:span text:style-name="T232">V2</text:span><text:bookmark-end text:name="__RefHeading___Toc6279_18786779111"/></text:h>
      <text:p text:style-name="Standard"/>
      <table:table table:name="Tabla65" table:style-name="Tabla65">
        <table:table-column table:style-name="Tabla65.A"/>
        <table:table-row table:style-name="Tabla65.1">
          <table:table-cell table:style-name="Tabla65.A1" office:value-type="string">
            <text:p text:style-name="P211">Prototipus:</text:p>
          </table:table-cell>
        </table:table-row>
        <table:table-row table:style-name="Tabla65.1">
          <table:table-cell table:style-name="Tabla65.A2" office:value-type="string">
            <text:p text:style-name="P167"><text:span text:style-name="T144">@RolesAllowed</text:span>({<text:span text:style-name="T116">DIR_WS</text:span>})</text:p>
            <text:p text:style-name="P169"><text:span text:style-name="T60">public </text:span>&lt;<text:span text:style-name="T117">Unidad</text:span><text:span text:style-name="T118">Ws</text:span><text:span text:style-name="T117">&gt; obtenerHistoricosFinalesSIR</text:span><text:span text:style-name="T119">V2</text:span><text:span text:style-name="T117">(String codigo)</text:span> <text:span text:style-name="T64">throws </text:span><text:span text:style-name="T117">Exception</text:span>;</text:p>
          </table:table-cell>
        </table:table-row>
        <table:table-row table:style-name="Tabla65.1">
          <table:table-cell table:style-name="Tabla65.A3" office:value-type="string">
            <text:p text:style-name="P211">Descripció:</text:p>
          </table:table-cell>
        </table:table-row>
        <table:table-row table:style-name="Tabla65.1">
          <table:table-cell table:style-name="Tabla65.A8" office:value-type="string">
            <text:p text:style-name="P23">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65.1">
          <table:table-cell table:style-name="Tabla65.A3" office:value-type="string">
            <text:p text:style-name="P211">Paràmetres:</text:p>
          </table:table-cell>
        </table:table-row>
        <table:table-row table:style-name="Tabla65.1">
          <table:table-cell table:style-name="Tabla65.A8" office:value-type="string">
            <text:list xml:id="list120350778053700" text:continue-list="list120351410885263" text:style-name="L18">
              <text:list-item>
                <text:p text:style-name="P360"><text:span text:style-name="T2">String codigo</text:span>: codi de la unitat extingida</text:p>
              </text:list-item>
            </text:list>
          </table:table-cell>
        </table:table-row>
        <table:table-row table:style-name="Tabla65.1">
          <table:table-cell table:style-name="Tabla65.A3" office:value-type="string">
            <text:p text:style-name="P211">Resposta:</text:p>
          </table:table-cell>
        </table:table-row>
        <table:table-row table:style-name="Tabla65.1">
          <table:table-cell table:style-name="Tabla65.A8" office:value-type="string">
            <text:list xml:id="list2308515474" text:style-name="L24">
              <text:list-item>
                <text:list>
                  <text:list-item>
                    <text:list>
                      <text:list-item>
                        <text:list>
                          <text:list-item>
                            <text:p text:style-name="P395">Llista d'Unidad<text:span text:style-name="T232">Ws</text:span> , la descripció del bean Unidad<text:span text:style-name="T232">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0"/>
      <text:h text:style-name="P305" text:outline-level="2"><text:bookmark-start text:name="__RefHeading___Toc6281_1878677911"/><text:bookmark-start text:name="__RefNumPara__7462_2083463020"/>API d'Oficines <text:span text:style-name="T272">v1</text:span> <text:bookmark-end text:name="__RefHeading___Toc6281_1878677911"/><text:bookmark-end text:name="__RefNumPara__7462_2083463020"/></text:h>
      <text:p text:style-name="P11"/>
      <text:p text:style-name="P37"><text:span text:style-name="T108"><text:tab/>La següent API permet obtenir les oficines relacionades amb unitats depenent de certs criteris. </text:span><text:span text:style-name="T81">El llistat de mètodes que conté aquesta API són:</text:span></text:p>
      <text:p text:style-name="P11"/>
      <text:list xml:id="list120352516014834" text:continue-list="list120352378036464" text:style-name="L12">
        <text:list-item>
          <text:p text:style-name="P381">obtenerOficina</text:p>
        </text:list-item>
        <text:list-item>
          <text:p text:style-name="P381">obtenerArbolOficinas</text:p>
        </text:list-item>
        <text:list-item>
          <text:p text:style-name="P381">obtenerOficinasSIRUnidad</text:p>
        </text:list-item>
      </text:list>
      <text:p text:style-name="P22"/>
      <text:p text:style-name="P29"/>
      <text:h text:style-name="P318" text:outline-level="3"><text:bookmark-start text:name="__RefHeading___Toc6283_1878677911"/><text:soft-page-break/>obtenerOficina<text:bookmark-end text:name="__RefHeading___Toc6283_1878677911"/></text:h>
      <text:list xml:id="list2578038318" text:style-name="L25">
        <text:list-header>
          <text:p text:style-name="P408"/>
        </text:list-header>
      </text:list>
      <table:table table:name="Tabla95" table:style-name="Tabla95">
        <table:table-column table:style-name="Tabla95.A"/>
        <table:table-row table:style-name="Tabla95.1">
          <table:table-cell table:style-name="Tabla95.A1" office:value-type="string">
            <text:p text:style-name="P209">Prototipus:</text:p>
          </table:table-cell>
        </table:table-row>
        <table:table-row table:style-name="Tabla95.1">
          <table:table-cell table:style-name="Tabla95.A2" office:value-type="string">
            <text:p text:style-name="P150">@RolesAllowed({ DIR_ADMIN })</text:p>
            <text:p text:style-name="P201"><text:span text:style-name="T25">public</text:span><text:span text:style-name="T12"> OficinaTF obtenerOficina(String codigo, Date fechaActualizacion, Date fechaSincronizacion) </text:span><text:span text:style-name="T25">throws</text:span><text:span text:style-name="T12"> Exception;</text:span></text:p>
          </table:table-cell>
        </table:table-row>
        <table:table-row table:style-name="Tabla95.1">
          <table:table-cell table:style-name="Tabla95.A3" office:value-type="string">
            <text:p text:style-name="P209">Descripció:</text:p>
          </table:table-cell>
        </table:table-row>
        <table:table-row table:style-name="Tabla95.1">
          <table:table-cell table:style-name="Tabla95.A8" office:value-type="string">
            <text:p text:style-name="P11"/>
            <text:p text:style-name="P11"><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209">Paràmetres:</text:p>
          </table:table-cell>
        </table:table-row>
        <table:table-row table:style-name="Tabla95.1">
          <table:table-cell table:style-name="Tabla95.A8" office:value-type="string">
            <text:list xml:id="list120351021892112" text:continue-list="list120351524091999" text:style-name="L8">
              <text:list-item>
                <text:p text:style-name="P510"><text:span text:style-name="T2">String codigo</text:span>: <text:span text:style-name="T108">Codi de l'oficina</text:span><text:span text:style-name="T81">.</text:span></text:p>
              </text:list-item>
              <text:list-item>
                <text:p text:style-name="P510"><text:span text:style-name="T2">Date </text:span><text:span text:style-name="T7">fechaActualizacion</text:span>: <text:s/>data <text:span text:style-name="T108"><text:s/>en la que es fa l'actualització.</text:span></text:p>
              </text:list-item>
              <text:list-item>
                <text:p text:style-name="P510"><text:span text:style-name="T7">Date fechaSincronizacion</text:span><text:span text:style-name="T108">: data en la que es va fer la primera sincronització.</text:span></text:p>
              </text:list-item>
            </text:list>
          </table:table-cell>
        </table:table-row>
        <table:table-row table:style-name="Tabla95.1">
          <table:table-cell table:style-name="Tabla95.A3" office:value-type="string">
            <text:p text:style-name="P209">Resposta:</text:p>
          </table:table-cell>
        </table:table-row>
        <table:table-row table:style-name="Tabla95.1">
          <table:table-cell table:style-name="Tabla95.A8" office:value-type="string">
            <text:list xml:id="list2342404200" text:style-name="L26">
              <text:list-item>
                <text:p text:style-name="P511"><text:span text:style-name="T2">OficinaTF</text:span>: Les dades de l'oficina en qüestió. El bean que la descriu es pot consultar a <text:span text:style-name="T80">l'apartat </text:span><text:span text:style-name="T80"><text:bookmark-ref text:reference-format="number-all-superior" text:ref-name="__RefHeading__7106_1236556764">3.9.-</text:bookmark-ref></text:span><text:span text:style-name="T80"><text:bookmark-ref text:reference-format="text" text:ref-name="__RefHeading__7106_1236556764">Classe OficinaTF</text:bookmark-ref></text:span></text:p>
              </text:list-item>
            </text:list>
          </table:table-cell>
        </table:table-row>
      </table:table>
      <text:p text:style-name="P11"/>
      <text:h text:style-name="P318" text:outline-level="3"><text:bookmark-start text:name="__RefHeading___Toc6285_1878677911"/>obtenerArbolOficinas<text:bookmark-end text:name="__RefHeading___Toc6285_1878677911"/></text:h>
      <text:p text:style-name="P11"/>
      <table:table table:name="Tabla94" table:style-name="Tabla94">
        <table:table-column table:style-name="Tabla94.A"/>
        <table:table-row table:style-name="Tabla94.1">
          <table:table-cell table:style-name="Tabla94.A1" office:value-type="string">
            <text:p text:style-name="P209">Prototipus:</text:p>
          </table:table-cell>
        </table:table-row>
        <table:table-row table:style-name="Tabla94.1">
          <table:table-cell table:style-name="Tabla94.A2" office:value-type="string">
            <text:p text:style-name="P150">@RolesAllowed({ DIR_ADMIN })</text:p>
            <text:p text:style-name="P201"><text:span text:style-name="T25">public</text:span><text:span text:style-name="T12"> List&lt;OficinaTF&gt; obtenerArbolOficinas(String codigo, Date fechaActualizacion, Date fechaSincronizacion) </text:span><text:span text:style-name="T25">throws</text:span><text:span text:style-name="T12"> Exception;</text:span></text:p>
          </table:table-cell>
        </table:table-row>
        <table:table-row table:style-name="Tabla94.1">
          <table:table-cell table:style-name="Tabla94.A3" office:value-type="string">
            <text:p text:style-name="P209">Descripció:</text:p>
          </table:table-cell>
        </table:table-row>
        <table:table-row table:style-name="Tabla94.1">
          <table:table-cell table:style-name="Tabla94.A8" office:value-type="string">
            <text:p text:style-name="P11"><text:tab/><text:span text:style-name="T8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2">Si s'indica data d'actualització, retorna les oficines que han estat actualitzades dins el període de temps indicat considerant també la data de la darrera importació des de dir3 Madrid.</text:p>
            <text:p text:style-name="P22"><text:s text:c="6"/>S'empra per a <text:s/>la sincronització i actualització amb regweb</text:p>
            <text:p text:style-name="P22">El valor que retorna és l'arbre en forma de llista. </text:p>
          </table:table-cell>
        </table:table-row>
        <table:table-row table:style-name="Tabla94.1">
          <table:table-cell table:style-name="Tabla94.A3" office:value-type="string">
            <text:p text:style-name="P209">Paràmetres:</text:p>
          </table:table-cell>
        </table:table-row>
        <table:table-row table:style-name="Tabla94.1">
          <table:table-cell table:style-name="Tabla94.A8" office:value-type="string">
            <text:list xml:id="list120352554308151" text:continue-list="list120351021892112" text:style-name="L8">
              <text:list-item>
                <text:p text:style-name="P356"><text:span text:style-name="T2">String codigo</text:span>: codi de la unitat</text:p>
              </text:list-item>
              <text:list-item>
                <text:p text:style-name="P356"><text:span text:style-name="T2">Date <text:s/>fechaActualizacion</text:span>: data de la darrera actualització amb dir3caib.</text:p>
              </text:list-item>
              <text:list-item>
                <text:p text:style-name="P356"><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209">Resposta:</text:p>
          </table:table-cell>
        </table:table-row>
        <table:table-row table:style-name="Tabla94.8">
          <table:table-cell table:style-name="Tabla94.A8" office:value-type="string">
            <text:list xml:id="list2818307349" text:style-name="L27">
              <text:list-item>
                <text:p text:style-name="P361"><text:span text:style-name="T75">Llista d'OficinaTF , la descripció del bean OficinaTF es pot veure a l'apartat </text:span><text:span text:style-name="T75"><text:bookmark-ref text:reference-format="number-all-superior" text:ref-name="__RefHeading__6818_1236556764"/></text:span><text:span text:style-name="T75"><text:bookmark-ref text:reference-format="number-all-superior" text:ref-name="__RefHeading__7018_1236556764">3.8.-</text:bookmark-ref></text:span><text:span text:style-name="T75"><text:bookmark-ref text:reference-format="text" text:ref-name="__RefHeading__7018_1236556764">Classe UnidadTF</text:bookmark-ref></text:span></text:p>
              </text:list-item>
            </text:list>
          </table:table-cell>
        </table:table-row>
      </table:table>
      <text:p text:style-name="P11"/>
      <text:p text:style-name="P11"/>
      <text:h text:style-name="P318" text:outline-level="3"><text:bookmark-start text:name="__RefHeading___Toc6287_1878677911"/><text:bookmark-start text:name="__RefNumPara__8584_1137365102"/><text:soft-page-break/>obtenerOficinasSIRUnidad<text:bookmark-end text:name="__RefHeading___Toc6287_1878677911"/><text:bookmark-end text:name="__RefNumPara__8584_1137365102"/></text:h>
      <text:p text:style-name="Standard"/>
      <table:table table:name="Tabla30" table:style-name="Tabla30">
        <table:table-column table:style-name="Tabla30.A"/>
        <table:table-row table:style-name="Tabla30.1">
          <table:table-cell table:style-name="Tabla30.A1" office:value-type="string">
            <text:p text:style-name="P209">Prototipus:</text:p>
          </table:table-cell>
        </table:table-row>
        <table:table-row table:style-name="Tabla30.1">
          <table:table-cell table:style-name="Tabla30.A2" office:value-type="string">
            <text:p text:style-name="P150">@RolesAllowed({ DIR_ADMIN })</text:p>
            <text:p text:style-name="P201"><text:span text:style-name="T25">public</text:span><text:span text:style-name="T12"> List&lt;OficinaTF&gt; obtenerOficinasSIRUnidad(String codigoUnidad) </text:span><text:span text:style-name="T25">throws</text:span><text:span text:style-name="T12"> Exception;</text:span></text:p>
          </table:table-cell>
        </table:table-row>
        <table:table-row table:style-name="Tabla30.1">
          <table:table-cell table:style-name="Tabla30.A3" office:value-type="string">
            <text:p text:style-name="P209">Descripció:</text:p>
          </table:table-cell>
        </table:table-row>
        <table:table-row table:style-name="Tabla30.1">
          <table:table-cell table:style-name="Tabla30.A8" office:value-type="string">
            <text:p text:style-name="P11"><text:tab/><text:span text:style-name="T80">Obté el llistat d'oficines integrades en SIR de la unitat indicada pel codi.</text:span></text:p>
          </table:table-cell>
        </table:table-row>
        <table:table-row table:style-name="Tabla30.1">
          <table:table-cell table:style-name="Tabla30.A3" office:value-type="string">
            <text:p text:style-name="P209">Paràmetres:</text:p>
          </table:table-cell>
        </table:table-row>
        <table:table-row table:style-name="Tabla30.1">
          <table:table-cell table:style-name="Tabla30.A8" office:value-type="string">
            <text:list xml:id="list120351978920736" text:continue-list="list120352554308151" text:style-name="L8">
              <text:list-item>
                <text:p text:style-name="P356"><text:span text:style-name="T2">String codigoUnidad</text:span>: codi de la unitat</text:p>
              </text:list-item>
            </text:list>
          </table:table-cell>
        </table:table-row>
        <table:table-row table:style-name="Tabla30.1">
          <table:table-cell table:style-name="Tabla30.A3" office:value-type="string">
            <text:p text:style-name="P209">Resposta:</text:p>
          </table:table-cell>
        </table:table-row>
        <table:table-row table:style-name="Tabla30.1">
          <table:table-cell table:style-name="Tabla30.A8" office:value-type="string">
            <text:list xml:id="list3127913144" text:style-name="L28">
              <text:list-item>
                <text:p text:style-name="P362"><text:span text:style-name="T75">Llista d'OficinaTF, la descripció del bean OficinaTF es pot veure a l'apartat </text:span><text:span text:style-name="T75"><text:bookmark-ref text:reference-format="number-all-superior" text:ref-name="__RefHeading__7106_1236556764">3.9.-</text:bookmark-ref></text:span><text:span text:style-name="T75"><text:bookmark-ref text:reference-format="text" text:ref-name="__RefHeading__7106_1236556764">Classe OficinaTF</text:bookmark-ref></text:span></text:p>
              </text:list-item>
            </text:list>
          </table:table-cell>
        </table:table-row>
      </table:table>
      <text:p text:style-name="P11"/>
      <text:h text:style-name="P308" text:outline-level="2"><text:bookmark-start text:name="__RefHeading___Toc6888_698106445"/>API <text:s/>d'Oficines <text:span text:style-name="T272">v</text:span>2<text:bookmark-end text:name="__RefHeading___Toc6888_698106445"/></text:h>
      <text:p text:style-name="P38"><text:span text:style-name="T176">La nova versió V2 de l’API d'oficines proporciona la mateixa funcionalitat que la versió 1 però el que canv</text:span><text:span text:style-name="T178">i</text:span><text:span text:style-name="T176">a és la informació que es retorna. Bàsicament, es retorna més informació a les Unitats i Oficines. </text:span><text:span text:style-name="T177">Els mètodes segueixen la mateixa nomenclatura; simplement s’ha afegit V2 als nous mètodes.</text:span></text:p>
      <text:p text:style-name="P106"/>
      <text:list xml:id="list120351769292476" text:continue-list="list120352516014834" text:style-name="L12">
        <text:list-item>
          <text:p text:style-name="P383">obtenerOficina<text:span text:style-name="T242">V2</text:span></text:p>
        </text:list-item>
        <text:list-item>
          <text:p text:style-name="P383">obtenerArbolOficinas<text:span text:style-name="T242">V2</text:span></text:p>
        </text:list-item>
        <text:list-item>
          <text:p text:style-name="P410"><text:span text:style-name="T80">obtenerOficinasSIRUnidad</text:span><text:span text:style-name="T104">V2</text:span></text:p>
        </text:list-item>
      </text:list>
      <text:p text:style-name="P107"/>
      <text:p text:style-name="P106"/>
      <text:h text:style-name="P321" text:outline-level="3"><text:bookmark-start text:name="__RefHeading___Toc6890_698106445"/>obtenerOficina<text:span text:style-name="T242">V2</text:span><text:bookmark-end text:name="__RefHeading___Toc6890_698106445"/></text:h>
      <text:list xml:id="list120351071805748" text:continue-list="list2578038318" text:style-name="L25">
        <text:list-header>
          <text:p text:style-name="P409"/>
        </text:list-header>
      </text:list>
      <table:table table:name="Tabla68" table:style-name="Tabla68">
        <table:table-column table:style-name="Tabla68.A"/>
        <table:table-row table:style-name="Tabla68.1">
          <table:table-cell table:style-name="Tabla68.A1" office:value-type="string">
            <text:p text:style-name="P212">Prototipus:</text:p>
          </table:table-cell>
        </table:table-row>
        <table:table-row table:style-name="Tabla68.1">
          <table:table-cell table:style-name="Tabla68.A2" office:value-type="string">
            <text:p text:style-name="P151">@RolesAllowed({ DIR_ADMIN })</text:p>
            <text:p text:style-name="P202"><text:span text:style-name="T25">public</text:span><text:span text:style-name="T12"> Oficina</text:span><text:span text:style-name="T37">Ws</text:span><text:span text:style-name="T12"> obtenerOficina</text:span><text:span text:style-name="T37">V2</text:span><text:span text:style-name="T12">(String codigo, Date fechaActualizacion, Date fechaSincronizacion) </text:span><text:span text:style-name="T25">throws</text:span><text:span text:style-name="T12"> Exception;</text:span></text:p>
          </table:table-cell>
        </table:table-row>
        <table:table-row table:style-name="Tabla68.1">
          <table:table-cell table:style-name="Tabla68.A3" office:value-type="string">
            <text:p text:style-name="P212">Descripció:</text:p>
          </table:table-cell>
        </table:table-row>
        <table:table-row table:style-name="Tabla68.1">
          <table:table-cell table:style-name="Tabla68.A8" office:value-type="string">
            <text:p text:style-name="P12"/>
            <text:p text:style-name="P12"><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68.1">
          <table:table-cell table:style-name="Tabla68.A3" office:value-type="string">
            <text:p text:style-name="P212">Paràmetres:</text:p>
          </table:table-cell>
        </table:table-row>
        <table:table-row table:style-name="Tabla68.1">
          <table:table-cell table:style-name="Tabla68.A8" office:value-type="string">
            <text:list xml:id="list3331021717" text:style-name="L29">
              <text:list-item>
                <text:p text:style-name="P512"><text:span text:style-name="T2">String codigo</text:span>: <text:span text:style-name="T108">Codi de l'oficina</text:span><text:span text:style-name="T81">.</text:span></text:p>
              </text:list-item>
              <text:list-item>
                <text:p text:style-name="P512"><text:span text:style-name="T2">Date </text:span><text:span text:style-name="T7">fechaActualizacion</text:span>: <text:s/>data <text:span text:style-name="T108"><text:s/>en la que es fa l'actualització.</text:span></text:p>
              </text:list-item>
              <text:list-item>
                <text:p text:style-name="P512"><text:span text:style-name="T7">Date fechaSincronizacion</text:span><text:span text:style-name="T108">: data en la que es va fer la primera sincronització.</text:span></text:p>
              </text:list-item>
            </text:list>
          </table:table-cell>
        </table:table-row>
        <table:table-row table:style-name="Tabla68.1">
          <table:table-cell table:style-name="Tabla68.A3" office:value-type="string">
            <text:p text:style-name="P212">Resposta:</text:p>
          </table:table-cell>
        </table:table-row>
        <text:soft-page-break/>
        <table:table-row table:style-name="Tabla68.1">
          <table:table-cell table:style-name="Tabla68.A8" office:value-type="string">
            <text:list xml:id="list1552484627" text:style-name="L30">
              <text:list-item>
                <text:p text:style-name="P513"><text:span text:style-name="T2">Oficina</text:span><text:span text:style-name="T4">Ws</text:span>: Les dades de l'oficina en qüestió. El bean que la descriu es pot consultar a <text:span text:style-name="T80">l'apartat </text:span><text:span text:style-name="T80"><text:bookmark-ref text:reference-format="chapter" text:ref-name="__RefHeading___Toc10825_2527304996">4.2.2</text:bookmark-ref></text:span><text:span text:style-name="T80"><text:bookmark-ref text:reference-format="text" text:ref-name="__RefHeading___Toc10825_2527304996">Classe OficinaWs</text:bookmark-ref></text:span></text:p>
              </text:list-item>
            </text:list>
          </table:table-cell>
        </table:table-row>
      </table:table>
      <text:p text:style-name="P12"/>
      <text:h text:style-name="P321" text:outline-level="3"><text:bookmark-start text:name="__RefHeading___Toc6285_18786779111"/>obtenerArbolOficinas<text:span text:style-name="T242">V2</text:span><text:bookmark-end text:name="__RefHeading___Toc6285_18786779111"/></text:h>
      <text:p text:style-name="P12"/>
      <table:table table:name="Tabla69" table:style-name="Tabla69">
        <table:table-column table:style-name="Tabla69.A"/>
        <table:table-row table:style-name="Tabla69.1">
          <table:table-cell table:style-name="Tabla69.A1" office:value-type="string">
            <text:p text:style-name="P212">Prototipus:</text:p>
          </table:table-cell>
        </table:table-row>
        <table:table-row table:style-name="Tabla69.1">
          <table:table-cell table:style-name="Tabla69.A2" office:value-type="string">
            <text:p text:style-name="P151">@RolesAllowed({ DIR_ADMIN })</text:p>
            <text:p text:style-name="P202"><text:span text:style-name="T25">public</text:span><text:span text:style-name="T12"> List&lt;Oficina</text:span><text:span text:style-name="T37">Ws</text:span><text:span text:style-name="T12">&gt; obtenerArbolOficinas</text:span><text:span text:style-name="T37">V2</text:span><text:span text:style-name="T12">(String codigo, Date fechaActualizacion, Date fechaSincronizacion) </text:span><text:span text:style-name="T25">throws</text:span><text:span text:style-name="T12"> Exception;</text:span></text:p>
          </table:table-cell>
        </table:table-row>
        <table:table-row table:style-name="Tabla69.1">
          <table:table-cell table:style-name="Tabla69.A3" office:value-type="string">
            <text:p text:style-name="P212">Descripció:</text:p>
          </table:table-cell>
        </table:table-row>
        <table:table-row table:style-name="Tabla69.1">
          <table:table-cell table:style-name="Tabla69.A8" office:value-type="string">
            <text:p text:style-name="P12"><text:tab/><text:span text:style-name="T8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4">Si s'indica data d'actualització, retorna les oficines que han estat actualitzades dins el període de temps indicat considerant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69.1">
          <table:table-cell table:style-name="Tabla69.A3" office:value-type="string">
            <text:p text:style-name="P212">Paràmetres:</text:p>
          </table:table-cell>
        </table:table-row>
        <table:table-row table:style-name="Tabla69.1">
          <table:table-cell table:style-name="Tabla69.A8" office:value-type="string">
            <text:list xml:id="list120352145960161" text:continue-list="list3331021717" text:style-name="L29">
              <text:list-item>
                <text:p text:style-name="P363"><text:span text:style-name="T2">String codigo</text:span>: codi de la unitat</text:p>
              </text:list-item>
              <text:list-item>
                <text:p text:style-name="P363"><text:span text:style-name="T2">Date <text:s/>fechaActualizacion</text:span>: data de la darrera actualització amb dir3caib.</text:p>
              </text:list-item>
              <text:list-item>
                <text:p text:style-name="P363"><text:span text:style-name="T2">Date fechaSincronizacion</text:span>: data en la que es va fer la primera sincronització amb dir3caib.</text:p>
              </text:list-item>
            </text:list>
          </table:table-cell>
        </table:table-row>
        <table:table-row table:style-name="Tabla69.1">
          <table:table-cell table:style-name="Tabla69.A3" office:value-type="string">
            <text:p text:style-name="P212">Resposta:</text:p>
          </table:table-cell>
        </table:table-row>
        <table:table-row table:style-name="Tabla69.8">
          <table:table-cell table:style-name="Tabla69.A8" office:value-type="string">
            <text:list xml:id="list1605004626" text:style-name="L31">
              <text:list-item>
                <text:p text:style-name="P364"><text:span text:style-name="T75">Llista d'Oficina</text:span><text:span text:style-name="T76">Ws</text:span><text:span text:style-name="T75"> , la descripció del bean Oficina</text:span><text:span text:style-name="T76">Ws</text:span><text:span text:style-name="T75"> es pot veure a l'apartat </text:span><text:span text:style-name="T75"><text:bookmark-ref text:reference-format="chapter" text:ref-name="__RefHeading___Toc10825_2527304996">4.2.2</text:bookmark-ref></text:span><text:span text:style-name="T75"><text:bookmark-ref text:reference-format="text" text:ref-name="__RefHeading___Toc10825_2527304996">Classe OficinaWs</text:bookmark-ref></text:span></text:p>
              </text:list-item>
            </text:list>
          </table:table-cell>
        </table:table-row>
      </table:table>
      <text:p text:style-name="P12"/>
      <text:p text:style-name="P12"/>
      <text:h text:style-name="P321" text:outline-level="3"><text:bookmark-start text:name="__RefNumPara__8584_11373651021"/><text:bookmark-start text:name="__RefHeading___Toc6287_18786779111"/>obtenerOficinasSIRUnidad<text:span text:style-name="T242">V2</text:span><text:bookmark-end text:name="__RefNumPara__8584_11373651021"/><text:bookmark-end text:name="__RefHeading___Toc6287_18786779111"/></text:h>
      <text:p text:style-name="Standard"/>
      <table:table table:name="Tabla71" table:style-name="Tabla71">
        <table:table-column table:style-name="Tabla71.A"/>
        <table:table-row table:style-name="Tabla71.1">
          <table:table-cell table:style-name="Tabla71.A1" office:value-type="string">
            <text:p text:style-name="P212">Prototipus:</text:p>
          </table:table-cell>
        </table:table-row>
        <table:table-row table:style-name="Tabla71.1">
          <table:table-cell table:style-name="Tabla71.A2" office:value-type="string">
            <text:p text:style-name="P151">@RolesAllowed({ DIR_ADMIN })</text:p>
            <text:p text:style-name="P202"><text:span text:style-name="T25">public</text:span><text:span text:style-name="T12"> List&lt;Oficina</text:span><text:span text:style-name="T37">Ws</text:span><text:span text:style-name="T12">&gt; obtenerOficinasSIRUnidad(String codigoUnidad) </text:span><text:span text:style-name="T25">throws</text:span><text:span text:style-name="T12"> Exception;</text:span></text:p>
          </table:table-cell>
        </table:table-row>
        <table:table-row table:style-name="Tabla71.1">
          <table:table-cell table:style-name="Tabla71.A3" office:value-type="string">
            <text:p text:style-name="P212">Descripció:</text:p>
          </table:table-cell>
        </table:table-row>
        <table:table-row table:style-name="Tabla71.1">
          <table:table-cell table:style-name="Tabla71.A8" office:value-type="string">
            <text:p text:style-name="P12"><text:tab/><text:span text:style-name="T80">Obté el llistat d'oficines integrades en SIR de la unitat indicada pel codi.</text:span></text:p>
          </table:table-cell>
        </table:table-row>
        <table:table-row table:style-name="Tabla71.1">
          <table:table-cell table:style-name="Tabla71.A3" office:value-type="string">
            <text:p text:style-name="P212">Paràmetres:</text:p>
          </table:table-cell>
        </table:table-row>
        <table:table-row table:style-name="Tabla71.1">
          <table:table-cell table:style-name="Tabla71.A8" office:value-type="string">
            <text:list xml:id="list120352042964212" text:continue-list="list120352145960161" text:style-name="L29">
              <text:list-item>
                <text:p text:style-name="P363"><text:span text:style-name="T2">String codigoUnidad</text:span>: codi de la unitat</text:p>
              </text:list-item>
            </text:list>
          </table:table-cell>
        </table:table-row>
        <table:table-row table:style-name="Tabla71.1">
          <table:table-cell table:style-name="Tabla71.A3" office:value-type="string">
            <text:p text:style-name="P212">Resposta:</text:p>
          </table:table-cell>
        </table:table-row>
        <table:table-row table:style-name="Tabla71.1">
          <table:table-cell table:style-name="Tabla71.A8" office:value-type="string">
            <text:list xml:id="list3246396479" text:style-name="L32">
              <text:list-item>
                <text:p text:style-name="P365"><text:span text:style-name="T75">Llista d'Oficina</text:span><text:span text:style-name="T76">Ws</text:span><text:span text:style-name="T75">, la descripció del bean Oficina</text:span><text:span text:style-name="T76">Ws</text:span><text:span text:style-name="T75"> es pot veure a l'apartat <text:s/></text:span><text:span text:style-name="T75"><text:bookmark-ref text:reference-format="chapter" text:ref-name="__RefHeading___Toc10825_2527304996">4.2.2</text:bookmark-ref></text:span><text:span text:style-name="T75"><text:bookmark-ref text:reference-format="text" text:ref-name="__RefHeading___Toc10825_2527304996">Classe OficinaWs</text:bookmark-ref></text:span></text:p>
              </text:list-item>
            </text:list>
          </table:table-cell>
        </table:table-row>
      </table:table>
      <text:p text:style-name="P107"/>
      <text:h text:style-name="P305" text:outline-level="2"><text:bookmark-start text:name="__RefHeading___Toc6289_1878677911"/><text:soft-page-break/>Exemples<text:bookmark-end text:name="__RefHeading___Toc6289_1878677911"/></text:h>
      <text:p text:style-name="P11"/>
      <text:p text:style-name="P11"><text:tab/>El següent exemple mostra la petició de les comunitats autònomes de dir3caib. </text:p>
      <text:p text:style-name="P11"/>
      <table:table table:name="Tabla108" table:style-name="Tabla108">
        <table:table-column table:style-name="Tabla108.A"/>
        <table:table-row table:style-name="TableLine2247383359312">
          <table:table-cell table:style-name="Tabla108.A1" office:value-type="string">
            <text:p text:style-name="P141">package es.caib.dir3caib.ws.api.test;</text:p>
            <text:p text:style-name="P141"/>
            <text:p text:style-name="P141">import java.io.FileInputStream;</text:p>
            <text:p text:style-name="P141">import java.net.URL;</text:p>
            <text:p text:style-name="P141">import java.util.List;</text:p>
            <text:p text:style-name="P141">import java.util.Map;</text:p>
            <text:p text:style-name="P141">import java.util.Properties;</text:p>
            <text:p text:style-name="P141"/>
            <text:p text:style-name="P141">import javax.xml.ws.BindingProvider;</text:p>
            <text:p text:style-name="P141"/>
            <text:p text:style-name="P141">import org.junit.Test;</text:p>
            <text:p text:style-name="P141"/>
            <text:p text:style-name="P141">import es.caib.dir3caib.ws.api.catalogo.CatComunidadAutonomaTF;</text:p>
            <text:p text:style-name="P141">import es.caib.dir3caib.ws.api.catalogo.Dir3CaibObtenerCatalogosWs;</text:p>
            <text:p text:style-name="P141">import es.caib.dir3caib.ws.api.catalogo.Dir3CaibObtenerCatalogosWsService;</text:p>
            <text:p text:style-name="P141"/>
            <text:p text:style-name="P141">/**</text:p>
            <text:p text:style-name="P141"><text:s/>* </text:p>
            <text:p text:style-name="P141"><text:s/>* @author anadal</text:p>
            <text:p text:style-name="P141"><text:s/>* </text:p>
            <text:p text:style-name="P141"><text:s/>*/</text:p>
            <text:p text:style-name="P141">public class TestWs {</text:p>
            <text:p text:style-name="P141"/>
            <text:p text:style-name="P141"><text:s text:c="2"/>public static final String OBTENERCATALOGOS = "Dir3CaibObtenerCatalogos";</text:p>
            <text:p text:style-name="P141"/>
            <text:p text:style-name="P141"><text:s text:c="2"/>private static Properties testProperties = new Properties();</text:p>
            <text:p text:style-name="P141"/>
            <text:p text:style-name="P141"><text:s text:c="2"/>static {</text:p>
            <text:p text:style-name="P141"><text:s text:c="4"/>// Propietats del Servidor</text:p>
            <text:p text:style-name="P141"><text:s text:c="4"/>try {</text:p>
            <text:p text:style-name="P141"><text:s text:c="6"/>testProperties.load(new FileInputStream("test.properties"));</text:p>
            <text:p text:style-name="P141"><text:s text:c="4"/>} catch (Exception e) {</text:p>
            <text:p text:style-name="P141"><text:s text:c="6"/>e.printStackTrace();</text:p>
            <text:p text:style-name="P141"><text:s text:c="4"/>}</text:p>
            <text:p text:style-name="P141"><text:s text:c="2"/>}</text:p>
            <text:p text:style-name="P141"/>
            <text:p text:style-name="P141"><text:s text:c="2"/>public static String getEndPoint(String api) {</text:p>
            <text:p text:style-name="P141"><text:s text:c="4"/>return testProperties.getProperty("test_host") + api;</text:p>
            <text:p text:style-name="P141"><text:s text:c="2"/>}</text:p>
            <text:p text:style-name="P141"/>
            <text:p text:style-name="P141"><text:s text:c="2"/>public static String getTestAppUserName() {</text:p>
            <text:p text:style-name="P141"><text:s text:c="4"/>return testProperties.getProperty("test_usr");</text:p>
            <text:p text:style-name="P141"><text:s text:c="2"/>}</text:p>
            <text:p text:style-name="P141"/>
            <text:p text:style-name="P141"><text:s text:c="2"/>public static String getTestAppPassword() {</text:p>
            <text:p text:style-name="P141"/>
            <text:p text:style-name="P141"><text:s text:c="4"/>return testProperties.getProperty("test_pwd");</text:p>
            <text:p text:style-name="P141"><text:s text:c="2"/>}</text:p>
            <text:p text:style-name="P141"/>
            <text:p text:style-name="P141"><text:s text:c="2"/>@Test</text:p>
            <text:p text:style-name="P141"><text:s text:c="2"/>public void test() {</text:p>
            <text:p text:style-name="P141"><text:s text:c="4"/>main(new String[] {});</text:p>
            <text:p text:style-name="P141"><text:s text:c="2"/>}</text:p>
            <text:p text:style-name="P141"><text:soft-page-break/></text:p>
            <text:p text:style-name="P141"><text:s text:c="2"/>public static Dir3CaibObtenerCatalogosWs getObtenerCatalogosApi(boolean setUsrPwd)throws Exception {</text:p>
            <text:p text:style-name="P141"><text:s text:c="4"/>final String endpoint = getEndPoint(OBTENERCATALOGOS);</text:p>
            <text:p text:style-name="P141"/>
            <text:p text:style-name="P141"><text:s text:c="4"/>System.out.println("endPoint: " + endpoint);</text:p>
            <text:p text:style-name="P141"/>
            <text:p text:style-name="P141"><text:s text:c="4"/>URL wsdlLocation = new URL(endpoint + "?wsdl");</text:p>
            <text:p text:style-name="P141"><text:s text:c="4"/>System.out.println("WSDL: " + wsdlLocation);</text:p>
            <text:p text:style-name="P141"/>
            <text:p text:style-name="P141">Dir3CaibObtenerCatalogosWsService service= new Dir3CaibObtenerCatalogosWsService(wsdlLocation);</text:p>
            <text:p text:style-name="P141"/>
            <text:p text:style-name="P141"><text:s text:c="4"/>Dir3CaibObtenerCatalogosWs api = service.getDir3CaibObtenerCatalogosWs();</text:p>
            <text:p text:style-name="P141"/>
            <text:p text:style-name="P141"><text:s text:c="4"/>if (setUsrPwd) {</text:p>
            <text:p text:style-name="P141"><text:s text:c="6"/>configAddressUserPassword(getTestAppUserName(), getTestAppPassword(), endpoint, api);</text:p>
            <text:p text:style-name="P141"><text:s text:c="4"/>}</text:p>
            <text:p text:style-name="P141"/>
            <text:p text:style-name="P141"><text:s text:c="4"/>return api;</text:p>
            <text:p text:style-name="P141"><text:s text:c="2"/>}</text:p>
            <text:p text:style-name="P141"/>
            <text:p text:style-name="P141"><text:s text:c="2"/>public static void configAddressUserPassword(String usr, String pwd, String endpoint, Object api) {</text:p>
            <text:p text:style-name="P141"/>
            <text:p text:style-name="P141"><text:s text:c="2"/>Map&lt;String, Object&gt; reqContext = ((BindingProvider) api).getRequestContext();</text:p>
            <text:p text:style-name="P141"><text:s text:c="4"/>reqContext.put(BindingProvider.ENDPOINT_ADDRESS_PROPERTY, endpoint);</text:p>
            <text:p text:style-name="P141"><text:s text:c="4"/>reqContext.put(BindingProvider.USERNAME_PROPERTY, usr);</text:p>
            <text:p text:style-name="P141"><text:s text:c="4"/>reqContext.put(BindingProvider.PASSWORD_PROPERTY, pwd);</text:p>
            <text:p text:style-name="P141"><text:s text:c="2"/>}</text:p>
            <text:p text:style-name="P141"/>
            <text:p text:style-name="P141"><text:s text:c="2"/>public static void main(String[] args) {</text:p>
            <text:p text:style-name="P141"/>
            <text:p text:style-name="P141"><text:s text:c="4"/>try {</text:p>
            <text:p text:style-name="P141"/>
            <text:p text:style-name="P141"><text:s text:c="6"/>Dir3CaibObtenerCatalogosWs api = getObtenerCatalogosApi(true);</text:p>
            <text:p text:style-name="P141"/>
            <text:p text:style-name="P141"><text:s text:c="6"/>System.out.println("Versio: " + api.getVersion());</text:p>
            <text:p text:style-name="P141"/>
            <text:p text:style-name="P141"><text:s text:c="6"/>List&lt;CatComunidadAutonomaTF&gt; list = api.obtenerCatComunidadAutonoma();</text:p>
            <text:p text:style-name="P141"/>
            <text:p text:style-name="P141"><text:s text:c="6"/>for (CatComunidadAutonomaTF catComunidadAutonomaTF : list) {</text:p>
            <text:p text:style-name="P141"><text:s text:c="8"/>System.out.println(catComunidadAutonomaTF.getCodigoComunidad() + "\t\t"</text:p>
            <text:p text:style-name="P141"><text:s text:c="12"/>+ catComunidadAutonomaTF.getDescripcionComunidad());</text:p>
            <text:p text:style-name="P141"><text:s text:c="6"/>}</text:p>
            <text:p text:style-name="P141"/>
            <text:p text:style-name="P141"><text:s text:c="4"/>} catch (Exception e) {</text:p>
            <text:p text:style-name="P141"><text:s text:c="6"/>e.printStackTrace();</text:p>
            <text:p text:style-name="P141"><text:s text:c="4"/>}</text:p>
            <text:p text:style-name="P141"><text:s text:c="2"/>}</text:p>
            <text:p text:style-name="P141"/>
            <text:p text:style-name="P139">}</text:p>
          </table:table-cell>
        </table:table-row>
      </table:table>
      <text:p text:style-name="P11"/>
      <text:p text:style-name="P11"/>
      <text:p text:style-name="P11"/>
      <text:p text:style-name="P11"/>
      <text:p text:style-name="P11"/>
      <text:h text:style-name="P303" text:outline-level="1"><text:bookmark-start text:name="__RefHeading___Toc6291_1878677911"/><text:soft-page-break/>Model de dades <text:span text:style-name="T215">v1</text:span><text:bookmark-end text:name="__RefHeading___Toc6291_1878677911"/></text:h>
      <text:p text:style-name="P47">A continuació es descriuen les diferents classes que comporten el model de dades, <text:span text:style-name="T243">en la seva primera versió, </text:span>que es transfereix via Ws i que és un subconjunt de dades del model de dir3caib complet.</text:p>
      <text:h text:style-name="P305" text:outline-level="2"><text:bookmark-start text:name="__RefHeading__6940_1236556764"/><text:bookmark-start text:name="__RefNumPara__21616_489757514"/>Classe CatEstadoEntidad<text:bookmark-end text:name="__RefHeading__6940_1236556764"/><text:bookmark-end text:name="__RefNumPara__21616_489757514"/></text:h>
      <text:p text:style-name="P47"><text:tab/>Classe que representa els possibles estats en els que es pot trobar una Entitat(Unidad, Oficina, etc)</text:p>
      <text:p text:style-name="P47"/>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4">Nom</text:p>
          </table:table-cell>
          <table:table-cell table:style-name="Tabla35.A1" office:value-type="string">
            <text:p text:style-name="P14">Tipus</text:p>
          </table:table-cell>
          <table:table-cell table:style-name="Tabla35.C1" office:value-type="string">
            <text:p text:style-name="P65">Descripció</text:p>
          </table:table-cell>
        </table:table-row>
        <table:table-row table:style-name="Tabla35.2">
          <table:table-cell table:style-name="Tabla35.A2" office:value-type="string">
            <text:p text:style-name="P14">codigoEstadoEntidad</text:p>
          </table:table-cell>
          <table:table-cell table:style-name="Tabla35.A2" office:value-type="string">
            <text:p text:style-name="P67">String</text:p>
          </table:table-cell>
          <table:table-cell table:style-name="Tabla35.C2" office:value-type="string">
            <text:p text:style-name="P65">Codi de l'estat de l'entitat (V,A,E,T)</text:p>
          </table:table-cell>
        </table:table-row>
        <table:table-row table:style-name="Tabla35.3">
          <table:table-cell table:style-name="Tabla35.A2" office:value-type="string">
            <text:p text:style-name="P14">descripcionEstadoEntidad</text:p>
          </table:table-cell>
          <table:table-cell table:style-name="Tabla35.A2" office:value-type="string">
            <text:p text:style-name="P14">String</text:p>
          </table:table-cell>
          <table:table-cell table:style-name="Tabla35.C2" office:value-type="string">
            <text:p text:style-name="P9">Descripció de l'estat de l'entitat</text:p>
            <text:p text:style-name="P9">V= Vigent</text:p>
            <text:p text:style-name="P9">A=Anul·lat</text:p>
            <text:p text:style-name="P9">E=Extingit</text:p>
            <text:p text:style-name="P9">T=Transitori</text:p>
          </table:table-cell>
        </table:table-row>
      </table:table>
      <text:h text:style-name="P322" text:outline-level="3" text:is-list-header="true"/>
      <text:h text:style-name="P305" text:outline-level="2"><text:bookmark-start text:name="__RefHeading__6938_1236556764"/><text:bookmark-start text:name="__RefNumPara__21288_1766507305"/>Classe CatNivelAdministracion<text:bookmark-end text:name="__RefHeading__6938_1236556764"/><text:bookmark-end text:name="__RefNumPara__21288_1766507305"/></text:h>
      <text:p text:style-name="P47"><text:tab/>C<text:span text:style-name="T81">lasse que representa els diferents nivells d'administració que hi ha a dir3Caib. Els valors són:</text:span></text:p>
      <text:list xml:id="list936226061" text:style-name="L33">
        <text:list-item>
          <text:p text:style-name="P527">Administración Autonómica</text:p>
        </text:list-item>
        <text:list-item>
          <text:p text:style-name="P527">Administración General del Estado</text:p>
        </text:list-item>
        <text:list-item>
          <text:p text:style-name="P527">Administración Institucional</text:p>
        </text:list-item>
        <text:list-item>
          <text:p text:style-name="P527">Administración Local</text:p>
        </text:list-item>
        <text:list-item>
          <text:p text:style-name="P527">Historicos AGE</text:p>
        </text:list-item>
        <text:list-item>
          <text:p text:style-name="P527">Historicos CCAA</text:p>
        </text:list-item>
        <text:list-item>
          <text:p text:style-name="P527">Historicos EELL</text:p>
        </text:list-item>
        <text:list-item>
          <text:p text:style-name="P527">Universidades</text:p>
        </text:list-item>
      </text:list>
      <text:p text:style-name="P47"/>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65">Nom</text:p>
          </table:table-cell>
          <table:table-cell table:style-name="Tabla32.A1" office:value-type="string">
            <text:p text:style-name="P65">Tipus</text:p>
          </table:table-cell>
          <table:table-cell table:style-name="Tabla32.C1" office:value-type="string">
            <text:p text:style-name="P65">Descripció</text:p>
          </table:table-cell>
        </table:table-row>
        <table:table-row table:style-name="TableLine2247383374000">
          <table:table-cell table:style-name="Tabla32.A2" office:value-type="string">
            <text:p text:style-name="P14">codigoNivelAdministracion</text:p>
          </table:table-cell>
          <table:table-cell table:style-name="Tabla32.A2" office:value-type="string">
            <text:p text:style-name="P14">String</text:p>
          </table:table-cell>
          <table:table-cell table:style-name="Tabla32.C2" office:value-type="string">
            <text:p text:style-name="P65">Codi del nivell d'administració</text:p>
          </table:table-cell>
        </table:table-row>
        <table:table-row table:style-name="TableLine2247383365072">
          <table:table-cell table:style-name="Tabla32.A2" office:value-type="string">
            <text:p text:style-name="P14">descripcionNivelAdministracion</text:p>
          </table:table-cell>
          <table:table-cell table:style-name="Tabla32.A2" office:value-type="string">
            <text:p text:style-name="P14">String</text:p>
          </table:table-cell>
          <table:table-cell table:style-name="Tabla32.C2" office:value-type="string">
            <text:p text:style-name="P65">Descripció del nivell d'administració</text:p>
          </table:table-cell>
        </table:table-row>
      </table:table>
      <text:p text:style-name="P83"><text:line-break/></text:p>
      <text:h text:style-name="P309" text:outline-level="2"><text:bookmark-start text:name="__RefHeading__6942_1236556764"/><text:bookmark-start text:name="__RefNumPara__21922_1766507305"/><text:soft-page-break/>Classe CatPais<text:bookmark-end text:name="__RefHeading__6942_1236556764"/><text:bookmark-end text:name="__RefNumPara__21922_1766507305"/></text:h>
      <text:p text:style-name="P83"><text:tab/>Classe que representa un País.</text:p>
      <text:p text:style-name="P83"/>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4">Nom</text:p>
          </table:table-cell>
          <table:table-cell table:style-name="Tabla34.A1" office:value-type="string">
            <text:p text:style-name="P14">Tipus</text:p>
          </table:table-cell>
          <table:table-cell table:style-name="Tabla34.C1" office:value-type="string">
            <text:p text:style-name="P65">Descripció</text:p>
          </table:table-cell>
        </table:table-row>
        <table:table-row table:style-name="Tabla34.2">
          <table:table-cell table:style-name="Tabla34.A2" office:value-type="string">
            <text:p text:style-name="P20">codigoPais</text:p>
          </table:table-cell>
          <table:table-cell table:style-name="Tabla34.A2" office:value-type="string">
            <text:p text:style-name="P14">Long</text:p>
          </table:table-cell>
          <table:table-cell table:style-name="Tabla34.C2" office:value-type="string">
            <text:p text:style-name="P65">Numèric que indica el codi del País</text:p>
          </table:table-cell>
        </table:table-row>
        <table:table-row table:style-name="Tabla34.3">
          <table:table-cell table:style-name="Tabla34.A2" office:value-type="string">
            <text:p text:style-name="P20">descripcionPais</text:p>
          </table:table-cell>
          <table:table-cell table:style-name="Tabla34.A2" office:value-type="string">
            <text:p text:style-name="P14">String</text:p>
          </table:table-cell>
          <table:table-cell table:style-name="Tabla34.C2" office:value-type="string">
            <text:p text:style-name="P65">Descripció del país.</text:p>
          </table:table-cell>
        </table:table-row>
        <table:table-row table:style-name="Tabla34.4">
          <table:table-cell table:style-name="Tabla34.A2" office:value-type="string">
            <text:p text:style-name="P20">alfa3Pais</text:p>
          </table:table-cell>
          <table:table-cell table:style-name="Tabla34.A2" office:value-type="string">
            <text:p text:style-name="P14">String</text:p>
          </table:table-cell>
          <table:table-cell table:style-name="Tabla34.C2" office:value-type="string">
            <text:p text:style-name="P65">Codi alfa3 del País. </text:p>
          </table:table-cell>
        </table:table-row>
        <table:table-row table:style-name="Tabla34.5">
          <table:table-cell table:style-name="Tabla34.A2" office:value-type="string">
            <text:p text:style-name="P20">alfa2Pais</text:p>
          </table:table-cell>
          <table:table-cell table:style-name="Tabla34.A2" office:value-type="string">
            <text:p text:style-name="P14">String</text:p>
          </table:table-cell>
          <table:table-cell table:style-name="Tabla34.C2" office:value-type="string">
            <text:p text:style-name="P65">Codi alfa2 del País.</text:p>
          </table:table-cell>
        </table:table-row>
      </table:table>
      <text:p text:style-name="P83"/>
      <text:h text:style-name="P309" text:outline-level="2"><text:bookmark-start text:name="__RefHeading__6766_1236556764"/><text:bookmark-start text:name="__RefNumPara__3862_250111148"/>Classe CatComunidadAutonomaTF<text:bookmark-end text:name="__RefHeading__6766_1236556764"/><text:bookmark-end text:name="__RefNumPara__3862_250111148"/></text:h>
      <text:p text:style-name="P83"><text:tab/>Classe que representa una comunitat autònoma.</text:p>
      <text:p text:style-name="P83"/>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65">Nom</text:p>
          </table:table-cell>
          <table:table-cell table:style-name="Tabla41.A1" office:value-type="string">
            <text:p text:style-name="P65">Tipus</text:p>
          </table:table-cell>
          <table:table-cell table:style-name="Tabla41.C1" office:value-type="string">
            <text:p text:style-name="P65">Descripció</text:p>
          </table:table-cell>
        </table:table-row>
        <table:table-row table:style-name="Tabla41.2">
          <table:table-cell table:style-name="Tabla41.A2" office:value-type="string">
            <text:p text:style-name="P20">codigoComunidad</text:p>
          </table:table-cell>
          <table:table-cell table:style-name="Tabla41.A2" office:value-type="string">
            <text:p text:style-name="P14">Long</text:p>
          </table:table-cell>
          <table:table-cell table:style-name="Tabla41.C2" office:value-type="string">
            <text:p text:style-name="P65">Codi de la comunitat.</text:p>
          </table:table-cell>
        </table:table-row>
        <table:table-row table:style-name="Tabla41.3">
          <table:table-cell table:style-name="Tabla41.A2" office:value-type="string">
            <text:p text:style-name="P20">descripcionComunidad</text:p>
          </table:table-cell>
          <table:table-cell table:style-name="Tabla41.A2" office:value-type="string">
            <text:p text:style-name="P14">String</text:p>
          </table:table-cell>
          <table:table-cell table:style-name="Tabla41.C2" office:value-type="string">
            <text:p text:style-name="P65">Descripció de la comunitat.</text:p>
          </table:table-cell>
        </table:table-row>
        <table:table-row table:style-name="Tabla41.4">
          <table:table-cell table:style-name="Tabla41.A2" office:value-type="string">
            <text:p text:style-name="P20">codigoPais</text:p>
          </table:table-cell>
          <table:table-cell table:style-name="Tabla41.A2" office:value-type="string">
            <text:p text:style-name="P14">Long</text:p>
          </table:table-cell>
          <table:table-cell table:style-name="Tabla41.C2" office:value-type="string">
            <text:p text:style-name="P65">Codi del país al que pertany la comunitat.</text:p>
          </table:table-cell>
        </table:table-row>
      </table:table>
      <text:p text:style-name="P9"/>
      <text:h text:style-name="P309" text:outline-level="2"><text:bookmark-start text:name="__RefHeading__6876_1236556764"/><text:bookmark-start text:name="__RefNumPara__5213_250111148"/>Classe CatProvinciaTF<text:bookmark-end text:name="__RefHeading__6876_1236556764"/><text:bookmark-end text:name="__RefNumPara__5213_250111148"/></text:h>
      <text:p text:style-name="P83"><text:tab/>Classe que representa una província.</text:p>
      <text:p text:style-name="P83"/>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P65">Nom</text:p>
          </table:table-cell>
          <table:table-cell table:style-name="Tabla78.A1" office:value-type="string">
            <text:p text:style-name="P65">Tipus</text:p>
          </table:table-cell>
          <table:table-cell table:style-name="Tabla78.C1" office:value-type="string">
            <text:p text:style-name="P65">Descripció</text:p>
          </table:table-cell>
        </table:table-row>
        <table:table-row table:style-name="TableLine2247384309376">
          <table:table-cell table:style-name="Tabla78.A2" office:value-type="string">
            <text:p text:style-name="P14">  codigoProvincia</text:p>
          </table:table-cell>
          <table:table-cell table:style-name="Tabla78.A2" office:value-type="string">
            <text:p text:style-name="P14">Long</text:p>
          </table:table-cell>
          <table:table-cell table:style-name="Tabla78.C2" office:value-type="string">
            <text:p text:style-name="P65">Codi de la província</text:p>
          </table:table-cell>
        </table:table-row>
        <table:table-row table:style-name="TableLine2247384314848">
          <table:table-cell table:style-name="Tabla78.A2" office:value-type="string">
            <text:p text:style-name="P14">  codigoComunidadAutonoma</text:p>
          </table:table-cell>
          <table:table-cell table:style-name="Tabla78.A2" office:value-type="string">
            <text:p text:style-name="P14">Long</text:p>
          </table:table-cell>
          <table:table-cell table:style-name="Tabla78.C2" office:value-type="string">
            <text:p text:style-name="P65">Codi de la comunitat autònoma a la que pertany.</text:p>
          </table:table-cell>
        </table:table-row>
        <table:table-row table:style-name="TableLine2247384313408">
          <table:table-cell table:style-name="Tabla78.A2" office:value-type="string">
            <text:p text:style-name="P14">  descripcionProvincia</text:p>
          </table:table-cell>
          <table:table-cell table:style-name="Tabla78.A2" office:value-type="string">
            <text:p text:style-name="P14">String</text:p>
          </table:table-cell>
          <table:table-cell table:style-name="Tabla78.C2" office:value-type="string">
            <text:p text:style-name="P65">Descripció de la província.</text:p>
          </table:table-cell>
        </table:table-row>
      </table:table>
      <text:p text:style-name="P83"/>
      <text:h text:style-name="P309" text:outline-level="2"><text:bookmark-start text:name="__RefHeading__6936_1236556764"/><text:bookmark-start text:name="__RefNumPara__7779_1137365102"/>Classe CatLocalidadTF<text:bookmark-end text:name="__RefHeading__6936_1236556764"/><text:bookmark-end text:name="__RefNumPara__7779_1137365102"/></text:h>
      <text:p text:style-name="P83"><text:tab/>Classe que representa una localitat.</text:p>
      <text:p text:style-name="P83"/>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P65">Camp</text:p>
          </table:table-cell>
          <table:table-cell table:style-name="Tabla97.A1" office:value-type="string">
            <text:p text:style-name="P65">Tipus</text:p>
          </table:table-cell>
          <table:table-cell table:style-name="Tabla97.C1" office:value-type="string">
            <text:p text:style-name="P65">Descripció</text:p>
          </table:table-cell>
        </table:table-row>
        <table:table-row table:style-name="Tabla97.2">
          <table:table-cell table:style-name="Tabla97.A2" office:value-type="string">
            <text:p text:style-name="P20">codigoLocalidad</text:p>
          </table:table-cell>
          <table:table-cell table:style-name="Tabla97.A2" office:value-type="string">
            <text:p text:style-name="P14">Long</text:p>
          </table:table-cell>
          <table:table-cell table:style-name="Tabla97.C2" office:value-type="string">
            <text:p text:style-name="P65">Codi de la localitat.</text:p>
          </table:table-cell>
        </table:table-row>
        <text:soft-page-break/>
        <table:table-row table:style-name="Tabla97.3">
          <table:table-cell table:style-name="Tabla97.A2" office:value-type="string">
            <text:p text:style-name="P20">codigoProvincia</text:p>
          </table:table-cell>
          <table:table-cell table:style-name="Tabla97.A2" office:value-type="string">
            <text:p text:style-name="P14">Long</text:p>
          </table:table-cell>
          <table:table-cell table:style-name="Tabla97.C2" office:value-type="string">
            <text:p text:style-name="P65">Codi de la província a la que pertany.</text:p>
          </table:table-cell>
        </table:table-row>
        <table:table-row table:style-name="Tabla97.4">
          <table:table-cell table:style-name="Tabla97.A2" office:value-type="string">
            <text:p text:style-name="P20">descripcionLocalidad</text:p>
          </table:table-cell>
          <table:table-cell table:style-name="Tabla97.A2" office:value-type="string">
            <text:p text:style-name="P14">String</text:p>
          </table:table-cell>
          <table:table-cell table:style-name="Tabla97.C2" office:value-type="string">
            <text:p text:style-name="P65">Descripció de la localitat.</text:p>
          </table:table-cell>
        </table:table-row>
        <table:table-row table:style-name="Tabla97.5">
          <table:table-cell table:style-name="Tabla97.A2" office:value-type="string">
            <text:p text:style-name="P20">codigoEntidadGeografica</text:p>
          </table:table-cell>
          <table:table-cell table:style-name="Tabla97.A2" office:value-type="string">
            <text:p text:style-name="P14">String</text:p>
          </table:table-cell>
          <table:table-cell table:style-name="Tabla97.C2" office:value-type="string">
            <text:p text:style-name="P65">Codi de l'entitat geogràfica a la que pertany.</text:p>
          </table:table-cell>
        </table:table-row>
      </table:table>
      <text:p text:style-name="P82"/>
      <text:h text:style-name="P309" text:outline-level="2"><text:bookmark-start text:name="__RefHeading__6820_1236556764"/><text:bookmark-start text:name="__RefNumPara__7250_1137365102"/>Classe CatEntidadGeograficaTF<text:bookmark-end text:name="__RefHeading__6820_1236556764"/><text:bookmark-end text:name="__RefNumPara__7250_1137365102"/></text:h>
      <text:p text:style-name="P83"><text:tab/>Classe<text:tab/>que representa una entitat geogràfica.</text:p>
      <text:p text:style-name="P83"/>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P65">Camp</text:p>
          </table:table-cell>
          <table:table-cell table:style-name="Tabla96.A1" office:value-type="string">
            <text:p text:style-name="P65">Tipus</text:p>
          </table:table-cell>
          <table:table-cell table:style-name="Tabla96.C1" office:value-type="string">
            <text:p text:style-name="P65">Descripció</text:p>
          </table:table-cell>
        </table:table-row>
        <table:table-row table:style-name="Tabla96.2">
          <table:table-cell table:style-name="Tabla96.A2" office:value-type="string">
            <text:p text:style-name="P14">codigoEntidadGeografica<text:tab/></text:p>
          </table:table-cell>
          <table:table-cell table:style-name="Tabla96.A2" office:value-type="string">
            <text:p text:style-name="P14">String</text:p>
          </table:table-cell>
          <table:table-cell table:style-name="Tabla96.C2" office:value-type="string">
            <text:p text:style-name="P65">Codi entitat geogràfica </text:p>
          </table:table-cell>
        </table:table-row>
        <table:table-row table:style-name="Tabla96.3">
          <table:table-cell table:style-name="Tabla96.A2" office:value-type="string">
            <text:p text:style-name="P20">descripcionEntidadGeografica</text:p>
          </table:table-cell>
          <table:table-cell table:style-name="Tabla96.A2" office:value-type="string">
            <text:p text:style-name="P14">String</text:p>
          </table:table-cell>
          <table:table-cell table:style-name="Tabla96.C2" office:value-type="string">
            <text:p text:style-name="P65">Descripció de l'entitat geogràfica.</text:p>
          </table:table-cell>
        </table:table-row>
      </table:table>
      <text:p text:style-name="P82"/>
      <text:h text:style-name="P309" text:outline-level="2"><text:bookmark-start text:name="__RefHeading__7018_1236556764"/><text:bookmark-start text:name="__RefNumPara__7350_1137365102"/>Classe UnidadTF<text:bookmark-end text:name="__RefHeading__7018_1236556764"/><text:bookmark-end text:name="__RefNumPara__7350_1137365102"/></text:h>
      <text:p text:style-name="P83"><text:tab/>Classe que representa el conjunt de dades d'una unitat que són transferides via WS.</text:p>
      <text:p text:style-name="P83"/>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P65">Camp</text:p>
          </table:table-cell>
          <table:table-cell table:style-name="Tabla79.A1" office:value-type="string">
            <text:p text:style-name="P65">Tipus</text:p>
          </table:table-cell>
          <table:table-cell table:style-name="Tabla79.A1" office:value-type="string">
            <text:p text:style-name="P65">Cardinalitat</text:p>
          </table:table-cell>
          <table:table-cell table:style-name="Tabla79.D1" office:value-type="string">
            <text:p text:style-name="P65">Descripció</text:p>
          </table:table-cell>
        </table:table-row>
        <table:table-row table:style-name="Tabla79.2">
          <table:table-cell table:style-name="Tabla79.A2" office:value-type="string">
            <text:p text:style-name="P20">codigo</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unitat.</text:p>
          </table:table-cell>
        </table:table-row>
        <table:table-row table:style-name="Tabla79.3">
          <table:table-cell table:style-name="Tabla79.A2" office:value-type="string">
            <text:p text:style-name="P20">denominacion</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Denominació de la unitat.</text:p>
          </table:table-cell>
        </table:table-row>
        <table:table-row table:style-name="Tabla79.4">
          <table:table-cell table:style-name="Tabla79.A2" office:value-type="string">
            <text:p text:style-name="P20">codigoEstadoEntidad</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l estat de la unitat.</text:p>
          </table:table-cell>
        </table:table-row>
        <table:table-row table:style-name="Tabla79.5">
          <table:table-cell table:style-name="Tabla79.A2" office:value-type="string">
            <text:p text:style-name="P20">nivelJerarquico</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5">Nivell jeràrquic de la unitat.</text:p>
          </table:table-cell>
        </table:table-row>
        <table:table-row table:style-name="Tabla79.6">
          <table:table-cell table:style-name="Tabla79.A2" office:value-type="string">
            <text:p text:style-name="P20">codUnidadSuperior</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seva unitat superior</text:p>
          </table:table-cell>
        </table:table-row>
        <table:table-row table:style-name="Tabla79.7">
          <table:table-cell table:style-name="Tabla79.A2" office:value-type="string">
            <text:p text:style-name="P20">codUnidadRaiz</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seva unitat arrel.</text:p>
          </table:table-cell>
        </table:table-row>
        <table:table-row table:style-name="Tabla79.8">
          <table:table-cell table:style-name="Tabla79.A2" office:value-type="string">
            <text:p text:style-name="P20">competencias</text:p>
          </table:table-cell>
          <table:table-cell table:style-name="Tabla79.A2" office:value-type="string">
            <text:p text:style-name="P10">String</text:p>
          </table:table-cell>
          <table:table-cell table:style-name="Tabla79.A2" office:value-type="string">
            <text:p text:style-name="P10">0..1</text:p>
          </table:table-cell>
          <table:table-cell table:style-name="Tabla79.D17" office:value-type="string">
            <text:p text:style-name="P65">Descripció de les competències de la unitat. </text:p>
          </table:table-cell>
        </table:table-row>
        <table:table-row table:style-name="Tabla79.9">
          <table:table-cell table:style-name="Tabla79.A2" office:value-type="string">
            <text:p text:style-name="P20">fechaAltaOficial</text:p>
          </table:table-cell>
          <table:table-cell table:style-name="Tabla79.A2" office:value-type="string">
            <text:p text:style-name="P10">Date</text:p>
          </table:table-cell>
          <table:table-cell table:style-name="Tabla79.C2" office:value-type="float" office:value="1">
            <text:p text:style-name="P10">1</text:p>
          </table:table-cell>
          <table:table-cell table:style-name="Tabla79.D17" office:value-type="string">
            <text:p text:style-name="P65">Data en la que es va donar d'alta per primera vegada la unitat.</text:p>
          </table:table-cell>
        </table:table-row>
        <table:table-row table:style-name="Tabla79.10">
          <table:table-cell table:style-name="Tabla79.A2" office:value-type="string">
            <text:p text:style-name="P20">fechaBajaOficial</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5">Data en la que es va donar de baixa.</text:p>
          </table:table-cell>
        </table:table-row>
        <table:table-row table:style-name="Tabla79.11">
          <table:table-cell table:style-name="Tabla79.A2" office:value-type="string">
            <text:p text:style-name="P20">fechaExtincion</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5">Data en la que es va extingir.</text:p>
          </table:table-cell>
        </table:table-row>
        <table:table-row table:style-name="Tabla79.12">
          <table:table-cell table:style-name="Tabla79.A2" office:value-type="string">
            <text:p text:style-name="P20">fechaAnulacion</text:p>
          </table:table-cell>
          <table:table-cell table:style-name="Tabla79.A2" office:value-type="string">
            <text:p text:style-name="P51">Date</text:p>
          </table:table-cell>
          <table:table-cell table:style-name="Tabla79.A2" office:value-type="string">
            <text:p text:style-name="P51">0..1</text:p>
          </table:table-cell>
          <table:table-cell table:style-name="Tabla79.D17" office:value-type="string">
            <text:p text:style-name="P65">Data en la que es va anul·lar</text:p>
          </table:table-cell>
        </table:table-row>
        <table:table-row table:style-name="Tabla79.13">
          <table:table-cell table:style-name="Tabla79.A2" office:value-type="string">
            <text:p text:style-name="P20">nivelAdministracion</text:p>
          </table:table-cell>
          <table:table-cell table:style-name="Tabla79.A2" office:value-type="string">
            <text:p text:style-name="P10">Long</text:p>
          </table:table-cell>
          <table:table-cell table:style-name="Tabla79.C2" office:value-type="float" office:value="1">
            <text:p text:style-name="P10">1</text:p>
          </table:table-cell>
          <table:table-cell table:style-name="Tabla79.D17" office:value-type="string">
            <text:p text:style-name="P65">Nivell d'administració al que pertany</text:p>
          </table:table-cell>
        </table:table-row>
        <table:table-row table:style-name="Tabla79.14">
          <table:table-cell table:style-name="Tabla79.A2" office:value-type="string">
            <text:p text:style-name="P20">codAmbProvincia</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9">Codi de la província a la que pertany.</text:p>
          </table:table-cell>
        </table:table-row>
        <text:soft-page-break/>
        <table:table-row table:style-name="Tabla79.15">
          <table:table-cell table:style-name="Tabla79.A2" office:value-type="string">
            <text:p text:style-name="P20">codAmbComunidad</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5">Codi de la comunitat autònoma a la que pertany.</text:p>
          </table:table-cell>
        </table:table-row>
        <table:table-row table:style-name="Tabla79.16">
          <table:table-cell table:style-name="Tabla79.A2" office:value-type="string">
            <text:p text:style-name="P20">historicosUO</text:p>
          </table:table-cell>
          <table:table-cell table:style-name="Tabla79.A2" office:value-type="string">
            <text:p text:style-name="P10">Set&lt;String&gt;</text:p>
          </table:table-cell>
          <table:table-cell table:style-name="Tabla79.A2" office:value-type="string">
            <text:p text:style-name="P10">0..n</text:p>
          </table:table-cell>
          <table:table-cell table:style-name="Tabla79.D17" office:value-type="string">
            <text:p text:style-name="P65">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bla79.17">
          <table:table-cell table:style-name="Tabla79.A2" office:value-type="string">
            <text:p text:style-name="P18">contactos</text:p>
          </table:table-cell>
          <table:table-cell table:style-name="Tabla79.A2" office:value-type="string">
            <text:p text:style-name="P18">List&lt;ContactoTF&gt;</text:p>
          </table:table-cell>
          <table:table-cell table:style-name="Tabla79.A2" office:value-type="string">
            <text:p text:style-name="P18">0..n</text:p>
          </table:table-cell>
          <table:table-cell table:style-name="Tabla79.D17" office:value-type="string">
            <text:p text:style-name="P65">Llistat de contactes que te l'unitat</text:p>
          </table:table-cell>
        </table:table-row>
      </table:table>
      <text:p text:style-name="P83"/>
      <text:p text:style-name="P83"/>
      <text:h text:style-name="P305" text:outline-level="2"><text:bookmark-start text:name="__RefHeading__7106_1236556764"/><text:bookmark-start text:name="__RefNumPara__9009_1137365102"/>Classe OficinaTF<text:bookmark-end text:name="__RefHeading__7106_1236556764"/><text:bookmark-end text:name="__RefNumPara__9009_1137365102"/></text:h>
      <text:p text:style-name="P76"><text:tab/>Classe que representa el conjunt de dades d'una oficina que són transferides via WS.</text:p>
      <text:p text:style-name="P76"/>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P65">Camp</text:p>
          </table:table-cell>
          <table:table-cell table:style-name="Tabla98.A1" office:value-type="string">
            <text:p text:style-name="P65">Tipus</text:p>
          </table:table-cell>
          <table:table-cell table:style-name="Tabla98.A1" office:value-type="string">
            <text:p text:style-name="P65">Cardinalitat</text:p>
          </table:table-cell>
          <table:table-cell table:style-name="Tabla98.D1" office:value-type="string">
            <text:p text:style-name="P65">Descripció</text:p>
          </table:table-cell>
        </table:table-row>
        <table:table-row table:style-name="Tabla98.2">
          <table:table-cell table:style-name="Tabla98.A2" office:value-type="string">
            <text:p text:style-name="P18">codigo</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Codi de l'oficina.</text:p>
          </table:table-cell>
        </table:table-row>
        <table:table-row table:style-name="Tabla98.3">
          <table:table-cell table:style-name="Tabla98.A2" office:value-type="string">
            <text:p text:style-name="P18">denominacion</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Denominació de l'oficina.</text:p>
          </table:table-cell>
        </table:table-row>
        <table:table-row table:style-name="Tabla98.4">
          <table:table-cell table:style-name="Tabla98.A2" office:value-type="string">
            <text:p text:style-name="P14">estado</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Estat de l'oficina.</text:p>
          </table:table-cell>
        </table:table-row>
        <table:table-row table:style-name="Tabla98.5">
          <table:table-cell table:style-name="Tabla98.A2" office:value-type="string">
            <text:p text:style-name="P18">nivelAdministracion</text:p>
          </table:table-cell>
          <table:table-cell table:style-name="Tabla98.A2" office:value-type="string">
            <text:p text:style-name="P14">Long</text:p>
          </table:table-cell>
          <table:table-cell table:style-name="Tabla98.C2" office:value-type="float" office:value="1">
            <text:p text:style-name="P14">1</text:p>
          </table:table-cell>
          <table:table-cell table:style-name="Tabla98.D11" office:value-type="string">
            <text:p text:style-name="P65">Nivell d'administració de l'oficina.</text:p>
          </table:table-cell>
        </table:table-row>
        <table:table-row table:style-name="Tabla98.6">
          <table:table-cell table:style-name="Tabla98.A2" office:value-type="string">
            <text:p text:style-name="P18">tipoOficina</text:p>
          </table:table-cell>
          <table:table-cell table:style-name="Tabla98.A2" office:value-type="string">
            <text:p text:style-name="P14">Long</text:p>
          </table:table-cell>
          <table:table-cell table:style-name="Tabla98.A2" office:value-type="string">
            <text:p text:style-name="P14">0..1</text:p>
          </table:table-cell>
          <table:table-cell table:style-name="Tabla98.D11" office:value-type="string">
            <text:p text:style-name="P65">Tipus d'oficina (auxiliar o general)</text:p>
          </table:table-cell>
        </table:table-row>
        <table:table-row table:style-name="Tabla98.7">
          <table:table-cell table:style-name="Tabla98.A2" office:value-type="string">
            <text:p text:style-name="P18">codUoResponsable</text:p>
          </table:table-cell>
          <table:table-cell table:style-name="Tabla98.A2" office:value-type="string">
            <text:p text:style-name="P14">String</text:p>
          </table:table-cell>
          <table:table-cell table:style-name="Tabla98.A2" office:value-type="string">
            <text:p text:style-name="P14">0..1</text:p>
          </table:table-cell>
          <table:table-cell table:style-name="Tabla98.D11" office:value-type="string">
            <text:p text:style-name="P65">Codi de la seva unitat responsable (relació Funcional).</text:p>
          </table:table-cell>
        </table:table-row>
        <table:table-row table:style-name="Tabla98.8">
          <table:table-cell table:style-name="Tabla98.A2" office:value-type="string">
            <text:p text:style-name="P18">codOfiResponsable</text:p>
          </table:table-cell>
          <table:table-cell table:style-name="Tabla98.A2" office:value-type="string">
            <text:p text:style-name="P14">String</text:p>
          </table:table-cell>
          <table:table-cell table:style-name="Tabla98.A2" office:value-type="string">
            <text:p text:style-name="P14">0..1</text:p>
          </table:table-cell>
          <table:table-cell table:style-name="Tabla98.D11" office:value-type="string">
            <text:p text:style-name="P65">Codi de la seva oficina responsable.</text:p>
          </table:table-cell>
        </table:table-row>
        <table:table-row table:style-name="Tabla98.9">
          <table:table-cell table:style-name="Tabla98.A2" office:value-type="string">
            <text:p text:style-name="P18">sirOfi</text:p>
          </table:table-cell>
          <table:table-cell table:style-name="Tabla98.A2" office:value-type="string">
            <text:p text:style-name="P18">List&lt;RelacionSirOfiTF&gt;</text:p>
          </table:table-cell>
          <table:table-cell table:style-name="Tabla98.A2" office:value-type="string">
            <text:p text:style-name="P18">1..n</text:p>
          </table:table-cell>
          <table:table-cell table:style-name="Tabla98.D11" office:value-type="string">
            <text:p text:style-name="P65">Llistat de les relacions amb les unitats a les que dona servei via SIR.</text:p>
          </table:table-cell>
        </table:table-row>
        <table:table-row table:style-name="Tabla98.10">
          <table:table-cell table:style-name="Tabla98.A2" office:value-type="string">
            <text:p text:style-name="P18">organizativasOfi</text:p>
          </table:table-cell>
          <table:table-cell table:style-name="Tabla98.A2" office:value-type="string">
            <text:p text:style-name="P18">List&lt;RelacionOrganizativaOfiTF&gt; </text:p>
          </table:table-cell>
          <table:table-cell table:style-name="Tabla98.A2" office:value-type="string">
            <text:p text:style-name="P18">0..n</text:p>
          </table:table-cell>
          <table:table-cell table:style-name="Tabla98.D11" office:value-type="string">
            <text:p text:style-name="P65">Llistat de les relacions organitzatives de les unitats a les que dona servei.</text:p>
          </table:table-cell>
        </table:table-row>
        <table:table-row table:style-name="Tabla98.11">
          <table:table-cell table:style-name="Tabla98.A2" office:value-type="string">
            <text:p text:style-name="P18">contactos</text:p>
          </table:table-cell>
          <table:table-cell table:style-name="Tabla98.A2" office:value-type="string">
            <text:p text:style-name="P18">List&lt;ContactoTF&gt;</text:p>
          </table:table-cell>
          <table:table-cell table:style-name="Tabla98.A2" office:value-type="string">
            <text:p text:style-name="P18">0..n</text:p>
          </table:table-cell>
          <table:table-cell table:style-name="Tabla98.D11" office:value-type="string">
            <text:p text:style-name="P65">Llistat de contactes que te l'oficina</text:p>
          </table:table-cell>
        </table:table-row>
      </table:table>
      <text:p text:style-name="P76"/>
      <text:p text:style-name="P76"/>
      <text:p text:style-name="P76"/>
      <text:h text:style-name="P305" text:outline-level="2"><text:bookmark-start text:name="__RefHeading___Toc6293_1878677911"/><text:bookmark-start text:name="__RefNumPara__10486_1137365102"/>Classe RelacionSirOfiTF<text:bookmark-end text:name="__RefHeading___Toc6293_1878677911"/><text:bookmark-end text:name="__RefNumPara__10486_1137365102"/></text:h>
      <text:p text:style-name="P9"><text:tab/>Classe que representa la relació SIR entre una Oficina i una Unitat. Ens permet sabre quina és l'oficina de la unitat que es troba adherida a la plataforma d'intercanvi registral del SIR</text:p>
      <text:p text:style-name="P9"/>
      <text:p text:style-name="P9"/>
      <table:table table:name="Tabla106" table:style-name="Tabla106">
        <table:table-column table:style-name="Tabla106.A"/>
        <table:table-column table:style-name="Tabla106.B"/>
        <table:table-column table:style-name="Tabla106.C"/>
        <text:soft-page-break/>
        <table:table-row table:style-name="Tabla106.1">
          <table:table-cell table:style-name="Tabla106.A1" office:value-type="string">
            <text:p text:style-name="P65">Camp</text:p>
          </table:table-cell>
          <table:table-cell table:style-name="Tabla106.B1" office:value-type="string">
            <text:p text:style-name="P65">Tipus</text:p>
          </table:table-cell>
          <table:table-cell table:style-name="Tabla106.C1" office:value-type="string">
            <text:p text:style-name="P65">Descripció</text:p>
          </table:table-cell>
        </table:table-row>
        <table:table-row table:style-name="TableLine2247384318880">
          <table:table-cell table:style-name="Tabla106.A4" office:value-type="string">
            <text:p text:style-name="P10">oficina</text:p>
          </table:table-cell>
          <table:table-cell table:style-name="Tabla106.B4" office:value-type="string">
            <text:p text:style-name="P14">String</text:p>
          </table:table-cell>
          <table:table-cell table:style-name="Tabla106.C4" office:value-type="string">
            <text:p text:style-name="P65">Codi de l'oficina</text:p>
          </table:table-cell>
        </table:table-row>
        <table:table-row table:style-name="TableLine2247384317728">
          <table:table-cell table:style-name="Tabla106.A4" office:value-type="string">
            <text:p text:style-name="P10">unidad</text:p>
          </table:table-cell>
          <table:table-cell table:style-name="Tabla106.B4" office:value-type="string">
            <text:p text:style-name="P52">String</text:p>
          </table:table-cell>
          <table:table-cell table:style-name="Tabla106.C4" office:value-type="string">
            <text:p text:style-name="P65">Codi de la unitat</text:p>
          </table:table-cell>
        </table:table-row>
        <table:table-row table:style-name="TableLine2247384332992">
          <table:table-cell table:style-name="Tabla106.A4" office:value-type="string">
            <text:p text:style-name="P10">estado</text:p>
          </table:table-cell>
          <table:table-cell table:style-name="Tabla106.B4" office:value-type="string">
            <text:p text:style-name="P52">String</text:p>
          </table:table-cell>
          <table:table-cell table:style-name="Tabla106.C4" office:value-type="string">
            <text:p text:style-name="P65">Estat de la relació.</text:p>
          </table:table-cell>
        </table:table-row>
      </table:table>
      <text:p text:style-name="P9"/>
      <text:h text:style-name="P305" text:outline-level="2"><text:bookmark-start text:name="__RefHeading___Toc6295_1878677911"/>Classe RelacionOrganizativaOfiTF<text:bookmark-end text:name="__RefHeading___Toc6295_1878677911"/></text:h>
      <text:p text:style-name="P9"><text:tab/>Classe que representa la dependència funcional entre una Oficina i una Unitat.</text:p>
      <text:p text:style-name="P9"/>
      <text:p text:style-name="P9"/>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65">Camp</text:p>
          </table:table-cell>
          <table:table-cell table:style-name="Tabla31.B1" office:value-type="string">
            <text:p text:style-name="P65">Tipus</text:p>
          </table:table-cell>
          <table:table-cell table:style-name="Tabla31.C1" office:value-type="string">
            <text:p text:style-name="P65">Descripció</text:p>
          </table:table-cell>
        </table:table-row>
        <table:table-row table:style-name="TableLine2247384323776">
          <table:table-cell table:style-name="Tabla31.A4" office:value-type="string">
            <text:p text:style-name="P10">oficina</text:p>
          </table:table-cell>
          <table:table-cell table:style-name="Tabla31.B4" office:value-type="string">
            <text:p text:style-name="P14">String</text:p>
          </table:table-cell>
          <table:table-cell table:style-name="Tabla31.C4" office:value-type="string">
            <text:p text:style-name="P65">Codi de l'oficina</text:p>
          </table:table-cell>
        </table:table-row>
        <table:table-row table:style-name="TableLine2247384319456">
          <table:table-cell table:style-name="Tabla31.A4" office:value-type="string">
            <text:p text:style-name="P10">unidad</text:p>
          </table:table-cell>
          <table:table-cell table:style-name="Tabla31.B4" office:value-type="string">
            <text:p text:style-name="P52">String</text:p>
          </table:table-cell>
          <table:table-cell table:style-name="Tabla31.C4" office:value-type="string">
            <text:p text:style-name="P65">Codi de la unitat</text:p>
          </table:table-cell>
        </table:table-row>
        <table:table-row table:style-name="TableLine2247384333280">
          <table:table-cell table:style-name="Tabla31.A4" office:value-type="string">
            <text:p text:style-name="P10">estado</text:p>
          </table:table-cell>
          <table:table-cell table:style-name="Tabla31.B4" office:value-type="string">
            <text:p text:style-name="P52">String</text:p>
          </table:table-cell>
          <table:table-cell table:style-name="Tabla31.C4" office:value-type="string">
            <text:p text:style-name="P65">Estat de la relació.</text:p>
          </table:table-cell>
        </table:table-row>
      </table:table>
      <text:p text:style-name="P9"/>
      <text:h text:style-name="P305" text:outline-level="2"><text:bookmark-start text:name="__RefHeading___Toc6297_1878677911"/>Classe HistoricoUO<text:bookmark-end text:name="__RefHeading___Toc6297_1878677911"/></text:h>
      <text:p text:style-name="P76"/>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65">Camp</text:p>
          </table:table-cell>
          <table:table-cell table:style-name="Tabla27.B1" office:value-type="string">
            <text:p text:style-name="P65">Tipus</text:p>
          </table:table-cell>
          <table:table-cell table:style-name="Tabla27.C1" office:value-type="string">
            <text:p text:style-name="P65">Descripció</text:p>
          </table:table-cell>
        </table:table-row>
        <table:table-row table:style-name="TableLine2247384328384">
          <table:table-cell table:style-name="Tabla27.A3" office:value-type="string">
            <text:p text:style-name="P10">codanterior</text:p>
          </table:table-cell>
          <table:table-cell table:style-name="Tabla27.B3" office:value-type="string">
            <text:p text:style-name="P14">String</text:p>
          </table:table-cell>
          <table:table-cell table:style-name="Tabla27.C3" office:value-type="string">
            <text:p text:style-name="P65">Codi de la unitat que és substituida</text:p>
          </table:table-cell>
        </table:table-row>
        <table:table-row table:style-name="TableLine2247384339040">
          <table:table-cell table:style-name="Tabla27.A3" office:value-type="string">
            <text:p text:style-name="P10">codultima</text:p>
          </table:table-cell>
          <table:table-cell table:style-name="Tabla27.B3" office:value-type="string">
            <text:p text:style-name="P52">String</text:p>
          </table:table-cell>
          <table:table-cell table:style-name="Tabla27.C3" office:value-type="string">
            <text:p text:style-name="P65">Codi de la unitat que substiuex a la anterior</text:p>
          </table:table-cell>
        </table:table-row>
      </table:table>
      <text:p text:style-name="P9"/>
      <text:p text:style-name="P9"/>
      <text:h text:style-name="P305" text:outline-level="2"><text:bookmark-start text:name="__RefHeading___Toc6299_1878677911"/><text:span text:style-name="T223">Classe </text:span>ContactoTF<text:bookmark-end text:name="__RefHeading___Toc6299_1878677911"/></text:h>
      <text:p text:style-name="P76"/>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65">Camp</text:p>
          </table:table-cell>
          <table:table-cell table:style-name="Tabla51.B1" office:value-type="string">
            <text:p text:style-name="P65">Tipus</text:p>
          </table:table-cell>
          <table:table-cell table:style-name="Tabla51.C1" office:value-type="string">
            <text:p text:style-name="P65">Descripció</text:p>
          </table:table-cell>
        </table:table-row>
        <table:table-row table:style-name="TableLine2247384341920">
          <table:table-cell table:style-name="Tabla51.A3" office:value-type="string">
            <text:p text:style-name="P10">tipoContacto</text:p>
          </table:table-cell>
          <table:table-cell table:style-name="Tabla51.B3" office:value-type="string">
            <text:p text:style-name="P14">String</text:p>
          </table:table-cell>
          <table:table-cell table:style-name="Tabla51.C3" office:value-type="string">
            <text:p text:style-name="P65">Tipo de contacte.(Tel,email,Fax...)</text:p>
          </table:table-cell>
        </table:table-row>
        <table:table-row table:style-name="TableLine2247384338752">
          <table:table-cell table:style-name="Tabla51.A3" office:value-type="string">
            <text:p text:style-name="P10">valorContacto</text:p>
          </table:table-cell>
          <table:table-cell table:style-name="Tabla51.B3" office:value-type="string">
            <text:p text:style-name="P52">String</text:p>
          </table:table-cell>
          <table:table-cell table:style-name="Tabla51.C3" office:value-type="string">
            <text:p text:style-name="P65">Valor del contacte.</text:p>
          </table:table-cell>
        </table:table-row>
      </table:table>
      <text:h text:style-name="P304" text:outline-level="1"><text:bookmark-start text:name="__RefHeading___Toc6892_698106445"/>Model de Dades <text:span text:style-name="T273">v</text:span>2<text:bookmark-end text:name="__RefHeading___Toc6892_698106445"/></text:h>
      <text:p text:style-name="P77">Les classes del model de dades de la versió 2 són extensións del model de la versió V1 al que s’han afegit un conjunt de nous atributs. </text:p>
      <text:h text:style-name="P310" text:outline-level="2"><text:bookmark-start text:name="__RefHeading___Toc6894_698106445"/>Classes del Catàleg<text:bookmark-end text:name="__RefHeading___Toc6894_698106445"/></text:h>
      <text:p text:style-name="P79">Totes les noves classes del catàleg s’han vist modificades per un nou atribut «<text:span text:style-name="T269">estat»</text:span>. Per tant, el que s’ha fet és afegir aquest atribut i anomenar la classe de la següent forma</text:p>
      <text:list xml:id="list1137386388" text:style-name="L34">
        <text:list-item>
          <text:p text:style-name="P411">Classe CatEstadoEntidadWs <text:span text:style-name="T274">(veure </text:span><text:span text:style-name="T274"><text:bookmark-ref text:reference-format="number" text:ref-name="__RefHeading__6940_1236556764">3.1.-</text:bookmark-ref></text:span><text:span text:style-name="T274"><text:bookmark-ref text:reference-format="text" text:ref-name="__RefHeading__6940_1236556764">Classe CatEstadoEntidad</text:bookmark-ref></text:span><text:span text:style-name="T274">)</text:span></text:p>
        </text:list-item>
        <text:list-item>
          <text:p text:style-name="P412"><text:span text:style-name="T244">Classe CatNivelAdministracionWs (veure </text:span><text:span text:style-name="T244"><text:bookmark-ref text:reference-format="number" text:ref-name="__RefHeading__6938_1236556764">3.2.-</text:bookmark-ref></text:span><text:span text:style-name="T244"><text:bookmark-ref text:reference-format="text" text:ref-name="__RefHeading__6938_1236556764">Classe CatNivelAdministracion</text:bookmark-ref></text:span><text:span text:style-name="T244">)</text:span></text:p>
        </text:list-item>
        <text:list-item>
          <text:p text:style-name="P413"><text:soft-page-break/><text:span text:style-name="T245">Classe CatPaisWs(veure </text:span><text:span text:style-name="T245"><text:bookmark-ref text:reference-format="number" text:ref-name="__RefHeading__6942_1236556764">3.3.-</text:bookmark-ref></text:span><text:span text:style-name="T245"><text:bookmark-ref text:reference-format="text" text:ref-name="__RefHeading__6942_1236556764">Classe CatPais</text:bookmark-ref></text:span><text:span text:style-name="T245">)</text:span></text:p>
        </text:list-item>
        <text:list-item>
          <text:p text:style-name="P413"><text:span text:style-name="T245">Classe CatComunidadAutonomaWs (veure </text:span><text:span text:style-name="T245"><text:bookmark-ref text:reference-format="number" text:ref-name="__RefHeading__6766_1236556764">3.4.-</text:bookmark-ref></text:span><text:span text:style-name="T245"><text:bookmark-ref text:reference-format="text" text:ref-name="__RefHeading__6766_1236556764">Classe CatComunidadAutonomaTF</text:bookmark-ref></text:span><text:span text:style-name="T245">)</text:span></text:p>
        </text:list-item>
        <text:list-item>
          <text:p text:style-name="P414"><text:span text:style-name="T246">Classe CatProvinciaWs (veure </text:span><text:span text:style-name="T246"><text:bookmark-ref text:reference-format="number" text:ref-name="__RefHeading__6876_1236556764">3.5.-</text:bookmark-ref></text:span><text:span text:style-name="T246"><text:bookmark-ref text:reference-format="text" text:ref-name="__RefHeading__6876_1236556764">Classe CatProvinciaTF</text:bookmark-ref></text:span><text:span text:style-name="T246">)</text:span></text:p>
        </text:list-item>
        <text:list-item>
          <text:p text:style-name="P415">Classe CatLocalidadWs <text:span text:style-name="T274">veure </text:span><text:span text:style-name="T274"><text:bookmark-ref text:reference-format="number" text:ref-name="__RefHeading__6936_1236556764">3.6.-</text:bookmark-ref></text:span><text:span text:style-name="T274"><text:bookmark-ref text:reference-format="text" text:ref-name="__RefHeading__6936_1236556764">Classe CatLocalidadTF</text:bookmark-ref></text:span><text:span text:style-name="T274">)</text:span></text:p>
        </text:list-item>
        <text:list-item>
          <text:p text:style-name="P298">Classe CatEntidadGeograficaWs <text:span text:style-name="T274">(veure </text:span><text:span text:style-name="T274"><text:bookmark-ref text:reference-format="number" text:ref-name="__RefHeading__6820_1236556764">3.7.-</text:bookmark-ref></text:span><text:span text:style-name="T274"><text:bookmark-ref text:reference-format="text" text:ref-name="__RefHeading__6820_1236556764">Classe CatEntidadGeograficaTF</text:bookmark-ref></text:span><text:span text:style-name="T274">)</text:span></text:p>
        </text:list-item>
      </text:list>
      <text:p text:style-name="P84"/>
      <text:p text:style-name="P85"/>
      <table:table table:name="Tabla72" table:style-name="Tabla72">
        <table:table-column table:style-name="Tabla72.A"/>
        <table:table-column table:style-name="Tabla72.B"/>
        <table:table-column table:style-name="Tabla72.C"/>
        <table:table-column table:style-name="Tabla72.D"/>
        <table:table-row table:style-name="Tabla72.1">
          <table:table-cell table:style-name="Tabla72.A1" office:value-type="string">
            <text:p text:style-name="P58">Camp</text:p>
          </table:table-cell>
          <table:table-cell table:style-name="Tabla72.A1" office:value-type="string">
            <text:p text:style-name="P58">Tipus</text:p>
          </table:table-cell>
          <table:table-cell table:style-name="Tabla72.A1" office:value-type="string">
            <text:p text:style-name="P58">Cardinalitat</text:p>
          </table:table-cell>
          <table:table-cell table:style-name="Tabla72.D1" office:value-type="string">
            <text:p text:style-name="P58">Descripció</text:p>
          </table:table-cell>
        </table:table-row>
        <table:table-row table:style-name="Tabla72.2">
          <table:table-cell table:style-name="Tabla72.A2" office:value-type="string">
            <text:p text:style-name="P134">e<text:span text:style-name="T247">stado</text:span></text:p>
          </table:table-cell>
          <table:table-cell table:style-name="Tabla72.A2" office:value-type="string">
            <text:p text:style-name="P17">String</text:p>
          </table:table-cell>
          <table:table-cell table:style-name="Tabla72.C2" office:value-type="float" office:value="1">
            <text:p text:style-name="P17">1</text:p>
          </table:table-cell>
          <table:table-cell table:style-name="Tabla72.D2" office:value-type="string">
            <text:p text:style-name="P112">I<text:span text:style-name="T247">ndica l’estat en el que es troba l’element.</text:span></text:p>
            <text:p text:style-name="P121"/>
            <text:p text:style-name="P121">Valors:</text:p>
            <text:p text:style-name="P122">V:Vigente</text:p>
            <text:p text:style-name="P122">A:Anulado</text:p>
            <text:p text:style-name="P122">E:Extinguido</text:p>
            <text:p text:style-name="P122">T:Transitorio</text:p>
          </table:table-cell>
        </table:table-row>
      </table:table>
      <text:p text:style-name="P57"/>
      <text:h text:style-name="P311" text:outline-level="2"><text:bookmark-start text:name="__RefHeading___Toc6896_698106445"/>Classes de Unitats i Oficines<text:bookmark-end text:name="__RefHeading___Toc6896_698106445"/></text:h>
      <text:p text:style-name="P69"/>
      <text:h text:style-name="P323" text:outline-level="3"><text:bookmark-start text:name="__RefHeading___Toc8888_2527304996"/><text:span text:style-name="T228">Classe </text:span>UnidadWs<text:bookmark-end text:name="__RefHeading___Toc8888_2527304996"/></text:h>
      <text:p text:style-name="P54">Aquesta classe exten de <text:bookmark-ref text:reference-format="text" text:ref-name="__RefHeading__7018_1236556764">Classe UnidadTF</text:bookmark-ref><text:s/>i els nous atributs que s’han afegit són els següents:</text:p>
      <text:p text:style-name="P54"/>
      <text:p text:style-name="P54"/>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office:value-type="string">
            <text:p text:style-name="P68">Camp</text:p>
          </table:table-cell>
          <table:table-cell table:style-name="Tabla57.A1" office:value-type="string">
            <text:p text:style-name="P68">Tipus</text:p>
          </table:table-cell>
          <table:table-cell table:style-name="Tabla57.A1" office:value-type="string">
            <text:p text:style-name="P68">Cardinalitat</text:p>
          </table:table-cell>
          <table:table-cell table:style-name="Tabla57.D1" office:value-type="string">
            <text:p text:style-name="P68">Descripció</text:p>
          </table:table-cell>
        </table:table-row>
        <table:table-row table:style-name="Tabla57.2">
          <table:table-cell table:style-name="Tabla57.A2" office:value-type="string">
            <text:p text:style-name="P132">Denom<text:span text:style-name="T220">LenguaCooficial</text:span></text:p>
          </table:table-cell>
          <table:table-cell table:style-name="Tabla57.A2" office:value-type="string">
            <text:p text:style-name="P15">String</text:p>
          </table:table-cell>
          <table:table-cell table:style-name="Tabla57.C2" office:value-type="float" office:value="1">
            <text:p text:style-name="P15">1</text:p>
          </table:table-cell>
          <table:table-cell table:style-name="Tabla57.D2" office:value-type="string">
            <text:p text:style-name="P110">Denominació cooficial de la unitat.</text:p>
            <text:p text:style-name="P110"/>
            <text:p text:style-name="P110">Ex: a balears seria la denominació en català, al Pais Basc seria en euskera.</text:p>
          </table:table-cell>
        </table:table-row>
        <table:table-row table:style-name="Tabla57.3">
          <table:table-cell table:style-name="Tabla57.A2" office:value-type="string">
            <text:p text:style-name="P126">idiomalengua</text:p>
          </table:table-cell>
          <table:table-cell table:style-name="Tabla57.A2" office:value-type="string">
            <text:p text:style-name="P125">int</text:p>
          </table:table-cell>
          <table:table-cell table:style-name="Tabla57.C2" office:value-type="float" office:value="1">
            <text:p text:style-name="P15">1</text:p>
          </table:table-cell>
          <table:table-cell table:style-name="Tabla57.D3" office:value-type="string">
            <text:p text:style-name="P110">Idioma de la denominació cooficial.</text:p>
            <text:p text:style-name="P110"/>
            <text:p text:style-name="P110">Es valors que pot prende són:</text:p>
            <text:p text:style-name="P110">CASTELLANO = 1;</text:p>
            <text:p text:style-name="P110">CATALA = 2;</text:p>
            <text:p text:style-name="P110">EUSKERA = 3;</text:p>
            <text:p text:style-name="P110">GALEGO <text:s/>= 4;</text:p>
            <text:p text:style-name="P110">VALENCIA = 5;</text:p>
          </table:table-cell>
        </table:table-row>
        <table:table-row table:style-name="Tabla57.4">
          <table:table-cell table:style-name="Tabla57.A2" office:value-type="string">
            <text:p text:style-name="P113">version</text:p>
          </table:table-cell>
          <table:table-cell table:style-name="Tabla57.A2" office:value-type="string">
            <text:p text:style-name="P113">long</text:p>
          </table:table-cell>
          <table:table-cell table:style-name="Tabla57.C2" office:value-type="float" office:value="1">
            <text:p text:style-name="P15">1</text:p>
          </table:table-cell>
          <table:table-cell table:style-name="Tabla57.D4" office:value-type="string">
            <text:p text:style-name="P117">Versió de la unitat</text:p>
          </table:table-cell>
        </table:table-row>
        <table:table-row table:style-name="Tabla57.5">
          <table:table-cell table:style-name="Tabla57.A2" office:value-type="string">
            <text:p text:style-name="P124">poder</text:p>
          </table:table-cell>
          <table:table-cell table:style-name="Tabla57.A2" office:value-type="string">
            <text:p text:style-name="P113">String</text:p>
          </table:table-cell>
          <table:table-cell table:style-name="Tabla57.C2" office:value-type="float" office:value="1">
            <text:p text:style-name="P15">1</text:p>
          </table:table-cell>
          <table:table-cell table:style-name="Tabla57.D5" office:value-type="string">
            <text:p text:style-name="P117">Tipus de poder de la unitat</text:p>
            <text:list xml:id="list3623326624" text:style-name="L35">
              <text:list-item>
                <text:p text:style-name="P515">Ejecutivo</text:p>
              </text:list-item>
              <text:list-item>
                <text:p text:style-name="P515">Judicial</text:p>
              </text:list-item>
              <text:list-item>
                <text:p text:style-name="P515">Legislativo</text:p>
              </text:list-item>
            </text:list>
          </table:table-cell>
        </table:table-row>
        <table:table-row table:style-name="Tabla57.6">
          <table:table-cell table:style-name="Tabla57.A2" office:value-type="string">
            <text:p text:style-name="P130">fechaUltimaActualizacion</text:p>
          </table:table-cell>
          <table:table-cell table:style-name="Tabla57.A2" office:value-type="string">
            <text:p text:style-name="P115">Date</text:p>
          </table:table-cell>
          <table:table-cell table:style-name="Tabla57.A2" office:value-type="string">
            <text:p text:style-name="P15">0..1</text:p>
          </table:table-cell>
          <table:table-cell table:style-name="Tabla57.D6" office:value-type="string">
            <text:p text:style-name="P70">Data de quan es va actualitzar la unitat per darrera vegada.</text:p>
          </table:table-cell>
        </table:table-row>
        <text:soft-page-break/>
        <table:table-row table:style-name="Tabla57.8">
          <table:table-cell table:style-name="Tabla57.A2" office:value-type="string">
            <text:p text:style-name="P130">comparteNif</text:p>
          </table:table-cell>
          <table:table-cell table:style-name="Tabla57.A2" office:value-type="string">
            <text:p text:style-name="P129">boolean</text:p>
          </table:table-cell>
          <table:table-cell table:style-name="Tabla57.A2" office:value-type="string">
            <text:p text:style-name="P129">1</text:p>
          </table:table-cell>
          <table:table-cell table:style-name="Tabla57.D7" office:value-type="string">
            <text:p text:style-name="P119">Indica si la unitat comparteix nif amb el seu pare.</text:p>
          </table:table-cell>
        </table:table-row>
        <table:table-row table:style-name="Tabla57.8">
          <table:table-cell table:style-name="Tabla57.A2" office:value-type="string">
            <text:p text:style-name="P535">nifCif</text:p>
          </table:table-cell>
          <table:table-cell table:style-name="Tabla57.A2" office:value-type="string">
            <text:p text:style-name="P517">String</text:p>
          </table:table-cell>
          <table:table-cell table:style-name="Tabla57.A2" office:value-type="string">
            <text:p text:style-name="P517">0..1</text:p>
          </table:table-cell>
          <table:table-cell table:style-name="Tabla57.D8" office:value-type="string">
            <text:p text:style-name="P516">Nif/Cif de la unitat en qüestió.</text:p>
          </table:table-cell>
        </table:table-row>
      </table:table>
      <text:p text:style-name="P53"/>
      <text:p text:style-name="P53"/>
      <text:p text:style-name="P53"/>
      <text:h text:style-name="P324" text:outline-level="3"><text:bookmark-start text:name="__RefHeading___Toc10825_2527304996"/><text:span text:style-name="T228">Classe </text:span>OficinaWs<text:bookmark-end text:name="__RefHeading___Toc10825_2527304996"/></text:h>
      <text:p text:style-name="P78"/>
      <text:p text:style-name="P73"/>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office:value-type="string">
            <text:p text:style-name="P72">Camp</text:p>
          </table:table-cell>
          <table:table-cell table:style-name="Tabla58.A1" office:value-type="string">
            <text:p text:style-name="P72">Tipus</text:p>
          </table:table-cell>
          <table:table-cell table:style-name="Tabla58.A1" office:value-type="string">
            <text:p text:style-name="P72">Cardinalitat</text:p>
          </table:table-cell>
          <table:table-cell table:style-name="Tabla58.D1" office:value-type="string">
            <text:p text:style-name="P72">Descripció</text:p>
          </table:table-cell>
        </table:table-row>
        <table:table-row table:style-name="Tabla58.2">
          <table:table-cell table:style-name="Tabla58.A2" office:value-type="string">
            <text:p text:style-name="P133">Denom<text:span text:style-name="T220">LenguaCooficial</text:span></text:p>
          </table:table-cell>
          <table:table-cell table:style-name="Tabla58.A2" office:value-type="string">
            <text:p text:style-name="P16">String</text:p>
          </table:table-cell>
          <table:table-cell table:style-name="Tabla58.C2" office:value-type="float" office:value="1">
            <text:p text:style-name="P16">1</text:p>
          </table:table-cell>
          <table:table-cell table:style-name="Tabla58.D2" office:value-type="string">
            <text:p text:style-name="P111">Denominació cooficial de l’<text:span text:style-name="T221">oficina</text:span></text:p>
            <text:p text:style-name="P111"/>
            <text:p text:style-name="P111">Ex: a balears seria la denominació en català, al Pais Basc seria en euskera.</text:p>
          </table:table-cell>
        </table:table-row>
        <table:table-row table:style-name="Tabla58.3">
          <table:table-cell table:style-name="Tabla58.A2" office:value-type="string">
            <text:p text:style-name="P128">idiomalengua</text:p>
          </table:table-cell>
          <table:table-cell table:style-name="Tabla58.A2" office:value-type="string">
            <text:p text:style-name="P127">int</text:p>
          </table:table-cell>
          <table:table-cell table:style-name="Tabla58.C2" office:value-type="float" office:value="1">
            <text:p text:style-name="P16">1</text:p>
          </table:table-cell>
          <table:table-cell table:style-name="Tabla58.D3" office:value-type="string">
            <text:p text:style-name="P111">Idioma de la denominació cooficial.</text:p>
            <text:p text:style-name="P111"/>
            <text:p text:style-name="P111">Es valors que pot prende són:</text:p>
            <text:p text:style-name="P111">CASTELLANO = 1;</text:p>
            <text:p text:style-name="P111">CATALA = 2;</text:p>
            <text:p text:style-name="P111">EUSKERA = 3;</text:p>
            <text:p text:style-name="P111">GALEGO <text:s/>= 4;</text:p>
            <text:p text:style-name="P111">VALENCIA = 5;</text:p>
          </table:table-cell>
        </table:table-row>
        <table:table-row table:style-name="Tabla58.4">
          <table:table-cell table:style-name="Tabla58.A2" office:value-type="string">
            <text:p text:style-name="P114">versionUoResponsable</text:p>
          </table:table-cell>
          <table:table-cell table:style-name="Tabla58.A2" office:value-type="string">
            <text:p text:style-name="P114">long</text:p>
          </table:table-cell>
          <table:table-cell table:style-name="Tabla58.C2" office:value-type="float" office:value="1">
            <text:p text:style-name="P16">1</text:p>
          </table:table-cell>
          <table:table-cell table:style-name="Tabla58.D4" office:value-type="string">
            <text:p text:style-name="P118">Versió de la unitat <text:span text:style-name="T222">responsable de l’oficina</text:span></text:p>
          </table:table-cell>
        </table:table-row>
        <table:table-row table:style-name="Tabla58.5">
          <table:table-cell table:style-name="Tabla58.A2" office:value-type="string">
            <text:p text:style-name="P238"/>
            <text:p text:style-name="P123">fuenteExterna</text:p>
          </table:table-cell>
          <table:table-cell table:style-name="Tabla58.A2" office:value-type="string">
            <text:p text:style-name="P114">String</text:p>
          </table:table-cell>
          <table:table-cell table:style-name="Tabla58.C2" office:value-type="float" office:value="1">
            <text:p text:style-name="P16">1</text:p>
          </table:table-cell>
          <table:table-cell table:style-name="Tabla58.D5" office:value-type="string">
            <text:p text:style-name="P120">Indica el tipus de fonts externa de l’oficina.</text:p>
            <text:p text:style-name="P120"/>
            <text:p text:style-name="P74"><text:span text:style-name="T186">V</text:span><text:span text:style-name="T185">alors que pot prendre</text:span><text:span text:style-name="T186">:</text:span></text:p>
            <text:p text:style-name="P120">INVESPE</text:p>
            <text:p text:style-name="P120">BDGEL</text:p>
            <text:p text:style-name="P120">RCP</text:p>
            <text:p text:style-name="P120">INE</text:p>
            <text:p text:style-name="P120"/>
          </table:table-cell>
        </table:table-row>
        <table:table-row table:style-name="Tabla58.6">
          <table:table-cell table:style-name="Tabla58.A2" office:value-type="string">
            <text:p text:style-name="P131">fechaUltimaActualizacion</text:p>
          </table:table-cell>
          <table:table-cell table:style-name="Tabla58.A2" office:value-type="string">
            <text:p text:style-name="P116">Date</text:p>
          </table:table-cell>
          <table:table-cell table:style-name="Tabla58.A2" office:value-type="string">
            <text:p text:style-name="P16">0..1</text:p>
          </table:table-cell>
          <table:table-cell table:style-name="Tabla58.D6" office:value-type="string">
            <text:p text:style-name="P71">Data de quan es va actualitzar la unitat per darrera vegada.</text:p>
          </table:table-cell>
        </table:table-row>
      </table:table>
      <text:p text:style-name="P55"/>
      <text:p text:style-name="P56">Les següents classes referents a les oficines no han variat tampoc:</text:p>
      <text:p text:style-name="P56"/>
      <text:p text:style-name="P56"><text:bookmark-ref text:reference-format="text" text:ref-name="__RefHeading___Toc6295_1878677911">Classe RelacionOrganizativaOfiTF</text:bookmark-ref></text:p>
      <text:p text:style-name="P56"><text:bookmark-ref text:reference-format="text" text:ref-name="__RefHeading___Toc6293_1878677911">Classe RelacionSirOfiTF</text:bookmark-ref></text:p>
      <text:p text:style-name="P56"><text:bookmark-ref text:reference-format="text" text:ref-name="__RefHeading___Toc6299_1878677911">Classe ContactoTF</text:bookmark-ref></text:p>
      <text:p text:style-name="P56"/>
      <text:h text:style-name="P301" text:outline-level="1"><text:bookmark-start text:name="__RefHeading___Toc6301_1878677911"/><text:soft-page-break/>Descripció dels serveis REST<text:bookmark-end text:name="__RefHeading___Toc6301_1878677911"/></text:h>
      <text:p text:style-name="P76">A continuació es descriuen els serveis REST que proporciona Dir3Caib. </text:p>
      <text:h text:style-name="P305" text:outline-level="2"><text:bookmark-start text:name="__RefHeading___Toc6303_1878677911"/>Serveis<text:bookmark-end text:name="__RefHeading___Toc6303_1878677911"/></text:h>
      <text:h text:style-name="P318" text:outline-level="3"><text:bookmark-start text:name="__RefHeading___Toc6305_1878677911"/>UnidadesPorDenominacion<text:line-break/><text:bookmark-end text:name="__RefHeading___Toc6305_1878677911"/></text:h>
      <table:table table:name="Taula1" table:style-name="Taula1">
        <table:table-column table:style-name="Taula1.A"/>
        <table:table-row table:style-name="Taula1.1">
          <table:table-cell table:style-name="Taula1.A1" office:value-type="string">
            <text:p text:style-name="P223">Prototipus:</text:p>
          </table:table-cell>
        </table:table-row>
        <table:table-row table:style-name="Taula1.1">
          <table:table-cell table:style-name="Taula1.A2" office:value-type="string">
            <text:p text:style-name="P174"><text:span text:style-name="T64">public </text:span><text:span text:style-name="T144">@ResponseBody</text:span></text:p>
            <text:p text:style-name="P175">ResponseEntity&lt;List&lt;ObjetoDirectorio&gt;&gt; unidadesPorDenominacion(<text:span text:style-name="T144">@RequestParam </text:span>String denominacion, <text:span text:style-name="T144">@RequestParam</text:span><text:span text:style-name="T151">(defaultValue=”false”)</text:span><text:span text:style-name="T144"> </text:span><text:span text:style-name="T128">boolean</text:span> <text:span text:style-name="T279">cooficial</text:span>, <text:span text:style-name="T144">@RequestParam</text:span><text:span text:style-name="T151">(defaultValue=””)</text:span><text:span text:style-name="T144"> </text:span>String <text:span text:style-name="T128">estado</text:span>) <text:span text:style-name="T64">throws </text:span><text:span text:style-name="T153">Exception;</text:span></text:p>
          </table:table-cell>
        </table:table-row>
        <table:table-row table:style-name="Taula1.1">
          <table:table-cell table:style-name="Taula1.A3" office:value-type="string">
            <text:p text:style-name="P223">Descripció:</text:p>
          </table:table-cell>
        </table:table-row>
        <table:table-row table:style-name="Taula1.1">
          <table:table-cell table:style-name="Taula1.A10" office:value-type="string">
            <text:p text:style-name="P240"><text:tab/>Aquest servei cerca organismes/unitats que contenguin la denominació indicada.</text:p>
          </table:table-cell>
        </table:table-row>
        <table:table-row table:style-name="Taula1.1">
          <table:table-cell table:style-name="Taula1.A3" office:value-type="string">
            <text:p text:style-name="P223">Paràmetres:</text:p>
          </table:table-cell>
        </table:table-row>
        <table:table-row table:style-name="Taula1.1">
          <table:table-cell table:style-name="Taula1.A10" office:value-type="string">
            <text:list xml:id="list913606819" text:style-name="L36">
              <text:list-header>
                <text:p text:style-name="P430">.</text:p>
              </text:list-header>
              <text:list-item>
                <text:p text:style-name="P434"><text:span text:style-name="T2">String denominacion</text:span>: denominació de l'organisme que cercam.</text:p>
              </text:list-item>
              <text:list-item>
                <text:p text:style-name="P434"><text:span text:style-name="T5">booleà </text:span><text:span text:style-name="T6">cooficial</text:span><text:span text:style-name="T281">: booleà</text:span><text:span text:style-name="T280"> </text:span><text:span text:style-name="T282">per indicar que </text:span><text:span text:style-name="T280">ens retorn</text:span><text:span text:style-name="T282">i</text:span><text:span text:style-name="T280"> la denominació cooficial </text:span><text:span text:style-name="T282">si</text:span><text:span text:style-name="T280"> existeix.</text:span></text:p>
              </text:list-item>
              <text:list-item>
                <text:p text:style-name="P440"><text:span text:style-name="T2">String estado</text:span>: <text:span text:style-name="T283">filtre per </text:span>codi de l’estat <text:span text:style-name="T283">dels resultats</text:span>. Si no s’informa, ens retorna tots els organismes vigents. Valors possibles: </text:p>
                <text:list>
                  <text:list-item>
                    <text:p text:style-name="P440">“A” : anul·lats</text:p>
                  </text:list-item>
                  <text:list-item>
                    <text:p text:style-name="P440">“E” : extingits</text:p>
                  </text:list-item>
                  <text:list-item>
                    <text:p text:style-name="P440">“<text:span text:style-name="T283">T” : transitoris</text:span></text:p>
                  </text:list-item>
                  <text:list-item>
                    <text:p text:style-name="P440">“V” : vigents</text:p>
                  </text:list-item>
                  <text:list-item>
                    <text:p text:style-name="P440">“” : <text:span text:style-name="T283">tots </text:span><text:span text:style-name="T284">els vigents</text:span></text:p>
                  </text:list-item>
                </text:list>
                <text:p text:style-name="P428"/>
              </text:list-item>
            </text:list>
          </table:table-cell>
        </table:table-row>
        <table:table-row table:style-name="Taula1.7">
          <table:table-cell table:style-name="Taula1.A7" office:value-type="string">
            <text:p text:style-name="P223">Resposta:</text:p>
          </table:table-cell>
        </table:table-row>
        <table:table-row table:style-name="Taula1.1">
          <table:table-cell table:style-name="Taula1.A10" office:value-type="string">
            <text:list xml:id="list2821166857" text:style-name="L37">
              <text:list-item>
                <text:p text:style-name="P460">Codi 204 =&gt; Sense contingut.</text:p>
              </text:list-item>
              <text:list-item>
                <text:p text:style-name="P459"><text:span text:style-name="T87">Codi 200 =&gt; </text:span><text:span text:style-name="T81">Llista </text:span><text:span text:style-name="T87">d’objectes </text:span><text:span text:style-name="T81">&lt;ObjetoDirectorio&gt; </text:span><text:span text:style-name="T87">en format JSON</text:span><text:span text:style-name="T81">,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1.1">
          <table:table-cell table:style-name="Taula1.A9" office:value-type="string">
            <text:p text:style-name="P224">RequestMapping:</text:p>
          </table:table-cell>
        </table:table-row>
        <table:table-row table:style-name="Taula1.1">
          <table:table-cell table:style-name="Taula1.A10" office:value-type="string">
            <text:p text:style-name="P281">[urlServidor]<text:span text:style-name="T130">/rest/unidad/unidadesDenominacion</text:span></text:p>
          </table:table-cell>
        </table:table-row>
      </table:table>
      <text:p text:style-name="P86"/>
      <text:h text:style-name="P325" text:outline-level="3"><text:bookmark-start text:name="__RefHeading___Toc6307_1878677911"/>oficinasPorDenominacion<text:bookmark-end text:name="__RefHeading___Toc6307_1878677911"/></text:h>
      <text:p text:style-name="P76"/>
      <table:table table:name="Taula2" table:style-name="Taula2">
        <table:table-column table:style-name="Taula2.A"/>
        <table:table-row table:style-name="Taula2.1">
          <table:table-cell table:style-name="Taula2.A1" office:value-type="string">
            <text:p text:style-name="P223">Prototipus:</text:p>
          </table:table-cell>
        </table:table-row>
        <table:table-row table:style-name="Taula2.1">
          <table:table-cell table:style-name="Taula2.A2" office:value-type="string">
            <text:p text:style-name="P175"><text:span text:style-name="T67">public </text:span><text:span text:style-name="T145">@ResponseBody </text:span>ResponseEntity&lt;List&lt;ObjetoDirectorio&gt;&gt; oficinasPorDenominacion(<text:span text:style-name="T144">@RequestParam </text:span>String denominacion, <text:span text:style-name="T146">@RequestParam</text:span><text:span text:style-name="T129">(defaultValue=”false”) boolean cooficial, </text:span><text:span text:style-name="T147">@RequestParam</text:span><text:span text:style-name="T129">(defaultValue=””) S</text:span><text:span text:style-name="T128">tring </text:span><text:span text:style-name="T129">estado</text:span>) <text:span text:style-name="T64">throws </text:span><text:span text:style-name="T153">Exception;</text:span></text:p>
          </table:table-cell>
        </table:table-row>
        <text:soft-page-break/>
        <table:table-row table:style-name="Taula2.1">
          <table:table-cell table:style-name="Taula2.A3" office:value-type="string">
            <text:p text:style-name="P223">Descripció:</text:p>
          </table:table-cell>
        </table:table-row>
        <table:table-row table:style-name="Taula2.1">
          <table:table-cell table:style-name="Taula2.A10" office:value-type="string">
            <text:p text:style-name="P240"><text:tab/>Aquest servei cerca oficines que contenguin la denominació indicada.</text:p>
          </table:table-cell>
        </table:table-row>
        <table:table-row table:style-name="Taula2.1">
          <table:table-cell table:style-name="Taula2.A3" office:value-type="string">
            <text:p text:style-name="P223">Paràmetres:</text:p>
          </table:table-cell>
        </table:table-row>
        <table:table-row table:style-name="Taula2.1">
          <table:table-cell table:style-name="Taula2.A10" office:value-type="string">
            <text:list xml:id="list120352511198778" text:continue-list="list913606819" text:style-name="L36">
              <text:list-header>
                <text:p text:style-name="P430">.</text:p>
              </text:list-header>
              <text:list-item>
                <text:p text:style-name="P434"><text:span text:style-name="T2">String denominacion</text:span>: denominació de l'oficina que cercam</text:p>
              </text:list-item>
              <text:list-item>
                <text:p text:style-name="P434"><text:span text:style-name="T5">Boolean cooficial</text:span><text:span text:style-name="T280">: booleà </text:span><text:span text:style-name="T282">per indicar que </text:span><text:span text:style-name="T280">ens retorn</text:span><text:span text:style-name="T282">i</text:span><text:span text:style-name="T280"> la denominació cooficial </text:span><text:span text:style-name="T282">si</text:span><text:span text:style-name="T280"> existeix</text:span></text:p>
              </text:list-item>
              <text:list-item>
                <text:p text:style-name="P440"><text:span text:style-name="T2">String estado</text:span>: <text:span text:style-name="T283">filtre dels resultats per </text:span>codi de l’estat. Si no s’informa, <text:span text:style-name="T283">ens</text:span> retorna <text:span text:style-name="T283">t</text:span>ots els organismes vigents. Valors possibles: </text:p>
                <text:list>
                  <text:list-item>
                    <text:p text:style-name="P440">“A” : anul·lats</text:p>
                  </text:list-item>
                  <text:list-item>
                    <text:p text:style-name="P440">“E” : extingits</text:p>
                  </text:list-item>
                  <text:list-item>
                    <text:p text:style-name="P440">“<text:span text:style-name="T283">T</text:span>” : <text:span text:style-name="T283">transitoris</text:span></text:p>
                  </text:list-item>
                  <text:list-item>
                    <text:p text:style-name="P440">“V” : vigents</text:p>
                  </text:list-item>
                  <text:list-item>
                    <text:p text:style-name="P440">“” : <text:span text:style-name="T283">tots </text:span><text:span text:style-name="T285">els vigents</text:span></text:p>
                  </text:list-item>
                </text:list>
                <text:p text:style-name="P428"/>
              </text:list-item>
            </text:list>
          </table:table-cell>
        </table:table-row>
        <table:table-row table:style-name="Taula2.7">
          <table:table-cell table:style-name="Taula2.A7" office:value-type="string">
            <text:p text:style-name="P223">Resposta:</text:p>
          </table:table-cell>
        </table:table-row>
        <table:table-row table:style-name="Taula2.1">
          <table:table-cell table:style-name="Taula2.A10" office:value-type="string">
            <text:list xml:id="list241976468" text:style-name="L38">
              <text:list-item>
                <text:p text:style-name="P461">Codi 204 : Sense contingut</text:p>
              </text:list-item>
              <text:list-item>
                <text:p text:style-name="P484"><text:span text:style-name="T87">Codi 200 : </text:span><text:span text:style-name="T81">Llista &lt;ObjetoDirectorio&gt;,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2.1">
          <table:table-cell table:style-name="Taula2.A9" office:value-type="string">
            <text:p text:style-name="P224">RequestMapping:</text:p>
          </table:table-cell>
        </table:table-row>
        <table:table-row table:style-name="Taula2.1">
          <table:table-cell table:style-name="Taula2.A10" office:value-type="string">
            <text:p text:style-name="P281">[urlServidor]<text:span text:style-name="T130">/rest/oficina/oficinasDenominacion</text:span></text:p>
          </table:table-cell>
        </table:table-row>
      </table:table>
      <text:h text:style-name="P325" text:outline-level="3" text:is-list-header="true"/>
      <text:h text:style-name="P325" text:outline-level="3"><text:bookmark-start text:name="__RefHeading___Toc6309_1878677911"/>arbolUnidades<text:bookmark-end text:name="__RefHeading___Toc6309_1878677911"/></text:h>
      <text:p text:style-name="P95"/>
      <table:table table:name="Taula3" table:style-name="Taula3">
        <table:table-column table:style-name="Taula3.A"/>
        <table:table-row table:style-name="Taula3.1">
          <table:table-cell table:style-name="Taula3.A1" office:value-type="string">
            <text:p text:style-name="P225">Prototipus:</text:p>
          </table:table-cell>
        </table:table-row>
        <table:table-row table:style-name="Taula3.1">
          <table:table-cell table:style-name="Taula3.A2" office:value-type="string">
            <text:p text:style-name="P176"><text:span text:style-name="T65">public </text:span><text:span text:style-name="T148">@ResponseBody </text:span>ResponseEntity&lt;List&lt;ObjetoDirectorio&gt;&gt; arbolUnidades(<text:span text:style-name="T144">@RequestParam </text:span>String codigo, <text:span text:style-name="T144">@RequestParam</text:span><text:span text:style-name="T151">(defaultValue=”false”)</text:span><text:span text:style-name="T144"> </text:span><text:span text:style-name="T128">boolean</text:span> <text:span text:style-name="T279">cooficial</text:span>, <text:span text:style-name="T144">@RequestParam</text:span><text:span text:style-name="T151">(defaultValue=””)</text:span><text:span text:style-name="T144"> </text:span>String <text:span text:style-name="T128">estado</text:span>) <text:span text:style-name="T64">throws </text:span><text:span text:style-name="T153">Exception;</text:span></text:p>
          </table:table-cell>
        </table:table-row>
        <table:table-row table:style-name="Taula3.1">
          <table:table-cell table:style-name="Taula3.A3" office:value-type="string">
            <text:p text:style-name="P225">Descripció:</text:p>
          </table:table-cell>
        </table:table-row>
        <table:table-row table:style-name="Taula3.1">
          <table:table-cell table:style-name="Taula3.A10" office:value-type="string">
            <text:p text:style-name="P241"><text:tab/>Aquest servei obté l'arbre d'organismes/unitats del codi indicat </text:p>
          </table:table-cell>
        </table:table-row>
        <table:table-row table:style-name="Taula3.1">
          <table:table-cell table:style-name="Taula3.A3" office:value-type="string">
            <text:p text:style-name="P225">Paràmetres:</text:p>
          </table:table-cell>
        </table:table-row>
        <table:table-row table:style-name="Taula3.1">
          <table:table-cell table:style-name="Taula3.A10" office:value-type="string">
            <text:list xml:id="list1939665934" text:style-name="L39">
              <text:list-item>
                <text:p text:style-name="P445"><text:span text:style-name="T2">String codigo</text:span>: codi de l'organisme arrel del que volem obtenir el seu arbre </text:p>
              </text:list-item>
            </text:list>
            <text:list xml:id="list1246490001" text:style-name="L40">
              <text:list-item>
                <text:p text:style-name="P439"><text:span text:style-name="T5">Boolean cooficial</text:span><text:span text:style-name="T280">: booleà </text:span><text:span text:style-name="T282">per indicar que </text:span><text:span text:style-name="T280">ens retorn</text:span><text:span text:style-name="T282">i</text:span><text:span text:style-name="T280"> la denominació cooficial </text:span><text:span text:style-name="T282">si</text:span><text:span text:style-name="T280"> existeix</text:span></text:p>
              </text:list-item>
              <text:list-item>
                <text:p text:style-name="P444"><text:span text:style-name="T2">String estado</text:span>: <text:span text:style-name="T286">filtre per </text:span>codi de l’estat <text:span text:style-name="T286">dels resultats</text:span>. Si no s’informa, ens retorna tots els organismes vigents. Valors possibles: </text:p>
                <text:list>
                  <text:list-item>
                    <text:p text:style-name="P444">“A” : anul·lats</text:p>
                  </text:list-item>
                  <text:list-item>
                    <text:p text:style-name="P444">“<text:span text:style-name="T286">T” : transitoris</text:span></text:p>
                  </text:list-item>
                  <text:list-item>
                    <text:p text:style-name="P444">“E” : extingits</text:p>
                  </text:list-item>
                  <text:list-item>
                    <text:p text:style-name="P444">“V” : vigents</text:p>
                  </text:list-item>
                  <text:list-item>
                    <text:p text:style-name="P444">“” : <text:span text:style-name="T286">tots els vigents</text:span></text:p>
                  </text:list-item>
                </text:list>
              </text:list-item>
            </text:list>
            <text:p text:style-name="P276"/>
          </table:table-cell>
        </table:table-row>
        <table:table-row table:style-name="Taula3.7">
          <table:table-cell table:style-name="Taula3.A7" office:value-type="string">
            <text:p text:style-name="P225">Resposta:</text:p>
          </table:table-cell>
        </table:table-row>
        <text:soft-page-break/>
        <table:table-row table:style-name="Taula3.1">
          <table:table-cell table:style-name="Taula3.A10" office:value-type="string">
            <text:list xml:id="list662513839" text:style-name="L41">
              <text:list-item>
                <text:p text:style-name="P462">Status 204: sense contingut</text:p>
              </text:list-item>
              <text:list-item>
                <text:p text:style-name="P485"><text:span text:style-name="T88">Status 200: </text:span><text:span text:style-name="T81">Llista </text:span><text:span text:style-name="T88">de </text:span><text:span text:style-name="T81">&lt;ObjetoDirectorio&gt; </text:span><text:span text:style-name="T88">en format JSON</text:span><text:span text:style-name="T81">,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3.1">
          <table:table-cell table:style-name="Taula3.A9" office:value-type="string">
            <text:p text:style-name="P226">RequestMapping:</text:p>
          </table:table-cell>
        </table:table-row>
        <table:table-row table:style-name="Taula3.1">
          <table:table-cell table:style-name="Taula3.A10" office:value-type="string">
            <text:p text:style-name="P282">[urlServidor]<text:span text:style-name="T130">/rest/unidad/arbolUnidades</text:span></text:p>
          </table:table-cell>
        </table:table-row>
      </table:table>
      <text:p text:style-name="P282"/>
      <text:h text:style-name="P326" text:outline-level="3"><text:bookmark-start text:name="__RefHeading___Toc6311_1878677911"/>oficinasOrganismo<text:line-break/><text:bookmark-end text:name="__RefHeading___Toc6311_1878677911"/></text:h>
      <table:table table:name="Taula4" table:style-name="Taula4">
        <table:table-column table:style-name="Taula4.A"/>
        <table:table-row table:style-name="Taula4.1">
          <table:table-cell table:style-name="Taula4.A1" office:value-type="string">
            <text:p text:style-name="P227">Prototipus:</text:p>
          </table:table-cell>
        </table:table-row>
        <table:table-row table:style-name="Taula4.1">
          <table:table-cell table:style-name="Taula4.A2" office:value-type="string">
            <text:p text:style-name="P177"><text:span text:style-name="T65">public </text:span><text:span text:style-name="T148">@ResponseBody </text:span>ResponseEntity&lt;List&lt;ObjetoDirectorio&gt;&gt; oficinasOrganismo(<text:span text:style-name="T144">@RequestParam </text:span>String codigo, <text:span text:style-name="T144">@RequestParam</text:span><text:span text:style-name="T151">(defaultValue=”false”)</text:span><text:span text:style-name="T144"> </text:span><text:span text:style-name="T128">boolean</text:span> <text:span text:style-name="T279">cooficial</text:span>, <text:span text:style-name="T144">@RequestParam</text:span><text:span text:style-name="T151">(defaultValue=””)</text:span><text:span text:style-name="T144"> </text:span>String <text:span text:style-name="T128">estado</text:span>) <text:span text:style-name="T64">throws </text:span><text:span text:style-name="T153">Exception;</text:span></text:p>
          </table:table-cell>
        </table:table-row>
        <table:table-row table:style-name="Taula4.1">
          <table:table-cell table:style-name="Taula4.A3" office:value-type="string">
            <text:p text:style-name="P227">Descripció:</text:p>
          </table:table-cell>
        </table:table-row>
        <table:table-row table:style-name="Taula4.1">
          <table:table-cell table:style-name="Taula4.A10" office:value-type="string">
            <text:p text:style-name="P242"><text:tab/>Aquest servei obté les oficines que depenen de l'organisme del codi indicat</text:p>
          </table:table-cell>
        </table:table-row>
        <table:table-row table:style-name="Taula4.1">
          <table:table-cell table:style-name="Taula4.A3" office:value-type="string">
            <text:p text:style-name="P227">Paràmetres:</text:p>
          </table:table-cell>
        </table:table-row>
        <table:table-row table:style-name="Taula4.1">
          <table:table-cell table:style-name="Taula4.A10" office:value-type="string">
            <text:list xml:id="list120352640576545" text:continue-list="list120352511198778" text:style-name="L36">
              <text:list-header>
                <text:p text:style-name="P435"/>
              </text:list-header>
              <text:list-item>
                <text:p text:style-name="P435"><text:span text:style-name="T2">String codigo</text:span>: codi de l'organisme del que volem obtenir les seves oficines</text:p>
              </text:list-item>
              <text:list-item>
                <text:p text:style-name="P446"><text:span text:style-name="T2">Boolean cooficial</text:span>: booleà per indicar que ens retorni la denominació cooficial si existeix.</text:p>
              </text:list-item>
              <text:list-item>
                <text:p text:style-name="P446"><text:span text:style-name="T2">String estado</text:span>: filtre per codi de l’estat. Si no s’indica, retorna <text:span text:style-name="T287">registres v</text:span>igent<text:span text:style-name="T287">s</text:span>. Valors possibles:</text:p>
                <text:list>
                  <text:list-item>
                    <text:p text:style-name="P441">“A” : anul·lats</text:p>
                  </text:list-item>
                  <text:list-item>
                    <text:p text:style-name="P441">“E” : extingits</text:p>
                  </text:list-item>
                  <text:list-item>
                    <text:p text:style-name="P441">“V” : vigents</text:p>
                  </text:list-item>
                </text:list>
              </text:list-item>
            </text:list>
            <text:p text:style-name="P274"/>
          </table:table-cell>
        </table:table-row>
        <table:table-row table:style-name="Taula4.7">
          <table:table-cell table:style-name="Taula4.A7" office:value-type="string">
            <text:p text:style-name="P227">Resposta:</text:p>
          </table:table-cell>
        </table:table-row>
        <table:table-row table:style-name="Taula4.1">
          <table:table-cell table:style-name="Taula4.A10" office:value-type="string">
            <text:list xml:id="list2491883772" text:style-name="L42">
              <text:list-item>
                <text:p text:style-name="P463">Status 204 : sense contingut</text:p>
              </text:list-item>
              <text:list-item>
                <text:p text:style-name="P486"><text:span text:style-name="T89">Status 200: </text:span><text:span text:style-name="T81">Llista <text:s/></text:span><text:span text:style-name="T89">de </text:span><text:span text:style-name="T81">&lt;ObjetoDirectorio&gt; </text:span><text:span text:style-name="T89">en format JSON</text:span><text:span text:style-name="T81">,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4.1">
          <table:table-cell table:style-name="Taula4.A9" office:value-type="string">
            <text:p text:style-name="P228">RequestMapping:</text:p>
          </table:table-cell>
        </table:table-row>
        <table:table-row table:style-name="Taula4.1">
          <table:table-cell table:style-name="Taula4.A10" office:value-type="string">
            <text:p text:style-name="P283">[urlServidor]<text:span text:style-name="T130">/rest/oficina/oficinasOrganismo</text:span></text:p>
          </table:table-cell>
        </table:table-row>
      </table:table>
      <text:h text:style-name="P327" text:outline-level="3" text:is-list-header="true"/>
      <text:h text:style-name="P327" text:outline-level="3"><text:bookmark-start text:name="__RefHeading___Toc6313_1878677911"/>busquedaOrganismos<text:bookmark-end text:name="__RefHeading___Toc6313_1878677911"/></text:h>
      <text:p text:style-name="P96"/>
      <table:table table:name="Taula5" table:style-name="Taula5">
        <table:table-column table:style-name="Taula5.A"/>
        <table:table-row table:style-name="Taula5.1">
          <table:table-cell table:style-name="Taula5.A1" office:value-type="string">
            <text:p text:style-name="P229">Prototipus:</text:p>
          </table:table-cell>
        </table:table-row>
        <text:soft-page-break/>
        <table:table-row table:style-name="Taula5.1">
          <table:table-cell table:style-name="Taula5.A2" office:value-type="string">
            <text:p text:style-name="P268"><text:span text:style-name="T126">Public </text:span><text:span text:style-name="T144">@ResponseBody </text:span></text:p>
            <text:p text:style-name="P268"><text:span text:style-name="T12">ResponseEntity&lt;List&lt;Nodo&gt;&gt; busquedaOrganismos(</text:span><text:span text:style-name="T144">@RequestParam </text:span><text:span text:style-name="T12">String codigo, </text:span><text:span text:style-name="T144">@RequestParam </text:span><text:span text:style-name="T12">String denominacion, </text:span><text:span text:style-name="T144">@RequestParam </text:span><text:span text:style-name="T12">Long codNivelAdministracion, </text:span><text:span text:style-name="T144">@RequestParam </text:span><text:span text:style-name="T12">Long codComunidadAutonoma, </text:span><text:span text:style-name="T144">@RequestParam </text:span><text:span text:style-name="T1">boolean </text:span><text:span text:style-name="T12">conOficinas, </text:span><text:span text:style-name="T144">@RequestParam </text:span><text:span text:style-name="T1">boolean </text:span><text:span text:style-name="T12">unidadRaiz, </text:span><text:span text:style-name="T144">@RequestParam </text:span><text:span text:style-name="T12">Long provincia, </text:span><text:span text:style-name="T144">@RequestParam </text:span><text:span text:style-name="T12">String localidad, </text:span><text:span text:style-name="T144">@RequestParam </text:span><text:span text:style-name="T1">boolean </text:span><text:span text:style-name="T12">vigentes, </text:span><text:span text:style-name="T144">@RequestParam</text:span><text:span text:style-name="T151">(defaultValue=”false”)</text:span><text:span text:style-name="T144"> </text:span><text:span text:style-name="T38">boolean</text:span><text:span text:style-name="T12"> </text:span><text:span text:style-name="T39">cooficial</text:span><text:span text:style-name="T12">) </text:span><text:span text:style-name="T1">throws </text:span><text:span text:style-name="T27">Exception</text:span><text:span text:style-name="T14">;</text:span></text:p>
          </table:table-cell>
        </table:table-row>
        <table:table-row table:style-name="Taula5.1">
          <table:table-cell table:style-name="Taula5.A3" office:value-type="string">
            <text:p text:style-name="P229">Descripció:</text:p>
          </table:table-cell>
        </table:table-row>
        <table:table-row table:style-name="Taula5.1">
          <table:table-cell table:style-name="Taula5.A12" office:value-type="string">
            <text:p text:style-name="P243"><text:tab/>Aquest servei permet fer una cerca d'organismes dins dir3 en funció dels paràmetres indicats. S'empra per cercar organismes externs destinataris quan es fa un registre d'entrada/sortida</text:p>
          </table:table-cell>
        </table:table-row>
        <table:table-row table:style-name="Taula5.1">
          <table:table-cell table:style-name="Taula5.A3" office:value-type="string">
            <text:p text:style-name="P229">Paràmetres:</text:p>
          </table:table-cell>
        </table:table-row>
        <table:table-row table:style-name="Taula5.1">
          <table:table-cell table:style-name="Taula5.A12" office:value-type="string">
            <text:p text:style-name="P243"/>
            <text:list xml:id="list120352634809722" text:continue-list="list120352640576545" text:style-name="L36">
              <text:list-item>
                <text:p text:style-name="P431"><text:span text:style-name="T2">String codigo</text:span>: codi de l'organisme que cercam.</text:p>
              </text:list-item>
              <text:list-item>
                <text:p text:style-name="P436"><text:span text:style-name="T2">String denominacion</text:span>: denominació de l'organisme que cercam</text:p>
              </text:list-item>
              <text:list-item>
                <text:p text:style-name="P429"><text:span text:style-name="T2">Long codNivelAdministracion</text:span>: codi de<text:span text:style-name="T323">l</text:span> nivell d'administració dels organismes que cercam</text:p>
              </text:list-item>
              <text:list-item>
                <text:p text:style-name="P429"><text:span text:style-name="T2">Long codComunidadAutonoma</text:span>: codi de la comunitat autònoma per la qual cercam.</text:p>
              </text:list-item>
              <text:list-item>
                <text:p text:style-name="P429"><text:span text:style-name="T2">Boolean conOficinas</text:span>: Indica si volem que només es tornin els organismes <text:span text:style-name="T323">amb</text:span> oficines.</text:p>
              </text:list-item>
              <text:list-item>
                <text:p text:style-name="P429"><text:span text:style-name="T2">Boolean unidadRaiz</text:span>: indica <text:span text:style-name="T191">si</text:span> només volem que es retornin els organismes arrels.</text:p>
              </text:list-item>
              <text:list-item>
                <text:p text:style-name="P429"><text:span text:style-name="T2">Long provincia</text:span>: Indica <text:span text:style-name="T288">el codi de</text:span> la província dels organismes que cercam</text:p>
              </text:list-item>
              <text:list-item>
                <text:p text:style-name="P429"><text:span text:style-name="T2">String localidad</text:span>: Indicam la localitat dels organismes que cercam.</text:p>
              </text:list-item>
              <text:list-item>
                <text:p text:style-name="P429"><text:span text:style-name="T2">Boolean vigentes</text:span>: Indica <text:span text:style-name="T191">si</text:span> només volem aquells organismes que són vigents</text:p>
              </text:list-item>
              <text:list-item>
                <text:p text:style-name="P487"><text:span text:style-name="T2">Boolean cooficial</text:span>: indica si volem que es retornin les denominacions cooficials si existeixen.</text:p>
              </text:list-item>
            </text:list>
          </table:table-cell>
        </table:table-row>
        <table:table-row table:style-name="Taula5.7">
          <table:table-cell table:style-name="Taula5.A7" office:value-type="string">
            <text:p text:style-name="P229">Resposta:</text:p>
          </table:table-cell>
        </table:table-row>
        <table:table-row table:style-name="Taula5.1">
          <table:table-cell table:style-name="Taula5.A12" office:value-type="string">
            <text:list xml:id="list4087159199" text:style-name="L43">
              <text:list-item>
                <text:list>
                  <text:list-item>
                    <text:list>
                      <text:list-item>
                        <text:list>
                          <text:list-item>
                            <text:p text:style-name="P464">Status 204 : Sense contingut </text:p>
                          </text:list-item>
                          <text:list-item>
                            <text:p text:style-name="P488"><text:span text:style-name="T90">Status 200 : </text:span><text:span text:style-name="T81">Llista &lt;Nodo&gt;, la descripció del bean es pot veure a l'apartat </text:span><text:span text:style-name="T81"><text:bookmark-ref text:reference-format="number" text:ref-name="__RefHeading__5238_996872137">5.2.3.-</text:bookmark-ref></text:span><text:span text:style-name="T81"><text:bookmark-ref text:reference-format="text" text:ref-name="__RefHeading__5238_996872137">Nodo</text:bookmark-ref></text:span></text:p>
                          </text:list-item>
                        </text:list>
                      </text:list-item>
                    </text:list>
                  </text:list-item>
                </text:list>
              </text:list-item>
            </text:list>
          </table:table-cell>
        </table:table-row>
        <table:table-row table:style-name="Taula5.1">
          <table:table-cell table:style-name="Taula5.A11" office:value-type="string">
            <text:p text:style-name="P273">RequestMapping:</text:p>
          </table:table-cell>
        </table:table-row>
        <table:table-row table:style-name="Taula5.1">
          <table:table-cell table:style-name="Taula5.A12" office:value-type="string">
            <text:p text:style-name="P272">[urlServidor]<text:span text:style-name="T130">/rest/busqueda/organismos</text:span></text:p>
          </table:table-cell>
        </table:table-row>
        <table:table-row table:style-name="Taula5.1">
          <table:table-cell table:style-name="Taula5.A11" office:value-type="string">
            <text:p text:style-name="P219">Exemple:</text:p>
          </table:table-cell>
        </table:table-row>
        <table:table-row table:style-name="Taula5.1">
          <table:table-cell table:style-name="Taula5.A12" office:value-type="string">
            <text:p text:style-name="P220"><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1&amp;vigentes=true</text:span></text:a></text:p>
          </table:table-cell>
        </table:table-row>
      </table:table>
      <text:p text:style-name="P272"/>
      <text:p text:style-name="P88"/>
      <text:p text:style-name="P76">En aquest enllaç es pot trobar els valors est<text:span text:style-name="T289">a</text:span>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33">http://administracionelectronica.gob.es/ctt/dir3/descargas</text:span></text:a><text:span text:style-name="T233"> a l’apartat de «Catálogos».</text:span></text:p>
      <text:p text:style-name="P76">La resta de valors que no es trobin es poden trobar al «manual de Atributos- pg 62» al mateix enllaç a l’apartat «Manuales de Usuario».</text:p>
      <text:p text:style-name="P76"><text:span text:style-name="T2">Nota</text:span>: als codis se’ls ha de llevar el 0 de davant.</text:p>
      <text:p text:style-name="P76"><text:span text:style-name="T2">Nota2</text:span>: El codi de la localidad està format per codigoLocalidad (sense 0 inicial) – Cod.Entidad </text:p>
      <text:p text:style-name="P76">Exemple Localidad:</text:p>
      <text:p text:style-name="P76"><text:span text:style-name="T11">Localidad</text:span>: Palma <text:s text:c="5"/>(407-01) <text:s/></text:p>
      <text:p text:style-name="P76"><text:soft-page-break/></text:p>
      <text:h text:style-name="P318" text:outline-level="3"><text:bookmark-start text:name="__RefHeading___Toc6315_1878677911"/>busquedaOficinas<text:bookmark-end text:name="__RefHeading___Toc6315_1878677911"/></text:h>
      <text:p text:style-name="P96"><text:line-break/></text:p>
      <table:table table:name="Taula6" table:style-name="Taula6">
        <table:table-column table:style-name="Taula6.A"/>
        <table:table-row table:style-name="Taula6.1">
          <table:table-cell table:style-name="Taula6.A1" office:value-type="string">
            <text:p text:style-name="P229">Prototipus:</text:p>
          </table:table-cell>
        </table:table-row>
        <table:table-row table:style-name="Taula6.1">
          <table:table-cell table:style-name="Taula6.A2" office:value-type="string">
            <text:p text:style-name="P268"><text:span text:style-name="T126">public </text:span><text:span text:style-name="T144">@ResponseBody</text:span></text:p>
            <text:p text:style-name="P271"><text:span text:style-name="T28">ResponseEntity&lt;List&lt;Nodo&gt;&gt; busquedaOficinas(</text:span><text:span text:style-name="T149">@RequestParam </text:span><text:span text:style-name="T28">String codigo, </text:span><text:span text:style-name="T149">@RequestParam </text:span><text:span text:style-name="T28">String denominacion, </text:span><text:span text:style-name="T149">@RequestParam </text:span><text:span text:style-name="T28">Long codNivelAdministracion, </text:span><text:span text:style-name="T149">@RequestParam </text:span><text:span text:style-name="T28">Long codComunidadAutonoma, </text:span><text:span text:style-name="T149">@RequestParam </text:span><text:span text:style-name="T28">Long provincia, </text:span><text:span text:style-name="T149">@RequestParam </text:span><text:span text:style-name="T28">String localidad, </text:span><text:span text:style-name="T149">@RequestParam </text:span><text:span text:style-name="T68">boolean </text:span><text:span text:style-name="T28">oficinasSir, </text:span><text:span text:style-name="T149">@RequestParam </text:span><text:span text:style-name="T68">boolean </text:span><text:span text:style-name="T28">vigentes, </text:span><text:span text:style-name="T290">@</text:span><text:span text:style-name="T152">RequestParam</text:span><text:span text:style-name="T22">(defaultValue = </text:span><text:span text:style-name="T51">"false"</text:span><text:span text:style-name="T22">) </text:span><text:span text:style-name="T46">boolean</text:span><text:span text:style-name="T22"> </text:span><text:span text:style-name="T293">cooficial</text:span><text:span text:style-name="T28">) </text:span><text:span text:style-name="T68">throws </text:span><text:span text:style-name="T29">Exception;</text:span></text:p>
          </table:table-cell>
        </table:table-row>
        <table:table-row table:style-name="Taula6.1">
          <table:table-cell table:style-name="Taula6.A3" office:value-type="string">
            <text:p text:style-name="P229">Descripció:</text:p>
          </table:table-cell>
        </table:table-row>
        <table:table-row table:style-name="Taula6.1">
          <table:table-cell table:style-name="Taula6.A12" office:value-type="string">
            <text:p text:style-name="P243"><text:tab/>Aquest servei permet fer una cerca d'oficines origen dins dir3 en funció dels paràmetres indicats. S'empra per cercar oficines d'origen externes quan es fa un registre d'entrada/sortida</text:p>
          </table:table-cell>
        </table:table-row>
        <table:table-row table:style-name="Taula6.1">
          <table:table-cell table:style-name="Taula6.A3" office:value-type="string">
            <text:p text:style-name="P229">Paràmetres:</text:p>
          </table:table-cell>
        </table:table-row>
        <table:table-row table:style-name="Taula6.1">
          <table:table-cell table:style-name="Taula6.A12" office:value-type="string">
            <text:list xml:id="list120352244913388" text:continue-list="list120352634809722" text:style-name="L36">
              <text:list-item>
                <text:p text:style-name="P431"><text:span text:style-name="T2">String codigo</text:span>: codi de <text:s/>l'oficina que cercam.</text:p>
              </text:list-item>
              <text:list-item>
                <text:p text:style-name="P436"><text:span text:style-name="T2">String denominacion</text:span>: denominació de l'oficina que cercam</text:p>
              </text:list-item>
              <text:list-item>
                <text:p text:style-name="P429"><text:span text:style-name="T2">Long codNivelAdministracion</text:span>: codi del nivell d'administració de les oficines que cercam</text:p>
              </text:list-item>
              <text:list-item>
                <text:p text:style-name="P429"><text:span text:style-name="T2">Long codComunidadAutonoma</text:span>: codi de la comunitat autònoma per la qual cercam.</text:p>
              </text:list-item>
              <text:list-item>
                <text:p text:style-name="P429"><text:span text:style-name="T2">Long provincia</text:span>: indica <text:span text:style-name="T296">el codi de </text:span>la provincia de les oficines que cercam.</text:p>
              </text:list-item>
              <text:list-item>
                <text:p text:style-name="P429"><text:span text:style-name="T2">String localidad</text:span>: indica <text:span text:style-name="T296">el codi de</text:span> la localitat de les oficines que cercam.</text:p>
              </text:list-item>
              <text:list-item>
                <text:p text:style-name="P429"><text:span text:style-name="T2">Boolean oficinasSir</text:span>: indica <text:span text:style-name="T296">si</text:span> només <text:span text:style-name="T211">es mostren les</text:span> oficines integrades en SIR.</text:p>
              </text:list-item>
              <text:list-item>
                <text:p text:style-name="P429"><text:span text:style-name="T2">Boolean vigentes</text:span>: indica <text:span text:style-name="T296">si</text:span> només volem aquelles oficines que són vigents.</text:p>
              </text:list-item>
              <text:list-item>
                <text:p text:style-name="P489"><text:span text:style-name="T2">Boolean cooficial</text:span>: i<text:span text:style-name="T279">ndica si volem que es retornin les denominacions cooficials.</text:span></text:p>
              </text:list-item>
            </text:list>
          </table:table-cell>
        </table:table-row>
        <table:table-row table:style-name="Taula6.7">
          <table:table-cell table:style-name="Taula6.A7" office:value-type="string">
            <text:p text:style-name="P229">Resposta:</text:p>
          </table:table-cell>
        </table:table-row>
        <table:table-row table:style-name="Taula6.1">
          <table:table-cell table:style-name="Taula6.A12" office:value-type="string">
            <text:list xml:id="list3083739589" text:style-name="L44">
              <text:list-item>
                <text:list>
                  <text:list-item>
                    <text:list>
                      <text:list-item>
                        <text:list>
                          <text:list-item>
                            <text:p text:style-name="P490"><text:span text:style-name="T91">Status 200 : </text:span><text:span text:style-name="T81">Llista&lt;Nodo&gt;, la descripció del bean es pot veure a l'apartat </text:span><text:span text:style-name="T81"><text:bookmark-ref text:reference-format="number" text:ref-name="__RefHeading__5238_996872137">5.2.3.-</text:bookmark-ref></text:span><text:span text:style-name="T81"><text:bookmark-ref text:reference-format="text" text:ref-name="__RefHeading__5238_996872137">Nodo</text:bookmark-ref></text:span></text:p>
                          </text:list-item>
                          <text:list-item>
                            <text:p text:style-name="P465">Status 204 : sense contingut</text:p>
                          </text:list-item>
                        </text:list>
                      </text:list-item>
                    </text:list>
                  </text:list-item>
                </text:list>
              </text:list-item>
            </text:list>
          </table:table-cell>
        </table:table-row>
        <table:table-row table:style-name="Taula6.1">
          <table:table-cell table:style-name="Taula6.A9" office:value-type="string">
            <text:p text:style-name="P230">RequestMapping:</text:p>
          </table:table-cell>
        </table:table-row>
        <table:table-row table:style-name="Taula6.1">
          <table:table-cell table:style-name="Taula6.A12" office:value-type="string">
            <text:p text:style-name="P272">[urlServidor]<text:span text:style-name="T130">/rest/busqueda/oficinas</text:span></text:p>
          </table:table-cell>
        </table:table-row>
        <table:table-row table:style-name="Taula6.1">
          <table:table-cell table:style-name="Taula6.A11" office:value-type="string">
            <text:p text:style-name="P219">Exemple:</text:p>
          </table:table-cell>
        </table:table-row>
        <table:table-row table:style-name="Taula6.1">
          <table:table-cell table:style-name="Taula6.A12" office:value-type="string">
            <text:p text:style-name="P220"><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vigentes=true</text:span></text:a></text:p>
          </table:table-cell>
        </table:table-row>
      </table:table>
      <text:p text:style-name="P272"/>
      <text:p text:style-name="P87"/>
      <text:p text:style-name="P76">En aquest enllaç es pot trobar els valors esta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33">http://administracionelectronica.gob.es/ctt/dir3/descargas</text:span></text:a><text:span text:style-name="T233"> a l’apartat de «Catálogos».</text:span></text:p>
      <text:p text:style-name="P76">La resta de valors que no es trobin es poden trobar al «manual de Atributos- pg 62» al mateix enllaç a l’apartat «Manuales de Usuario».</text:p>
      <text:p text:style-name="P76"><text:span text:style-name="T2">Nota</text:span>: als codis se’ls ha de llevar el 0 de davant.</text:p>
      <text:p text:style-name="P76"><text:soft-page-break/><text:span text:style-name="T2">Nota2</text:span>: El codi de la localidad està format per codigoLocalidad (sense 0 inicial) – Cod.Entidad </text:p>
      <text:p text:style-name="P76">Exemple Localidad:</text:p>
      <text:p text:style-name="P76"><text:span text:style-name="T11">Localidad</text:span>: Palma (407-01) <text:s/></text:p>
      <text:h text:style-name="P318" text:outline-level="3"><text:bookmark-start text:name="__RefHeading___Toc6317_1878677911"/>unidadDenominacion<text:bookmark-end text:name="__RefHeading___Toc6317_1878677911"/></text:h>
      <text:p text:style-name="P91"/>
      <table:table table:name="Taula7" table:style-name="Taula7">
        <table:table-column table:style-name="Taula7.A"/>
        <table:table-row table:style-name="Taula7.1">
          <table:table-cell table:style-name="Taula7.A1" office:value-type="string">
            <text:p text:style-name="P231">Prototipus:</text:p>
          </table:table-cell>
        </table:table-row>
        <table:table-row table:style-name="Taula7.1">
          <table:table-cell table:style-name="Taula7.A2" office:value-type="string">
            <text:p text:style-name="P162">public @ResponseBody ResponseEntity&lt;String&gt; unidadDenominacion(@RequestParam String codigo, <text:span text:style-name="T297">@RequestParam(defaultValue=”false”) boolean cooficial, @RequestParam(defaultValue=””) String estado</text:span>) <text:s/>throws Exception;</text:p>
          </table:table-cell>
        </table:table-row>
        <table:table-row table:style-name="Taula7.1">
          <table:table-cell table:style-name="Taula7.A3" office:value-type="string">
            <text:p text:style-name="P231">Descripció:</text:p>
          </table:table-cell>
        </table:table-row>
        <table:table-row table:style-name="Taula7.1">
          <table:table-cell table:style-name="Taula7.A10" office:value-type="string">
            <text:p text:style-name="P244"><text:tab/>Aquest servei permet obtenir la denominació d'una unitat a partir del seu codi dir3.</text:p>
          </table:table-cell>
        </table:table-row>
        <table:table-row table:style-name="Taula7.1">
          <table:table-cell table:style-name="Taula7.A3" office:value-type="string">
            <text:p text:style-name="P231">Paràmetres:</text:p>
          </table:table-cell>
        </table:table-row>
        <table:table-row table:style-name="Taula7.1">
          <table:table-cell table:style-name="Taula7.A10" office:value-type="string">
            <text:list xml:id="list120350723408101" text:continue-list="list120352244913388" text:style-name="L36">
              <text:list-item>
                <text:p text:style-name="P432"><text:span text:style-name="T2">String codigo</text:span>: codi de <text:s/>la unitat que cercam.</text:p>
              </text:list-item>
              <text:list-item>
                <text:p text:style-name="P449"><text:span text:style-name="T2">Boolean </text:span><text:span text:style-name="T200">c</text:span><text:span text:style-name="T2">ooficial</text:span>: <text:span text:style-name="T298">i</text:span><text:span text:style-name="T279">ndica si volem que es retorni l</text:span><text:span text:style-name="T299">a</text:span><text:span text:style-name="T279"> denominaci</text:span><text:span text:style-name="T299">ó</text:span><text:span text:style-name="T279"> cooficial si existeix</text:span></text:p>
              </text:list-item>
              <text:list-item>
                <text:p text:style-name="P447"><text:span text:style-name="T2">String estado</text:span>: filtre per codi de l’estat. Si no s’indica, retorna els registres amb estat Vigent. Valors possibles:</text:p>
                <text:list>
                  <text:list-item>
                    <text:p text:style-name="P442">“A” : anul·lats</text:p>
                  </text:list-item>
                  <text:list-item>
                    <text:p text:style-name="P442">“E” : extingits</text:p>
                  </text:list-item>
                  <text:list-item>
                    <text:p text:style-name="P442">“V” : vigents</text:p>
                  </text:list-item>
                </text:list>
              </text:list-item>
            </text:list>
          </table:table-cell>
        </table:table-row>
        <table:table-row table:style-name="Taula7.7">
          <table:table-cell table:style-name="Taula7.A7" office:value-type="string">
            <text:p text:style-name="P231">Resposta:</text:p>
          </table:table-cell>
        </table:table-row>
        <table:table-row table:style-name="Taula7.1">
          <table:table-cell table:style-name="Taula7.A8" office:value-type="string">
            <text:list xml:id="list3796447949" text:style-name="L45">
              <text:list-item>
                <text:list>
                  <text:list-item>
                    <text:list>
                      <text:list-item>
                        <text:list>
                          <text:list-item>
                            <text:p text:style-name="P466"><text:span text:style-name="T299">Status 200 : </text:span>String <text:span text:style-name="T300">amb</text:span> la denominació de la unitat.</text:p>
                          </text:list-item>
                          <text:list-item>
                            <text:p text:style-name="P467">Status 204 : sense contingut</text:p>
                          </text:list-item>
                        </text:list>
                      </text:list-item>
                    </text:list>
                  </text:list-item>
                </text:list>
              </text:list-item>
            </text:list>
          </table:table-cell>
        </table:table-row>
        <table:table-row table:style-name="Taula7.7">
          <table:table-cell table:style-name="Taula7.A7" office:value-type="string">
            <text:p text:style-name="P230">RequestMapping:</text:p>
          </table:table-cell>
        </table:table-row>
        <table:table-row table:style-name="Taula7.1">
          <table:table-cell table:style-name="Taula7.A10" office:value-type="string">
            <text:p text:style-name="P272">[urlServidor]<text:span text:style-name="T130">/rest/</text:span><text:span text:style-name="T132">unidad</text:span><text:span text:style-name="T130">/</text:span><text:span text:style-name="T132">denominacion</text:span></text:p>
          </table:table-cell>
        </table:table-row>
      </table:table>
      <text:p text:style-name="P90"/>
      <text:h text:style-name="P318" text:outline-level="3"><text:bookmark-start text:name="__RefHeading___Toc6319_1878677911"/>oficinaDenominacion<text:bookmark-end text:name="__RefHeading___Toc6319_1878677911"/></text:h>
      <text:p text:style-name="P76"/>
      <table:table table:name="Tabla16" table:style-name="Tabla16">
        <table:table-column table:style-name="Tabla16.A"/>
        <table:table-row table:style-name="Tabla16.1">
          <table:table-cell table:style-name="Tabla16.A1" office:value-type="string">
            <text:p text:style-name="P221">Prototipus:</text:p>
          </table:table-cell>
        </table:table-row>
        <table:table-row table:style-name="Tabla16.1">
          <table:table-cell table:style-name="Tabla16.A2" office:value-type="string">
            <text:p text:style-name="P163">public @ResponseBody ResponseEntity&lt;String&gt; oficinaDenominacion(@RequestParam String codigo, <text:span text:style-name="T297">@RequestParam(defaultValue=”false”) boolean cooficial, @RequestParam(defaultValue=””) String estado</text:span>) throws Exception;</text:p>
          </table:table-cell>
        </table:table-row>
        <table:table-row table:style-name="Tabla16.1">
          <table:table-cell table:style-name="Tabla16.A3" office:value-type="string">
            <text:p text:style-name="P221">Descripció:</text:p>
          </table:table-cell>
        </table:table-row>
        <table:table-row table:style-name="Tabla16.1">
          <table:table-cell table:style-name="Tabla16.A8" office:value-type="string">
            <text:p text:style-name="P239"><text:tab/>Aquest servei permet obtenir la denominació d'una oficina a partir del seu codi dir3.</text:p>
          </table:table-cell>
        </table:table-row>
        <table:table-row table:style-name="Tabla16.1">
          <table:table-cell table:style-name="Tabla16.A3" office:value-type="string">
            <text:p text:style-name="P221">Paràmetres:</text:p>
          </table:table-cell>
        </table:table-row>
        <text:soft-page-break/>
        <table:table-row table:style-name="Tabla16.1">
          <table:table-cell table:style-name="Tabla16.A8" office:value-type="string">
            <text:list xml:id="list120352197721013" text:continue-list="list120350723408101" text:style-name="L36">
              <text:list-item>
                <text:p text:style-name="P433"><text:span text:style-name="T2">String codigo</text:span>: codi de <text:s/>l'oficina que cercam.</text:p>
              </text:list-item>
              <text:list-item>
                <text:p text:style-name="P450"><text:span text:style-name="T2">Boolean </text:span><text:span text:style-name="T200">c</text:span><text:span text:style-name="T2">ooficial</text:span>: <text:span text:style-name="T298">i</text:span><text:span text:style-name="T279">ndica si volem que es retornin l</text:span><text:span text:style-name="T301">a</text:span><text:span text:style-name="T279"> denominaci</text:span><text:span text:style-name="T301">ó</text:span><text:span text:style-name="T279"> cooficial si existeix.</text:span></text:p>
              </text:list-item>
              <text:list-item>
                <text:p text:style-name="P448"><text:span text:style-name="T2">String estado</text:span>: filtre per codi de l’estat. Si no s’indica, retorna els registres amb estat Vigent. Valors possibles:</text:p>
                <text:list>
                  <text:list-item>
                    <text:p text:style-name="P443">“A” : anul·lats</text:p>
                  </text:list-item>
                  <text:list-item>
                    <text:p text:style-name="P443">“E” : extingits</text:p>
                  </text:list-item>
                  <text:list-item>
                    <text:p text:style-name="P443">“V” <text:span text:style-name="T301">| “”</text:span> : vigents</text:p>
                  </text:list-item>
                </text:list>
              </text:list-item>
            </text:list>
            <text:p text:style-name="P275"/>
          </table:table-cell>
        </table:table-row>
        <table:table-row table:style-name="Tabla16.7">
          <table:table-cell table:style-name="Tabla16.A7" office:value-type="string">
            <text:p text:style-name="P221">Resposta:</text:p>
          </table:table-cell>
        </table:table-row>
        <table:table-row table:style-name="Tabla16.1">
          <table:table-cell table:style-name="Tabla16.A8" office:value-type="string">
            <text:list xml:id="list2516991211" text:style-name="L46">
              <text:list-item>
                <text:list>
                  <text:list-item>
                    <text:list>
                      <text:list-item>
                        <text:list>
                          <text:list-item>
                            <text:p text:style-name="P468"><text:span text:style-name="T302">Status 200 : string amb</text:span> la denominació de l'oficina.</text:p>
                          </text:list-item>
                          <text:list-item>
                            <text:p text:style-name="P469">Status 204 : sense contingut</text:p>
                            <text:p text:style-name="P468"/>
                          </text:list-item>
                        </text:list>
                      </text:list-item>
                    </text:list>
                  </text:list-item>
                </text:list>
              </text:list-item>
            </text:list>
          </table:table-cell>
        </table:table-row>
        <table:table-row table:style-name="Tabla16.1">
          <table:table-cell table:style-name="Tabla16.A10" office:value-type="string">
            <text:p text:style-name="P230">RequestMapping:</text:p>
          </table:table-cell>
        </table:table-row>
        <table:table-row table:style-name="Tabla16.1">
          <table:table-cell table:style-name="Tabla16.A10" office:value-type="string">
            <text:p text:style-name="P272">[urlServidor]<text:span text:style-name="T130">/rest/</text:span><text:span text:style-name="T132">oficina</text:span><text:span text:style-name="T130">/</text:span><text:span text:style-name="T132">denominacion</text:span></text:p>
          </table:table-cell>
        </table:table-row>
      </table:table>
      <text:p text:style-name="P89"><text:line-break/></text:p>
      <text:h text:style-name="P328" text:outline-level="3"><text:bookmark-start text:name="__RefHeading___Toc6321_1878677911"/>organigrama<text:line-break/><text:bookmark-end text:name="__RefHeading___Toc6321_1878677911"/></text:h>
      <table:table table:name="Taula8" table:style-name="Taula8">
        <table:table-column table:style-name="Taula8.A"/>
        <table:table-row table:style-name="Taula8.1">
          <table:table-cell table:style-name="Taula8.A1" office:value-type="string">
            <text:p text:style-name="P221">Prototipus:</text:p>
          </table:table-cell>
        </table:table-row>
        <table:table-row table:style-name="Taula8.1">
          <table:table-cell table:style-name="Taula8.A2" office:value-type="string">
            <text:p text:style-name="P269"><text:span text:style-name="T26">Public </text:span><text:span text:style-name="T144">@ResponseBody </text:span><text:span text:style-name="T12">ResponseEntity&lt;Nodo&gt; organigrama(</text:span><text:span text:style-name="T144">@RequestParam </text:span><text:span text:style-name="T12">String codigo, </text:span><text:span text:style-name="T15">@RequestParam(defaultValue=”false”) boolean cooficial</text:span><text:span text:style-name="T12">) </text:span><text:span text:style-name="T1">throws </text:span><text:span text:style-name="T27">Exception;</text:span></text:p>
          </table:table-cell>
        </table:table-row>
        <table:table-row table:style-name="Taula8.1">
          <table:table-cell table:style-name="Taula8.A3" office:value-type="string">
            <text:p text:style-name="P221">Descripció:</text:p>
          </table:table-cell>
        </table:table-row>
        <table:table-row table:style-name="Taula8.1">
          <table:table-cell table:style-name="Taula8.A10" office:value-type="string">
            <text:p text:style-name="P239"><text:tab/>Aquest servei obté l'arbre d'organismes/unitats del codi indicat pero la estructura que monta es un conjunt d'informació reduida. La classe Nodo que es retorna conté un subconjunt d'informació de l'organisme.</text:p>
          </table:table-cell>
        </table:table-row>
        <table:table-row table:style-name="Taula8.1">
          <table:table-cell table:style-name="Taula8.A3" office:value-type="string">
            <text:p text:style-name="P221">Paràmetres:</text:p>
          </table:table-cell>
        </table:table-row>
        <table:table-row table:style-name="Taula8.1">
          <table:table-cell table:style-name="Taula8.A10" office:value-type="string">
            <text:list xml:id="list120352518721946" text:continue-list="list120352197721013" text:style-name="L36">
              <text:list-header>
                <text:p text:style-name="P437"/>
              </text:list-header>
              <text:list-item>
                <text:p text:style-name="P437"><text:span text:style-name="T2">String codigo</text:span>: codi de l'organisme arrel del que volem obtenir el seu arbre </text:p>
              </text:list-item>
              <text:list-item>
                <text:p text:style-name="P451"><text:span text:style-name="T2">Boolean cooficial</text:span>: indica si es volen mostrar les denominacions cooficials si existeixen.</text:p>
                <text:p text:style-name="P451"/>
              </text:list-item>
            </text:list>
          </table:table-cell>
        </table:table-row>
        <table:table-row table:style-name="Taula8.7">
          <table:table-cell table:style-name="Taula8.A7" office:value-type="string">
            <text:p text:style-name="P221">Resposta:</text:p>
          </table:table-cell>
        </table:table-row>
        <table:table-row table:style-name="Taula8.1">
          <table:table-cell table:style-name="Taula8.A10" office:value-type="string">
            <text:list xml:id="list3001713664" text:style-name="L47">
              <text:list-item>
                <text:p text:style-name="P491"><text:span text:style-name="T92">Status 200 : </text:span><text:span text:style-name="T81">Llista &lt;Nodo&gt;, la descripció del bean Nodo es pot veure a l'apartat </text:span><text:span text:style-name="T81"><text:bookmark-ref text:reference-format="chapter" text:ref-name="__RefHeading__5238_996872137">5.2.3</text:bookmark-ref></text:span><text:span text:style-name="T81"><text:bookmark-ref text:reference-format="text" text:ref-name="__RefHeading__5238_996872137">Nodo</text:bookmark-ref></text:span></text:p>
              </text:list-item>
              <text:list-item>
                <text:p text:style-name="P470">Status 204 : sense contingut</text:p>
              </text:list-item>
            </text:list>
          </table:table-cell>
        </table:table-row>
        <table:table-row table:style-name="Taula8.1">
          <table:table-cell table:style-name="Taula8.A9" office:value-type="string">
            <text:p text:style-name="P222">RequestMapping:</text:p>
          </table:table-cell>
        </table:table-row>
        <table:table-row table:style-name="Taula8.1">
          <table:table-cell table:style-name="Taula8.A10" office:value-type="string">
            <text:p text:style-name="Standard">[urlServidor]<text:span text:style-name="T130">/rest/organigrama</text:span></text:p>
          </table:table-cell>
        </table:table-row>
      </table:table>
      <text:h text:style-name="P318" text:outline-level="3" text:is-list-header="true"/>
      <text:h text:style-name="P330" text:outline-level="3"><text:bookmark-start text:name="__RefHeading___Toc39319_1572112135"/><text:span text:style-name="T303">UnidadEstado</text:span> <text:line-break/><text:bookmark-end text:name="__RefHeading___Toc39319_1572112135"/></text:h>
      <table:table table:name="Taula9" table:style-name="Taula9">
        <table:table-column table:style-name="Taula9.A"/>
        <table:table-row table:style-name="Taula9.1">
          <table:table-cell table:style-name="Taula9.A1" office:value-type="string">
            <text:p text:style-name="P231">Prototipus:</text:p>
          </table:table-cell>
        </table:table-row>
        <text:soft-page-break/>
        <table:table-row table:style-name="Taula9.1">
          <table:table-cell table:style-name="Taula9.A2" office:value-type="string">
            <text:p text:style-name="P181"><text:span text:style-name="T69">public </text:span><text:span text:style-name="T150">@ResponseBody</text:span><text:span text:style-name="T154">ResponseEntity&lt;</text:span><text:span text:style-name="T157">String</text:span><text:span text:style-name="T154">&gt; </text:span><text:span text:style-name="T158">unidadEstado</text:span><text:span text:style-name="T154">(</text:span><text:span text:style-name="T120">@RequestParam </text:span><text:span text:style-name="T121">String</text:span><text:span text:style-name="T120"> </text:span><text:span text:style-name="T122">codigo</text:span><text:span text:style-name="T154">) </text:span><text:span text:style-name="T68">throws </text:span><text:span text:style-name="T156">Exception;</text:span></text:p>
          </table:table-cell>
        </table:table-row>
        <table:table-row table:style-name="Taula9.1">
          <table:table-cell table:style-name="Taula9.A3" office:value-type="string">
            <text:p text:style-name="P231">Descripció:</text:p>
          </table:table-cell>
        </table:table-row>
        <table:table-row table:style-name="Taula9.1">
          <table:table-cell table:style-name="Taula9.A10" office:value-type="string">
            <text:p text:style-name="P244"><text:tab/><text:span text:style-name="T192">Permet obtenir</text:span><text:span text:style-name="T193"> </text:span><text:span text:style-name="T194">el codi de l’estat d’una unitat </text:span><text:span text:style-name="T195">determinada</text:span></text:p>
          </table:table-cell>
        </table:table-row>
        <table:table-row table:style-name="Taula9.1">
          <table:table-cell table:style-name="Taula9.A3" office:value-type="string">
            <text:p text:style-name="P231">Paràmetres:</text:p>
          </table:table-cell>
        </table:table-row>
        <table:table-row table:style-name="Taula9.1">
          <table:table-cell table:style-name="Taula9.A10" office:value-type="string">
            <text:list xml:id="list120351405282597" text:continue-list="list120352518721946" text:style-name="L36">
              <text:list-item>
                <text:p text:style-name="P447"><text:span text:style-name="T2">String </text:span><text:span text:style-name="T202">codigo</text:span>: <text:span text:style-name="T303">codi de la unitat que es vol consultar el seu estat</text:span> </text:p>
              </text:list-item>
            </text:list>
          </table:table-cell>
        </table:table-row>
        <table:table-row table:style-name="Taula9.7">
          <table:table-cell table:style-name="Taula9.A7" office:value-type="string">
            <text:p text:style-name="P231">Resposta:</text:p>
          </table:table-cell>
        </table:table-row>
        <table:table-row table:style-name="Taula9.1">
          <table:table-cell table:style-name="Taula9.A10" office:value-type="string">
            <text:list xml:id="list1741657250" text:style-name="L48">
              <text:list-item>
                <text:p text:style-name="P471"><text:span text:style-name="T304">Status 200 : </text:span><text:span text:style-name="T322">Cadena de text amb l’e</text:span>stat d’una unitat</text:p>
              </text:list-item>
              <text:list-item>
                <text:p text:style-name="P472">Status 204 : Sense contingut</text:p>
              </text:list-item>
            </text:list>
          </table:table-cell>
        </table:table-row>
        <table:table-row table:style-name="Taula9.1">
          <table:table-cell table:style-name="Taula9.A9" office:value-type="string">
            <text:p text:style-name="P232">RequestMapping:</text:p>
          </table:table-cell>
        </table:table-row>
        <table:table-row table:style-name="Taula9.1">
          <table:table-cell table:style-name="Taula9.A10" office:value-type="string">
            <text:p text:style-name="P266">[urlServidor]<text:span text:style-name="T130">/rest/</text:span><text:span text:style-name="T133">GET</text:span><text:span text:style-name="T130">/</text:span><text:span text:style-name="T134">unidad</text:span><text:span text:style-name="T133">/</text:span><text:span text:style-name="T134">estado</text:span></text:p>
          </table:table-cell>
        </table:table-row>
      </table:table>
      <text:p text:style-name="P266"/>
      <text:h text:style-name="P340" text:outline-level="3"><text:bookmark-start text:name="__RefHeading___Toc6323_1878677911"/>obtenerUnidadesDenominacionComunidad<text:line-break/><text:bookmark-end text:name="__RefHeading___Toc6323_1878677911"/></text:h>
      <table:table table:name="Taula10" table:style-name="Taula10">
        <table:table-column table:style-name="Taula10.A"/>
        <table:table-row table:style-name="Taula10.1">
          <table:table-cell table:style-name="Taula10.A1" office:value-type="string">
            <text:p text:style-name="P231">Prototipus:</text:p>
          </table:table-cell>
        </table:table-row>
        <table:table-row table:style-name="Taula10.1">
          <table:table-cell table:style-name="Taula10.A2" office:value-type="string">
            <text:p text:style-name="P270"><text:span text:style-name="T30">Public </text:span><text:span text:style-name="T149">@ResponseBody </text:span><text:span text:style-name="T28">ResponseEntity&lt;List&lt;Nodo&gt;&gt; obtenerUnidadesDenominacionComunidad(</text:span><text:span text:style-name="T149">@RequestParam </text:span><text:span text:style-name="T28">String denominacion, </text:span><text:span text:style-name="T149">@RequestParam </text:span><text:span text:style-name="T28">Long codComunidad, </text:span><text:span text:style-name="T15">@RequestParam(defaultValue=”false”) boolean cooficial</text:span><text:span text:style-name="T28">) </text:span><text:span text:style-name="T155">throws </text:span><text:span text:style-name="T29">Exception;</text:span></text:p>
          </table:table-cell>
        </table:table-row>
        <table:table-row table:style-name="Taula10.1">
          <table:table-cell table:style-name="Taula10.A3" office:value-type="string">
            <text:p text:style-name="P231">Descripció:</text:p>
          </table:table-cell>
        </table:table-row>
        <table:table-row table:style-name="Taula10.1">
          <table:table-cell table:style-name="Taula10.A10" office:value-type="string">
            <text:p text:style-name="P244"><text:tab/>Aquest servei permet cercar unitats per denominació i comunitat autònoma</text:p>
          </table:table-cell>
        </table:table-row>
        <table:table-row table:style-name="Taula10.1">
          <table:table-cell table:style-name="Taula10.A3" office:value-type="string">
            <text:p text:style-name="P231">Paràmetres:</text:p>
          </table:table-cell>
        </table:table-row>
        <table:table-row table:style-name="Taula10.1">
          <table:table-cell table:style-name="Taula10.A10" office:value-type="string">
            <text:list xml:id="list120351085652862" text:continue-list="list120351405282597" text:style-name="L36">
              <text:list-item>
                <text:p text:style-name="P438"><text:span text:style-name="T2">String denominacion</text:span>: denominació per la que ens interessa cercar</text:p>
              </text:list-item>
              <text:list-item>
                <text:p text:style-name="P438"><text:span text:style-name="T2">String codComunidad</text:span>: codi de la comunitat autònoma a la que volem cercar. </text:p>
              </text:list-item>
              <text:list-item>
                <text:p text:style-name="P452"><text:span text:style-name="T2">Boolean cooficial</text:span>: booleà per indicar que es retorni<text:span text:style-name="T305">n</text:span> les denominacions cooficial<text:span text:style-name="T305">s</text:span> si existeixen.</text:p>
              </text:list-item>
            </text:list>
          </table:table-cell>
        </table:table-row>
        <table:table-row table:style-name="Taula10.7">
          <table:table-cell table:style-name="Taula10.A7" office:value-type="string">
            <text:p text:style-name="P231">Resposta:</text:p>
          </table:table-cell>
        </table:table-row>
        <table:table-row table:style-name="Taula10.1">
          <table:table-cell table:style-name="Taula10.A10" office:value-type="string">
            <text:list xml:id="list1704592845" text:style-name="L49">
              <text:list-item>
                <text:p text:style-name="P492"><text:span text:style-name="T93">Status 200 : </text:span><text:span text:style-name="T81">Llista &lt;Nodo&gt;, la descripció del bean Nodo es pot veure a l'apartat </text:span><text:span text:style-name="T81"><text:bookmark-ref text:reference-format="chapter" text:ref-name="__RefHeading__5238_996872137">5.2.3</text:bookmark-ref></text:span><text:span text:style-name="T81"><text:bookmark-ref text:reference-format="text" text:ref-name="__RefHeading__5238_996872137">Nodo</text:bookmark-ref></text:span></text:p>
              </text:list-item>
              <text:list-item>
                <text:p text:style-name="P473">Status 204 : Sense contingut</text:p>
              </text:list-item>
            </text:list>
          </table:table-cell>
        </table:table-row>
        <table:table-row table:style-name="Taula10.1">
          <table:table-cell table:style-name="Taula10.A9" office:value-type="string">
            <text:p text:style-name="P232">RequestMapping:</text:p>
          </table:table-cell>
        </table:table-row>
        <table:table-row table:style-name="Taula10.1">
          <table:table-cell table:style-name="Taula10.A10" office:value-type="string">
            <text:p text:style-name="P266">[urlServidor]<text:span text:style-name="T130">/rest/busqueda/unidades/denominacion/comunidad</text:span></text:p>
          </table:table-cell>
        </table:table-row>
      </table:table>
      <text:h text:style-name="P340" text:outline-level="3" text:is-list-header="true"/>
      <text:h text:style-name="P330" text:outline-level="3"><text:bookmark-start text:name="__RefHeading___Toc39321_1572112135"/>oficinas<text:bookmark-end text:name="__RefHeading___Toc39321_1572112135"/></text:h>
      <text:p text:style-name="P267"/>
      <table:table table:name="Taula11" table:style-name="Taula11">
        <table:table-column table:style-name="Taula11.A"/>
        <table:table-row table:style-name="Taula11.1">
          <table:table-cell table:style-name="Taula11.A1" office:value-type="string">
            <text:p text:style-name="P231">Prototipus:</text:p>
          </table:table-cell>
        </table:table-row>
        <text:soft-page-break/>
        <table:table-row table:style-name="Taula11.1">
          <table:table-cell table:style-name="Taula11.A2" office:value-type="string">
            <text:p text:style-name="P181"><text:span text:style-name="T69">public </text:span><text:span text:style-name="T150">@ResponseBody </text:span><text:span text:style-name="T154">ResponseEntity&lt;List&lt;</text:span><text:span text:style-name="T159">OficinaJson</text:span><text:span text:style-name="T154">&gt;&gt; </text:span><text:span text:style-name="T159">getArbolOficinasOrganismoOpenData</text:span><text:span text:style-name="T154">(</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1.1">
          <table:table-cell table:style-name="Taula11.A3" office:value-type="string">
            <text:p text:style-name="P231">Descripció:</text:p>
          </table:table-cell>
        </table:table-row>
        <table:table-row table:style-name="Taula11.1">
          <table:table-cell table:style-name="Taula11.A10" office:value-type="string">
            <text:p text:style-name="P244"><text:tab/><text:span text:style-name="T306">Servei que p</text:span><text:span text:style-name="T192">ermet obtenir totes les oficines del organisme indicat per paràmetre</text:span></text:p>
          </table:table-cell>
        </table:table-row>
        <table:table-row table:style-name="Taula11.1">
          <table:table-cell table:style-name="Taula11.A3" office:value-type="string">
            <text:p text:style-name="P231">Paràmetres:</text:p>
          </table:table-cell>
        </table:table-row>
        <table:table-row table:style-name="Taula11.1">
          <table:table-cell table:style-name="Taula11.A10" office:value-type="string">
            <text:list xml:id="list120351229467403" text:continue-list="list120351085652862" text:style-name="L36">
              <text:list-item>
                <text:p text:style-name="P453"><text:span text:style-name="T2">String codigo</text:span>: <text:span text:style-name="T307">codi de la unitat que volem obtenir les seves oficines.</text:span></text:p>
              </text:list-item>
              <text:list-item>
                <text:p text:style-name="P447"><text:span text:style-name="T2">String estado</text:span>: filtre per codi de l’estat. Si no s’indica, retorna <text:span text:style-name="T196">tots els</text:span> registres <text:span text:style-name="T307">vigents</text:span>. Valors possibles:</text:p>
                <text:list>
                  <text:list-item>
                    <text:p text:style-name="P442">“A” : anul·lats</text:p>
                  </text:list-item>
                  <text:list-item>
                    <text:p text:style-name="P442">“E” : extingits</text:p>
                  </text:list-item>
                  <text:list-item>
                    <text:p text:style-name="P442">“V” : vigents</text:p>
                  </text:list-item>
                </text:list>
              </text:list-item>
            </text:list>
          </table:table-cell>
        </table:table-row>
        <table:table-row table:style-name="Taula11.7">
          <table:table-cell table:style-name="Taula11.A7" office:value-type="string">
            <text:p text:style-name="P231">Resposta:</text:p>
          </table:table-cell>
        </table:table-row>
        <table:table-row table:style-name="Taula11.1">
          <table:table-cell table:style-name="Taula11.A10" office:value-type="string">
            <text:list xml:id="list1281962335" text:style-name="L50">
              <text:list-item>
                <text:p text:style-name="P493"><text:span text:style-name="T94">Status 200 : </text:span><text:span text:style-name="T81">Llista &lt;</text:span><text:span text:style-name="T179">OficinaJson</text:span><text:span text:style-name="T81">&gt;, la descripció del bean </text:span><text:span text:style-name="T179">OficinaJson</text:span><text:span text:style-name="T81"> es pot veure a l'apartat </text:span><text:a xlink:type="simple" xlink:href="#6.2.5.OficinaJson|outline" text:style-name="Internet_20_link" text:visited-style-name="Visited_20_Internet_20_Link"><text:span text:style-name="T95">#6.2.5.OficinaJson</text:span></text:a></text:p>
              </text:list-item>
              <text:list-item>
                <text:p text:style-name="P494"><text:span text:style-name="T95">S</text:span><text:span text:style-name="T81">tatus 204 : sense contingut</text:span></text:p>
              </text:list-item>
            </text:list>
          </table:table-cell>
        </table:table-row>
        <table:table-row table:style-name="Taula11.1">
          <table:table-cell table:style-name="Taula11.A9" office:value-type="string">
            <text:p text:style-name="P232">RequestMapping:</text:p>
          </table:table-cell>
        </table:table-row>
        <table:table-row table:style-name="Taula11.1">
          <table:table-cell table:style-name="Taula11.A10" office:value-type="string">
            <text:p text:style-name="P266">[urlServidor]<text:span text:style-name="T130">/rest/</text:span><text:span text:style-name="T133">GET</text:span><text:span text:style-name="T130">/</text:span><text:span text:style-name="T133">oficinas</text:span></text:p>
          </table:table-cell>
        </table:table-row>
      </table:table>
      <text:p text:style-name="P266"/>
      <text:p text:style-name="P267"/>
      <text:h text:style-name="P330" text:outline-level="3"><text:bookmark-start text:name="__RefHeading___Toc39323_1572112135"/>oficinas <text:span text:style-name="T308">de Balears</text:span><text:bookmark-end text:name="__RefHeading___Toc39323_1572112135"/></text:h>
      <text:p text:style-name="P267"/>
      <table:table table:name="Taula12" table:style-name="Taula12">
        <table:table-column table:style-name="Taula12.A"/>
        <table:table-row table:style-name="Taula12.1">
          <table:table-cell table:style-name="Taula12.A1" office:value-type="string">
            <text:p text:style-name="P231">Prototipus:</text:p>
          </table:table-cell>
        </table:table-row>
        <table:table-row table:style-name="Taula12.1">
          <table:table-cell table:style-name="Taula12.A2" office:value-type="string">
            <text:p text:style-name="P181"><text:span text:style-name="T69">public </text:span><text:span text:style-name="T150">@ResponseBody </text:span><text:span text:style-name="T154">ResponseEntity&lt;List&lt;</text:span><text:span text:style-name="T159">OficinaJson</text:span><text:span text:style-name="T154">&gt;&gt; </text:span><text:span text:style-name="T159">getOficinasBaleresOpenData</text:span><text:span text:style-name="T154">(</text:span><text:span text:style-name="T120">@RequestParam(defaultValue=”</text:span><text:span text:style-name="T123">V</text:span><text:span text:style-name="T120">”)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2.1">
          <table:table-cell table:style-name="Taula12.A3" office:value-type="string">
            <text:p text:style-name="P231">Descripció:</text:p>
          </table:table-cell>
        </table:table-row>
        <table:table-row table:style-name="Taula12.1">
          <table:table-cell table:style-name="Taula12.A10" office:value-type="string">
            <text:p text:style-name="P244"><text:tab/><text:span text:style-name="T309">Servei </text:span><text:span text:style-name="T321">per</text:span><text:span text:style-name="T192"> obtenir totes les oficines, </text:span><text:span text:style-name="T193">vigents si no s’indica un altre estat,</text:span><text:span text:style-name="T192"> </text:span><text:span text:style-name="T193">de Balears.</text:span></text:p>
          </table:table-cell>
        </table:table-row>
        <table:table-row table:style-name="Taula12.1">
          <table:table-cell table:style-name="Taula12.A3" office:value-type="string">
            <text:p text:style-name="P231">Paràmetres:</text:p>
          </table:table-cell>
        </table:table-row>
        <table:table-row table:style-name="Taula12.1">
          <table:table-cell table:style-name="Taula12.A10" office:value-type="string">
            <text:list xml:id="list120352389332318" text:continue-list="list120351229467403" text:style-name="L36">
              <text:list-item>
                <text:p text:style-name="P447"><text:span text:style-name="T2">String estado</text:span>: filtre per codi de l’estat. Si no s’indica, retorna <text:span text:style-name="T196">tots els</text:span> registres <text:span text:style-name="T307">vigents</text:span>. Valors possibles:</text:p>
                <text:list>
                  <text:list-item>
                    <text:p text:style-name="P442">“A” : anul·lats</text:p>
                  </text:list-item>
                  <text:list-item>
                    <text:p text:style-name="P442">“E” : extingits</text:p>
                  </text:list-item>
                  <text:list-item>
                    <text:p text:style-name="P442">“V” : vigents</text:p>
                  </text:list-item>
                </text:list>
              </text:list-item>
            </text:list>
          </table:table-cell>
        </table:table-row>
        <table:table-row table:style-name="Taula12.7">
          <table:table-cell table:style-name="Taula12.A7" office:value-type="string">
            <text:p text:style-name="P231">Resposta:</text:p>
          </table:table-cell>
        </table:table-row>
        <table:table-row table:style-name="Taula12.1">
          <table:table-cell table:style-name="Taula12.A10" office:value-type="string">
            <text:list xml:id="list3425883183" text:style-name="L51">
              <text:list-item>
                <text:p text:style-name="P495"><text:span text:style-name="T96">Status 200 : </text:span><text:span text:style-name="T81">Llista </text:span><text:span text:style-name="T96">d’objectes </text:span><text:span text:style-name="T81">&lt;</text:span><text:span text:style-name="T179">OficinaJson</text:span><text:span text:style-name="T81">&gt;, la descripció del bean </text:span><text:span text:style-name="T179">OficinaJson</text:span><text:span text:style-name="T81"> es pot veure a l'apartat </text:span><text:a xlink:type="simple" xlink:href="#6.2.5.OficinaJson|outline" text:style-name="Internet_20_link" text:visited-style-name="Visited_20_Internet_20_Link"><text:span text:style-name="T95">#6.2.5.OficinaJson</text:span></text:a></text:p>
              </text:list-item>
              <text:list-item>
                <text:p text:style-name="P496"><text:span text:style-name="T95">S</text:span><text:span text:style-name="T81">tatus 204: sense contingut</text:span></text:p>
              </text:list-item>
            </text:list>
          </table:table-cell>
        </table:table-row>
        <table:table-row table:style-name="Taula12.1">
          <table:table-cell table:style-name="Taula12.A9" office:value-type="string">
            <text:p text:style-name="P232">RequestMapping:</text:p>
          </table:table-cell>
        </table:table-row>
        <table:table-row table:style-name="Taula12.1">
          <table:table-cell table:style-name="Taula12.A10" office:value-type="string">
            <text:p text:style-name="P266">[urlServidor]<text:span text:style-name="T130">/rest/</text:span><text:span text:style-name="T133">GET</text:span><text:span text:style-name="T130">/</text:span><text:span text:style-name="T133">oficinas/</text:span><text:span text:style-name="T135">baleares</text:span></text:p>
          </table:table-cell>
        </table:table-row>
      </table:table>
      <text:p text:style-name="P266"/>
      <text:h text:style-name="P340" text:outline-level="3"><text:bookmark-start text:name="__RefHeading___Toc6325_1878677911"/><text:soft-page-break/>ambitosTerritoriales<text:line-break/><text:bookmark-end text:name="__RefHeading___Toc6325_1878677911"/></text:h>
      <table:table table:name="Taula13" table:style-name="Taula13">
        <table:table-column table:style-name="Taula13.A"/>
        <table:table-row table:style-name="Taula13.1">
          <table:table-cell table:style-name="Taula13.A1" office:value-type="string">
            <text:p text:style-name="P231">Prototipus:</text:p>
          </table:table-cell>
        </table:table-row>
        <table:table-row table:style-name="Taula13.1">
          <table:table-cell table:style-name="Taula13.A2" office:value-type="string">
            <text:p text:style-name="P270"><text:span text:style-name="T30">public </text:span><text:span text:style-name="T149">@ResponseBody </text:span><text:span text:style-name="T28">ResponseEntity&lt;List&lt;CodigoValor&gt;&gt; ambitosTerritoriales(</text:span><text:span text:style-name="T149">@RequestParam </text:span><text:span text:style-name="T28">Long id, </text:span><text:span text:style-name="T15">@RequestParam(defaultValue=””) </text:span><text:span text:style-name="T16">String</text:span><text:span text:style-name="T15"> </text:span><text:span text:style-name="T16">estado</text:span><text:span text:style-name="T28">) </text:span><text:span text:style-name="T155">throws </text:span><text:span text:style-name="T29">Exception;</text:span></text:p>
          </table:table-cell>
        </table:table-row>
        <table:table-row table:style-name="Taula13.1">
          <table:table-cell table:style-name="Taula13.A3" office:value-type="string">
            <text:p text:style-name="P231">Descripció:</text:p>
          </table:table-cell>
        </table:table-row>
        <table:table-row table:style-name="Taula13.1">
          <table:table-cell table:style-name="Taula13.A10" office:value-type="string">
            <text:p text:style-name="P244"><text:tab/>Aquest servei permet obtenir els àmbits territorials del nivell d'administració indicat </text:p>
          </table:table-cell>
        </table:table-row>
        <table:table-row table:style-name="Taula13.1">
          <table:table-cell table:style-name="Taula13.A3" office:value-type="string">
            <text:p text:style-name="P231">Paràmetres:</text:p>
          </table:table-cell>
        </table:table-row>
        <table:table-row table:style-name="Taula13.1">
          <table:table-cell table:style-name="Taula13.A10" office:value-type="string">
            <text:list xml:id="list120350655958867" text:continue-list="list120352389332318" text:style-name="L36">
              <text:list-header>
                <text:p text:style-name="P438"/>
              </text:list-header>
              <text:list-item>
                <text:p text:style-name="P438"><text:span text:style-name="T2">Long id:</text:span> identificador del nivell d'administració</text:p>
              </text:list-item>
              <text:list-item>
                <text:p text:style-name="P447"><text:span text:style-name="T2">String estado</text:span>: filtre per codi de l’estat. Si no s’indica, retorna <text:span text:style-name="T196">tots els</text:span> registres. Valors possibles:</text:p>
                <text:list>
                  <text:list-item>
                    <text:p text:style-name="P442">“A” : anul·lats</text:p>
                  </text:list-item>
                  <text:list-item>
                    <text:p text:style-name="P442">“E” : extingits</text:p>
                  </text:list-item>
                  <text:list-item>
                    <text:p text:style-name="P442">“V” : vigents</text:p>
                  </text:list-item>
                  <text:list-item>
                    <text:p text:style-name="P442">“” <text:s text:c="2"/>: <text:span text:style-name="T310">tots</text:span> </text:p>
                  </text:list-item>
                </text:list>
              </text:list-item>
            </text:list>
          </table:table-cell>
        </table:table-row>
        <table:table-row table:style-name="Taula13.7">
          <table:table-cell table:style-name="Taula13.A7" office:value-type="string">
            <text:p text:style-name="P231">Resposta:</text:p>
          </table:table-cell>
        </table:table-row>
        <table:table-row table:style-name="Taula13.1">
          <table:table-cell table:style-name="Taula13.A10" office:value-type="string">
            <text:list xml:id="list1667088752" text:style-name="L52">
              <text:list-item>
                <text:p text:style-name="P497"><text:span text:style-name="T97">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6818_1236556764"/></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74">Status 204 : sense contingut</text:p>
              </text:list-item>
            </text:list>
          </table:table-cell>
        </table:table-row>
        <table:table-row table:style-name="Taula13.1">
          <table:table-cell table:style-name="Taula13.A9" office:value-type="string">
            <text:p text:style-name="P232">RequestMapping:</text:p>
          </table:table-cell>
        </table:table-row>
        <table:table-row table:style-name="Taula13.1">
          <table:table-cell table:style-name="Taula13.A10" office:value-type="string">
            <text:p text:style-name="P266">[urlServidor]<text:span text:style-name="T130">/rest/catalogo/ambitosTerritoriales</text:span></text:p>
          </table:table-cell>
        </table:table-row>
      </table:table>
      <text:p text:style-name="P267"/>
      <text:h text:style-name="P340" text:outline-level="3"><text:bookmark-start text:name="__RefHeading___Toc6327_1878677911"/>comunidadesAutonomas<text:bookmark-end text:name="__RefHeading___Toc6327_1878677911"/></text:h>
      <text:p text:style-name="P267"/>
      <table:table table:name="Taula14" table:style-name="Taula14">
        <table:table-column table:style-name="Taula14.A"/>
        <table:table-row table:style-name="Taula14.1">
          <table:table-cell table:style-name="Taula14.A1" office:value-type="string">
            <text:p text:style-name="P231">Prototipus:</text:p>
          </table:table-cell>
        </table:table-row>
        <table:table-row table:style-name="Taula14.1">
          <table:table-cell table:style-name="Taula14.A2" office:value-type="string">
            <text:p text:style-name="P181"><text:span text:style-name="T69">public </text:span><text:span text:style-name="T150">@ResponseBody </text:span><text:span text:style-name="T154">ResponseEntity&lt;List&lt;CodigoValor&gt;&gt; comunidadesAutonomas(</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4.1">
          <table:table-cell table:style-name="Taula14.A3" office:value-type="string">
            <text:p text:style-name="P231">Descripció:</text:p>
          </table:table-cell>
        </table:table-row>
        <table:table-row table:style-name="Taula14.1">
          <table:table-cell table:style-name="Taula14.A10" office:value-type="string">
            <text:p text:style-name="P244"><text:tab/>Aquest servei permet obtenir totes les comunitats autònomes </text:p>
          </table:table-cell>
        </table:table-row>
        <table:table-row table:style-name="Taula14.1">
          <table:table-cell table:style-name="Taula14.A3" office:value-type="string">
            <text:p text:style-name="P231">Paràmetres:</text:p>
          </table:table-cell>
        </table:table-row>
        <table:table-row table:style-name="Taula14.1">
          <table:table-cell table:style-name="Taula14.A10" office:value-type="string">
            <text:list xml:id="list120351898600565" text:continue-list="list120350655958867" text:style-name="L36">
              <text:list-item>
                <text:p text:style-name="P447"><text:span text:style-name="T2">String estado</text:span>: filtre per codi de l’estat. Si no s’indica, retorna <text:span text:style-name="T196">tots els</text:span> registres. Valors possibles:</text:p>
                <text:list>
                  <text:list-item>
                    <text:p text:style-name="P442">“A” : anul·lats</text:p>
                  </text:list-item>
                  <text:list-item>
                    <text:p text:style-name="P442">“E” : extingits</text:p>
                  </text:list-item>
                  <text:list-item>
                    <text:p text:style-name="P442">“V” : vigents</text:p>
                  </text:list-item>
                  <text:list-item>
                    <text:p text:style-name="P442">“” <text:s text:c="2"/>: <text:span text:style-name="T310">tots</text:span> </text:p>
                  </text:list-item>
                </text:list>
              </text:list-item>
            </text:list>
          </table:table-cell>
        </table:table-row>
        <table:table-row table:style-name="Taula14.7">
          <table:table-cell table:style-name="Taula14.A7" office:value-type="string">
            <text:p text:style-name="P231">Resposta:</text:p>
          </table:table-cell>
        </table:table-row>
        <text:soft-page-break/>
        <table:table-row table:style-name="Taula14.1">
          <table:table-cell table:style-name="Taula14.A10" office:value-type="string">
            <text:list xml:id="list3477322746" text:style-name="L53">
              <text:list-item>
                <text:p text:style-name="P498"><text:span text:style-name="T113">Status 200 : </text:span><text:span text:style-name="T108">Llista &lt;</text:span><text:a xlink:type="simple" xlink:href="#5.2.4.CodigoValor|outline" text:style-name="Internet_20_link" text:visited-style-name="Visited_20_Internet_20_Link"><text:span text:style-name="T108">CodigoValor</text:span></text:a><text:span text:style-name="T108">&gt;, la descripció del bean CodigoValor es pot veure a l'apartat </text:span><text:span text:style-name="T108"><text:bookmark-ref text:reference-format="number" text:ref-name="__RefHeading__5905_144011828">5.2.4.-</text:bookmark-ref></text:span><text:span text:style-name="T108"><text:bookmark-ref text:reference-format="text" text:ref-name="__RefHeading__5905_144011828">CodigoValor</text:bookmark-ref></text:span></text:p>
              </text:list-item>
              <text:list-item>
                <text:p text:style-name="P499">Status 204 : sense contingut</text:p>
              </text:list-item>
            </text:list>
          </table:table-cell>
        </table:table-row>
        <table:table-row table:style-name="Taula14.1">
          <table:table-cell table:style-name="Taula14.A9" office:value-type="string">
            <text:p text:style-name="P232">RequestMapping:</text:p>
          </table:table-cell>
        </table:table-row>
        <table:table-row table:style-name="Taula14.1">
          <table:table-cell table:style-name="Taula14.A10" office:value-type="string">
            <text:p text:style-name="P266">[urlServidor]<text:span text:style-name="T130">/rest/catalogo/comunidadesAutonomas</text:span></text:p>
          </table:table-cell>
        </table:table-row>
      </table:table>
      <text:p text:style-name="P266"/>
      <text:h text:style-name="P340" text:outline-level="3"><text:bookmark-start text:name="__RefHeading___Toc6329_1878677911"/>entidadesGeograficas<text:bookmark-end text:name="__RefHeading___Toc6329_1878677911"/></text:h>
      <text:p text:style-name="P267"/>
      <table:table table:name="Taula15" table:style-name="Taula15">
        <table:table-column table:style-name="Taula15.A"/>
        <table:table-row table:style-name="Taula15.1">
          <table:table-cell table:style-name="Taula15.A1" office:value-type="string">
            <text:p text:style-name="P231">Prototipus:</text:p>
          </table:table-cell>
        </table:table-row>
        <table:table-row table:style-name="Taula15.1">
          <table:table-cell table:style-name="Taula15.A2" office:value-type="string">
            <text:p text:style-name="P181"><text:span text:style-name="T69">public </text:span><text:span text:style-name="T150">@ResponseBody </text:span><text:span text:style-name="T154">ResponseEntity&lt;List&lt;CodigoValor&gt;&gt; entidadesGeograficas(</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5.1">
          <table:table-cell table:style-name="Taula15.A3" office:value-type="string">
            <text:p text:style-name="P231">Descripció:</text:p>
          </table:table-cell>
        </table:table-row>
        <table:table-row table:style-name="Taula15.1">
          <table:table-cell table:style-name="Taula15.A10" office:value-type="string">
            <text:p text:style-name="P244"><text:tab/>Aquest servei permet obtenir totes les entitats geogràfiques</text:p>
          </table:table-cell>
        </table:table-row>
        <table:table-row table:style-name="Taula15.1">
          <table:table-cell table:style-name="Taula15.A3" office:value-type="string">
            <text:p text:style-name="P231">Paràmetres:</text:p>
          </table:table-cell>
        </table:table-row>
        <table:table-row table:style-name="Taula15.1">
          <table:table-cell table:style-name="Taula15.A10" office:value-type="string">
            <text:list xml:id="list120352487046754" text:continue-list="list120351898600565" text:style-name="L36">
              <text:list-item>
                <text:p text:style-name="P447"><text:span text:style-name="T2">String estado</text:span>: filtre per codi de l’estat. Si no s’indica, retorna <text:span text:style-name="T196">tots els</text:span> registres. Valors possibles:</text:p>
                <text:list>
                  <text:list-item>
                    <text:p text:style-name="P442">“A” : anul·lats</text:p>
                  </text:list-item>
                  <text:list-item>
                    <text:p text:style-name="P442">“E” : extingits</text:p>
                  </text:list-item>
                  <text:list-item>
                    <text:p text:style-name="P442">“V” : vigents</text:p>
                  </text:list-item>
                  <text:list-item>
                    <text:p text:style-name="P442">“” <text:s text:c="2"/>: <text:span text:style-name="T310">tots</text:span> </text:p>
                  </text:list-item>
                </text:list>
              </text:list-item>
            </text:list>
          </table:table-cell>
        </table:table-row>
        <table:table-row table:style-name="Taula15.7">
          <table:table-cell table:style-name="Taula15.A7" office:value-type="string">
            <text:p text:style-name="P231">Resposta:</text:p>
          </table:table-cell>
        </table:table-row>
        <table:table-row table:style-name="Taula15.1">
          <table:table-cell table:style-name="Taula15.A10" office:value-type="string">
            <text:list xml:id="list4163727841" text:style-name="L54">
              <text:list-item>
                <text:p text:style-name="P500"><text:span text:style-name="T98">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75">Status 204 : sense contingut</text:p>
              </text:list-item>
            </text:list>
          </table:table-cell>
        </table:table-row>
        <table:table-row table:style-name="Taula15.1">
          <table:table-cell table:style-name="Taula15.A9" office:value-type="string">
            <text:p text:style-name="P232">RequestMapping:</text:p>
          </table:table-cell>
        </table:table-row>
        <table:table-row table:style-name="Taula15.1">
          <table:table-cell table:style-name="Taula15.A10" office:value-type="string">
            <text:p text:style-name="P266">[urlServidor]<text:span text:style-name="T130">/rest/catalogo/entidadesGeograficas</text:span></text:p>
          </table:table-cell>
        </table:table-row>
      </table:table>
      <text:p text:style-name="P266"/>
      <text:p text:style-name="P266"/>
      <text:h text:style-name="P340" text:outline-level="3"><text:bookmark-start text:name="__RefHeading___Toc6331_1878677911"/>provincias<text:bookmark-end text:name="__RefHeading___Toc6331_1878677911"/></text:h>
      <text:p text:style-name="P267"/>
      <table:table table:name="Taula16" table:style-name="Taula16">
        <table:table-column table:style-name="Taula16.A"/>
        <table:table-row table:style-name="Taula16.1">
          <table:table-cell table:style-name="Taula16.A1" office:value-type="string">
            <text:p text:style-name="P231">Prototipus:</text:p>
          </table:table-cell>
        </table:table-row>
        <table:table-row table:style-name="Taula16.1">
          <table:table-cell table:style-name="Taula16.A2" office:value-type="string">
            <text:p text:style-name="P181"><text:span text:style-name="T69">public </text:span><text:span text:style-name="T150">@ResponseBody </text:span><text:span text:style-name="T154">ResponseEntity&lt;List&lt;CodigoValor&gt;&gt; provincias(</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6.1">
          <table:table-cell table:style-name="Taula16.A3" office:value-type="string">
            <text:p text:style-name="P231">Descripció:</text:p>
          </table:table-cell>
        </table:table-row>
        <table:table-row table:style-name="Taula16.1">
          <table:table-cell table:style-name="Taula16.A10" office:value-type="string">
            <text:p text:style-name="P244"><text:tab/>Aquest servei permet obtenir totes les províncies</text:p>
          </table:table-cell>
        </table:table-row>
        <table:table-row table:style-name="Taula16.1">
          <table:table-cell table:style-name="Taula16.A3" office:value-type="string">
            <text:p text:style-name="P231">Paràmetres:</text:p>
          </table:table-cell>
        </table:table-row>
        <text:soft-page-break/>
        <table:table-row table:style-name="Taula16.1">
          <table:table-cell table:style-name="Taula16.A10" office:value-type="string">
            <text:list xml:id="list120351953068742" text:continue-list="list120352487046754" text:style-name="L36">
              <text:list-item>
                <text:p text:style-name="P447"><text:span text:style-name="T2">String estado</text:span>: filtre per codi de l’estat. Si no s’indica, retorna <text:span text:style-name="T196">tots els</text:span> registres. Valors possibles:</text:p>
                <text:list>
                  <text:list-item>
                    <text:p text:style-name="P442">“A” : anul·lats</text:p>
                  </text:list-item>
                  <text:list-item>
                    <text:p text:style-name="P442">“E” : extingits</text:p>
                  </text:list-item>
                  <text:list-item>
                    <text:p text:style-name="P442">“V” : vigents</text:p>
                    <text:p text:style-name="P442">“” <text:s text:c="2"/>: <text:span text:style-name="T310">tots</text:span> </text:p>
                  </text:list-item>
                </text:list>
              </text:list-item>
            </text:list>
          </table:table-cell>
        </table:table-row>
        <table:table-row table:style-name="Taula16.7">
          <table:table-cell table:style-name="Taula16.A7" office:value-type="string">
            <text:p text:style-name="P231">Resposta:</text:p>
          </table:table-cell>
        </table:table-row>
        <table:table-row table:style-name="Taula16.1">
          <table:table-cell table:style-name="Taula16.A10" office:value-type="string">
            <text:list xml:id="list2064669597" text:style-name="L55">
              <text:list-item>
                <text:p text:style-name="P501"><text:span text:style-name="T99">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76">Status 204 : Sense contingut</text:p>
              </text:list-item>
            </text:list>
          </table:table-cell>
        </table:table-row>
        <table:table-row table:style-name="Taula16.1">
          <table:table-cell table:style-name="Taula16.A9" office:value-type="string">
            <text:p text:style-name="P232">RequestMapping:</text:p>
          </table:table-cell>
        </table:table-row>
        <table:table-row table:style-name="Taula16.1">
          <table:table-cell table:style-name="Taula16.A10" office:value-type="string">
            <text:p text:style-name="P266">[urlServidor]<text:span text:style-name="T130">/rest/catalogo/provincias</text:span></text:p>
          </table:table-cell>
        </table:table-row>
      </table:table>
      <text:p text:style-name="P267"/>
      <text:h text:style-name="P340" text:outline-level="3"><text:bookmark-start text:name="__RefHeading___Toc6333_1878677911"/>provinciasCA<text:bookmark-end text:name="__RefHeading___Toc6333_1878677911"/></text:h>
      <text:p text:style-name="P267"/>
      <table:table table:name="Taula17" table:style-name="Taula17">
        <table:table-column table:style-name="Taula17.A"/>
        <table:table-row table:style-name="Taula17.1">
          <table:table-cell table:style-name="Taula17.A1" office:value-type="string">
            <text:p text:style-name="P231">Prototipus:</text:p>
          </table:table-cell>
        </table:table-row>
        <table:table-row table:style-name="Taula17.1">
          <table:table-cell table:style-name="Taula17.A2" office:value-type="string">
            <text:p text:style-name="P181"><text:span text:style-name="T69">public </text:span><text:span text:style-name="T150">@ResponseBody </text:span><text:span text:style-name="T154">ResponseEntity&lt;List&lt;CodigoValor&gt;&gt; provinciasCA(</text:span><text:span text:style-name="T149">@RequestParam </text:span><text:span text:style-name="T154">Long id, </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7.1">
          <table:table-cell table:style-name="Taula17.A3" office:value-type="string">
            <text:p text:style-name="P231">Descripció:</text:p>
          </table:table-cell>
        </table:table-row>
        <table:table-row table:style-name="Taula17.1">
          <table:table-cell table:style-name="Taula17.A10" office:value-type="string">
            <text:p text:style-name="P244"><text:tab/>Aquest servei permet obtenir totes les provincies de la comunitat autònoma indicada per paràmetre.</text:p>
          </table:table-cell>
        </table:table-row>
        <table:table-row table:style-name="Taula17.1">
          <table:table-cell table:style-name="Taula17.A3" office:value-type="string">
            <text:p text:style-name="P231">Paràmetres:</text:p>
          </table:table-cell>
        </table:table-row>
        <table:table-row table:style-name="Taula17.1">
          <table:table-cell table:style-name="Taula17.A10" office:value-type="string">
            <text:list xml:id="list120351902105478" text:continue-list="list120351953068742" text:style-name="L36">
              <text:list-header>
                <text:p text:style-name="P438"/>
              </text:list-header>
              <text:list-item>
                <text:p text:style-name="P438"><text:span text:style-name="T2">Long id</text:span>: codi de la comunitat autònoma</text:p>
              </text:list-item>
              <text:list-item>
                <text:p text:style-name="P447"><text:span text:style-name="T2">String estado</text:span>: filtre per codi de l’estat. Si no s’indica, retorna <text:span text:style-name="T196">tots els</text:span> registres. Valors possibles:</text:p>
                <text:list>
                  <text:list-item>
                    <text:p text:style-name="P442">“A” : anul·lats</text:p>
                  </text:list-item>
                  <text:list-item>
                    <text:p text:style-name="P442">“E” : extingits</text:p>
                  </text:list-item>
                  <text:list-item>
                    <text:p text:style-name="P442">“V” : vigents</text:p>
                  </text:list-item>
                  <text:list-item>
                    <text:p text:style-name="P442">“” <text:s text:c="2"/>: <text:span text:style-name="T310">tots</text:span> </text:p>
                    <text:p text:style-name="P442"/>
                  </text:list-item>
                </text:list>
              </text:list-item>
            </text:list>
          </table:table-cell>
        </table:table-row>
        <table:table-row table:style-name="Taula17.7">
          <table:table-cell table:style-name="Taula17.A7" office:value-type="string">
            <text:p text:style-name="P231">Resposta:</text:p>
          </table:table-cell>
        </table:table-row>
        <table:table-row table:style-name="Taula17.1">
          <table:table-cell table:style-name="Taula17.A10" office:value-type="string">
            <text:list xml:id="list3409506430" text:style-name="L56">
              <text:list-item>
                <text:p text:style-name="P502"><text:span text:style-name="T99">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77">Status 204 : sense contingut</text:p>
              </text:list-item>
            </text:list>
          </table:table-cell>
        </table:table-row>
        <table:table-row table:style-name="Taula17.1">
          <table:table-cell table:style-name="Taula17.A9" office:value-type="string">
            <text:p text:style-name="P232">RequestMapping:</text:p>
          </table:table-cell>
        </table:table-row>
        <table:table-row table:style-name="Taula17.1">
          <table:table-cell table:style-name="Taula17.A10" office:value-type="string">
            <text:p text:style-name="P266">[urlServidor]<text:span text:style-name="T130">/rest/catalogo/provincias/comunidadAutonoma</text:span></text:p>
          </table:table-cell>
        </table:table-row>
      </table:table>
      <text:p text:style-name="P266"/>
      <text:h text:style-name="P340" text:outline-level="3"><text:bookmark-start text:name="__RefHeading___Toc6335_1878677911"/>localidades<text:bookmark-end text:name="__RefHeading___Toc6335_1878677911"/></text:h>
      <text:p text:style-name="P267"/>
      <table:table table:name="Taula18" table:style-name="Taula18">
        <table:table-column table:style-name="Taula18.A"/>
        <text:soft-page-break/>
        <table:table-row table:style-name="Taula18.1">
          <table:table-cell table:style-name="Taula18.A1" office:value-type="string">
            <text:p text:style-name="P231">Prototipus:</text:p>
          </table:table-cell>
        </table:table-row>
        <table:table-row table:style-name="Taula18.1">
          <table:table-cell table:style-name="Taula18.A2" office:value-type="string">
            <text:p text:style-name="P181"><text:span text:style-name="T69">public </text:span><text:span text:style-name="T150">@ResponseBody </text:span><text:span text:style-name="T154">ResponseEntity&lt;List&lt;CodigoValor&gt;&gt; localidades(</text:span><text:span text:style-name="T149">@RequestParam </text:span><text:span text:style-name="T154">Long codigoProvincia, String codigoEntidadGeografica, </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8.1">
          <table:table-cell table:style-name="Taula18.A3" office:value-type="string">
            <text:p text:style-name="P231">Descripció:</text:p>
          </table:table-cell>
        </table:table-row>
        <table:table-row table:style-name="Taula18.1">
          <table:table-cell table:style-name="Taula18.A10" office:value-type="string">
            <text:p text:style-name="P244"><text:tab/>Aquest servei permet obtenir totes les localitats d'una provincia i d'una entitat geogràfica especificades.</text:p>
          </table:table-cell>
        </table:table-row>
        <table:table-row table:style-name="Taula18.1">
          <table:table-cell table:style-name="Taula18.A3" office:value-type="string">
            <text:p text:style-name="P231">Paràmetres:</text:p>
          </table:table-cell>
        </table:table-row>
        <table:table-row table:style-name="Taula18.1">
          <table:table-cell table:style-name="Taula18.A10" office:value-type="string">
            <text:list xml:id="list120352345194149" text:continue-list="list120351902105478" text:style-name="L36">
              <text:list-header>
                <text:p text:style-name="P438"/>
              </text:list-header>
              <text:list-item>
                <text:p text:style-name="P438"><text:span text:style-name="T2">Long codigoProvincia</text:span>: codi de la provincia</text:p>
              </text:list-item>
              <text:list-item>
                <text:p text:style-name="P438"><text:span text:style-name="T2">String codigoEntidadGeografica</text:span>: codi de l'entitat geogràfica.</text:p>
              </text:list-item>
              <text:list-item>
                <text:p text:style-name="P447"><text:span text:style-name="T2">String estado</text:span>: filtre per codi de l’estat. Si no s’indica, retorna <text:span text:style-name="T196">tots els</text:span> registres. Valors possibles:</text:p>
                <text:list>
                  <text:list-item>
                    <text:p text:style-name="P442">“A” : anul·lats</text:p>
                  </text:list-item>
                  <text:list-item>
                    <text:p text:style-name="P442">“E” : extingits</text:p>
                  </text:list-item>
                  <text:list-item>
                    <text:p text:style-name="P442">“V” : vigents</text:p>
                  </text:list-item>
                  <text:list-item>
                    <text:p text:style-name="P442">“” <text:s text:c="2"/>: <text:span text:style-name="T310">tots</text:span> </text:p>
                    <text:p text:style-name="P442"/>
                  </text:list-item>
                </text:list>
              </text:list-item>
            </text:list>
          </table:table-cell>
        </table:table-row>
        <table:table-row table:style-name="Taula18.7">
          <table:table-cell table:style-name="Taula18.A7" office:value-type="string">
            <text:p text:style-name="P231">Resposta:</text:p>
          </table:table-cell>
        </table:table-row>
        <table:table-row table:style-name="Taula18.1">
          <table:table-cell table:style-name="Taula18.A10" office:value-type="string">
            <text:list xml:id="list2792978502" text:style-name="L57">
              <text:list-item>
                <text:p text:style-name="P503"><text:span text:style-name="T100">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78">Status 204 : sense contingut</text:p>
              </text:list-item>
            </text:list>
          </table:table-cell>
        </table:table-row>
        <table:table-row table:style-name="Taula18.1">
          <table:table-cell table:style-name="Taula18.A9" office:value-type="string">
            <text:p text:style-name="P232">RequestMapping:</text:p>
          </table:table-cell>
        </table:table-row>
        <table:table-row table:style-name="Taula18.1">
          <table:table-cell table:style-name="Taula18.A10" office:value-type="string">
            <text:p text:style-name="P266">[urlServidor]<text:span text:style-name="T130">/rest/catalogo/localidades/provincia/entidadGeografica</text:span></text:p>
          </table:table-cell>
        </table:table-row>
      </table:table>
      <text:p text:style-name="P267"/>
      <text:h text:style-name="P340" text:outline-level="3"><text:bookmark-start text:name="__RefHeading___Toc6337_1878677911"/>nivelesAdministracion<text:bookmark-end text:name="__RefHeading___Toc6337_1878677911"/></text:h>
      <text:p text:style-name="P267"/>
      <table:table table:name="Taula19" table:style-name="Taula19">
        <table:table-column table:style-name="Taula19.A"/>
        <table:table-row table:style-name="Taula19.1">
          <table:table-cell table:style-name="Taula19.A1" office:value-type="string">
            <text:p text:style-name="P231">Prototipus:</text:p>
          </table:table-cell>
        </table:table-row>
        <table:table-row table:style-name="Taula19.1">
          <table:table-cell table:style-name="Taula19.A2" office:value-type="string">
            <text:p text:style-name="P181"><text:span text:style-name="T69">public </text:span><text:span text:style-name="T150">@ResponseBody </text:span><text:span text:style-name="T154">ResponseEntity&lt;List&lt;CodigoValor&gt;&gt; nivelesAdministracion(</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9.1">
          <table:table-cell table:style-name="Taula19.A3" office:value-type="string">
            <text:p text:style-name="P231">Descripció:</text:p>
          </table:table-cell>
        </table:table-row>
        <table:table-row table:style-name="Taula19.1">
          <table:table-cell table:style-name="Taula19.A10" office:value-type="string">
            <text:p text:style-name="P244"><text:tab/>Aquest servei permet obtenir els nivells d'administració <text:span text:style-name="T311">del catàleg</text:span></text:p>
          </table:table-cell>
        </table:table-row>
        <table:table-row table:style-name="Taula19.1">
          <table:table-cell table:style-name="Taula19.A3" office:value-type="string">
            <text:p text:style-name="P231">Paràmetres:</text:p>
          </table:table-cell>
        </table:table-row>
        <table:table-row table:style-name="Taula19.1">
          <table:table-cell table:style-name="Taula19.A10" office:value-type="string">
            <text:list xml:id="list120352586194502" text:continue-list="list120352345194149" text:style-name="L36">
              <text:list-item>
                <text:p text:style-name="P447"><text:span text:style-name="T2">String estado</text:span>: filtre per codi de l’estat. Si no s’indica, retorna <text:span text:style-name="T196">tots els</text:span> registres. Valors possibles:</text:p>
                <text:list>
                  <text:list-item>
                    <text:p text:style-name="P442">“A” : anul·lats</text:p>
                  </text:list-item>
                  <text:list-item>
                    <text:p text:style-name="P442">“E” : extingits</text:p>
                  </text:list-item>
                  <text:list-item>
                    <text:p text:style-name="P442">“V” : vigents</text:p>
                  </text:list-item>
                  <text:list-item>
                    <text:p text:style-name="P442">“” <text:s text:c="2"/>: <text:span text:style-name="T310">tots</text:span> </text:p>
                  </text:list-item>
                </text:list>
              </text:list-item>
            </text:list>
          </table:table-cell>
        </table:table-row>
        <table:table-row table:style-name="Taula19.7">
          <table:table-cell table:style-name="Taula19.A7" office:value-type="string">
            <text:p text:style-name="P231">Resposta:</text:p>
          </table:table-cell>
        </table:table-row>
        <text:soft-page-break/>
        <table:table-row table:style-name="Taula19.1">
          <table:table-cell table:style-name="Taula19.A10" office:value-type="string">
            <text:list xml:id="list1743360437" text:style-name="L58">
              <text:list-item>
                <text:p text:style-name="P504"><text:span text:style-name="T100">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79">Status 204 : sense contingut</text:p>
              </text:list-item>
            </text:list>
          </table:table-cell>
        </table:table-row>
        <table:table-row table:style-name="Taula19.1">
          <table:table-cell table:style-name="Taula19.A9" office:value-type="string">
            <text:p text:style-name="P232">RequestMapping:</text:p>
          </table:table-cell>
        </table:table-row>
        <table:table-row table:style-name="Taula19.1">
          <table:table-cell table:style-name="Taula19.A10" office:value-type="string">
            <text:p text:style-name="P266">[urlServidor]<text:span text:style-name="T130">/rest/catalogo/nivelesAdministracion</text:span></text:p>
          </table:table-cell>
        </table:table-row>
      </table:table>
      <text:p text:style-name="P266"/>
      <text:p text:style-name="P267"/>
      <text:h text:style-name="P331" text:outline-level="3"><text:bookmark-start text:name="__RefHeading___Toc39325_1572112135"/>estados<text:bookmark-end text:name="__RefHeading___Toc39325_1572112135"/></text:h>
      <text:p text:style-name="P267"/>
      <table:table table:name="Taula20" table:style-name="Taula20">
        <table:table-column table:style-name="Taula20.A"/>
        <table:table-row table:style-name="Taula20.1">
          <table:table-cell table:style-name="Taula20.A1" office:value-type="string">
            <text:p text:style-name="P231">Prototipus:</text:p>
          </table:table-cell>
        </table:table-row>
        <table:table-row table:style-name="Taula20.1">
          <table:table-cell table:style-name="Taula20.A2" office:value-type="string">
            <text:p text:style-name="P181"><text:span text:style-name="T69">public </text:span><text:span text:style-name="T150">@ResponseBody </text:span><text:span text:style-name="T154">ResponseEntity&lt;List&lt;CodigoValor&gt;&gt; </text:span><text:span text:style-name="T160">estadosEntidad</text:span><text:span text:style-name="T154">(</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20.1">
          <table:table-cell table:style-name="Taula20.A3" office:value-type="string">
            <text:p text:style-name="P231">Descripció:</text:p>
          </table:table-cell>
        </table:table-row>
        <table:table-row table:style-name="Taula20.1">
          <table:table-cell table:style-name="Taula20.A10" office:value-type="string">
            <text:p text:style-name="P244"><text:tab/>Aquest servei permet obtenir <text:span text:style-name="T312">tots els</text:span> <text:span text:style-name="T197">estats que poden tenir els registres de dir3. Es recorda que un estat també pot tenir un estat associat.</text:span></text:p>
          </table:table-cell>
        </table:table-row>
        <table:table-row table:style-name="Taula20.1">
          <table:table-cell table:style-name="Taula20.A3" office:value-type="string">
            <text:p text:style-name="P231">Paràmetres:</text:p>
          </table:table-cell>
        </table:table-row>
        <table:table-row table:style-name="Taula20.1">
          <table:table-cell table:style-name="Taula20.A10" office:value-type="string">
            <text:list xml:id="list120352571043148" text:continue-list="list120352586194502" text:style-name="L36">
              <text:list-item>
                <text:p text:style-name="P447"><text:span text:style-name="T2">String estado</text:span>: filtre per codi de l’estat. Si no s’indica, retorna <text:span text:style-name="T196">tots els</text:span> registres. Valors possibles:</text:p>
                <text:list>
                  <text:list-item>
                    <text:p text:style-name="P442">“A” : anul·lats</text:p>
                  </text:list-item>
                  <text:list-item>
                    <text:p text:style-name="P442">“E” : extingits</text:p>
                  </text:list-item>
                  <text:list-item>
                    <text:p text:style-name="P442">“V” : vigents</text:p>
                  </text:list-item>
                  <text:list-item>
                    <text:p text:style-name="P442">“” <text:s text:c="2"/>: <text:span text:style-name="T310">tots</text:span> </text:p>
                  </text:list-item>
                </text:list>
              </text:list-item>
            </text:list>
          </table:table-cell>
        </table:table-row>
        <table:table-row table:style-name="Taula20.7">
          <table:table-cell table:style-name="Taula20.A7" office:value-type="string">
            <text:p text:style-name="P231">Resposta:</text:p>
          </table:table-cell>
        </table:table-row>
        <table:table-row table:style-name="Taula20.1">
          <table:table-cell table:style-name="Taula20.A10" office:value-type="string">
            <text:list xml:id="list3154626551" text:style-name="L59">
              <text:list-item>
                <text:p text:style-name="P505"><text:span text:style-name="T100">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80">Status 204 : sense contingut</text:p>
              </text:list-item>
            </text:list>
          </table:table-cell>
        </table:table-row>
        <table:table-row table:style-name="Taula20.1">
          <table:table-cell table:style-name="Taula20.A9" office:value-type="string">
            <text:p text:style-name="P232">RequestMapping:</text:p>
          </table:table-cell>
        </table:table-row>
        <table:table-row table:style-name="Taula20.1">
          <table:table-cell table:style-name="Taula20.A10" office:value-type="string">
            <text:p text:style-name="P266">[urlServidor]<text:span text:style-name="T130">/rest/catalogo/</text:span><text:span text:style-name="T136">estados</text:span></text:p>
          </table:table-cell>
        </table:table-row>
      </table:table>
      <text:p text:style-name="P266"/>
      <text:p text:style-name="P267"/>
      <text:h text:style-name="P332" text:outline-level="3"><text:bookmark-start text:name="__RefHeading___Toc39327_1572112135"/>tiposvia<text:bookmark-end text:name="__RefHeading___Toc39327_1572112135"/></text:h>
      <text:p text:style-name="P267"/>
      <table:table table:name="Taula21" table:style-name="Taula21">
        <table:table-column table:style-name="Taula21.A"/>
        <table:table-row table:style-name="Taula21.1">
          <table:table-cell table:style-name="Taula21.A1" office:value-type="string">
            <text:p text:style-name="P231">Prototipus:</text:p>
          </table:table-cell>
        </table:table-row>
        <table:table-row table:style-name="Taula21.1">
          <table:table-cell table:style-name="Taula21.A2" office:value-type="string">
            <text:p text:style-name="P181"><text:span text:style-name="T69">public </text:span><text:span text:style-name="T150">@ResponseBody</text:span><text:span text:style-name="T154">ResponseEntity&lt;List&lt;CodigoValor&gt;&gt; </text:span><text:span text:style-name="T161">tiposVia</text:span><text:span text:style-name="T154">(</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21.1">
          <table:table-cell table:style-name="Taula21.A3" office:value-type="string">
            <text:p text:style-name="P231">Descripció:</text:p>
          </table:table-cell>
        </table:table-row>
        <table:table-row table:style-name="Taula21.1">
          <table:table-cell table:style-name="Taula21.A10" office:value-type="string">
            <text:p text:style-name="P244"><text:tab/>Aquest servei permet obtenir <text:span text:style-name="T312">tots els</text:span> <text:span text:style-name="T198">tipus de via.</text:span></text:p>
          </table:table-cell>
        </table:table-row>
        <text:soft-page-break/>
        <table:table-row table:style-name="Taula21.1">
          <table:table-cell table:style-name="Taula21.A3" office:value-type="string">
            <text:p text:style-name="P231">Paràmetres:</text:p>
          </table:table-cell>
        </table:table-row>
        <table:table-row table:style-name="Taula21.1">
          <table:table-cell table:style-name="Taula21.A10" office:value-type="string">
            <text:list xml:id="list120350670361176" text:continue-list="list120352571043148" text:style-name="L36">
              <text:list-item>
                <text:p text:style-name="P447"><text:span text:style-name="T2">String estado</text:span>: filtre per codi de l’estat. Si no s’indica, retorna <text:span text:style-name="T196">tots els</text:span> registres. Valors possibles:</text:p>
                <text:list>
                  <text:list-item>
                    <text:p text:style-name="P442">“A” : anul·lats</text:p>
                  </text:list-item>
                  <text:list-item>
                    <text:p text:style-name="P442">“E” : extingits</text:p>
                  </text:list-item>
                  <text:list-item>
                    <text:p text:style-name="P442">“V” : vigents</text:p>
                  </text:list-item>
                  <text:list-item>
                    <text:p text:style-name="P442">“” <text:s text:c="2"/>: <text:span text:style-name="T310">tots</text:span> </text:p>
                  </text:list-item>
                </text:list>
              </text:list-item>
            </text:list>
          </table:table-cell>
        </table:table-row>
        <table:table-row table:style-name="Taula21.7">
          <table:table-cell table:style-name="Taula21.A7" office:value-type="string">
            <text:p text:style-name="P231">Resposta:</text:p>
          </table:table-cell>
        </table:table-row>
        <table:table-row table:style-name="Taula21.1">
          <table:table-cell table:style-name="Taula21.A10" office:value-type="string">
            <text:list xml:id="list2733168580" text:style-name="L60">
              <text:list-item>
                <text:p text:style-name="P506"><text:span text:style-name="T101">Status 200 : </text:span><text:span text:style-name="T81">Llista &lt;</text:span><text:a xlink:type="simple" xlink:href="#5.2.4.CodigoValor|outline" text:style-name="Internet_20_link" text:visited-style-name="Visited_20_Internet_20_Link"><text:span text:style-name="T81">CodigoValor</text:span></text:a><text:span text:style-name="T81">&gt;</text:span></text:p>
              </text:list-item>
              <text:list-item>
                <text:p text:style-name="P481">Status 204 : sense contingut</text:p>
              </text:list-item>
            </text:list>
          </table:table-cell>
        </table:table-row>
        <table:table-row table:style-name="Taula21.1">
          <table:table-cell table:style-name="Taula21.A9" office:value-type="string">
            <text:p text:style-name="P232">RequestMapping:</text:p>
          </table:table-cell>
        </table:table-row>
        <table:table-row table:style-name="Taula21.1">
          <table:table-cell table:style-name="Taula21.A10" office:value-type="string">
            <text:p text:style-name="P266">[urlServidor]<text:span text:style-name="T130">/rest/catalogo/</text:span><text:span text:style-name="T137">tiposvia</text:span></text:p>
          </table:table-cell>
        </table:table-row>
      </table:table>
      <text:p text:style-name="P266"/>
      <text:h text:style-name="P332" text:outline-level="3"><text:bookmark-start text:name="__RefHeading___Toc39329_1572112135"/>paises<text:bookmark-end text:name="__RefHeading___Toc39329_1572112135"/></text:h>
      <text:p text:style-name="P267"/>
      <table:table table:name="Taula22" table:style-name="Taula22">
        <table:table-column table:style-name="Taula22.A"/>
        <table:table-row table:style-name="Taula22.1">
          <table:table-cell table:style-name="Taula22.A1" office:value-type="string">
            <text:p text:style-name="P231">Prototipus:</text:p>
          </table:table-cell>
        </table:table-row>
        <table:table-row table:style-name="Taula22.1">
          <table:table-cell table:style-name="Taula22.A2" office:value-type="string">
            <text:p text:style-name="P181"><text:span text:style-name="T69">public </text:span><text:span text:style-name="T150">@ResponseBody </text:span><text:span text:style-name="T154">ResponseEntity&lt;List&lt;</text:span><text:span text:style-name="T162">PaisJson</text:span><text:span text:style-name="T154">&gt;&gt; </text:span><text:span text:style-name="T161">paises</text:span><text:span text:style-name="T154">(</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22.1">
          <table:table-cell table:style-name="Taula22.A3" office:value-type="string">
            <text:p text:style-name="P231">Descripció:</text:p>
          </table:table-cell>
        </table:table-row>
        <table:table-row table:style-name="Taula22.1">
          <table:table-cell table:style-name="Taula22.A10" office:value-type="string">
            <text:p text:style-name="P244"><text:tab/>Aquest servei permet obtenir <text:span text:style-name="T312">tots els</text:span> <text:span text:style-name="T198">països</text:span></text:p>
          </table:table-cell>
        </table:table-row>
        <table:table-row table:style-name="Taula22.1">
          <table:table-cell table:style-name="Taula22.A3" office:value-type="string">
            <text:p text:style-name="P231">Paràmetres:</text:p>
          </table:table-cell>
        </table:table-row>
        <table:table-row table:style-name="Taula22.1">
          <table:table-cell table:style-name="Taula22.A10" office:value-type="string">
            <text:list xml:id="list120350707938623" text:continue-list="list120350670361176" text:style-name="L36">
              <text:list-item>
                <text:p text:style-name="P447"><text:span text:style-name="T2">String estado</text:span>: filtre per codi de l’estat. Si no s’indica, retorna <text:span text:style-name="T196">tots els</text:span> registres. Valors possibles:</text:p>
                <text:list>
                  <text:list-item>
                    <text:p text:style-name="P442">“A” : anul·lats</text:p>
                  </text:list-item>
                  <text:list-item>
                    <text:p text:style-name="P442">“E” : extingits</text:p>
                  </text:list-item>
                  <text:list-item>
                    <text:p text:style-name="P442">“V” : vigents</text:p>
                  </text:list-item>
                  <text:list-item>
                    <text:p text:style-name="P442">“” <text:s text:c="2"/>: <text:span text:style-name="T310">tots</text:span> </text:p>
                  </text:list-item>
                </text:list>
              </text:list-item>
            </text:list>
          </table:table-cell>
        </table:table-row>
        <table:table-row table:style-name="Taula22.7">
          <table:table-cell table:style-name="Taula22.A7" office:value-type="string">
            <text:p text:style-name="P231">Resposta:</text:p>
          </table:table-cell>
        </table:table-row>
        <table:table-row table:style-name="Taula22.1">
          <table:table-cell table:style-name="Taula22.A10" office:value-type="string">
            <text:list xml:id="list3114571059" text:style-name="L61">
              <text:list-item>
                <text:p text:style-name="P507"><text:span text:style-name="T101">Status 200 : </text:span><text:span text:style-name="T81">Llista </text:span><text:span text:style-name="T103">d’objectes de tipus </text:span><text:span text:style-name="T81">&lt;</text:span><text:a xlink:type="simple" xlink:href="#5.2.8.PaisJson|outline" text:style-name="Internet_20_link" text:visited-style-name="Visited_20_Internet_20_Link"><text:span text:style-name="T101">PaisJson</text:span></text:a><text:span text:style-name="T81">&gt;</text:span></text:p>
              </text:list-item>
              <text:list-item>
                <text:p text:style-name="P482">Status 204 : sense contingut</text:p>
              </text:list-item>
            </text:list>
          </table:table-cell>
        </table:table-row>
        <table:table-row table:style-name="Taula22.1">
          <table:table-cell table:style-name="Taula22.A9" office:value-type="string">
            <text:p text:style-name="P232">RequestMapping:</text:p>
          </table:table-cell>
        </table:table-row>
        <table:table-row table:style-name="Taula22.1">
          <table:table-cell table:style-name="Taula22.A10" office:value-type="string">
            <text:p text:style-name="P266">[urlServidor]<text:span text:style-name="T130">/rest/catalogo/</text:span><text:span text:style-name="T137">paises</text:span></text:p>
          </table:table-cell>
        </table:table-row>
      </table:table>
      <text:p text:style-name="P266"/>
      <text:p text:style-name="P267"/>
      <text:h text:style-name="P333" text:outline-level="3"><text:bookmark-start text:name="__RefHeading___Toc39331_1572112135"/>getVersion<text:bookmark-end text:name="__RefHeading___Toc39331_1572112135"/></text:h>
      <text:p text:style-name="P267"/>
      <table:table table:name="Taula23" table:style-name="Taula23">
        <table:table-column table:style-name="Taula23.A"/>
        <table:table-row table:style-name="Taula23.1">
          <table:table-cell table:style-name="Taula23.A1" office:value-type="string">
            <text:p text:style-name="P231">Prototipus:</text:p>
          </table:table-cell>
        </table:table-row>
        <text:soft-page-break/>
        <table:table-row table:style-name="Taula23.1">
          <table:table-cell table:style-name="Taula23.A2" office:value-type="string">
            <text:p text:style-name="P181"><text:span text:style-name="T69">public </text:span><text:span text:style-name="T150">@ResponseBody </text:span><text:span text:style-name="T154">ResponseEntity&lt;</text:span><text:span text:style-name="T163">String</text:span><text:span text:style-name="T154">&gt; </text:span><text:span text:style-name="T165">getVersion (</text:span><text:span text:style-name="T154">) </text:span><text:span text:style-name="T68">throws </text:span><text:span text:style-name="T156">Exception;</text:span></text:p>
          </table:table-cell>
        </table:table-row>
        <table:table-row table:style-name="Taula23.1">
          <table:table-cell table:style-name="Taula23.A3" office:value-type="string">
            <text:p text:style-name="P231">Descripció:</text:p>
          </table:table-cell>
        </table:table-row>
        <table:table-row table:style-name="Taula23.1">
          <table:table-cell table:style-name="Taula23.A8" office:value-type="string">
            <text:p text:style-name="P244"><text:tab/>Aquest s<text:span text:style-name="T313">ervei retorna la versió de Dir3Caib</text:span></text:p>
          </table:table-cell>
        </table:table-row>
        <table:table-row table:style-name="Taula23.5">
          <table:table-cell table:style-name="Taula23.A5" office:value-type="string">
            <text:p text:style-name="P231">Resposta:</text:p>
          </table:table-cell>
        </table:table-row>
        <table:table-row table:style-name="Taula23.1">
          <table:table-cell table:style-name="Taula23.A8" office:value-type="string">
            <text:list xml:id="list2990697141" text:style-name="L62">
              <text:list-item>
                <text:p text:style-name="P508"><text:span text:style-name="T101">Status 200 : </text:span><text:span text:style-name="T103">S</text:span><text:span text:style-name="T102">tring amb la versió de Dir3Caib</text:span></text:p>
              </text:list-item>
              <text:list-item>
                <text:p text:style-name="P483">Status 204 : sense contingut</text:p>
              </text:list-item>
            </text:list>
          </table:table-cell>
        </table:table-row>
        <table:table-row table:style-name="Taula23.1">
          <table:table-cell table:style-name="Taula23.A7" office:value-type="string">
            <text:p text:style-name="P232">RequestMapping:</text:p>
          </table:table-cell>
        </table:table-row>
        <table:table-row table:style-name="Taula23.1">
          <table:table-cell table:style-name="Taula23.A8" office:value-type="string">
            <text:p text:style-name="P266">[urlServidor]<text:span text:style-name="T130">/rest/</text:span><text:span text:style-name="T131">v</text:span><text:span text:style-name="T138">ersion</text:span></text:p>
          </table:table-cell>
        </table:table-row>
      </table:table>
      <text:p text:style-name="P266"/>
      <text:p text:style-name="P267"/>
      <text:h text:style-name="P333" text:outline-level="3"><text:bookmark-start text:name="__RefHeading___Toc39333_1572112135"/><text:s/><text:span text:style-name="T314">Obtener fecha última actualización</text:span><text:bookmark-end text:name="__RefHeading___Toc39333_1572112135"/></text:h>
      <text:p text:style-name="P267"/>
      <table:table table:name="Taula24" table:style-name="Taula24">
        <table:table-column table:style-name="Taula24.A"/>
        <table:table-row table:style-name="Taula24.1">
          <table:table-cell table:style-name="Taula24.A1" office:value-type="string">
            <text:p text:style-name="P231">Prototipus:</text:p>
          </table:table-cell>
        </table:table-row>
        <table:table-row table:style-name="Taula24.1">
          <table:table-cell table:style-name="Taula24.A2" office:value-type="string">
            <text:p text:style-name="P181"><text:span text:style-name="T69">public </text:span><text:span text:style-name="T150">@ResponseBody </text:span><text:span text:style-name="T154">ResponseEntity&lt;</text:span><text:span text:style-name="T164">Date</text:span><text:span text:style-name="T154">&gt; </text:span><text:span text:style-name="T166">obtenerFechaUltimaActualizacion</text:span><text:span text:style-name="T165">(</text:span><text:span text:style-name="T154">) </text:span><text:span text:style-name="T68">throws </text:span><text:span text:style-name="T156">Exception;</text:span></text:p>
          </table:table-cell>
        </table:table-row>
        <table:table-row table:style-name="Taula24.1">
          <table:table-cell table:style-name="Taula24.A3" office:value-type="string">
            <text:p text:style-name="P231">Descripció:</text:p>
          </table:table-cell>
        </table:table-row>
        <table:table-row table:style-name="Taula24.1">
          <table:table-cell table:style-name="Taula24.A8" office:value-type="string">
            <text:p text:style-name="P244"><text:tab/>Aquest s<text:span text:style-name="T313">ervei retorna la </text:span><text:span text:style-name="T199">data de la darrera actualització / sincronització</text:span></text:p>
          </table:table-cell>
        </table:table-row>
        <table:table-row table:style-name="Taula24.5">
          <table:table-cell table:style-name="Taula24.A5" office:value-type="string">
            <text:p text:style-name="P231">Resposta:</text:p>
          </table:table-cell>
        </table:table-row>
        <table:table-row table:style-name="Taula24.1">
          <table:table-cell table:style-name="Taula24.A8" office:value-type="string">
            <text:list xml:id="list120352003355868" text:continue-numbering="true" text:style-name="L62">
              <text:list-item>
                <text:p text:style-name="P508"><text:span text:style-name="T101">Status 200 : </text:span><text:span text:style-name="T102">String amb la </text:span><text:span text:style-name="T180">data de la darrera actualització/sincronització</text:span><text:span text:style-name="T102"> de Dir3Caib</text:span></text:p>
              </text:list-item>
              <text:list-item>
                <text:p text:style-name="P483">Status 204 : sense contingut</text:p>
              </text:list-item>
            </text:list>
          </table:table-cell>
        </table:table-row>
        <table:table-row table:style-name="Taula24.1">
          <table:table-cell table:style-name="Taula24.A7" office:value-type="string">
            <text:p text:style-name="P232">RequestMapping:</text:p>
          </table:table-cell>
        </table:table-row>
        <table:table-row table:style-name="Taula24.1">
          <table:table-cell table:style-name="Taula24.A8" office:value-type="string">
            <text:p text:style-name="P266">[urlServidor]<text:span text:style-name="T130">/rest/</text:span><text:span text:style-name="T139">sincronizacion/fechaUltimaActualizacion</text:span></text:p>
          </table:table-cell>
        </table:table-row>
      </table:table>
      <text:p text:style-name="P266"/>
      <text:p text:style-name="P267"/>
      <text:h text:style-name="P334" text:outline-level="3"><text:bookmark-start text:name="__RefHeading___Toc39335_1572112135"/>obtenerArbolOficinas<text:bookmark-end text:name="__RefHeading___Toc39335_1572112135"/></text:h>
      <text:p text:style-name="P267"/>
      <table:table table:name="Taula25" table:style-name="Taula25">
        <table:table-column table:style-name="Taula25.A"/>
        <table:table-row table:style-name="Taula25.1">
          <table:table-cell table:style-name="Taula25.A1" office:value-type="string">
            <text:p text:style-name="P231">Prototipus:</text:p>
          </table:table-cell>
        </table:table-row>
        <table:table-row table:style-name="Taula25.1">
          <table:table-cell table:style-name="Taula25.A2" office:value-type="string">
            <text:p text:style-name="P181"><text:span text:style-name="T69">public </text:span><text:span text:style-name="T150">@ResponseBody </text:span><text:span text:style-name="T154">ResponseEntity&lt;</text:span><text:span text:style-name="T164">List&lt;OficinaRest&gt;</text:span><text:span text:style-name="T154">&gt; </text:span><text:span text:style-name="T166">obtenerArbolOficinas</text:span><text:span text:style-name="T165">(</text:span><text:span text:style-name="T120">@RequestPara</text:span><text:span text:style-name="T124">m</text:span><text:span text:style-name="T120"> </text:span><text:span text:style-name="T121">String</text:span><text:span text:style-name="T120"> </text:span><text:span text:style-name="T124">codigo, </text:span><text:span text:style-name="T120">@RequestParam </text:span><text:span text:style-name="T124">@DateTimeFormat(iso = DateTimeFormat.ISO.DATE)</text:span><text:span text:style-name="T120"> </text:span><text:span text:style-name="T124">Date</text:span><text:span text:style-name="T120"> </text:span><text:span text:style-name="T124">fechaActualizacion, </text:span><text:span text:style-name="T120">@RequestParam </text:span><text:span text:style-name="T124">@DateTimeFormat(iso = DateTimeFormat.ISO.DATE)</text:span><text:span text:style-name="T120"> </text:span><text:span text:style-name="T124">Date</text:span><text:span text:style-name="T120"> </text:span><text:span text:style-name="T124">fechaSincronizacion, </text:span><text:span text:style-name="T120">@RequestParam</text:span><text:span text:style-name="T124">(defaultValue = ”false”)</text:span><text:span text:style-name="T120"> </text:span><text:span text:style-name="T124">boolean denominacionCooficial</text:span><text:span text:style-name="T154">) </text:span><text:span text:style-name="T68">throws </text:span><text:span text:style-name="T156">Exception;</text:span></text:p>
          </table:table-cell>
        </table:table-row>
        <table:table-row table:style-name="Taula25.1">
          <table:table-cell table:style-name="Taula25.A3" office:value-type="string">
            <text:p text:style-name="P231">Descripció:</text:p>
          </table:table-cell>
        </table:table-row>
        <text:soft-page-break/>
        <table:table-row table:style-name="Taula25.1">
          <table:table-cell table:style-name="Taula25.A8" office:value-type="string">
            <text:p text:style-name="P244"><text:tab/><text:span text:style-name="T235">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30">Si s'indica data d'actualització, retorna les oficines que han estat actualitzades dins el període de temps indicat considerant també la data de la darrera importació des de dir3 Madrid.</text:p>
            <text:p text:style-name="P30">El valor que retorna és l'arbre en forma de llista. </text:p>
          </table:table-cell>
        </table:table-row>
        <table:table-row table:style-name="Taula25.5">
          <table:table-cell table:style-name="Taula25.A5" office:value-type="string">
            <text:p text:style-name="P231"><text:span text:style-name="T315">Paràmetres</text:span>:</text:p>
          </table:table-cell>
        </table:table-row>
        <table:table-row table:style-name="Taula25.1">
          <table:table-cell table:style-name="Taula25.A8" office:value-type="string">
            <text:list xml:id="list510370992" text:style-name="L63">
              <text:list-item>
                <text:p text:style-name="P366"><text:span text:style-name="T2">String codigo</text:span>: codi de la unitat</text:p>
              </text:list-item>
              <text:list-item>
                <text:p text:style-name="P366"><text:span text:style-name="T2">Date fechaActualizacion</text:span>: data de la darrera actualització.</text:p>
              </text:list-item>
              <text:list-item>
                <text:p text:style-name="P366"><text:span text:style-name="T2">Date fechaSincronizacion</text:span>: data en la que es va fer la primera sincronització.</text:p>
              </text:list-item>
              <text:list-item>
                <text:p text:style-name="P416"><text:span text:style-name="T2">Boolean denominacionCooficial</text:span>: booleà que indica si volem que es retorni la denominació cooficial si existeix.</text:p>
              </text:list-item>
            </text:list>
          </table:table-cell>
        </table:table-row>
        <table:table-row table:style-name="Taula25.5">
          <table:table-cell table:style-name="Taula25.A7" office:value-type="string">
            <text:p text:style-name="P231">Resposta:</text:p>
          </table:table-cell>
        </table:table-row>
        <table:table-row table:style-name="Taula25.1">
          <table:table-cell table:style-name="Taula25.A8" office:value-type="string">
            <text:list xml:id="list120352230439288" text:continue-list="list120352003355868" text:style-name="L62">
              <text:list-item>
                <text:p text:style-name="P509"><text:span text:style-name="T101">Status 200 : <text:s/></text:span><text:span text:style-name="T181">Llista d’objectes &lt;</text:span><text:a xlink:type="simple" xlink:href="#5.2.6.OficinaRest|outline" text:style-name="Internet_20_link" text:visited-style-name="Visited_20_Internet_20_Link"><text:span text:style-name="T190">OficinaRest</text:span></text:a><text:span text:style-name="T181">&gt;</text:span></text:p>
              </text:list-item>
              <text:list-item>
                <text:p text:style-name="P483">Status 204 : sense contingut</text:p>
              </text:list-item>
            </text:list>
          </table:table-cell>
        </table:table-row>
        <table:table-row table:style-name="Taula25.1">
          <table:table-cell table:style-name="Taula25.A9" office:value-type="string">
            <text:p text:style-name="P232">RequestMapping:</text:p>
          </table:table-cell>
        </table:table-row>
        <table:table-row table:style-name="Taula25.1">
          <table:table-cell table:style-name="Taula25.A10" office:value-type="string">
            <text:p text:style-name="P266">[urlServidor]<text:span text:style-name="T130">/rest/</text:span><text:span text:style-name="T140">oficinas/obtenerArbolOficinas</text:span></text:p>
          </table:table-cell>
        </table:table-row>
      </table:table>
      <text:p text:style-name="P266"/>
      <text:p text:style-name="P267"/>
      <text:h text:style-name="P335" text:outline-level="3"><text:bookmark-start text:name="__RefHeading___Toc39337_1572112135"/>obtenerOficinasSIRUnidad<text:bookmark-end text:name="__RefHeading___Toc39337_1572112135"/></text:h>
      <text:p text:style-name="P193"/>
      <table:table table:name="Taula26" table:style-name="Taula26">
        <table:table-column table:style-name="Taula26.A"/>
        <table:table-row table:style-name="Taula26.1">
          <table:table-cell table:style-name="Taula26.A1" office:value-type="string">
            <text:p text:style-name="P218">Prototipus:</text:p>
          </table:table-cell>
        </table:table-row>
        <table:table-row table:style-name="Taula26.1">
          <table:table-cell table:style-name="Taula26.A2" office:value-type="string">
            <text:p text:style-name="P203"><text:span text:style-name="T47">public</text:span><text:span text:style-name="T40"> </text:span><text:span text:style-name="T291">@ResponseBody</text:span><text:span text:style-name="T40"> ResponseEntity&lt;List&lt;OficinaRest&gt;&gt; obtenerOficinasSIRUnidad(</text:span><text:span text:style-name="T291">@RequestParam</text:span><text:span text:style-name="T40"> String </text:span><text:span text:style-name="T294">codigo</text:span><text:span text:style-name="T40">, </text:span><text:span text:style-name="T291">@RequestParam</text:span><text:span text:style-name="T40">(defaultValue = </text:span><text:span text:style-name="T52">"false"</text:span><text:span text:style-name="T40">) </text:span><text:span text:style-name="T47">boolean</text:span><text:span text:style-name="T40"> </text:span><text:span text:style-name="T294">denominacionCooficial</text:span><text:span text:style-name="T40">) </text:span><text:span text:style-name="T47">throws</text:span><text:span text:style-name="T40"> Exception; </text:span></text:p>
          </table:table-cell>
        </table:table-row>
        <table:table-row table:style-name="Taula26.1">
          <table:table-cell table:style-name="Taula26.A3" office:value-type="string">
            <text:p text:style-name="P218">Descripció:</text:p>
          </table:table-cell>
        </table:table-row>
        <table:table-row table:style-name="Taula26.1">
          <table:table-cell table:style-name="Taula26.A10" office:value-type="string">
            <text:p text:style-name="P13"><text:tab/><text:span text:style-name="T80">Obté el llistat d'oficines integrades en SIR de la unitat indicada pel codi.</text:span></text:p>
          </table:table-cell>
        </table:table-row>
        <table:table-row table:style-name="Taula26.1">
          <table:table-cell table:style-name="Taula26.A3" office:value-type="string">
            <text:p text:style-name="P218">Paràmetres:</text:p>
          </table:table-cell>
        </table:table-row>
        <table:table-row table:style-name="Taula26.1">
          <table:table-cell table:style-name="Taula26.A10" office:value-type="string">
            <text:list xml:id="list1899344363" text:style-name="L64">
              <text:list-item>
                <text:p text:style-name="P367"><text:span text:style-name="T2">String </text:span><text:span text:style-name="T201">codigo</text:span>: codi de la unitat</text:p>
              </text:list-item>
              <text:list-item>
                <text:p text:style-name="P417"><text:span text:style-name="T2">Boolean denominacionCooficial</text:span>: <text:span text:style-name="T316">boolèa que indica si volem que es retornin els resultats utilitzant la denominació cooficial si existeix.</text:span></text:p>
              </text:list-item>
            </text:list>
          </table:table-cell>
        </table:table-row>
        <table:table-row table:style-name="Taula26.1">
          <table:table-cell table:style-name="Taula26.A3" office:value-type="string">
            <text:p text:style-name="P218">Resposta:</text:p>
          </table:table-cell>
        </table:table-row>
        <table:table-row table:style-name="Taula26.1">
          <table:table-cell table:style-name="Taula26.A10" office:value-type="string">
            <text:list xml:id="list4029456622" text:style-name="L65">
              <text:list-item>
                <text:p text:style-name="P368"><text:span text:style-name="T77">Status 200 : </text:span><text:span text:style-name="T75">Llista </text:span><text:span text:style-name="T208">d’elements de tipus </text:span><text:a xlink:type="simple" xlink:href="#5.2.6.OficinaRest|outline" text:style-name="Internet_20_link" text:visited-style-name="Visited_20_Internet_20_Link"><text:span text:style-name="T208">OficinaRest</text:span></text:a></text:p>
              </text:list-item>
              <text:list-item>
                <text:p text:style-name="P418">Status 204 : sense contingut</text:p>
              </text:list-item>
            </text:list>
          </table:table-cell>
        </table:table-row>
        <table:table-row table:style-name="Taula26.1">
          <table:table-cell table:style-name="Taula26.A10" office:value-type="string">
            <text:p text:style-name="P232">RequestMapping:</text:p>
          </table:table-cell>
        </table:table-row>
        <table:table-row table:style-name="Taula26.1">
          <table:table-cell table:style-name="Taula26.A10" office:value-type="string">
            <text:p text:style-name="P266">[urlServidor]<text:span text:style-name="T130">/rest/</text:span><text:span text:style-name="T140">oficinas/obtenerOficinas</text:span><text:span text:style-name="T141">SIRUnidad</text:span></text:p>
          </table:table-cell>
        </table:table-row>
      </table:table>
      <text:p text:style-name="P192"/>
      <text:p text:style-name="P192"/>
      <text:h text:style-name="P335" text:outline-level="3"><text:bookmark-start text:name="__RefHeading___Toc39339_1572112135"/>obtenerOficina<text:bookmark-end text:name="__RefHeading___Toc39339_1572112135"/></text:h>
      <text:p text:style-name="P266"/>
      <table:table table:name="Taula27" table:style-name="Taula27">
        <table:table-column table:style-name="Taula27.A"/>
        <text:soft-page-break/>
        <table:table-row table:style-name="Taula27.1">
          <table:table-cell table:style-name="Taula27.A1" office:value-type="string">
            <text:p text:style-name="P218">Prototipus:</text:p>
          </table:table-cell>
        </table:table-row>
        <table:table-row table:style-name="Taula27.1">
          <table:table-cell table:style-name="Taula27.A2" office:value-type="string">
            <text:p text:style-name="P203"><text:span text:style-name="T47">public</text:span><text:span text:style-name="T40"> </text:span><text:span text:style-name="T291">@ResponseBody</text:span><text:span text:style-name="T40"> ResponseEntity&lt;OficinaRest&gt; obtenerOficina(</text:span><text:span text:style-name="T291">@RequestParam</text:span><text:span text:style-name="T40"> String </text:span><text:span text:style-name="T294">codigo</text:span><text:span text:style-name="T40">, </text:span><text:span text:style-name="T291">@RequestParam</text:span><text:span text:style-name="T40">(defaultValue = </text:span><text:span text:style-name="T52">"false"</text:span><text:span text:style-name="T40">) </text:span><text:span text:style-name="T47">boolean</text:span><text:span text:style-name="T40"> </text:span><text:span text:style-name="T294">denominacionCooficial</text:span><text:span text:style-name="T40">) </text:span><text:span text:style-name="T47">throws</text:span><text:span text:style-name="T40"> Exception; </text:span></text:p>
          </table:table-cell>
        </table:table-row>
        <table:table-row table:style-name="Taula27.1">
          <table:table-cell table:style-name="Taula27.A3" office:value-type="string">
            <text:p text:style-name="P218">Descripció:</text:p>
          </table:table-cell>
        </table:table-row>
        <table:table-row table:style-name="Taula27.1">
          <table:table-cell table:style-name="Taula27.A10" office:value-type="string">
            <text:p text:style-name="P13"><text:tab/><text:span text:style-name="T80">Obté les dades d'una oficina en funció del codi i la data d'actualització i la data de la primera sincronització. Si la data d'actualització és posterior a la d'importació amb Dir3 se suposa que <text:s/>ha canviat i s'envia. </text:span></text:p>
          </table:table-cell>
        </table:table-row>
        <table:table-row table:style-name="Taula27.1">
          <table:table-cell table:style-name="Taula27.A3" office:value-type="string">
            <text:p text:style-name="P218">Paràmetres:</text:p>
          </table:table-cell>
        </table:table-row>
        <table:table-row table:style-name="Taula27.1">
          <table:table-cell table:style-name="Taula27.A10" office:value-type="string">
            <text:list xml:id="list120351968140260" text:continue-list="list1899344363" text:style-name="L64">
              <text:list-item>
                <text:p text:style-name="P367"><text:span text:style-name="T2">String </text:span><text:span text:style-name="T201">codigo</text:span>: codi de la <text:span text:style-name="T203">oficina</text:span></text:p>
              </text:list-item>
              <text:list-item>
                <text:p text:style-name="P417"><text:span text:style-name="T2">Boolean denominacionCooficial</text:span>: <text:span text:style-name="T316">boolèa que indica si volem que es retornin els resultats utilitzant la denominació cooficial si existeix.</text:span></text:p>
              </text:list-item>
            </text:list>
          </table:table-cell>
        </table:table-row>
        <table:table-row table:style-name="Taula27.1">
          <table:table-cell table:style-name="Taula27.A3" office:value-type="string">
            <text:p text:style-name="P218">Resposta:</text:p>
          </table:table-cell>
        </table:table-row>
        <table:table-row table:style-name="Taula27.1">
          <table:table-cell table:style-name="Taula27.A10" office:value-type="string">
            <text:list xml:id="list1459246844" text:style-name="L66">
              <text:list-item>
                <text:p text:style-name="P369"><text:span text:style-name="T77">Status 200 : </text:span><text:span text:style-name="T78">Objecte </text:span><text:a xlink:type="simple" xlink:href="#5.2.6.OficinaRest|outline" text:style-name="Internet_20_link" text:visited-style-name="Visited_20_Internet_20_Link"><text:span text:style-name="T79">OficinaRest</text:span></text:a><text:span text:style-name="T77"> </text:span><text:span text:style-name="T78">amb les dades d’una oficina</text:span></text:p>
              </text:list-item>
              <text:list-item>
                <text:p text:style-name="P419">Status 204 : sense contingut</text:p>
              </text:list-item>
            </text:list>
          </table:table-cell>
        </table:table-row>
        <table:table-row table:style-name="Taula27.1">
          <table:table-cell table:style-name="Taula27.A10" office:value-type="string">
            <text:p text:style-name="P232">RequestMapping:</text:p>
          </table:table-cell>
        </table:table-row>
        <table:table-row table:style-name="Taula27.1">
          <table:table-cell table:style-name="Taula27.A10" office:value-type="string">
            <text:p text:style-name="P266">[urlServidor]<text:span text:style-name="T130">/rest/</text:span><text:span text:style-name="T140">oficinas/obtenerOficina</text:span></text:p>
          </table:table-cell>
        </table:table-row>
      </table:table>
      <text:p text:style-name="P266"/>
      <text:p text:style-name="P266"/>
      <text:h text:style-name="P335" text:outline-level="3"><text:bookmark-start text:name="__RefHeading___Toc39341_1572112135"/>obtener<text:span text:style-name="T317">ArbolUnidades</text:span><text:bookmark-end text:name="__RefHeading___Toc39341_1572112135"/></text:h>
      <text:p text:style-name="P195"/>
      <table:table table:name="Taula28" table:style-name="Taula28">
        <table:table-column table:style-name="Taula28.A"/>
        <table:table-row table:style-name="Taula28.1">
          <table:table-cell table:style-name="Taula28.A1" office:value-type="string">
            <text:p text:style-name="P218">Prototipus:</text:p>
          </table:table-cell>
        </table:table-row>
        <table:table-row table:style-name="Taula28.1">
          <table:table-cell table:style-name="Taula28.A2" office:value-type="string">
            <text:p text:style-name="P284"><text:span text:style-name="T48">public</text:span><text:span text:style-name="T41"> </text:span><text:span text:style-name="T292">@ResponseBody</text:span><text:span text:style-name="T41"> ResponseEntity&lt;List&lt;UnidadRest&gt;&gt; obtenerArbolUnidades(</text:span><text:span text:style-name="T292">@RequestParam</text:span><text:span text:style-name="T41"> String </text:span><text:span text:style-name="T295">codigo</text:span><text:span text:style-name="T41">,</text:span><text:span text:style-name="T40"><text:tab/></text:span><text:span text:style-name="T291">@RequestParam</text:span><text:span text:style-name="T40"> </text:span><text:span text:style-name="T291">@DateTimeFormat</text:span><text:span text:style-name="T40">(iso = </text:span><text:span text:style-name="T291">DateTimeFormat</text:span><text:span text:style-name="T40">.ISO.</text:span><text:span text:style-name="T57">DATE</text:span><text:span text:style-name="T40">) Date </text:span><text:span text:style-name="T294">fechaActualizacion</text:span><text:span text:style-name="T40">,<text:tab/></text:span><text:span text:style-name="T291">@RequestParam</text:span><text:span text:style-name="T40"> </text:span><text:span text:style-name="T291">@DateTimeFormat</text:span><text:span text:style-name="T40">(iso = </text:span><text:span text:style-name="T291">DateTimeFormat</text:span><text:span text:style-name="T40">.ISO.</text:span><text:span text:style-name="T57">DATE</text:span><text:span text:style-name="T40">) Date </text:span><text:span text:style-name="T294">fechaSincronizacion</text:span><text:span text:style-name="T40">,</text:span><text:span text:style-name="T41"> </text:span><text:span text:style-name="T292">@RequestParam</text:span><text:span text:style-name="T41">(defaultValue = </text:span><text:span text:style-name="T53">"false"</text:span><text:span text:style-name="T41">) </text:span><text:span text:style-name="T48">boolean</text:span><text:span text:style-name="T41"> </text:span><text:span text:style-name="T295">denominacionCooficial</text:span><text:span text:style-name="T41">) </text:span><text:span text:style-name="T48">throws</text:span><text:span text:style-name="T41"> Exception</text:span></text:p>
          </table:table-cell>
        </table:table-row>
        <table:table-row table:style-name="Taula28.1">
          <table:table-cell table:style-name="Taula28.A3" office:value-type="string">
            <text:p text:style-name="P218">Descripció:</text:p>
          </table:table-cell>
        </table:table-row>
        <table:table-row table:style-name="Taula28.1">
          <table:table-cell table:style-name="Taula28.A10" office:value-type="string">
            <text:p text:style-name="P13"><text:tab/><text:span text:style-name="T80">Mètode que retorna l 'arbre d'unitats de la unitat indicada pel codi, partint de la data de la darrera actualització i la data de la sincronització. Si no s'indica data d'actualització es considera que és una sincronització i et retorna tot l'arbre d'unitats vigents.</text:span></text:p>
            <text:p text:style-name="P30">Si s'indica data d'actualització, retorna les unitats que han estat actualitzades dins el període de temps indicat tenint en compte també la data de la darrera importació des de dir3 Madrid.</text:p>
          </table:table-cell>
        </table:table-row>
        <table:table-row table:style-name="Taula28.1">
          <table:table-cell table:style-name="Taula28.A3" office:value-type="string">
            <text:p text:style-name="P218">Paràmetres:</text:p>
          </table:table-cell>
        </table:table-row>
        <table:table-row table:style-name="Taula28.1">
          <table:table-cell table:style-name="Taula28.A10" office:value-type="string">
            <text:list xml:id="list120352185068430" text:continue-list="list120351968140260" text:style-name="L64">
              <text:list-item>
                <text:p text:style-name="P367"><text:span text:style-name="T2">String </text:span><text:span text:style-name="T201">codigo</text:span>: <text:span text:style-name="T203">codi de la unitat arrel</text:span></text:p>
              </text:list-item>
              <text:list-item>
                <text:p text:style-name="P426"><text:span text:style-name="T200">Date fechaActualizacion</text:span><text:span text:style-name="T172">: data en la que es fa l’actualització. </text:span><text:span text:style-name="T204">Format yyyy-mm-dd.</text:span></text:p>
              </text:list-item>
              <text:list-item>
                <text:p text:style-name="P426"><text:span text:style-name="T200">Date fechaSincronizacion</text:span><text:span text:style-name="T172">: data en la que es va fer la primera sincronització. </text:span><text:span text:style-name="T204">Format yyyy-mm-dd.</text:span></text:p>
              </text:list-item>
              <text:list-item>
                <text:p text:style-name="P417"><text:span text:style-name="T2">Boolean denominacionCooficial</text:span>: <text:span text:style-name="T316">boolèa que indica si volem que es retornin els resultats utilitzant la denominació cooficial si existeix.</text:span></text:p>
              </text:list-item>
            </text:list>
          </table:table-cell>
        </table:table-row>
        <table:table-row table:style-name="Taula28.1">
          <table:table-cell table:style-name="Taula28.A3" office:value-type="string">
            <text:p text:style-name="P218">Resposta:</text:p>
          </table:table-cell>
        </table:table-row>
        <text:soft-page-break/>
        <table:table-row table:style-name="Taula28.1">
          <table:table-cell table:style-name="Taula28.A10" office:value-type="string">
            <text:list xml:id="list69716311" text:style-name="L67">
              <text:list-item>
                <text:p text:style-name="P370"><text:span text:style-name="T77">Status 200 : </text:span><text:span text:style-name="T205">Llista de</text:span><text:span text:style-name="T78"> </text:span><text:a xlink:type="simple" xlink:href="#5.2.7.UnidadRest|outline" text:style-name="Internet_20_link" text:visited-style-name="Visited_20_Internet_20_Link"><text:span text:style-name="T277">UnidadRest</text:span></text:a><text:span text:style-name="T278"> </text:span><text:span text:style-name="T205">que representa l’arbre en format llista.</text:span></text:p>
              </text:list-item>
              <text:list-item>
                <text:p text:style-name="P420">Status 204 : sense contingut</text:p>
              </text:list-item>
            </text:list>
          </table:table-cell>
        </table:table-row>
        <table:table-row table:style-name="Taula28.1">
          <table:table-cell table:style-name="Taula28.A10" office:value-type="string">
            <text:p text:style-name="P232">RequestMapping:</text:p>
          </table:table-cell>
        </table:table-row>
        <table:table-row table:style-name="Taula28.1">
          <table:table-cell table:style-name="Taula28.A10" office:value-type="string">
            <text:p text:style-name="P266">[urlServidor]<text:span text:style-name="T130">/rest/</text:span><text:span text:style-name="T141">unidades</text:span><text:span text:style-name="T140">/obtenerArbol</text:span><text:span text:style-name="T141">Unidades</text:span></text:p>
          </table:table-cell>
        </table:table-row>
      </table:table>
      <text:p text:style-name="P194"/>
      <text:p text:style-name="P194"/>
      <text:h text:style-name="P335" text:outline-level="3"><text:bookmark-start text:name="__RefHeading___Toc39343_1572112135"/><text:span text:style-name="T317">obtenerArbolUnidades</text:span><text:span text:style-name="T318">Destinatarias</text:span><text:bookmark-end text:name="__RefHeading___Toc39343_1572112135"/></text:h>
      <text:p text:style-name="P195"/>
      <table:table table:name="Taula29" table:style-name="Taula29">
        <table:table-column table:style-name="Taula29.A"/>
        <table:table-row table:style-name="Taula29.1">
          <table:table-cell table:style-name="Taula29.A1" office:value-type="string">
            <text:p text:style-name="P218">Prototipus:</text:p>
          </table:table-cell>
        </table:table-row>
        <table:table-row table:style-name="Taula29.1">
          <table:table-cell table:style-name="Taula29.A2" office:value-type="string">
            <text:p text:style-name="P284"><text:span text:style-name="T48">public</text:span><text:span text:style-name="T41"> </text:span><text:span text:style-name="T292">@ResponseBody</text:span><text:span text:style-name="T41"> ResponseEntity&lt;List&lt;UnidadRest&gt;&gt; obtenerArbolUnidades</text:span><text:span text:style-name="T42">Destinatarias </text:span><text:span text:style-name="T41">(</text:span><text:span text:style-name="T292">@RequestParam</text:span><text:span text:style-name="T41"> String </text:span><text:span text:style-name="T295">codigo</text:span><text:span text:style-name="T41">,</text:span><text:span text:style-name="T40"><text:tab/></text:span><text:span text:style-name="T41"> </text:span><text:span text:style-name="T292">@RequestParam</text:span><text:span text:style-name="T41">(defaultValue = </text:span><text:span text:style-name="T53">"false"</text:span><text:span text:style-name="T41">) </text:span><text:span text:style-name="T48">boolean</text:span><text:span text:style-name="T41"> </text:span><text:span text:style-name="T295">denominacionCooficial</text:span><text:span text:style-name="T41">) </text:span><text:span text:style-name="T48">throws</text:span><text:span text:style-name="T41"> Exception</text:span></text:p>
          </table:table-cell>
        </table:table-row>
        <table:table-row table:style-name="Taula29.1">
          <table:table-cell table:style-name="Taula29.A3" office:value-type="string">
            <text:p text:style-name="P218">Descripció:</text:p>
          </table:table-cell>
        </table:table-row>
        <table:table-row table:style-name="Taula29.1">
          <table:table-cell table:style-name="Taula29.A10" office:value-type="string">
            <text:p text:style-name="P13"><text:tab/><text:span text:style-name="T105">Mètode que retorna una llista d’unitats que tenen oficines i que per tant són possibles destinatàries. </text:span><text:span text:style-name="T106">S’empra per les aplicacions per s</text:span><text:span text:style-name="T107">a</text:span><text:span text:style-name="T106">be</text:span><text:span text:style-name="T107">r</text:span><text:span text:style-name="T106"> a on dirigir la seva tramitació.</text:span></text:p>
          </table:table-cell>
        </table:table-row>
        <table:table-row table:style-name="Taula29.1">
          <table:table-cell table:style-name="Taula29.A3" office:value-type="string">
            <text:p text:style-name="P218">Paràmetres:</text:p>
          </table:table-cell>
        </table:table-row>
        <table:table-row table:style-name="Taula29.1">
          <table:table-cell table:style-name="Taula29.A10" office:value-type="string">
            <text:list xml:id="list120352038645595" text:continue-list="list120352185068430" text:style-name="L64">
              <text:list-item>
                <text:p text:style-name="P367"><text:span text:style-name="T2">String </text:span><text:span text:style-name="T201">codigo</text:span>: <text:span text:style-name="T203">codi de la unitat arrel</text:span></text:p>
              </text:list-item>
              <text:list-item>
                <text:p text:style-name="P417"><text:span text:style-name="T2">Boolean denominacionCooficial</text:span>: <text:span text:style-name="T316">boolèa que indica si volem que es retornin els resultats utilitzant la denominació cooficial si existeix.</text:span></text:p>
              </text:list-item>
            </text:list>
          </table:table-cell>
        </table:table-row>
        <table:table-row table:style-name="Taula29.1">
          <table:table-cell table:style-name="Taula29.A3" office:value-type="string">
            <text:p text:style-name="P218">Resposta:</text:p>
          </table:table-cell>
        </table:table-row>
        <table:table-row table:style-name="Taula29.1">
          <table:table-cell table:style-name="Taula29.A10" office:value-type="string">
            <text:list xml:id="list4240741306" text:style-name="L68">
              <text:list-item>
                <text:p text:style-name="P371"><text:span text:style-name="T77">Status 200 : </text:span><text:span text:style-name="T205">Llista de</text:span><text:span text:style-name="T78"> </text:span><text:a xlink:type="simple" xlink:href="#5.2.7.UnidadRest|outline" text:style-name="Internet_20_link" text:visited-style-name="Visited_20_Internet_20_Link"><text:span text:style-name="T277">UnidadRest</text:span></text:a><text:span text:style-name="T278"> </text:span><text:span text:style-name="T205">que representa l’arbre en format llista.</text:span></text:p>
              </text:list-item>
              <text:list-item>
                <text:p text:style-name="P421">Status 204 : sense contingut</text:p>
              </text:list-item>
            </text:list>
          </table:table-cell>
        </table:table-row>
        <table:table-row table:style-name="Taula29.1">
          <table:table-cell table:style-name="Taula29.A10" office:value-type="string">
            <text:p text:style-name="P232">RequestMapping:</text:p>
          </table:table-cell>
        </table:table-row>
        <table:table-row table:style-name="Taula29.1">
          <table:table-cell table:style-name="Taula29.A10" office:value-type="string">
            <text:p text:style-name="P266">[urlServidor]<text:span text:style-name="T130">/rest/</text:span><text:span text:style-name="T141">unidades</text:span><text:span text:style-name="T140">/obtenerArbol</text:span><text:span text:style-name="T141">UnidadesDestinatarias</text:span></text:p>
          </table:table-cell>
        </table:table-row>
      </table:table>
      <text:p text:style-name="P194"/>
      <text:h text:style-name="P340" text:outline-level="3"><text:bookmark-start text:name="__RefHeading___Toc39345_1572112135"/><text:span text:style-name="T169">obtener</text:span><text:span text:style-name="T170">Unidad</text:span><text:bookmark-end text:name="__RefHeading___Toc39345_1572112135"/></text:h>
      <text:p text:style-name="P195"/>
      <table:table table:name="Taula30" table:style-name="Taula30">
        <table:table-column table:style-name="Taula30.A"/>
        <table:table-row table:style-name="Taula30.1">
          <table:table-cell table:style-name="Taula30.A1" office:value-type="string">
            <text:p text:style-name="P218">Prototipus:</text:p>
          </table:table-cell>
        </table:table-row>
        <table:table-row table:style-name="Taula30.1">
          <table:table-cell table:style-name="Taula30.A2" office:value-type="string">
            <text:p text:style-name="P203"><text:span text:style-name="T47">public</text:span><text:span text:style-name="T40"> </text:span><text:span text:style-name="T291">@ResponseBody</text:span><text:span text:style-name="T40"> ResponseEntity&lt;List&lt;</text:span><text:span text:style-name="T43">Unidad</text:span><text:span text:style-name="T40">Rest&gt;&gt; obtenerUnidad(</text:span><text:span text:style-name="T291">@RequestParam</text:span><text:span text:style-name="T40"> String </text:span><text:span text:style-name="T294">codigo</text:span><text:span text:style-name="T40">, </text:span><text:span text:style-name="T291">@RequestParam</text:span><text:span text:style-name="T40"> </text:span><text:span text:style-name="T291">@DateTimeFormat</text:span><text:span text:style-name="T40">(iso = </text:span><text:span text:style-name="T291">DateTimeFormat</text:span><text:span text:style-name="T40">.ISO.</text:span><text:span text:style-name="T57">DATE</text:span><text:span text:style-name="T40">) Date </text:span><text:span text:style-name="T294">fechaActualizacion</text:span><text:span text:style-name="T40">,<text:tab/></text:span><text:span text:style-name="T291">@RequestParam</text:span><text:span text:style-name="T40"> </text:span><text:span text:style-name="T291">@DateTimeFormat</text:span><text:span text:style-name="T40">(iso = </text:span><text:span text:style-name="T291">DateTimeFormat</text:span><text:span text:style-name="T40">.ISO.</text:span><text:span text:style-name="T57">DATE</text:span><text:span text:style-name="T40">) Date </text:span><text:span text:style-name="T294">fechaSincronizacion</text:span><text:span text:style-name="T40">, </text:span><text:span text:style-name="T291">@RequestParam</text:span><text:span text:style-name="T40">(defaultValue = </text:span><text:span text:style-name="T52">"false"</text:span><text:span text:style-name="T40">) </text:span><text:span text:style-name="T47">boolean</text:span><text:span text:style-name="T40"> </text:span><text:span text:style-name="T294">denominacionCooficial</text:span><text:span text:style-name="T40">) </text:span><text:span text:style-name="T47">throws</text:span><text:span text:style-name="T40"> Exception; </text:span></text:p>
          </table:table-cell>
        </table:table-row>
        <table:table-row table:style-name="Taula30.1">
          <table:table-cell table:style-name="Taula30.A3" office:value-type="string">
            <text:p text:style-name="P218">Descripció:</text:p>
          </table:table-cell>
        </table:table-row>
        <table:table-row table:style-name="Taula30.1">
          <table:table-cell table:style-name="Taula30.A10" office:value-type="string">
            <text:p text:style-name="P13"><text:tab/><text:span text:style-name="T80">Obté les dades d'una </text:span><text:span text:style-name="T182">unidad</text:span><text:span text:style-name="T80"> en funció del codi i la data d'actualització i la data de la primera sincronització. </text:span></text:p>
          </table:table-cell>
        </table:table-row>
        <table:table-row table:style-name="Taula30.1">
          <table:table-cell table:style-name="Taula30.A3" office:value-type="string">
            <text:p text:style-name="P218">Paràmetres:</text:p>
          </table:table-cell>
        </table:table-row>
        <text:soft-page-break/>
        <table:table-row table:style-name="Taula30.1">
          <table:table-cell table:style-name="Taula30.A10" office:value-type="string">
            <text:list xml:id="list120352745286171" text:continue-list="list120352038645595" text:style-name="L64">
              <text:list-item>
                <text:p text:style-name="P367"><text:span text:style-name="T2">String </text:span><text:span text:style-name="T201">codigo</text:span>: codi de la <text:span text:style-name="T209">unitat </text:span></text:p>
              </text:list-item>
              <text:list-item>
                <text:p text:style-name="P426"><text:span text:style-name="T200">Date fechaActualizacion</text:span><text:span text:style-name="T172">: data en la que es fa l’actualització. </text:span><text:span text:style-name="T204">Format yyyy-mm-dd.</text:span></text:p>
              </text:list-item>
              <text:list-item>
                <text:p text:style-name="P426"><text:span text:style-name="T200">Date fechaSincronizacion</text:span><text:span text:style-name="T172">: data en la que es va fer la primera sincronització. </text:span><text:span text:style-name="T204">Format yyyy-mm-dd.</text:span></text:p>
              </text:list-item>
              <text:list-item>
                <text:p text:style-name="P417"><text:span text:style-name="T2">Boolean denominacionCooficial</text:span>: <text:span text:style-name="T316">boolèa que indica si volem que es retornin els resultats utilitzant la denominació cooficial si existeix.</text:span></text:p>
              </text:list-item>
            </text:list>
          </table:table-cell>
        </table:table-row>
        <table:table-row table:style-name="Taula30.1">
          <table:table-cell table:style-name="Taula30.A3" office:value-type="string">
            <text:p text:style-name="P218">Resposta:</text:p>
          </table:table-cell>
        </table:table-row>
        <table:table-row table:style-name="Taula30.1">
          <table:table-cell table:style-name="Taula30.A10" office:value-type="string">
            <text:list xml:id="list579035858" text:style-name="L69">
              <text:list-item>
                <text:p text:style-name="P372"><text:span text:style-name="T77">Status 200 : </text:span><text:span text:style-name="T78">Objecte </text:span><text:a xlink:type="simple" xlink:href="#5.2.7.UnidadRest|outline" text:style-name="Internet_20_link" text:visited-style-name="Visited_20_Internet_20_Link"><text:span text:style-name="T277">UnidadRest</text:span></text:a><text:span text:style-name="T278"> </text:span><text:span text:style-name="T78">amb les dades d’una </text:span><text:span text:style-name="T206">unitat</text:span></text:p>
              </text:list-item>
              <text:list-item>
                <text:p text:style-name="P422">Status 204 : sense contingut</text:p>
              </text:list-item>
            </text:list>
          </table:table-cell>
        </table:table-row>
        <table:table-row table:style-name="Taula30.1">
          <table:table-cell table:style-name="Taula30.A10" office:value-type="string">
            <text:p text:style-name="P232">RequestMapping:</text:p>
          </table:table-cell>
        </table:table-row>
        <table:table-row table:style-name="Taula30.1">
          <table:table-cell table:style-name="Taula30.A10" office:value-type="string">
            <text:p text:style-name="P266">[urlServidor]<text:span text:style-name="T130">/rest/</text:span><text:span text:style-name="T141">unidades</text:span><text:span text:style-name="T140">/obtener</text:span><text:span text:style-name="T141">Unidad</text:span></text:p>
          </table:table-cell>
        </table:table-row>
      </table:table>
      <text:p text:style-name="P194"/>
      <text:p text:style-name="P195"/>
      <text:h text:style-name="P340" text:outline-level="3"><text:bookmark-start text:name="__RefHeading___Toc39347_1572112135"/><text:span text:style-name="T171">buscar</text:span><text:span text:style-name="T170">Unidad</text:span><text:bookmark-end text:name="__RefHeading___Toc39347_1572112135"/></text:h>
      <text:p text:style-name="P195"/>
      <table:table table:name="Taula31" table:style-name="Taula31">
        <table:table-column table:style-name="Taula31.A"/>
        <table:table-row table:style-name="Taula31.1">
          <table:table-cell table:style-name="Taula31.A1" office:value-type="string">
            <text:p text:style-name="P218">Prototipus:</text:p>
          </table:table-cell>
        </table:table-row>
        <table:table-row table:style-name="Taula31.1">
          <table:table-cell table:style-name="Taula31.A2" office:value-type="string">
            <text:p text:style-name="P203"><text:span text:style-name="T47">public</text:span><text:span text:style-name="T40"> </text:span><text:span text:style-name="T291">@ResponseBody</text:span><text:span text:style-name="T40"> ResponseEntity&lt;List&lt;</text:span><text:span text:style-name="T43">Unidad</text:span><text:span text:style-name="T40">Rest&gt;&gt; </text:span><text:span text:style-name="T44">obtener</text:span><text:span text:style-name="T40">Unidad(</text:span><text:span text:style-name="T291">@RequestParam</text:span><text:span text:style-name="T40"> String </text:span><text:span text:style-name="T294">codigo</text:span><text:span text:style-name="T40">, </text:span><text:span text:style-name="T291">@RequestParam</text:span><text:span text:style-name="T40">(defaultValue = </text:span><text:span text:style-name="T52">"false"</text:span><text:span text:style-name="T40">) </text:span><text:span text:style-name="T47">boolean</text:span><text:span text:style-name="T40"> </text:span><text:span text:style-name="T294">denominacionCooficial</text:span><text:span text:style-name="T40">) </text:span><text:span text:style-name="T47">throws</text:span><text:span text:style-name="T40"> Exception; </text:span></text:p>
          </table:table-cell>
        </table:table-row>
        <table:table-row table:style-name="Taula31.1">
          <table:table-cell table:style-name="Taula31.A3" office:value-type="string">
            <text:p text:style-name="P218">Descripció:</text:p>
          </table:table-cell>
        </table:table-row>
        <table:table-row table:style-name="Taula31.1">
          <table:table-cell table:style-name="Taula31.A10" office:value-type="string">
            <text:p text:style-name="P13"><text:tab/><text:span text:style-name="T80">Obté les dades d'una </text:span><text:span text:style-name="T182">unidad</text:span><text:span text:style-name="T80"> en funció del codi</text:span><text:span text:style-name="T183"> indicat.</text:span></text:p>
          </table:table-cell>
        </table:table-row>
        <table:table-row table:style-name="Taula31.1">
          <table:table-cell table:style-name="Taula31.A3" office:value-type="string">
            <text:p text:style-name="P218">Paràmetres:</text:p>
          </table:table-cell>
        </table:table-row>
        <table:table-row table:style-name="Taula31.1">
          <table:table-cell table:style-name="Taula31.A10" office:value-type="string">
            <text:list xml:id="list120350729081045" text:continue-list="list120352745286171" text:style-name="L64">
              <text:list-item>
                <text:p text:style-name="P367"><text:span text:style-name="T2">String </text:span><text:span text:style-name="T201">codigo</text:span>: codi de la <text:span text:style-name="T209">unitat </text:span></text:p>
              </text:list-item>
              <text:list-item>
                <text:p text:style-name="P417"><text:span text:style-name="T2">Boolean denominacionCooficial</text:span>: <text:span text:style-name="T316">boolèa que indica si volem que es retornin els resultats utilitzant la denominació cooficial si existeix.</text:span></text:p>
              </text:list-item>
            </text:list>
          </table:table-cell>
        </table:table-row>
        <table:table-row table:style-name="Taula31.1">
          <table:table-cell table:style-name="Taula31.A3" office:value-type="string">
            <text:p text:style-name="P218">Resposta:</text:p>
          </table:table-cell>
        </table:table-row>
        <table:table-row table:style-name="Taula31.1">
          <table:table-cell table:style-name="Taula31.A10" office:value-type="string">
            <text:list xml:id="list1901146996" text:style-name="L70">
              <text:list-item>
                <text:p text:style-name="P373"><text:span text:style-name="T77">Status 200 : </text:span><text:span text:style-name="T78">Objecte </text:span><text:a xlink:type="simple" xlink:href="#5.2.7.UnidadRest|outline" text:style-name="Internet_20_link" text:visited-style-name="Visited_20_Internet_20_Link"><text:span text:style-name="T277">UnidadRest</text:span></text:a><text:span text:style-name="T278"> </text:span><text:span text:style-name="T77"><text:s/></text:span><text:span text:style-name="T78">amb les dades d’una </text:span><text:span text:style-name="T206">unitat</text:span></text:p>
              </text:list-item>
              <text:list-item>
                <text:p text:style-name="P423">Status 204 : sense contingut</text:p>
              </text:list-item>
            </text:list>
          </table:table-cell>
        </table:table-row>
        <table:table-row table:style-name="Taula31.1">
          <table:table-cell table:style-name="Taula31.A10" office:value-type="string">
            <text:p text:style-name="P232">RequestMapping:</text:p>
          </table:table-cell>
        </table:table-row>
        <table:table-row table:style-name="Taula31.1">
          <table:table-cell table:style-name="Taula31.A10" office:value-type="string">
            <text:p text:style-name="P266">[urlServidor]<text:span text:style-name="T130">/rest/</text:span><text:span text:style-name="T141">unidades</text:span><text:span text:style-name="T140">/</text:span><text:span text:style-name="T142">buscar</text:span><text:span text:style-name="T141">Unidad</text:span></text:p>
          </table:table-cell>
        </table:table-row>
      </table:table>
      <text:p text:style-name="P194"/>
      <text:h text:style-name="P336" text:outline-level="3"><text:bookmark-start text:name="__RefHeading___Toc39349_1572112135"/><text:span text:style-name="T319">o</text:span>btenerHistoricosFinales<text:bookmark-end text:name="__RefHeading___Toc39349_1572112135"/></text:h>
      <text:p text:style-name="P195"/>
      <table:table table:name="Taula32" table:style-name="Taula32">
        <table:table-column table:style-name="Taula32.A"/>
        <table:table-row table:style-name="Taula32.1">
          <table:table-cell table:style-name="Taula32.A1" office:value-type="string">
            <text:p text:style-name="P218">Prototipus:</text:p>
          </table:table-cell>
        </table:table-row>
        <table:table-row table:style-name="Taula32.1">
          <table:table-cell table:style-name="Taula32.A2" office:value-type="string">
            <text:p text:style-name="P203"><text:span text:style-name="T47">public</text:span><text:span text:style-name="T40"> </text:span><text:span text:style-name="T291">@ResponseBody</text:span><text:span text:style-name="T40"> ResponseEntity&lt;List&lt;UnidadRest&gt;&gt; obtenerHistoricosFinales(</text:span><text:span text:style-name="T291">@RequestParam</text:span><text:span text:style-name="T40"> String </text:span><text:span text:style-name="T294">codigo</text:span><text:span text:style-name="T40">, </text:span><text:span text:style-name="T291">@RequestParam</text:span><text:span text:style-name="T40">(defaultValue = </text:span><text:span text:style-name="T52">"false"</text:span><text:span text:style-name="T40">) </text:span><text:span text:style-name="T47">boolean</text:span><text:span text:style-name="T40"> </text:span><text:span text:style-name="T294">denominacionCooficial</text:span><text:span text:style-name="T40">) </text:span><text:span text:style-name="T47">throws</text:span><text:span text:style-name="T40"> Exception</text:span></text:p>
          </table:table-cell>
        </table:table-row>
        <table:table-row table:style-name="Taula32.1">
          <table:table-cell table:style-name="Taula32.A3" office:value-type="string">
            <text:p text:style-name="P218">Descripció:</text:p>
          </table:table-cell>
        </table:table-row>
        <text:soft-page-break/>
        <table:table-row table:style-name="Taula32.1">
          <table:table-cell table:style-name="Taula32.A10" office:value-type="string">
            <text:p text:style-name="P13"><text:tab/><text:span text:style-name="T183">Mètode que retorna les unitats que substitueixen a la unitat </text:span><text:span text:style-name="T184">amb el</text:span><text:span text:style-name="T183"> codi indicat. Aquest codi serà d’una unitat extingida.</text:span></text:p>
          </table:table-cell>
        </table:table-row>
        <table:table-row table:style-name="Taula32.1">
          <table:table-cell table:style-name="Taula32.A3" office:value-type="string">
            <text:p text:style-name="P218">Paràmetres:</text:p>
          </table:table-cell>
        </table:table-row>
        <table:table-row table:style-name="Taula32.1">
          <table:table-cell table:style-name="Taula32.A10" office:value-type="string">
            <text:list xml:id="list120350921089085" text:continue-list="list120350729081045" text:style-name="L64">
              <text:list-item>
                <text:p text:style-name="P367"><text:span text:style-name="T2">String </text:span><text:span text:style-name="T201">codigo</text:span>: codi de la <text:span text:style-name="T209">unitat </text:span><text:span text:style-name="T210">extingida</text:span></text:p>
              </text:list-item>
              <text:list-item>
                <text:p text:style-name="P417"><text:span text:style-name="T2">Boolean denominacionCooficial</text:span>: <text:span text:style-name="T316">boolèa que indica si volem que es retornin els resultats utilitzant la denominació cooficial si existeix.</text:span></text:p>
              </text:list-item>
            </text:list>
          </table:table-cell>
        </table:table-row>
        <table:table-row table:style-name="Taula32.1">
          <table:table-cell table:style-name="Taula32.A3" office:value-type="string">
            <text:p text:style-name="P218">Resposta:</text:p>
          </table:table-cell>
        </table:table-row>
        <table:table-row table:style-name="Taula32.1">
          <table:table-cell table:style-name="Taula32.A10" office:value-type="string">
            <text:list xml:id="list2631264951" text:style-name="L71">
              <text:list-item>
                <text:p text:style-name="P374"><text:span text:style-name="T77">Status 200 : </text:span><text:span text:style-name="T207">Llista d’objectes de tipus</text:span><text:span text:style-name="T78"> </text:span><text:a xlink:type="simple" xlink:href="#5.2.7.UnidadRest|outline" text:style-name="Internet_20_link" text:visited-style-name="Visited_20_Internet_20_Link"><text:span text:style-name="T277">UnidadRest</text:span></text:a><text:span text:style-name="T278"> </text:span></text:p>
              </text:list-item>
              <text:list-item>
                <text:p text:style-name="P424">Status 204 : sense contingut</text:p>
              </text:list-item>
            </text:list>
          </table:table-cell>
        </table:table-row>
        <table:table-row table:style-name="Taula32.1">
          <table:table-cell table:style-name="Taula32.A10" office:value-type="string">
            <text:p text:style-name="P232">RequestMapping:</text:p>
          </table:table-cell>
        </table:table-row>
        <table:table-row table:style-name="Taula32.1">
          <table:table-cell table:style-name="Taula32.A10" office:value-type="string">
            <text:p text:style-name="P266">[urlServidor]<text:span text:style-name="T130">/rest/</text:span><text:span text:style-name="T141">unidades</text:span><text:span text:style-name="T140">/</text:span><text:span text:style-name="T143">obtenerHistoricosFinales</text:span></text:p>
          </table:table-cell>
        </table:table-row>
      </table:table>
      <text:p text:style-name="P194"/>
      <text:h text:style-name="P336" text:outline-level="3"><text:bookmark-start text:name="__RefHeading___Toc39351_1572112135"/><text:span text:style-name="T319">o</text:span>btenerHistoricosFinalesSIR<text:bookmark-end text:name="__RefHeading___Toc39351_1572112135"/></text:h>
      <text:p text:style-name="P195"/>
      <table:table table:name="Taula33" table:style-name="Taula33">
        <table:table-column table:style-name="Taula33.A"/>
        <table:table-row table:style-name="Taula33.1">
          <table:table-cell table:style-name="Taula33.A1" office:value-type="string">
            <text:p text:style-name="P218">Prototipus:</text:p>
          </table:table-cell>
        </table:table-row>
        <table:table-row table:style-name="Taula33.1">
          <table:table-cell table:style-name="Taula33.A2" office:value-type="string">
            <text:p text:style-name="P203"><text:span text:style-name="T47">public</text:span><text:span text:style-name="T40"> </text:span><text:span text:style-name="T291">@ResponseBody</text:span><text:span text:style-name="T40"> ResponseEntity&lt;List&lt;UnidadRest&gt;&gt; obtenerHistoricosFinalesSIR(</text:span><text:span text:style-name="T291">@RequestParam</text:span><text:span text:style-name="T40"> String </text:span><text:span text:style-name="T294">codigo</text:span><text:span text:style-name="T40">, </text:span><text:span text:style-name="T291">@RequestParam</text:span><text:span text:style-name="T40">(defaultValue = </text:span><text:span text:style-name="T52">"false"</text:span><text:span text:style-name="T40">) </text:span><text:span text:style-name="T47">boolean</text:span><text:span text:style-name="T40"> </text:span><text:span text:style-name="T294">denominacionCooficial</text:span><text:span text:style-name="T40">) </text:span><text:span text:style-name="T47">throws</text:span><text:span text:style-name="T40"> Exception</text:span></text:p>
          </table:table-cell>
        </table:table-row>
        <table:table-row table:style-name="Taula33.1">
          <table:table-cell table:style-name="Taula33.A3" office:value-type="string">
            <text:p text:style-name="P218">Descripció:</text:p>
          </table:table-cell>
        </table:table-row>
        <table:table-row table:style-name="Taula33.1">
          <table:table-cell table:style-name="Taula33.A10" office:value-type="string">
            <text:p text:style-name="P13"><text:tab/><text:span text:style-name="T183">Mètode que retorna les unitats que tenen alguna oficina SIR que substitueixen a la unitat del codi indicat. Aquest codi serà d’una unitat extingida. Regweb3 </text:span><text:span text:style-name="T184">empra aquest mètode</text:span><text:span text:style-name="T183"> per a la gestió de enviaments SIR d’unitats extingides.</text:span></text:p>
          </table:table-cell>
        </table:table-row>
        <table:table-row table:style-name="Taula33.1">
          <table:table-cell table:style-name="Taula33.A3" office:value-type="string">
            <text:p text:style-name="P218">Paràmetres:</text:p>
          </table:table-cell>
        </table:table-row>
        <table:table-row table:style-name="Taula33.1">
          <table:table-cell table:style-name="Taula33.A10" office:value-type="string">
            <text:list xml:id="list120351203657838" text:continue-list="list120350921089085" text:style-name="L64">
              <text:list-item>
                <text:p text:style-name="P367"><text:span text:style-name="T2">String </text:span><text:span text:style-name="T201">codigo</text:span>: codi de la <text:span text:style-name="T209">unitat <text:s/></text:span><text:span text:style-name="T210">extingida</text:span></text:p>
              </text:list-item>
              <text:list-item>
                <text:p text:style-name="P417"><text:span text:style-name="T2">Boolean denominacionCooficial</text:span>: <text:span text:style-name="T316">boolèa que indica si volem que es retornin els resultats utilitzant la denominació cooficial si existeix.</text:span></text:p>
              </text:list-item>
            </text:list>
          </table:table-cell>
        </table:table-row>
        <table:table-row table:style-name="Taula33.1">
          <table:table-cell table:style-name="Taula33.A3" office:value-type="string">
            <text:p text:style-name="P218">Resposta:</text:p>
          </table:table-cell>
        </table:table-row>
        <table:table-row table:style-name="Taula33.1">
          <table:table-cell table:style-name="Taula33.A10" office:value-type="string">
            <text:list xml:id="list2104548765" text:style-name="L72">
              <text:list-item>
                <text:p text:style-name="P375"><text:span text:style-name="T77">Status 200 : </text:span><text:span text:style-name="T207">Llista d’objectes de tipus</text:span><text:span text:style-name="T78"> </text:span><text:a xlink:type="simple" xlink:href="#5.2.7.UnidadRest|outline" text:style-name="Internet_20_link" text:visited-style-name="Visited_20_Internet_20_Link"><text:span text:style-name="T277">UnidadRest</text:span></text:a><text:span text:style-name="T77"> </text:span></text:p>
              </text:list-item>
              <text:list-item>
                <text:p text:style-name="P425">Status 204 : sense contingut</text:p>
              </text:list-item>
            </text:list>
          </table:table-cell>
        </table:table-row>
        <table:table-row table:style-name="Taula33.1">
          <table:table-cell table:style-name="Taula33.A10" office:value-type="string">
            <text:p text:style-name="P232">RequestMapping:</text:p>
          </table:table-cell>
        </table:table-row>
        <table:table-row table:style-name="Taula33.1">
          <table:table-cell table:style-name="Taula33.A10" office:value-type="string">
            <text:p text:style-name="P266">[urlServidor]<text:span text:style-name="T130">/rest/</text:span><text:span text:style-name="T141">unidades</text:span><text:span text:style-name="T140">/</text:span><text:span text:style-name="T143">obtenerHistoricosFinalesSIR</text:span></text:p>
          </table:table-cell>
        </table:table-row>
      </table:table>
      <text:p text:style-name="P194"/>
      <text:p text:style-name="P195"/>
      <text:h text:style-name="P305" text:outline-level="2"><text:bookmark-start text:name="__RefHeading___Toc6339_1878677911"/>Model de dades dels serveis REST<text:bookmark-end text:name="__RefHeading___Toc6339_1878677911"/></text:h>
      <text:h text:style-name="P318" text:outline-level="3"><text:bookmark-start text:name="__RefHeading__7310_1236556764"/>ObjetoDirectorio<text:bookmark-end text:name="__RefHeading__7310_1236556764"/></text:h>
      <text:p text:style-name="P76">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65">Camp</text:p>
          </table:table-cell>
          <table:table-cell table:style-name="Tabla33.A1" office:value-type="string">
            <text:p text:style-name="P65">Tipus</text:p>
          </table:table-cell>
          <table:table-cell table:style-name="Tabla33.A1" office:value-type="string">
            <text:p text:style-name="P65">Cardinalitat</text:p>
          </table:table-cell>
          <table:table-cell table:style-name="Tabla33.D1" office:value-type="string">
            <text:p text:style-name="P65">Descripció</text:p>
          </table:table-cell>
        </table:table-row>
        <table:table-row table:style-name="Tabla33.2">
          <table:table-cell table:style-name="Tabla33.A2" office:value-type="string">
            <text:p text:style-name="P20">codigo</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5">Codi de l'objecte</text:p>
          </table:table-cell>
        </table:table-row>
        <table:table-row table:style-name="Tabla33.3">
          <table:table-cell table:style-name="Tabla33.A2" office:value-type="string">
            <text:p text:style-name="P20">denominacion</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5">Denominació de l'objecte</text:p>
          </table:table-cell>
        </table:table-row>
      </table:table>
      <text:p text:style-name="P9"><text:soft-page-break/></text:p>
      <text:h text:style-name="P318" text:outline-level="3"><text:bookmark-start text:name="__RefHeading___Toc6898_698106445"/>ObjetoBasico<text:bookmark-end text:name="__RefHeading___Toc6898_698106445"/></text:h>
      <text:p text:style-name="P9">Objecte que representa un conjunt de dades reduïdes per pintar una estructura arbre d’una unitat <text:s/>u oficina en funció del que representi. </text:p>
      <text:p text:style-name="P9"/>
      <text:p text:style-name="P9"/>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office:value-type="string">
            <text:p text:style-name="P65">Camp</text:p>
          </table:table-cell>
          <table:table-cell table:style-name="Tabla56.A1" office:value-type="string">
            <text:p text:style-name="P65">Tipus</text:p>
          </table:table-cell>
          <table:table-cell table:style-name="Tabla56.A1" office:value-type="string">
            <text:p text:style-name="P65">Cardinalitat</text:p>
          </table:table-cell>
          <table:table-cell table:style-name="Tabla56.D1" office:value-type="string">
            <text:p text:style-name="P65">Descripció</text:p>
          </table:table-cell>
        </table:table-row>
        <table:table-row table:style-name="Tabla56.2">
          <table:table-cell table:style-name="Tabla56.A2" office:value-type="string">
            <text:p text:style-name="P20">codig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Codi de l'objecte que representa</text:p>
          </table:table-cell>
        </table:table-row>
        <table:table-row table:style-name="Tabla56.3">
          <table:table-cell table:style-name="Tabla56.A2" office:value-type="string">
            <text:p text:style-name="P20">denominacion</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Denominació de l'objecte que repre</text:p>
          </table:table-cell>
        </table:table-row>
        <table:table-row table:style-name="Tabla56.4">
          <table:table-cell table:style-name="Tabla56.A2" office:value-type="string">
            <text:p text:style-name="P20">descripcionEstad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Descripció de l'estat de l'objecte</text:p>
          </table:table-cell>
        </table:table-row>
        <table:table-row table:style-name="Tabla56.5">
          <table:table-cell table:style-name="Tabla56.A2" office:value-type="string">
            <text:p text:style-name="P20">raiz</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65">Representa l'element arrel de l'objecte</text:p>
          </table:table-cell>
        </table:table-row>
        <table:table-row table:style-name="Tabla56.6">
          <table:table-cell table:style-name="Tabla56.A2" office:value-type="string">
            <text:p text:style-name="P20">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la denominació del element superior</text:p>
          </table:table-cell>
        </table:table-row>
        <table:table-row table:style-name="Tabla56.7">
          <table:table-cell table:style-name="Tabla56.A2" office:value-type="string">
            <text:p text:style-name="P20">codigo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el codi de l’element superior</text:p>
          </table:table-cell>
        </table:table-row>
        <table:table-row table:style-name="Tabla56.8">
          <table:table-cell table:style-name="Tabla56.A2" office:value-type="string">
            <text:p text:style-name="P20">localidad</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la localitat de l'objecte.</text:p>
          </table:table-cell>
        </table:table-row>
        <table:table-row table:style-name="Tabla56.9">
          <table:table-cell table:style-name="Tabla56.A2" office:value-type="string">
            <text:p text:style-name="P20">edpPrincipal</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Codi de la edp Principal</text:p>
          </table:table-cell>
        </table:table-row>
      </table:table>
      <text:p text:style-name="P9"/>
      <text:h text:style-name="P318" text:outline-level="3"><text:bookmark-start text:name="__RefHeading__5238_996872137"/>Nodo<text:bookmark-end text:name="__RefHeading__5238_996872137"/></text:h>
      <text:p text:style-name="P76">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P76">Camp</text:p>
          </table:table-cell>
          <table:table-cell table:style-name="Tabla37.A1" office:value-type="string">
            <text:p text:style-name="P76">Tipus</text:p>
          </table:table-cell>
          <table:table-cell table:style-name="Tabla37.A1" office:value-type="string">
            <text:p text:style-name="P76">Cardinalitat</text:p>
          </table:table-cell>
          <table:table-cell table:style-name="Tabla37.D1" office:value-type="string">
            <text:p text:style-name="P76">Descripció</text:p>
          </table:table-cell>
        </table:table-row>
        <table:table-row table:style-name="Tabla37.2">
          <table:table-cell table:style-name="Tabla37.A2" office:value-type="string">
            <text:p text:style-name="P76">idPadre</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dentificador del pare de l'objecte</text:p>
          </table:table-cell>
        </table:table-row>
        <table:table-row table:style-name="Tabla37.3">
          <table:table-cell table:style-name="Tabla37.A2" office:value-type="string">
            <text:p text:style-name="P76">hijo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e fills de l'objecte.</text:p>
          </table:table-cell>
        </table:table-row>
        <table:table-row table:style-name="Tabla37.4">
          <table:table-cell table:style-name="Tabla37.A2" office:value-type="string">
            <text:p text:style-name="P76">oficinasDependient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que depenen de l'objecte</text:p>
          </table:table-cell>
        </table:table-row>
        <table:table-row table:style-name="Tabla37.5">
          <table:table-cell table:style-name="Tabla37.A2" office:value-type="string">
            <text:p text:style-name="P76">oficinasDependientesAuxiliar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auxiliars depenents de l'objecte.</text:p>
          </table:table-cell>
        </table:table-row>
        <table:table-row table:style-name="Tabla37.6">
          <table:table-cell table:style-name="Tabla37.A2" office:value-type="string">
            <text:p text:style-name="P76">oficinasAuxiliar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auxiliars de l'objecte</text:p>
          </table:table-cell>
        </table:table-row>
        <table:table-row table:style-name="Tabla37.7">
          <table:table-cell table:style-name="Tabla37.A2" office:value-type="string">
            <text:p text:style-name="P76">oficinasFuncional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funcionals de l'objecte quan representa una unitat.</text:p>
          </table:table-cell>
        </table:table-row>
        <text:soft-page-break/>
        <table:table-row table:style-name="Tabla37.8">
          <table:table-cell table:style-name="Tabla37.A2" office:value-type="string">
            <text:p text:style-name="P76">historico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9">Llista de nodes que són els històrics del node indicat, els històrics són aquelles unitats que la substitueixen</text:p>
          </table:table-cell>
        </table:table-row>
        <table:table-row table:style-name="Tabla37.9">
          <table:table-cell table:style-name="Tabla37.A2" office:value-type="string">
            <text:p text:style-name="P76">tieneOficinaSir</text:p>
          </table:table-cell>
          <table:table-cell table:style-name="Tabla37.A2" office:value-type="string">
            <text:p text:style-name="P76">boolean</text:p>
          </table:table-cell>
          <table:table-cell table:style-name="Tabla37.C9" office:value-type="float" office:value="1">
            <text:p text:style-name="P76">1</text:p>
          </table:table-cell>
          <table:table-cell table:style-name="Tabla37.D2" office:value-type="string">
            <text:p text:style-name="P9">En el cas que l’objecte representi una unitat, indica si te alguna oficina SIR.</text:p>
          </table:table-cell>
        </table:table-row>
        <table:table-row table:style-name="Tabla37.10">
          <table:table-cell table:style-name="Tabla37.A2" office:value-type="string">
            <text:p text:style-name="P76">esEdp</text:p>
          </table:table-cell>
          <table:table-cell table:style-name="Tabla37.A2" office:value-type="string">
            <text:p text:style-name="P76">boolean</text:p>
          </table:table-cell>
          <table:table-cell table:style-name="Tabla37.C9" office:value-type="float" office:value="1">
            <text:p text:style-name="P76">1</text:p>
          </table:table-cell>
          <table:table-cell table:style-name="Tabla37.D2" office:value-type="string">
            <text:p text:style-name="P9">En el cas que representi una unitat indica si és edp.</text:p>
          </table:table-cell>
        </table:table-row>
        <table:table-row table:style-name="Tabla37.11">
          <table:table-cell table:style-name="Tabla37.A2" office:value-type="string">
            <text:p text:style-name="P76">nivel</text:p>
          </table:table-cell>
          <table:table-cell table:style-name="Tabla37.A2" office:value-type="string">
            <text:p text:style-name="P76">Long</text:p>
          </table:table-cell>
          <table:table-cell table:style-name="Tabla37.C9" office:value-type="float" office:value="1">
            <text:p text:style-name="P76">1</text:p>
          </table:table-cell>
          <table:table-cell table:style-name="Tabla37.D2" office:value-type="string">
            <text:p text:style-name="P9">Indica el nivell jeràrquic</text:p>
          </table:table-cell>
        </table:table-row>
        <table:table-row table:style-name="Tabla37.12">
          <table:table-cell table:style-name="Tabla37.A2" office:value-type="string">
            <text:p text:style-name="P76">cif</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Representa el cif de l’objecte quan és una unitat.</text:p>
          </table:table-cell>
        </table:table-row>
        <table:table-row table:style-name="Tabla37.13">
          <table:table-cell table:style-name="Tabla37.A2" office:value-type="string">
            <text:p text:style-name="P76">nivelAdministracion</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Representa el <text:span text:style-name="T31">nivell d’administració </text:span><text:s/>de l’objecte quan és una unitat.</text:p>
            <text:p text:style-name="P76">Ex: Adm. Autonòmica, Local,etc.</text:p>
          </table:table-cell>
        </table:table-row>
        <table:table-row table:style-name="Tabla37.14">
          <table:table-cell table:style-name="Tabla37.A2" office:value-type="string">
            <text:p text:style-name="P76">tipoUnidad</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el tipus d’Unitat quan l’objecte representat és una unitat.</text:p>
            <text:p text:style-name="P76">Ex: Conselleria, Direcció General, etc.</text:p>
          </table:table-cell>
        </table:table-row>
        <table:table-row table:style-name="Tabla37.15">
          <table:table-cell table:style-name="Tabla37.A2" office:value-type="string">
            <text:p text:style-name="P76">direccion</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dreça física de l’objecte que representa</text:p>
          </table:table-cell>
        </table:table-row>
        <table:table-row table:style-name="Tabla37.16">
          <table:table-cell table:style-name="Tabla37.A2" office:value-type="string">
            <text:p text:style-name="P76">contactos</text:p>
          </table:table-cell>
          <table:table-cell table:style-name="Tabla37.A2" office:value-type="string">
            <text:p text:style-name="P76">List&lt;<text:span text:style-name="T31">String</text:span>&gt;</text:p>
          </table:table-cell>
          <table:table-cell table:style-name="Tabla37.A2" office:value-type="string">
            <text:p text:style-name="P76">0..N</text:p>
          </table:table-cell>
          <table:table-cell table:style-name="Tabla37.D2" office:value-type="string">
            <text:p text:style-name="P76">Representa les dades de contacte de l’objecte que representa.</text:p>
            <text:p text:style-name="P76">Ex: telefon,email,web,etc.</text:p>
          </table:table-cell>
        </table:table-row>
        <table:table-row table:style-name="Tabla37.17">
          <table:table-cell table:style-name="Tabla37.A2" office:value-type="string">
            <text:p text:style-name="P76">ambitoTerritorial</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text:span text:style-name="T31">Indica</text:span> l’ambit Territorial de l’objecte que representa.</text:p>
          </table:table-cell>
        </table:table-row>
        <table:table-row table:style-name="Tabla37.18">
          <table:table-cell table:style-name="Tabla37.A2" office:value-type="string">
            <text:p text:style-name="P76">ambitoPais</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el Pais de l’objecte que representa.</text:p>
          </table:table-cell>
        </table:table-row>
        <table:table-row table:style-name="Tabla37.19">
          <table:table-cell table:style-name="Tabla37.A2" office:value-type="string">
            <text:p text:style-name="P76">ambitoComunAutonom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comunitat Autònoma de l’objecte que representa</text:p>
          </table:table-cell>
        </table:table-row>
        <table:table-row table:style-name="Tabla37.20">
          <table:table-cell table:style-name="Tabla37.A2" office:value-type="string">
            <text:p text:style-name="P76">ambitoProvinci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provincia de l’objecte que representa.</text:p>
          </table:table-cell>
        </table:table-row>
        <table:table-row table:style-name="Tabla37.21">
          <table:table-cell table:style-name="Tabla37.A2" office:value-type="string">
            <text:p text:style-name="P76">ambitoIsl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Illa de l’objecte que representa.</text:p>
          </table:table-cell>
        </table:table-row>
      </table:table>
      <text:p text:style-name="P76"/>
      <text:h text:style-name="P318" text:outline-level="3"><text:bookmark-start text:name="__RefHeading__5905_144011828"/>CodigoValor<text:bookmark-end text:name="__RefHeading__5905_144011828"/></text:h>
      <text:p text:style-name="P196"/>
      <text:p text:style-name="P76"><text:soft-page-break/>CodigoValor es una tupla que representa <text:s/>(id-descripció) dels objectes del catàleg.</text:p>
      <text:p text:style-name="P76"/>
      <table:table table:name="Taula34" table:style-name="Taula34">
        <table:table-column table:style-name="Taula34.A"/>
        <table:table-column table:style-name="Taula34.B"/>
        <table:table-column table:style-name="Taula34.C"/>
        <table:table-column table:style-name="Taula34.D"/>
        <table:table-row table:style-name="Taula34.1">
          <table:table-cell table:style-name="Taula34.A1" office:value-type="string">
            <text:p text:style-name="P76">Camp</text:p>
          </table:table-cell>
          <table:table-cell table:style-name="Taula34.A1" office:value-type="string">
            <text:p text:style-name="P76">Tipus</text:p>
          </table:table-cell>
          <table:table-cell table:style-name="Taula34.A1" office:value-type="string">
            <text:p text:style-name="P76">Cardinalitat</text:p>
          </table:table-cell>
          <table:table-cell table:style-name="Taula34.D1" office:value-type="string">
            <text:p text:style-name="P76">Descripció</text:p>
          </table:table-cell>
        </table:table-row>
        <table:table-row table:style-name="Taula34.2">
          <table:table-cell table:style-name="Taula34.A2" office:value-type="string">
            <text:p text:style-name="P76">id</text:p>
          </table:table-cell>
          <table:table-cell table:style-name="Taula34.A2" office:value-type="string">
            <text:p text:style-name="P76">Object</text:p>
          </table:table-cell>
          <table:table-cell table:style-name="Taula34.C2" office:value-type="float" office:value="1">
            <text:p text:style-name="P76">1</text:p>
          </table:table-cell>
          <table:table-cell table:style-name="Taula34.D3" office:value-type="string">
            <text:p text:style-name="P76">Codi de l'objecte que representa.</text:p>
          </table:table-cell>
        </table:table-row>
        <table:table-row table:style-name="Taula34.3">
          <table:table-cell table:style-name="Taula34.A2" office:value-type="string">
            <text:p text:style-name="P76">descripcion</text:p>
          </table:table-cell>
          <table:table-cell table:style-name="Taula34.A2" office:value-type="string">
            <text:p text:style-name="P76">String</text:p>
          </table:table-cell>
          <table:table-cell table:style-name="Taula34.C2" office:value-type="float" office:value="1">
            <text:p text:style-name="P76">1</text:p>
          </table:table-cell>
          <table:table-cell table:style-name="Taula34.D3" office:value-type="string">
            <text:p text:style-name="P76">Descripció de l'objecte que representa.</text:p>
          </table:table-cell>
        </table:table-row>
      </table:table>
      <text:h text:style-name="P329" text:outline-level="3" text:is-list-header="true"/>
      <text:h text:style-name="P337" text:outline-level="3"><text:bookmark-start text:name="__RefHeading___Toc39353_1572112135"/>Oficina<text:span text:style-name="T320">Rest</text:span><text:bookmark-end text:name="__RefHeading___Toc39353_1572112135"/></text:h>
      <text:p text:style-name="P93"/>
      <table:table table:name="Taula35" table:style-name="Taula35">
        <table:table-column table:style-name="Taula35.A"/>
        <table:table-column table:style-name="Taula35.B"/>
        <table:table-column table:style-name="Taula35.C"/>
        <table:table-column table:style-name="Taula35.D"/>
        <table:table-row table:style-name="Taula35.1">
          <table:table-cell table:style-name="Taula35.A1" office:value-type="string">
            <text:p text:style-name="P287">Camp</text:p>
          </table:table-cell>
          <table:table-cell table:style-name="Taula35.A1" office:value-type="string">
            <text:p text:style-name="P287">Tipus</text:p>
          </table:table-cell>
          <table:table-cell table:style-name="Taula35.A1" office:value-type="string">
            <text:p text:style-name="P287">Cardinalitat</text:p>
          </table:table-cell>
          <table:table-cell table:style-name="Taula35.D1" office:value-type="string">
            <text:p text:style-name="P287">Descripció</text:p>
          </table:table-cell>
        </table:table-row>
        <table:table-row table:style-name="Taula35.2">
          <table:table-cell table:style-name="Taula35.A2" office:value-type="string">
            <text:p text:style-name="P280">codigo</text:p>
          </table:table-cell>
          <table:table-cell table:style-name="Taula35.A2" office:value-type="string">
            <text:p text:style-name="P278">String</text:p>
          </table:table-cell>
          <table:table-cell table:style-name="Taula35.C2" office:value-type="float" office:value="1">
            <text:p text:style-name="P278">1</text:p>
          </table:table-cell>
          <table:table-cell table:style-name="Taula35.D16" office:value-type="string">
            <text:p text:style-name="P287">Codi de l'oficina.</text:p>
          </table:table-cell>
        </table:table-row>
        <table:table-row table:style-name="Taula35.3">
          <table:table-cell table:style-name="Taula35.A2" office:value-type="string">
            <text:p text:style-name="P280">denominacion</text:p>
          </table:table-cell>
          <table:table-cell table:style-name="Taula35.A2" office:value-type="string">
            <text:p text:style-name="P278">String</text:p>
          </table:table-cell>
          <table:table-cell table:style-name="Taula35.C2" office:value-type="float" office:value="1">
            <text:p text:style-name="P278">1</text:p>
          </table:table-cell>
          <table:table-cell table:style-name="Taula35.D16" office:value-type="string">
            <text:p text:style-name="P287">Denominació de l'oficina.</text:p>
          </table:table-cell>
        </table:table-row>
        <table:table-row table:style-name="Taula35.4">
          <table:table-cell table:style-name="Taula35.A2" office:value-type="string">
            <text:p text:style-name="P278">estado</text:p>
          </table:table-cell>
          <table:table-cell table:style-name="Taula35.A2" office:value-type="string">
            <text:p text:style-name="P278">String</text:p>
          </table:table-cell>
          <table:table-cell table:style-name="Taula35.C2" office:value-type="float" office:value="1">
            <text:p text:style-name="P278">1</text:p>
          </table:table-cell>
          <table:table-cell table:style-name="Taula35.D16" office:value-type="string">
            <text:p text:style-name="P287">Estat de l'oficina.</text:p>
          </table:table-cell>
        </table:table-row>
        <table:table-row table:style-name="Taula35.5">
          <table:table-cell table:style-name="Taula35.A2" office:value-type="string">
            <text:p text:style-name="P280">nivelAdministracion</text:p>
          </table:table-cell>
          <table:table-cell table:style-name="Taula35.A2" office:value-type="string">
            <text:p text:style-name="P278">Long</text:p>
          </table:table-cell>
          <table:table-cell table:style-name="Taula35.C2" office:value-type="float" office:value="1">
            <text:p text:style-name="P278">1</text:p>
          </table:table-cell>
          <table:table-cell table:style-name="Taula35.D16" office:value-type="string">
            <text:p text:style-name="P287">Nivell d'administració de l'oficina.</text:p>
          </table:table-cell>
        </table:table-row>
        <table:table-row table:style-name="Taula35.6">
          <table:table-cell table:style-name="Taula35.A2" office:value-type="string">
            <text:p text:style-name="P280">tipoOficina</text:p>
          </table:table-cell>
          <table:table-cell table:style-name="Taula35.A2" office:value-type="string">
            <text:p text:style-name="P278">Long</text:p>
          </table:table-cell>
          <table:table-cell table:style-name="Taula35.A2" office:value-type="string">
            <text:p text:style-name="P278">0..1</text:p>
          </table:table-cell>
          <table:table-cell table:style-name="Taula35.D16" office:value-type="string">
            <text:p text:style-name="P287">Tipus d'oficina (auxiliar o general)</text:p>
          </table:table-cell>
        </table:table-row>
        <table:table-row table:style-name="Taula35.7">
          <table:table-cell table:style-name="Taula35.A2" office:value-type="string">
            <text:p text:style-name="P280">codUoResponsable</text:p>
          </table:table-cell>
          <table:table-cell table:style-name="Taula35.A2" office:value-type="string">
            <text:p text:style-name="P278">String</text:p>
          </table:table-cell>
          <table:table-cell table:style-name="Taula35.A2" office:value-type="string">
            <text:p text:style-name="P278">0..1</text:p>
          </table:table-cell>
          <table:table-cell table:style-name="Taula35.D16" office:value-type="string">
            <text:p text:style-name="P287">Codi de la seva unitat responsable (relació Funcional).</text:p>
          </table:table-cell>
        </table:table-row>
        <table:table-row table:style-name="Taula35.8">
          <table:table-cell table:style-name="Taula35.A2" office:value-type="string">
            <text:p text:style-name="P280">codOfiResponsable</text:p>
          </table:table-cell>
          <table:table-cell table:style-name="Taula35.A2" office:value-type="string">
            <text:p text:style-name="P278">String</text:p>
          </table:table-cell>
          <table:table-cell table:style-name="Taula35.A2" office:value-type="string">
            <text:p text:style-name="P278">0..1</text:p>
          </table:table-cell>
          <table:table-cell table:style-name="Taula35.D16" office:value-type="string">
            <text:p text:style-name="P287">Codi de la seva oficina responsable.</text:p>
          </table:table-cell>
        </table:table-row>
        <table:table-row table:style-name="Taula35.9">
          <table:table-cell table:style-name="Taula35.A2" office:value-type="string">
            <text:p text:style-name="P280">sirOfi</text:p>
          </table:table-cell>
          <table:table-cell table:style-name="Taula35.A2" office:value-type="string">
            <text:p text:style-name="P280">List&lt;RelacionSirOfiTF&gt;</text:p>
          </table:table-cell>
          <table:table-cell table:style-name="Taula35.A2" office:value-type="string">
            <text:p text:style-name="P280">1..n</text:p>
          </table:table-cell>
          <table:table-cell table:style-name="Taula35.D16" office:value-type="string">
            <text:p text:style-name="P287">Llistat de les relacions amb les unitats a les que dona servei via SIR.</text:p>
          </table:table-cell>
        </table:table-row>
        <table:table-row table:style-name="Taula35.18">
          <table:table-cell table:style-name="Taula35.A2" office:value-type="string">
            <text:p text:style-name="P280">organizativasOfi</text:p>
          </table:table-cell>
          <table:table-cell table:style-name="Taula35.A2" office:value-type="string">
            <text:p text:style-name="P280">List&lt;RelacionOrganizativaOfiTF&gt; </text:p>
          </table:table-cell>
          <table:table-cell table:style-name="Taula35.A2" office:value-type="string">
            <text:p text:style-name="P280">0..n</text:p>
          </table:table-cell>
          <table:table-cell table:style-name="Taula35.D16" office:value-type="string">
            <text:p text:style-name="P287">Llistat de les relacions organitzatives de les unitats a les que dona servei.</text:p>
          </table:table-cell>
        </table:table-row>
        <table:table-row table:style-name="Taula35.18">
          <table:table-cell table:style-name="Taula35.A2" office:value-type="string">
            <text:p text:style-name="P540">codigoPais</text:p>
          </table:table-cell>
          <table:table-cell table:style-name="Taula35.A2" office:value-type="string">
            <text:p text:style-name="P540">Long</text:p>
          </table:table-cell>
          <table:table-cell table:style-name="Taula35.A2" office:value-type="string">
            <text:p text:style-name="P540">0..1</text:p>
          </table:table-cell>
          <table:table-cell table:style-name="Taula35.D16" office:value-type="string">
            <text:p text:style-name="P525">País de l’oficina</text:p>
          </table:table-cell>
        </table:table-row>
        <table:table-row table:style-name="Taula35.18">
          <table:table-cell table:style-name="Taula35.A2" office:value-type="string">
            <text:p text:style-name="P540">codigoComunidad</text:p>
          </table:table-cell>
          <table:table-cell table:style-name="Taula35.A2" office:value-type="string">
            <text:p text:style-name="P540">Long</text:p>
          </table:table-cell>
          <table:table-cell table:style-name="Taula35.A2" office:value-type="string">
            <text:p text:style-name="P540">0..1</text:p>
          </table:table-cell>
          <table:table-cell table:style-name="Taula35.D16" office:value-type="string">
            <text:p text:style-name="P525">Comunitat Autònoma de l’oficina</text:p>
          </table:table-cell>
        </table:table-row>
        <table:table-row table:style-name="Taula35.18">
          <table:table-cell table:style-name="Taula35.A2" office:value-type="string">
            <text:p text:style-name="P537">descripcionLocalidad</text:p>
          </table:table-cell>
          <table:table-cell table:style-name="Taula35.A2" office:value-type="string">
            <text:p text:style-name="P455">String</text:p>
          </table:table-cell>
          <table:table-cell table:style-name="Taula35.A2" office:value-type="string">
            <text:p text:style-name="P455">0..1</text:p>
          </table:table-cell>
          <table:table-cell table:style-name="Taula35.D16" office:value-type="string">
            <text:p text:style-name="P521">Localitat de <text:span text:style-name="T337">l’oficina.</text:span></text:p>
          </table:table-cell>
        </table:table-row>
        <table:table-row table:style-name="Taula35.18">
          <table:table-cell table:style-name="Taula35.A2" office:value-type="string">
            <text:p text:style-name="P538">nombreVia</text:p>
          </table:table-cell>
          <table:table-cell table:style-name="Taula35.A2" office:value-type="string">
            <text:p text:style-name="P456">String</text:p>
          </table:table-cell>
          <table:table-cell table:style-name="Taula35.A2" office:value-type="string">
            <text:p text:style-name="P456">0..1</text:p>
          </table:table-cell>
          <table:table-cell table:style-name="Taula35.D16" office:value-type="string">
            <text:p text:style-name="P521">Nom del carrer de <text:span text:style-name="T337">l’oficina.</text:span></text:p>
          </table:table-cell>
        </table:table-row>
        <table:table-row table:style-name="Taula35.18">
          <table:table-cell table:style-name="Taula35.A2" office:value-type="string">
            <text:p text:style-name="P538">numVia</text:p>
          </table:table-cell>
          <table:table-cell table:style-name="Taula35.A2" office:value-type="string">
            <text:p text:style-name="P456">String</text:p>
          </table:table-cell>
          <table:table-cell table:style-name="Taula35.A2" office:value-type="string">
            <text:p text:style-name="P456">0..1</text:p>
          </table:table-cell>
          <table:table-cell table:style-name="Taula35.D16" office:value-type="string">
            <text:p text:style-name="P521">Nombre del carrer de l<text:span text:style-name="T337">’oficina.</text:span></text:p>
          </table:table-cell>
        </table:table-row>
        <table:table-row table:style-name="Taula35.18">
          <table:table-cell table:style-name="Taula35.A2" office:value-type="string">
            <text:p text:style-name="P539">codigoTipoVia</text:p>
          </table:table-cell>
          <table:table-cell table:style-name="Taula35.A2" office:value-type="string">
            <text:p text:style-name="P457">Long</text:p>
          </table:table-cell>
          <table:table-cell table:style-name="Taula35.A2" office:value-type="string">
            <text:p text:style-name="P457">0..1</text:p>
          </table:table-cell>
          <table:table-cell table:style-name="Taula35.D16" office:value-type="string">
            <text:p text:style-name="P523">Indica el tipo de via de <text:span text:style-name="T337">l’oficina.</text:span></text:p>
            <text:p text:style-name="P522">Ex:carrer,avinguda,etc</text:p>
          </table:table-cell>
        </table:table-row>
        <table:table-row table:style-name="Taula35.18">
          <table:table-cell table:style-name="Taula35.A2" office:value-type="string">
            <text:p text:style-name="P539">codPostal</text:p>
          </table:table-cell>
          <table:table-cell table:style-name="Taula35.A2" office:value-type="string">
            <text:p text:style-name="P457">String</text:p>
          </table:table-cell>
          <table:table-cell table:style-name="Taula35.A2" office:value-type="string">
            <text:p text:style-name="P457">0..1</text:p>
          </table:table-cell>
          <table:table-cell table:style-name="Taula35.D18" office:value-type="string">
            <text:p text:style-name="P522">Codi postal de la unitat.</text:p>
          </table:table-cell>
        </table:table-row>
        <table:table-row table:style-name="Taula35.18">
          <table:table-cell table:style-name="Taula35.A2" office:value-type="string">
            <text:p text:style-name="P541">servicios</text:p>
          </table:table-cell>
          <table:table-cell table:style-name="Taula35.A2" office:value-type="string">
            <text:p text:style-name="P458">List&lt;Long&gt;</text:p>
          </table:table-cell>
          <table:table-cell table:style-name="Taula35.A2" office:value-type="string">
            <text:p text:style-name="P458">0..n</text:p>
          </table:table-cell>
          <table:table-cell table:style-name="Taula35.D18" office:value-type="string">
            <text:p text:style-name="P525">Serveis que té una oficina.</text:p>
          </table:table-cell>
        </table:table-row>
        <text:soft-page-break/>
        <table:table-row table:style-name="Taula35.19">
          <table:table-cell table:style-name="Taula35.A2" office:value-type="string">
            <text:p text:style-name="P280">contactos</text:p>
          </table:table-cell>
          <table:table-cell table:style-name="Taula35.A2" office:value-type="string">
            <text:p text:style-name="P280">List&lt;ContactoTF&gt;</text:p>
          </table:table-cell>
          <table:table-cell table:style-name="Taula35.A2" office:value-type="string">
            <text:p text:style-name="P280">0..n</text:p>
          </table:table-cell>
          <table:table-cell table:style-name="Taula35.D19" office:value-type="string">
            <text:p text:style-name="P287">Llistat de contactes que te l'oficina</text:p>
          </table:table-cell>
        </table:table-row>
      </table:table>
      <text:h text:style-name="P338" text:outline-level="3" text:is-list-header="true"/>
      <text:h text:style-name="P338" text:outline-level="3"><text:bookmark-start text:name="__RefHeading___Toc39355_1572112135"/>UnidadRest<text:bookmark-end text:name="__RefHeading___Toc39355_1572112135"/></text:h>
      <text:p text:style-name="P197"/>
      <table:table table:name="Taula36" table:style-name="Taula36">
        <table:table-column table:style-name="Taula36.A"/>
        <table:table-column table:style-name="Taula36.B"/>
        <table:table-column table:style-name="Taula36.C"/>
        <table:table-column table:style-name="Taula36.D"/>
        <table:table-row table:style-name="Taula36.1">
          <table:table-cell table:style-name="Taula36.A1" office:value-type="string">
            <text:p text:style-name="P287">Camp</text:p>
          </table:table-cell>
          <table:table-cell table:style-name="Taula36.A1" office:value-type="string">
            <text:p text:style-name="P287">Tipus</text:p>
          </table:table-cell>
          <table:table-cell table:style-name="Taula36.A1" office:value-type="string">
            <text:p text:style-name="P287">Cardinalitat</text:p>
          </table:table-cell>
          <table:table-cell table:style-name="Taula36.D1" office:value-type="string">
            <text:p text:style-name="P287">Descripció</text:p>
          </table:table-cell>
        </table:table-row>
        <table:table-row table:style-name="Taula36.2">
          <table:table-cell table:style-name="Taula36.A2" office:value-type="string">
            <text:p text:style-name="P279">codigo</text:p>
          </table:table-cell>
          <table:table-cell table:style-name="Taula36.A2" office:value-type="string">
            <text:p text:style-name="P277">String</text:p>
          </table:table-cell>
          <table:table-cell table:style-name="Taula36.C2" office:value-type="float" office:value="1">
            <text:p text:style-name="P277">1</text:p>
          </table:table-cell>
          <table:table-cell table:style-name="Taula36.D26" office:value-type="string">
            <text:p text:style-name="P287">Codi de la unitat.</text:p>
          </table:table-cell>
        </table:table-row>
        <table:table-row table:style-name="Taula36.3">
          <table:table-cell table:style-name="Taula36.A2" office:value-type="string">
            <text:p text:style-name="P279">denominacion</text:p>
          </table:table-cell>
          <table:table-cell table:style-name="Taula36.A2" office:value-type="string">
            <text:p text:style-name="P277">String</text:p>
          </table:table-cell>
          <table:table-cell table:style-name="Taula36.C2" office:value-type="float" office:value="1">
            <text:p text:style-name="P277">1</text:p>
          </table:table-cell>
          <table:table-cell table:style-name="Taula36.D26" office:value-type="string">
            <text:p text:style-name="P287">Denominació de la unitat.</text:p>
          </table:table-cell>
        </table:table-row>
        <table:table-row table:style-name="Taula36.4">
          <table:table-cell table:style-name="Taula36.A2" office:value-type="string">
            <text:p text:style-name="P279">codigoEstadoEntidad</text:p>
          </table:table-cell>
          <table:table-cell table:style-name="Taula36.A2" office:value-type="string">
            <text:p text:style-name="P277">String</text:p>
          </table:table-cell>
          <table:table-cell table:style-name="Taula36.C2" office:value-type="float" office:value="1">
            <text:p text:style-name="P277">1</text:p>
          </table:table-cell>
          <table:table-cell table:style-name="Taula36.D26" office:value-type="string">
            <text:p text:style-name="P287">Codi del estat de la unitat.</text:p>
          </table:table-cell>
        </table:table-row>
        <table:table-row table:style-name="Taula36.5">
          <table:table-cell table:style-name="Taula36.A2" office:value-type="string">
            <text:p text:style-name="P279">nivelJerarquico</text:p>
          </table:table-cell>
          <table:table-cell table:style-name="Taula36.A2" office:value-type="string">
            <text:p text:style-name="P277">Long</text:p>
          </table:table-cell>
          <table:table-cell table:style-name="Taula36.A2" office:value-type="string">
            <text:p text:style-name="P277">0..1</text:p>
          </table:table-cell>
          <table:table-cell table:style-name="Taula36.D26" office:value-type="string">
            <text:p text:style-name="P287">Nivell jeràrquic de la unitat.</text:p>
          </table:table-cell>
        </table:table-row>
        <table:table-row table:style-name="Taula36.6">
          <table:table-cell table:style-name="Taula36.A2" office:value-type="string">
            <text:p text:style-name="P279">codUnidadSuperior</text:p>
          </table:table-cell>
          <table:table-cell table:style-name="Taula36.A2" office:value-type="string">
            <text:p text:style-name="P277">String</text:p>
          </table:table-cell>
          <table:table-cell table:style-name="Taula36.C2" office:value-type="float" office:value="1">
            <text:p text:style-name="P277">1</text:p>
          </table:table-cell>
          <table:table-cell table:style-name="Taula36.D26" office:value-type="string">
            <text:p text:style-name="P287">Codi de la seva unitat superior</text:p>
          </table:table-cell>
        </table:table-row>
        <table:table-row table:style-name="Taula36.9">
          <table:table-cell table:style-name="Taula36.A2" office:value-type="string">
            <text:p text:style-name="P279">codUnidadRaiz</text:p>
          </table:table-cell>
          <table:table-cell table:style-name="Taula36.A2" office:value-type="string">
            <text:p text:style-name="P277">String</text:p>
          </table:table-cell>
          <table:table-cell table:style-name="Taula36.C2" office:value-type="float" office:value="1">
            <text:p text:style-name="P277">1</text:p>
          </table:table-cell>
          <table:table-cell table:style-name="Taula36.D26" office:value-type="string">
            <text:p text:style-name="P287">Codi de la seva unitat arrel.</text:p>
          </table:table-cell>
        </table:table-row>
        <table:table-row table:style-name="Taula36.9">
          <table:table-cell table:style-name="Taula36.A2" office:value-type="string">
            <text:p text:style-name="P536">esEdp</text:p>
          </table:table-cell>
          <table:table-cell table:style-name="Taula36.A2" office:value-type="string">
            <text:p text:style-name="P454">boolean</text:p>
          </table:table-cell>
          <table:table-cell table:style-name="Taula36.C2" office:value-type="float" office:value="1">
            <text:p text:style-name="P454">1</text:p>
          </table:table-cell>
          <table:table-cell table:style-name="Taula36.D26" office:value-type="string">
            <text:p text:style-name="P518">Indica si la unitat és una Entitat de dret públic</text:p>
          </table:table-cell>
        </table:table-row>
        <table:table-row table:style-name="Taula36.9">
          <table:table-cell table:style-name="Taula36.A2" office:value-type="string">
            <text:p text:style-name="P536">codEdpPrincipal</text:p>
          </table:table-cell>
          <table:table-cell table:style-name="Taula36.A2" office:value-type="string">
            <text:p text:style-name="P454">String</text:p>
          </table:table-cell>
          <table:table-cell table:style-name="Taula36.A2" office:value-type="string">
            <text:p text:style-name="P454">0..1</text:p>
          </table:table-cell>
          <table:table-cell table:style-name="Taula36.D26" office:value-type="string">
            <text:p text:style-name="P518">Indica la unitat Entitat de dret públic de la que depèn.</text:p>
          </table:table-cell>
        </table:table-row>
        <table:table-row table:style-name="Taula36.10">
          <table:table-cell table:style-name="Taula36.A2" office:value-type="string">
            <text:p text:style-name="P279">competencias</text:p>
          </table:table-cell>
          <table:table-cell table:style-name="Taula36.A2" office:value-type="string">
            <text:p text:style-name="P277">String</text:p>
          </table:table-cell>
          <table:table-cell table:style-name="Taula36.A2" office:value-type="string">
            <text:p text:style-name="P277">0..1</text:p>
          </table:table-cell>
          <table:table-cell table:style-name="Taula36.D26" office:value-type="string">
            <text:p text:style-name="P287">Descripció de les competències de la unitat. </text:p>
          </table:table-cell>
        </table:table-row>
        <table:table-row table:style-name="Taula36.11">
          <table:table-cell table:style-name="Taula36.A2" office:value-type="string">
            <text:p text:style-name="P279">fechaAltaOficial</text:p>
          </table:table-cell>
          <table:table-cell table:style-name="Taula36.A2" office:value-type="string">
            <text:p text:style-name="P277">Date</text:p>
          </table:table-cell>
          <table:table-cell table:style-name="Taula36.C2" office:value-type="float" office:value="1">
            <text:p text:style-name="P277">1</text:p>
          </table:table-cell>
          <table:table-cell table:style-name="Taula36.D26" office:value-type="string">
            <text:p text:style-name="P287">Data en la que es va donar d'alta per primera vegada la unitat.</text:p>
          </table:table-cell>
        </table:table-row>
        <table:table-row table:style-name="Taula36.12">
          <table:table-cell table:style-name="Taula36.A2" office:value-type="string">
            <text:p text:style-name="P279">fechaBajaOficial</text:p>
          </table:table-cell>
          <table:table-cell table:style-name="Taula36.A2" office:value-type="string">
            <text:p text:style-name="P277">Date</text:p>
          </table:table-cell>
          <table:table-cell table:style-name="Taula36.A2" office:value-type="string">
            <text:p text:style-name="P277">0..1</text:p>
          </table:table-cell>
          <table:table-cell table:style-name="Taula36.D26" office:value-type="string">
            <text:p text:style-name="P287">Data en la que es va donar de baixa.</text:p>
          </table:table-cell>
        </table:table-row>
        <table:table-row table:style-name="Taula36.13">
          <table:table-cell table:style-name="Taula36.A2" office:value-type="string">
            <text:p text:style-name="P279">fechaExtincion</text:p>
          </table:table-cell>
          <table:table-cell table:style-name="Taula36.A2" office:value-type="string">
            <text:p text:style-name="P277">Date</text:p>
          </table:table-cell>
          <table:table-cell table:style-name="Taula36.A2" office:value-type="string">
            <text:p text:style-name="P277">0..1</text:p>
          </table:table-cell>
          <table:table-cell table:style-name="Taula36.D26" office:value-type="string">
            <text:p text:style-name="P287">Data en la que es va extingir.</text:p>
          </table:table-cell>
        </table:table-row>
        <table:table-row table:style-name="Taula36.14">
          <table:table-cell table:style-name="Taula36.A2" office:value-type="string">
            <text:p text:style-name="P279">fechaAnulacion</text:p>
          </table:table-cell>
          <table:table-cell table:style-name="Taula36.A2" office:value-type="string">
            <text:p text:style-name="P285">Date</text:p>
          </table:table-cell>
          <table:table-cell table:style-name="Taula36.A2" office:value-type="string">
            <text:p text:style-name="P285">0..1</text:p>
          </table:table-cell>
          <table:table-cell table:style-name="Taula36.D26" office:value-type="string">
            <text:p text:style-name="P287">Data en la que es va anul·lar</text:p>
          </table:table-cell>
        </table:table-row>
        <table:table-row table:style-name="Taula36.17">
          <table:table-cell table:style-name="Taula36.A2" office:value-type="string">
            <text:p text:style-name="P279">nivelAdministracion</text:p>
          </table:table-cell>
          <table:table-cell table:style-name="Taula36.A2" office:value-type="string">
            <text:p text:style-name="P277">Long</text:p>
          </table:table-cell>
          <table:table-cell table:style-name="Taula36.C2" office:value-type="float" office:value="1">
            <text:p text:style-name="P277">1</text:p>
          </table:table-cell>
          <table:table-cell table:style-name="Taula36.D26" office:value-type="string">
            <text:p text:style-name="P287">Nivell d'administració al que pertany</text:p>
          </table:table-cell>
        </table:table-row>
        <table:table-row table:style-name="Taula36.17">
          <table:table-cell table:style-name="Taula36.A2" office:value-type="string">
            <text:p text:style-name="P536">codigoAmbitoTerritorial</text:p>
          </table:table-cell>
          <table:table-cell table:style-name="Taula36.A2" office:value-type="string">
            <text:p text:style-name="P454">String</text:p>
          </table:table-cell>
          <table:table-cell table:style-name="Taula36.A2" office:value-type="string">
            <text:p text:style-name="P454">0..1</text:p>
          </table:table-cell>
          <table:table-cell table:style-name="Taula36.D26" office:value-type="string">
            <text:p text:style-name="P518"><text:span text:style-name="T336">Codi de l’</text:span>Àmbit territorial de la <text:span text:style-name="T336">unitat</text:span></text:p>
          </table:table-cell>
        </table:table-row>
        <table:table-row table:style-name="Taula36.17">
          <table:table-cell table:style-name="Taula36.A2" office:value-type="string">
            <text:p text:style-name="P537">codigoAmbPais</text:p>
          </table:table-cell>
          <table:table-cell table:style-name="Taula36.A2" office:value-type="string">
            <text:p text:style-name="P455">String</text:p>
          </table:table-cell>
          <table:table-cell table:style-name="Taula36.A2" office:value-type="string">
            <text:p text:style-name="P455">0..1</text:p>
          </table:table-cell>
          <table:table-cell table:style-name="Taula36.D26" office:value-type="string">
            <text:p text:style-name="P519">Codi del país al que pertany.</text:p>
          </table:table-cell>
        </table:table-row>
        <table:table-row table:style-name="Taula36.18">
          <table:table-cell table:style-name="Taula36.A2" office:value-type="string">
            <text:p text:style-name="P279">codAmbProvincia</text:p>
          </table:table-cell>
          <table:table-cell table:style-name="Taula36.A2" office:value-type="string">
            <text:p text:style-name="P277">Long</text:p>
          </table:table-cell>
          <table:table-cell table:style-name="Taula36.A2" office:value-type="string">
            <text:p text:style-name="P277">0..1</text:p>
          </table:table-cell>
          <table:table-cell table:style-name="Taula36.D26" office:value-type="string">
            <text:p text:style-name="P286">Codi de la província a la que pertany.</text:p>
          </table:table-cell>
        </table:table-row>
        <table:table-row table:style-name="Taula36.25">
          <table:table-cell table:style-name="Taula36.A2" office:value-type="string">
            <text:p text:style-name="P279">codAmbComunidad</text:p>
          </table:table-cell>
          <table:table-cell table:style-name="Taula36.A2" office:value-type="string">
            <text:p text:style-name="P277">Long</text:p>
          </table:table-cell>
          <table:table-cell table:style-name="Taula36.A2" office:value-type="string">
            <text:p text:style-name="P277">0..1</text:p>
          </table:table-cell>
          <table:table-cell table:style-name="Taula36.D26" office:value-type="string">
            <text:p text:style-name="P287">Codi de la comunitat autònoma a la que pertany.</text:p>
          </table:table-cell>
        </table:table-row>
        <table:table-row table:style-name="Taula36.25">
          <table:table-cell table:style-name="Taula36.A2" office:value-type="string">
            <text:p text:style-name="P537">descripcionLocalidad</text:p>
          </table:table-cell>
          <table:table-cell table:style-name="Taula36.A2" office:value-type="string">
            <text:p text:style-name="P455">String</text:p>
          </table:table-cell>
          <table:table-cell table:style-name="Taula36.A2" office:value-type="string">
            <text:p text:style-name="P455">0..1</text:p>
          </table:table-cell>
          <table:table-cell table:style-name="Taula36.D26" office:value-type="string">
            <text:p text:style-name="P520">Localitat de la unitat.</text:p>
          </table:table-cell>
        </table:table-row>
        <table:table-row table:style-name="Taula36.25">
          <table:table-cell table:style-name="Taula36.A2" office:value-type="string">
            <text:p text:style-name="P538">nombreVia</text:p>
          </table:table-cell>
          <table:table-cell table:style-name="Taula36.A2" office:value-type="string">
            <text:p text:style-name="P456">String</text:p>
          </table:table-cell>
          <table:table-cell table:style-name="Taula36.A2" office:value-type="string">
            <text:p text:style-name="P456">0..1</text:p>
          </table:table-cell>
          <table:table-cell table:style-name="Taula36.D26" office:value-type="string">
            <text:p text:style-name="P520">Nom del carrer de la unitat.</text:p>
          </table:table-cell>
        </table:table-row>
        <text:soft-page-break/>
        <table:table-row table:style-name="Taula36.25">
          <table:table-cell table:style-name="Taula36.A2" office:value-type="string">
            <text:p text:style-name="P538">numVia</text:p>
          </table:table-cell>
          <table:table-cell table:style-name="Taula36.A2" office:value-type="string">
            <text:p text:style-name="P456">String</text:p>
          </table:table-cell>
          <table:table-cell table:style-name="Taula36.A2" office:value-type="string">
            <text:p text:style-name="P456">0..1</text:p>
          </table:table-cell>
          <table:table-cell table:style-name="Taula36.D26" office:value-type="string">
            <text:p text:style-name="P520">Nombre del carrer de la unitat.</text:p>
          </table:table-cell>
        </table:table-row>
        <table:table-row table:style-name="Taula36.25">
          <table:table-cell table:style-name="Taula36.A2" office:value-type="string">
            <text:p text:style-name="P539">codigoTipoVia</text:p>
          </table:table-cell>
          <table:table-cell table:style-name="Taula36.A2" office:value-type="string">
            <text:p text:style-name="P457">Long</text:p>
          </table:table-cell>
          <table:table-cell table:style-name="Taula36.A2" office:value-type="string">
            <text:p text:style-name="P457">0..1</text:p>
          </table:table-cell>
          <table:table-cell table:style-name="Taula36.D26" office:value-type="string">
            <text:p text:style-name="P522">Indica el tipo de via de la unitat </text:p>
            <text:p text:style-name="P522">Ex:carrer,avinguda,etc</text:p>
          </table:table-cell>
        </table:table-row>
        <table:table-row table:style-name="Taula36.25">
          <table:table-cell table:style-name="Taula36.A2" office:value-type="string">
            <text:p text:style-name="P539">codPostal</text:p>
          </table:table-cell>
          <table:table-cell table:style-name="Taula36.A2" office:value-type="string">
            <text:p text:style-name="P457">String</text:p>
          </table:table-cell>
          <table:table-cell table:style-name="Taula36.A2" office:value-type="string">
            <text:p text:style-name="P457">0..1</text:p>
          </table:table-cell>
          <table:table-cell table:style-name="Taula36.D26" office:value-type="string">
            <text:p text:style-name="P522">Codi postal de la unitat.</text:p>
          </table:table-cell>
        </table:table-row>
        <table:table-row table:style-name="Taula36.25">
          <table:table-cell table:style-name="Taula36.A2" office:value-type="string">
            <text:p text:style-name="P539">nifCif </text:p>
          </table:table-cell>
          <table:table-cell table:style-name="Taula36.A2" office:value-type="string">
            <text:p text:style-name="P457">String</text:p>
          </table:table-cell>
          <table:table-cell table:style-name="Taula36.A2" office:value-type="string">
            <text:p text:style-name="P457">0..1</text:p>
          </table:table-cell>
          <table:table-cell table:style-name="Taula36.D26" office:value-type="string">
            <text:p text:style-name="P524">Nif /Cif de la unitat.</text:p>
          </table:table-cell>
        </table:table-row>
        <table:table-row table:style-name="Taula36.26">
          <table:table-cell table:style-name="Taula36.A2" office:value-type="string">
            <text:p text:style-name="P279">historicosUO</text:p>
          </table:table-cell>
          <table:table-cell table:style-name="Taula36.A2" office:value-type="string">
            <text:p text:style-name="P277">Set&lt;String&gt;</text:p>
          </table:table-cell>
          <table:table-cell table:style-name="Taula36.A2" office:value-type="string">
            <text:p text:style-name="P277">0..n</text:p>
          </table:table-cell>
          <table:table-cell table:style-name="Taula36.D26" office:value-type="string">
            <text:p text:style-name="P287">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ula36.27">
          <table:table-cell table:style-name="Taula36.A2" office:value-type="string">
            <text:p text:style-name="P280">contactos</text:p>
          </table:table-cell>
          <table:table-cell table:style-name="Taula36.A2" office:value-type="string">
            <text:p text:style-name="P280">List&lt;ContactoTF&gt;</text:p>
          </table:table-cell>
          <table:table-cell table:style-name="Taula36.A2" office:value-type="string">
            <text:p text:style-name="P280">0..n</text:p>
          </table:table-cell>
          <table:table-cell table:style-name="Taula36.D27" office:value-type="string">
            <text:p text:style-name="P287">Llistat de contactes que te l'unitat</text:p>
          </table:table-cell>
        </table:table-row>
      </table:table>
      <text:p text:style-name="P197"/>
      <text:p text:style-name="P197"/>
      <text:p text:style-name="P197"/>
      <text:h text:style-name="P339" text:outline-level="3"><text:bookmark-start text:name="__RefHeading___Toc39357_1572112135"/>PaisJson<text:bookmark-end text:name="__RefHeading___Toc39357_1572112135"/></text:h>
      <text:p text:style-name="P198"/>
      <table:table table:name="Taula37" table:style-name="Taula37">
        <table:table-column table:style-name="Taula37.A"/>
        <table:table-column table:style-name="Taula37.B"/>
        <table:table-column table:style-name="Taula37.C"/>
        <table:table-row table:style-name="Taula37.1">
          <table:table-cell table:style-name="Taula37.A1" office:value-type="string">
            <text:p text:style-name="P278">Nom</text:p>
          </table:table-cell>
          <table:table-cell table:style-name="Taula37.A1" office:value-type="string">
            <text:p text:style-name="P278">Tipus</text:p>
          </table:table-cell>
          <table:table-cell table:style-name="Taula37.C1" office:value-type="string">
            <text:p text:style-name="P287">Descripció</text:p>
          </table:table-cell>
        </table:table-row>
        <table:table-row table:style-name="Taula37.2">
          <table:table-cell table:style-name="Taula37.A2" office:value-type="string">
            <text:p text:style-name="P279">codigoPais</text:p>
          </table:table-cell>
          <table:table-cell table:style-name="Taula37.A2" office:value-type="string">
            <text:p text:style-name="P278">Long</text:p>
          </table:table-cell>
          <table:table-cell table:style-name="Taula37.C2" office:value-type="string">
            <text:p text:style-name="P287">Numèric que indica el codi del País</text:p>
          </table:table-cell>
        </table:table-row>
        <table:table-row table:style-name="Taula37.3">
          <table:table-cell table:style-name="Taula37.A2" office:value-type="string">
            <text:p text:style-name="P279">descripcionPais</text:p>
          </table:table-cell>
          <table:table-cell table:style-name="Taula37.A2" office:value-type="string">
            <text:p text:style-name="P278">String</text:p>
          </table:table-cell>
          <table:table-cell table:style-name="Taula37.C2" office:value-type="string">
            <text:p text:style-name="P287">Descripció del país.</text:p>
          </table:table-cell>
        </table:table-row>
        <table:table-row table:style-name="Taula37.4">
          <table:table-cell table:style-name="Taula37.A2" office:value-type="string">
            <text:p text:style-name="P279">alfa3Pais</text:p>
          </table:table-cell>
          <table:table-cell table:style-name="Taula37.A2" office:value-type="string">
            <text:p text:style-name="P278">String</text:p>
          </table:table-cell>
          <table:table-cell table:style-name="Taula37.C2" office:value-type="string">
            <text:p text:style-name="P287">Codi alfa3 del País. </text:p>
          </table:table-cell>
        </table:table-row>
        <table:table-row table:style-name="Taula37.5">
          <table:table-cell table:style-name="Taula37.A2" office:value-type="string">
            <text:p text:style-name="P279">alfa2Pais</text:p>
          </table:table-cell>
          <table:table-cell table:style-name="Taula37.A2" office:value-type="string">
            <text:p text:style-name="P278">String</text:p>
          </table:table-cell>
          <table:table-cell table:style-name="Taula37.C2" office:value-type="string">
            <text:p text:style-name="P287">Codi alfa2 del País.</text:p>
          </table:table-cell>
        </table:table-row>
      </table:table>
      <text:p text:style-name="P92"/>
      <text:p text:style-name="P76"/>
      <text:h text:style-name="P305" text:outline-level="2"><text:bookmark-start text:name="__RefHeading___Toc6341_1878677911"/>Exemple<text:bookmark-end text:name="__RefHeading___Toc6341_1878677911"/></text:h>
      <text:p text:style-name="P76"><text:line-break/>A continuació es mostra un exemple d'una cridada REST al mètode <text:span text:style-name="T10">busquedaOrganismos</text:span> mitjançant ajax: </text:p>
      <table:table table:name="Tabla14" table:style-name="Tabla14">
        <table:table-column table:style-name="Tabla14.A"/>
        <table:table-row table:style-name="TableLine2247387209408">
          <table:table-cell table:style-name="Tabla14.A1" office:value-type="string">
            <text:p text:style-name="P3"><text:s/><text:span text:style-name="T14">$.ajax({</text:span></text:p>
            <text:p text:style-name="P142"><text:s text:c="7"/>async: false,</text:p>
            <text:p text:style-name="P142"><text:s text:c="7"/>crossDomain: true,</text:p>
            <text:p text:style-name="P142"><text:s text:c="7"/>url: “http://localhost:8080/dir3caib/rest/busqueda/organismos”,</text:p>
            <text:p text:style-name="P142"><text:s text:c="7"/>type: 'GET',</text:p>
            <text:p text:style-name="P142"><text:s text:c="7"/>dataType: 'json',</text:p>
            <text:p text:style-name="P138"><text:s text:c="7"/>data: { codigo: codigoOrganismo, </text:p>
            <text:p text:style-name="P138"><text:s text:c="13"/>denominacion: denominacion, <text:s text:c="3"/></text:p>
            <text:p text:style-name="P138"><text:s text:c="13"/>codNivelAdministracion: codNivelAdministracion,</text:p>
            <text:p text:style-name="P138"><text:s text:c="13"/>codComunidadAutonoma: codComunidadAutonoma, </text:p>
            <text:p text:style-name="P138"><text:s text:c="13"/>conOficinas: conOficinas,</text:p>
            <text:p text:style-name="P138"><text:soft-page-break/><text:s text:c="13"/>unidadRaiz: unidadRaiz,</text:p>
            <text:p text:style-name="P138"><text:s text:c="13"/>provincia: provincia, </text:p>
            <text:p text:style-name="P138"><text:s text:c="13"/>localidad: localidad, </text:p>
            <text:p text:style-name="P138"><text:s text:c="13"/>oficinasSir: oficinasSir,</text:p>
            <text:p text:style-name="P138"><text:s text:c="13"/>vigentes: vigentes},</text:p>
            <text:p text:style-name="P138"/>
            <text:p text:style-name="P142"><text:s text:c="7"/>success: function(result) { </text:p>
            <text:p text:style-name="P142"><text:s text:c="15"/>var len = result.length;</text:p>
            <text:p text:style-name="P142"><text:s text:c="15"/>for ( var i = 0; i &lt; len; i++) {</text:p>
            <text:p text:style-name="P142"><text:s text:c="18"/>var denominacion = result[i].denominacion;</text:p>
            <text:p text:style-name="P142"><text:s text:c="18"/>var codigo = resulto[i].codigo;</text:p>
            <text:p text:style-name="P142"><text:s text:c="18"/>alert(codigo +”-” +denominacion);</text:p>
            <text:p text:style-name="P142"/>
            <text:p text:style-name="P142"><text:s text:c="15"/>}</text:p>
            <text:p text:style-name="P142"><text:s/>});</text:p>
            <text:p text:style-name="P46"/>
          </table:table-cell>
        </table:table-row>
      </table:table>
      <text:p text:style-name="P76"/>
      <text:p text:style-name="P76"/>
      <text:h text:style-name="P312" text:outline-level="2"><text:bookmark-start text:name="__RefHeading___Toc11227_518490265"/>Catàleg d’operacions per joc de proves<text:bookmark-end text:name="__RefHeading___Toc11227_518490265"/></text:h>
      <text:h text:style-name="P341" text:outline-level="3"><text:bookmark-start text:name="__RefHeading___Toc22483_125189300"/>Swagger UI<text:bookmark-end text:name="__RefHeading___Toc22483_125189300"/></text:h>
      <text:p text:style-name="P291"/>
      <text:p text:style-name="P291"><text:tab/><text:span text:style-name="T325">Swagger UI és una </text:span><text:span text:style-name="T326">interficie web</text:span><text:span text:style-name="T325"> </text:span><text:span text:style-name="T327">que </text:span><text:span text:style-name="T326">fa de client i en</text:span><text:span text:style-name="T327">s permet interactuar amb les APIs REST, </text:span><text:span text:style-name="T328">veure tota la documentació relacionada ambs els métodes disponibles i cadascun dels paràmetres que admet. </text:span></text:p>
      <text:p text:style-name="P291"/>
      <text:p text:style-name="P291"><draw:frame draw:style-name="fr1" draw:name="Imatge2" text:anchor-type="char" svg:width="17cm" svg:height="10.537cm" draw:z-index="77"><draw:image xlink:href="Pictures/10000000000004EC0000030DB6AD6224CE15B72E.png" xlink:type="simple" xlink:show="embed" xlink:actuate="onLoad" draw:mime-type="image/png"/></draw:frame></text:p>
      <text:p text:style-name="P291"><text:soft-page-break/><text:span text:style-name="T328">Per activar Swagger UI a Dir3Caib, hem d’executar </text:span><text:span text:style-name="T326">la següent comanda </text:span><text:span text:style-name="T332">per línia de comanda a posicionats a la carpeta arrel del projecte</text:span><text:span text:style-name="T326">: </text:span></text:p>
      <text:p text:style-name="P293"><text:line-break/><text:span text:style-name="T125">mvn -f back\pom.xml clean install </text:span><text:span text:style-name="T24">-DskipTests </text:span><text:span text:style-name="T125">-P generate-openapi -P swagger-ui</text:span></text:p>
      <text:p text:style-name="P292"/>
      <text:p text:style-name="P293">Aquest procés s’encarrega de generar el fitxer descriptor openapi.json i descarregar <text:span text:style-name="T329">una versió de Swagger i ficar-ho tot a una carpeta «swagger» a </text:span><text:span text:style-name="T326">dins de la carpeta </text:span><text:span text:style-name="T329">«back/src/main/webapp».</text:span></text:p>
      <text:p text:style-name="P293"/>
      <text:p text:style-name="P295">A continuació, executarem el fitxer «deploy.bat» o «deploy.sh» perquè crear el fitxer EAR i ho desplegui al servidor d’aplicacions. </text:p>
      <text:p text:style-name="P293"/>
      <text:p text:style-name="P137">Una vegada desplegat el projecte, accedirem a la interfície gràfica a través de la URL: <text:line-break/>[URL_SERVIDOR]/swagger/index.html</text:p>
      <text:p text:style-name="P293"/>
      <text:p text:style-name="P294">Per esborrar swagger i que no estigui disponible <text:span text:style-name="T326">hem d’</text:span>eliminar la carpeta que es troba a «back/src/main/webapp/swagger» o executar <text:span text:style-name="T326">la següent comanda: </text:span></text:p>
      <text:p text:style-name="P294"/>
      <text:p text:style-name="P164">mvn -f back\pom.xml clean -DskipTests -P remove-swagger</text:p>
      <text:p text:style-name="P291"/>
      <text:h text:style-name="P342" text:outline-level="3"><text:bookmark-start text:name="__RefHeading___Toc22485_125189300"/><text:span text:style-name="T330">P</text:span><text:span text:style-name="T331">ostman</text:span><text:bookmark-end text:name="__RefHeading___Toc22485_125189300"/></text:h>
      <text:p text:style-name="P265"/>
      <text:p text:style-name="P135"><text:soft-page-break/><text:tab/>Al directori de «<text:span text:style-name="T10">scripts</text:span><text:span text:style-name="T324">/development», trobareu un fitxer amb el nom «Dir3Caib-REST.postman_collection» que prodreu importar al programa Postman. Aquest programa és un client HTTP que ens permet fer proves sobre una API REST mitjançant una interfície gràfica senzilla pel usuari. </text:span></text:p>
      <text:p text:style-name="P136"/>
      <text:p text:style-name="P264"><draw:frame draw:style-name="fr1" draw:name="Imatge1" text:anchor-type="char" svg:width="17cm" svg:height="8.925cm" draw:z-index="76"><draw:image xlink:href="Pictures/1000000000000752000003D8EEFF8B3BA734FA25.png" xlink:type="simple" xlink:show="embed" xlink:actuate="onLoad" draw:mime-type="image/png"/></draw:frame></text:p>
      <text:h text:style-name="P301" text:outline-level="1"><text:bookmark-start text:name="__RefHeading___Toc6343_1878677911"/>Wsdl<text:bookmark-end text:name="__RefHeading___Toc6343_1878677911"/></text:h>
      <text:h text:style-name="P305" text:outline-level="2"><text:bookmark-start text:name="__RefHeading___Toc6345_1878677911"/>Catàleg<text:bookmark-end text:name="__RefHeading___Toc6345_1878677911"/></text:h>
      <text:p text:style-name="P263"><text:a xlink:type="simple" xlink:href="https://github.com/GovernIB/dir3caib/blob/dir3caib-1.1/ws/dir3caib-api/src/main/resources/wsdl/Dir3CaibObtenerCatalogos.wsdl" text:style-name="Internet_20_link" text:visited-style-name="Visited_20_Internet_20_Link"><text:span text:style-name="T276">https://github.com/GovernIB/dir3caib/blob/dir3caib-1.1/ws/dir3caib-api/src/main/resources/wsdl/Dir3CaibObtenerCatalogos.wsdl</text:span></text:a></text:p>
      <text:p text:style-name="P251"/>
      <text:h text:style-name="P305" text:outline-level="2"><text:bookmark-start text:name="__RefHeading___Toc6347_1878677911"/>Unitats<text:bookmark-end text:name="__RefHeading___Toc6347_1878677911"/></text:h>
      <text:p text:style-name="Text_20_body"><text:a xlink:type="simple" xlink:href="https://github.com/GovernIB/dir3caib/blob/dir3caib-1.1/ws/dir3caib-api/src/main/resources/wsdl/Dir3CaibObtenerCatalogos.wsdl" text:style-name="Internet_20_link" text:visited-style-name="Visited_20_Internet_20_Link"><text:span text:style-name="T275">https://github.com/GovernIB/dir3caib/blob/dir3caib-1.1/ws/dir3caib-api/src/main/resources/wsdl/Dir3CaibObtenerUnidades.wsdl</text:span></text:a></text:p>
      <text:p text:style-name="P250"/>
      <text:h text:style-name="P305" text:outline-level="2"><text:bookmark-start text:name="__RefHeading___Toc6349_1878677911"/>Oficines<text:bookmark-end text:name="__RefHeading___Toc6349_1878677911"/></text:h>
      <text:p text:style-name="Text_20_body"><text:a xlink:type="simple" xlink:href="https://github.com/GovernIB/dir3caib/blob/dir3caib-1.1/ws/dir3caib-api/src/main/resources/wsdl/Dir3CaibObtenerOficinas.wsdl" text:style-name="Internet_20_link" text:visited-style-name="Visited_20_Internet_20_Link"><text:span text:style-name="T233">https://github.com/GovernIB/dir3caib/blob/dir3caib-1.1/ws/dir3caib-api/src/main/resources/wsdl/Dir3CaibObtenerOficinas.wsdl</text:span></text:a></text:p>
      <text:p text:style-name="P207"/>
      <text:h text:style-name="P301" text:outline-level="1"><text:bookmark-start text:name="__RefHeading___Toc5194_752655632"/><text:soft-page-break/>Procés Sincronització Organigrama (DIR3CAIB-REGWEB)<text:bookmark-end text:name="__RefHeading___Toc5194_752655632"/></text:h>
      <text:p text:style-name="P76">Per obtenir els canvis que s’han produït dins l’organigrama en Dir3caib s’empra el mètode <text:bookmark-ref text:reference-format="number" text:ref-name="__RefHeading___Toc15919_737863207">2.3.1.-</text:bookmark-ref><text:bookmark-ref text:reference-format="text" text:ref-name="__RefHeading___Toc15919_737863207">obtenerArbolUnidades</text:bookmark-ref><text:s/>que retorna la llista d’Unitats actualitzades si s´han especificat unes <text:s/>dates. Si no s’especifiquen dates, retorna tot l’organigrama vigent.</text:p>
      <text:p text:style-name="P76">Aquest llistat consta de la llista d’UnidadTF (<text:bookmark-ref text:reference-format="text" text:ref-name="__RefHeading__7018_1236556764">Classe UnidadTF</text:bookmark-ref>) que una de les propietats que te és el conjunt d’històrics de la UnidadTF.</text:p>
      <text:p text:style-name="P76"/>
      <text:p text:style-name="P76">A continuació posarem exemples de com funcionen els històrics de DIRCAIB:</text:p>
      <text:h text:style-name="P305" text:outline-level="2"><text:bookmark-start text:name="__RefHeading___Toc6351_1878677911"/>Exemple 1<text:bookmark-end text:name="__RefHeading___Toc6351_1878677911"/></text:h>
      <text:p text:style-name="P76"/>
      <text:p text:style-name="P76">Suposem que tenim el següent organigrama</text:p>
      <text:list xml:id="list2007189315" text:style-name="L73">
        <text:list-item>
          <text:p text:style-name="P528">A</text:p>
          <text:list>
            <text:list-item>
              <text:p text:style-name="P528">B</text:p>
              <text:list>
                <text:list-item>
                  <text:p text:style-name="P528">B1</text:p>
                </text:list-item>
                <text:list-item>
                  <text:p text:style-name="P528">B2</text:p>
                </text:list-item>
              </text:list>
            </text:list-item>
            <text:list-item>
              <text:p text:style-name="P528">C</text:p>
            </text:list-item>
            <text:list-item>
              <text:p text:style-name="P528">D</text:p>
            </text:list-item>
          </text:list>
        </text:list-item>
      </text:list>
      <text:p text:style-name="P76">Els canvis que es produeixen són els següents:</text:p>
      <text:p text:style-name="P76"/>
      <text:p text:style-name="P76">C és substituït per C1 </text:p>
      <text:p text:style-name="P76"><text:s text:c="26"/>C.getHistoricoUO() = C1</text:p>
      <text:p text:style-name="P76">D es divideix en D1 i D2 <text:s text:c="20"/></text:p>
      <text:p text:style-name="P76"><text:tab/><text:tab/>D.getHistoricoUO() = D1, D2</text:p>
      <text:p text:style-name="P76">B1 i B2 es fusionen en B3. <text:s text:c="16"/></text:p>
      <text:p text:style-name="P76"><text:tab/><text:tab/>B1.getHistoricoUO() = B3</text:p>
      <text:p text:style-name="P76"><text:s text:c="24"/>B2.getHistoricoUO() = B3</text:p>
      <text:p text:style-name="P76"/>
      <text:p text:style-name="P76">Per tant els històrics d’una unitat sempre ens diuen qui el substitueix/substitueixen. (tal vegada s’hauria d’haver dit organosSustituyentes en lloc d’Històrics.)</text:p>
      <text:p text:style-name="P76"/>
      <text:p text:style-name="P76">L’organigrama resultant seria aquest:</text:p>
      <text:p text:style-name="P76"/>
      <table:table table:name="Tabla52" table:style-name="Tabla52">
        <table:table-column table:style-name="Tabla52.A"/>
        <table:table-column table:style-name="Tabla52.B"/>
        <table:table-row table:style-name="TableLine2247387213152">
          <table:table-cell table:style-name="Tabla52.A1" office:value-type="string">
            <text:p text:style-name="P75">Organigrama inicial </text:p>
          </table:table-cell>
          <table:table-cell table:style-name="Tabla52.B1" office:value-type="string">
            <text:p text:style-name="P75">Organigrama resultant</text:p>
          </table:table-cell>
        </table:table-row>
        <table:table-row table:style-name="TableLine2247387211136">
          <table:table-cell table:style-name="Tabla52.A2" office:value-type="string">
            <text:list xml:id="list120350855460404" text:continue-numbering="true" text:style-name="L73">
              <text:list-item>
                <text:p text:style-name="P528">A</text:p>
                <text:list>
                  <text:list-item>
                    <text:p text:style-name="P528"><text:soft-page-break/>B</text:p>
                    <text:list>
                      <text:list-item>
                        <text:p text:style-name="P528">B1</text:p>
                      </text:list-item>
                      <text:list-item>
                        <text:p text:style-name="P528">B2</text:p>
                      </text:list-item>
                    </text:list>
                  </text:list-item>
                  <text:list-item>
                    <text:p text:style-name="P528">C</text:p>
                  </text:list-item>
                  <text:list-item>
                    <text:p text:style-name="P529">D</text:p>
                  </text:list-item>
                </text:list>
              </text:list-item>
            </text:list>
          </table:table-cell>
          <table:table-cell table:style-name="Tabla52.B2" office:value-type="string">
            <text:list xml:id="list1227470570" text:style-name="L74">
              <text:list-item>
                <text:p text:style-name="P531">A</text:p>
                <text:list>
                  <text:list-item>
                    <text:p text:style-name="P531"><text:soft-page-break/>B</text:p>
                    <text:list>
                      <text:list-item>
                        <text:p text:style-name="P531">B3</text:p>
                      </text:list-item>
                    </text:list>
                  </text:list-item>
                  <text:list-item>
                    <text:p text:style-name="P531">C1</text:p>
                  </text:list-item>
                  <text:list-item>
                    <text:p text:style-name="P531">D1</text:p>
                  </text:list-item>
                  <text:list-item>
                    <text:p text:style-name="P531">D2</text:p>
                  </text:list-item>
                </text:list>
              </text:list-item>
            </text:list>
            <text:p text:style-name="P47"/>
          </table:table-cell>
        </table:table-row>
      </table:table>
      <text:p text:style-name="P76"/>
      <text:h text:style-name="P305" text:outline-level="2"><text:bookmark-start text:name="__RefHeading___Toc6353_1878677911"/>Exemple 2 (múltiples fusions divisions)<text:bookmark-end text:name="__RefHeading___Toc6353_1878677911"/></text:h>
      <text:p text:style-name="P76"/>
      <text:p text:style-name="P76">D1 es divideix en D1.1, D1.2, D1.3 <text:s/>i <text:s/>abans de que actualitzeu <text:s/>D1.2 i D1.3 es fusionen en D1.4 </text:p>
      <text:p text:style-name="P76">L’Organigrama passa per una fase intermitja</text:p>
      <text:p text:style-name="P76"/>
      <table:table table:name="Tabla36" table:style-name="Tabla36">
        <table:table-column table:style-name="Tabla36.A" table:number-columns-repeated="3"/>
        <table:table-row table:style-name="TableLine2247387220064">
          <table:table-cell table:style-name="Tabla36.A1" office:value-type="string">
            <text:list xml:id="list120352000746568" text:continue-numbering="true" text:style-name="L74">
              <text:list-header>
                <text:p text:style-name="P532">Organigrama Inicial</text:p>
              </text:list-header>
            </text:list>
          </table:table-cell>
          <table:table-cell table:style-name="Tabla36.A1" office:value-type="string">
            <text:list xml:id="list120352869803627" text:continue-numbering="true" text:style-name="L74">
              <text:list-header>
                <text:p text:style-name="P532">Organigrama intermig</text:p>
              </text:list-header>
            </text:list>
          </table:table-cell>
          <table:table-cell table:style-name="Tabla36.C1" office:value-type="string">
            <text:list xml:id="list120350976627553" text:continue-numbering="true" text:style-name="L74">
              <text:list-header>
                <text:p text:style-name="P532">Organigrama Final</text:p>
              </text:list-header>
            </text:list>
          </table:table-cell>
        </table:table-row>
        <table:table-row table:style-name="TableLine2247387218048">
          <table:table-cell table:style-name="Tabla36.A2" office:value-type="string">
            <text:list xml:id="list120351718693206" text:continue-numbering="true" text:style-name="L74">
              <text:list-item>
                <text:p text:style-name="P531">A</text:p>
                <text:list>
                  <text:list-item>
                    <text:p text:style-name="P531">B</text:p>
                    <text:list>
                      <text:list-item>
                        <text:p text:style-name="P531">B3</text:p>
                      </text:list-item>
                    </text:list>
                  </text:list-item>
                  <text:list-item>
                    <text:p text:style-name="P531">C1</text:p>
                  </text:list-item>
                  <text:list-item>
                    <text:p text:style-name="P531">D1</text:p>
                  </text:list-item>
                  <text:list-item>
                    <text:p text:style-name="P530">D2</text:p>
                  </text:list-item>
                </text:list>
              </text:list-item>
            </text:list>
          </table:table-cell>
          <table:table-cell table:style-name="Tabla36.A2" office:value-type="string">
            <text:list xml:id="list120351219606998" text:continue-numbering="true" text:style-name="L74">
              <text:list-item>
                <text:p text:style-name="P531">A</text:p>
                <text:list>
                  <text:list-item>
                    <text:p text:style-name="P531">B</text:p>
                    <text:list>
                      <text:list-item>
                        <text:p text:style-name="P531">B3</text:p>
                      </text:list-item>
                    </text:list>
                  </text:list-item>
                  <text:list-item>
                    <text:p text:style-name="P531">C1</text:p>
                  </text:list-item>
                  <text:list-item>
                    <text:p text:style-name="P531">D1.1</text:p>
                  </text:list-item>
                  <text:list-item>
                    <text:p text:style-name="P531">D1.2</text:p>
                  </text:list-item>
                  <text:list-item>
                    <text:p text:style-name="P531">D1.3</text:p>
                  </text:list-item>
                  <text:list-item>
                    <text:p text:style-name="P530">D2</text:p>
                  </text:list-item>
                </text:list>
              </text:list-item>
            </text:list>
          </table:table-cell>
          <table:table-cell table:style-name="Tabla36.C2" office:value-type="string">
            <text:list xml:id="list120352047519555" text:continue-numbering="true" text:style-name="L74">
              <text:list-item>
                <text:p text:style-name="P531">A</text:p>
                <text:list>
                  <text:list-item>
                    <text:p text:style-name="P531">B</text:p>
                    <text:list>
                      <text:list-item>
                        <text:p text:style-name="P531">B3</text:p>
                      </text:list-item>
                    </text:list>
                  </text:list-item>
                  <text:list-item>
                    <text:p text:style-name="P531">C1</text:p>
                  </text:list-item>
                  <text:list-item>
                    <text:p text:style-name="P531">D1.1</text:p>
                  </text:list-item>
                  <text:list-item>
                    <text:p text:style-name="P531">D1.4</text:p>
                  </text:list-item>
                  <text:list-item>
                    <text:p text:style-name="P530">D2</text:p>
                  </text:list-item>
                </text:list>
              </text:list-item>
            </text:list>
          </table:table-cell>
        </table:table-row>
      </table:table>
      <text:p text:style-name="P76"/>
      <text:p text:style-name="P76">En aquest cas haureu d’obtenir els històrics de primer nivell de D1 i després per cada un dels retornats heu de continuar demanant històrics fins que tengueu els darrers, o vos retorni buit(null).</text:p>
      <text:p text:style-name="P76">Si no s’itera fins al final, es quedaria amb l’organigrama intermig.</text:p>
      <text:p text:style-name="P76">D1. getHistoricosUO() = D1.1, D1.2, D1.3</text:p>
      <text:p text:style-name="P76">D1.1.getHistoricosUO= null</text:p>
      <text:p text:style-name="P76">D1.2.getHistoricosUO()= D1.4</text:p>
      <text:p text:style-name="P76">D1.3.getHistoricosUO() = D1.4</text:p>
      <text:p text:style-name="P76"/>
      <text:p text:style-name="P76">Aquest funcionament està confirmat de dia 01/06/2018. Proves fetes de na Marilen a l’entorn de PRE de Madrid.</text:p>
      <text:p text:style-name="P76"/>
      <text:h text:style-name="P305" text:outline-level="2"><text:bookmark-start text:name="__RefHeading___Toc6355_1878677911"/><text:soft-page-break/>Classes que implementen aquesta funcionalitat<text:bookmark-end text:name="__RefHeading___Toc6355_1878677911"/></text:h>
      <text:h text:style-name="P318" text:outline-level="3"><text:bookmark-start text:name="__RefHeading___Toc6357_1878677911"/>ObtenerUnidadesEjb.java<text:bookmark-end text:name="__RefHeading___Toc6357_1878677911"/></text:h>
      <text:p text:style-name="Text_20_body"><text:a xlink:type="simple" xlink:href="https://github.com/GovernIB/dir3caib/blob/master/persistence/src/main/java/es/caib/dir3caib/persistence/ejb/ObtenerUnidadesEjb.java" text:style-name="Internet_20_link" text:visited-style-name="Visited_20_Internet_20_Link"><text:span text:style-name="T233">https://github.com/GovernIB/dir3caib/blob/master/persistence/src/main/java/es/caib/dir3caib/persistence/ejb/ObtenerUnidadesEjb.java</text:span></text:a><text:span text:style-name="T233"> <text:s/></text:span></text:p>
      <text:p text:style-name="P170"><text:span text:style-name="T64">public </text:span>List&lt;UnidadTF&gt; obtenerArbolUnidadesTF(String codigo, Date fechaActualizacion, Date fechaSincronizacion) <text:span text:style-name="T64">throws </text:span>Exception {</text:p>
      <text:p text:style-name="P76">}</text:p>
      <text:p text:style-name="P76"/>
      <text:p text:style-name="P76">En el cas de Regweb es poden consultar les classes:</text:p>
      <text:p text:style-name="P76"/>
      <text:h text:style-name="P318" text:outline-level="3"><text:bookmark-start text:name="__RefHeading___Toc6359_1878677911"/>SincronizadorDir3Bean.java <text:s/><text:bookmark-end text:name="__RefHeading___Toc6359_1878677911"/></text:h>
      <text:p text:style-name="P76">Aquestas classe es la que processa la llista d’UnitatsTF que rep de Dir3caib.</text:p>
      <text:p text:style-name="Text_20_body"><text:a xlink:type="simple" xlink:href="https://github.com/GovernIB/registre/blob/master/persistence/src/main/java/es/caib/regweb3/persistence/ejb/SincronizadorDir3Bean.java" text:style-name="Internet_20_link" text:visited-style-name="Visited_20_Internet_20_Link"><text:span text:style-name="T233">https://github.com/GovernIB/registre/blob/master/persistence/src/main/java/es/caib/regweb3/persistence/ejb/SincronizadorDir3Bean.java</text:span></text:a><text:span text:style-name="T233"> <text:s text:c="2"/>(tota la classe en general).</text:span></text:p>
      <text:p text:style-name="P76"/>
      <text:h text:style-name="P343" text:outline-level="3"><text:bookmark-start text:name="__RefHeading___Toc11916_4198214653"/>EntidadController.java<text:bookmark-end text:name="__RefHeading___Toc11916_4198214653"/></text:h>
      <text:p text:style-name="P534">Mètodes sincronizar i actualizar</text:p>
      <text:p text:style-name="P252">https://github.com/GovernIB/registre/blob/registre-3.3/webapp/src/main/java/es/caib/regweb3/webapp/controller/entidad/EntidadController.java</text:p>
      <text:p text:style-name="P76"/>
      <text:p text:style-name="P102"/>
      <text:h text:style-name="Heading_20_2" text:outline-level="2"><text:bookmark-start text:name="__RefHeading___Toc11918_4198214653"/>Sincronitzar organigrama des d'una altra aplicació<text:bookmark-end text:name="__RefHeading___Toc11918_4198214653"/></text:h>
      <text:p text:style-name="Text_20_body"/>
      <text:h text:style-name="Heading_20_3" text:outline-level="3"><text:bookmark-start text:name="__RefHeading___Toc11920_4198214653"/>Cridar al mètode següent amb les dades indicades<text:bookmark-end text:name="__RefHeading___Toc11920_4198214653"/></text:h>
      <text:p text:style-name="P99"><text:span text:style-name="T219">List&lt;UnidadTF&gt; arbol = unidadesService.obtenerArbolUnidades(codigodir3</text:span><text:span text:style-name="T217">, </text:span><text:span text:style-name="T219">fechaActualizacion</text:span><text:span text:style-name="T217">, </text:span><text:span text:style-name="T219">fechaSincronizacion)</text:span><text:span text:style-name="T217">;</text:span></text:p>
      <text:p text:style-name="P100"/>
      <text:p text:style-name="Text_20_body"/>
      <text:p text:style-name="P296">Valors:</text:p>
      <text:p text:style-name="Text_20_body">codigoDir3 = codi de l'entitat en qüestió</text:p>
      <text:p text:style-name="Text_20_body">fechaActualizacion = null</text:p>
      <text:p text:style-name="Text_20_body">fechaSincronizacion = null</text:p>
      <text:p text:style-name="Text_20_body"/>
      <text:p text:style-name="Text_20_body">Això retornarà tot l'organigrama(vigent) del codi indicat.</text:p>
      <text:p text:style-name="Text_20_body"><text:soft-page-break/>S'ha de guardar en algun <text:span text:style-name="T333">lloc</text:span> la data en la qual h<text:span text:style-name="T333">eu</text:span> realitzat la sincronització (<text:span text:style-name="T333">diguem-li</text:span> fechaImportacion)</text:p>
      <text:p text:style-name="Text_20_body"/>
      <text:p text:style-name="Text_20_body">Nosaltres tenim una taula de descàrregues, on anem guardant totes les sincronitzacions/actualitzacions que fem.</text:p>
      <text:p text:style-name="Text_20_body"/>
      <text:p text:style-name="Text_20_body">desc<text:span text:style-name="T335">a</text:span>rrega.fechaImportacion = 02/12/2022</text:p>
      <text:p text:style-name="Text_20_body"/>
      <text:h text:style-name="Heading_20_3" text:outline-level="3"><text:bookmark-start text:name="__RefHeading___Toc11922_4198214653"/>Actualització de l'organigrama<text:bookmark-end text:name="__RefHeading___Toc11922_4198214653"/></text:h>
      <text:p text:style-name="Text_20_body">Per a actualitzar l'organigrama la crida que s'ha de fer és</text:p>
      <text:p text:style-name="P99"><text:span text:style-name="T219">List&lt;UnidadTF&gt; arbol = unidadesService.obtenerArbolUnidades(codigodir3</text:span><text:span text:style-name="T217">, </text:span><text:span text:style-name="T219">fechaActualizacion</text:span><text:span text:style-name="T217">, </text:span><text:span text:style-name="T219">fechaSincronizacion)</text:span><text:span text:style-name="T217">;</text:span></text:p>
      <text:p text:style-name="P100"/>
      <text:p text:style-name="Text_20_body"/>
      <text:p text:style-name="P296">Valors:</text:p>
      <text:p text:style-name="Text_20_body">codigoDir3 = codi de l'entitat en qüestió</text:p>
      <text:p text:style-name="Text_20_body">fechaActualizacion = ultimadesca<text:span text:style-name="T334">rrega</text:span>.fechaimportacion</text:p>
      <text:p text:style-name="Text_20_body">fechaSincronizacion = primeradesca<text:span text:style-name="T334">rrega</text:span>.fechaImportacion</text:p>
      <text:p text:style-name="Text_20_body"/>
      <text:p text:style-name="Text_20_body">Guardar nova descàrrega amb la data en la qual es realitza l'actualització.</text:p>
      <text:p text:style-name="Text_20_body"/>
      <text:p text:style-name="Text_20_body"/>
      <text:h text:style-name="Heading_20_3" text:outline-level="3"><text:bookmark-start text:name="__RefHeading___Toc11924_4198214653"/>Exemple amb dates reals<text:bookmark-end text:name="__RefHeading___Toc11924_4198214653"/></text:h>
      <text:h text:style-name="P352" text:outline-level="4">Sincroni<text:span text:style-name="T335">t</text:span>zaci<text:span text:style-name="T335">ó</text:span> (02/12/22)</text:h>
      <text:p text:style-name="Text_20_body">fechaActualizacion= null</text:p>
      <text:p text:style-name="Text_20_body">fechaSincronizacion= null</text:p>
      <text:p text:style-name="Text_20_body">Una vegada realitzada la sincronització guardem una nova descàrrega de la següent manera</text:p>
      <text:p text:style-name="Text_20_body">descarrega.setFechaImportacion = 02/12/22</text:p>
      <text:p text:style-name="Text_20_body"/>
      <text:h text:style-name="Heading_20_4" text:outline-level="4">Primera actualització (5/12/22)</text:h>
      <text:p text:style-name="Text_20_body">fechaActualizacion = ultimaDescarga.fechaImportacion=02/12/22</text:p>
      <text:p text:style-name="Text_20_body">fechaSincronizacion= primeraDescarga.fechaimportacion=02/12/22</text:p>
      <text:p text:style-name="Text_20_body"/>
      <text:p text:style-name="Text_20_body">Guardem una nova descàrrega:</text:p>
      <text:p text:style-name="Text_20_body">desc<text:span text:style-name="T335">a</text:span>rrega.setFechaImportacion=05/12/22</text:p>
      <text:p text:style-name="Text_20_body"><text:soft-page-break/>En aquest cas es porta els canvis des del 02/12/22 al 05/12/22</text:p>
      <text:p text:style-name="Text_20_body"/>
      <text:h text:style-name="Heading_20_4" text:outline-level="4">Segona actualització (08/12/22)</text:h>
      <text:p text:style-name="Text_20_body">fechaActualizacion= ultimaDescarga.fechaImportacion=05/12/22</text:p>
      <text:p text:style-name="Text_20_body">fechaSincronizacion= primeraDescarga.fechaImportacion=02/12/22</text:p>
      <text:p text:style-name="Text_20_body">Guardem una nova descàrrega:</text:p>
      <text:p text:style-name="Text_20_body">descàrrega.setFechaImportacion=08/12/22</text:p>
      <text:p text:style-name="Text_20_body">En aquest cas es porta els canvis des del 05/12/22 al 08/12/22</text:p>
      <text:p text:style-name="Text_20_body"/>
      <text:p text:style-name="Text_20_body"><text:span text:style-name="T2">NOTA</text:span>: Perquè guardem la data de la primera sincronització?, perquè tot el que hagi passat abans d'aquesta data no ens interessa.</text:p>
      <text:p text:style-name="P98"/>
      <text:p text:style-name="P101"/>
      <text:p text:style-name="P98"/>
      <text:p text:style-name="P9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urier New" svg:font-family="'Courier New'"/>
    <style:font-face style:name="Courier New1" svg:font-family="'Courier New'" style:font-family-generic="modern" style:font-pitch="fixed"/>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family-generic="system" style:font-pitch="variable"/>
    <style:font-face style:name="OpenSymbol3" svg:font-family="OpenSymbol, 'Arial Unicode MS'"/>
    <style:font-face style:name="OpenSymbol4" svg:font-family="OpenSymbol, 'Arial Unicode MS'" style:font-family-generic="system"/>
    <style:font-face style:name="StarSymbol" svg:font-family="StarSymbol" style:font-charset="x-symbol"/>
    <style:font-face style:name="StarSymbol1" svg:font-family="StarSymbol" style:font-pitch="variable" style:font-charset="x-symbol"/>
    <style:font-face style:name="StarSymbol2" svg:font-family="StarSymbol" style:font-family-generic="system"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apple-system" svg:font-family="apple-system, system-ui, BlinkMacSystemFont, 'Segoe UI', Helvetica, Arial, sans-serif, 'Apple Color Emoji', 'Segoe UI Emoji', 'Segoe UI Symbol'"/>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7cm" style:vertical-align="baseline"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5b9bd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5b9bd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1" style:font-family-complex="Tahoma" style:font-family-generic-complex="swiss" style:font-pitch-complex="variable" style:font-style-complex="italic"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3" style:font-family-asian="OpenSymbol, 'Arial Unicode MS'"/>
    </style:style>
    <style:style style:name="RTF_5f_Num_20_4_20_2" style:display-name="RTF_Num 4 2" style:family="text">
      <style:text-properties style:font-name-asian="OpenSymbol3" style:font-family-asian="OpenSymbol, 'Arial Unicode MS'"/>
    </style:style>
    <style:style style:name="RTF_5f_Num_20_4_20_3" style:display-name="RTF_Num 4 3" style:family="text">
      <style:text-properties style:font-name-asian="OpenSymbol3" style:font-family-asian="OpenSymbol, 'Arial Unicode MS'"/>
    </style:style>
    <style:style style:name="RTF_5f_Num_20_4_20_4" style:display-name="RTF_Num 4 4" style:family="text">
      <style:text-properties style:font-name-asian="OpenSymbol3" style:font-family-asian="OpenSymbol, 'Arial Unicode MS'"/>
    </style:style>
    <style:style style:name="RTF_5f_Num_20_4_20_5" style:display-name="RTF_Num 4 5" style:family="text">
      <style:text-properties style:font-name-asian="OpenSymbol3" style:font-family-asian="OpenSymbol, 'Arial Unicode MS'"/>
    </style:style>
    <style:style style:name="RTF_5f_Num_20_4_20_6" style:display-name="RTF_Num 4 6" style:family="text">
      <style:text-properties style:font-name-asian="OpenSymbol3" style:font-family-asian="OpenSymbol, 'Arial Unicode MS'"/>
    </style:style>
    <style:style style:name="RTF_5f_Num_20_4_20_7" style:display-name="RTF_Num 4 7" style:family="text">
      <style:text-properties style:font-name-asian="OpenSymbol3" style:font-family-asian="OpenSymbol, 'Arial Unicode MS'"/>
    </style:style>
    <style:style style:name="RTF_5f_Num_20_4_20_8" style:display-name="RTF_Num 4 8" style:family="text">
      <style:text-properties style:font-name-asian="OpenSymbol3" style:font-family-asian="OpenSymbol, 'Arial Unicode MS'"/>
    </style:style>
    <style:style style:name="RTF_5f_Num_20_4_20_9" style:display-name="RTF_Num 4 9" style:family="text">
      <style:text-properties style:font-name-asian="OpenSymbol3"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WW_5f_CharLFO40LVL9" style:display-name="WW_CharLFO40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8" style:display-name="WW_CharLFO40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7" style:display-name="WW_CharLFO40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6" style:display-name="WW_CharLFO40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5" style:display-name="WW_CharLFO40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4" style:display-name="WW_CharLFO40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3" style:display-name="WW_CharLFO40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2" style:display-name="WW_CharLFO40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1" style:display-name="WW_CharLFO40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9" style:display-name="WW_CharLFO39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8" style:display-name="WW_CharLFO39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7" style:display-name="WW_CharLFO39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6" style:display-name="WW_CharLFO39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5" style:display-name="WW_CharLFO39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4" style:display-name="WW_CharLFO39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3" style:display-name="WW_CharLFO39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2" style:display-name="WW_CharLFO39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1" style:display-name="WW_CharLFO39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9" style:display-name="WW_CharLFO38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8" style:display-name="WW_CharLFO38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7" style:display-name="WW_CharLFO38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6" style:display-name="WW_CharLFO38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5" style:display-name="WW_CharLFO38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4" style:display-name="WW_CharLFO38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3" style:display-name="WW_CharLFO38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2" style:display-name="WW_CharLFO38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1" style:display-name="WW_CharLFO38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9" style:display-name="WW_CharLFO37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8" style:display-name="WW_CharLFO37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7" style:display-name="WW_CharLFO37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6" style:display-name="WW_CharLFO37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5" style:display-name="WW_CharLFO37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4" style:display-name="WW_CharLFO37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3" style:display-name="WW_CharLFO37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2" style:display-name="WW_CharLFO37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1" style:display-name="WW_CharLFO37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9" style:display-name="WW_CharLFO36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8" style:display-name="WW_CharLFO36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7" style:display-name="WW_CharLFO36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6" style:display-name="WW_CharLFO36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5" style:display-name="WW_CharLFO36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4" style:display-name="WW_CharLFO36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3" style:display-name="WW_CharLFO36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2" style:display-name="WW_CharLFO36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1" style:display-name="WW_CharLFO36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9" style:display-name="WW_CharLFO35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8" style:display-name="WW_CharLFO35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7" style:display-name="WW_CharLFO35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6" style:display-name="WW_CharLFO35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5" style:display-name="WW_CharLFO35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4" style:display-name="WW_CharLFO35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3" style:display-name="WW_CharLFO35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2" style:display-name="WW_CharLFO35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1" style:display-name="WW_CharLFO35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9" style:display-name="WW_CharLFO34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8" style:display-name="WW_CharLFO34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7" style:display-name="WW_CharLFO34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6" style:display-name="WW_CharLFO34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5" style:display-name="WW_CharLFO34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4" style:display-name="WW_CharLFO34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3" style:display-name="WW_CharLFO34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2" style:display-name="WW_CharLFO34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1" style:display-name="WW_CharLFO34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9" style:display-name="WW_CharLFO33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8" style:display-name="WW_CharLFO33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7" style:display-name="WW_CharLFO33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6" style:display-name="WW_CharLFO33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5" style:display-name="WW_CharLFO33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4" style:display-name="WW_CharLFO33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3" style:display-name="WW_CharLFO33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2" style:display-name="WW_CharLFO33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1" style:display-name="WW_CharLFO33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9" style:display-name="WW_CharLFO32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8" style:display-name="WW_CharLFO32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7" style:display-name="WW_CharLFO32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6" style:display-name="WW_CharLFO32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5" style:display-name="WW_CharLFO32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4" style:display-name="WW_CharLFO32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3" style:display-name="WW_CharLFO32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2" style:display-name="WW_CharLFO32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1" style:display-name="WW_CharLFO32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9" style:display-name="WW_CharLFO31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8" style:display-name="WW_CharLFO31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7" style:display-name="WW_CharLFO31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6" style:display-name="WW_CharLFO31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5" style:display-name="WW_CharLFO31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4" style:display-name="WW_CharLFO31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3" style:display-name="WW_CharLFO31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2" style:display-name="WW_CharLFO31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1" style:display-name="WW_CharLFO31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9" style:display-name="WW_CharLFO30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8" style:display-name="WW_CharLFO30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7" style:display-name="WW_CharLFO30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6" style:display-name="WW_CharLFO30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5" style:display-name="WW_CharLFO30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4" style:display-name="WW_CharLFO30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3" style:display-name="WW_CharLFO30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2" style:display-name="WW_CharLFO30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1" style:display-name="WW_CharLFO30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9" style:display-name="WW_CharLFO29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8" style:display-name="WW_CharLFO29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7" style:display-name="WW_CharLFO29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6" style:display-name="WW_CharLFO29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5" style:display-name="WW_CharLFO29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4" style:display-name="WW_CharLFO29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3" style:display-name="WW_CharLFO29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2" style:display-name="WW_CharLFO29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1" style:display-name="WW_CharLFO29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9" style:display-name="WW_CharLFO28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8" style:display-name="WW_CharLFO28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7" style:display-name="WW_CharLFO28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6" style:display-name="WW_CharLFO28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5" style:display-name="WW_CharLFO28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4" style:display-name="WW_CharLFO28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3" style:display-name="WW_CharLFO28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2" style:display-name="WW_CharLFO28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1" style:display-name="WW_CharLFO28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9" style:display-name="WW_CharLFO27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8" style:display-name="WW_CharLFO27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7" style:display-name="WW_CharLFO27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6" style:display-name="WW_CharLFO27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5" style:display-name="WW_CharLFO27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4" style:display-name="WW_CharLFO27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3" style:display-name="WW_CharLFO27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2" style:display-name="WW_CharLFO27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1" style:display-name="WW_CharLFO27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9" style:display-name="WW_CharLFO26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8" style:display-name="WW_CharLFO26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7" style:display-name="WW_CharLFO26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6" style:display-name="WW_CharLFO26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5" style:display-name="WW_CharLFO26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4" style:display-name="WW_CharLFO26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3" style:display-name="WW_CharLFO26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2" style:display-name="WW_CharLFO26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1" style:display-name="WW_CharLFO26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9" style:display-name="WW_CharLFO25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8" style:display-name="WW_CharLFO25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7" style:display-name="WW_CharLFO25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6" style:display-name="WW_CharLFO25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5" style:display-name="WW_CharLFO25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4" style:display-name="WW_CharLFO25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3" style:display-name="WW_CharLFO25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2" style:display-name="WW_CharLFO25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1" style:display-name="WW_CharLFO25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9" style:display-name="WW_CharLFO24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8" style:display-name="WW_CharLFO24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7" style:display-name="WW_CharLFO24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6" style:display-name="WW_CharLFO24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5" style:display-name="WW_CharLFO24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4" style:display-name="WW_CharLFO24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3" style:display-name="WW_CharLFO24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2" style:display-name="WW_CharLFO24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1" style:display-name="WW_CharLFO24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9" style:display-name="WW_CharLFO23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8" style:display-name="WW_CharLFO23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7" style:display-name="WW_CharLFO23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6" style:display-name="WW_CharLFO23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5" style:display-name="WW_CharLFO23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4" style:display-name="WW_CharLFO23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3" style:display-name="WW_CharLFO23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2" style:display-name="WW_CharLFO23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1" style:display-name="WW_CharLFO23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9" style:display-name="WW_CharLFO22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8" style:display-name="WW_CharLFO22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7" style:display-name="WW_CharLFO22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6" style:display-name="WW_CharLFO22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5" style:display-name="WW_CharLFO22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4" style:display-name="WW_CharLFO22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3" style:display-name="WW_CharLFO22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2" style:display-name="WW_CharLFO22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1" style:display-name="WW_CharLFO22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9" style:display-name="WW_CharLFO21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8" style:display-name="WW_CharLFO21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7" style:display-name="WW_CharLFO21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6" style:display-name="WW_CharLFO21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5" style:display-name="WW_CharLFO21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4" style:display-name="WW_CharLFO21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3" style:display-name="WW_CharLFO21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2" style:display-name="WW_CharLFO21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1" style:display-name="WW_CharLFO21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9" style:display-name="WW_CharLFO20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8" style:display-name="WW_CharLFO20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7" style:display-name="WW_CharLFO20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6" style:display-name="WW_CharLFO20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5" style:display-name="WW_CharLFO20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4" style:display-name="WW_CharLFO20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3" style:display-name="WW_CharLFO20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2" style:display-name="WW_CharLFO20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1" style:display-name="WW_CharLFO20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9" style:display-name="WW_CharLFO19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8" style:display-name="WW_CharLFO19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7" style:display-name="WW_CharLFO19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6" style:display-name="WW_CharLFO19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5" style:display-name="WW_CharLFO19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4" style:display-name="WW_CharLFO19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3" style:display-name="WW_CharLFO19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2" style:display-name="WW_CharLFO19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1" style:display-name="WW_CharLFO19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9" style:display-name="WW_CharLFO18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8" style:display-name="WW_CharLFO18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7" style:display-name="WW_CharLFO18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6" style:display-name="WW_CharLFO18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5" style:display-name="WW_CharLFO18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4" style:display-name="WW_CharLFO18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3" style:display-name="WW_CharLFO18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2" style:display-name="WW_CharLFO18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1" style:display-name="WW_CharLFO18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9" style:display-name="WW_CharLFO17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8" style:display-name="WW_CharLFO17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7" style:display-name="WW_CharLFO17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6" style:display-name="WW_CharLFO17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5" style:display-name="WW_CharLFO17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4" style:display-name="WW_CharLFO17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3" style:display-name="WW_CharLFO17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2" style:display-name="WW_CharLFO17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1" style:display-name="WW_CharLFO17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9" style:display-name="WW_CharLFO16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8" style:display-name="WW_CharLFO16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7" style:display-name="WW_CharLFO16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6" style:display-name="WW_CharLFO16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5" style:display-name="WW_CharLFO16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4" style:display-name="WW_CharLFO16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3" style:display-name="WW_CharLFO16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2" style:display-name="WW_CharLFO16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1" style:display-name="WW_CharLFO16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9" style:display-name="WW_CharLFO15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8" style:display-name="WW_CharLFO15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7" style:display-name="WW_CharLFO15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6" style:display-name="WW_CharLFO15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5" style:display-name="WW_CharLFO15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4" style:display-name="WW_CharLFO15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3" style:display-name="WW_CharLFO15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2" style:display-name="WW_CharLFO15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1" style:display-name="WW_CharLFO15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9" style:display-name="WW_CharLFO14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8" style:display-name="WW_CharLFO14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7" style:display-name="WW_CharLFO14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6" style:display-name="WW_CharLFO14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5" style:display-name="WW_CharLFO14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4" style:display-name="WW_CharLFO14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3" style:display-name="WW_CharLFO14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2" style:display-name="WW_CharLFO14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1" style:display-name="WW_CharLFO14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9" style:display-name="WW_CharLFO13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8" style:display-name="WW_CharLFO13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7" style:display-name="WW_CharLFO13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6" style:display-name="WW_CharLFO13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5" style:display-name="WW_CharLFO13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4" style:display-name="WW_CharLFO13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3" style:display-name="WW_CharLFO13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2" style:display-name="WW_CharLFO13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1" style:display-name="WW_CharLFO13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9" style:display-name="WW_CharLFO12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8" style:display-name="WW_CharLFO12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7" style:display-name="WW_CharLFO12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6" style:display-name="WW_CharLFO12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5" style:display-name="WW_CharLFO12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4" style:display-name="WW_CharLFO12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3" style:display-name="WW_CharLFO12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2" style:display-name="WW_CharLFO12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1" style:display-name="WW_CharLFO12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9" style:display-name="WW_CharLFO11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8" style:display-name="WW_CharLFO11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7" style:display-name="WW_CharLFO11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6" style:display-name="WW_CharLFO11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5" style:display-name="WW_CharLFO11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4" style:display-name="WW_CharLFO11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3" style:display-name="WW_CharLFO11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2" style:display-name="WW_CharLFO11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1" style:display-name="WW_CharLFO11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9" style:display-name="WW_CharLFO10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8" style:display-name="WW_CharLFO10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7" style:display-name="WW_CharLFO10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6" style:display-name="WW_CharLFO10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5" style:display-name="WW_CharLFO10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4" style:display-name="WW_CharLFO10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3" style:display-name="WW_CharLFO10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2" style:display-name="WW_CharLFO10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1" style:display-name="WW_CharLFO10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9" style:display-name="WW_CharLFO9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8" style:display-name="WW_CharLFO9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7" style:display-name="WW_CharLFO9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6" style:display-name="WW_CharLFO9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5" style:display-name="WW_CharLFO9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4" style:display-name="WW_CharLFO9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3" style:display-name="WW_CharLFO9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2" style:display-name="WW_CharLFO9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1" style:display-name="WW_CharLFO9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9" style:display-name="WW_CharLFO8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8" style:display-name="WW_CharLFO8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7" style:display-name="WW_CharLFO8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6" style:display-name="WW_CharLFO8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5" style:display-name="WW_CharLFO8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4" style:display-name="WW_CharLFO8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3" style:display-name="WW_CharLFO8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2" style:display-name="WW_CharLFO8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1" style:display-name="WW_CharLFO8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9" style:display-name="WW_CharLFO7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8" style:display-name="WW_CharLFO7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7" style:display-name="WW_CharLFO7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6" style:display-name="WW_CharLFO7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5" style:display-name="WW_CharLFO7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4" style:display-name="WW_CharLFO7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3" style:display-name="WW_CharLFO7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2" style:display-name="WW_CharLFO7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1" style:display-name="WW_CharLFO7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9" style:display-name="WW_CharLFO6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8" style:display-name="WW_CharLFO6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7" style:display-name="WW_CharLFO6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6" style:display-name="WW_CharLFO6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5" style:display-name="WW_CharLFO6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4" style:display-name="WW_CharLFO6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3" style:display-name="WW_CharLFO6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2" style:display-name="WW_CharLFO6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1" style:display-name="WW_CharLFO6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LVL9" style:display-name="WW_CharLFO4LVL9" style:family="text">
      <style:text-properties style:font-name-asian="OpenSymbol4" style:font-family-asian="OpenSymbol, 'Arial Unicode MS'" style:font-family-generic-asian="system"/>
    </style:style>
    <style:style style:name="WW_5f_CharLFO4LVL8" style:display-name="WW_CharLFO4LVL8" style:family="text">
      <style:text-properties style:font-name-asian="OpenSymbol4" style:font-family-asian="OpenSymbol, 'Arial Unicode MS'" style:font-family-generic-asian="system"/>
    </style:style>
    <style:style style:name="WW_5f_CharLFO4LVL7" style:display-name="WW_CharLFO4LVL7" style:family="text">
      <style:text-properties style:font-name-asian="OpenSymbol4" style:font-family-asian="OpenSymbol, 'Arial Unicode MS'" style:font-family-generic-asian="system"/>
    </style:style>
    <style:style style:name="WW_5f_CharLFO4LVL6" style:display-name="WW_CharLFO4LVL6" style:family="text">
      <style:text-properties style:font-name-asian="OpenSymbol4" style:font-family-asian="OpenSymbol, 'Arial Unicode MS'" style:font-family-generic-asian="system"/>
    </style:style>
    <style:style style:name="WW_5f_CharLFO4LVL5" style:display-name="WW_CharLFO4LVL5" style:family="text">
      <style:text-properties style:font-name-asian="OpenSymbol4" style:font-family-asian="OpenSymbol, 'Arial Unicode MS'" style:font-family-generic-asian="system"/>
    </style:style>
    <style:style style:name="WW_5f_CharLFO4LVL4" style:display-name="WW_CharLFO4LVL4" style:family="text">
      <style:text-properties style:font-name-asian="OpenSymbol4" style:font-family-asian="OpenSymbol, 'Arial Unicode MS'" style:font-family-generic-asian="system"/>
    </style:style>
    <style:style style:name="WW_5f_CharLFO4LVL3" style:display-name="WW_CharLFO4LVL3" style:family="text">
      <style:text-properties style:font-name-asian="OpenSymbol4" style:font-family-asian="OpenSymbol, 'Arial Unicode MS'" style:font-family-generic-asian="system"/>
    </style:style>
    <style:style style:name="WW_5f_CharLFO4LVL2" style:display-name="WW_CharLFO4LVL2" style:family="text">
      <style:text-properties style:font-name-asian="OpenSymbol4" style:font-family-asian="OpenSymbol, 'Arial Unicode MS'" style:font-family-generic-asian="system"/>
    </style:style>
    <style:style style:name="WW_5f_CharLFO4LVL1" style:display-name="WW_CharLFO4LVL1" style:family="text">
      <style:text-properties style:font-name-asian="OpenSymbol4" style:font-family-asian="OpenSymbol, 'Arial Unicode MS'" style:font-family-generic-asian="system"/>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5b9bd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5b9bd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5b9bd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247340491680">
            <table:table-cell table:style-name="Tabla20.A1" office:value-type="string">
              <text:p text:style-name="MP1">Manual de Web Services de Dir3Caib</text:p>
            </table:table-cell>
            <table:table-cell table:style-name="Tabla20.B1" office:value-type="string">
              <text:p text:style-name="MP4"/>
            </table:table-cell>
          </table:table-row>
        </table:table>
        <text:p text:style-name="MP1"/>
      </style:header>
      <style:footer>
        <text:p text:style-name="MP2"><draw:line text:anchor-type="paragraph" draw:z-index="71" draw:name="Forma1" draw:style-name="Mgr1" draw:text-style-name="MP3" svg:x1="0.062cm" svg:y1="0.056cm" svg:x2="16.995cm" svg:y2="0.03cm"><text:p/></draw:line></text:p>
        <text:p text:style-name="MP2"><text:page-number text:select-page="current">5</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682</meta:editing-cycles>
    <meta:editing-duration>P26DT14H45M14S</meta:editing-duration>
    <meta:initial-creator>Antoni Nadal</meta:initial-creator>
    <dc:date>2022-12-16T12:03:49.921000000</dc:date>
    <meta:printed-by>Marilen Gonzalez del Amo</meta:printed-by>
    <meta:print-date>2014-12-10T09:22:36.89</meta:print-date>
    <meta:keyword>PortaFIB</meta:keyword>
    <meta:keyword>Fundacio Bit</meta:keyword>
    <dc:title>Manual_de_WebServices_de_PortaFIB</dc:title>
    <meta:document-statistic meta:table-count="117" meta:image-count="6" meta:object-count="0" meta:page-count="73" meta:paragraph-count="2327" meta:word-count="11703" meta:character-count="90327" meta:non-whitespace-character-count="80408"/>
    <meta:user-defined meta:name="Información 1"/>
    <meta:user-defined meta:name="Información 2"/>
    <meta:user-defined meta:name="Información 3"/>
    <meta:user-defined meta:name="Información 4"/>
  </office:meta>
</office:document-meta>
</file>